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Pictures/2000000400003E81000023295FE6664232D02B2A.svm" manifest:media-type="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93.46pt" svg:height="333.81pt" svg:x="30.93pt" svg:y="3942.23pt">
            <loext:p draw:notify-on-update-of-ranges="Sheet1.B1:Sheet1.B1 Sheet1.B2:Sheet1.B300 Sheet1.C1:Sheet1.C1 Sheet1.C2:Sheet1.C300 Sheet1.D1:Sheet1.D1 Sheet1.D2:Sheet1.D300 Sheet1.E1:Sheet1.E1 Sheet1.E2:Sheet1.E300 Sheet1.F1:Sheet1.F1 Sheet1.F2:Sheet1.F300 Sheet1.G1:Sheet1.G1 Sheet1.G2:Sheet1.G300 Sheet1.H1:Sheet1.H1 Sheet1.H2:Sheet1.H3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1.08pt" svg:height="332.48pt" svg:x="654.58pt" svg:y="3951.98pt">
            <loext:p draw:notify-on-update-of-ranges="Sheet1.B1:Sheet1.B1 Sheet1.B2:Sheet1.B300 Sheet1.C1:Sheet1.C1 Sheet1.C2:Sheet1.C300 Sheet1.D1:Sheet1.D1 Sheet1.D2:Sheet1.D300 Sheet1.E1:Sheet1.E1 Sheet1.E2:Sheet1.E300 Sheet1.F1:Sheet1.F1 Sheet1.F2:Sheet1.F300 Sheet1.G1:Sheet1.G1 Sheet1.G2:Sheet1.G300 Sheet1.H1:Sheet1.H1 Sheet1.H2:Sheet1.H3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94.51pt" svg:height="334.4pt" svg:x="1347.34pt" svg:y="3957.28pt">
            <loext:p draw:notify-on-update-of-ranges="Sheet1.R1:Sheet1.R1 Sheet1.R2:Sheet1.R300 Sheet1.S1:Sheet1.S1 Sheet1.S2:Sheet1.S300 Sheet1.T1:Sheet1.T1 Sheet1.T2:Sheet1.T300 Sheet1.U1:Sheet1.U1 Sheet1.U2:Sheet1.U300 Sheet1.V1:Sheet1.V1 Sheet1.V2:Sheet1.V300 Sheet1.W1:Sheet1.W1 Sheet1.W2:Sheet1.W300 Sheet1.X1:Sheet1.X1 Sheet1.X2:Sheet1.X3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94.51pt" svg:height="334.4pt" svg:x="1958.29pt" svg:y="3955.97pt">
            <loext:p draw:notify-on-update-of-ranges="Sheet1.R1:Sheet1.R1 Sheet1.R2:Sheet1.R300 Sheet1.S1:Sheet1.S1 Sheet1.S2:Sheet1.S300 Sheet1.T1:Sheet1.T1 Sheet1.T2:Sheet1.T300 Sheet1.U1:Sheet1.U1 Sheet1.U2:Sheet1.U300 Sheet1.V1:Sheet1.V1 Sheet1.V2:Sheet1.V300 Sheet1.W1:Sheet1.W1 Sheet1.W2:Sheet1.W300 Sheet1.X1:Sheet1.X1 Sheet1.X2:Sheet1.X3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13.69pt" svg:y="45.95pt">
            <loext:p draw:notify-on-update-of-ranges="Sheet1.J36:Sheet1.J300 Sheet1.J1:Sheet1.J1 Sheet1.B36:Sheet1.B300 Sheet1.K47:Sheet1.K255 Sheet1.K1:Sheet1.K1 Sheet1.C48:Sheet1.C255 Sheet1.L1:Sheet1.L1 Sheet1.D25:Sheet1.D190 Sheet1.L25:Sheet1.L190 Sheet1.N1:Sheet1.N1 Sheet1.F72:Sheet1.F161 Sheet1.N72:Sheet1.N161 Sheet1.O1:Sheet1.O1 Sheet1.G56:Sheet1.G152 Sheet1.O56:Sheet1.O152 Sheet1.H1:Sheet1.H1 Sheet1.H8:Sheet1.H115 Sheet1.P8:Sheet1.P1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453.51pt" svg:height="255.09pt" svg:x="3191.95pt" svg:y="4009.97pt">
            <loext:p draw:notify-on-update-of-ranges="Sheet1.AR315:Sheet1.AR315 Sheet1.AR316:Sheet1.AR322 Sheet1.AS315:Sheet1.AS315 Sheet1.AS316:Sheet1.AS32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5" table:default-cell-style-name="Default"/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1"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[.B2]/[.J2]" office:value-type="string" office:string-value="" calcext:value-type="error">
            <text:p>#DIV/0!</text:p>
          </table:table-cell>
          <table:table-cell table:formula="of:=[.C2]/[.K2]" office:value-type="string" office:string-value="" calcext:value-type="error">
            <text:p>#DIV/0!</text:p>
          </table:table-cell>
          <table:table-cell table:formula="of:=[.D2]/[.L2]" office:value-type="string" office:string-value="" calcext:value-type="error">
            <text:p>#DIV/0!</text:p>
          </table:table-cell>
          <table:table-cell table:formula="of:=[.E2]/[.M2]" office:value-type="string" office:string-value="" calcext:value-type="error">
            <text:p>#DIV/0!</text:p>
          </table:table-cell>
          <table:table-cell table:formula="of:=[.F2]/[.N2]" office:value-type="string" office:string-value="" calcext:value-type="error">
            <text:p>#DIV/0!</text:p>
          </table:table-cell>
          <table:table-cell table:formula="of:=[.G2]/[.O2]" office:value-type="string" office:string-value="" calcext:value-type="error">
            <text:p>#DIV/0!</text:p>
          </table:table-cell>
          <table:table-cell table:formula="of:=[.H2]/[.P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[.B3]/[.J3]" office:value-type="string" office:string-value="" calcext:value-type="error">
            <text:p>#DIV/0!</text:p>
          </table:table-cell>
          <table:table-cell table:formula="of:=[.C3]/[.K3]" office:value-type="string" office:string-value="" calcext:value-type="error">
            <text:p>#DIV/0!</text:p>
          </table:table-cell>
          <table:table-cell table:formula="of:=[.D3]/[.L3]" office:value-type="string" office:string-value="" calcext:value-type="error">
            <text:p>#DIV/0!</text:p>
          </table:table-cell>
          <table:table-cell table:formula="of:=[.E3]/[.M3]" office:value-type="string" office:string-value="" calcext:value-type="error">
            <text:p>#DIV/0!</text:p>
          </table:table-cell>
          <table:table-cell table:formula="of:=[.F3]/[.N3]" office:value-type="string" office:string-value="" calcext:value-type="error">
            <text:p>#DIV/0!</text:p>
          </table:table-cell>
          <table:table-cell table:formula="of:=[.G3]/[.O3]" office:value-type="string" office:string-value="" calcext:value-type="error">
            <text:p>#DIV/0!</text:p>
          </table:table-cell>
          <table:table-cell table:formula="of:=[.H3]/[.P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[.B4]/[.J4]" office:value-type="string" office:string-value="" calcext:value-type="error">
            <text:p>#DIV/0!</text:p>
          </table:table-cell>
          <table:table-cell table:formula="of:=[.C4]/[.K4]" office:value-type="string" office:string-value="" calcext:value-type="error">
            <text:p>#DIV/0!</text:p>
          </table:table-cell>
          <table:table-cell table:formula="of:=[.D4]/[.L4]" office:value-type="string" office:string-value="" calcext:value-type="error">
            <text:p>#DIV/0!</text:p>
          </table:table-cell>
          <table:table-cell table:formula="of:=[.E4]/[.M4]" office:value-type="string" office:string-value="" calcext:value-type="error">
            <text:p>#DIV/0!</text:p>
          </table:table-cell>
          <table:table-cell table:formula="of:=[.F4]/[.N4]" office:value-type="string" office:string-value="" calcext:value-type="error">
            <text:p>#DIV/0!</text:p>
          </table:table-cell>
          <table:table-cell table:formula="of:=[.G4]/[.O4]" office:value-type="string" office:string-value="" calcext:value-type="error">
            <text:p>#DIV/0!</text:p>
          </table:table-cell>
          <table:table-cell table:formula="of:=[.H4]/[.P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[.B5]/[.J5]" office:value-type="string" office:string-value="" calcext:value-type="error">
            <text:p>#DIV/0!</text:p>
          </table:table-cell>
          <table:table-cell table:formula="of:=[.C5]/[.K5]" office:value-type="string" office:string-value="" calcext:value-type="error">
            <text:p>#DIV/0!</text:p>
          </table:table-cell>
          <table:table-cell table:formula="of:=[.D5]/[.L5]" office:value-type="string" office:string-value="" calcext:value-type="error">
            <text:p>#DIV/0!</text:p>
          </table:table-cell>
          <table:table-cell table:formula="of:=[.E5]/[.M5]" office:value-type="string" office:string-value="" calcext:value-type="error">
            <text:p>#DIV/0!</text:p>
          </table:table-cell>
          <table:table-cell table:formula="of:=[.F5]/[.N5]" office:value-type="string" office:string-value="" calcext:value-type="error">
            <text:p>#DIV/0!</text:p>
          </table:table-cell>
          <table:table-cell table:formula="of:=[.G5]/[.O5]" office:value-type="string" office:string-value="" calcext:value-type="error">
            <text:p>#DIV/0!</text:p>
          </table:table-cell>
          <table:table-cell table:formula="of:=[.H5]/[.P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3.6562" calcext:value-type="float">
            <text:p>33.65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6]/[.J6]" office:value-type="string" office:string-value="" calcext:value-type="error">
            <text:p>#DIV/0!</text:p>
          </table:table-cell>
          <table:table-cell table:formula="of:=[.C6]/[.K6]" office:value-type="string" office:string-value="" calcext:value-type="error">
            <text:p>#DIV/0!</text:p>
          </table:table-cell>
          <table:table-cell table:formula="of:=[.D6]/[.L6]" office:value-type="string" office:string-value="" calcext:value-type="error">
            <text:p>#DIV/0!</text:p>
          </table:table-cell>
          <table:table-cell table:formula="of:=[.E6]/[.M6]" office:value-type="float" office:value="0" calcext:value-type="float">
            <text:p>0</text:p>
          </table:table-cell>
          <table:table-cell table:formula="of:=[.F6]/[.N6]" office:value-type="string" office:string-value="" calcext:value-type="error">
            <text:p>#DIV/0!</text:p>
          </table:table-cell>
          <table:table-cell table:formula="of:=[.G6]/[.O6]" office:value-type="string" office:string-value="" calcext:value-type="error">
            <text:p>#DIV/0!</text:p>
          </table:table-cell>
          <table:table-cell table:formula="of:=[.H6]/[.P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468216" calcext:value-type="float">
            <text:p>0.4682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.9584" calcext:value-type="float">
            <text:p>32.9584</text:p>
          </table:table-cell>
          <table:table-cell office:value-type="float" office:value="0" calcext:value-type="float">
            <text:p>0</text:p>
          </table:table-cell>
          <table:table-cell office:value-type="float" office:value="39.3141" calcext:value-type="float">
            <text:p>39.31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/[.J7]" office:value-type="string" office:string-value="" calcext:value-type="error">
            <text:p>#DIV/0!</text:p>
          </table:table-cell>
          <table:table-cell table:formula="of:=[.C7]/[.K7]" office:value-type="string" office:string-value="" calcext:value-type="error">
            <text:p>#DIV/0!</text:p>
          </table:table-cell>
          <table:table-cell table:formula="of:=[.D7]/[.L7]" office:value-type="string" office:string-value="" calcext:value-type="error">
            <text:p>#DIV/0!</text:p>
          </table:table-cell>
          <table:table-cell table:formula="of:=[.E7]/[.M7]" office:value-type="float" office:value="0.0142062721491335" calcext:value-type="float">
            <text:p>0.0142062721</text:p>
          </table:table-cell>
          <table:table-cell table:formula="of:=[.F7]/[.N7]" office:value-type="string" office:string-value="" calcext:value-type="error">
            <text:p>#DIV/0!</text:p>
          </table:table-cell>
          <table:table-cell table:formula="of:=[.G7]/[.O7]" office:value-type="float" office:value="0" calcext:value-type="float">
            <text:p>0</text:p>
          </table:table-cell>
          <table:table-cell table:formula="of:=[.H7]/[.P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80135" calcext:value-type="float">
            <text:p>0.580135</text:p>
          </table:table-cell>
          <table:table-cell office:value-type="float" office:value="0" calcext:value-type="float">
            <text:p>0</text:p>
          </table:table-cell>
          <table:table-cell office:value-type="float" office:value="0.296381" calcext:value-type="float">
            <text:p>0.29638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3.4533" calcext:value-type="float">
            <text:p>33.4533</text:p>
          </table:table-cell>
          <table:table-cell office:value-type="float" office:value="0" calcext:value-type="float">
            <text:p>0</text:p>
          </table:table-cell>
          <table:table-cell office:value-type="float" office:value="36.9143" calcext:value-type="float">
            <text:p>36.9143</text:p>
          </table:table-cell>
          <table:table-cell office:value-type="float" office:value="38.4868" calcext:value-type="float">
            <text:p>38.4868</text:p>
          </table:table-cell>
          <table:table-cell/>
          <table:table-cell table:formula="of:=[.B8]/[.J8]" office:value-type="string" office:string-value="" calcext:value-type="error">
            <text:p>#DIV/0!</text:p>
          </table:table-cell>
          <table:table-cell table:formula="of:=[.C8]/[.K8]" office:value-type="string" office:string-value="" calcext:value-type="error">
            <text:p>#DIV/0!</text:p>
          </table:table-cell>
          <table:table-cell table:formula="of:=[.D8]/[.L8]" office:value-type="string" office:string-value="" calcext:value-type="error">
            <text:p>#DIV/0!</text:p>
          </table:table-cell>
          <table:table-cell table:formula="of:=[.E8]/[.M8]" office:value-type="float" office:value="0.0173416374468289" calcext:value-type="float">
            <text:p>0.0173416374</text:p>
          </table:table-cell>
          <table:table-cell table:formula="of:=[.F8]/[.N8]" office:value-type="string" office:string-value="" calcext:value-type="error">
            <text:p>#DIV/0!</text:p>
          </table:table-cell>
          <table:table-cell table:formula="of:=[.G8]/[.O8]" office:value-type="float" office:value="0.00802889395166643" calcext:value-type="float">
            <text:p>0.008028894</text:p>
          </table:table-cell>
          <table:table-cell table:formula="of:=[.H8]/[.P8]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265734" calcext:value-type="float">
            <text:p>0.265734</text:p>
          </table:table-cell>
          <table:table-cell office:value-type="float" office:value="0" calcext:value-type="float">
            <text:p>0</text:p>
          </table:table-cell>
          <table:table-cell office:value-type="float" office:value="0.607691" calcext:value-type="float">
            <text:p>0.607691</text:p>
          </table:table-cell>
          <table:table-cell office:value-type="float" office:value="0.230447" calcext:value-type="float">
            <text:p>0.2304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3.0168" calcext:value-type="float">
            <text:p>33.0168</text:p>
          </table:table-cell>
          <table:table-cell office:value-type="float" office:value="0" calcext:value-type="float">
            <text:p>0</text:p>
          </table:table-cell>
          <table:table-cell office:value-type="float" office:value="38.7238" calcext:value-type="float">
            <text:p>38.7238</text:p>
          </table:table-cell>
          <table:table-cell office:value-type="float" office:value="38.2101" calcext:value-type="float">
            <text:p>38.2101</text:p>
          </table:table-cell>
          <table:table-cell/>
          <table:table-cell table:formula="of:=[.B9]/[.J9]" office:value-type="string" office:string-value="" calcext:value-type="error">
            <text:p>#DIV/0!</text:p>
          </table:table-cell>
          <table:table-cell table:formula="of:=[.C9]/[.K9]" office:value-type="string" office:string-value="" calcext:value-type="error">
            <text:p>#DIV/0!</text:p>
          </table:table-cell>
          <table:table-cell table:formula="of:=[.D9]/[.L9]" office:value-type="string" office:string-value="" calcext:value-type="error">
            <text:p>#DIV/0!</text:p>
          </table:table-cell>
          <table:table-cell table:formula="of:=[.E9]/[.M9]" office:value-type="float" office:value="0.00804844806280439" calcext:value-type="float">
            <text:p>0.0080484481</text:p>
          </table:table-cell>
          <table:table-cell table:formula="of:=[.F9]/[.N9]" office:value-type="string" office:string-value="" calcext:value-type="error">
            <text:p>#DIV/0!</text:p>
          </table:table-cell>
          <table:table-cell table:formula="of:=[.G9]/[.O9]" office:value-type="float" office:value="0.0156929588521788" calcext:value-type="float">
            <text:p>0.0156929589</text:p>
          </table:table-cell>
          <table:table-cell table:formula="of:=[.H9]/[.P9]" office:value-type="float" office:value="0.0060310493822314" calcext:value-type="float">
            <text:p>0.0060310494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335561" calcext:value-type="float">
            <text:p>0.335561</text:p>
          </table:table-cell>
          <table:table-cell office:value-type="float" office:value="0" calcext:value-type="float">
            <text:p>0</text:p>
          </table:table-cell>
          <table:table-cell office:value-type="float" office:value="1.0546" calcext:value-type="float">
            <text:p>1.0546</text:p>
          </table:table-cell>
          <table:table-cell office:value-type="float" office:value="0.697538" calcext:value-type="float">
            <text:p>0.69753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5.6985" calcext:value-type="float">
            <text:p>35.6985</text:p>
          </table:table-cell>
          <table:table-cell office:value-type="float" office:value="0" calcext:value-type="float">
            <text:p>0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39.3871" calcext:value-type="float">
            <text:p>39.3871</text:p>
          </table:table-cell>
          <table:table-cell/>
          <table:table-cell table:formula="of:=[.B10]/[.J10]" office:value-type="string" office:string-value="" calcext:value-type="error">
            <text:p>#DIV/0!</text:p>
          </table:table-cell>
          <table:table-cell table:formula="of:=[.C10]/[.K10]" office:value-type="string" office:string-value="" calcext:value-type="error">
            <text:p>#DIV/0!</text:p>
          </table:table-cell>
          <table:table-cell table:formula="of:=[.D10]/[.L10]" office:value-type="string" office:string-value="" calcext:value-type="error">
            <text:p>#DIV/0!</text:p>
          </table:table-cell>
          <table:table-cell table:formula="of:=[.E10]/[.M10]" office:value-type="float" office:value="0.00939986273933078" calcext:value-type="float">
            <text:p>0.0093998627</text:p>
          </table:table-cell>
          <table:table-cell table:formula="of:=[.F10]/[.N10]" office:value-type="string" office:string-value="" calcext:value-type="error">
            <text:p>#DIV/0!</text:p>
          </table:table-cell>
          <table:table-cell table:formula="of:=[.G10]/[.O10]" office:value-type="float" office:value="0.0277873657861801" calcext:value-type="float">
            <text:p>0.0277873658</text:p>
          </table:table-cell>
          <table:table-cell table:formula="of:=[.H10]/[.P10]" office:value-type="float" office:value="0.0177098085413752" calcext:value-type="float">
            <text:p>0.0177098085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72654" calcext:value-type="float">
            <text:p>0.772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932" calcext:value-type="float">
            <text:p>0.609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.0103" calcext:value-type="float">
            <text:p>32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744" calcext:value-type="float">
            <text:p>40.3744</text:p>
          </table:table-cell>
          <table:table-cell/>
          <table:table-cell table:formula="of:=[.B11]/[.J11]" office:value-type="string" office:string-value="" calcext:value-type="error">
            <text:p>#DIV/0!</text:p>
          </table:table-cell>
          <table:table-cell table:formula="of:=[.C11]/[.K11]" office:value-type="string" office:string-value="" calcext:value-type="error">
            <text:p>#DIV/0!</text:p>
          </table:table-cell>
          <table:table-cell table:formula="of:=[.D11]/[.L11]" office:value-type="string" office:string-value="" calcext:value-type="error">
            <text:p>#DIV/0!</text:p>
          </table:table-cell>
          <table:table-cell table:formula="of:=[.E11]/[.M11]" office:value-type="float" office:value="0.024137668188052" calcext:value-type="float">
            <text:p>0.0241376682</text:p>
          </table:table-cell>
          <table:table-cell table:formula="of:=[.F11]/[.N11]" office:value-type="string" office:string-value="" calcext:value-type="error">
            <text:p>#DIV/0!</text:p>
          </table:table-cell>
          <table:table-cell table:formula="of:=[.G11]/[.O11]" office:value-type="string" office:string-value="" calcext:value-type="error">
            <text:p>#DIV/0!</text:p>
          </table:table-cell>
          <table:table-cell table:formula="of:=[.H11]/[.P11]" office:value-type="float" office:value="0.0150917413014187" calcext:value-type="float">
            <text:p>0.0150917413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400292" calcext:value-type="float">
            <text:p>0.40029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8.9102" calcext:value-type="float">
            <text:p>38.9102</text:p>
          </table:table-cell>
          <table:table-cell/>
          <table:table-cell table:formula="of:=[.B12]/[.J12]" office:value-type="string" office:string-value="" calcext:value-type="error">
            <text:p>#DIV/0!</text:p>
          </table:table-cell>
          <table:table-cell table:formula="of:=[.C12]/[.K12]" office:value-type="string" office:string-value="" calcext:value-type="error">
            <text:p>#DIV/0!</text:p>
          </table:table-cell>
          <table:table-cell table:formula="of:=[.D12]/[.L12]" office:value-type="string" office:string-value="" calcext:value-type="error">
            <text:p>#DIV/0!</text:p>
          </table:table-cell>
          <table:table-cell table:formula="of:=[.E12]/[.M12]" office:value-type="string" office:string-value="" calcext:value-type="error">
            <text:p>#DIV/0!</text:p>
          </table:table-cell>
          <table:table-cell table:formula="of:=[.F12]/[.N12]" office:value-type="string" office:string-value="" calcext:value-type="error">
            <text:p>#DIV/0!</text:p>
          </table:table-cell>
          <table:table-cell table:formula="of:=[.G12]/[.O12]" office:value-type="string" office:string-value="" calcext:value-type="error">
            <text:p>#DIV/0!</text:p>
          </table:table-cell>
          <table:table-cell table:formula="of:=[.H12]/[.P12]" office:value-type="float" office:value="0.0102875852604201" calcext:value-type="float">
            <text:p>0.0102875853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632794" calcext:value-type="float">
            <text:p>0.6327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.6797" calcext:value-type="float">
            <text:p>45.6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2273" calcext:value-type="float">
            <text:p>42.2273</text:p>
          </table:table-cell>
          <table:table-cell/>
          <table:table-cell table:formula="of:=[.B13]/[.J13]" office:value-type="string" office:string-value="" calcext:value-type="error">
            <text:p>#DIV/0!</text:p>
          </table:table-cell>
          <table:table-cell table:formula="of:=[.C13]/[.K13]" office:value-type="string" office:string-value="" calcext:value-type="error">
            <text:p>#DIV/0!</text:p>
          </table:table-cell>
          <table:table-cell table:formula="of:=[.D13]/[.L13]" office:value-type="float" office:value="0" calcext:value-type="float">
            <text:p>0</text:p>
          </table:table-cell>
          <table:table-cell table:formula="of:=[.E13]/[.M13]" office:value-type="string" office:string-value="" calcext:value-type="error">
            <text:p>#DIV/0!</text:p>
          </table:table-cell>
          <table:table-cell table:formula="of:=[.F13]/[.N13]" office:value-type="string" office:string-value="" calcext:value-type="error">
            <text:p>#DIV/0!</text:p>
          </table:table-cell>
          <table:table-cell table:formula="of:=[.G13]/[.O13]" office:value-type="string" office:string-value="" calcext:value-type="error">
            <text:p>#DIV/0!</text:p>
          </table:table-cell>
          <table:table-cell table:formula="of:=[.H13]/[.P13]" office:value-type="float" office:value="0.0149854241213622" calcext:value-type="float">
            <text:p>0.0149854241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708472" calcext:value-type="float">
            <text:p>0.70847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8.1292" calcext:value-type="float">
            <text:p>38.1292</text:p>
          </table:table-cell>
          <table:table-cell/>
          <table:table-cell table:formula="of:=[.B14]/[.J14]" office:value-type="string" office:string-value="" calcext:value-type="error">
            <text:p>#DIV/0!</text:p>
          </table:table-cell>
          <table:table-cell table:formula="of:=[.C14]/[.K14]" office:value-type="string" office:string-value="" calcext:value-type="error">
            <text:p>#DIV/0!</text:p>
          </table:table-cell>
          <table:table-cell table:formula="of:=[.D14]/[.L14]" office:value-type="string" office:string-value="" calcext:value-type="error">
            <text:p>#DIV/0!</text:p>
          </table:table-cell>
          <table:table-cell table:formula="of:=[.E14]/[.M14]" office:value-type="string" office:string-value="" calcext:value-type="error">
            <text:p>#DIV/0!</text:p>
          </table:table-cell>
          <table:table-cell table:formula="of:=[.F14]/[.N14]" office:value-type="string" office:string-value="" calcext:value-type="error">
            <text:p>#DIV/0!</text:p>
          </table:table-cell>
          <table:table-cell table:formula="of:=[.G14]/[.O14]" office:value-type="string" office:string-value="" calcext:value-type="error">
            <text:p>#DIV/0!</text:p>
          </table:table-cell>
          <table:table-cell table:formula="of:=[.H14]/[.P14]" office:value-type="float" office:value="0.0185808251943392" calcext:value-type="float">
            <text:p>0.0185808252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481459" calcext:value-type="float">
            <text:p>0.481459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9.7577" calcext:value-type="float">
            <text:p>39.7577</text:p>
          </table:table-cell>
          <table:table-cell/>
          <table:table-cell table:formula="of:=[.B15]/[.J15]" office:value-type="string" office:string-value="" calcext:value-type="error">
            <text:p>#DIV/0!</text:p>
          </table:table-cell>
          <table:table-cell table:formula="of:=[.C15]/[.K15]" office:value-type="string" office:string-value="" calcext:value-type="error">
            <text:p>#DIV/0!</text:p>
          </table:table-cell>
          <table:table-cell table:formula="of:=[.D15]/[.L15]" office:value-type="string" office:string-value="" calcext:value-type="error">
            <text:p>#DIV/0!</text:p>
          </table:table-cell>
          <table:table-cell table:formula="of:=[.E15]/[.M15]" office:value-type="string" office:string-value="" calcext:value-type="error">
            <text:p>#DIV/0!</text:p>
          </table:table-cell>
          <table:table-cell table:formula="of:=[.F15]/[.N15]" office:value-type="string" office:string-value="" calcext:value-type="error">
            <text:p>#DIV/0!</text:p>
          </table:table-cell>
          <table:table-cell table:formula="of:=[.G15]/[.O15]" office:value-type="string" office:string-value="" calcext:value-type="error">
            <text:p>#DIV/0!</text:p>
          </table:table-cell>
          <table:table-cell table:formula="of:=[.H15]/[.P15]" office:value-type="float" office:value="0.0121098302970242" calcext:value-type="float">
            <text:p>0.0121098303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927888" calcext:value-type="float">
            <text:p>0.927888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6.3057" calcext:value-type="float">
            <text:p>36.3057</text:p>
          </table:table-cell>
          <table:table-cell/>
          <table:table-cell table:formula="of:=[.B16]/[.J16]" office:value-type="string" office:string-value="" calcext:value-type="error">
            <text:p>#DIV/0!</text:p>
          </table:table-cell>
          <table:table-cell table:formula="of:=[.C16]/[.K16]" office:value-type="string" office:string-value="" calcext:value-type="error">
            <text:p>#DIV/0!</text:p>
          </table:table-cell>
          <table:table-cell table:formula="of:=[.D16]/[.L16]" office:value-type="string" office:string-value="" calcext:value-type="error">
            <text:p>#DIV/0!</text:p>
          </table:table-cell>
          <table:table-cell table:formula="of:=[.E16]/[.M16]" office:value-type="string" office:string-value="" calcext:value-type="error">
            <text:p>#DIV/0!</text:p>
          </table:table-cell>
          <table:table-cell table:formula="of:=[.F16]/[.N16]" office:value-type="string" office:string-value="" calcext:value-type="error">
            <text:p>#DIV/0!</text:p>
          </table:table-cell>
          <table:table-cell table:formula="of:=[.G16]/[.O16]" office:value-type="string" office:string-value="" calcext:value-type="error">
            <text:p>#DIV/0!</text:p>
          </table:table-cell>
          <table:table-cell table:formula="of:=[.H16]/[.P16]" office:value-type="float" office:value="0.0255576397094671" calcext:value-type="float">
            <text:p>0.0255576397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.5572" calcext:value-type="float">
            <text:p>1.557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0.0347" calcext:value-type="float">
            <text:p>40.0347</text:p>
          </table:table-cell>
          <table:table-cell/>
          <table:table-cell table:formula="of:=[.B17]/[.J17]" office:value-type="string" office:string-value="" calcext:value-type="error">
            <text:p>#DIV/0!</text:p>
          </table:table-cell>
          <table:table-cell table:formula="of:=[.C17]/[.K17]" office:value-type="string" office:string-value="" calcext:value-type="error">
            <text:p>#DIV/0!</text:p>
          </table:table-cell>
          <table:table-cell table:formula="of:=[.D17]/[.L17]" office:value-type="string" office:string-value="" calcext:value-type="error">
            <text:p>#DIV/0!</text:p>
          </table:table-cell>
          <table:table-cell table:formula="of:=[.E17]/[.M17]" office:value-type="string" office:string-value="" calcext:value-type="error">
            <text:p>#DIV/0!</text:p>
          </table:table-cell>
          <table:table-cell table:formula="of:=[.F17]/[.N17]" office:value-type="string" office:string-value="" calcext:value-type="error">
            <text:p>#DIV/0!</text:p>
          </table:table-cell>
          <table:table-cell table:formula="of:=[.G17]/[.O17]" office:value-type="string" office:string-value="" calcext:value-type="error">
            <text:p>#DIV/0!</text:p>
          </table:table-cell>
          <table:table-cell table:formula="of:=[.H17]/[.P17]" office:value-type="float" office:value="0.0388962574966217" calcext:value-type="float">
            <text:p>0.0388962575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649193" calcext:value-type="float">
            <text:p>0.649193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7.5583" calcext:value-type="float">
            <text:p>37.5583</text:p>
          </table:table-cell>
          <table:table-cell/>
          <table:table-cell table:formula="of:=[.B18]/[.J18]" office:value-type="string" office:string-value="" calcext:value-type="error">
            <text:p>#DIV/0!</text:p>
          </table:table-cell>
          <table:table-cell table:formula="of:=[.C18]/[.K18]" office:value-type="string" office:string-value="" calcext:value-type="error">
            <text:p>#DIV/0!</text:p>
          </table:table-cell>
          <table:table-cell table:formula="of:=[.D18]/[.L18]" office:value-type="string" office:string-value="" calcext:value-type="error">
            <text:p>#DIV/0!</text:p>
          </table:table-cell>
          <table:table-cell table:formula="of:=[.E18]/[.M18]" office:value-type="string" office:string-value="" calcext:value-type="error">
            <text:p>#DIV/0!</text:p>
          </table:table-cell>
          <table:table-cell table:formula="of:=[.F18]/[.N18]" office:value-type="string" office:string-value="" calcext:value-type="error">
            <text:p>#DIV/0!</text:p>
          </table:table-cell>
          <table:table-cell table:formula="of:=[.G18]/[.O18]" office:value-type="string" office:string-value="" calcext:value-type="error">
            <text:p>#DIV/0!</text:p>
          </table:table-cell>
          <table:table-cell table:formula="of:=[.H18]/[.P18]" office:value-type="float" office:value="0.0172849410117071" calcext:value-type="float">
            <text:p>0.017284941</text:p>
          </table:table-cell>
          <table:table-cell table:number-columns-repeated="21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27342" calcext:value-type="float">
            <text:p>0.2734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8.6909" calcext:value-type="float">
            <text:p>38.6909</text:p>
          </table:table-cell>
          <table:table-cell/>
          <table:table-cell table:formula="of:=[.B19]/[.J19]" office:value-type="string" office:string-value="" calcext:value-type="error">
            <text:p>#DIV/0!</text:p>
          </table:table-cell>
          <table:table-cell table:formula="of:=[.C19]/[.K19]" office:value-type="string" office:string-value="" calcext:value-type="error">
            <text:p>#DIV/0!</text:p>
          </table:table-cell>
          <table:table-cell table:formula="of:=[.D19]/[.L19]" office:value-type="string" office:string-value="" calcext:value-type="error">
            <text:p>#DIV/0!</text:p>
          </table:table-cell>
          <table:table-cell table:formula="of:=[.E19]/[.M19]" office:value-type="string" office:string-value="" calcext:value-type="error">
            <text:p>#DIV/0!</text:p>
          </table:table-cell>
          <table:table-cell table:formula="of:=[.F19]/[.N19]" office:value-type="string" office:string-value="" calcext:value-type="error">
            <text:p>#DIV/0!</text:p>
          </table:table-cell>
          <table:table-cell table:formula="of:=[.G19]/[.O19]" office:value-type="string" office:string-value="" calcext:value-type="error">
            <text:p>#DIV/0!</text:p>
          </table:table-cell>
          <table:table-cell table:formula="of:=[.H19]/[.P19]" office:value-type="float" office:value="0.00706677797621663" calcext:value-type="float">
            <text:p>0.007066778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41286" calcext:value-type="float">
            <text:p>1.41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892" calcext:value-type="float">
            <text:p>0.1498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.0224" calcext:value-type="float">
            <text:p>47.0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8315" calcext:value-type="float">
            <text:p>39.8315</text:p>
          </table:table-cell>
          <table:table-cell/>
          <table:table-cell table:formula="of:=[.B20]/[.J20]" office:value-type="string" office:string-value="" calcext:value-type="error">
            <text:p>#DIV/0!</text:p>
          </table:table-cell>
          <table:table-cell table:formula="of:=[.C20]/[.K20]" office:value-type="string" office:string-value="" calcext:value-type="error">
            <text:p>#DIV/0!</text:p>
          </table:table-cell>
          <table:table-cell table:formula="of:=[.D20]/[.L20]" office:value-type="float" office:value="0.0300465310150056" calcext:value-type="float">
            <text:p>0.030046531</text:p>
          </table:table-cell>
          <table:table-cell table:formula="of:=[.E20]/[.M20]" office:value-type="string" office:string-value="" calcext:value-type="error">
            <text:p>#DIV/0!</text:p>
          </table:table-cell>
          <table:table-cell table:formula="of:=[.F20]/[.N20]" office:value-type="string" office:string-value="" calcext:value-type="error">
            <text:p>#DIV/0!</text:p>
          </table:table-cell>
          <table:table-cell table:formula="of:=[.G20]/[.O20]" office:value-type="string" office:string-value="" calcext:value-type="error">
            <text:p>#DIV/0!</text:p>
          </table:table-cell>
          <table:table-cell table:formula="of:=[.H20]/[.P20]" office:value-type="float" office:value="0.00376315227897518" calcext:value-type="float">
            <text:p>0.0037631523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7.10554" calcext:value-type="float">
            <text:p>7.10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6671" calcext:value-type="float">
            <text:p>0.20667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7.8242" calcext:value-type="float">
            <text:p>37.8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645" calcext:value-type="float">
            <text:p>38.6645</text:p>
          </table:table-cell>
          <table:table-cell/>
          <table:table-cell table:formula="of:=[.B21]/[.J21]" office:value-type="string" office:string-value="" calcext:value-type="error">
            <text:p>#DIV/0!</text:p>
          </table:table-cell>
          <table:table-cell table:formula="of:=[.C21]/[.K21]" office:value-type="string" office:string-value="" calcext:value-type="error">
            <text:p>#DIV/0!</text:p>
          </table:table-cell>
          <table:table-cell table:formula="of:=[.D21]/[.L21]" office:value-type="string" office:string-value="" calcext:value-type="error">
            <text:p>#DIV/0!</text:p>
          </table:table-cell>
          <table:table-cell table:formula="of:=[.E21]/[.M21]" office:value-type="float" office:value="0.187856980451669" calcext:value-type="float">
            <text:p>0.1878569805</text:p>
          </table:table-cell>
          <table:table-cell table:formula="of:=[.F21]/[.N21]" office:value-type="string" office:string-value="" calcext:value-type="error">
            <text:p>#DIV/0!</text:p>
          </table:table-cell>
          <table:table-cell table:formula="of:=[.G21]/[.O21]" office:value-type="string" office:string-value="" calcext:value-type="error">
            <text:p>#DIV/0!</text:p>
          </table:table-cell>
          <table:table-cell table:formula="of:=[.H21]/[.P21]" office:value-type="float" office:value="0.00534523917288469" calcext:value-type="float">
            <text:p>0.0053452392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4195" calcext:value-type="float">
            <text:p>1.24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5794" calcext:value-type="float">
            <text:p>0.85579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8.9479" calcext:value-type="float">
            <text:p>38.9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655" calcext:value-type="float">
            <text:p>40.9655</text:p>
          </table:table-cell>
          <table:table-cell/>
          <table:table-cell table:formula="of:=[.B22]/[.J22]" office:value-type="string" office:string-value="" calcext:value-type="error">
            <text:p>#DIV/0!</text:p>
          </table:table-cell>
          <table:table-cell table:formula="of:=[.C22]/[.K22]" office:value-type="string" office:string-value="" calcext:value-type="error">
            <text:p>#DIV/0!</text:p>
          </table:table-cell>
          <table:table-cell table:formula="of:=[.D22]/[.L22]" office:value-type="string" office:string-value="" calcext:value-type="error">
            <text:p>#DIV/0!</text:p>
          </table:table-cell>
          <table:table-cell table:formula="of:=[.E22]/[.M22]" office:value-type="float" office:value="0.0318874701845286" calcext:value-type="float">
            <text:p>0.0318874702</text:p>
          </table:table-cell>
          <table:table-cell table:formula="of:=[.F22]/[.N22]" office:value-type="string" office:string-value="" calcext:value-type="error">
            <text:p>#DIV/0!</text:p>
          </table:table-cell>
          <table:table-cell table:formula="of:=[.G22]/[.O22]" office:value-type="string" office:string-value="" calcext:value-type="error">
            <text:p>#DIV/0!</text:p>
          </table:table-cell>
          <table:table-cell table:formula="of:=[.H22]/[.P22]" office:value-type="float" office:value="0.0208906030684356" calcext:value-type="float">
            <text:p>0.0208906031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62012" calcext:value-type="float">
            <text:p>0.562012</text:p>
          </table:table-cell>
          <table:table-cell office:value-type="float" office:value="0" calcext:value-type="float">
            <text:p>0</text:p>
          </table:table-cell>
          <table:table-cell office:value-type="float" office:value="5.78982" calcext:value-type="float">
            <text:p>5.78982</text:p>
          </table:table-cell>
          <table:table-cell office:value-type="float" office:value="1.73869" calcext:value-type="float">
            <text:p>1.738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0.0377" calcext:value-type="float">
            <text:p>40.0377</text:p>
          </table:table-cell>
          <table:table-cell office:value-type="float" office:value="0" calcext:value-type="float">
            <text:p>0</text:p>
          </table:table-cell>
          <table:table-cell office:value-type="float" office:value="29.2207" calcext:value-type="float">
            <text:p>29.2207</text:p>
          </table:table-cell>
          <table:table-cell office:value-type="float" office:value="37.2008" calcext:value-type="float">
            <text:p>37.2008</text:p>
          </table:table-cell>
          <table:table-cell/>
          <table:table-cell table:formula="of:=[.B23]/[.J23]" office:value-type="string" office:string-value="" calcext:value-type="error">
            <text:p>#DIV/0!</text:p>
          </table:table-cell>
          <table:table-cell table:formula="of:=[.C23]/[.K23]" office:value-type="string" office:string-value="" calcext:value-type="error">
            <text:p>#DIV/0!</text:p>
          </table:table-cell>
          <table:table-cell table:formula="of:=[.D23]/[.L23]" office:value-type="string" office:string-value="" calcext:value-type="error">
            <text:p>#DIV/0!</text:p>
          </table:table-cell>
          <table:table-cell table:formula="of:=[.E23]/[.M23]" office:value-type="float" office:value="0.0140370700614671" calcext:value-type="float">
            <text:p>0.0140370701</text:p>
          </table:table-cell>
          <table:table-cell table:formula="of:=[.F23]/[.N23]" office:value-type="string" office:string-value="" calcext:value-type="error">
            <text:p>#DIV/0!</text:p>
          </table:table-cell>
          <table:table-cell table:formula="of:=[.G23]/[.O23]" office:value-type="float" office:value="0.198141043849052" calcext:value-type="float">
            <text:p>0.1981410438</text:p>
          </table:table-cell>
          <table:table-cell table:formula="of:=[.H23]/[.P23]" office:value-type="float" office:value="0.0467379733769166" calcext:value-type="float">
            <text:p>0.0467379734</text:p>
          </table:table-cell>
          <table:table-cell table:number-columns-repeated="2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43719" calcext:value-type="float">
            <text:p>1.43719</text:p>
          </table:table-cell>
          <table:table-cell office:value-type="float" office:value="0" calcext:value-type="float">
            <text:p>0</text:p>
          </table:table-cell>
          <table:table-cell office:value-type="float" office:value="0.148475" calcext:value-type="float">
            <text:p>0.148475</text:p>
          </table:table-cell>
          <table:table-cell office:value-type="float" office:value="1.58492" calcext:value-type="float">
            <text:p>1.5849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6.7509" calcext:value-type="float">
            <text:p>36.7509</text:p>
          </table:table-cell>
          <table:table-cell office:value-type="float" office:value="0" calcext:value-type="float">
            <text:p>0</text:p>
          </table:table-cell>
          <table:table-cell office:value-type="float" office:value="30.3631" calcext:value-type="float">
            <text:p>30.3631</text:p>
          </table:table-cell>
          <table:table-cell office:value-type="float" office:value="36.4659" calcext:value-type="float">
            <text:p>36.4659</text:p>
          </table:table-cell>
          <table:table-cell/>
          <table:table-cell table:formula="of:=[.B24]/[.J24]" office:value-type="string" office:string-value="" calcext:value-type="error">
            <text:p>#DIV/0!</text:p>
          </table:table-cell>
          <table:table-cell table:formula="of:=[.C24]/[.K24]" office:value-type="string" office:string-value="" calcext:value-type="error">
            <text:p>#DIV/0!</text:p>
          </table:table-cell>
          <table:table-cell table:formula="of:=[.D24]/[.L24]" office:value-type="string" office:string-value="" calcext:value-type="error">
            <text:p>#DIV/0!</text:p>
          </table:table-cell>
          <table:table-cell table:formula="of:=[.E24]/[.M24]" office:value-type="float" office:value="0.0391062531801942" calcext:value-type="float">
            <text:p>0.0391062532</text:p>
          </table:table-cell>
          <table:table-cell table:formula="of:=[.F24]/[.N24]" office:value-type="string" office:string-value="" calcext:value-type="error">
            <text:p>#DIV/0!</text:p>
          </table:table-cell>
          <table:table-cell table:formula="of:=[.G24]/[.O24]" office:value-type="float" office:value="0.00488998158949514" calcext:value-type="float">
            <text:p>0.0048899816</text:p>
          </table:table-cell>
          <table:table-cell table:formula="of:=[.H24]/[.P24]" office:value-type="float" office:value="0.0434630709786403" calcext:value-type="float">
            <text:p>0.043463071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52739" calcext:value-type="float">
            <text:p>1.52739</text:p>
          </table:table-cell>
          <table:table-cell office:value-type="float" office:value="3.17726" calcext:value-type="float">
            <text:p>3.17726</text:p>
          </table:table-cell>
          <table:table-cell office:value-type="float" office:value="0" calcext:value-type="float">
            <text:p>0</text:p>
          </table:table-cell>
          <table:table-cell office:value-type="float" office:value="0.224584" calcext:value-type="float">
            <text:p>0.224584</text:p>
          </table:table-cell>
          <table:table-cell office:value-type="float" office:value="0.799679" calcext:value-type="float">
            <text:p>0.7996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.9222" calcext:value-type="float">
            <text:p>44.9222</text:p>
          </table:table-cell>
          <table:table-cell office:value-type="float" office:value="38.4385" calcext:value-type="float">
            <text:p>38.4385</text:p>
          </table:table-cell>
          <table:table-cell office:value-type="float" office:value="0" calcext:value-type="float">
            <text:p>0</text:p>
          </table:table-cell>
          <table:table-cell office:value-type="float" office:value="32.5473" calcext:value-type="float">
            <text:p>32.5473</text:p>
          </table:table-cell>
          <table:table-cell office:value-type="float" office:value="36.591" calcext:value-type="float">
            <text:p>36.591</text:p>
          </table:table-cell>
          <table:table-cell/>
          <table:table-cell table:formula="of:=[.B25]/[.J25]" office:value-type="string" office:string-value="" calcext:value-type="error">
            <text:p>#DIV/0!</text:p>
          </table:table-cell>
          <table:table-cell table:formula="of:=[.C25]/[.K25]" office:value-type="string" office:string-value="" calcext:value-type="error">
            <text:p>#DIV/0!</text:p>
          </table:table-cell>
          <table:table-cell table:formula="of:=[.D25]/[.L25]" office:value-type="float" office:value="0.0340007835769397" calcext:value-type="float">
            <text:p>0.0340007836</text:p>
          </table:table-cell>
          <table:table-cell table:formula="of:=[.E25]/[.M25]" office:value-type="float" office:value="0.0826582723051108" calcext:value-type="float">
            <text:p>0.0826582723</text:p>
          </table:table-cell>
          <table:table-cell table:formula="of:=[.F25]/[.N25]" office:value-type="string" office:string-value="" calcext:value-type="error">
            <text:p>#DIV/0!</text:p>
          </table:table-cell>
          <table:table-cell table:formula="of:=[.G25]/[.O25]" office:value-type="float" office:value="0.00690023442804779" calcext:value-type="float">
            <text:p>0.0069002344</text:p>
          </table:table-cell>
          <table:table-cell table:formula="of:=[.H25]/[.P25]" office:value-type="float" office:value="0.021854527069498" calcext:value-type="float">
            <text:p>0.0218545271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8955" calcext:value-type="float">
            <text:p>0.58955</text:p>
          </table:table-cell>
          <table:table-cell office:value-type="float" office:value="0.409688" calcext:value-type="float">
            <text:p>0.40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803" calcext:value-type="float">
            <text:p>0.2048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.4873" calcext:value-type="float">
            <text:p>44.4873</text:p>
          </table:table-cell>
          <table:table-cell office:value-type="float" office:value="36.847" calcext:value-type="float">
            <text:p>36.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895" calcext:value-type="float">
            <text:p>36.6895</text:p>
          </table:table-cell>
          <table:table-cell/>
          <table:table-cell table:formula="of:=[.B26]/[.J26]" office:value-type="string" office:string-value="" calcext:value-type="error">
            <text:p>#DIV/0!</text:p>
          </table:table-cell>
          <table:table-cell table:formula="of:=[.C26]/[.K26]" office:value-type="string" office:string-value="" calcext:value-type="error">
            <text:p>#DIV/0!</text:p>
          </table:table-cell>
          <table:table-cell table:formula="of:=[.D26]/[.L26]" office:value-type="float" office:value="0.01325209666579" calcext:value-type="float">
            <text:p>0.0132520967</text:p>
          </table:table-cell>
          <table:table-cell table:formula="of:=[.E26]/[.M26]" office:value-type="float" office:value="0.0111186256683041" calcext:value-type="float">
            <text:p>0.0111186257</text:p>
          </table:table-cell>
          <table:table-cell table:formula="of:=[.F26]/[.N26]" office:value-type="string" office:string-value="" calcext:value-type="error">
            <text:p>#DIV/0!</text:p>
          </table:table-cell>
          <table:table-cell table:formula="of:=[.G26]/[.O26]" office:value-type="string" office:string-value="" calcext:value-type="error">
            <text:p>#DIV/0!</text:p>
          </table:table-cell>
          <table:table-cell table:formula="of:=[.H26]/[.P26]" office:value-type="float" office:value="0.00558206026247291" calcext:value-type="float">
            <text:p>0.0055820603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86403" calcext:value-type="float">
            <text:p>0.186403</text:p>
          </table:table-cell>
          <table:table-cell office:value-type="float" office:value="1.32963" calcext:value-type="float">
            <text:p>1.32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696" calcext:value-type="float">
            <text:p>0.3156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.3834" calcext:value-type="float">
            <text:p>46.3834</text:p>
          </table:table-cell>
          <table:table-cell office:value-type="float" office:value="37.8633" calcext:value-type="float">
            <text:p>37.8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515" calcext:value-type="float">
            <text:p>36.5515</text:p>
          </table:table-cell>
          <table:table-cell/>
          <table:table-cell table:formula="of:=[.B27]/[.J27]" office:value-type="string" office:string-value="" calcext:value-type="error">
            <text:p>#DIV/0!</text:p>
          </table:table-cell>
          <table:table-cell table:formula="of:=[.C27]/[.K27]" office:value-type="string" office:string-value="" calcext:value-type="error">
            <text:p>#DIV/0!</text:p>
          </table:table-cell>
          <table:table-cell table:formula="of:=[.D27]/[.L27]" office:value-type="float" office:value="0.0040187437747125" calcext:value-type="float">
            <text:p>0.0040187438</text:p>
          </table:table-cell>
          <table:table-cell table:formula="of:=[.E27]/[.M27]" office:value-type="float" office:value="0.035116590471512" calcext:value-type="float">
            <text:p>0.0351165905</text:p>
          </table:table-cell>
          <table:table-cell table:formula="of:=[.F27]/[.N27]" office:value-type="string" office:string-value="" calcext:value-type="error">
            <text:p>#DIV/0!</text:p>
          </table:table-cell>
          <table:table-cell table:formula="of:=[.G27]/[.O27]" office:value-type="string" office:string-value="" calcext:value-type="error">
            <text:p>#DIV/0!</text:p>
          </table:table-cell>
          <table:table-cell table:formula="of:=[.H27]/[.P27]" office:value-type="float" office:value="0.00863701900058821" calcext:value-type="float">
            <text:p>0.008637019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7132" calcext:value-type="float">
            <text:p>0.17132</text:p>
          </table:table-cell>
          <table:table-cell office:value-type="float" office:value="1.96898" calcext:value-type="float">
            <text:p>1.96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9423" calcext:value-type="float">
            <text:p>0.4894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.6689" calcext:value-type="float">
            <text:p>46.6689</text:p>
          </table:table-cell>
          <table:table-cell office:value-type="float" office:value="34.5736" calcext:value-type="float">
            <text:p>34.5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315" calcext:value-type="float">
            <text:p>36.9315</text:p>
          </table:table-cell>
          <table:table-cell/>
          <table:table-cell table:formula="of:=[.B28]/[.J28]" office:value-type="string" office:string-value="" calcext:value-type="error">
            <text:p>#DIV/0!</text:p>
          </table:table-cell>
          <table:table-cell table:formula="of:=[.C28]/[.K28]" office:value-type="string" office:string-value="" calcext:value-type="error">
            <text:p>#DIV/0!</text:p>
          </table:table-cell>
          <table:table-cell table:formula="of:=[.D28]/[.L28]" office:value-type="float" office:value="0.00367096717514233" calcext:value-type="float">
            <text:p>0.0036709672</text:p>
          </table:table-cell>
          <table:table-cell table:formula="of:=[.E28]/[.M28]" office:value-type="float" office:value="0.0569503898928662" calcext:value-type="float">
            <text:p>0.0569503899</text:p>
          </table:table-cell>
          <table:table-cell table:formula="of:=[.F28]/[.N28]" office:value-type="string" office:string-value="" calcext:value-type="error">
            <text:p>#DIV/0!</text:p>
          </table:table-cell>
          <table:table-cell table:formula="of:=[.G28]/[.O28]" office:value-type="string" office:string-value="" calcext:value-type="error">
            <text:p>#DIV/0!</text:p>
          </table:table-cell>
          <table:table-cell table:formula="of:=[.H28]/[.P28]" office:value-type="float" office:value="0.0132521830957313" calcext:value-type="float">
            <text:p>0.0132521831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97531" calcext:value-type="float">
            <text:p>0.497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8527" calcext:value-type="float">
            <text:p>0.6085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.0005" calcext:value-type="float">
            <text:p>45.0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3011" calcext:value-type="float">
            <text:p>38.3011</text:p>
          </table:table-cell>
          <table:table-cell/>
          <table:table-cell table:formula="of:=[.B29]/[.J29]" office:value-type="string" office:string-value="" calcext:value-type="error">
            <text:p>#DIV/0!</text:p>
          </table:table-cell>
          <table:table-cell table:formula="of:=[.C29]/[.K29]" office:value-type="string" office:string-value="" calcext:value-type="error">
            <text:p>#DIV/0!</text:p>
          </table:table-cell>
          <table:table-cell table:formula="of:=[.D29]/[.L29]" office:value-type="float" office:value="0.0110561215986489" calcext:value-type="float">
            <text:p>0.0110561216</text:p>
          </table:table-cell>
          <table:table-cell table:formula="of:=[.E29]/[.M29]" office:value-type="string" office:string-value="" calcext:value-type="error">
            <text:p>#DIV/0!</text:p>
          </table:table-cell>
          <table:table-cell table:formula="of:=[.F29]/[.N29]" office:value-type="string" office:string-value="" calcext:value-type="error">
            <text:p>#DIV/0!</text:p>
          </table:table-cell>
          <table:table-cell table:formula="of:=[.G29]/[.O29]" office:value-type="string" office:string-value="" calcext:value-type="error">
            <text:p>#DIV/0!</text:p>
          </table:table-cell>
          <table:table-cell table:formula="of:=[.H29]/[.P29]" office:value-type="float" office:value="0.0158879771077071" calcext:value-type="float">
            <text:p>0.0158879771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01454" calcext:value-type="float">
            <text:p>0.6014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.3458" calcext:value-type="float">
            <text:p>44.34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B30]/[.J30]" office:value-type="string" office:string-value="" calcext:value-type="error">
            <text:p>#DIV/0!</text:p>
          </table:table-cell>
          <table:table-cell table:formula="of:=[.C30]/[.K30]" office:value-type="string" office:string-value="" calcext:value-type="error">
            <text:p>#DIV/0!</text:p>
          </table:table-cell>
          <table:table-cell table:formula="of:=[.D30]/[.L30]" office:value-type="float" office:value="0.0135628176738271" calcext:value-type="float">
            <text:p>0.0135628177</text:p>
          </table:table-cell>
          <table:table-cell table:formula="of:=[.E30]/[.M30]" office:value-type="string" office:string-value="" calcext:value-type="error">
            <text:p>#DIV/0!</text:p>
          </table:table-cell>
          <table:table-cell table:formula="of:=[.F30]/[.N30]" office:value-type="string" office:string-value="" calcext:value-type="error">
            <text:p>#DIV/0!</text:p>
          </table:table-cell>
          <table:table-cell table:formula="of:=[.G30]/[.O30]" office:value-type="string" office:string-value="" calcext:value-type="error">
            <text:p>#DIV/0!</text:p>
          </table:table-cell>
          <table:table-cell table:formula="of:=[.H30]/[.P3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850655" calcext:value-type="float">
            <text:p>0.8506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.9077" calcext:value-type="float">
            <text:p>41.9077</text:p>
          </table:table-cell>
          <table:table-cell office:value-type="float" office:value="0" calcext:value-type="float">
            <text:p>0</text:p>
          </table:table-cell>
          <table:table-cell office:value-type="float" office:value="44.6985" calcext:value-type="float">
            <text:p>44.69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B31]/[.J31]" office:value-type="float" office:value="0" calcext:value-type="float">
            <text:p>0</text:p>
          </table:table-cell>
          <table:table-cell table:formula="of:=[.C31]/[.K31]" office:value-type="string" office:string-value="" calcext:value-type="error">
            <text:p>#DIV/0!</text:p>
          </table:table-cell>
          <table:table-cell table:formula="of:=[.D31]/[.L31]" office:value-type="float" office:value="0.0190309518216495" calcext:value-type="float">
            <text:p>0.0190309518</text:p>
          </table:table-cell>
          <table:table-cell table:formula="of:=[.E31]/[.M31]" office:value-type="string" office:string-value="" calcext:value-type="error">
            <text:p>#DIV/0!</text:p>
          </table:table-cell>
          <table:table-cell table:formula="of:=[.F31]/[.N31]" office:value-type="string" office:string-value="" calcext:value-type="error">
            <text:p>#DIV/0!</text:p>
          </table:table-cell>
          <table:table-cell table:formula="of:=[.G31]/[.O31]" office:value-type="string" office:string-value="" calcext:value-type="error">
            <text:p>#DIV/0!</text:p>
          </table:table-cell>
          <table:table-cell table:formula="of:=[.H31]/[.P3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00041" calcext:value-type="float">
            <text:p>0.5000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.4662" calcext:value-type="float">
            <text:p>45.46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B32]/[.J32]" office:value-type="string" office:string-value="" calcext:value-type="error">
            <text:p>#DIV/0!</text:p>
          </table:table-cell>
          <table:table-cell table:formula="of:=[.C32]/[.K32]" office:value-type="string" office:string-value="" calcext:value-type="error">
            <text:p>#DIV/0!</text:p>
          </table:table-cell>
          <table:table-cell table:formula="of:=[.D32]/[.L32]" office:value-type="float" office:value="0.0109980820917517" calcext:value-type="float">
            <text:p>0.0109980821</text:p>
          </table:table-cell>
          <table:table-cell table:formula="of:=[.E32]/[.M32]" office:value-type="string" office:string-value="" calcext:value-type="error">
            <text:p>#DIV/0!</text:p>
          </table:table-cell>
          <table:table-cell table:formula="of:=[.F32]/[.N32]" office:value-type="string" office:string-value="" calcext:value-type="error">
            <text:p>#DIV/0!</text:p>
          </table:table-cell>
          <table:table-cell table:formula="of:=[.G32]/[.O32]" office:value-type="string" office:string-value="" calcext:value-type="error">
            <text:p>#DIV/0!</text:p>
          </table:table-cell>
          <table:table-cell table:formula="of:=[.H32]/[.P3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06315" calcext:value-type="float">
            <text:p>0.3063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.1994" calcext:value-type="float">
            <text:p>47.19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B33]/[.J33]" office:value-type="string" office:string-value="" calcext:value-type="error">
            <text:p>#DIV/0!</text:p>
          </table:table-cell>
          <table:table-cell table:formula="of:=[.C33]/[.K33]" office:value-type="string" office:string-value="" calcext:value-type="error">
            <text:p>#DIV/0!</text:p>
          </table:table-cell>
          <table:table-cell table:formula="of:=[.D33]/[.L33]" office:value-type="float" office:value="0.00648980707381874" calcext:value-type="float">
            <text:p>0.0064898071</text:p>
          </table:table-cell>
          <table:table-cell table:formula="of:=[.E33]/[.M33]" office:value-type="string" office:string-value="" calcext:value-type="error">
            <text:p>#DIV/0!</text:p>
          </table:table-cell>
          <table:table-cell table:formula="of:=[.F33]/[.N33]" office:value-type="string" office:string-value="" calcext:value-type="error">
            <text:p>#DIV/0!</text:p>
          </table:table-cell>
          <table:table-cell table:formula="of:=[.G33]/[.O33]" office:value-type="string" office:string-value="" calcext:value-type="error">
            <text:p>#DIV/0!</text:p>
          </table:table-cell>
          <table:table-cell table:formula="of:=[.H33]/[.P3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00406" calcext:value-type="float">
            <text:p>0.300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9201" calcext:value-type="float">
            <text:p>6.592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.8859" calcext:value-type="float">
            <text:p>46.8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979" calcext:value-type="float">
            <text:p>37.3979</text:p>
          </table:table-cell>
          <table:table-cell/>
          <table:table-cell table:formula="of:=[.B34]/[.J34]" office:value-type="string" office:string-value="" calcext:value-type="error">
            <text:p>#DIV/0!</text:p>
          </table:table-cell>
          <table:table-cell table:formula="of:=[.C34]/[.K34]" office:value-type="string" office:string-value="" calcext:value-type="error">
            <text:p>#DIV/0!</text:p>
          </table:table-cell>
          <table:table-cell table:formula="of:=[.D34]/[.L34]" office:value-type="float" office:value="0.00640717145239827" calcext:value-type="float">
            <text:p>0.0064071715</text:p>
          </table:table-cell>
          <table:table-cell table:formula="of:=[.E34]/[.M34]" office:value-type="string" office:string-value="" calcext:value-type="error">
            <text:p>#DIV/0!</text:p>
          </table:table-cell>
          <table:table-cell table:formula="of:=[.F34]/[.N34]" office:value-type="string" office:string-value="" calcext:value-type="error">
            <text:p>#DIV/0!</text:p>
          </table:table-cell>
          <table:table-cell table:formula="of:=[.G34]/[.O34]" office:value-type="string" office:string-value="" calcext:value-type="error">
            <text:p>#DIV/0!</text:p>
          </table:table-cell>
          <table:table-cell table:formula="of:=[.H34]/[.P34]" office:value-type="float" office:value="0.176266849208111" calcext:value-type="float">
            <text:p>0.1762668492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47332" calcext:value-type="float">
            <text:p>0.447332</text:p>
          </table:table-cell>
          <table:table-cell office:value-type="float" office:value="2.15862" calcext:value-type="float">
            <text:p>2.15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707" calcext:value-type="float">
            <text:p>2.307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.1134" calcext:value-type="float">
            <text:p>46.1134</text:p>
          </table:table-cell>
          <table:table-cell office:value-type="float" office:value="32.7001" calcext:value-type="float">
            <text:p>32.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153" calcext:value-type="float">
            <text:p>36.3153</text:p>
          </table:table-cell>
          <table:table-cell/>
          <table:table-cell table:formula="of:=[.B35]/[.J35]" office:value-type="string" office:string-value="" calcext:value-type="error">
            <text:p>#DIV/0!</text:p>
          </table:table-cell>
          <table:table-cell table:formula="of:=[.C35]/[.K35]" office:value-type="string" office:string-value="" calcext:value-type="error">
            <text:p>#DIV/0!</text:p>
          </table:table-cell>
          <table:table-cell table:formula="of:=[.D35]/[.L35]" office:value-type="float" office:value="0.00970069437517078" calcext:value-type="float">
            <text:p>0.0097006944</text:p>
          </table:table-cell>
          <table:table-cell table:formula="of:=[.E35]/[.M35]" office:value-type="float" office:value="0.0660126421631738" calcext:value-type="float">
            <text:p>0.0660126422</text:p>
          </table:table-cell>
          <table:table-cell table:formula="of:=[.F35]/[.N35]" office:value-type="string" office:string-value="" calcext:value-type="error">
            <text:p>#DIV/0!</text:p>
          </table:table-cell>
          <table:table-cell table:formula="of:=[.G35]/[.O35]" office:value-type="string" office:string-value="" calcext:value-type="error">
            <text:p>#DIV/0!</text:p>
          </table:table-cell>
          <table:table-cell table:formula="of:=[.H35]/[.P35]" office:value-type="float" office:value="0.0635288707514464" calcext:value-type="float">
            <text:p>0.063528870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43197" calcext:value-type="float">
            <text:p>0.443197</text:p>
          </table:table-cell>
          <table:table-cell office:value-type="float" office:value="0" calcext:value-type="float">
            <text:p>0</text:p>
          </table:table-cell>
          <table:table-cell office:value-type="float" office:value="0.344177" calcext:value-type="float">
            <text:p>0.344177</text:p>
          </table:table-cell>
          <table:table-cell office:value-type="float" office:value="2.10857" calcext:value-type="float">
            <text:p>2.10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999" calcext:value-type="float">
            <text:p>2.04999</text:p>
          </table:table-cell>
          <table:table-cell/>
          <table:table-cell office:value-type="float" office:value="41.602" calcext:value-type="float">
            <text:p>41.602</text:p>
          </table:table-cell>
          <table:table-cell office:value-type="float" office:value="0" calcext:value-type="float">
            <text:p>0</text:p>
          </table:table-cell>
          <table:table-cell office:value-type="float" office:value="47.486" calcext:value-type="float">
            <text:p>47.486</text:p>
          </table:table-cell>
          <table:table-cell office:value-type="float" office:value="34.4171" calcext:value-type="float">
            <text:p>34.4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21" calcext:value-type="float">
            <text:p>33.821</text:p>
          </table:table-cell>
          <table:table-cell/>
          <table:table-cell table:formula="of:=[.B36]/[.J36]" office:value-type="float" office:value="0.0106532618624105" calcext:value-type="float">
            <text:p>0.0106532619</text:p>
          </table:table-cell>
          <table:table-cell table:formula="of:=[.C36]/[.K36]" office:value-type="string" office:string-value="" calcext:value-type="error">
            <text:p>#DIV/0!</text:p>
          </table:table-cell>
          <table:table-cell table:formula="of:=[.D36]/[.L36]" office:value-type="float" office:value="0.00724796782209493" calcext:value-type="float">
            <text:p>0.0072479678</text:p>
          </table:table-cell>
          <table:table-cell table:formula="of:=[.E36]/[.M36]" office:value-type="float" office:value="0.0612651850388324" calcext:value-type="float">
            <text:p>0.061265185</text:p>
          </table:table-cell>
          <table:table-cell table:formula="of:=[.F36]/[.N36]" office:value-type="string" office:string-value="" calcext:value-type="error">
            <text:p>#DIV/0!</text:p>
          </table:table-cell>
          <table:table-cell table:formula="of:=[.G36]/[.O36]" office:value-type="string" office:string-value="" calcext:value-type="error">
            <text:p>#DIV/0!</text:p>
          </table:table-cell>
          <table:table-cell table:formula="of:=[.H36]/[.P36]" office:value-type="float" office:value="0.060612932793235" calcext:value-type="float">
            <text:p>0.060612932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27154" calcext:value-type="float">
            <text:p>0.127154</text:p>
          </table:table-cell>
          <table:table-cell office:value-type="float" office:value="0" calcext:value-type="float">
            <text:p>0</text:p>
          </table:table-cell>
          <table:table-cell office:value-type="float" office:value="0.0908195" calcext:value-type="float">
            <text:p>0.0908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3692" calcext:value-type="float">
            <text:p>1.73692</text:p>
          </table:table-cell>
          <table:table-cell/>
          <table:table-cell office:value-type="float" office:value="40.868" calcext:value-type="float">
            <text:p>40.868</text:p>
          </table:table-cell>
          <table:table-cell office:value-type="float" office:value="0" calcext:value-type="float">
            <text:p>0</text:p>
          </table:table-cell>
          <table:table-cell office:value-type="float" office:value="46.2064" calcext:value-type="float">
            <text:p>46.2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109" calcext:value-type="float">
            <text:p>35.109</text:p>
          </table:table-cell>
          <table:table-cell/>
          <table:table-cell table:formula="of:=[.B37]/[.J37]" office:value-type="float" office:value="0.00311133405109132" calcext:value-type="float">
            <text:p>0.0031113341</text:p>
          </table:table-cell>
          <table:table-cell table:formula="of:=[.C37]/[.K37]" office:value-type="string" office:string-value="" calcext:value-type="error">
            <text:p>#DIV/0!</text:p>
          </table:table-cell>
          <table:table-cell table:formula="of:=[.D37]/[.L37]" office:value-type="float" office:value="0.00196551776377298" calcext:value-type="float">
            <text:p>0.0019655178</text:p>
          </table:table-cell>
          <table:table-cell table:formula="of:=[.E37]/[.M37]" office:value-type="string" office:string-value="" calcext:value-type="error">
            <text:p>#DIV/0!</text:p>
          </table:table-cell>
          <table:table-cell table:formula="of:=[.F37]/[.N37]" office:value-type="string" office:string-value="" calcext:value-type="error">
            <text:p>#DIV/0!</text:p>
          </table:table-cell>
          <table:table-cell table:formula="of:=[.G37]/[.O37]" office:value-type="string" office:string-value="" calcext:value-type="error">
            <text:p>#DIV/0!</text:p>
          </table:table-cell>
          <table:table-cell table:formula="of:=[.H37]/[.P37]" office:value-type="float" office:value="0.0494722151015409" calcext:value-type="float">
            <text:p>0.049472215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82791" calcext:value-type="float">
            <text:p>0.182791</text:p>
          </table:table-cell>
          <table:table-cell office:value-type="float" office:value="0" calcext:value-type="float">
            <text:p>0</text:p>
          </table:table-cell>
          <table:table-cell office:value-type="float" office:value="0.179668" calcext:value-type="float">
            <text:p>0.179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1478" calcext:value-type="float">
            <text:p>1.31478</text:p>
          </table:table-cell>
          <table:table-cell/>
          <table:table-cell office:value-type="float" office:value="40.7813" calcext:value-type="float">
            <text:p>40.7813</text:p>
          </table:table-cell>
          <table:table-cell office:value-type="float" office:value="0" calcext:value-type="float">
            <text:p>0</text:p>
          </table:table-cell>
          <table:table-cell office:value-type="float" office:value="45.4476" calcext:value-type="float">
            <text:p>45.4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3292" calcext:value-type="float">
            <text:p>36.3292</text:p>
          </table:table-cell>
          <table:table-cell/>
          <table:table-cell table:formula="of:=[.B38]/[.J38]" office:value-type="float" office:value="0.00448222592217511" calcext:value-type="float">
            <text:p>0.0044822259</text:p>
          </table:table-cell>
          <table:table-cell table:formula="of:=[.C38]/[.K38]" office:value-type="string" office:string-value="" calcext:value-type="error">
            <text:p>#DIV/0!</text:p>
          </table:table-cell>
          <table:table-cell table:formula="of:=[.D38]/[.L38]" office:value-type="float" office:value="0.00395330006424982" calcext:value-type="float">
            <text:p>0.0039533001</text:p>
          </table:table-cell>
          <table:table-cell table:formula="of:=[.E38]/[.M38]" office:value-type="string" office:string-value="" calcext:value-type="error">
            <text:p>#DIV/0!</text:p>
          </table:table-cell>
          <table:table-cell table:formula="of:=[.F38]/[.N38]" office:value-type="string" office:string-value="" calcext:value-type="error">
            <text:p>#DIV/0!</text:p>
          </table:table-cell>
          <table:table-cell table:formula="of:=[.G38]/[.O38]" office:value-type="string" office:string-value="" calcext:value-type="error">
            <text:p>#DIV/0!</text:p>
          </table:table-cell>
          <table:table-cell table:formula="of:=[.H38]/[.P38]" office:value-type="float" office:value="0.0361907226143158" calcext:value-type="float">
            <text:p>0.036190722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89666" calcext:value-type="float">
            <text:p>0.189666</text:p>
          </table:table-cell>
          <table:table-cell office:value-type="float" office:value="0" calcext:value-type="float">
            <text:p>0</text:p>
          </table:table-cell>
          <table:table-cell office:value-type="float" office:value="0.158827" calcext:value-type="float">
            <text:p>0.158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043" calcext:value-type="float">
            <text:p>3.13043</text:p>
          </table:table-cell>
          <table:table-cell office:value-type="float" office:value="1.06409" calcext:value-type="float">
            <text:p>1.06409</text:p>
          </table:table-cell>
          <table:table-cell/>
          <table:table-cell office:value-type="float" office:value="40.0141" calcext:value-type="float">
            <text:p>40.0141</text:p>
          </table:table-cell>
          <table:table-cell office:value-type="float" office:value="0" calcext:value-type="float">
            <text:p>0</text:p>
          </table:table-cell>
          <table:table-cell office:value-type="float" office:value="45.0456" calcext:value-type="float">
            <text:p>45.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382" calcext:value-type="float">
            <text:p>28.6382</text:p>
          </table:table-cell>
          <table:table-cell office:value-type="float" office:value="36.1881" calcext:value-type="float">
            <text:p>36.1881</text:p>
          </table:table-cell>
          <table:table-cell/>
          <table:table-cell table:formula="of:=[.B39]/[.J39]" office:value-type="float" office:value="0.00473997915734704" calcext:value-type="float">
            <text:p>0.0047399792</text:p>
          </table:table-cell>
          <table:table-cell table:formula="of:=[.C39]/[.K39]" office:value-type="string" office:string-value="" calcext:value-type="error">
            <text:p>#DIV/0!</text:p>
          </table:table-cell>
          <table:table-cell table:formula="of:=[.D39]/[.L39]" office:value-type="float" office:value="0.00352591596071536" calcext:value-type="float">
            <text:p>0.003525916</text:p>
          </table:table-cell>
          <table:table-cell table:formula="of:=[.E39]/[.M39]" office:value-type="string" office:string-value="" calcext:value-type="error">
            <text:p>#DIV/0!</text:p>
          </table:table-cell>
          <table:table-cell table:formula="of:=[.F39]/[.N39]" office:value-type="string" office:string-value="" calcext:value-type="error">
            <text:p>#DIV/0!</text:p>
          </table:table-cell>
          <table:table-cell table:formula="of:=[.G39]/[.O39]" office:value-type="float" office:value="0.109309593480037" calcext:value-type="float">
            <text:p>0.1093095935</text:p>
          </table:table-cell>
          <table:table-cell table:formula="of:=[.H39]/[.P39]" office:value-type="float" office:value="0.0294044174742526" calcext:value-type="float">
            <text:p>0.029404417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800491" calcext:value-type="float">
            <text:p>0.0800491</text:p>
          </table:table-cell>
          <table:table-cell office:value-type="float" office:value="0" calcext:value-type="float">
            <text:p>0</text:p>
          </table:table-cell>
          <table:table-cell office:value-type="float" office:value="0.190735" calcext:value-type="float">
            <text:p>0.1907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966" calcext:value-type="float">
            <text:p>1.01966</text:p>
          </table:table-cell>
          <table:table-cell/>
          <table:table-cell office:value-type="float" office:value="40.2754" calcext:value-type="float">
            <text:p>40.2754</text:p>
          </table:table-cell>
          <table:table-cell office:value-type="float" office:value="0" calcext:value-type="float">
            <text:p>0</text:p>
          </table:table-cell>
          <table:table-cell office:value-type="float" office:value="46.3413" calcext:value-type="float">
            <text:p>46.3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9695" calcext:value-type="float">
            <text:p>35.9695</text:p>
          </table:table-cell>
          <table:table-cell/>
          <table:table-cell table:formula="of:=[.B40]/[.J40]" office:value-type="float" office:value="0.00198754326462307" calcext:value-type="float">
            <text:p>0.0019875433</text:p>
          </table:table-cell>
          <table:table-cell table:formula="of:=[.C40]/[.K40]" office:value-type="string" office:string-value="" calcext:value-type="error">
            <text:p>#DIV/0!</text:p>
          </table:table-cell>
          <table:table-cell table:formula="of:=[.D40]/[.L40]" office:value-type="float" office:value="0.00411587504019093" calcext:value-type="float">
            <text:p>0.004115875</text:p>
          </table:table-cell>
          <table:table-cell table:formula="of:=[.E40]/[.M40]" office:value-type="string" office:string-value="" calcext:value-type="error">
            <text:p>#DIV/0!</text:p>
          </table:table-cell>
          <table:table-cell table:formula="of:=[.F40]/[.N40]" office:value-type="string" office:string-value="" calcext:value-type="error">
            <text:p>#DIV/0!</text:p>
          </table:table-cell>
          <table:table-cell table:formula="of:=[.G40]/[.O40]" office:value-type="string" office:string-value="" calcext:value-type="error">
            <text:p>#DIV/0!</text:p>
          </table:table-cell>
          <table:table-cell table:formula="of:=[.H40]/[.P40]" office:value-type="float" office:value="0.0283479058646909" calcext:value-type="float">
            <text:p>0.028347905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27096" calcext:value-type="float">
            <text:p>0.227096</text:p>
          </table:table-cell>
          <table:table-cell office:value-type="float" office:value="0" calcext:value-type="float">
            <text:p>0</text:p>
          </table:table-cell>
          <table:table-cell office:value-type="float" office:value="0.364875" calcext:value-type="float">
            <text:p>0.364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104" calcext:value-type="float">
            <text:p>1.22104</text:p>
          </table:table-cell>
          <table:table-cell/>
          <table:table-cell office:value-type="float" office:value="40.373" calcext:value-type="float">
            <text:p>40.373</text:p>
          </table:table-cell>
          <table:table-cell office:value-type="float" office:value="0" calcext:value-type="float">
            <text:p>0</text:p>
          </table:table-cell>
          <table:table-cell office:value-type="float" office:value="46.3127" calcext:value-type="float">
            <text:p>46.3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0222" calcext:value-type="float">
            <text:p>36.0222</text:p>
          </table:table-cell>
          <table:table-cell/>
          <table:table-cell table:formula="of:=[.B41]/[.J41]" office:value-type="float" office:value="0.00562494736581379" calcext:value-type="float">
            <text:p>0.0056249474</text:p>
          </table:table-cell>
          <table:table-cell table:formula="of:=[.C41]/[.K41]" office:value-type="string" office:string-value="" calcext:value-type="error">
            <text:p>#DIV/0!</text:p>
          </table:table-cell>
          <table:table-cell table:formula="of:=[.D41]/[.L41]" office:value-type="float" office:value="0.00787850848687293" calcext:value-type="float">
            <text:p>0.0078785085</text:p>
          </table:table-cell>
          <table:table-cell table:formula="of:=[.E41]/[.M41]" office:value-type="string" office:string-value="" calcext:value-type="error">
            <text:p>#DIV/0!</text:p>
          </table:table-cell>
          <table:table-cell table:formula="of:=[.F41]/[.N41]" office:value-type="string" office:string-value="" calcext:value-type="error">
            <text:p>#DIV/0!</text:p>
          </table:table-cell>
          <table:table-cell table:formula="of:=[.G41]/[.O41]" office:value-type="string" office:string-value="" calcext:value-type="error">
            <text:p>#DIV/0!</text:p>
          </table:table-cell>
          <table:table-cell table:formula="of:=[.H41]/[.P41]" office:value-type="float" office:value="0.033896874705043" calcext:value-type="float">
            <text:p>0.033896874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95354" calcext:value-type="float">
            <text:p>0.295354</text:p>
          </table:table-cell>
          <table:table-cell office:value-type="float" office:value="0" calcext:value-type="float">
            <text:p>0</text:p>
          </table:table-cell>
          <table:table-cell office:value-type="float" office:value="0.496173" calcext:value-type="float">
            <text:p>0.496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6291" calcext:value-type="float">
            <text:p>1.56291</text:p>
          </table:table-cell>
          <table:table-cell/>
          <table:table-cell office:value-type="float" office:value="41.703" calcext:value-type="float">
            <text:p>41.703</text:p>
          </table:table-cell>
          <table:table-cell office:value-type="float" office:value="0" calcext:value-type="float">
            <text:p>0</text:p>
          </table:table-cell>
          <table:table-cell office:value-type="float" office:value="45.4392" calcext:value-type="float">
            <text:p>45.4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3969" calcext:value-type="float">
            <text:p>35.3969</text:p>
          </table:table-cell>
          <table:table-cell/>
          <table:table-cell table:formula="of:=[.B42]/[.J42]" office:value-type="float" office:value="0.00708232021677098" calcext:value-type="float">
            <text:p>0.0070823202</text:p>
          </table:table-cell>
          <table:table-cell table:formula="of:=[.C42]/[.K42]" office:value-type="string" office:string-value="" calcext:value-type="error">
            <text:p>#DIV/0!</text:p>
          </table:table-cell>
          <table:table-cell table:formula="of:=[.D42]/[.L42]" office:value-type="float" office:value="0.0109194924206412" calcext:value-type="float">
            <text:p>0.0109194924</text:p>
          </table:table-cell>
          <table:table-cell table:formula="of:=[.E42]/[.M42]" office:value-type="string" office:string-value="" calcext:value-type="error">
            <text:p>#DIV/0!</text:p>
          </table:table-cell>
          <table:table-cell table:formula="of:=[.F42]/[.N42]" office:value-type="string" office:string-value="" calcext:value-type="error">
            <text:p>#DIV/0!</text:p>
          </table:table-cell>
          <table:table-cell table:formula="of:=[.G42]/[.O42]" office:value-type="string" office:string-value="" calcext:value-type="error">
            <text:p>#DIV/0!</text:p>
          </table:table-cell>
          <table:table-cell table:formula="of:=[.H42]/[.P42]" office:value-type="float" office:value="0.0441538665815368" calcext:value-type="float">
            <text:p>0.044153866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73777" calcext:value-type="float">
            <text:p>0.273777</text:p>
          </table:table-cell>
          <table:table-cell office:value-type="float" office:value="0" calcext:value-type="float">
            <text:p>0</text:p>
          </table:table-cell>
          <table:table-cell office:value-type="float" office:value="0.498457" calcext:value-type="float">
            <text:p>0.498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664" calcext:value-type="float">
            <text:p>2.33664</text:p>
          </table:table-cell>
          <table:table-cell/>
          <table:table-cell office:value-type="float" office:value="41.5645" calcext:value-type="float">
            <text:p>41.5645</text:p>
          </table:table-cell>
          <table:table-cell office:value-type="float" office:value="0" calcext:value-type="float">
            <text:p>0</text:p>
          </table:table-cell>
          <table:table-cell office:value-type="float" office:value="45.7382" calcext:value-type="float">
            <text:p>45.7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7869" calcext:value-type="float">
            <text:p>35.7869</text:p>
          </table:table-cell>
          <table:table-cell/>
          <table:table-cell table:formula="of:=[.B43]/[.J43]" office:value-type="float" office:value="0.00658679883073296" calcext:value-type="float">
            <text:p>0.0065867988</text:p>
          </table:table-cell>
          <table:table-cell table:formula="of:=[.C43]/[.K43]" office:value-type="string" office:string-value="" calcext:value-type="error">
            <text:p>#DIV/0!</text:p>
          </table:table-cell>
          <table:table-cell table:formula="of:=[.D43]/[.L43]" office:value-type="float" office:value="0.0108980458347727" calcext:value-type="float">
            <text:p>0.0108980458</text:p>
          </table:table-cell>
          <table:table-cell table:formula="of:=[.E43]/[.M43]" office:value-type="string" office:string-value="" calcext:value-type="error">
            <text:p>#DIV/0!</text:p>
          </table:table-cell>
          <table:table-cell table:formula="of:=[.F43]/[.N43]" office:value-type="string" office:string-value="" calcext:value-type="error">
            <text:p>#DIV/0!</text:p>
          </table:table-cell>
          <table:table-cell table:formula="of:=[.G43]/[.O43]" office:value-type="string" office:string-value="" calcext:value-type="error">
            <text:p>#DIV/0!</text:p>
          </table:table-cell>
          <table:table-cell table:formula="of:=[.H43]/[.P43]" office:value-type="float" office:value="0.0652931659350209" calcext:value-type="float">
            <text:p>0.065293165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864109" calcext:value-type="float">
            <text:p>0.0864109</text:p>
          </table:table-cell>
          <table:table-cell office:value-type="float" office:value="0" calcext:value-type="float">
            <text:p>0</text:p>
          </table:table-cell>
          <table:table-cell office:value-type="float" office:value="0.0587538" calcext:value-type="float">
            <text:p>0.0587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7074" calcext:value-type="float">
            <text:p>2.67074</text:p>
          </table:table-cell>
          <table:table-cell/>
          <table:table-cell office:value-type="float" office:value="41.7402" calcext:value-type="float">
            <text:p>41.7402</text:p>
          </table:table-cell>
          <table:table-cell office:value-type="float" office:value="0" calcext:value-type="float">
            <text:p>0</text:p>
          </table:table-cell>
          <table:table-cell office:value-type="float" office:value="46.8535" calcext:value-type="float">
            <text:p>46.8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9982" calcext:value-type="float">
            <text:p>36.9982</text:p>
          </table:table-cell>
          <table:table-cell/>
          <table:table-cell table:formula="of:=[.B44]/[.J44]" office:value-type="float" office:value="0.00207020809675085" calcext:value-type="float">
            <text:p>0.0020702081</text:p>
          </table:table-cell>
          <table:table-cell table:formula="of:=[.C44]/[.K44]" office:value-type="string" office:string-value="" calcext:value-type="error">
            <text:p>#DIV/0!</text:p>
          </table:table-cell>
          <table:table-cell table:formula="of:=[.D44]/[.L44]" office:value-type="float" office:value="0.00125398956321299" calcext:value-type="float">
            <text:p>0.0012539896</text:p>
          </table:table-cell>
          <table:table-cell table:formula="of:=[.E44]/[.M44]" office:value-type="string" office:string-value="" calcext:value-type="error">
            <text:p>#DIV/0!</text:p>
          </table:table-cell>
          <table:table-cell table:formula="of:=[.F44]/[.N44]" office:value-type="string" office:string-value="" calcext:value-type="error">
            <text:p>#DIV/0!</text:p>
          </table:table-cell>
          <table:table-cell table:formula="of:=[.G44]/[.O44]" office:value-type="string" office:string-value="" calcext:value-type="error">
            <text:p>#DIV/0!</text:p>
          </table:table-cell>
          <table:table-cell table:formula="of:=[.H44]/[.P44]" office:value-type="float" office:value="0.0721856738976491" calcext:value-type="float">
            <text:p>0.072185673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90523" calcext:value-type="float">
            <text:p>0.290523</text:p>
          </table:table-cell>
          <table:table-cell office:value-type="float" office:value="0" calcext:value-type="float">
            <text:p>0</text:p>
          </table:table-cell>
          <table:table-cell office:value-type="float" office:value="0.134407" calcext:value-type="float">
            <text:p>0.134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8803" calcext:value-type="float">
            <text:p>2.88803</text:p>
          </table:table-cell>
          <table:table-cell/>
          <table:table-cell office:value-type="float" office:value="41.4955" calcext:value-type="float">
            <text:p>41.4955</text:p>
          </table:table-cell>
          <table:table-cell office:value-type="float" office:value="0" calcext:value-type="float">
            <text:p>0</text:p>
          </table:table-cell>
          <table:table-cell office:value-type="float" office:value="43.9218" calcext:value-type="float">
            <text:p>43.9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0496" calcext:value-type="float">
            <text:p>36.0496</text:p>
          </table:table-cell>
          <table:table-cell/>
          <table:table-cell table:formula="of:=[.B45]/[.J45]" office:value-type="float" office:value="0.00700131339542842" calcext:value-type="float">
            <text:p>0.0070013134</text:p>
          </table:table-cell>
          <table:table-cell table:formula="of:=[.C45]/[.K45]" office:value-type="string" office:string-value="" calcext:value-type="error">
            <text:p>#DIV/0!</text:p>
          </table:table-cell>
          <table:table-cell table:formula="of:=[.D45]/[.L45]" office:value-type="float" office:value="0.0030601432546025" calcext:value-type="float">
            <text:p>0.0030601433</text:p>
          </table:table-cell>
          <table:table-cell table:formula="of:=[.E45]/[.M45]" office:value-type="string" office:string-value="" calcext:value-type="error">
            <text:p>#DIV/0!</text:p>
          </table:table-cell>
          <table:table-cell table:formula="of:=[.F45]/[.N45]" office:value-type="string" office:string-value="" calcext:value-type="error">
            <text:p>#DIV/0!</text:p>
          </table:table-cell>
          <table:table-cell table:formula="of:=[.G45]/[.O45]" office:value-type="string" office:string-value="" calcext:value-type="error">
            <text:p>#DIV/0!</text:p>
          </table:table-cell>
          <table:table-cell table:formula="of:=[.H45]/[.P45]" office:value-type="float" office:value="0.0801126780879677" calcext:value-type="float">
            <text:p>0.080112678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8134" calcext:value-type="float">
            <text:p>0.38134</text:p>
          </table:table-cell>
          <table:table-cell office:value-type="float" office:value="0" calcext:value-type="float">
            <text:p>0</text:p>
          </table:table-cell>
          <table:table-cell office:value-type="float" office:value="0.17376" calcext:value-type="float">
            <text:p>0.1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164" calcext:value-type="float">
            <text:p>2.7164</text:p>
          </table:table-cell>
          <table:table-cell/>
          <table:table-cell office:value-type="float" office:value="41.8335" calcext:value-type="float">
            <text:p>41.8335</text:p>
          </table:table-cell>
          <table:table-cell office:value-type="float" office:value="0" calcext:value-type="float">
            <text:p>0</text:p>
          </table:table-cell>
          <table:table-cell office:value-type="float" office:value="43.0433" calcext:value-type="float">
            <text:p>43.0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9542" calcext:value-type="float">
            <text:p>38.9542</text:p>
          </table:table-cell>
          <table:table-cell/>
          <table:table-cell table:formula="of:=[.B46]/[.J46]" office:value-type="float" office:value="0.0091156608937813" calcext:value-type="float">
            <text:p>0.0091156609</text:p>
          </table:table-cell>
          <table:table-cell table:formula="of:=[.C46]/[.K46]" office:value-type="string" office:string-value="" calcext:value-type="error">
            <text:p>#DIV/0!</text:p>
          </table:table-cell>
          <table:table-cell table:formula="of:=[.D46]/[.L46]" office:value-type="float" office:value="0.00403686520317912" calcext:value-type="float">
            <text:p>0.0040368652</text:p>
          </table:table-cell>
          <table:table-cell table:formula="of:=[.E46]/[.M46]" office:value-type="string" office:string-value="" calcext:value-type="error">
            <text:p>#DIV/0!</text:p>
          </table:table-cell>
          <table:table-cell table:formula="of:=[.F46]/[.N46]" office:value-type="string" office:string-value="" calcext:value-type="error">
            <text:p>#DIV/0!</text:p>
          </table:table-cell>
          <table:table-cell table:formula="of:=[.G46]/[.O46]" office:value-type="string" office:string-value="" calcext:value-type="error">
            <text:p>#DIV/0!</text:p>
          </table:table-cell>
          <table:table-cell table:formula="of:=[.H46]/[.P46]" office:value-type="float" office:value="0.0697331738297796" calcext:value-type="float">
            <text:p>0.069733173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39062" calcext:value-type="float">
            <text:p>0.439062</text:p>
          </table:table-cell>
          <table:table-cell office:value-type="float" office:value="0" calcext:value-type="float">
            <text:p>0</text:p>
          </table:table-cell>
          <table:table-cell office:value-type="float" office:value="0.111754" calcext:value-type="float">
            <text:p>0.111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3871" calcext:value-type="float">
            <text:p>2.63871</text:p>
          </table:table-cell>
          <table:table-cell/>
          <table:table-cell office:value-type="float" office:value="43.8359" calcext:value-type="float">
            <text:p>43.8359</text:p>
          </table:table-cell>
          <table:table-cell office:value-type="float" office:value="45.4919" calcext:value-type="float">
            <text:p>45.4919</text:p>
          </table:table-cell>
          <table:table-cell office:value-type="float" office:value="42.7062" calcext:value-type="float">
            <text:p>42.7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7821" calcext:value-type="float">
            <text:p>37.7821</text:p>
          </table:table-cell>
          <table:table-cell/>
          <table:table-cell table:formula="of:=[.B47]/[.J47]" office:value-type="float" office:value="0.0100160370837601" calcext:value-type="float">
            <text:p>0.0100160371</text:p>
          </table:table-cell>
          <table:table-cell table:formula="of:=[.C47]/[.K47]" office:value-type="float" office:value="0" calcext:value-type="float">
            <text:p>0</text:p>
          </table:table-cell>
          <table:table-cell table:formula="of:=[.D47]/[.L47]" office:value-type="float" office:value="0.00261680973722785" calcext:value-type="float">
            <text:p>0.0026168097</text:p>
          </table:table-cell>
          <table:table-cell table:formula="of:=[.E47]/[.M47]" office:value-type="string" office:string-value="" calcext:value-type="error">
            <text:p>#DIV/0!</text:p>
          </table:table-cell>
          <table:table-cell table:formula="of:=[.F47]/[.N47]" office:value-type="string" office:string-value="" calcext:value-type="error">
            <text:p>#DIV/0!</text:p>
          </table:table-cell>
          <table:table-cell table:formula="of:=[.G47]/[.O47]" office:value-type="string" office:string-value="" calcext:value-type="error">
            <text:p>#DIV/0!</text:p>
          </table:table-cell>
          <table:table-cell table:formula="of:=[.H47]/[.P47]" office:value-type="float" office:value="0.0698402153400684" calcext:value-type="float">
            <text:p>0.069840215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41922" calcext:value-type="float">
            <text:p>0.341922</text:p>
          </table:table-cell>
          <table:table-cell office:value-type="float" office:value="0.791989" calcext:value-type="float">
            <text:p>0.791989</text:p>
          </table:table-cell>
          <table:table-cell office:value-type="float" office:value="0.208957" calcext:value-type="float">
            <text:p>0.208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024" calcext:value-type="float">
            <text:p>2.20024</text:p>
          </table:table-cell>
          <table:table-cell office:value-type="float" office:value="2.21139" calcext:value-type="float">
            <text:p>2.21139</text:p>
          </table:table-cell>
          <table:table-cell/>
          <table:table-cell office:value-type="float" office:value="42.1049" calcext:value-type="float">
            <text:p>42.1049</text:p>
          </table:table-cell>
          <table:table-cell office:value-type="float" office:value="43.4202" calcext:value-type="float">
            <text:p>43.4202</text:p>
          </table:table-cell>
          <table:table-cell office:value-type="float" office:value="45.4922" calcext:value-type="float">
            <text:p>45.4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737" calcext:value-type="float">
            <text:p>32.7737</text:p>
          </table:table-cell>
          <table:table-cell office:value-type="float" office:value="37.652" calcext:value-type="float">
            <text:p>37.652</text:p>
          </table:table-cell>
          <table:table-cell/>
          <table:table-cell table:formula="of:=[.B48]/[.J48]" office:value-type="float" office:value="0.00812071754118879" calcext:value-type="float">
            <text:p>0.0081207175</text:p>
          </table:table-cell>
          <table:table-cell table:formula="of:=[.C48]/[.K48]" office:value-type="float" office:value="0.018240104835998" calcext:value-type="float">
            <text:p>0.0182401048</text:p>
          </table:table-cell>
          <table:table-cell table:formula="of:=[.D48]/[.L48]" office:value-type="float" office:value="0.00459324895256769" calcext:value-type="float">
            <text:p>0.004593249</text:p>
          </table:table-cell>
          <table:table-cell table:formula="of:=[.E48]/[.M48]" office:value-type="string" office:string-value="" calcext:value-type="error">
            <text:p>#DIV/0!</text:p>
          </table:table-cell>
          <table:table-cell table:formula="of:=[.F48]/[.N48]" office:value-type="string" office:string-value="" calcext:value-type="error">
            <text:p>#DIV/0!</text:p>
          </table:table-cell>
          <table:table-cell table:formula="of:=[.G48]/[.O48]" office:value-type="float" office:value="0.0671343180660103" calcext:value-type="float">
            <text:p>0.0671343181</text:p>
          </table:table-cell>
          <table:table-cell table:formula="of:=[.H48]/[.P48]" office:value-type="float" office:value="0.058732338255604" calcext:value-type="float">
            <text:p>0.058732338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91366" calcext:value-type="float">
            <text:p>0.091366</text:p>
          </table:table-cell>
          <table:table-cell office:value-type="float" office:value="0.358016" calcext:value-type="float">
            <text:p>0.358016</text:p>
          </table:table-cell>
          <table:table-cell office:value-type="float" office:value="0.436017" calcext:value-type="float">
            <text:p>0.436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9519" calcext:value-type="float">
            <text:p>1.49519</text:p>
          </table:table-cell>
          <table:table-cell/>
          <table:table-cell office:value-type="float" office:value="42.8034" calcext:value-type="float">
            <text:p>42.8034</text:p>
          </table:table-cell>
          <table:table-cell office:value-type="float" office:value="44.2297" calcext:value-type="float">
            <text:p>44.2297</text:p>
          </table:table-cell>
          <table:table-cell office:value-type="float" office:value="42.6322" calcext:value-type="float">
            <text:p>42.6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8577" calcext:value-type="float">
            <text:p>36.8577</text:p>
          </table:table-cell>
          <table:table-cell/>
          <table:table-cell table:formula="of:=[.B49]/[.J49]" office:value-type="float" office:value="0.00213455005910745" calcext:value-type="float">
            <text:p>0.0021345501</text:p>
          </table:table-cell>
          <table:table-cell table:formula="of:=[.C49]/[.K49]" office:value-type="float" office:value="0.00809447045763367" calcext:value-type="float">
            <text:p>0.0080944705</text:p>
          </table:table-cell>
          <table:table-cell table:formula="of:=[.D49]/[.L49]" office:value-type="float" office:value="0.0102274102673566" calcext:value-type="float">
            <text:p>0.0102274103</text:p>
          </table:table-cell>
          <table:table-cell table:formula="of:=[.E49]/[.M49]" office:value-type="string" office:string-value="" calcext:value-type="error">
            <text:p>#DIV/0!</text:p>
          </table:table-cell>
          <table:table-cell table:formula="of:=[.F49]/[.N49]" office:value-type="string" office:string-value="" calcext:value-type="error">
            <text:p>#DIV/0!</text:p>
          </table:table-cell>
          <table:table-cell table:formula="of:=[.G49]/[.O49]" office:value-type="string" office:string-value="" calcext:value-type="error">
            <text:p>#DIV/0!</text:p>
          </table:table-cell>
          <table:table-cell table:formula="of:=[.H49]/[.P49]" office:value-type="float" office:value="0.0405665573272342" calcext:value-type="float">
            <text:p>0.040566557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37714" calcext:value-type="float">
            <text:p>0.137714</text:p>
          </table:table-cell>
          <table:table-cell office:value-type="float" office:value="0.844695" calcext:value-type="float">
            <text:p>0.844695</text:p>
          </table:table-cell>
          <table:table-cell office:value-type="float" office:value="0.455229" calcext:value-type="float">
            <text:p>0.455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096" calcext:value-type="float">
            <text:p>1.03096</text:p>
          </table:table-cell>
          <table:table-cell/>
          <table:table-cell office:value-type="float" office:value="43.3344" calcext:value-type="float">
            <text:p>43.3344</text:p>
          </table:table-cell>
          <table:table-cell office:value-type="float" office:value="44.5676" calcext:value-type="float">
            <text:p>44.5676</text:p>
          </table:table-cell>
          <table:table-cell office:value-type="float" office:value="43.8565" calcext:value-type="float">
            <text:p>43.8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1147" calcext:value-type="float">
            <text:p>37.1147</text:p>
          </table:table-cell>
          <table:table-cell/>
          <table:table-cell table:formula="of:=[.B50]/[.J50]" office:value-type="float" office:value="0.00317793715846995" calcext:value-type="float">
            <text:p>0.0031779372</text:p>
          </table:table-cell>
          <table:table-cell table:formula="of:=[.C50]/[.K50]" office:value-type="float" office:value="0.018953118408889" calcext:value-type="float">
            <text:p>0.0189531184</text:p>
          </table:table-cell>
          <table:table-cell table:formula="of:=[.D50]/[.L50]" office:value-type="float" office:value="0.0103799664815934" calcext:value-type="float">
            <text:p>0.0103799665</text:p>
          </table:table-cell>
          <table:table-cell table:formula="of:=[.E50]/[.M50]" office:value-type="string" office:string-value="" calcext:value-type="error">
            <text:p>#DIV/0!</text:p>
          </table:table-cell>
          <table:table-cell table:formula="of:=[.F50]/[.N50]" office:value-type="string" office:string-value="" calcext:value-type="error">
            <text:p>#DIV/0!</text:p>
          </table:table-cell>
          <table:table-cell table:formula="of:=[.G50]/[.O50]" office:value-type="string" office:string-value="" calcext:value-type="error">
            <text:p>#DIV/0!</text:p>
          </table:table-cell>
          <table:table-cell table:formula="of:=[.H50]/[.P50]" office:value-type="float" office:value="0.0277776729974916" calcext:value-type="float">
            <text:p>0.02777767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84651" calcext:value-type="float">
            <text:p>0.284651</text:p>
          </table:table-cell>
          <table:table-cell office:value-type="float" office:value="0.229308" calcext:value-type="float">
            <text:p>0.229308</text:p>
          </table:table-cell>
          <table:table-cell office:value-type="float" office:value="0.616212" calcext:value-type="float">
            <text:p>0.616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8499" calcext:value-type="float">
            <text:p>0.648499</text:p>
          </table:table-cell>
          <table:table-cell/>
          <table:table-cell office:value-type="float" office:value="41.8561" calcext:value-type="float">
            <text:p>41.8561</text:p>
          </table:table-cell>
          <table:table-cell office:value-type="float" office:value="43.3886" calcext:value-type="float">
            <text:p>43.3886</text:p>
          </table:table-cell>
          <table:table-cell office:value-type="float" office:value="42.5636" calcext:value-type="float">
            <text:p>42.5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1796" calcext:value-type="float">
            <text:p>36.1796</text:p>
          </table:table-cell>
          <table:table-cell/>
          <table:table-cell table:formula="of:=[.B51]/[.J51]" office:value-type="float" office:value="0.00680070527354436" calcext:value-type="float">
            <text:p>0.0068007053</text:p>
          </table:table-cell>
          <table:table-cell table:formula="of:=[.C51]/[.K51]" office:value-type="float" office:value="0.00528498269130601" calcext:value-type="float">
            <text:p>0.0052849827</text:p>
          </table:table-cell>
          <table:table-cell table:formula="of:=[.D51]/[.L51]" office:value-type="float" office:value="0.0144774408179759" calcext:value-type="float">
            <text:p>0.0144774408</text:p>
          </table:table-cell>
          <table:table-cell table:formula="of:=[.E51]/[.M51]" office:value-type="string" office:string-value="" calcext:value-type="error">
            <text:p>#DIV/0!</text:p>
          </table:table-cell>
          <table:table-cell table:formula="of:=[.F51]/[.N51]" office:value-type="string" office:string-value="" calcext:value-type="error">
            <text:p>#DIV/0!</text:p>
          </table:table-cell>
          <table:table-cell table:formula="of:=[.G51]/[.O51]" office:value-type="string" office:string-value="" calcext:value-type="error">
            <text:p>#DIV/0!</text:p>
          </table:table-cell>
          <table:table-cell table:formula="of:=[.H51]/[.P51]" office:value-type="float" office:value="0.0179244380811286" calcext:value-type="float">
            <text:p>0.017924438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61527" calcext:value-type="float">
            <text:p>0.161527</text:p>
          </table:table-cell>
          <table:table-cell office:value-type="float" office:value="1.1948" calcext:value-type="float">
            <text:p>1.1948</text:p>
          </table:table-cell>
          <table:table-cell office:value-type="float" office:value="0.475456" calcext:value-type="float">
            <text:p>0.475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0231" calcext:value-type="float">
            <text:p>0.930231</text:p>
          </table:table-cell>
          <table:table-cell/>
          <table:table-cell office:value-type="float" office:value="41.6801" calcext:value-type="float">
            <text:p>41.6801</text:p>
          </table:table-cell>
          <table:table-cell office:value-type="float" office:value="43.4041" calcext:value-type="float">
            <text:p>43.4041</text:p>
          </table:table-cell>
          <table:table-cell office:value-type="float" office:value="42.7618" calcext:value-type="float">
            <text:p>42.7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756" calcext:value-type="float">
            <text:p>36.756</text:p>
          </table:table-cell>
          <table:table-cell/>
          <table:table-cell table:formula="of:=[.B52]/[.J52]" office:value-type="float" office:value="0.00387539857150055" calcext:value-type="float">
            <text:p>0.0038753986</text:p>
          </table:table-cell>
          <table:table-cell table:formula="of:=[.C52]/[.K52]" office:value-type="float" office:value="0.0275273534067058" calcext:value-type="float">
            <text:p>0.0275273534</text:p>
          </table:table-cell>
          <table:table-cell table:formula="of:=[.D52]/[.L52]" office:value-type="float" office:value="0.0111187087540749" calcext:value-type="float">
            <text:p>0.0111187088</text:p>
          </table:table-cell>
          <table:table-cell table:formula="of:=[.E52]/[.M52]" office:value-type="string" office:string-value="" calcext:value-type="error">
            <text:p>#DIV/0!</text:p>
          </table:table-cell>
          <table:table-cell table:formula="of:=[.F52]/[.N52]" office:value-type="string" office:string-value="" calcext:value-type="error">
            <text:p>#DIV/0!</text:p>
          </table:table-cell>
          <table:table-cell table:formula="of:=[.G52]/[.O52]" office:value-type="string" office:string-value="" calcext:value-type="error">
            <text:p>#DIV/0!</text:p>
          </table:table-cell>
          <table:table-cell table:formula="of:=[.H52]/[.P52]" office:value-type="float" office:value="0.0253082761998041" calcext:value-type="float">
            <text:p>0.025308276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16912" calcext:value-type="float">
            <text:p>0.116912</text:p>
          </table:table-cell>
          <table:table-cell office:value-type="float" office:value="1.46131" calcext:value-type="float">
            <text:p>1.46131</text:p>
          </table:table-cell>
          <table:table-cell office:value-type="float" office:value="0.137865" calcext:value-type="float">
            <text:p>0.1378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9875" calcext:value-type="float">
            <text:p>1.39875</text:p>
          </table:table-cell>
          <table:table-cell/>
          <table:table-cell office:value-type="float" office:value="41.0939" calcext:value-type="float">
            <text:p>41.0939</text:p>
          </table:table-cell>
          <table:table-cell office:value-type="float" office:value="44.0829" calcext:value-type="float">
            <text:p>44.0829</text:p>
          </table:table-cell>
          <table:table-cell office:value-type="float" office:value="46.8635" calcext:value-type="float">
            <text:p>46.8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9278" calcext:value-type="float">
            <text:p>37.9278</text:p>
          </table:table-cell>
          <table:table-cell/>
          <table:table-cell table:formula="of:=[.B53]/[.J53]" office:value-type="float" office:value="0.00284499645932851" calcext:value-type="float">
            <text:p>0.0028449965</text:p>
          </table:table-cell>
          <table:table-cell table:formula="of:=[.C53]/[.K53]" office:value-type="float" office:value="0.0331491349253339" calcext:value-type="float">
            <text:p>0.0331491349</text:p>
          </table:table-cell>
          <table:table-cell table:formula="of:=[.D53]/[.L53]" office:value-type="float" office:value="0.00294184173183821" calcext:value-type="float">
            <text:p>0.0029418417</text:p>
          </table:table-cell>
          <table:table-cell table:formula="of:=[.E53]/[.M53]" office:value-type="string" office:string-value="" calcext:value-type="error">
            <text:p>#DIV/0!</text:p>
          </table:table-cell>
          <table:table-cell table:formula="of:=[.F53]/[.N53]" office:value-type="string" office:string-value="" calcext:value-type="error">
            <text:p>#DIV/0!</text:p>
          </table:table-cell>
          <table:table-cell table:formula="of:=[.G53]/[.O53]" office:value-type="string" office:string-value="" calcext:value-type="error">
            <text:p>#DIV/0!</text:p>
          </table:table-cell>
          <table:table-cell table:formula="of:=[.H53]/[.P53]" office:value-type="float" office:value="0.0368792811605208" calcext:value-type="float">
            <text:p>0.03687928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30732" calcext:value-type="float">
            <text:p>0.130732</text:p>
          </table:table-cell>
          <table:table-cell office:value-type="float" office:value="1.00264" calcext:value-type="float">
            <text:p>1.00264</text:p>
          </table:table-cell>
          <table:table-cell office:value-type="float" office:value="0.0952371" calcext:value-type="float">
            <text:p>0.0952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585" calcext:value-type="float">
            <text:p>1.52585</text:p>
          </table:table-cell>
          <table:table-cell/>
          <table:table-cell office:value-type="float" office:value="39.5034" calcext:value-type="float">
            <text:p>39.5034</text:p>
          </table:table-cell>
          <table:table-cell office:value-type="float" office:value="44.5443" calcext:value-type="float">
            <text:p>44.5443</text:p>
          </table:table-cell>
          <table:table-cell office:value-type="float" office:value="46.0164" calcext:value-type="float">
            <text:p>46.0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448" calcext:value-type="float">
            <text:p>37.3448</text:p>
          </table:table-cell>
          <table:table-cell/>
          <table:table-cell table:formula="of:=[.B54]/[.J54]" office:value-type="float" office:value="0.00330938602753181" calcext:value-type="float">
            <text:p>0.003309386</text:p>
          </table:table-cell>
          <table:table-cell table:formula="of:=[.C54]/[.K54]" office:value-type="float" office:value="0.0225088282900394" calcext:value-type="float">
            <text:p>0.0225088283</text:p>
          </table:table-cell>
          <table:table-cell table:formula="of:=[.D54]/[.L54]" office:value-type="float" office:value="0.00206963386966386" calcext:value-type="float">
            <text:p>0.0020696339</text:p>
          </table:table-cell>
          <table:table-cell table:formula="of:=[.E54]/[.M54]" office:value-type="string" office:string-value="" calcext:value-type="error">
            <text:p>#DIV/0!</text:p>
          </table:table-cell>
          <table:table-cell table:formula="of:=[.F54]/[.N54]" office:value-type="string" office:string-value="" calcext:value-type="error">
            <text:p>#DIV/0!</text:p>
          </table:table-cell>
          <table:table-cell table:formula="of:=[.G54]/[.O54]" office:value-type="string" office:string-value="" calcext:value-type="error">
            <text:p>#DIV/0!</text:p>
          </table:table-cell>
          <table:table-cell table:formula="of:=[.H54]/[.P54]" office:value-type="float" office:value="0.0408584327670787" calcext:value-type="float">
            <text:p>0.040858432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14867" calcext:value-type="float">
            <text:p>0.114867</text:p>
          </table:table-cell>
          <table:table-cell office:value-type="float" office:value="0.56493" calcext:value-type="float">
            <text:p>0.56493</text:p>
          </table:table-cell>
          <table:table-cell office:value-type="float" office:value="0.0580698" calcext:value-type="float">
            <text:p>0.0580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5042" calcext:value-type="float">
            <text:p>1.95042</text:p>
          </table:table-cell>
          <table:table-cell/>
          <table:table-cell office:value-type="float" office:value="40.9236" calcext:value-type="float">
            <text:p>40.9236</text:p>
          </table:table-cell>
          <table:table-cell office:value-type="float" office:value="44.4211" calcext:value-type="float">
            <text:p>44.4211</text:p>
          </table:table-cell>
          <table:table-cell office:value-type="float" office:value="44.0042" calcext:value-type="float">
            <text:p>44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1165" calcext:value-type="float">
            <text:p>36.1165</text:p>
          </table:table-cell>
          <table:table-cell/>
          <table:table-cell table:formula="of:=[.B55]/[.J55]" office:value-type="float" office:value="0.00280686449872445" calcext:value-type="float">
            <text:p>0.0028068645</text:p>
          </table:table-cell>
          <table:table-cell table:formula="of:=[.C55]/[.K55]" office:value-type="float" office:value="0.0127176049219853" calcext:value-type="float">
            <text:p>0.0127176049</text:p>
          </table:table-cell>
          <table:table-cell table:formula="of:=[.D55]/[.L55]" office:value-type="float" office:value="0.00131964221597029" calcext:value-type="float">
            <text:p>0.0013196422</text:p>
          </table:table-cell>
          <table:table-cell table:formula="of:=[.E55]/[.M55]" office:value-type="string" office:string-value="" calcext:value-type="error">
            <text:p>#DIV/0!</text:p>
          </table:table-cell>
          <table:table-cell table:formula="of:=[.F55]/[.N55]" office:value-type="string" office:string-value="" calcext:value-type="error">
            <text:p>#DIV/0!</text:p>
          </table:table-cell>
          <table:table-cell table:formula="of:=[.G55]/[.O55]" office:value-type="string" office:string-value="" calcext:value-type="error">
            <text:p>#DIV/0!</text:p>
          </table:table-cell>
          <table:table-cell table:formula="of:=[.H55]/[.P55]" office:value-type="float" office:value="0.0540035717746736" calcext:value-type="float">
            <text:p>0.054003571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67579" calcext:value-type="float">
            <text:p>0.167579</text:p>
          </table:table-cell>
          <table:table-cell office:value-type="float" office:value="0.575053" calcext:value-type="float">
            <text:p>0.575053</text:p>
          </table:table-cell>
          <table:table-cell office:value-type="float" office:value="0.310586" calcext:value-type="float">
            <text:p>0.310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5372" calcext:value-type="float">
            <text:p>6.45372</text:p>
          </table:table-cell>
          <table:table-cell office:value-type="float" office:value="2.4153" calcext:value-type="float">
            <text:p>2.4153</text:p>
          </table:table-cell>
          <table:table-cell/>
          <table:table-cell office:value-type="float" office:value="39.5495" calcext:value-type="float">
            <text:p>39.5495</text:p>
          </table:table-cell>
          <table:table-cell office:value-type="float" office:value="45.5245" calcext:value-type="float">
            <text:p>45.5245</text:p>
          </table:table-cell>
          <table:table-cell office:value-type="float" office:value="42.9638" calcext:value-type="float">
            <text:p>42.9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241" calcext:value-type="float">
            <text:p>33.8241</text:p>
          </table:table-cell>
          <table:table-cell office:value-type="float" office:value="36.1641" calcext:value-type="float">
            <text:p>36.1641</text:p>
          </table:table-cell>
          <table:table-cell/>
          <table:table-cell table:formula="of:=[.B56]/[.J56]" office:value-type="float" office:value="0.00423719642473356" calcext:value-type="float">
            <text:p>0.0042371964</text:p>
          </table:table-cell>
          <table:table-cell table:formula="of:=[.C56]/[.K56]" office:value-type="float" office:value="0.0126317257740338" calcext:value-type="float">
            <text:p>0.0126317258</text:p>
          </table:table-cell>
          <table:table-cell table:formula="of:=[.D56]/[.L56]" office:value-type="float" office:value="0.00722901605537685" calcext:value-type="float">
            <text:p>0.0072290161</text:p>
          </table:table-cell>
          <table:table-cell table:formula="of:=[.E56]/[.M56]" office:value-type="string" office:string-value="" calcext:value-type="error">
            <text:p>#DIV/0!</text:p>
          </table:table-cell>
          <table:table-cell table:formula="of:=[.F56]/[.N56]" office:value-type="string" office:string-value="" calcext:value-type="error">
            <text:p>#DIV/0!</text:p>
          </table:table-cell>
          <table:table-cell table:formula="of:=[.G56]/[.O56]" office:value-type="float" office:value="0.190802416028808" calcext:value-type="float">
            <text:p>0.190802416</text:p>
          </table:table-cell>
          <table:table-cell table:formula="of:=[.H56]/[.P56]" office:value-type="float" office:value="0.0667872282180395" calcext:value-type="float">
            <text:p>0.066787228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01323" calcext:value-type="float">
            <text:p>0.101323</text:p>
          </table:table-cell>
          <table:table-cell office:value-type="float" office:value="0.435369" calcext:value-type="float">
            <text:p>0.435369</text:p>
          </table:table-cell>
          <table:table-cell office:value-type="float" office:value="0.508167" calcext:value-type="float">
            <text:p>0.508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511" calcext:value-type="float">
            <text:p>0.726511</text:p>
          </table:table-cell>
          <table:table-cell office:value-type="float" office:value="2.67367" calcext:value-type="float">
            <text:p>2.67367</text:p>
          </table:table-cell>
          <table:table-cell/>
          <table:table-cell office:value-type="float" office:value="40.2731" calcext:value-type="float">
            <text:p>40.2731</text:p>
          </table:table-cell>
          <table:table-cell office:value-type="float" office:value="46.0449" calcext:value-type="float">
            <text:p>46.0449</text:p>
          </table:table-cell>
          <table:table-cell office:value-type="float" office:value="43.3376" calcext:value-type="float">
            <text:p>43.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469" calcext:value-type="float">
            <text:p>35.5469</text:p>
          </table:table-cell>
          <table:table-cell office:value-type="float" office:value="36.8407" calcext:value-type="float">
            <text:p>36.8407</text:p>
          </table:table-cell>
          <table:table-cell/>
          <table:table-cell table:formula="of:=[.B57]/[.J57]" office:value-type="float" office:value="0.00251589770839593" calcext:value-type="float">
            <text:p>0.0025158977</text:p>
          </table:table-cell>
          <table:table-cell table:formula="of:=[.C57]/[.K57]" office:value-type="float" office:value="0.00945531426933276" calcext:value-type="float">
            <text:p>0.0094553143</text:p>
          </table:table-cell>
          <table:table-cell table:formula="of:=[.D57]/[.L57]" office:value-type="float" office:value="0.0117257762312634" calcext:value-type="float">
            <text:p>0.0117257762</text:p>
          </table:table-cell>
          <table:table-cell table:formula="of:=[.E57]/[.M57]" office:value-type="string" office:string-value="" calcext:value-type="error">
            <text:p>#DIV/0!</text:p>
          </table:table-cell>
          <table:table-cell table:formula="of:=[.F57]/[.N57]" office:value-type="string" office:string-value="" calcext:value-type="error">
            <text:p>#DIV/0!</text:p>
          </table:table-cell>
          <table:table-cell table:formula="of:=[.G57]/[.O57]" office:value-type="float" office:value="0.0204380972743052" calcext:value-type="float">
            <text:p>0.0204380973</text:p>
          </table:table-cell>
          <table:table-cell table:formula="of:=[.H57]/[.P57]" office:value-type="float" office:value="0.0725738110296493" calcext:value-type="float">
            <text:p>0.0725738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91385" calcext:value-type="float">
            <text:p>0.391385</text:p>
          </table:table-cell>
          <table:table-cell office:value-type="float" office:value="1.0831" calcext:value-type="float">
            <text:p>1.0831</text:p>
          </table:table-cell>
          <table:table-cell office:value-type="float" office:value="0.851699" calcext:value-type="float">
            <text:p>0.851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454" calcext:value-type="float">
            <text:p>1.23454</text:p>
          </table:table-cell>
          <table:table-cell office:value-type="float" office:value="2.94664" calcext:value-type="float">
            <text:p>2.94664</text:p>
          </table:table-cell>
          <table:table-cell/>
          <table:table-cell office:value-type="float" office:value="40.4897" calcext:value-type="float">
            <text:p>40.4897</text:p>
          </table:table-cell>
          <table:table-cell office:value-type="float" office:value="44.4431" calcext:value-type="float">
            <text:p>44.4431</text:p>
          </table:table-cell>
          <table:table-cell office:value-type="float" office:value="42.0176" calcext:value-type="float">
            <text:p>42.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346" calcext:value-type="float">
            <text:p>36.0346</text:p>
          </table:table-cell>
          <table:table-cell office:value-type="float" office:value="36.5223" calcext:value-type="float">
            <text:p>36.5223</text:p>
          </table:table-cell>
          <table:table-cell/>
          <table:table-cell table:formula="of:=[.B58]/[.J58]" office:value-type="float" office:value="0.00966628549976908" calcext:value-type="float">
            <text:p>0.0096662855</text:p>
          </table:table-cell>
          <table:table-cell table:formula="of:=[.C58]/[.K58]" office:value-type="float" office:value="0.024370487207238" calcext:value-type="float">
            <text:p>0.0243704872</text:p>
          </table:table-cell>
          <table:table-cell table:formula="of:=[.D58]/[.L58]" office:value-type="float" office:value="0.0202700535013899" calcext:value-type="float">
            <text:p>0.0202700535</text:p>
          </table:table-cell>
          <table:table-cell table:formula="of:=[.E58]/[.M58]" office:value-type="string" office:string-value="" calcext:value-type="error">
            <text:p>#DIV/0!</text:p>
          </table:table-cell>
          <table:table-cell table:formula="of:=[.F58]/[.N58]" office:value-type="string" office:string-value="" calcext:value-type="error">
            <text:p>#DIV/0!</text:p>
          </table:table-cell>
          <table:table-cell table:formula="of:=[.G58]/[.O58]" office:value-type="float" office:value="0.0342598502550327" calcext:value-type="float">
            <text:p>0.0342598503</text:p>
          </table:table-cell>
          <table:table-cell table:formula="of:=[.H58]/[.P58]" office:value-type="float" office:value="0.0806805705007626" calcext:value-type="float">
            <text:p>0.080680570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69665" calcext:value-type="float">
            <text:p>0.369665</text:p>
          </table:table-cell>
          <table:table-cell office:value-type="float" office:value="0.724685" calcext:value-type="float">
            <text:p>0.724685</text:p>
          </table:table-cell>
          <table:table-cell office:value-type="float" office:value="1.14396" calcext:value-type="float">
            <text:p>1.14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97" calcext:value-type="float">
            <text:p>1.0597</text:p>
          </table:table-cell>
          <table:table-cell office:value-type="float" office:value="2.746" calcext:value-type="float">
            <text:p>2.746</text:p>
          </table:table-cell>
          <table:table-cell/>
          <table:table-cell office:value-type="float" office:value="39.7788" calcext:value-type="float">
            <text:p>39.7788</text:p>
          </table:table-cell>
          <table:table-cell office:value-type="float" office:value="43.7114" calcext:value-type="float">
            <text:p>43.7114</text:p>
          </table:table-cell>
          <table:table-cell office:value-type="float" office:value="45.6804" calcext:value-type="float">
            <text:p>45.6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89" calcext:value-type="float">
            <text:p>36.489</text:p>
          </table:table-cell>
          <table:table-cell office:value-type="float" office:value="36.3584" calcext:value-type="float">
            <text:p>36.3584</text:p>
          </table:table-cell>
          <table:table-cell/>
          <table:table-cell table:formula="of:=[.B59]/[.J59]" office:value-type="float" office:value="0.00929301537502388" calcext:value-type="float">
            <text:p>0.0092930154</text:p>
          </table:table-cell>
          <table:table-cell table:formula="of:=[.C59]/[.K59]" office:value-type="float" office:value="0.0165788558591123" calcext:value-type="float">
            <text:p>0.0165788559</text:p>
          </table:table-cell>
          <table:table-cell table:formula="of:=[.D59]/[.L59]" office:value-type="float" office:value="0.0250426878924002" calcext:value-type="float">
            <text:p>0.0250426879</text:p>
          </table:table-cell>
          <table:table-cell table:formula="of:=[.E59]/[.M59]" office:value-type="string" office:string-value="" calcext:value-type="error">
            <text:p>#DIV/0!</text:p>
          </table:table-cell>
          <table:table-cell table:formula="of:=[.F59]/[.N59]" office:value-type="string" office:string-value="" calcext:value-type="error">
            <text:p>#DIV/0!</text:p>
          </table:table-cell>
          <table:table-cell table:formula="of:=[.G59]/[.O59]" office:value-type="float" office:value="0.0290416289840774" calcext:value-type="float">
            <text:p>0.029041629</text:p>
          </table:table-cell>
          <table:table-cell table:formula="of:=[.H59]/[.P59]" office:value-type="float" office:value="0.0755258757261046" calcext:value-type="float">
            <text:p>0.075525875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09659" calcext:value-type="float">
            <text:p>0.309659</text:p>
          </table:table-cell>
          <table:table-cell office:value-type="float" office:value="0.202692" calcext:value-type="float">
            <text:p>0.202692</text:p>
          </table:table-cell>
          <table:table-cell office:value-type="float" office:value="1.30003" calcext:value-type="float">
            <text:p>1.3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357" calcext:value-type="float">
            <text:p>1.21357</text:p>
          </table:table-cell>
          <table:table-cell office:value-type="float" office:value="2.4977" calcext:value-type="float">
            <text:p>2.4977</text:p>
          </table:table-cell>
          <table:table-cell/>
          <table:table-cell office:value-type="float" office:value="37.4372" calcext:value-type="float">
            <text:p>37.4372</text:p>
          </table:table-cell>
          <table:table-cell office:value-type="float" office:value="44.3511" calcext:value-type="float">
            <text:p>44.3511</text:p>
          </table:table-cell>
          <table:table-cell office:value-type="float" office:value="45.4883" calcext:value-type="float">
            <text:p>45.4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531" calcext:value-type="float">
            <text:p>36.7531</text:p>
          </table:table-cell>
          <table:table-cell office:value-type="float" office:value="37.6511" calcext:value-type="float">
            <text:p>37.6511</text:p>
          </table:table-cell>
          <table:table-cell/>
          <table:table-cell table:formula="of:=[.B60]/[.J60]" office:value-type="float" office:value="0.00827142521342408" calcext:value-type="float">
            <text:p>0.0082714252</text:p>
          </table:table-cell>
          <table:table-cell table:formula="of:=[.C60]/[.K60]" office:value-type="float" office:value="0.00457016849638453" calcext:value-type="float">
            <text:p>0.0045701685</text:p>
          </table:table-cell>
          <table:table-cell table:formula="of:=[.D60]/[.L60]" office:value-type="float" office:value="0.0285794369101505" calcext:value-type="float">
            <text:p>0.0285794369</text:p>
          </table:table-cell>
          <table:table-cell table:formula="of:=[.E60]/[.M60]" office:value-type="string" office:string-value="" calcext:value-type="error">
            <text:p>#DIV/0!</text:p>
          </table:table-cell>
          <table:table-cell table:formula="of:=[.F60]/[.N60]" office:value-type="string" office:string-value="" calcext:value-type="error">
            <text:p>#DIV/0!</text:p>
          </table:table-cell>
          <table:table-cell table:formula="of:=[.G60]/[.O60]" office:value-type="float" office:value="0.0330195276044742" calcext:value-type="float">
            <text:p>0.0330195276</text:p>
          </table:table-cell>
          <table:table-cell table:formula="of:=[.H60]/[.P60]" office:value-type="float" office:value="0.0663380352765258" calcext:value-type="float">
            <text:p>0.066338035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925509" calcext:value-type="float">
            <text:p>0.0925509</text:p>
          </table:table-cell>
          <table:table-cell office:value-type="float" office:value="0.963077" calcext:value-type="float">
            <text:p>0.963077</text:p>
          </table:table-cell>
          <table:table-cell office:value-type="float" office:value="1.33205" calcext:value-type="float">
            <text:p>1.33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184" calcext:value-type="float">
            <text:p>1.35184</text:p>
          </table:table-cell>
          <table:table-cell office:value-type="float" office:value="2.36555" calcext:value-type="float">
            <text:p>2.36555</text:p>
          </table:table-cell>
          <table:table-cell/>
          <table:table-cell office:value-type="float" office:value="38.1111" calcext:value-type="float">
            <text:p>38.1111</text:p>
          </table:table-cell>
          <table:table-cell office:value-type="float" office:value="43.4131" calcext:value-type="float">
            <text:p>43.4131</text:p>
          </table:table-cell>
          <table:table-cell office:value-type="float" office:value="48.0217" calcext:value-type="float">
            <text:p>48.0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285" calcext:value-type="float">
            <text:p>36.2285</text:p>
          </table:table-cell>
          <table:table-cell office:value-type="float" office:value="37.3198" calcext:value-type="float">
            <text:p>37.3198</text:p>
          </table:table-cell>
          <table:table-cell/>
          <table:table-cell table:formula="of:=[.B61]/[.J61]" office:value-type="float" office:value="0.00242844997913994" calcext:value-type="float">
            <text:p>0.00242845</text:p>
          </table:table-cell>
          <table:table-cell table:formula="of:=[.C61]/[.K61]" office:value-type="float" office:value="0.0221840181880584" calcext:value-type="float">
            <text:p>0.0221840182</text:p>
          </table:table-cell>
          <table:table-cell table:formula="of:=[.D61]/[.L61]" office:value-type="float" office:value="0.0277385015524232" calcext:value-type="float">
            <text:p>0.0277385016</text:p>
          </table:table-cell>
          <table:table-cell table:formula="of:=[.E61]/[.M61]" office:value-type="string" office:string-value="" calcext:value-type="error">
            <text:p>#DIV/0!</text:p>
          </table:table-cell>
          <table:table-cell table:formula="of:=[.F61]/[.N61]" office:value-type="string" office:string-value="" calcext:value-type="error">
            <text:p>#DIV/0!</text:p>
          </table:table-cell>
          <table:table-cell table:formula="of:=[.G61]/[.O61]" office:value-type="float" office:value="0.0373142691527389" calcext:value-type="float">
            <text:p>0.0373142692</text:p>
          </table:table-cell>
          <table:table-cell table:formula="of:=[.H61]/[.P61]" office:value-type="float" office:value="0.0633859238259583" calcext:value-type="float">
            <text:p>0.063385923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740946" calcext:value-type="float">
            <text:p>0.0740946</text:p>
          </table:table-cell>
          <table:table-cell office:value-type="float" office:value="1.1357" calcext:value-type="float">
            <text:p>1.1357</text:p>
          </table:table-cell>
          <table:table-cell office:value-type="float" office:value="1.10484" calcext:value-type="float">
            <text:p>1.10484</text:p>
          </table:table-cell>
          <table:table-cell office:value-type="float" office:value="11.3721" calcext:value-type="float">
            <text:p>11.3721</text:p>
          </table:table-cell>
          <table:table-cell office:value-type="float" office:value="0" calcext:value-type="float">
            <text:p>0</text:p>
          </table:table-cell>
          <table:table-cell office:value-type="float" office:value="1.5635" calcext:value-type="float">
            <text:p>1.5635</text:p>
          </table:table-cell>
          <table:table-cell office:value-type="float" office:value="2.48936" calcext:value-type="float">
            <text:p>2.48936</text:p>
          </table:table-cell>
          <table:table-cell/>
          <table:table-cell office:value-type="float" office:value="37.3918" calcext:value-type="float">
            <text:p>37.3918</text:p>
          </table:table-cell>
          <table:table-cell office:value-type="float" office:value="42.9806" calcext:value-type="float">
            <text:p>42.9806</text:p>
          </table:table-cell>
          <table:table-cell office:value-type="float" office:value="46.983" calcext:value-type="float">
            <text:p>46.983</text:p>
          </table:table-cell>
          <table:table-cell office:value-type="float" office:value="38.1711" calcext:value-type="float">
            <text:p>38.1711</text:p>
          </table:table-cell>
          <table:table-cell office:value-type="float" office:value="0" calcext:value-type="float">
            <text:p>0</text:p>
          </table:table-cell>
          <table:table-cell office:value-type="float" office:value="36.5573" calcext:value-type="float">
            <text:p>36.5573</text:p>
          </table:table-cell>
          <table:table-cell office:value-type="float" office:value="37.7873" calcext:value-type="float">
            <text:p>37.7873</text:p>
          </table:table-cell>
          <table:table-cell/>
          <table:table-cell table:formula="of:=[.B62]/[.J62]" office:value-type="float" office:value="0.00198157350007221" calcext:value-type="float">
            <text:p>0.0019815735</text:p>
          </table:table-cell>
          <table:table-cell table:formula="of:=[.C62]/[.K62]" office:value-type="float" office:value="0.0264235492291871" calcext:value-type="float">
            <text:p>0.0264235492</text:p>
          </table:table-cell>
          <table:table-cell table:formula="of:=[.D62]/[.L62]" office:value-type="float" office:value="0.0235157397356491" calcext:value-type="float">
            <text:p>0.0235157397</text:p>
          </table:table-cell>
          <table:table-cell table:formula="of:=[.E62]/[.M62]" office:value-type="float" office:value="0.297924345905672" calcext:value-type="float">
            <text:p>0.2979243459</text:p>
          </table:table-cell>
          <table:table-cell table:formula="of:=[.F62]/[.N62]" office:value-type="string" office:string-value="" calcext:value-type="error">
            <text:p>#DIV/0!</text:p>
          </table:table-cell>
          <table:table-cell table:formula="of:=[.G62]/[.O62]" office:value-type="float" office:value="0.0427684757900611" calcext:value-type="float">
            <text:p>0.0427684758</text:p>
          </table:table-cell>
          <table:table-cell table:formula="of:=[.H62]/[.P62]" office:value-type="float" office:value="0.0658782183432" calcext:value-type="float">
            <text:p>0.065878218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953266" calcext:value-type="float">
            <text:p>0.0953266</text:p>
          </table:table-cell>
          <table:table-cell office:value-type="float" office:value="1.12441" calcext:value-type="float">
            <text:p>1.12441</text:p>
          </table:table-cell>
          <table:table-cell office:value-type="float" office:value="0.863331" calcext:value-type="float">
            <text:p>0.863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7964" calcext:value-type="float">
            <text:p>0.847964</text:p>
          </table:table-cell>
          <table:table-cell office:value-type="float" office:value="2.74809" calcext:value-type="float">
            <text:p>2.74809</text:p>
          </table:table-cell>
          <table:table-cell/>
          <table:table-cell office:value-type="float" office:value="38.1849" calcext:value-type="float">
            <text:p>38.1849</text:p>
          </table:table-cell>
          <table:table-cell office:value-type="float" office:value="42.7029" calcext:value-type="float">
            <text:p>42.7029</text:p>
          </table:table-cell>
          <table:table-cell office:value-type="float" office:value="47.4182" calcext:value-type="float">
            <text:p>47.4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222" calcext:value-type="float">
            <text:p>34.3222</text:p>
          </table:table-cell>
          <table:table-cell office:value-type="float" office:value="38.5139" calcext:value-type="float">
            <text:p>38.5139</text:p>
          </table:table-cell>
          <table:table-cell/>
          <table:table-cell table:formula="of:=[.B63]/[.J63]" office:value-type="float" office:value="0.00249644754863834" calcext:value-type="float">
            <text:p>0.0024964475</text:p>
          </table:table-cell>
          <table:table-cell table:formula="of:=[.C63]/[.K63]" office:value-type="float" office:value="0.026330998597285" calcext:value-type="float">
            <text:p>0.0263309986</text:p>
          </table:table-cell>
          <table:table-cell table:formula="of:=[.D63]/[.L63]" office:value-type="float" office:value="0.0182067434023223" calcext:value-type="float">
            <text:p>0.0182067434</text:p>
          </table:table-cell>
          <table:table-cell table:formula="of:=[.E63]/[.M63]" office:value-type="string" office:string-value="" calcext:value-type="error">
            <text:p>#DIV/0!</text:p>
          </table:table-cell>
          <table:table-cell table:formula="of:=[.F63]/[.N63]" office:value-type="string" office:string-value="" calcext:value-type="error">
            <text:p>#DIV/0!</text:p>
          </table:table-cell>
          <table:table-cell table:formula="of:=[.G63]/[.O63]" office:value-type="float" office:value="0.0247059920401373" calcext:value-type="float">
            <text:p>0.024705992</text:p>
          </table:table-cell>
          <table:table-cell table:formula="of:=[.H63]/[.P63]" office:value-type="float" office:value="0.0713531997538551" calcext:value-type="float">
            <text:p>0.071353199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44525" calcext:value-type="float">
            <text:p>0.244525</text:p>
          </table:table-cell>
          <table:table-cell office:value-type="float" office:value="0.961098" calcext:value-type="float">
            <text:p>0.961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09" calcext:value-type="float">
            <text:p>0.23409</text:p>
          </table:table-cell>
          <table:table-cell office:value-type="float" office:value="2.76916" calcext:value-type="float">
            <text:p>2.76916</text:p>
          </table:table-cell>
          <table:table-cell/>
          <table:table-cell office:value-type="float" office:value="37.702" calcext:value-type="float">
            <text:p>37.702</text:p>
          </table:table-cell>
          <table:table-cell office:value-type="float" office:value="42.582" calcext:value-type="float">
            <text:p>42.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1325" calcext:value-type="float">
            <text:p>38.1325</text:p>
          </table:table-cell>
          <table:table-cell office:value-type="float" office:value="38.3481" calcext:value-type="float">
            <text:p>38.3481</text:p>
          </table:table-cell>
          <table:table-cell/>
          <table:table-cell table:formula="of:=[.B64]/[.J64]" office:value-type="float" office:value="0.00648573019998939" calcext:value-type="float">
            <text:p>0.0064857302</text:p>
          </table:table-cell>
          <table:table-cell table:formula="of:=[.C64]/[.K64]" office:value-type="float" office:value="0.0225705227560941" calcext:value-type="float">
            <text:p>0.0225705228</text:p>
          </table:table-cell>
          <table:table-cell table:formula="of:=[.D64]/[.L64]" office:value-type="string" office:string-value="" calcext:value-type="error">
            <text:p>#DIV/0!</text:p>
          </table:table-cell>
          <table:table-cell table:formula="of:=[.E64]/[.M64]" office:value-type="string" office:string-value="" calcext:value-type="error">
            <text:p>#DIV/0!</text:p>
          </table:table-cell>
          <table:table-cell table:formula="of:=[.F64]/[.N64]" office:value-type="string" office:string-value="" calcext:value-type="error">
            <text:p>#DIV/0!</text:p>
          </table:table-cell>
          <table:table-cell table:formula="of:=[.G64]/[.O64]" office:value-type="float" office:value="0.00613885792958762" calcext:value-type="float">
            <text:p>0.0061388579</text:p>
          </table:table-cell>
          <table:table-cell table:formula="of:=[.H64]/[.P64]" office:value-type="float" office:value="0.0722111395349444" calcext:value-type="float">
            <text:p>0.072211139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63851" calcext:value-type="float">
            <text:p>0.363851</text:p>
          </table:table-cell>
          <table:table-cell office:value-type="float" office:value="1.70297" calcext:value-type="float">
            <text:p>1.70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7947" calcext:value-type="float">
            <text:p>2.97947</text:p>
          </table:table-cell>
          <table:table-cell/>
          <table:table-cell office:value-type="float" office:value="40.243" calcext:value-type="float">
            <text:p>40.243</text:p>
          </table:table-cell>
          <table:table-cell office:value-type="float" office:value="41.5906" calcext:value-type="float">
            <text:p>41.59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.4022" calcext:value-type="float">
            <text:p>38.4022</text:p>
          </table:table-cell>
          <table:table-cell/>
          <table:table-cell table:formula="of:=[.B65]/[.J65]" office:value-type="float" office:value="0.00904134880600353" calcext:value-type="float">
            <text:p>0.0090413488</text:p>
          </table:table-cell>
          <table:table-cell table:formula="of:=[.C65]/[.K65]" office:value-type="float" office:value="0.0409460310743293" calcext:value-type="float">
            <text:p>0.0409460311</text:p>
          </table:table-cell>
          <table:table-cell table:formula="of:=[.D65]/[.L65]" office:value-type="string" office:string-value="" calcext:value-type="error">
            <text:p>#DIV/0!</text:p>
          </table:table-cell>
          <table:table-cell table:formula="of:=[.E65]/[.M65]" office:value-type="string" office:string-value="" calcext:value-type="error">
            <text:p>#DIV/0!</text:p>
          </table:table-cell>
          <table:table-cell table:formula="of:=[.F65]/[.N65]" office:value-type="string" office:string-value="" calcext:value-type="error">
            <text:p>#DIV/0!</text:p>
          </table:table-cell>
          <table:table-cell table:formula="of:=[.G65]/[.O65]" office:value-type="string" office:string-value="" calcext:value-type="error">
            <text:p>#DIV/0!</text:p>
          </table:table-cell>
          <table:table-cell table:formula="of:=[.H65]/[.P65]" office:value-type="float" office:value="0.0775859195566921" calcext:value-type="float">
            <text:p>0.077585919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85694" calcext:value-type="float">
            <text:p>0.385694</text:p>
          </table:table-cell>
          <table:table-cell office:value-type="float" office:value="0.996148" calcext:value-type="float">
            <text:p>0.996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7914" calcext:value-type="float">
            <text:p>0.467914</text:p>
          </table:table-cell>
          <table:table-cell office:value-type="float" office:value="3.08757" calcext:value-type="float">
            <text:p>3.08757</text:p>
          </table:table-cell>
          <table:table-cell/>
          <table:table-cell office:value-type="float" office:value="40.1736" calcext:value-type="float">
            <text:p>40.1736</text:p>
          </table:table-cell>
          <table:table-cell office:value-type="float" office:value="41.4738" calcext:value-type="float">
            <text:p>41.4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0234" calcext:value-type="float">
            <text:p>34.0234</text:p>
          </table:table-cell>
          <table:table-cell office:value-type="float" office:value="37.7665" calcext:value-type="float">
            <text:p>37.7665</text:p>
          </table:table-cell>
          <table:table-cell/>
          <table:table-cell table:formula="of:=[.B66]/[.J66]" office:value-type="float" office:value="0.00960068303562539" calcext:value-type="float">
            <text:p>0.009600683</text:p>
          </table:table-cell>
          <table:table-cell table:formula="of:=[.C66]/[.K66]" office:value-type="float" office:value="0.024018729896947" calcext:value-type="float">
            <text:p>0.0240187299</text:p>
          </table:table-cell>
          <table:table-cell table:formula="of:=[.D66]/[.L66]" office:value-type="string" office:string-value="" calcext:value-type="error">
            <text:p>#DIV/0!</text:p>
          </table:table-cell>
          <table:table-cell table:formula="of:=[.E66]/[.M66]" office:value-type="string" office:string-value="" calcext:value-type="error">
            <text:p>#DIV/0!</text:p>
          </table:table-cell>
          <table:table-cell table:formula="of:=[.F66]/[.N66]" office:value-type="string" office:string-value="" calcext:value-type="error">
            <text:p>#DIV/0!</text:p>
          </table:table-cell>
          <table:table-cell table:formula="of:=[.G66]/[.O66]" office:value-type="float" office:value="0.0137527113692341" calcext:value-type="float">
            <text:p>0.0137527114</text:p>
          </table:table-cell>
          <table:table-cell table:formula="of:=[.H66]/[.P66]" office:value-type="float" office:value="0.0817542001509274" calcext:value-type="float">
            <text:p>0.081754200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78593" calcext:value-type="float">
            <text:p>0.278593</text:p>
          </table:table-cell>
          <table:table-cell office:value-type="float" office:value="0.407164" calcext:value-type="float">
            <text:p>0.407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4568" calcext:value-type="float">
            <text:p>1.14568</text:p>
          </table:table-cell>
          <table:table-cell office:value-type="float" office:value="3.19848" calcext:value-type="float">
            <text:p>3.19848</text:p>
          </table:table-cell>
          <table:table-cell/>
          <table:table-cell office:value-type="float" office:value="38.8222" calcext:value-type="float">
            <text:p>38.8222</text:p>
          </table:table-cell>
          <table:table-cell office:value-type="float" office:value="41.8229" calcext:value-type="float">
            <text:p>41.8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1429" calcext:value-type="float">
            <text:p>33.1429</text:p>
          </table:table-cell>
          <table:table-cell office:value-type="float" office:value="38.1151" calcext:value-type="float">
            <text:p>38.1151</text:p>
          </table:table-cell>
          <table:table-cell/>
          <table:table-cell table:formula="of:=[.B67]/[.J67]" office:value-type="float" office:value="0.00717612603098227" calcext:value-type="float">
            <text:p>0.007176126</text:p>
          </table:table-cell>
          <table:table-cell table:formula="of:=[.C67]/[.K67]" office:value-type="float" office:value="0.0097354320240825" calcext:value-type="float">
            <text:p>0.009735432</text:p>
          </table:table-cell>
          <table:table-cell table:formula="of:=[.D67]/[.L67]" office:value-type="string" office:string-value="" calcext:value-type="error">
            <text:p>#DIV/0!</text:p>
          </table:table-cell>
          <table:table-cell table:formula="of:=[.E67]/[.M67]" office:value-type="string" office:string-value="" calcext:value-type="error">
            <text:p>#DIV/0!</text:p>
          </table:table-cell>
          <table:table-cell table:formula="of:=[.F67]/[.N67]" office:value-type="string" office:string-value="" calcext:value-type="error">
            <text:p>#DIV/0!</text:p>
          </table:table-cell>
          <table:table-cell table:formula="of:=[.G67]/[.O67]" office:value-type="float" office:value="0.0345678863346297" calcext:value-type="float">
            <text:p>0.0345678863</text:p>
          </table:table-cell>
          <table:table-cell table:formula="of:=[.H67]/[.P67]" office:value-type="float" office:value="0.0839163481140021" calcext:value-type="float">
            <text:p>0.083916348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64965" calcext:value-type="float">
            <text:p>0.164965</text:p>
          </table:table-cell>
          <table:table-cell office:value-type="float" office:value="0.278088" calcext:value-type="float">
            <text:p>0.278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753" calcext:value-type="float">
            <text:p>1.53753</text:p>
          </table:table-cell>
          <table:table-cell office:value-type="float" office:value="3.47213" calcext:value-type="float">
            <text:p>3.47213</text:p>
          </table:table-cell>
          <table:table-cell/>
          <table:table-cell office:value-type="float" office:value="38.7314" calcext:value-type="float">
            <text:p>38.7314</text:p>
          </table:table-cell>
          <table:table-cell office:value-type="float" office:value="44.247" calcext:value-type="float">
            <text:p>44.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7548" calcext:value-type="float">
            <text:p>36.7548</text:p>
          </table:table-cell>
          <table:table-cell office:value-type="float" office:value="38.859" calcext:value-type="float">
            <text:p>38.859</text:p>
          </table:table-cell>
          <table:table-cell/>
          <table:table-cell table:formula="of:=[.B68]/[.J68]" office:value-type="float" office:value="0.00425920570906293" calcext:value-type="float">
            <text:p>0.0042592057</text:p>
          </table:table-cell>
          <table:table-cell table:formula="of:=[.C68]/[.K68]" office:value-type="float" office:value="0.00628490067123195" calcext:value-type="float">
            <text:p>0.0062849007</text:p>
          </table:table-cell>
          <table:table-cell table:formula="of:=[.D68]/[.L68]" office:value-type="string" office:string-value="" calcext:value-type="error">
            <text:p>#DIV/0!</text:p>
          </table:table-cell>
          <table:table-cell table:formula="of:=[.E68]/[.M68]" office:value-type="string" office:string-value="" calcext:value-type="error">
            <text:p>#DIV/0!</text:p>
          </table:table-cell>
          <table:table-cell table:formula="of:=[.F68]/[.N68]" office:value-type="string" office:string-value="" calcext:value-type="error">
            <text:p>#DIV/0!</text:p>
          </table:table-cell>
          <table:table-cell table:formula="of:=[.G68]/[.O68]" office:value-type="float" office:value="0.0418320872375853" calcext:value-type="float">
            <text:p>0.0418320872</text:p>
          </table:table-cell>
          <table:table-cell table:formula="of:=[.H68]/[.P68]" office:value-type="float" office:value="0.0893520162639286" calcext:value-type="float">
            <text:p>0.089352016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36298" calcext:value-type="float">
            <text:p>0.136298</text:p>
          </table:table-cell>
          <table:table-cell office:value-type="float" office:value="0.381344" calcext:value-type="float">
            <text:p>0.38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0379" calcext:value-type="float">
            <text:p>1.60379</text:p>
          </table:table-cell>
          <table:table-cell office:value-type="float" office:value="3.62906" calcext:value-type="float">
            <text:p>3.62906</text:p>
          </table:table-cell>
          <table:table-cell/>
          <table:table-cell office:value-type="float" office:value="39.5539" calcext:value-type="float">
            <text:p>39.5539</text:p>
          </table:table-cell>
          <table:table-cell office:value-type="float" office:value="41.8279" calcext:value-type="float">
            <text:p>41.8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2307" calcext:value-type="float">
            <text:p>37.2307</text:p>
          </table:table-cell>
          <table:table-cell office:value-type="float" office:value="39.9666" calcext:value-type="float">
            <text:p>39.9666</text:p>
          </table:table-cell>
          <table:table-cell/>
          <table:table-cell table:formula="of:=[.B69]/[.J69]" office:value-type="float" office:value="0.00344588017869287" calcext:value-type="float">
            <text:p>0.0034458802</text:p>
          </table:table-cell>
          <table:table-cell table:formula="of:=[.C69]/[.K69]" office:value-type="float" office:value="0.00911697694600972" calcext:value-type="float">
            <text:p>0.0091169769</text:p>
          </table:table-cell>
          <table:table-cell table:formula="of:=[.D69]/[.L69]" office:value-type="string" office:string-value="" calcext:value-type="error">
            <text:p>#DIV/0!</text:p>
          </table:table-cell>
          <table:table-cell table:formula="of:=[.E69]/[.M69]" office:value-type="string" office:string-value="" calcext:value-type="error">
            <text:p>#DIV/0!</text:p>
          </table:table-cell>
          <table:table-cell table:formula="of:=[.F69]/[.N69]" office:value-type="string" office:string-value="" calcext:value-type="error">
            <text:p>#DIV/0!</text:p>
          </table:table-cell>
          <table:table-cell table:formula="of:=[.G69]/[.O69]" office:value-type="float" office:value="0.0430770842342476" calcext:value-type="float">
            <text:p>0.0430770842</text:p>
          </table:table-cell>
          <table:table-cell table:formula="of:=[.H69]/[.P69]" office:value-type="float" office:value="0.0908023199371475" calcext:value-type="float">
            <text:p>0.090802319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85093" calcext:value-type="float">
            <text:p>0.285093</text:p>
          </table:table-cell>
          <table:table-cell office:value-type="float" office:value="0.158496" calcext:value-type="float">
            <text:p>0.158496</text:p>
          </table:table-cell>
          <table:table-cell office:value-type="float" office:value="8.4794" calcext:value-type="float">
            <text:p>8.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142" calcext:value-type="float">
            <text:p>1.13142</text:p>
          </table:table-cell>
          <table:table-cell office:value-type="float" office:value="3.11572" calcext:value-type="float">
            <text:p>3.11572</text:p>
          </table:table-cell>
          <table:table-cell/>
          <table:table-cell office:value-type="float" office:value="39.0717" calcext:value-type="float">
            <text:p>39.0717</text:p>
          </table:table-cell>
          <table:table-cell office:value-type="float" office:value="42.9969" calcext:value-type="float">
            <text:p>42.9969</text:p>
          </table:table-cell>
          <table:table-cell office:value-type="float" office:value="39.2429" calcext:value-type="float">
            <text:p>39.2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556" calcext:value-type="float">
            <text:p>36.3556</text:p>
          </table:table-cell>
          <table:table-cell office:value-type="float" office:value="39.5583" calcext:value-type="float">
            <text:p>39.5583</text:p>
          </table:table-cell>
          <table:table-cell/>
          <table:table-cell table:formula="of:=[.B70]/[.J70]" office:value-type="float" office:value="0.00729666229009744" calcext:value-type="float">
            <text:p>0.0072966623</text:p>
          </table:table-cell>
          <table:table-cell table:formula="of:=[.C70]/[.K70]" office:value-type="float" office:value="0.00368621923906142" calcext:value-type="float">
            <text:p>0.0036862192</text:p>
          </table:table-cell>
          <table:table-cell table:formula="of:=[.D70]/[.L70]" office:value-type="float" office:value="0.216074754923821" calcext:value-type="float">
            <text:p>0.2160747549</text:p>
          </table:table-cell>
          <table:table-cell table:formula="of:=[.E70]/[.M70]" office:value-type="string" office:string-value="" calcext:value-type="error">
            <text:p>#DIV/0!</text:p>
          </table:table-cell>
          <table:table-cell table:formula="of:=[.F70]/[.N70]" office:value-type="string" office:string-value="" calcext:value-type="error">
            <text:p>#DIV/0!</text:p>
          </table:table-cell>
          <table:table-cell table:formula="of:=[.G70]/[.O70]" office:value-type="float" office:value="0.0311209277250272" calcext:value-type="float">
            <text:p>0.0311209277</text:p>
          </table:table-cell>
          <table:table-cell table:formula="of:=[.H70]/[.P70]" office:value-type="float" office:value="0.0787627375291658" calcext:value-type="float">
            <text:p>0.078762737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82756" calcext:value-type="float">
            <text:p>0.182756</text:p>
          </table:table-cell>
          <table:table-cell office:value-type="float" office:value="0.540847" calcext:value-type="float">
            <text:p>0.540847</text:p>
          </table:table-cell>
          <table:table-cell office:value-type="float" office:value="1.8594" calcext:value-type="float">
            <text:p>1.8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348" calcext:value-type="float">
            <text:p>1.88348</text:p>
          </table:table-cell>
          <table:table-cell office:value-type="float" office:value="2.62111" calcext:value-type="float">
            <text:p>2.62111</text:p>
          </table:table-cell>
          <table:table-cell/>
          <table:table-cell office:value-type="float" office:value="39.644" calcext:value-type="float">
            <text:p>39.644</text:p>
          </table:table-cell>
          <table:table-cell office:value-type="float" office:value="43.1621" calcext:value-type="float">
            <text:p>43.1621</text:p>
          </table:table-cell>
          <table:table-cell office:value-type="float" office:value="37.0116" calcext:value-type="float">
            <text:p>37.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269" calcext:value-type="float">
            <text:p>38.0269</text:p>
          </table:table-cell>
          <table:table-cell office:value-type="float" office:value="39.9672" calcext:value-type="float">
            <text:p>39.9672</text:p>
          </table:table-cell>
          <table:table-cell/>
          <table:table-cell table:formula="of:=[.B71]/[.J71]" office:value-type="float" office:value="0.00460992836242559" calcext:value-type="float">
            <text:p>0.0046099284</text:p>
          </table:table-cell>
          <table:table-cell table:formula="of:=[.C71]/[.K71]" office:value-type="float" office:value="0.0125305997622915" calcext:value-type="float">
            <text:p>0.0125305998</text:p>
          </table:table-cell>
          <table:table-cell table:formula="of:=[.D71]/[.L71]" office:value-type="float" office:value="0.0502383036669585" calcext:value-type="float">
            <text:p>0.0502383037</text:p>
          </table:table-cell>
          <table:table-cell table:formula="of:=[.E71]/[.M71]" office:value-type="string" office:string-value="" calcext:value-type="error">
            <text:p>#DIV/0!</text:p>
          </table:table-cell>
          <table:table-cell table:formula="of:=[.F71]/[.N71]" office:value-type="string" office:string-value="" calcext:value-type="error">
            <text:p>#DIV/0!</text:p>
          </table:table-cell>
          <table:table-cell table:formula="of:=[.G71]/[.O71]" office:value-type="float" office:value="0.0495302009892997" calcext:value-type="float">
            <text:p>0.049530201</text:p>
          </table:table-cell>
          <table:table-cell table:formula="of:=[.H71]/[.P71]" office:value-type="float" office:value="0.0655815268520187" calcext:value-type="float">
            <text:p>0.065581526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31562" calcext:value-type="float">
            <text:p>0.131562</text:p>
          </table:table-cell>
          <table:table-cell office:value-type="float" office:value="0.450273" calcext:value-type="float">
            <text:p>0.450273</text:p>
          </table:table-cell>
          <table:table-cell office:value-type="float" office:value="1.58317" calcext:value-type="float">
            <text:p>1.58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636" calcext:value-type="float">
            <text:p>2.06636</text:p>
          </table:table-cell>
          <table:table-cell office:value-type="float" office:value="2.50542" calcext:value-type="float">
            <text:p>2.50542</text:p>
          </table:table-cell>
          <table:table-cell/>
          <table:table-cell office:value-type="float" office:value="38.7946" calcext:value-type="float">
            <text:p>38.7946</text:p>
          </table:table-cell>
          <table:table-cell office:value-type="float" office:value="41.4173" calcext:value-type="float">
            <text:p>41.4173</text:p>
          </table:table-cell>
          <table:table-cell office:value-type="float" office:value="38.1559" calcext:value-type="float">
            <text:p>38.1559</text:p>
          </table:table-cell>
          <table:table-cell office:value-type="float" office:value="0" calcext:value-type="float">
            <text:p>0</text:p>
          </table:table-cell>
          <table:table-cell office:value-type="float" office:value="37.6378" calcext:value-type="float">
            <text:p>37.6378</text:p>
          </table:table-cell>
          <table:table-cell office:value-type="float" office:value="37.7818" calcext:value-type="float">
            <text:p>37.7818</text:p>
          </table:table-cell>
          <table:table-cell office:value-type="float" office:value="42.0452" calcext:value-type="float">
            <text:p>42.0452</text:p>
          </table:table-cell>
          <table:table-cell/>
          <table:table-cell table:formula="of:=[.B72]/[.J72]" office:value-type="float" office:value="0.00339124517329731" calcext:value-type="float">
            <text:p>0.0033912452</text:p>
          </table:table-cell>
          <table:table-cell table:formula="of:=[.C72]/[.K72]" office:value-type="float" office:value="0.0108716164501307" calcext:value-type="float">
            <text:p>0.0108716165</text:p>
          </table:table-cell>
          <table:table-cell table:formula="of:=[.D72]/[.L72]" office:value-type="float" office:value="0.0414921414512566" calcext:value-type="float">
            <text:p>0.0414921415</text:p>
          </table:table-cell>
          <table:table-cell table:formula="of:=[.E72]/[.M72]" office:value-type="string" office:string-value="" calcext:value-type="error">
            <text:p>#DIV/0!</text:p>
          </table:table-cell>
          <table:table-cell table:formula="of:=[.F72]/[.N72]" office:value-type="float" office:value="0" calcext:value-type="float">
            <text:p>0</text:p>
          </table:table-cell>
          <table:table-cell table:formula="of:=[.G72]/[.O72]" office:value-type="float" office:value="0.0546919416226861" calcext:value-type="float">
            <text:p>0.0546919416</text:p>
          </table:table-cell>
          <table:table-cell table:formula="of:=[.H72]/[.P72]" office:value-type="float" office:value="0.0595887283209498" calcext:value-type="float">
            <text:p>0.059588728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7152" calcext:value-type="float">
            <text:p>0.37152</text:p>
          </table:table-cell>
          <table:table-cell office:value-type="float" office:value="0.428056" calcext:value-type="float">
            <text:p>0.428056</text:p>
          </table:table-cell>
          <table:table-cell office:value-type="float" office:value="1.53768" calcext:value-type="float">
            <text:p>1.53768</text:p>
          </table:table-cell>
          <table:table-cell office:value-type="float" office:value="0" calcext:value-type="float">
            <text:p>0</text:p>
          </table:table-cell>
          <table:table-cell office:value-type="float" office:value="0.706143" calcext:value-type="float">
            <text:p>0.706143</text:p>
          </table:table-cell>
          <table:table-cell office:value-type="float" office:value="1.30007" calcext:value-type="float">
            <text:p>1.30007</text:p>
          </table:table-cell>
          <table:table-cell office:value-type="float" office:value="2.88399" calcext:value-type="float">
            <text:p>2.88399</text:p>
          </table:table-cell>
          <table:table-cell/>
          <table:table-cell office:value-type="float" office:value="40.42" calcext:value-type="float">
            <text:p>40.42</text:p>
          </table:table-cell>
          <table:table-cell office:value-type="float" office:value="40.5844" calcext:value-type="float">
            <text:p>40.5844</text:p>
          </table:table-cell>
          <table:table-cell office:value-type="float" office:value="38.633" calcext:value-type="float">
            <text:p>38.633</text:p>
          </table:table-cell>
          <table:table-cell office:value-type="float" office:value="0" calcext:value-type="float">
            <text:p>0</text:p>
          </table:table-cell>
          <table:table-cell office:value-type="float" office:value="37.5567" calcext:value-type="float">
            <text:p>37.5567</text:p>
          </table:table-cell>
          <table:table-cell office:value-type="float" office:value="37.4223" calcext:value-type="float">
            <text:p>37.4223</text:p>
          </table:table-cell>
          <table:table-cell office:value-type="float" office:value="44.1565" calcext:value-type="float">
            <text:p>44.1565</text:p>
          </table:table-cell>
          <table:table-cell/>
          <table:table-cell table:formula="of:=[.B73]/[.J73]" office:value-type="float" office:value="0.00919148936170213" calcext:value-type="float">
            <text:p>0.0091914894</text:p>
          </table:table-cell>
          <table:table-cell table:formula="of:=[.C73]/[.K73]" office:value-type="float" office:value="0.0105473038901647" calcext:value-type="float">
            <text:p>0.0105473039</text:p>
          </table:table-cell>
          <table:table-cell table:formula="of:=[.D73]/[.L73]" office:value-type="float" office:value="0.0398022416069164" calcext:value-type="float">
            <text:p>0.0398022416</text:p>
          </table:table-cell>
          <table:table-cell table:formula="of:=[.E73]/[.M73]" office:value-type="string" office:string-value="" calcext:value-type="error">
            <text:p>#DIV/0!</text:p>
          </table:table-cell>
          <table:table-cell table:formula="of:=[.F73]/[.N73]" office:value-type="float" office:value="0.0188020512984368" calcext:value-type="float">
            <text:p>0.0188020513</text:p>
          </table:table-cell>
          <table:table-cell table:formula="of:=[.G73]/[.O73]" office:value-type="float" office:value="0.0347405156818261" calcext:value-type="float">
            <text:p>0.0347405157</text:p>
          </table:table-cell>
          <table:table-cell table:formula="of:=[.H73]/[.P73]" office:value-type="float" office:value="0.0653129210874956" calcext:value-type="float">
            <text:p>0.06531292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88975" calcext:value-type="float">
            <text:p>0.188975</text:p>
          </table:table-cell>
          <table:table-cell office:value-type="float" office:value="0.997299" calcext:value-type="float">
            <text:p>0.997299</text:p>
          </table:table-cell>
          <table:table-cell office:value-type="float" office:value="1.7771" calcext:value-type="float">
            <text:p>1.7771</text:p>
          </table:table-cell>
          <table:table-cell office:value-type="float" office:value="0" calcext:value-type="float">
            <text:p>0</text:p>
          </table:table-cell>
          <table:table-cell office:value-type="float" office:value="0.975857" calcext:value-type="float">
            <text:p>0.975857</text:p>
          </table:table-cell>
          <table:table-cell office:value-type="float" office:value="0.838613" calcext:value-type="float">
            <text:p>0.838613</text:p>
          </table:table-cell>
          <table:table-cell office:value-type="float" office:value="3.2323" calcext:value-type="float">
            <text:p>3.2323</text:p>
          </table:table-cell>
          <table:table-cell/>
          <table:table-cell office:value-type="float" office:value="40.4999" calcext:value-type="float">
            <text:p>40.4999</text:p>
          </table:table-cell>
          <table:table-cell office:value-type="float" office:value="41.6214" calcext:value-type="float">
            <text:p>41.6214</text:p>
          </table:table-cell>
          <table:table-cell office:value-type="float" office:value="41.693" calcext:value-type="float">
            <text:p>41.693</text:p>
          </table:table-cell>
          <table:table-cell office:value-type="float" office:value="0" calcext:value-type="float">
            <text:p>0</text:p>
          </table:table-cell>
          <table:table-cell office:value-type="float" office:value="36.7568" calcext:value-type="float">
            <text:p>36.7568</text:p>
          </table:table-cell>
          <table:table-cell office:value-type="float" office:value="39.9048" calcext:value-type="float">
            <text:p>39.9048</text:p>
          </table:table-cell>
          <table:table-cell office:value-type="float" office:value="45.9477" calcext:value-type="float">
            <text:p>45.9477</text:p>
          </table:table-cell>
          <table:table-cell/>
          <table:table-cell table:formula="of:=[.B74]/[.J74]" office:value-type="float" office:value="0.00466606090385408" calcext:value-type="float">
            <text:p>0.0046660609</text:p>
          </table:table-cell>
          <table:table-cell table:formula="of:=[.C74]/[.K74]" office:value-type="float" office:value="0.02396120745578" calcext:value-type="float">
            <text:p>0.0239612075</text:p>
          </table:table-cell>
          <table:table-cell table:formula="of:=[.D74]/[.L74]" office:value-type="float" office:value="0.0426234619720337" calcext:value-type="float">
            <text:p>0.042623462</text:p>
          </table:table-cell>
          <table:table-cell table:formula="of:=[.E74]/[.M74]" office:value-type="string" office:string-value="" calcext:value-type="error">
            <text:p>#DIV/0!</text:p>
          </table:table-cell>
          <table:table-cell table:formula="of:=[.F74]/[.N74]" office:value-type="float" office:value="0.0265490195011535" calcext:value-type="float">
            <text:p>0.0265490195</text:p>
          </table:table-cell>
          <table:table-cell table:formula="of:=[.G74]/[.O74]" office:value-type="float" office:value="0.0210153415128005" calcext:value-type="float">
            <text:p>0.0210153415</text:p>
          </table:table-cell>
          <table:table-cell table:formula="of:=[.H74]/[.P74]" office:value-type="float" office:value="0.0703473732091051" calcext:value-type="float">
            <text:p>0.07034737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871284" calcext:value-type="float">
            <text:p>0.0871284</text:p>
          </table:table-cell>
          <table:table-cell office:value-type="float" office:value="0.27146" calcext:value-type="float">
            <text:p>0.27146</text:p>
          </table:table-cell>
          <table:table-cell office:value-type="float" office:value="1.75788" calcext:value-type="float">
            <text:p>1.75788</text:p>
          </table:table-cell>
          <table:table-cell office:value-type="float" office:value="0" calcext:value-type="float">
            <text:p>0</text:p>
          </table:table-cell>
          <table:table-cell office:value-type="float" office:value="0.874521" calcext:value-type="float">
            <text:p>0.874521</text:p>
          </table:table-cell>
          <table:table-cell office:value-type="float" office:value="0.925518" calcext:value-type="float">
            <text:p>0.925518</text:p>
          </table:table-cell>
          <table:table-cell office:value-type="float" office:value="3.62753" calcext:value-type="float">
            <text:p>3.62753</text:p>
          </table:table-cell>
          <table:table-cell/>
          <table:table-cell office:value-type="float" office:value="41.5252" calcext:value-type="float">
            <text:p>41.5252</text:p>
          </table:table-cell>
          <table:table-cell office:value-type="float" office:value="41.4642" calcext:value-type="float">
            <text:p>41.4642</text:p>
          </table:table-cell>
          <table:table-cell office:value-type="float" office:value="40.3656" calcext:value-type="float">
            <text:p>40.3656</text:p>
          </table:table-cell>
          <table:table-cell office:value-type="float" office:value="0" calcext:value-type="float">
            <text:p>0</text:p>
          </table:table-cell>
          <table:table-cell office:value-type="float" office:value="37.1579" calcext:value-type="float">
            <text:p>37.1579</text:p>
          </table:table-cell>
          <table:table-cell office:value-type="float" office:value="39.5818" calcext:value-type="float">
            <text:p>39.5818</text:p>
          </table:table-cell>
          <table:table-cell office:value-type="float" office:value="45.2119" calcext:value-type="float">
            <text:p>45.2119</text:p>
          </table:table-cell>
          <table:table-cell/>
          <table:table-cell table:formula="of:=[.B75]/[.J75]" office:value-type="float" office:value="0.00209820542706597" calcext:value-type="float">
            <text:p>0.0020982054</text:p>
          </table:table-cell>
          <table:table-cell table:formula="of:=[.C75]/[.K75]" office:value-type="float" office:value="0.00654685246550036" calcext:value-type="float">
            <text:p>0.0065468525</text:p>
          </table:table-cell>
          <table:table-cell table:formula="of:=[.D75]/[.L75]" office:value-type="float" office:value="0.0435489624829062" calcext:value-type="float">
            <text:p>0.0435489625</text:p>
          </table:table-cell>
          <table:table-cell table:formula="of:=[.E75]/[.M75]" office:value-type="string" office:string-value="" calcext:value-type="error">
            <text:p>#DIV/0!</text:p>
          </table:table-cell>
          <table:table-cell table:formula="of:=[.F75]/[.N75]" office:value-type="float" office:value="0.0235352643717756" calcext:value-type="float">
            <text:p>0.0235352644</text:p>
          </table:table-cell>
          <table:table-cell table:formula="of:=[.G75]/[.O75]" office:value-type="float" office:value="0.0233824131292665" calcext:value-type="float">
            <text:p>0.0233824131</text:p>
          </table:table-cell>
          <table:table-cell table:formula="of:=[.H75]/[.P75]" office:value-type="float" office:value="0.0802339649517052" calcext:value-type="float">
            <text:p>0.08023396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85302" calcext:value-type="float">
            <text:p>0.185302</text:p>
          </table:table-cell>
          <table:table-cell office:value-type="float" office:value="0.635306" calcext:value-type="float">
            <text:p>0.635306</text:p>
          </table:table-cell>
          <table:table-cell office:value-type="float" office:value="1.65881" calcext:value-type="float">
            <text:p>1.65881</text:p>
          </table:table-cell>
          <table:table-cell office:value-type="float" office:value="0" calcext:value-type="float">
            <text:p>0</text:p>
          </table:table-cell>
          <table:table-cell office:value-type="float" office:value="0.817166" calcext:value-type="float">
            <text:p>0.817166</text:p>
          </table:table-cell>
          <table:table-cell office:value-type="float" office:value="1.02723" calcext:value-type="float">
            <text:p>1.02723</text:p>
          </table:table-cell>
          <table:table-cell office:value-type="float" office:value="4.2659" calcext:value-type="float">
            <text:p>4.2659</text:p>
          </table:table-cell>
          <table:table-cell/>
          <table:table-cell office:value-type="float" office:value="40.2883" calcext:value-type="float">
            <text:p>40.2883</text:p>
          </table:table-cell>
          <table:table-cell office:value-type="float" office:value="40.6004" calcext:value-type="float">
            <text:p>40.6004</text:p>
          </table:table-cell>
          <table:table-cell office:value-type="float" office:value="40.2516" calcext:value-type="float">
            <text:p>40.2516</text:p>
          </table:table-cell>
          <table:table-cell office:value-type="float" office:value="0" calcext:value-type="float">
            <text:p>0</text:p>
          </table:table-cell>
          <table:table-cell office:value-type="float" office:value="36.8156" calcext:value-type="float">
            <text:p>36.8156</text:p>
          </table:table-cell>
          <table:table-cell office:value-type="float" office:value="39.7622" calcext:value-type="float">
            <text:p>39.7622</text:p>
          </table:table-cell>
          <table:table-cell office:value-type="float" office:value="46.6032" calcext:value-type="float">
            <text:p>46.6032</text:p>
          </table:table-cell>
          <table:table-cell/>
          <table:table-cell table:formula="of:=[.B76]/[.J76]" office:value-type="float" office:value="0.00459939982575586" calcext:value-type="float">
            <text:p>0.0045993998</text:p>
          </table:table-cell>
          <table:table-cell table:formula="of:=[.C76]/[.K76]" office:value-type="float" office:value="0.0156477768691934" calcext:value-type="float">
            <text:p>0.0156477769</text:p>
          </table:table-cell>
          <table:table-cell table:formula="of:=[.D76]/[.L76]" office:value-type="float" office:value="0.0412110326049151" calcext:value-type="float">
            <text:p>0.0412110326</text:p>
          </table:table-cell>
          <table:table-cell table:formula="of:=[.E76]/[.M76]" office:value-type="string" office:string-value="" calcext:value-type="error">
            <text:p>#DIV/0!</text:p>
          </table:table-cell>
          <table:table-cell table:formula="of:=[.F76]/[.N76]" office:value-type="float" office:value="0.0221961885722357" calcext:value-type="float">
            <text:p>0.0221961886</text:p>
          </table:table-cell>
          <table:table-cell table:formula="of:=[.G76]/[.O76]" office:value-type="float" office:value="0.0258343351223021" calcext:value-type="float">
            <text:p>0.0258343351</text:p>
          </table:table-cell>
          <table:table-cell table:formula="of:=[.H76]/[.P76]" office:value-type="float" office:value="0.0915366326775844" calcext:value-type="float">
            <text:p>0.091536632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4699" calcext:value-type="float">
            <text:p>0.14699</text:p>
          </table:table-cell>
          <table:table-cell office:value-type="float" office:value="0.514853" calcext:value-type="float">
            <text:p>0.514853</text:p>
          </table:table-cell>
          <table:table-cell office:value-type="float" office:value="1.52616" calcext:value-type="float">
            <text:p>1.52616</text:p>
          </table:table-cell>
          <table:table-cell office:value-type="float" office:value="0" calcext:value-type="float">
            <text:p>0</text:p>
          </table:table-cell>
          <table:table-cell office:value-type="float" office:value="1.06785" calcext:value-type="float">
            <text:p>1.06785</text:p>
          </table:table-cell>
          <table:table-cell office:value-type="float" office:value="1.26739" calcext:value-type="float">
            <text:p>1.26739</text:p>
          </table:table-cell>
          <table:table-cell office:value-type="float" office:value="4.92941" calcext:value-type="float">
            <text:p>4.92941</text:p>
          </table:table-cell>
          <table:table-cell/>
          <table:table-cell office:value-type="float" office:value="40.1057" calcext:value-type="float">
            <text:p>40.1057</text:p>
          </table:table-cell>
          <table:table-cell office:value-type="float" office:value="41.4886" calcext:value-type="float">
            <text:p>41.4886</text:p>
          </table:table-cell>
          <table:table-cell office:value-type="float" office:value="41.0135" calcext:value-type="float">
            <text:p>41.0135</text:p>
          </table:table-cell>
          <table:table-cell office:value-type="float" office:value="0" calcext:value-type="float">
            <text:p>0</text:p>
          </table:table-cell>
          <table:table-cell office:value-type="float" office:value="36.8053" calcext:value-type="float">
            <text:p>36.8053</text:p>
          </table:table-cell>
          <table:table-cell office:value-type="float" office:value="46.3102" calcext:value-type="float">
            <text:p>46.3102</text:p>
          </table:table-cell>
          <table:table-cell office:value-type="float" office:value="49.6505" calcext:value-type="float">
            <text:p>49.6505</text:p>
          </table:table-cell>
          <table:table-cell/>
          <table:table-cell table:formula="of:=[.B77]/[.J77]" office:value-type="float" office:value="0.00366506506556425" calcext:value-type="float">
            <text:p>0.0036650651</text:p>
          </table:table-cell>
          <table:table-cell table:formula="of:=[.C77]/[.K77]" office:value-type="float" office:value="0.0124095052616863" calcext:value-type="float">
            <text:p>0.0124095053</text:p>
          </table:table-cell>
          <table:table-cell table:formula="of:=[.D77]/[.L77]" office:value-type="float" office:value="0.0372111621783071" calcext:value-type="float">
            <text:p>0.0372111622</text:p>
          </table:table-cell>
          <table:table-cell table:formula="of:=[.E77]/[.M77]" office:value-type="string" office:string-value="" calcext:value-type="error">
            <text:p>#DIV/0!</text:p>
          </table:table-cell>
          <table:table-cell table:formula="of:=[.F77]/[.N77]" office:value-type="float" office:value="0.0290134844709865" calcext:value-type="float">
            <text:p>0.0290134845</text:p>
          </table:table-cell>
          <table:table-cell table:formula="of:=[.G77]/[.O77]" office:value-type="float" office:value="0.0273674050209241" calcext:value-type="float">
            <text:p>0.027367405</text:p>
          </table:table-cell>
          <table:table-cell table:formula="of:=[.H77]/[.P77]" office:value-type="float" office:value="0.099282182455363" calcext:value-type="float">
            <text:p>0.099282182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105" calcext:value-type="float">
            <text:p>0.1105</text:p>
          </table:table-cell>
          <table:table-cell office:value-type="float" office:value="0.710995" calcext:value-type="float">
            <text:p>0.710995</text:p>
          </table:table-cell>
          <table:table-cell office:value-type="float" office:value="1.39733" calcext:value-type="float">
            <text:p>1.39733</text:p>
          </table:table-cell>
          <table:table-cell office:value-type="float" office:value="0" calcext:value-type="float">
            <text:p>0</text:p>
          </table:table-cell>
          <table:table-cell office:value-type="float" office:value="1.27536" calcext:value-type="float">
            <text:p>1.27536</text:p>
          </table:table-cell>
          <table:table-cell office:value-type="float" office:value="1.55953" calcext:value-type="float">
            <text:p>1.55953</text:p>
          </table:table-cell>
          <table:table-cell office:value-type="float" office:value="4.92179" calcext:value-type="float">
            <text:p>4.92179</text:p>
          </table:table-cell>
          <table:table-cell/>
          <table:table-cell office:value-type="float" office:value="40.3347" calcext:value-type="float">
            <text:p>40.3347</text:p>
          </table:table-cell>
          <table:table-cell office:value-type="float" office:value="42.5229" calcext:value-type="float">
            <text:p>42.5229</text:p>
          </table:table-cell>
          <table:table-cell office:value-type="float" office:value="43.2574" calcext:value-type="float">
            <text:p>43.2574</text:p>
          </table:table-cell>
          <table:table-cell office:value-type="float" office:value="0" calcext:value-type="float">
            <text:p>0</text:p>
          </table:table-cell>
          <table:table-cell office:value-type="float" office:value="37.7704" calcext:value-type="float">
            <text:p>37.7704</text:p>
          </table:table-cell>
          <table:table-cell office:value-type="float" office:value="42.3881" calcext:value-type="float">
            <text:p>42.3881</text:p>
          </table:table-cell>
          <table:table-cell office:value-type="float" office:value="46.7147" calcext:value-type="float">
            <text:p>46.7147</text:p>
          </table:table-cell>
          <table:table-cell/>
          <table:table-cell table:formula="of:=[.B78]/[.J78]" office:value-type="float" office:value="0.00273957659285925" calcext:value-type="float">
            <text:p>0.0027395766</text:p>
          </table:table-cell>
          <table:table-cell table:formula="of:=[.C78]/[.K78]" office:value-type="float" office:value="0.0167202848347596" calcext:value-type="float">
            <text:p>0.0167202848</text:p>
          </table:table-cell>
          <table:table-cell table:formula="of:=[.D78]/[.L78]" office:value-type="float" office:value="0.0323026811597553" calcext:value-type="float">
            <text:p>0.0323026812</text:p>
          </table:table-cell>
          <table:table-cell table:formula="of:=[.E78]/[.M78]" office:value-type="string" office:string-value="" calcext:value-type="error">
            <text:p>#DIV/0!</text:p>
          </table:table-cell>
          <table:table-cell table:formula="of:=[.F78]/[.N78]" office:value-type="float" office:value="0.0337661237371063" calcext:value-type="float">
            <text:p>0.0337661237</text:p>
          </table:table-cell>
          <table:table-cell table:formula="of:=[.G78]/[.O78]" office:value-type="float" office:value="0.0367916938952206" calcext:value-type="float">
            <text:p>0.0367916939</text:p>
          </table:table-cell>
          <table:table-cell table:formula="of:=[.H78]/[.P78]" office:value-type="float" office:value="0.105358484588363" calcext:value-type="float">
            <text:p>0.105358484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80862" calcext:value-type="float">
            <text:p>0.380862</text:p>
          </table:table-cell>
          <table:table-cell office:value-type="float" office:value="0.975892" calcext:value-type="float">
            <text:p>0.975892</text:p>
          </table:table-cell>
          <table:table-cell office:value-type="float" office:value="1.34357" calcext:value-type="float">
            <text:p>1.34357</text:p>
          </table:table-cell>
          <table:table-cell office:value-type="float" office:value="0" calcext:value-type="float">
            <text:p>0</text:p>
          </table:table-cell>
          <table:table-cell office:value-type="float" office:value="1.49366" calcext:value-type="float">
            <text:p>1.49366</text:p>
          </table:table-cell>
          <table:table-cell office:value-type="float" office:value="2.18012" calcext:value-type="float">
            <text:p>2.18012</text:p>
          </table:table-cell>
          <table:table-cell office:value-type="float" office:value="5.1994" calcext:value-type="float">
            <text:p>5.1994</text:p>
          </table:table-cell>
          <table:table-cell/>
          <table:table-cell office:value-type="float" office:value="39.9403" calcext:value-type="float">
            <text:p>39.9403</text:p>
          </table:table-cell>
          <table:table-cell office:value-type="float" office:value="41.4203" calcext:value-type="float">
            <text:p>41.4203</text:p>
          </table:table-cell>
          <table:table-cell office:value-type="float" office:value="40.8985" calcext:value-type="float">
            <text:p>40.8985</text:p>
          </table:table-cell>
          <table:table-cell office:value-type="float" office:value="0" calcext:value-type="float">
            <text:p>0</text:p>
          </table:table-cell>
          <table:table-cell office:value-type="float" office:value="37.689" calcext:value-type="float">
            <text:p>37.689</text:p>
          </table:table-cell>
          <table:table-cell office:value-type="float" office:value="44.7365" calcext:value-type="float">
            <text:p>44.7365</text:p>
          </table:table-cell>
          <table:table-cell office:value-type="float" office:value="46.3806" calcext:value-type="float">
            <text:p>46.3806</text:p>
          </table:table-cell>
          <table:table-cell/>
          <table:table-cell table:formula="of:=[.B79]/[.J79]" office:value-type="float" office:value="0.00953578215486614" calcext:value-type="float">
            <text:p>0.0095357822</text:p>
          </table:table-cell>
          <table:table-cell table:formula="of:=[.C79]/[.K79]" office:value-type="float" office:value="0.0235607178122805" calcext:value-type="float">
            <text:p>0.0235607178</text:p>
          </table:table-cell>
          <table:table-cell table:formula="of:=[.D79]/[.L79]" office:value-type="float" office:value="0.0328513270657848" calcext:value-type="float">
            <text:p>0.0328513271</text:p>
          </table:table-cell>
          <table:table-cell table:formula="of:=[.E79]/[.M79]" office:value-type="string" office:string-value="" calcext:value-type="error">
            <text:p>#DIV/0!</text:p>
          </table:table-cell>
          <table:table-cell table:formula="of:=[.F79]/[.N79]" office:value-type="float" office:value="0.0396311921250232" calcext:value-type="float">
            <text:p>0.0396311921</text:p>
          </table:table-cell>
          <table:table-cell table:formula="of:=[.G79]/[.O79]" office:value-type="float" office:value="0.0487324667776871" calcext:value-type="float">
            <text:p>0.0487324668</text:p>
          </table:table-cell>
          <table:table-cell table:formula="of:=[.H79]/[.P79]" office:value-type="float" office:value="0.11210290509394" calcext:value-type="float">
            <text:p>0.112102905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0.195469" calcext:value-type="float">
            <text:p>0.195469</text:p>
          </table:table-cell>
          <table:table-cell office:value-type="float" office:value="0.805099" calcext:value-type="float">
            <text:p>0.805099</text:p>
          </table:table-cell>
          <table:table-cell office:value-type="float" office:value="0" calcext:value-type="float">
            <text:p>0</text:p>
          </table:table-cell>
          <table:table-cell office:value-type="float" office:value="1.61943" calcext:value-type="float">
            <text:p>1.61943</text:p>
          </table:table-cell>
          <table:table-cell office:value-type="float" office:value="2.59567" calcext:value-type="float">
            <text:p>2.59567</text:p>
          </table:table-cell>
          <table:table-cell office:value-type="float" office:value="4.90849" calcext:value-type="float">
            <text:p>4.90849</text:p>
          </table:table-cell>
          <table:table-cell/>
          <table:table-cell office:value-type="float" office:value="38.7811" calcext:value-type="float">
            <text:p>38.7811</text:p>
          </table:table-cell>
          <table:table-cell office:value-type="float" office:value="40.8771" calcext:value-type="float">
            <text:p>40.8771</text:p>
          </table:table-cell>
          <table:table-cell office:value-type="float" office:value="43.6256" calcext:value-type="float">
            <text:p>43.6256</text:p>
          </table:table-cell>
          <table:table-cell office:value-type="float" office:value="0" calcext:value-type="float">
            <text:p>0</text:p>
          </table:table-cell>
          <table:table-cell office:value-type="float" office:value="39.2769" calcext:value-type="float">
            <text:p>39.2769</text:p>
          </table:table-cell>
          <table:table-cell office:value-type="float" office:value="43.9968" calcext:value-type="float">
            <text:p>43.9968</text:p>
          </table:table-cell>
          <table:table-cell office:value-type="float" office:value="46.6951" calcext:value-type="float">
            <text:p>46.6951</text:p>
          </table:table-cell>
          <table:table-cell/>
          <table:table-cell table:formula="of:=[.B80]/[.J80]" office:value-type="float" office:value="0.0122482343203261" calcext:value-type="float">
            <text:p>0.0122482343</text:p>
          </table:table-cell>
          <table:table-cell table:formula="of:=[.C80]/[.K80]" office:value-type="float" office:value="0.0047818705338686" calcext:value-type="float">
            <text:p>0.0047818705</text:p>
          </table:table-cell>
          <table:table-cell table:formula="of:=[.D80]/[.L80]" office:value-type="float" office:value="0.018454737585271" calcext:value-type="float">
            <text:p>0.0184547376</text:p>
          </table:table-cell>
          <table:table-cell table:formula="of:=[.E80]/[.M80]" office:value-type="string" office:string-value="" calcext:value-type="error">
            <text:p>#DIV/0!</text:p>
          </table:table-cell>
          <table:table-cell table:formula="of:=[.F80]/[.N80]" office:value-type="float" office:value="0.0412311053061723" calcext:value-type="float">
            <text:p>0.0412311053</text:p>
          </table:table-cell>
          <table:table-cell table:formula="of:=[.G80]/[.O80]" office:value-type="float" office:value="0.0589967906756855" calcext:value-type="float">
            <text:p>0.0589967907</text:p>
          </table:table-cell>
          <table:table-cell table:formula="of:=[.H80]/[.P80]" office:value-type="float" office:value="0.105117881747764" calcext:value-type="float">
            <text:p>0.10511788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31346" calcext:value-type="float">
            <text:p>0.431346</text:p>
          </table:table-cell>
          <table:table-cell office:value-type="float" office:value="0.748221" calcext:value-type="float">
            <text:p>0.748221</text:p>
          </table:table-cell>
          <table:table-cell office:value-type="float" office:value="0.56263" calcext:value-type="float">
            <text:p>0.56263</text:p>
          </table:table-cell>
          <table:table-cell office:value-type="float" office:value="15.3544" calcext:value-type="float">
            <text:p>15.3544</text:p>
          </table:table-cell>
          <table:table-cell office:value-type="float" office:value="1.44338" calcext:value-type="float">
            <text:p>1.44338</text:p>
          </table:table-cell>
          <table:table-cell office:value-type="float" office:value="2.49115" calcext:value-type="float">
            <text:p>2.49115</text:p>
          </table:table-cell>
          <table:table-cell office:value-type="float" office:value="5.10247" calcext:value-type="float">
            <text:p>5.10247</text:p>
          </table:table-cell>
          <table:table-cell/>
          <table:table-cell office:value-type="float" office:value="39.3714" calcext:value-type="float">
            <text:p>39.3714</text:p>
          </table:table-cell>
          <table:table-cell office:value-type="float" office:value="41.3271" calcext:value-type="float">
            <text:p>41.3271</text:p>
          </table:table-cell>
          <table:table-cell office:value-type="float" office:value="41.8807" calcext:value-type="float">
            <text:p>41.8807</text:p>
          </table:table-cell>
          <table:table-cell office:value-type="float" office:value="37.6538" calcext:value-type="float">
            <text:p>37.6538</text:p>
          </table:table-cell>
          <table:table-cell office:value-type="float" office:value="38.3262" calcext:value-type="float">
            <text:p>38.3262</text:p>
          </table:table-cell>
          <table:table-cell office:value-type="float" office:value="43.2815" calcext:value-type="float">
            <text:p>43.2815</text:p>
          </table:table-cell>
          <table:table-cell office:value-type="float" office:value="48.7006" calcext:value-type="float">
            <text:p>48.7006</text:p>
          </table:table-cell>
          <table:table-cell/>
          <table:table-cell table:formula="of:=[.B81]/[.J81]" office:value-type="float" office:value="0.0109558207226565" calcext:value-type="float">
            <text:p>0.0109558207</text:p>
          </table:table-cell>
          <table:table-cell table:formula="of:=[.C81]/[.K81]" office:value-type="float" office:value="0.0181048512961229" calcext:value-type="float">
            <text:p>0.0181048513</text:p>
          </table:table-cell>
          <table:table-cell table:formula="of:=[.D81]/[.L81]" office:value-type="float" office:value="0.0134341116552493" calcext:value-type="float">
            <text:p>0.0134341117</text:p>
          </table:table-cell>
          <table:table-cell table:formula="of:=[.E81]/[.M81]" office:value-type="float" office:value="0.407778232210295" calcext:value-type="float">
            <text:p>0.4077782322</text:p>
          </table:table-cell>
          <table:table-cell table:formula="of:=[.F81]/[.N81]" office:value-type="float" office:value="0.0376603994134561" calcext:value-type="float">
            <text:p>0.0376603994</text:p>
          </table:table-cell>
          <table:table-cell table:formula="of:=[.G81]/[.O81]" office:value-type="float" office:value="0.0575569238589236" calcext:value-type="float">
            <text:p>0.0575569239</text:p>
          </table:table-cell>
          <table:table-cell table:formula="of:=[.H81]/[.P81]" office:value-type="float" office:value="0.104772220465456" calcext:value-type="float">
            <text:p>0.104772220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10976" calcext:value-type="float">
            <text:p>0.410976</text:p>
          </table:table-cell>
          <table:table-cell office:value-type="float" office:value="0.463375" calcext:value-type="float">
            <text:p>0.463375</text:p>
          </table:table-cell>
          <table:table-cell office:value-type="float" office:value="0.918695" calcext:value-type="float">
            <text:p>0.918695</text:p>
          </table:table-cell>
          <table:table-cell office:value-type="float" office:value="1.10986" calcext:value-type="float">
            <text:p>1.10986</text:p>
          </table:table-cell>
          <table:table-cell office:value-type="float" office:value="1.30132" calcext:value-type="float">
            <text:p>1.30132</text:p>
          </table:table-cell>
          <table:table-cell office:value-type="float" office:value="1.93993" calcext:value-type="float">
            <text:p>1.93993</text:p>
          </table:table-cell>
          <table:table-cell office:value-type="float" office:value="5.01622" calcext:value-type="float">
            <text:p>5.01622</text:p>
          </table:table-cell>
          <table:table-cell/>
          <table:table-cell office:value-type="float" office:value="39.1251" calcext:value-type="float">
            <text:p>39.1251</text:p>
          </table:table-cell>
          <table:table-cell office:value-type="float" office:value="41.555" calcext:value-type="float">
            <text:p>41.555</text:p>
          </table:table-cell>
          <table:table-cell office:value-type="float" office:value="42.6404" calcext:value-type="float">
            <text:p>42.6404</text:p>
          </table:table-cell>
          <table:table-cell office:value-type="float" office:value="36.3043" calcext:value-type="float">
            <text:p>36.3043</text:p>
          </table:table-cell>
          <table:table-cell office:value-type="float" office:value="37.2505" calcext:value-type="float">
            <text:p>37.2505</text:p>
          </table:table-cell>
          <table:table-cell office:value-type="float" office:value="42.8733" calcext:value-type="float">
            <text:p>42.8733</text:p>
          </table:table-cell>
          <table:table-cell office:value-type="float" office:value="47.904" calcext:value-type="float">
            <text:p>47.904</text:p>
          </table:table-cell>
          <table:table-cell/>
          <table:table-cell table:formula="of:=[.B82]/[.J82]" office:value-type="float" office:value="0.010504152066065" calcext:value-type="float">
            <text:p>0.0105041521</text:p>
          </table:table-cell>
          <table:table-cell table:formula="of:=[.C82]/[.K82]" office:value-type="float" office:value="0.0111508843701119" calcext:value-type="float">
            <text:p>0.0111508844</text:p>
          </table:table-cell>
          <table:table-cell table:formula="of:=[.D82]/[.L82]" office:value-type="float" office:value="0.0215451778125909" calcext:value-type="float">
            <text:p>0.0215451778</text:p>
          </table:table-cell>
          <table:table-cell table:formula="of:=[.E82]/[.M82]" office:value-type="float" office:value="0.0305710342851949" calcext:value-type="float">
            <text:p>0.0305710343</text:p>
          </table:table-cell>
          <table:table-cell table:formula="of:=[.F82]/[.N82]" office:value-type="float" office:value="0.0349342961839438" calcext:value-type="float">
            <text:p>0.0349342962</text:p>
          </table:table-cell>
          <table:table-cell table:formula="of:=[.G82]/[.O82]" office:value-type="float" office:value="0.0452479748468161" calcext:value-type="float">
            <text:p>0.0452479748</text:p>
          </table:table-cell>
          <table:table-cell table:formula="of:=[.H82]/[.P82]" office:value-type="float" office:value="0.104714011356045" calcext:value-type="float">
            <text:p>0.104714011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67154" calcext:value-type="float">
            <text:p>0.367154</text:p>
          </table:table-cell>
          <table:table-cell office:value-type="float" office:value="0.36397" calcext:value-type="float">
            <text:p>0.36397</text:p>
          </table:table-cell>
          <table:table-cell office:value-type="float" office:value="0.996151" calcext:value-type="float">
            <text:p>0.996151</text:p>
          </table:table-cell>
          <table:table-cell office:value-type="float" office:value="1.01784" calcext:value-type="float">
            <text:p>1.01784</text:p>
          </table:table-cell>
          <table:table-cell office:value-type="float" office:value="1.4028" calcext:value-type="float">
            <text:p>1.4028</text:p>
          </table:table-cell>
          <table:table-cell office:value-type="float" office:value="2.07928" calcext:value-type="float">
            <text:p>2.07928</text:p>
          </table:table-cell>
          <table:table-cell office:value-type="float" office:value="5.18758" calcext:value-type="float">
            <text:p>5.18758</text:p>
          </table:table-cell>
          <table:table-cell/>
          <table:table-cell office:value-type="float" office:value="38.8051" calcext:value-type="float">
            <text:p>38.8051</text:p>
          </table:table-cell>
          <table:table-cell office:value-type="float" office:value="42.5565" calcext:value-type="float">
            <text:p>42.5565</text:p>
          </table:table-cell>
          <table:table-cell office:value-type="float" office:value="42.2347" calcext:value-type="float">
            <text:p>42.2347</text:p>
          </table:table-cell>
          <table:table-cell office:value-type="float" office:value="37.7931" calcext:value-type="float">
            <text:p>37.7931</text:p>
          </table:table-cell>
          <table:table-cell office:value-type="float" office:value="38.8334" calcext:value-type="float">
            <text:p>38.8334</text:p>
          </table:table-cell>
          <table:table-cell office:value-type="float" office:value="43.0081" calcext:value-type="float">
            <text:p>43.0081</text:p>
          </table:table-cell>
          <table:table-cell office:value-type="float" office:value="49.9313" calcext:value-type="float">
            <text:p>49.9313</text:p>
          </table:table-cell>
          <table:table-cell/>
          <table:table-cell table:formula="of:=[.B83]/[.J83]" office:value-type="float" office:value="0.00946148830952632" calcext:value-type="float">
            <text:p>0.0094614883</text:p>
          </table:table-cell>
          <table:table-cell table:formula="of:=[.C83]/[.K83]" office:value-type="float" office:value="0.00855263003301493" calcext:value-type="float">
            <text:p>0.00855263</text:p>
          </table:table-cell>
          <table:table-cell table:formula="of:=[.D83]/[.L83]" office:value-type="float" office:value="0.0235860796927645" calcext:value-type="float">
            <text:p>0.0235860797</text:p>
          </table:table-cell>
          <table:table-cell table:formula="of:=[.E83]/[.M83]" office:value-type="float" office:value="0.0269319002675091" calcext:value-type="float">
            <text:p>0.0269319003</text:p>
          </table:table-cell>
          <table:table-cell table:formula="of:=[.F83]/[.N83]" office:value-type="float" office:value="0.0361235431355483" calcext:value-type="float">
            <text:p>0.0361235431</text:p>
          </table:table-cell>
          <table:table-cell table:formula="of:=[.G83]/[.O83]" office:value-type="float" office:value="0.0483462417544602" calcext:value-type="float">
            <text:p>0.0483462418</text:p>
          </table:table-cell>
          <table:table-cell table:formula="of:=[.H83]/[.P83]" office:value-type="float" office:value="0.103894350838051" calcext:value-type="float">
            <text:p>0.103894350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86305" calcext:value-type="float">
            <text:p>0.386305</text:p>
          </table:table-cell>
          <table:table-cell office:value-type="float" office:value="0.522327" calcext:value-type="float">
            <text:p>0.522327</text:p>
          </table:table-cell>
          <table:table-cell office:value-type="float" office:value="1.47939" calcext:value-type="float">
            <text:p>1.47939</text:p>
          </table:table-cell>
          <table:table-cell office:value-type="float" office:value="0.582466" calcext:value-type="float">
            <text:p>0.582466</text:p>
          </table:table-cell>
          <table:table-cell office:value-type="float" office:value="1.12823" calcext:value-type="float">
            <text:p>1.12823</text:p>
          </table:table-cell>
          <table:table-cell office:value-type="float" office:value="1.82766" calcext:value-type="float">
            <text:p>1.82766</text:p>
          </table:table-cell>
          <table:table-cell office:value-type="float" office:value="5.55193" calcext:value-type="float">
            <text:p>5.55193</text:p>
          </table:table-cell>
          <table:table-cell/>
          <table:table-cell office:value-type="float" office:value="38.3876" calcext:value-type="float">
            <text:p>38.3876</text:p>
          </table:table-cell>
          <table:table-cell office:value-type="float" office:value="41.8239" calcext:value-type="float">
            <text:p>41.8239</text:p>
          </table:table-cell>
          <table:table-cell office:value-type="float" office:value="40.325" calcext:value-type="float">
            <text:p>40.325</text:p>
          </table:table-cell>
          <table:table-cell office:value-type="float" office:value="39.721" calcext:value-type="float">
            <text:p>39.721</text:p>
          </table:table-cell>
          <table:table-cell office:value-type="float" office:value="38.0076" calcext:value-type="float">
            <text:p>38.0076</text:p>
          </table:table-cell>
          <table:table-cell office:value-type="float" office:value="43.5493" calcext:value-type="float">
            <text:p>43.5493</text:p>
          </table:table-cell>
          <table:table-cell office:value-type="float" office:value="49.6489" calcext:value-type="float">
            <text:p>49.6489</text:p>
          </table:table-cell>
          <table:table-cell/>
          <table:table-cell table:formula="of:=[.B84]/[.J84]" office:value-type="float" office:value="0.0100632756410924" calcext:value-type="float">
            <text:p>0.0100632756</text:p>
          </table:table-cell>
          <table:table-cell table:formula="of:=[.C84]/[.K84]" office:value-type="float" office:value="0.0124887205640794" calcext:value-type="float">
            <text:p>0.0124887206</text:p>
          </table:table-cell>
          <table:table-cell table:formula="of:=[.D84]/[.L84]" office:value-type="float" office:value="0.036686670799752" calcext:value-type="float">
            <text:p>0.0366866708</text:p>
          </table:table-cell>
          <table:table-cell table:formula="of:=[.E84]/[.M84]" office:value-type="float" office:value="0.0146639309181541" calcext:value-type="float">
            <text:p>0.0146639309</text:p>
          </table:table-cell>
          <table:table-cell table:formula="of:=[.F84]/[.N84]" office:value-type="float" office:value="0.0296843262926362" calcext:value-type="float">
            <text:p>0.0296843263</text:p>
          </table:table-cell>
          <table:table-cell table:formula="of:=[.G84]/[.O84]" office:value-type="float" office:value="0.0419676091234532" calcext:value-type="float">
            <text:p>0.0419676091</text:p>
          </table:table-cell>
          <table:table-cell table:formula="of:=[.H84]/[.P84]" office:value-type="float" office:value="0.11182382691258" calcext:value-type="float">
            <text:p>0.111823826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30385" calcext:value-type="float">
            <text:p>0.630385</text:p>
          </table:table-cell>
          <table:table-cell office:value-type="float" office:value="0.49762" calcext:value-type="float">
            <text:p>0.49762</text:p>
          </table:table-cell>
          <table:table-cell office:value-type="float" office:value="1.23649" calcext:value-type="float">
            <text:p>1.23649</text:p>
          </table:table-cell>
          <table:table-cell office:value-type="float" office:value="0" calcext:value-type="float">
            <text:p>0</text:p>
          </table:table-cell>
          <table:table-cell office:value-type="float" office:value="1.65336" calcext:value-type="float">
            <text:p>1.65336</text:p>
          </table:table-cell>
          <table:table-cell office:value-type="float" office:value="1.74069" calcext:value-type="float">
            <text:p>1.74069</text:p>
          </table:table-cell>
          <table:table-cell office:value-type="float" office:value="5.93095" calcext:value-type="float">
            <text:p>5.93095</text:p>
          </table:table-cell>
          <table:table-cell/>
          <table:table-cell office:value-type="float" office:value="37.6359" calcext:value-type="float">
            <text:p>37.6359</text:p>
          </table:table-cell>
          <table:table-cell office:value-type="float" office:value="41.8225" calcext:value-type="float">
            <text:p>41.8225</text:p>
          </table:table-cell>
          <table:table-cell office:value-type="float" office:value="41.5283" calcext:value-type="float">
            <text:p>41.5283</text:p>
          </table:table-cell>
          <table:table-cell office:value-type="float" office:value="0" calcext:value-type="float">
            <text:p>0</text:p>
          </table:table-cell>
          <table:table-cell office:value-type="float" office:value="39.7831" calcext:value-type="float">
            <text:p>39.7831</text:p>
          </table:table-cell>
          <table:table-cell office:value-type="float" office:value="43.8246" calcext:value-type="float">
            <text:p>43.8246</text:p>
          </table:table-cell>
          <table:table-cell office:value-type="float" office:value="50.2762" calcext:value-type="float">
            <text:p>50.2762</text:p>
          </table:table-cell>
          <table:table-cell/>
          <table:table-cell table:formula="of:=[.B85]/[.J85]" office:value-type="float" office:value="0.0167495662386179" calcext:value-type="float">
            <text:p>0.0167495662</text:p>
          </table:table-cell>
          <table:table-cell table:formula="of:=[.C85]/[.K85]" office:value-type="float" office:value="0.0118983800585809" calcext:value-type="float">
            <text:p>0.0118983801</text:p>
          </table:table-cell>
          <table:table-cell table:formula="of:=[.D85]/[.L85]" office:value-type="float" office:value="0.0297746356099335" calcext:value-type="float">
            <text:p>0.0297746356</text:p>
          </table:table-cell>
          <table:table-cell table:formula="of:=[.E85]/[.M85]" office:value-type="string" office:string-value="" calcext:value-type="error">
            <text:p>#DIV/0!</text:p>
          </table:table-cell>
          <table:table-cell table:formula="of:=[.F85]/[.N85]" office:value-type="float" office:value="0.0415593556057723" calcext:value-type="float">
            <text:p>0.0415593556</text:p>
          </table:table-cell>
          <table:table-cell table:formula="of:=[.G85]/[.O85]" office:value-type="float" office:value="0.0397194726249641" calcext:value-type="float">
            <text:p>0.0397194726</text:p>
          </table:table-cell>
          <table:table-cell table:formula="of:=[.H85]/[.P85]" office:value-type="float" office:value="0.117967348367617" calcext:value-type="float">
            <text:p>0.117967348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31314" calcext:value-type="float">
            <text:p>0.731314</text:p>
          </table:table-cell>
          <table:table-cell office:value-type="float" office:value="1.96348" calcext:value-type="float">
            <text:p>1.96348</text:p>
          </table:table-cell>
          <table:table-cell office:value-type="float" office:value="1.07531" calcext:value-type="float">
            <text:p>1.07531</text:p>
          </table:table-cell>
          <table:table-cell office:value-type="float" office:value="0" calcext:value-type="float">
            <text:p>0</text:p>
          </table:table-cell>
          <table:table-cell office:value-type="float" office:value="1.38427" calcext:value-type="float">
            <text:p>1.38427</text:p>
          </table:table-cell>
          <table:table-cell office:value-type="float" office:value="1.16295" calcext:value-type="float">
            <text:p>1.16295</text:p>
          </table:table-cell>
          <table:table-cell office:value-type="float" office:value="6.60564" calcext:value-type="float">
            <text:p>6.60564</text:p>
          </table:table-cell>
          <table:table-cell/>
          <table:table-cell office:value-type="float" office:value="36.5366" calcext:value-type="float">
            <text:p>36.5366</text:p>
          </table:table-cell>
          <table:table-cell office:value-type="float" office:value="42.2361" calcext:value-type="float">
            <text:p>42.2361</text:p>
          </table:table-cell>
          <table:table-cell office:value-type="float" office:value="39.9091" calcext:value-type="float">
            <text:p>39.9091</text:p>
          </table:table-cell>
          <table:table-cell office:value-type="float" office:value="0" calcext:value-type="float">
            <text:p>0</text:p>
          </table:table-cell>
          <table:table-cell office:value-type="float" office:value="40.1267" calcext:value-type="float">
            <text:p>40.1267</text:p>
          </table:table-cell>
          <table:table-cell office:value-type="float" office:value="55.3463" calcext:value-type="float">
            <text:p>55.3463</text:p>
          </table:table-cell>
          <table:table-cell office:value-type="float" office:value="50.1866" calcext:value-type="float">
            <text:p>50.1866</text:p>
          </table:table-cell>
          <table:table-cell/>
          <table:table-cell table:formula="of:=[.B86]/[.J86]" office:value-type="float" office:value="0.0200159292326051" calcext:value-type="float">
            <text:p>0.0200159292</text:p>
          </table:table-cell>
          <table:table-cell table:formula="of:=[.C86]/[.K86]" office:value-type="float" office:value="0.0464881937489494" calcext:value-type="float">
            <text:p>0.0464881937</text:p>
          </table:table-cell>
          <table:table-cell table:formula="of:=[.D86]/[.L86]" office:value-type="float" office:value="0.0269439801949931" calcext:value-type="float">
            <text:p>0.0269439802</text:p>
          </table:table-cell>
          <table:table-cell table:formula="of:=[.E86]/[.M86]" office:value-type="string" office:string-value="" calcext:value-type="error">
            <text:p>#DIV/0!</text:p>
          </table:table-cell>
          <table:table-cell table:formula="of:=[.F86]/[.N86]" office:value-type="float" office:value="0.0344974792345246" calcext:value-type="float">
            <text:p>0.0344974792</text:p>
          </table:table-cell>
          <table:table-cell table:formula="of:=[.G86]/[.O86]" office:value-type="float" office:value="0.021012244720966" calcext:value-type="float">
            <text:p>0.0210122447</text:p>
          </table:table-cell>
          <table:table-cell table:formula="of:=[.H86]/[.P86]" office:value-type="float" office:value="0.131621588232716" calcext:value-type="float">
            <text:p>0.131621588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50438" calcext:value-type="float">
            <text:p>0.750438</text:p>
          </table:table-cell>
          <table:table-cell office:value-type="float" office:value="2.60881" calcext:value-type="float">
            <text:p>2.60881</text:p>
          </table:table-cell>
          <table:table-cell office:value-type="float" office:value="0.845965" calcext:value-type="float">
            <text:p>0.845965</text:p>
          </table:table-cell>
          <table:table-cell office:value-type="float" office:value="0" calcext:value-type="float">
            <text:p>0</text:p>
          </table:table-cell>
          <table:table-cell office:value-type="float" office:value="1.57252" calcext:value-type="float">
            <text:p>1.57252</text:p>
          </table:table-cell>
          <table:table-cell office:value-type="float" office:value="1.16699" calcext:value-type="float">
            <text:p>1.16699</text:p>
          </table:table-cell>
          <table:table-cell office:value-type="float" office:value="7.27869" calcext:value-type="float">
            <text:p>7.27869</text:p>
          </table:table-cell>
          <table:table-cell/>
          <table:table-cell office:value-type="float" office:value="38.7807" calcext:value-type="float">
            <text:p>38.7807</text:p>
          </table:table-cell>
          <table:table-cell office:value-type="float" office:value="40.8847" calcext:value-type="float">
            <text:p>40.8847</text:p>
          </table:table-cell>
          <table:table-cell office:value-type="float" office:value="41.7769" calcext:value-type="float">
            <text:p>41.7769</text:p>
          </table:table-cell>
          <table:table-cell office:value-type="float" office:value="0" calcext:value-type="float">
            <text:p>0</text:p>
          </table:table-cell>
          <table:table-cell office:value-type="float" office:value="40.0776" calcext:value-type="float">
            <text:p>40.0776</text:p>
          </table:table-cell>
          <table:table-cell office:value-type="float" office:value="48.1756" calcext:value-type="float">
            <text:p>48.1756</text:p>
          </table:table-cell>
          <table:table-cell office:value-type="float" office:value="52.0698" calcext:value-type="float">
            <text:p>52.0698</text:p>
          </table:table-cell>
          <table:table-cell/>
          <table:table-cell table:formula="of:=[.B87]/[.J87]" office:value-type="float" office:value="0.0193508110993355" calcext:value-type="float">
            <text:p>0.0193508111</text:p>
          </table:table-cell>
          <table:table-cell table:formula="of:=[.C87]/[.K87]" office:value-type="float" office:value="0.0638089554283143" calcext:value-type="float">
            <text:p>0.0638089554</text:p>
          </table:table-cell>
          <table:table-cell table:formula="of:=[.D87]/[.L87]" office:value-type="float" office:value="0.0202495876908052" calcext:value-type="float">
            <text:p>0.0202495877</text:p>
          </table:table-cell>
          <table:table-cell table:formula="of:=[.E87]/[.M87]" office:value-type="string" office:string-value="" calcext:value-type="error">
            <text:p>#DIV/0!</text:p>
          </table:table-cell>
          <table:table-cell table:formula="of:=[.F87]/[.N87]" office:value-type="float" office:value="0.0392368804519233" calcext:value-type="float">
            <text:p>0.0392368805</text:p>
          </table:table-cell>
          <table:table-cell table:formula="of:=[.G87]/[.O87]" office:value-type="float" office:value="0.0242236733948306" calcext:value-type="float">
            <text:p>0.0242236734</text:p>
          </table:table-cell>
          <table:table-cell table:formula="of:=[.H87]/[.P87]" office:value-type="float" office:value="0.13978717029833" calcext:value-type="float">
            <text:p>0.139787170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53093" calcext:value-type="float">
            <text:p>0.853093</text:p>
          </table:table-cell>
          <table:table-cell office:value-type="float" office:value="2.06398" calcext:value-type="float">
            <text:p>2.06398</text:p>
          </table:table-cell>
          <table:table-cell office:value-type="float" office:value="0.629834" calcext:value-type="float">
            <text:p>0.629834</text:p>
          </table:table-cell>
          <table:table-cell office:value-type="float" office:value="0" calcext:value-type="float">
            <text:p>0</text:p>
          </table:table-cell>
          <table:table-cell office:value-type="float" office:value="2.06604" calcext:value-type="float">
            <text:p>2.06604</text:p>
          </table:table-cell>
          <table:table-cell office:value-type="float" office:value="1.82924" calcext:value-type="float">
            <text:p>1.82924</text:p>
          </table:table-cell>
          <table:table-cell office:value-type="float" office:value="7.81965" calcext:value-type="float">
            <text:p>7.81965</text:p>
          </table:table-cell>
          <table:table-cell/>
          <table:table-cell office:value-type="float" office:value="40.4416" calcext:value-type="float">
            <text:p>40.4416</text:p>
          </table:table-cell>
          <table:table-cell office:value-type="float" office:value="38.4456" calcext:value-type="float">
            <text:p>38.4456</text:p>
          </table:table-cell>
          <table:table-cell office:value-type="float" office:value="40.4781" calcext:value-type="float">
            <text:p>40.4781</text:p>
          </table:table-cell>
          <table:table-cell office:value-type="float" office:value="0" calcext:value-type="float">
            <text:p>0</text:p>
          </table:table-cell>
          <table:table-cell office:value-type="float" office:value="38.9893" calcext:value-type="float">
            <text:p>38.9893</text:p>
          </table:table-cell>
          <table:table-cell office:value-type="float" office:value="57.6564" calcext:value-type="float">
            <text:p>57.6564</text:p>
          </table:table-cell>
          <table:table-cell office:value-type="float" office:value="52.274" calcext:value-type="float">
            <text:p>52.274</text:p>
          </table:table-cell>
          <table:table-cell/>
          <table:table-cell table:formula="of:=[.B88]/[.J88]" office:value-type="float" office:value="0.0210944423563855" calcext:value-type="float">
            <text:p>0.0210944424</text:p>
          </table:table-cell>
          <table:table-cell table:formula="of:=[.C88]/[.K88]" office:value-type="float" office:value="0.0536857273654202" calcext:value-type="float">
            <text:p>0.0536857274</text:p>
          </table:table-cell>
          <table:table-cell table:formula="of:=[.D88]/[.L88]" office:value-type="float" office:value="0.0155598706461025" calcext:value-type="float">
            <text:p>0.0155598706</text:p>
          </table:table-cell>
          <table:table-cell table:formula="of:=[.E88]/[.M88]" office:value-type="string" office:string-value="" calcext:value-type="error">
            <text:p>#DIV/0!</text:p>
          </table:table-cell>
          <table:table-cell table:formula="of:=[.F88]/[.N88]" office:value-type="float" office:value="0.0529899228762763" calcext:value-type="float">
            <text:p>0.0529899229</text:p>
          </table:table-cell>
          <table:table-cell table:formula="of:=[.G88]/[.O88]" office:value-type="float" office:value="0.0317265732858798" calcext:value-type="float">
            <text:p>0.0317265733</text:p>
          </table:table-cell>
          <table:table-cell table:formula="of:=[.H88]/[.P88]" office:value-type="float" office:value="0.149589662164747" calcext:value-type="float">
            <text:p>0.149589662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16252" calcext:value-type="float">
            <text:p>0.916252</text:p>
          </table:table-cell>
          <table:table-cell office:value-type="float" office:value="1.7743" calcext:value-type="float">
            <text:p>1.7743</text:p>
          </table:table-cell>
          <table:table-cell office:value-type="float" office:value="0.35922" calcext:value-type="float">
            <text:p>0.35922</text:p>
          </table:table-cell>
          <table:table-cell office:value-type="float" office:value="0" calcext:value-type="float">
            <text:p>0</text:p>
          </table:table-cell>
          <table:table-cell office:value-type="float" office:value="2.2175" calcext:value-type="float">
            <text:p>2.2175</text:p>
          </table:table-cell>
          <table:table-cell office:value-type="float" office:value="2.49518" calcext:value-type="float">
            <text:p>2.49518</text:p>
          </table:table-cell>
          <table:table-cell office:value-type="float" office:value="8.21874" calcext:value-type="float">
            <text:p>8.21874</text:p>
          </table:table-cell>
          <table:table-cell/>
          <table:table-cell office:value-type="float" office:value="40.2526" calcext:value-type="float">
            <text:p>40.2526</text:p>
          </table:table-cell>
          <table:table-cell office:value-type="float" office:value="41.2458" calcext:value-type="float">
            <text:p>41.2458</text:p>
          </table:table-cell>
          <table:table-cell office:value-type="float" office:value="41.9452" calcext:value-type="float">
            <text:p>41.9452</text:p>
          </table:table-cell>
          <table:table-cell office:value-type="float" office:value="0" calcext:value-type="float">
            <text:p>0</text:p>
          </table:table-cell>
          <table:table-cell office:value-type="float" office:value="40.1685" calcext:value-type="float">
            <text:p>40.1685</text:p>
          </table:table-cell>
          <table:table-cell office:value-type="float" office:value="55.6198" calcext:value-type="float">
            <text:p>55.6198</text:p>
          </table:table-cell>
          <table:table-cell office:value-type="float" office:value="53.7913" calcext:value-type="float">
            <text:p>53.7913</text:p>
          </table:table-cell>
          <table:table-cell/>
          <table:table-cell table:formula="of:=[.B89]/[.J89]" office:value-type="float" office:value="0.0227625544685312" calcext:value-type="float">
            <text:p>0.0227625545</text:p>
          </table:table-cell>
          <table:table-cell table:formula="of:=[.C89]/[.K89]" office:value-type="float" office:value="0.0430177133186894" calcext:value-type="float">
            <text:p>0.0430177133</text:p>
          </table:table-cell>
          <table:table-cell table:formula="of:=[.D89]/[.L89]" office:value-type="float" office:value="0.00856403116447174" calcext:value-type="float">
            <text:p>0.0085640312</text:p>
          </table:table-cell>
          <table:table-cell table:formula="of:=[.E89]/[.M89]" office:value-type="string" office:string-value="" calcext:value-type="error">
            <text:p>#DIV/0!</text:p>
          </table:table-cell>
          <table:table-cell table:formula="of:=[.F89]/[.N89]" office:value-type="float" office:value="0.0552049491516985" calcext:value-type="float">
            <text:p>0.0552049492</text:p>
          </table:table-cell>
          <table:table-cell table:formula="of:=[.G89]/[.O89]" office:value-type="float" office:value="0.0448613623206124" calcext:value-type="float">
            <text:p>0.0448613623</text:p>
          </table:table-cell>
          <table:table-cell table:formula="of:=[.H89]/[.P89]" office:value-type="float" office:value="0.152789391593064" calcext:value-type="float">
            <text:p>0.15278939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36992" calcext:value-type="float">
            <text:p>0.736992</text:p>
          </table:table-cell>
          <table:table-cell office:value-type="float" office:value="1.86578" calcext:value-type="float">
            <text:p>1.86578</text:p>
          </table:table-cell>
          <table:table-cell office:value-type="float" office:value="0.852511" calcext:value-type="float">
            <text:p>0.852511</text:p>
          </table:table-cell>
          <table:table-cell office:value-type="float" office:value="0" calcext:value-type="float">
            <text:p>0</text:p>
          </table:table-cell>
          <table:table-cell office:value-type="float" office:value="1.96923" calcext:value-type="float">
            <text:p>1.96923</text:p>
          </table:table-cell>
          <table:table-cell office:value-type="float" office:value="3.00699" calcext:value-type="float">
            <text:p>3.00699</text:p>
          </table:table-cell>
          <table:table-cell office:value-type="float" office:value="8.85595" calcext:value-type="float">
            <text:p>8.85595</text:p>
          </table:table-cell>
          <table:table-cell/>
          <table:table-cell office:value-type="float" office:value="40.2951" calcext:value-type="float">
            <text:p>40.2951</text:p>
          </table:table-cell>
          <table:table-cell office:value-type="float" office:value="36.9638" calcext:value-type="float">
            <text:p>36.9638</text:p>
          </table:table-cell>
          <table:table-cell office:value-type="float" office:value="42.8827" calcext:value-type="float">
            <text:p>42.8827</text:p>
          </table:table-cell>
          <table:table-cell office:value-type="float" office:value="0" calcext:value-type="float">
            <text:p>0</text:p>
          </table:table-cell>
          <table:table-cell office:value-type="float" office:value="40.9882" calcext:value-type="float">
            <text:p>40.9882</text:p>
          </table:table-cell>
          <table:table-cell office:value-type="float" office:value="58.3041" calcext:value-type="float">
            <text:p>58.3041</text:p>
          </table:table-cell>
          <table:table-cell office:value-type="float" office:value="69.8444" calcext:value-type="float">
            <text:p>69.8444</text:p>
          </table:table-cell>
          <table:table-cell/>
          <table:table-cell table:formula="of:=[.B90]/[.J90]" office:value-type="float" office:value="0.0182898665098238" calcext:value-type="float">
            <text:p>0.0182898665</text:p>
          </table:table-cell>
          <table:table-cell table:formula="of:=[.C90]/[.K90]" office:value-type="float" office:value="0.0504758709872903" calcext:value-type="float">
            <text:p>0.050475871</text:p>
          </table:table-cell>
          <table:table-cell table:formula="of:=[.D90]/[.L90]" office:value-type="float" office:value="0.0198800681860051" calcext:value-type="float">
            <text:p>0.0198800682</text:p>
          </table:table-cell>
          <table:table-cell table:formula="of:=[.E90]/[.M90]" office:value-type="string" office:string-value="" calcext:value-type="error">
            <text:p>#DIV/0!</text:p>
          </table:table-cell>
          <table:table-cell table:formula="of:=[.F90]/[.N90]" office:value-type="float" office:value="0.0480438272478421" calcext:value-type="float">
            <text:p>0.0480438272</text:p>
          </table:table-cell>
          <table:table-cell table:formula="of:=[.G90]/[.O90]" office:value-type="float" office:value="0.051574246065028" calcext:value-type="float">
            <text:p>0.0515742461</text:p>
          </table:table-cell>
          <table:table-cell table:formula="of:=[.H90]/[.P90]" office:value-type="float" office:value="0.126795419532561" calcext:value-type="float">
            <text:p>0.126795419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78585" calcext:value-type="float">
            <text:p>0.578585</text:p>
          </table:table-cell>
          <table:table-cell office:value-type="float" office:value="1.6248" calcext:value-type="float">
            <text:p>1.6248</text:p>
          </table:table-cell>
          <table:table-cell office:value-type="float" office:value="1.24158" calcext:value-type="float">
            <text:p>1.24158</text:p>
          </table:table-cell>
          <table:table-cell office:value-type="float" office:value="0" calcext:value-type="float">
            <text:p>0</text:p>
          </table:table-cell>
          <table:table-cell office:value-type="float" office:value="1.94292" calcext:value-type="float">
            <text:p>1.94292</text:p>
          </table:table-cell>
          <table:table-cell office:value-type="float" office:value="2.62977" calcext:value-type="float">
            <text:p>2.62977</text:p>
          </table:table-cell>
          <table:table-cell office:value-type="float" office:value="9.23363" calcext:value-type="float">
            <text:p>9.23363</text:p>
          </table:table-cell>
          <table:table-cell/>
          <table:table-cell office:value-type="float" office:value="39.3991" calcext:value-type="float">
            <text:p>39.3991</text:p>
          </table:table-cell>
          <table:table-cell office:value-type="float" office:value="37.1033" calcext:value-type="float">
            <text:p>37.1033</text:p>
          </table:table-cell>
          <table:table-cell office:value-type="float" office:value="43.3866" calcext:value-type="float">
            <text:p>43.3866</text:p>
          </table:table-cell>
          <table:table-cell office:value-type="float" office:value="0" calcext:value-type="float">
            <text:p>0</text:p>
          </table:table-cell>
          <table:table-cell office:value-type="float" office:value="39.5841" calcext:value-type="float">
            <text:p>39.5841</text:p>
          </table:table-cell>
          <table:table-cell office:value-type="float" office:value="53.524" calcext:value-type="float">
            <text:p>53.524</text:p>
          </table:table-cell>
          <table:table-cell office:value-type="float" office:value="69.9751" calcext:value-type="float">
            <text:p>69.9751</text:p>
          </table:table-cell>
          <table:table-cell/>
          <table:table-cell table:formula="of:=[.B91]/[.J91]" office:value-type="float" office:value="0.0146852339266633" calcext:value-type="float">
            <text:p>0.0146852339</text:p>
          </table:table-cell>
          <table:table-cell table:formula="of:=[.C91]/[.K91]" office:value-type="float" office:value="0.043791253069134" calcext:value-type="float">
            <text:p>0.0437912531</text:p>
          </table:table-cell>
          <table:table-cell table:formula="of:=[.D91]/[.L91]" office:value-type="float" office:value="0.0286166696629835" calcext:value-type="float">
            <text:p>0.0286166697</text:p>
          </table:table-cell>
          <table:table-cell table:formula="of:=[.E91]/[.M91]" office:value-type="string" office:string-value="" calcext:value-type="error">
            <text:p>#DIV/0!</text:p>
          </table:table-cell>
          <table:table-cell table:formula="of:=[.F91]/[.N91]" office:value-type="float" office:value="0.0490833440699675" calcext:value-type="float">
            <text:p>0.0490833441</text:p>
          </table:table-cell>
          <table:table-cell table:formula="of:=[.G91]/[.O91]" office:value-type="float" office:value="0.0491325386742396" calcext:value-type="float">
            <text:p>0.0491325387</text:p>
          </table:table-cell>
          <table:table-cell table:formula="of:=[.H91]/[.P91]" office:value-type="float" office:value="0.131955938612449" calcext:value-type="float">
            <text:p>0.131955938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89678" calcext:value-type="float">
            <text:p>0.289678</text:p>
          </table:table-cell>
          <table:table-cell office:value-type="float" office:value="0.97558" calcext:value-type="float">
            <text:p>0.97558</text:p>
          </table:table-cell>
          <table:table-cell office:value-type="float" office:value="1.53458" calcext:value-type="float">
            <text:p>1.53458</text:p>
          </table:table-cell>
          <table:table-cell office:value-type="float" office:value="0" calcext:value-type="float">
            <text:p>0</text:p>
          </table:table-cell>
          <table:table-cell office:value-type="float" office:value="2.51332" calcext:value-type="float">
            <text:p>2.51332</text:p>
          </table:table-cell>
          <table:table-cell office:value-type="float" office:value="2.5579" calcext:value-type="float">
            <text:p>2.5579</text:p>
          </table:table-cell>
          <table:table-cell office:value-type="float" office:value="9.50467" calcext:value-type="float">
            <text:p>9.50467</text:p>
          </table:table-cell>
          <table:table-cell/>
          <table:table-cell office:value-type="float" office:value="40.1672" calcext:value-type="float">
            <text:p>40.1672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41.0514" calcext:value-type="float">
            <text:p>41.0514</text:p>
          </table:table-cell>
          <table:table-cell office:value-type="float" office:value="0" calcext:value-type="float">
            <text:p>0</text:p>
          </table:table-cell>
          <table:table-cell office:value-type="float" office:value="40.6794" calcext:value-type="float">
            <text:p>40.6794</text:p>
          </table:table-cell>
          <table:table-cell office:value-type="float" office:value="51.0706" calcext:value-type="float">
            <text:p>51.0706</text:p>
          </table:table-cell>
          <table:table-cell office:value-type="float" office:value="73.1801" calcext:value-type="float">
            <text:p>73.1801</text:p>
          </table:table-cell>
          <table:table-cell/>
          <table:table-cell table:formula="of:=[.B92]/[.J92]" office:value-type="float" office:value="0.00721180465653568" calcext:value-type="float">
            <text:p>0.0072118047</text:p>
          </table:table-cell>
          <table:table-cell table:formula="of:=[.C92]/[.K92]" office:value-type="float" office:value="0.0272800230414102" calcext:value-type="float">
            <text:p>0.027280023</text:p>
          </table:table-cell>
          <table:table-cell table:formula="of:=[.D92]/[.L92]" office:value-type="float" office:value="0.0373819163292848" calcext:value-type="float">
            <text:p>0.0373819163</text:p>
          </table:table-cell>
          <table:table-cell table:formula="of:=[.E92]/[.M92]" office:value-type="string" office:string-value="" calcext:value-type="error">
            <text:p>#DIV/0!</text:p>
          </table:table-cell>
          <table:table-cell table:formula="of:=[.F92]/[.N92]" office:value-type="float" office:value="0.0617836054612408" calcext:value-type="float">
            <text:p>0.0617836055</text:p>
          </table:table-cell>
          <table:table-cell table:formula="of:=[.G92]/[.O92]" office:value-type="float" office:value="0.0500855678217996" calcext:value-type="float">
            <text:p>0.0500855678</text:p>
          </table:table-cell>
          <table:table-cell table:formula="of:=[.H92]/[.P92]" office:value-type="float" office:value="0.129880527629779" calcext:value-type="float">
            <text:p>0.129880527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96723" calcext:value-type="float">
            <text:p>0.296723</text:p>
          </table:table-cell>
          <table:table-cell office:value-type="float" office:value="0.676085" calcext:value-type="float">
            <text:p>0.676085</text:p>
          </table:table-cell>
          <table:table-cell office:value-type="float" office:value="1.63763" calcext:value-type="float">
            <text:p>1.63763</text:p>
          </table:table-cell>
          <table:table-cell office:value-type="float" office:value="0" calcext:value-type="float">
            <text:p>0</text:p>
          </table:table-cell>
          <table:table-cell office:value-type="float" office:value="2.28697" calcext:value-type="float">
            <text:p>2.28697</text:p>
          </table:table-cell>
          <table:table-cell office:value-type="float" office:value="2.6705" calcext:value-type="float">
            <text:p>2.6705</text:p>
          </table:table-cell>
          <table:table-cell office:value-type="float" office:value="9.65637" calcext:value-type="float">
            <text:p>9.65637</text:p>
          </table:table-cell>
          <table:table-cell/>
          <table:table-cell office:value-type="float" office:value="40.1558" calcext:value-type="float">
            <text:p>40.1558</text:p>
          </table:table-cell>
          <table:table-cell office:value-type="float" office:value="35.1302" calcext:value-type="float">
            <text:p>35.1302</text:p>
          </table:table-cell>
          <table:table-cell office:value-type="float" office:value="42.2087" calcext:value-type="float">
            <text:p>42.2087</text:p>
          </table:table-cell>
          <table:table-cell office:value-type="float" office:value="0" calcext:value-type="float">
            <text:p>0</text:p>
          </table:table-cell>
          <table:table-cell office:value-type="float" office:value="41.2836" calcext:value-type="float">
            <text:p>41.2836</text:p>
          </table:table-cell>
          <table:table-cell office:value-type="float" office:value="47.7808" calcext:value-type="float">
            <text:p>47.7808</text:p>
          </table:table-cell>
          <table:table-cell office:value-type="float" office:value="77.3745" calcext:value-type="float">
            <text:p>77.3745</text:p>
          </table:table-cell>
          <table:table-cell/>
          <table:table-cell table:formula="of:=[.B93]/[.J93]" office:value-type="float" office:value="0.00738929370103447" calcext:value-type="float">
            <text:p>0.0073892937</text:p>
          </table:table-cell>
          <table:table-cell table:formula="of:=[.C93]/[.K93]" office:value-type="float" office:value="0.0192451224302737" calcext:value-type="float">
            <text:p>0.0192451224</text:p>
          </table:table-cell>
          <table:table-cell table:formula="of:=[.D93]/[.L93]" office:value-type="float" office:value="0.0387983993821179" calcext:value-type="float">
            <text:p>0.0387983994</text:p>
          </table:table-cell>
          <table:table-cell table:formula="of:=[.E93]/[.M93]" office:value-type="string" office:string-value="" calcext:value-type="error">
            <text:p>#DIV/0!</text:p>
          </table:table-cell>
          <table:table-cell table:formula="of:=[.F93]/[.N93]" office:value-type="float" office:value="0.055396573942195" calcext:value-type="float">
            <text:p>0.0553965739</text:p>
          </table:table-cell>
          <table:table-cell table:formula="of:=[.G93]/[.O93]" office:value-type="float" office:value="0.0558906506379131" calcext:value-type="float">
            <text:p>0.0558906506</text:p>
          </table:table-cell>
          <table:table-cell table:formula="of:=[.H93]/[.P93]" office:value-type="float" office:value="0.124800418742609" calcext:value-type="float">
            <text:p>0.124800418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31931" calcext:value-type="float">
            <text:p>0.331931</text:p>
          </table:table-cell>
          <table:table-cell office:value-type="float" office:value="0.431459" calcext:value-type="float">
            <text:p>0.431459</text:p>
          </table:table-cell>
          <table:table-cell office:value-type="float" office:value="1.58727" calcext:value-type="float">
            <text:p>1.58727</text:p>
          </table:table-cell>
          <table:table-cell office:value-type="float" office:value="0" calcext:value-type="float">
            <text:p>0</text:p>
          </table:table-cell>
          <table:table-cell office:value-type="float" office:value="2.50836" calcext:value-type="float">
            <text:p>2.50836</text:p>
          </table:table-cell>
          <table:table-cell office:value-type="float" office:value="2.7542" calcext:value-type="float">
            <text:p>2.7542</text:p>
          </table:table-cell>
          <table:table-cell office:value-type="float" office:value="10.3526" calcext:value-type="float">
            <text:p>10.3526</text:p>
          </table:table-cell>
          <table:table-cell/>
          <table:table-cell office:value-type="float" office:value="39.3013" calcext:value-type="float">
            <text:p>39.3013</text:p>
          </table:table-cell>
          <table:table-cell office:value-type="float" office:value="36.0823" calcext:value-type="float">
            <text:p>36.0823</text:p>
          </table:table-cell>
          <table:table-cell office:value-type="float" office:value="40.7987" calcext:value-type="float">
            <text:p>40.7987</text:p>
          </table:table-cell>
          <table:table-cell office:value-type="float" office:value="0" calcext:value-type="float">
            <text:p>0</text:p>
          </table:table-cell>
          <table:table-cell office:value-type="float" office:value="52.6006" calcext:value-type="float">
            <text:p>52.6006</text:p>
          </table:table-cell>
          <table:table-cell office:value-type="float" office:value="49.9854" calcext:value-type="float">
            <text:p>49.9854</text:p>
          </table:table-cell>
          <table:table-cell office:value-type="float" office:value="79.6659" calcext:value-type="float">
            <text:p>79.6659</text:p>
          </table:table-cell>
          <table:table-cell/>
          <table:table-cell table:formula="of:=[.B94]/[.J94]" office:value-type="float" office:value="0.00844580204726052" calcext:value-type="float">
            <text:p>0.008445802</text:p>
          </table:table-cell>
          <table:table-cell table:formula="of:=[.C94]/[.K94]" office:value-type="float" office:value="0.0119576357382983" calcext:value-type="float">
            <text:p>0.0119576357</text:p>
          </table:table-cell>
          <table:table-cell table:formula="of:=[.D94]/[.L94]" office:value-type="float" office:value="0.0389049160880126" calcext:value-type="float">
            <text:p>0.0389049161</text:p>
          </table:table-cell>
          <table:table-cell table:formula="of:=[.E94]/[.M94]" office:value-type="string" office:string-value="" calcext:value-type="error">
            <text:p>#DIV/0!</text:p>
          </table:table-cell>
          <table:table-cell table:formula="of:=[.F94]/[.N94]" office:value-type="float" office:value="0.0476869085143516" calcext:value-type="float">
            <text:p>0.0476869085</text:p>
          </table:table-cell>
          <table:table-cell table:formula="of:=[.G94]/[.O94]" office:value-type="float" office:value="0.055100089226054" calcext:value-type="float">
            <text:p>0.0551000892</text:p>
          </table:table-cell>
          <table:table-cell table:formula="of:=[.H94]/[.P94]" office:value-type="float" office:value="0.129950204541717" calcext:value-type="float">
            <text:p>0.129950204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45375" calcext:value-type="float">
            <text:p>0.145375</text:p>
          </table:table-cell>
          <table:table-cell office:value-type="float" office:value="0.589126" calcext:value-type="float">
            <text:p>0.589126</text:p>
          </table:table-cell>
          <table:table-cell office:value-type="float" office:value="1.7265" calcext:value-type="float">
            <text:p>1.7265</text:p>
          </table:table-cell>
          <table:table-cell office:value-type="float" office:value="0" calcext:value-type="float">
            <text:p>0</text:p>
          </table:table-cell>
          <table:table-cell office:value-type="float" office:value="2.28104" calcext:value-type="float">
            <text:p>2.28104</text:p>
          </table:table-cell>
          <table:table-cell office:value-type="float" office:value="1.84432" calcext:value-type="float">
            <text:p>1.84432</text:p>
          </table:table-cell>
          <table:table-cell office:value-type="float" office:value="11.0334" calcext:value-type="float">
            <text:p>11.0334</text:p>
          </table:table-cell>
          <table:table-cell/>
          <table:table-cell office:value-type="float" office:value="40.4102" calcext:value-type="float">
            <text:p>40.4102</text:p>
          </table:table-cell>
          <table:table-cell office:value-type="float" office:value="37.744" calcext:value-type="float">
            <text:p>37.744</text:p>
          </table:table-cell>
          <table:table-cell office:value-type="float" office:value="41.1046" calcext:value-type="float">
            <text:p>41.1046</text:p>
          </table:table-cell>
          <table:table-cell office:value-type="float" office:value="0" calcext:value-type="float">
            <text:p>0</text:p>
          </table:table-cell>
          <table:table-cell office:value-type="float" office:value="53.6629" calcext:value-type="float">
            <text:p>53.6629</text:p>
          </table:table-cell>
          <table:table-cell office:value-type="float" office:value="56.6978" calcext:value-type="float">
            <text:p>56.6978</text:p>
          </table:table-cell>
          <table:table-cell office:value-type="float" office:value="81.7161" calcext:value-type="float">
            <text:p>81.7161</text:p>
          </table:table-cell>
          <table:table-cell/>
          <table:table-cell table:formula="of:=[.B95]/[.J95]" office:value-type="float" office:value="0.00359748281374504" calcext:value-type="float">
            <text:p>0.0035974828</text:p>
          </table:table-cell>
          <table:table-cell table:formula="of:=[.C95]/[.K95]" office:value-type="float" office:value="0.0156084675710047" calcext:value-type="float">
            <text:p>0.0156084676</text:p>
          </table:table-cell>
          <table:table-cell table:formula="of:=[.D95]/[.L95]" office:value-type="float" office:value="0.0420025982493444" calcext:value-type="float">
            <text:p>0.0420025982</text:p>
          </table:table-cell>
          <table:table-cell table:formula="of:=[.E95]/[.M95]" office:value-type="string" office:string-value="" calcext:value-type="error">
            <text:p>#DIV/0!</text:p>
          </table:table-cell>
          <table:table-cell table:formula="of:=[.F95]/[.N95]" office:value-type="float" office:value="0.0425068343306083" calcext:value-type="float">
            <text:p>0.0425068343</text:p>
          </table:table-cell>
          <table:table-cell table:formula="of:=[.G95]/[.O95]" office:value-type="float" office:value="0.0325289517406319" calcext:value-type="float">
            <text:p>0.0325289517</text:p>
          </table:table-cell>
          <table:table-cell table:formula="of:=[.H95]/[.P95]" office:value-type="float" office:value="0.135021128027402" calcext:value-type="float">
            <text:p>0.13502112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834135" calcext:value-type="float">
            <text:p>0.0834135</text:p>
          </table:table-cell>
          <table:table-cell office:value-type="float" office:value="0.237291" calcext:value-type="float">
            <text:p>0.237291</text:p>
          </table:table-cell>
          <table:table-cell office:value-type="float" office:value="1.96093" calcext:value-type="float">
            <text:p>1.96093</text:p>
          </table:table-cell>
          <table:table-cell office:value-type="float" office:value="0" calcext:value-type="float">
            <text:p>0</text:p>
          </table:table-cell>
          <table:table-cell office:value-type="float" office:value="2.09155" calcext:value-type="float">
            <text:p>2.09155</text:p>
          </table:table-cell>
          <table:table-cell office:value-type="float" office:value="0" calcext:value-type="float">
            <text:p>0</text:p>
          </table:table-cell>
          <table:table-cell office:value-type="float" office:value="11.8695" calcext:value-type="float">
            <text:p>11.8695</text:p>
          </table:table-cell>
          <table:table-cell/>
          <table:table-cell office:value-type="float" office:value="39.7245" calcext:value-type="float">
            <text:p>39.7245</text:p>
          </table:table-cell>
          <table:table-cell office:value-type="float" office:value="38.4005" calcext:value-type="float">
            <text:p>38.4005</text:p>
          </table:table-cell>
          <table:table-cell office:value-type="float" office:value="41.4216" calcext:value-type="float">
            <text:p>41.4216</text:p>
          </table:table-cell>
          <table:table-cell office:value-type="float" office:value="0" calcext:value-type="float">
            <text:p>0</text:p>
          </table:table-cell>
          <table:table-cell office:value-type="float" office:value="53.5791" calcext:value-type="float">
            <text:p>53.5791</text:p>
          </table:table-cell>
          <table:table-cell office:value-type="float" office:value="0" calcext:value-type="float">
            <text:p>0</text:p>
          </table:table-cell>
          <table:table-cell office:value-type="float" office:value="81.9659" calcext:value-type="float">
            <text:p>81.9659</text:p>
          </table:table-cell>
          <table:table-cell/>
          <table:table-cell table:formula="of:=[.B96]/[.J96]" office:value-type="float" office:value="0.00209979987161575" calcext:value-type="float">
            <text:p>0.0020997999</text:p>
          </table:table-cell>
          <table:table-cell table:formula="of:=[.C96]/[.K96]" office:value-type="float" office:value="0.00617937266441843" calcext:value-type="float">
            <text:p>0.0061793727</text:p>
          </table:table-cell>
          <table:table-cell table:formula="of:=[.D96]/[.L96]" office:value-type="float" office:value="0.0473407594105491" calcext:value-type="float">
            <text:p>0.0473407594</text:p>
          </table:table-cell>
          <table:table-cell table:formula="of:=[.E96]/[.M96]" office:value-type="string" office:string-value="" calcext:value-type="error">
            <text:p>#DIV/0!</text:p>
          </table:table-cell>
          <table:table-cell table:formula="of:=[.F96]/[.N96]" office:value-type="float" office:value="0.0390366766145755" calcext:value-type="float">
            <text:p>0.0390366766</text:p>
          </table:table-cell>
          <table:table-cell table:formula="of:=[.G96]/[.O96]" office:value-type="string" office:string-value="" calcext:value-type="error">
            <text:p>#DIV/0!</text:p>
          </table:table-cell>
          <table:table-cell table:formula="of:=[.H96]/[.P96]" office:value-type="float" office:value="0.144810219859722" calcext:value-type="float">
            <text:p>0.144810219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76335" calcext:value-type="float">
            <text:p>0.176335</text:p>
          </table:table-cell>
          <table:table-cell office:value-type="float" office:value="0.535679" calcext:value-type="float">
            <text:p>0.535679</text:p>
          </table:table-cell>
          <table:table-cell office:value-type="float" office:value="1.50013" calcext:value-type="float">
            <text:p>1.50013</text:p>
          </table:table-cell>
          <table:table-cell office:value-type="float" office:value="0" calcext:value-type="float">
            <text:p>0</text:p>
          </table:table-cell>
          <table:table-cell office:value-type="float" office:value="2.44739" calcext:value-type="float">
            <text:p>2.44739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float" office:value="39.6747" calcext:value-type="float">
            <text:p>39.6747</text:p>
          </table:table-cell>
          <table:table-cell office:value-type="float" office:value="38.9959" calcext:value-type="float">
            <text:p>38.9959</text:p>
          </table:table-cell>
          <table:table-cell office:value-type="float" office:value="42.688" calcext:value-type="float">
            <text:p>42.688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  <table:table-cell office:value-type="float" office:value="0" calcext:value-type="float">
            <text:p>0</text:p>
          </table:table-cell>
          <table:table-cell office:value-type="float" office:value="84.5345" calcext:value-type="float">
            <text:p>84.5345</text:p>
          </table:table-cell>
          <table:table-cell/>
          <table:table-cell table:formula="of:=[.B97]/[.J97]" office:value-type="float" office:value="0.00444452005938293" calcext:value-type="float">
            <text:p>0.0044445201</text:p>
          </table:table-cell>
          <table:table-cell table:formula="of:=[.C97]/[.K97]" office:value-type="float" office:value="0.0137368030998131" calcext:value-type="float">
            <text:p>0.0137368031</text:p>
          </table:table-cell>
          <table:table-cell table:formula="of:=[.D97]/[.L97]" office:value-type="float" office:value="0.035141726011994" calcext:value-type="float">
            <text:p>0.035141726</text:p>
          </table:table-cell>
          <table:table-cell table:formula="of:=[.E97]/[.M97]" office:value-type="string" office:string-value="" calcext:value-type="error">
            <text:p>#DIV/0!</text:p>
          </table:table-cell>
          <table:table-cell table:formula="of:=[.F97]/[.N97]" office:value-type="float" office:value="0.0460902071563088" calcext:value-type="float">
            <text:p>0.0460902072</text:p>
          </table:table-cell>
          <table:table-cell table:formula="of:=[.G97]/[.O97]" office:value-type="string" office:string-value="" calcext:value-type="error">
            <text:p>#DIV/0!</text:p>
          </table:table-cell>
          <table:table-cell table:formula="of:=[.H97]/[.P97]" office:value-type="float" office:value="0.150234519633996" calcext:value-type="float">
            <text:p>0.150234519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1933" calcext:value-type="float">
            <text:p>0.21933</text:p>
          </table:table-cell>
          <table:table-cell office:value-type="float" office:value="0.722834" calcext:value-type="float">
            <text:p>0.722834</text:p>
          </table:table-cell>
          <table:table-cell office:value-type="float" office:value="0.930207" calcext:value-type="float">
            <text:p>0.930207</text:p>
          </table:table-cell>
          <table:table-cell office:value-type="float" office:value="0" calcext:value-type="float">
            <text:p>0</text:p>
          </table:table-cell>
          <table:table-cell office:value-type="float" office:value="2.50116" calcext:value-type="float">
            <text:p>2.50116</text:p>
          </table:table-cell>
          <table:table-cell office:value-type="float" office:value="0" calcext:value-type="float">
            <text:p>0</text:p>
          </table:table-cell>
          <table:table-cell office:value-type="float" office:value="13.3808" calcext:value-type="float">
            <text:p>13.3808</text:p>
          </table:table-cell>
          <table:table-cell/>
          <table:table-cell office:value-type="float" office:value="40.1488" calcext:value-type="float">
            <text:p>40.1488</text:p>
          </table:table-cell>
          <table:table-cell office:value-type="float" office:value="36.4848" calcext:value-type="float">
            <text:p>36.4848</text:p>
          </table:table-cell>
          <table:table-cell office:value-type="float" office:value="43.3003" calcext:value-type="float">
            <text:p>43.3003</text:p>
          </table:table-cell>
          <table:table-cell office:value-type="float" office:value="0" calcext:value-type="float">
            <text:p>0</text:p>
          </table:table-cell>
          <table:table-cell office:value-type="float" office:value="52.7895" calcext:value-type="float">
            <text:p>52.7895</text:p>
          </table:table-cell>
          <table:table-cell office:value-type="float" office:value="0" calcext:value-type="float">
            <text:p>0</text:p>
          </table:table-cell>
          <table:table-cell office:value-type="float" office:value="85.0303" calcext:value-type="float">
            <text:p>85.0303</text:p>
          </table:table-cell>
          <table:table-cell/>
          <table:table-cell table:formula="of:=[.B98]/[.J98]" office:value-type="float" office:value="0.00546292790818157" calcext:value-type="float">
            <text:p>0.0054629279</text:p>
          </table:table-cell>
          <table:table-cell table:formula="of:=[.C98]/[.K98]" office:value-type="float" office:value="0.0198119216769723" calcext:value-type="float">
            <text:p>0.0198119217</text:p>
          </table:table-cell>
          <table:table-cell table:formula="of:=[.D98]/[.L98]" office:value-type="float" office:value="0.0214826918058304" calcext:value-type="float">
            <text:p>0.0214826918</text:p>
          </table:table-cell>
          <table:table-cell table:formula="of:=[.E98]/[.M98]" office:value-type="string" office:string-value="" calcext:value-type="error">
            <text:p>#DIV/0!</text:p>
          </table:table-cell>
          <table:table-cell table:formula="of:=[.F98]/[.N98]" office:value-type="float" office:value="0.0473798766800216" calcext:value-type="float">
            <text:p>0.0473798767</text:p>
          </table:table-cell>
          <table:table-cell table:formula="of:=[.G98]/[.O98]" office:value-type="string" office:string-value="" calcext:value-type="error">
            <text:p>#DIV/0!</text:p>
          </table:table-cell>
          <table:table-cell table:formula="of:=[.H98]/[.P98]" office:value-type="float" office:value="0.157365080447793" calcext:value-type="float">
            <text:p>0.157365080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27645" calcext:value-type="float">
            <text:p>0.327645</text:p>
          </table:table-cell>
          <table:table-cell office:value-type="float" office:value="2.01527" calcext:value-type="float">
            <text:p>2.01527</text:p>
          </table:table-cell>
          <table:table-cell office:value-type="float" office:value="0.938085" calcext:value-type="float">
            <text:p>0.938085</text:p>
          </table:table-cell>
          <table:table-cell office:value-type="float" office:value="0" calcext:value-type="float">
            <text:p>0</text:p>
          </table:table-cell>
          <table:table-cell office:value-type="float" office:value="2.29863" calcext:value-type="float">
            <text:p>2.29863</text:p>
          </table:table-cell>
          <table:table-cell office:value-type="float" office:value="0" calcext:value-type="float">
            <text:p>0</text:p>
          </table:table-cell>
          <table:table-cell office:value-type="float" office:value="14.4762" calcext:value-type="float">
            <text:p>14.4762</text:p>
          </table:table-cell>
          <table:table-cell/>
          <table:table-cell office:value-type="float" office:value="37.6324" calcext:value-type="float">
            <text:p>37.6324</text:p>
          </table:table-cell>
          <table:table-cell office:value-type="float" office:value="35.5605" calcext:value-type="float">
            <text:p>35.5605</text:p>
          </table:table-cell>
          <table:table-cell office:value-type="float" office:value="40.4855" calcext:value-type="float">
            <text:p>40.4855</text:p>
          </table:table-cell>
          <table:table-cell office:value-type="float" office:value="0" calcext:value-type="float">
            <text:p>0</text:p>
          </table:table-cell>
          <table:table-cell office:value-type="float" office:value="53.0758" calcext:value-type="float">
            <text:p>53.0758</text:p>
          </table:table-cell>
          <table:table-cell office:value-type="float" office:value="0" calcext:value-type="float">
            <text:p>0</text:p>
          </table:table-cell>
          <table:table-cell office:value-type="float" office:value="86.2004" calcext:value-type="float">
            <text:p>86.2004</text:p>
          </table:table-cell>
          <table:table-cell/>
          <table:table-cell table:formula="of:=[.B99]/[.J99]" office:value-type="float" office:value="0.00870646039051456" calcext:value-type="float">
            <text:p>0.0087064604</text:p>
          </table:table-cell>
          <table:table-cell table:formula="of:=[.C99]/[.K99]" office:value-type="float" office:value="0.0566715878573136" calcext:value-type="float">
            <text:p>0.0566715879</text:p>
          </table:table-cell>
          <table:table-cell table:formula="of:=[.D99]/[.L99]" office:value-type="float" office:value="0.02317088834274" calcext:value-type="float">
            <text:p>0.0231708883</text:p>
          </table:table-cell>
          <table:table-cell table:formula="of:=[.E99]/[.M99]" office:value-type="string" office:string-value="" calcext:value-type="error">
            <text:p>#DIV/0!</text:p>
          </table:table-cell>
          <table:table-cell table:formula="of:=[.F99]/[.N99]" office:value-type="float" office:value="0.0433084381205747" calcext:value-type="float">
            <text:p>0.0433084381</text:p>
          </table:table-cell>
          <table:table-cell table:formula="of:=[.G99]/[.O99]" office:value-type="string" office:string-value="" calcext:value-type="error">
            <text:p>#DIV/0!</text:p>
          </table:table-cell>
          <table:table-cell table:formula="of:=[.H99]/[.P99]" office:value-type="float" office:value="0.167936575700345" calcext:value-type="float">
            <text:p>0.167936575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91667" calcext:value-type="float">
            <text:p>0.291667</text:p>
          </table:table-cell>
          <table:table-cell office:value-type="float" office:value="2.60841" calcext:value-type="float">
            <text:p>2.60841</text:p>
          </table:table-cell>
          <table:table-cell office:value-type="float" office:value="1.24107" calcext:value-type="float">
            <text:p>1.24107</text:p>
          </table:table-cell>
          <table:table-cell office:value-type="float" office:value="0" calcext:value-type="float">
            <text:p>0</text:p>
          </table:table-cell>
          <table:table-cell office:value-type="float" office:value="2.27701" calcext:value-type="float">
            <text:p>2.27701</text:p>
          </table:table-cell>
          <table:table-cell office:value-type="float" office:value="0" calcext:value-type="float">
            <text:p>0</text:p>
          </table:table-cell>
          <table:table-cell office:value-type="float" office:value="15.7559" calcext:value-type="float">
            <text:p>15.7559</text:p>
          </table:table-cell>
          <table:table-cell/>
          <table:table-cell office:value-type="float" office:value="36.8875" calcext:value-type="float">
            <text:p>36.8875</text:p>
          </table:table-cell>
          <table:table-cell office:value-type="float" office:value="35.9128" calcext:value-type="float">
            <text:p>35.9128</text:p>
          </table:table-cell>
          <table:table-cell office:value-type="float" office:value="40.1265" calcext:value-type="float">
            <text:p>40.1265</text:p>
          </table:table-cell>
          <table:table-cell office:value-type="float" office:value="0" calcext:value-type="float">
            <text:p>0</text:p>
          </table:table-cell>
          <table:table-cell office:value-type="float" office:value="52.9948" calcext:value-type="float">
            <text:p>52.9948</text:p>
          </table:table-cell>
          <table:table-cell office:value-type="float" office:value="0" calcext:value-type="float">
            <text:p>0</text:p>
          </table:table-cell>
          <table:table-cell office:value-type="float" office:value="86.896" calcext:value-type="float">
            <text:p>86.896</text:p>
          </table:table-cell>
          <table:table-cell/>
          <table:table-cell table:formula="of:=[.B100]/[.J100]" office:value-type="float" office:value="0.00790693324296849" calcext:value-type="float">
            <text:p>0.0079069332</text:p>
          </table:table-cell>
          <table:table-cell table:formula="of:=[.C100]/[.K100]" office:value-type="float" office:value="0.072631763605177" calcext:value-type="float">
            <text:p>0.0726317636</text:p>
          </table:table-cell>
          <table:table-cell table:formula="of:=[.D100]/[.L100]" office:value-type="float" office:value="0.0309289372359912" calcext:value-type="float">
            <text:p>0.0309289372</text:p>
          </table:table-cell>
          <table:table-cell table:formula="of:=[.E100]/[.M100]" office:value-type="string" office:string-value="" calcext:value-type="error">
            <text:p>#DIV/0!</text:p>
          </table:table-cell>
          <table:table-cell table:formula="of:=[.F100]/[.N100]" office:value-type="float" office:value="0.0429666684278458" calcext:value-type="float">
            <text:p>0.0429666684</text:p>
          </table:table-cell>
          <table:table-cell table:formula="of:=[.G100]/[.O100]" office:value-type="string" office:string-value="" calcext:value-type="error">
            <text:p>#DIV/0!</text:p>
          </table:table-cell>
          <table:table-cell table:formula="of:=[.H100]/[.P100]" office:value-type="float" office:value="0.181319048057448" calcext:value-type="float">
            <text:p>0.181319048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476076" calcext:value-type="float">
            <text:p>0.0476076</text:p>
          </table:table-cell>
          <table:table-cell office:value-type="float" office:value="1.82165" calcext:value-type="float">
            <text:p>1.82165</text:p>
          </table:table-cell>
          <table:table-cell office:value-type="float" office:value="1.30901" calcext:value-type="float">
            <text:p>1.30901</text:p>
          </table:table-cell>
          <table:table-cell office:value-type="float" office:value="0" calcext:value-type="float">
            <text:p>0</text:p>
          </table:table-cell>
          <table:table-cell office:value-type="float" office:value="2.18833" calcext:value-type="float">
            <text:p>2.18833</text:p>
          </table:table-cell>
          <table:table-cell office:value-type="float" office:value="12.8467" calcext:value-type="float">
            <text:p>12.8467</text:p>
          </table:table-cell>
          <table:table-cell office:value-type="float" office:value="16.8526" calcext:value-type="float">
            <text:p>16.8526</text:p>
          </table:table-cell>
          <table:table-cell/>
          <table:table-cell office:value-type="float" office:value="37.6915" calcext:value-type="float">
            <text:p>37.6915</text:p>
          </table:table-cell>
          <table:table-cell office:value-type="float" office:value="34.9112" calcext:value-type="float">
            <text:p>34.9112</text:p>
          </table:table-cell>
          <table:table-cell office:value-type="float" office:value="40.5474" calcext:value-type="float">
            <text:p>40.5474</text:p>
          </table:table-cell>
          <table:table-cell office:value-type="float" office:value="0" calcext:value-type="float">
            <text:p>0</text:p>
          </table:table-cell>
          <table:table-cell office:value-type="float" office:value="54.0312" calcext:value-type="float">
            <text:p>54.0312</text:p>
          </table:table-cell>
          <table:table-cell office:value-type="float" office:value="50.7041" calcext:value-type="float">
            <text:p>50.7041</text:p>
          </table:table-cell>
          <table:table-cell office:value-type="float" office:value="88.7742" calcext:value-type="float">
            <text:p>88.7742</text:p>
          </table:table-cell>
          <table:table-cell/>
          <table:table-cell table:formula="of:=[.B101]/[.J101]" office:value-type="float" office:value="0.00126308584163538" calcext:value-type="float">
            <text:p>0.0012630858</text:p>
          </table:table-cell>
          <table:table-cell table:formula="of:=[.C101]/[.K101]" office:value-type="float" office:value="0.0521795297784092" calcext:value-type="float">
            <text:p>0.0521795298</text:p>
          </table:table-cell>
          <table:table-cell table:formula="of:=[.D101]/[.L101]" office:value-type="float" office:value="0.0322834509734286" calcext:value-type="float">
            <text:p>0.032283451</text:p>
          </table:table-cell>
          <table:table-cell table:formula="of:=[.E101]/[.M101]" office:value-type="string" office:string-value="" calcext:value-type="error">
            <text:p>#DIV/0!</text:p>
          </table:table-cell>
          <table:table-cell table:formula="of:=[.F101]/[.N101]" office:value-type="float" office:value="0.0405012289195872" calcext:value-type="float">
            <text:p>0.0405012289</text:p>
          </table:table-cell>
          <table:table-cell table:formula="of:=[.G101]/[.O101]" office:value-type="float" office:value="0.253366098599522" calcext:value-type="float">
            <text:p>0.2533660986</text:p>
          </table:table-cell>
          <table:table-cell table:formula="of:=[.H101]/[.P101]" office:value-type="float" office:value="0.189836686785124" calcext:value-type="float">
            <text:p>0.189836686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2161" calcext:value-type="float">
            <text:p>0.22161</text:p>
          </table:table-cell>
          <table:table-cell office:value-type="float" office:value="0.995838" calcext:value-type="float">
            <text:p>0.995838</text:p>
          </table:table-cell>
          <table:table-cell office:value-type="float" office:value="1.20076" calcext:value-type="float">
            <text:p>1.20076</text:p>
          </table:table-cell>
          <table:table-cell office:value-type="float" office:value="0" calcext:value-type="float">
            <text:p>0</text:p>
          </table:table-cell>
          <table:table-cell office:value-type="float" office:value="2.75133" calcext:value-type="float">
            <text:p>2.75133</text:p>
          </table:table-cell>
          <table:table-cell office:value-type="float" office:value="3.06151" calcext:value-type="float">
            <text:p>3.06151</text:p>
          </table:table-cell>
          <table:table-cell office:value-type="float" office:value="17.5458" calcext:value-type="float">
            <text:p>17.5458</text:p>
          </table:table-cell>
          <table:table-cell/>
          <table:table-cell office:value-type="float" office:value="37.5458" calcext:value-type="float">
            <text:p>37.5458</text:p>
          </table:table-cell>
          <table:table-cell office:value-type="float" office:value="35.3513" calcext:value-type="float">
            <text:p>35.3513</text:p>
          </table:table-cell>
          <table:table-cell office:value-type="float" office:value="40.5323" calcext:value-type="float">
            <text:p>40.5323</text:p>
          </table:table-cell>
          <table:table-cell office:value-type="float" office:value="0" calcext:value-type="float">
            <text:p>0</text:p>
          </table:table-cell>
          <table:table-cell office:value-type="float" office:value="53.028" calcext:value-type="float">
            <text:p>53.028</text:p>
          </table:table-cell>
          <table:table-cell office:value-type="float" office:value="51.5893" calcext:value-type="float">
            <text:p>51.5893</text:p>
          </table:table-cell>
          <table:table-cell office:value-type="float" office:value="85.5048" calcext:value-type="float">
            <text:p>85.5048</text:p>
          </table:table-cell>
          <table:table-cell/>
          <table:table-cell table:formula="of:=[.B102]/[.J102]" office:value-type="float" office:value="0.00590239121286535" calcext:value-type="float">
            <text:p>0.0059023912</text:p>
          </table:table-cell>
          <table:table-cell table:formula="of:=[.C102]/[.K102]" office:value-type="float" office:value="0.0281697702771892" calcext:value-type="float">
            <text:p>0.0281697703</text:p>
          </table:table-cell>
          <table:table-cell table:formula="of:=[.D102]/[.L102]" office:value-type="float" office:value="0.029624768394589" calcext:value-type="float">
            <text:p>0.0296247684</text:p>
          </table:table-cell>
          <table:table-cell table:formula="of:=[.E102]/[.M102]" office:value-type="string" office:string-value="" calcext:value-type="error">
            <text:p>#DIV/0!</text:p>
          </table:table-cell>
          <table:table-cell table:formula="of:=[.F102]/[.N102]" office:value-type="float" office:value="0.0518844761258203" calcext:value-type="float">
            <text:p>0.0518844761</text:p>
          </table:table-cell>
          <table:table-cell table:formula="of:=[.G102]/[.O102]" office:value-type="float" office:value="0.0593438949549616" calcext:value-type="float">
            <text:p>0.059343895</text:p>
          </table:table-cell>
          <table:table-cell table:formula="of:=[.H102]/[.P102]" office:value-type="float" office:value="0.205202514946529" calcext:value-type="float">
            <text:p>0.205202514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56071" calcext:value-type="float">
            <text:p>0.356071</text:p>
          </table:table-cell>
          <table:table-cell office:value-type="float" office:value="0.315386" calcext:value-type="float">
            <text:p>0.315386</text:p>
          </table:table-cell>
          <table:table-cell office:value-type="float" office:value="1.33314" calcext:value-type="float">
            <text:p>1.33314</text:p>
          </table:table-cell>
          <table:table-cell office:value-type="float" office:value="26.753" calcext:value-type="float">
            <text:p>26.753</text:p>
          </table:table-cell>
          <table:table-cell office:value-type="float" office:value="3.03432" calcext:value-type="float">
            <text:p>3.03432</text:p>
          </table:table-cell>
          <table:table-cell office:value-type="float" office:value="2.77559" calcext:value-type="float">
            <text:p>2.77559</text:p>
          </table:table-cell>
          <table:table-cell office:value-type="float" office:value="18.0509" calcext:value-type="float">
            <text:p>18.0509</text:p>
          </table:table-cell>
          <table:table-cell/>
          <table:table-cell office:value-type="float" office:value="39.1422" calcext:value-type="float">
            <text:p>39.1422</text:p>
          </table:table-cell>
          <table:table-cell office:value-type="float" office:value="34.1288" calcext:value-type="float">
            <text:p>34.1288</text:p>
          </table:table-cell>
          <table:table-cell office:value-type="float" office:value="42.3252" calcext:value-type="float">
            <text:p>42.3252</text:p>
          </table:table-cell>
          <table:table-cell office:value-type="float" office:value="52.4711" calcext:value-type="float">
            <text:p>52.4711</text:p>
          </table:table-cell>
          <table:table-cell office:value-type="float" office:value="51.7298" calcext:value-type="float">
            <text:p>51.7298</text:p>
          </table:table-cell>
          <table:table-cell office:value-type="float" office:value="55.7769" calcext:value-type="float">
            <text:p>55.7769</text:p>
          </table:table-cell>
          <table:table-cell office:value-type="float" office:value="87.0234" calcext:value-type="float">
            <text:p>87.0234</text:p>
          </table:table-cell>
          <table:table-cell/>
          <table:table-cell table:formula="of:=[.B103]/[.J103]" office:value-type="float" office:value="0.00909685710052066" calcext:value-type="float">
            <text:p>0.0090968571</text:p>
          </table:table-cell>
          <table:table-cell table:formula="of:=[.C103]/[.K103]" office:value-type="float" office:value="0.00924105154590844" calcext:value-type="float">
            <text:p>0.0092410515</text:p>
          </table:table-cell>
          <table:table-cell table:formula="of:=[.D103]/[.L103]" office:value-type="float" office:value="0.0314975475603187" calcext:value-type="float">
            <text:p>0.0314975476</text:p>
          </table:table-cell>
          <table:table-cell table:formula="of:=[.E103]/[.M103]" office:value-type="float" office:value="0.509861619062684" calcext:value-type="float">
            <text:p>0.5098616191</text:p>
          </table:table-cell>
          <table:table-cell table:formula="of:=[.F103]/[.N103]" office:value-type="float" office:value="0.0586570990028958" calcext:value-type="float">
            <text:p>0.058657099</text:p>
          </table:table-cell>
          <table:table-cell table:formula="of:=[.G103]/[.O103]" office:value-type="float" office:value="0.0497623568179659" calcext:value-type="float">
            <text:p>0.0497623568</text:p>
          </table:table-cell>
          <table:table-cell table:formula="of:=[.H103]/[.P103]" office:value-type="float" office:value="0.207425818802759" calcext:value-type="float">
            <text:p>0.207425818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36029" calcext:value-type="float">
            <text:p>0.136029</text:p>
          </table:table-cell>
          <table:table-cell office:value-type="float" office:value="0.338259" calcext:value-type="float">
            <text:p>0.338259</text:p>
          </table:table-cell>
          <table:table-cell office:value-type="float" office:value="1.57644" calcext:value-type="float">
            <text:p>1.57644</text:p>
          </table:table-cell>
          <table:table-cell office:value-type="float" office:value="1.39058" calcext:value-type="float">
            <text:p>1.39058</text:p>
          </table:table-cell>
          <table:table-cell office:value-type="float" office:value="2.68593" calcext:value-type="float">
            <text:p>2.68593</text:p>
          </table:table-cell>
          <table:table-cell office:value-type="float" office:value="1.76794" calcext:value-type="float">
            <text:p>1.76794</text:p>
          </table:table-cell>
          <table:table-cell office:value-type="float" office:value="18.7584" calcext:value-type="float">
            <text:p>18.7584</text:p>
          </table:table-cell>
          <table:table-cell/>
          <table:table-cell office:value-type="float" office:value="38.376" calcext:value-type="float">
            <text:p>38.376</text:p>
          </table:table-cell>
          <table:table-cell office:value-type="float" office:value="34.4034" calcext:value-type="float">
            <text:p>34.4034</text:p>
          </table:table-cell>
          <table:table-cell office:value-type="float" office:value="42.2265" calcext:value-type="float">
            <text:p>42.2265</text:p>
          </table:table-cell>
          <table:table-cell office:value-type="float" office:value="50.8228" calcext:value-type="float">
            <text:p>50.8228</text:p>
          </table:table-cell>
          <table:table-cell office:value-type="float" office:value="53.2094" calcext:value-type="float">
            <text:p>53.2094</text:p>
          </table:table-cell>
          <table:table-cell office:value-type="float" office:value="57.1986" calcext:value-type="float">
            <text:p>57.1986</text:p>
          </table:table-cell>
          <table:table-cell office:value-type="float" office:value="94.7215" calcext:value-type="float">
            <text:p>94.7215</text:p>
          </table:table-cell>
          <table:table-cell/>
          <table:table-cell table:formula="of:=[.B104]/[.J104]" office:value-type="float" office:value="0.00354463727329581" calcext:value-type="float">
            <text:p>0.0035446373</text:p>
          </table:table-cell>
          <table:table-cell table:formula="of:=[.C104]/[.K104]" office:value-type="float" office:value="0.00983213868396728" calcext:value-type="float">
            <text:p>0.0098321387</text:p>
          </table:table-cell>
          <table:table-cell table:formula="of:=[.D104]/[.L104]" office:value-type="float" office:value="0.0373329544243544" calcext:value-type="float">
            <text:p>0.0373329544</text:p>
          </table:table-cell>
          <table:table-cell table:formula="of:=[.E104]/[.M104]" office:value-type="float" office:value="0.0273613417599975" calcext:value-type="float">
            <text:p>0.0273613418</text:p>
          </table:table-cell>
          <table:table-cell table:formula="of:=[.F104]/[.N104]" office:value-type="float" office:value="0.0504784868838965" calcext:value-type="float">
            <text:p>0.0504784869</text:p>
          </table:table-cell>
          <table:table-cell table:formula="of:=[.G104]/[.O104]" office:value-type="float" office:value="0.0309087984670953" calcext:value-type="float">
            <text:p>0.0309087985</text:p>
          </table:table-cell>
          <table:table-cell table:formula="of:=[.H104]/[.P104]" office:value-type="float" office:value="0.198037404390767" calcext:value-type="float">
            <text:p>0.198037404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75511" calcext:value-type="float">
            <text:p>0.375511</text:p>
          </table:table-cell>
          <table:table-cell office:value-type="float" office:value="1.41784" calcext:value-type="float">
            <text:p>1.41784</text:p>
          </table:table-cell>
          <table:table-cell office:value-type="float" office:value="1.32797" calcext:value-type="float">
            <text:p>1.32797</text:p>
          </table:table-cell>
          <table:table-cell office:value-type="float" office:value="1.13146" calcext:value-type="float">
            <text:p>1.13146</text:p>
          </table:table-cell>
          <table:table-cell office:value-type="float" office:value="2.66868" calcext:value-type="float">
            <text:p>2.66868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19.6442" calcext:value-type="float">
            <text:p>19.6442</text:p>
          </table:table-cell>
          <table:table-cell/>
          <table:table-cell office:value-type="float" office:value="39.3395" calcext:value-type="float">
            <text:p>39.3395</text:p>
          </table:table-cell>
          <table:table-cell office:value-type="float" office:value="36.3252" calcext:value-type="float">
            <text:p>36.3252</text:p>
          </table:table-cell>
          <table:table-cell office:value-type="float" office:value="44.5211" calcext:value-type="float">
            <text:p>44.5211</text:p>
          </table:table-cell>
          <table:table-cell office:value-type="float" office:value="49.7075" calcext:value-type="float">
            <text:p>49.7075</text:p>
          </table:table-cell>
          <table:table-cell office:value-type="float" office:value="52.7208" calcext:value-type="float">
            <text:p>52.7208</text:p>
          </table:table-cell>
          <table:table-cell office:value-type="float" office:value="60.0738" calcext:value-type="float">
            <text:p>60.0738</text:p>
          </table:table-cell>
          <table:table-cell office:value-type="float" office:value="107.854" calcext:value-type="float">
            <text:p>107.854</text:p>
          </table:table-cell>
          <table:table-cell/>
          <table:table-cell table:formula="of:=[.B105]/[.J105]" office:value-type="float" office:value="0.00954539330698153" calcext:value-type="float">
            <text:p>0.0095453933</text:p>
          </table:table-cell>
          <table:table-cell table:formula="of:=[.C105]/[.K105]" office:value-type="float" office:value="0.0390318566725028" calcext:value-type="float">
            <text:p>0.0390318567</text:p>
          </table:table-cell>
          <table:table-cell table:formula="of:=[.D105]/[.L105]" office:value-type="float" office:value="0.0298278793650651" calcext:value-type="float">
            <text:p>0.0298278794</text:p>
          </table:table-cell>
          <table:table-cell table:formula="of:=[.E105]/[.M105]" office:value-type="float" office:value="0.0227623598048584" calcext:value-type="float">
            <text:p>0.0227623598</text:p>
          </table:table-cell>
          <table:table-cell table:formula="of:=[.F105]/[.N105]" office:value-type="float" office:value="0.0506191104839077" calcext:value-type="float">
            <text:p>0.0506191105</text:p>
          </table:table-cell>
          <table:table-cell table:formula="of:=[.G105]/[.O105]" office:value-type="float" office:value="0.0299416717437552" calcext:value-type="float">
            <text:p>0.0299416717</text:p>
          </table:table-cell>
          <table:table-cell table:formula="of:=[.H105]/[.P105]" office:value-type="float" office:value="0.18213696293137" calcext:value-type="float">
            <text:p>0.182136962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01769" calcext:value-type="float">
            <text:p>0.301769</text:p>
          </table:table-cell>
          <table:table-cell office:value-type="float" office:value="2.39545" calcext:value-type="float">
            <text:p>2.39545</text:p>
          </table:table-cell>
          <table:table-cell office:value-type="float" office:value="1.29817" calcext:value-type="float">
            <text:p>1.29817</text:p>
          </table:table-cell>
          <table:table-cell office:value-type="float" office:value="1.16678" calcext:value-type="float">
            <text:p>1.16678</text:p>
          </table:table-cell>
          <table:table-cell office:value-type="float" office:value="2.98249" calcext:value-type="float">
            <text:p>2.98249</text:p>
          </table:table-cell>
          <table:table-cell office:value-type="float" office:value="2.41934" calcext:value-type="float">
            <text:p>2.41934</text:p>
          </table:table-cell>
          <table:table-cell office:value-type="float" office:value="21.8414" calcext:value-type="float">
            <text:p>21.8414</text:p>
          </table:table-cell>
          <table:table-cell/>
          <table:table-cell office:value-type="float" office:value="38.137" calcext:value-type="float">
            <text:p>38.137</text:p>
          </table:table-cell>
          <table:table-cell office:value-type="float" office:value="36.5241" calcext:value-type="float">
            <text:p>36.5241</text:p>
          </table:table-cell>
          <table:table-cell office:value-type="float" office:value="44.5817" calcext:value-type="float">
            <text:p>44.5817</text:p>
          </table:table-cell>
          <table:table-cell office:value-type="float" office:value="48.0649" calcext:value-type="float">
            <text:p>48.0649</text:p>
          </table:table-cell>
          <table:table-cell office:value-type="float" office:value="52.6176" calcext:value-type="float">
            <text:p>52.6176</text:p>
          </table:table-cell>
          <table:table-cell office:value-type="float" office:value="61.2766" calcext:value-type="float">
            <text:p>61.2766</text:p>
          </table:table-cell>
          <table:table-cell office:value-type="float" office:value="115.192" calcext:value-type="float">
            <text:p>115.192</text:p>
          </table:table-cell>
          <table:table-cell/>
          <table:table-cell table:formula="of:=[.B106]/[.J106]" office:value-type="float" office:value="0.00791276188478381" calcext:value-type="float">
            <text:p>0.0079127619</text:p>
          </table:table-cell>
          <table:table-cell table:formula="of:=[.C106]/[.K106]" office:value-type="float" office:value="0.0655854627492532" calcext:value-type="float">
            <text:p>0.0655854627</text:p>
          </table:table-cell>
          <table:table-cell table:formula="of:=[.D106]/[.L106]" office:value-type="float" office:value="0.0291188985615174" calcext:value-type="float">
            <text:p>0.0291188986</text:p>
          </table:table-cell>
          <table:table-cell table:formula="of:=[.E106]/[.M106]" office:value-type="float" office:value="0.0242750947156865" calcext:value-type="float">
            <text:p>0.0242750947</text:p>
          </table:table-cell>
          <table:table-cell table:formula="of:=[.F106]/[.N106]" office:value-type="float" office:value="0.0566823648361005" calcext:value-type="float">
            <text:p>0.0566823648</text:p>
          </table:table-cell>
          <table:table-cell table:formula="of:=[.G106]/[.O106]" office:value-type="float" office:value="0.0394822819803971" calcext:value-type="float">
            <text:p>0.039482282</text:p>
          </table:table-cell>
          <table:table-cell table:formula="of:=[.H106]/[.P106]" office:value-type="float" office:value="0.189608653378707" calcext:value-type="float">
            <text:p>0.189608653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68228" calcext:value-type="float">
            <text:p>0.368228</text:p>
          </table:table-cell>
          <table:table-cell office:value-type="float" office:value="1.77955" calcext:value-type="float">
            <text:p>1.77955</text:p>
          </table:table-cell>
          <table:table-cell office:value-type="float" office:value="1.88268" calcext:value-type="float">
            <text:p>1.88268</text:p>
          </table:table-cell>
          <table:table-cell office:value-type="float" office:value="1.12879" calcext:value-type="float">
            <text:p>1.12879</text:p>
          </table:table-cell>
          <table:table-cell office:value-type="float" office:value="3.44264" calcext:value-type="float">
            <text:p>3.44264</text:p>
          </table:table-cell>
          <table:table-cell office:value-type="float" office:value="3.14263" calcext:value-type="float">
            <text:p>3.14263</text:p>
          </table:table-cell>
          <table:table-cell office:value-type="float" office:value="23.3588" calcext:value-type="float">
            <text:p>23.3588</text:p>
          </table:table-cell>
          <table:table-cell/>
          <table:table-cell office:value-type="float" office:value="38.1697" calcext:value-type="float">
            <text:p>38.1697</text:p>
          </table:table-cell>
          <table:table-cell office:value-type="float" office:value="37.9544" calcext:value-type="float">
            <text:p>37.9544</text:p>
          </table:table-cell>
          <table:table-cell office:value-type="float" office:value="43.527" calcext:value-type="float">
            <text:p>43.527</text:p>
          </table:table-cell>
          <table:table-cell office:value-type="float" office:value="47.9341" calcext:value-type="float">
            <text:p>47.9341</text:p>
          </table:table-cell>
          <table:table-cell office:value-type="float" office:value="52.481" calcext:value-type="float">
            <text:p>52.481</text:p>
          </table:table-cell>
          <table:table-cell office:value-type="float" office:value="62.4235" calcext:value-type="float">
            <text:p>62.4235</text:p>
          </table:table-cell>
          <table:table-cell office:value-type="float" office:value="117.172" calcext:value-type="float">
            <text:p>117.172</text:p>
          </table:table-cell>
          <table:table-cell/>
          <table:table-cell table:formula="of:=[.B107]/[.J107]" office:value-type="float" office:value="0.00964712848149187" calcext:value-type="float">
            <text:p>0.0096471285</text:p>
          </table:table-cell>
          <table:table-cell table:formula="of:=[.C107]/[.K107]" office:value-type="float" office:value="0.0468865269902831" calcext:value-type="float">
            <text:p>0.046886527</text:p>
          </table:table-cell>
          <table:table-cell table:formula="of:=[.D107]/[.L107]" office:value-type="float" office:value="0.0432531532152457" calcext:value-type="float">
            <text:p>0.0432531532</text:p>
          </table:table-cell>
          <table:table-cell table:formula="of:=[.E107]/[.M107]" office:value-type="float" office:value="0.0235487888580363" calcext:value-type="float">
            <text:p>0.0235487889</text:p>
          </table:table-cell>
          <table:table-cell table:formula="of:=[.F107]/[.N107]" office:value-type="float" office:value="0.0655978354070997" calcext:value-type="float">
            <text:p>0.0655978354</text:p>
          </table:table-cell>
          <table:table-cell table:formula="of:=[.G107]/[.O107]" office:value-type="float" office:value="0.0503437006896441" calcext:value-type="float">
            <text:p>0.0503437007</text:p>
          </table:table-cell>
          <table:table-cell table:formula="of:=[.H107]/[.P107]" office:value-type="float" office:value="0.19935479466084" calcext:value-type="float">
            <text:p>0.199354794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42891" calcext:value-type="float">
            <text:p>0.242891</text:p>
          </table:table-cell>
          <table:table-cell office:value-type="float" office:value="0.662122" calcext:value-type="float">
            <text:p>0.662122</text:p>
          </table:table-cell>
          <table:table-cell office:value-type="float" office:value="2.17874" calcext:value-type="float">
            <text:p>2.17874</text:p>
          </table:table-cell>
          <table:table-cell office:value-type="float" office:value="1.45505" calcext:value-type="float">
            <text:p>1.45505</text:p>
          </table:table-cell>
          <table:table-cell office:value-type="float" office:value="3.63231" calcext:value-type="float">
            <text:p>3.63231</text:p>
          </table:table-cell>
          <table:table-cell office:value-type="float" office:value="0" calcext:value-type="float">
            <text:p>0</text:p>
          </table:table-cell>
          <table:table-cell office:value-type="float" office:value="25.5209" calcext:value-type="float">
            <text:p>25.5209</text:p>
          </table:table-cell>
          <table:table-cell/>
          <table:table-cell office:value-type="float" office:value="38.3058" calcext:value-type="float">
            <text:p>38.3058</text:p>
          </table:table-cell>
          <table:table-cell office:value-type="float" office:value="39.503" calcext:value-type="float">
            <text:p>39.503</text:p>
          </table:table-cell>
          <table:table-cell office:value-type="float" office:value="42.4521" calcext:value-type="float">
            <text:p>42.4521</text:p>
          </table:table-cell>
          <table:table-cell office:value-type="float" office:value="48.3209" calcext:value-type="float">
            <text:p>48.3209</text:p>
          </table:table-cell>
          <table:table-cell office:value-type="float" office:value="52.9186" calcext:value-type="float">
            <text:p>52.9186</text:p>
          </table:table-cell>
          <table:table-cell office:value-type="float" office:value="0" calcext:value-type="float">
            <text:p>0</text:p>
          </table:table-cell>
          <table:table-cell office:value-type="float" office:value="116.362" calcext:value-type="float">
            <text:p>116.362</text:p>
          </table:table-cell>
          <table:table-cell/>
          <table:table-cell table:formula="of:=[.B108]/[.J108]" office:value-type="float" office:value="0.0063408413347326" calcext:value-type="float">
            <text:p>0.0063408413</text:p>
          </table:table-cell>
          <table:table-cell table:formula="of:=[.C108]/[.K108]" office:value-type="float" office:value="0.0167613092676506" calcext:value-type="float">
            <text:p>0.0167613093</text:p>
          </table:table-cell>
          <table:table-cell table:formula="of:=[.D108]/[.L108]" office:value-type="float" office:value="0.0513223138549094" calcext:value-type="float">
            <text:p>0.0513223139</text:p>
          </table:table-cell>
          <table:table-cell table:formula="of:=[.E108]/[.M108]" office:value-type="float" office:value="0.0301122288699093" calcext:value-type="float">
            <text:p>0.0301122289</text:p>
          </table:table-cell>
          <table:table-cell table:formula="of:=[.F108]/[.N108]" office:value-type="float" office:value="0.0686395709637065" calcext:value-type="float">
            <text:p>0.068639571</text:p>
          </table:table-cell>
          <table:table-cell table:formula="of:=[.G108]/[.O108]" office:value-type="string" office:string-value="" calcext:value-type="error">
            <text:p>#DIV/0!</text:p>
          </table:table-cell>
          <table:table-cell table:formula="of:=[.H108]/[.P108]" office:value-type="float" office:value="0.219323318609168" calcext:value-type="float">
            <text:p>0.219323318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02046" calcext:value-type="float">
            <text:p>0.302046</text:p>
          </table:table-cell>
          <table:table-cell office:value-type="float" office:value="0.417015" calcext:value-type="float">
            <text:p>0.417015</text:p>
          </table:table-cell>
          <table:table-cell office:value-type="float" office:value="2.33361" calcext:value-type="float">
            <text:p>2.33361</text:p>
          </table:table-cell>
          <table:table-cell office:value-type="float" office:value="1.92371" calcext:value-type="float">
            <text:p>1.92371</text:p>
          </table:table-cell>
          <table:table-cell office:value-type="float" office:value="3.67533" calcext:value-type="float">
            <text:p>3.67533</text:p>
          </table:table-cell>
          <table:table-cell office:value-type="float" office:value="0" calcext:value-type="float">
            <text:p>0</text:p>
          </table:table-cell>
          <table:table-cell office:value-type="float" office:value="27.8222" calcext:value-type="float">
            <text:p>27.8222</text:p>
          </table:table-cell>
          <table:table-cell/>
          <table:table-cell office:value-type="float" office:value="38.6595" calcext:value-type="float">
            <text:p>38.6595</text:p>
          </table:table-cell>
          <table:table-cell office:value-type="float" office:value="39.7374" calcext:value-type="float">
            <text:p>39.7374</text:p>
          </table:table-cell>
          <table:table-cell office:value-type="float" office:value="43.1485" calcext:value-type="float">
            <text:p>43.1485</text:p>
          </table:table-cell>
          <table:table-cell office:value-type="float" office:value="49.005" calcext:value-type="float">
            <text:p>49.005</text:p>
          </table:table-cell>
          <table:table-cell office:value-type="float" office:value="53.9687" calcext:value-type="float">
            <text:p>53.9687</text:p>
          </table:table-cell>
          <table:table-cell office:value-type="float" office:value="0" calcext:value-type="float">
            <text:p>0</text:p>
          </table:table-cell>
          <table:table-cell office:value-type="float" office:value="116.118" calcext:value-type="float">
            <text:p>116.118</text:p>
          </table:table-cell>
          <table:table-cell/>
          <table:table-cell table:formula="of:=[.B109]/[.J109]" office:value-type="float" office:value="0.0078129825786676" calcext:value-type="float">
            <text:p>0.0078129826</text:p>
          </table:table-cell>
          <table:table-cell table:formula="of:=[.C109]/[.K109]" office:value-type="float" office:value="0.0104942698817738" calcext:value-type="float">
            <text:p>0.0104942699</text:p>
          </table:table-cell>
          <table:table-cell table:formula="of:=[.D109]/[.L109]" office:value-type="float" office:value="0.0540832242140515" calcext:value-type="float">
            <text:p>0.0540832242</text:p>
          </table:table-cell>
          <table:table-cell table:formula="of:=[.E109]/[.M109]" office:value-type="float" office:value="0.0392553821038669" calcext:value-type="float">
            <text:p>0.0392553821</text:p>
          </table:table-cell>
          <table:table-cell table:formula="of:=[.F109]/[.N109]" office:value-type="float" office:value="0.0681011401052833" calcext:value-type="float">
            <text:p>0.0681011401</text:p>
          </table:table-cell>
          <table:table-cell table:formula="of:=[.G109]/[.O109]" office:value-type="string" office:string-value="" calcext:value-type="error">
            <text:p>#DIV/0!</text:p>
          </table:table-cell>
          <table:table-cell table:formula="of:=[.H109]/[.P109]" office:value-type="float" office:value="0.239602817823249" calcext:value-type="float">
            <text:p>0.239602817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38591" calcext:value-type="float">
            <text:p>0.538591</text:p>
          </table:table-cell>
          <table:table-cell office:value-type="float" office:value="0.214785" calcext:value-type="float">
            <text:p>0.214785</text:p>
          </table:table-cell>
          <table:table-cell office:value-type="float" office:value="1.79149" calcext:value-type="float">
            <text:p>1.79149</text:p>
          </table:table-cell>
          <table:table-cell office:value-type="float" office:value="2.27019" calcext:value-type="float">
            <text:p>2.27019</text:p>
          </table:table-cell>
          <table:table-cell office:value-type="float" office:value="3.62893" calcext:value-type="float">
            <text:p>3.62893</text:p>
          </table:table-cell>
          <table:table-cell office:value-type="float" office:value="0" calcext:value-type="float">
            <text:p>0</text:p>
          </table:table-cell>
          <table:table-cell office:value-type="float" office:value="29.0371" calcext:value-type="float">
            <text:p>29.0371</text:p>
          </table:table-cell>
          <table:table-cell/>
          <table:table-cell office:value-type="float" office:value="38.6189" calcext:value-type="float">
            <text:p>38.6189</text:p>
          </table:table-cell>
          <table:table-cell office:value-type="float" office:value="40.5801" calcext:value-type="float">
            <text:p>40.5801</text:p>
          </table:table-cell>
          <table:table-cell office:value-type="float" office:value="43.0644" calcext:value-type="float">
            <text:p>43.0644</text:p>
          </table:table-cell>
          <table:table-cell office:value-type="float" office:value="47.4638" calcext:value-type="float">
            <text:p>47.4638</text:p>
          </table:table-cell>
          <table:table-cell office:value-type="float" office:value="54.4615" calcext:value-type="float">
            <text:p>54.4615</text:p>
          </table:table-cell>
          <table:table-cell office:value-type="float" office:value="0" calcext:value-type="float">
            <text:p>0</text:p>
          </table:table-cell>
          <table:table-cell office:value-type="float" office:value="115.675" calcext:value-type="float">
            <text:p>115.675</text:p>
          </table:table-cell>
          <table:table-cell/>
          <table:table-cell table:formula="of:=[.B110]/[.J110]" office:value-type="float" office:value="0.0139463060832908" calcext:value-type="float">
            <text:p>0.0139463061</text:p>
          </table:table-cell>
          <table:table-cell table:formula="of:=[.C110]/[.K110]" office:value-type="float" office:value="0.00529286522211626" calcext:value-type="float">
            <text:p>0.0052928652</text:p>
          </table:table-cell>
          <table:table-cell table:formula="of:=[.D110]/[.L110]" office:value-type="float" office:value="0.041600254502559" calcext:value-type="float">
            <text:p>0.0416002545</text:p>
          </table:table-cell>
          <table:table-cell table:formula="of:=[.E110]/[.M110]" office:value-type="float" office:value="0.0478299251218824" calcext:value-type="float">
            <text:p>0.0478299251</text:p>
          </table:table-cell>
          <table:table-cell table:formula="of:=[.F110]/[.N110]" office:value-type="float" office:value="0.0666329425373888" calcext:value-type="float">
            <text:p>0.0666329425</text:p>
          </table:table-cell>
          <table:table-cell table:formula="of:=[.G110]/[.O110]" office:value-type="string" office:string-value="" calcext:value-type="error">
            <text:p>#DIV/0!</text:p>
          </table:table-cell>
          <table:table-cell table:formula="of:=[.H110]/[.P110]" office:value-type="float" office:value="0.251023125135077" calcext:value-type="float">
            <text:p>0.251023125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48274" calcext:value-type="float">
            <text:p>0.748274</text:p>
          </table:table-cell>
          <table:table-cell office:value-type="float" office:value="0.961391" calcext:value-type="float">
            <text:p>0.961391</text:p>
          </table:table-cell>
          <table:table-cell office:value-type="float" office:value="1.72101" calcext:value-type="float">
            <text:p>1.72101</text:p>
          </table:table-cell>
          <table:table-cell office:value-type="float" office:value="2.89409" calcext:value-type="float">
            <text:p>2.89409</text:p>
          </table:table-cell>
          <table:table-cell office:value-type="float" office:value="4.06402" calcext:value-type="float">
            <text:p>4.06402</text:p>
          </table:table-cell>
          <table:table-cell office:value-type="float" office:value="0" calcext:value-type="float">
            <text:p>0</text:p>
          </table:table-cell>
          <table:table-cell office:value-type="float" office:value="30.6003" calcext:value-type="float">
            <text:p>30.6003</text:p>
          </table:table-cell>
          <table:table-cell/>
          <table:table-cell office:value-type="float" office:value="38.8191" calcext:value-type="float">
            <text:p>38.8191</text:p>
          </table:table-cell>
          <table:table-cell office:value-type="float" office:value="39.8503" calcext:value-type="float">
            <text:p>39.8503</text:p>
          </table:table-cell>
          <table:table-cell office:value-type="float" office:value="43.1997" calcext:value-type="float">
            <text:p>43.1997</text:p>
          </table:table-cell>
          <table:table-cell office:value-type="float" office:value="47.7642" calcext:value-type="float">
            <text:p>47.7642</text:p>
          </table:table-cell>
          <table:table-cell office:value-type="float" office:value="54.2853" calcext:value-type="float">
            <text:p>54.2853</text:p>
          </table:table-cell>
          <table:table-cell office:value-type="float" office:value="0" calcext:value-type="float">
            <text:p>0</text:p>
          </table:table-cell>
          <table:table-cell office:value-type="float" office:value="113.95" calcext:value-type="float">
            <text:p>113.95</text:p>
          </table:table-cell>
          <table:table-cell/>
          <table:table-cell table:formula="of:=[.B111]/[.J111]" office:value-type="float" office:value="0.0192759234500542" calcext:value-type="float">
            <text:p>0.0192759235</text:p>
          </table:table-cell>
          <table:table-cell table:formula="of:=[.C111]/[.K111]" office:value-type="float" office:value="0.0241250630484589" calcext:value-type="float">
            <text:p>0.024125063</text:p>
          </table:table-cell>
          <table:table-cell table:formula="of:=[.D111]/[.L111]" office:value-type="float" office:value="0.0398384711004938" calcext:value-type="float">
            <text:p>0.0398384711</text:p>
          </table:table-cell>
          <table:table-cell table:formula="of:=[.E111]/[.M111]" office:value-type="float" office:value="0.060591195916607" calcext:value-type="float">
            <text:p>0.0605911959</text:p>
          </table:table-cell>
          <table:table-cell table:formula="of:=[.F111]/[.N111]" office:value-type="float" office:value="0.074864097647061" calcext:value-type="float">
            <text:p>0.0748640976</text:p>
          </table:table-cell>
          <table:table-cell table:formula="of:=[.G111]/[.O111]" office:value-type="string" office:string-value="" calcext:value-type="error">
            <text:p>#DIV/0!</text:p>
          </table:table-cell>
          <table:table-cell table:formula="of:=[.H111]/[.P111]" office:value-type="float" office:value="0.268541465555068" calcext:value-type="float">
            <text:p>0.268541465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06004" calcext:value-type="float">
            <text:p>0.606004</text:p>
          </table:table-cell>
          <table:table-cell office:value-type="float" office:value="2.58545" calcext:value-type="float">
            <text:p>2.58545</text:p>
          </table:table-cell>
          <table:table-cell office:value-type="float" office:value="2.0867" calcext:value-type="float">
            <text:p>2.0867</text:p>
          </table:table-cell>
          <table:table-cell office:value-type="float" office:value="0" calcext:value-type="float">
            <text:p>0</text:p>
          </table:table-cell>
          <table:table-cell office:value-type="float" office:value="3.79484" calcext:value-type="float">
            <text:p>3.79484</text:p>
          </table:table-cell>
          <table:table-cell office:value-type="float" office:value="24.5639" calcext:value-type="float">
            <text:p>24.5639</text:p>
          </table:table-cell>
          <table:table-cell office:value-type="float" office:value="29.613" calcext:value-type="float">
            <text:p>29.613</text:p>
          </table:table-cell>
          <table:table-cell/>
          <table:table-cell office:value-type="float" office:value="38.2426" calcext:value-type="float">
            <text:p>38.2426</text:p>
          </table:table-cell>
          <table:table-cell office:value-type="float" office:value="38.4774" calcext:value-type="float">
            <text:p>38.4774</text:p>
          </table:table-cell>
          <table:table-cell office:value-type="float" office:value="41.4424" calcext:value-type="float">
            <text:p>41.4424</text:p>
          </table:table-cell>
          <table:table-cell office:value-type="float" office:value="0" calcext:value-type="float">
            <text:p>0</text:p>
          </table:table-cell>
          <table:table-cell office:value-type="float" office:value="54.4221" calcext:value-type="float">
            <text:p>54.4221</text:p>
          </table:table-cell>
          <table:table-cell office:value-type="float" office:value="59.7167" calcext:value-type="float">
            <text:p>59.7167</text:p>
          </table:table-cell>
          <table:table-cell office:value-type="float" office:value="114.139" calcext:value-type="float">
            <text:p>114.139</text:p>
          </table:table-cell>
          <table:table-cell/>
          <table:table-cell table:formula="of:=[.B112]/[.J112]" office:value-type="float" office:value="0.0158463075209322" calcext:value-type="float">
            <text:p>0.0158463075</text:p>
          </table:table-cell>
          <table:table-cell table:formula="of:=[.C112]/[.K112]" office:value-type="float" office:value="0.0671939891988544" calcext:value-type="float">
            <text:p>0.0671939892</text:p>
          </table:table-cell>
          <table:table-cell table:formula="of:=[.D112]/[.L112]" office:value-type="float" office:value="0.0503518136015289" calcext:value-type="float">
            <text:p>0.0503518136</text:p>
          </table:table-cell>
          <table:table-cell table:formula="of:=[.E112]/[.M112]" office:value-type="string" office:string-value="" calcext:value-type="error">
            <text:p>#DIV/0!</text:p>
          </table:table-cell>
          <table:table-cell table:formula="of:=[.F112]/[.N112]" office:value-type="float" office:value="0.0697297605200828" calcext:value-type="float">
            <text:p>0.0697297605</text:p>
          </table:table-cell>
          <table:table-cell table:formula="of:=[.G112]/[.O112]" office:value-type="float" office:value="0.411340546279349" calcext:value-type="float">
            <text:p>0.4113405463</text:p>
          </table:table-cell>
          <table:table-cell table:formula="of:=[.H112]/[.P112]" office:value-type="float" office:value="0.259446814848562" calcext:value-type="float">
            <text:p>0.259446814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68966" calcext:value-type="float">
            <text:p>0.568966</text:p>
          </table:table-cell>
          <table:table-cell office:value-type="float" office:value="3.04047" calcext:value-type="float">
            <text:p>3.04047</text:p>
          </table:table-cell>
          <table:table-cell office:value-type="float" office:value="2.7819" calcext:value-type="float">
            <text:p>2.7819</text:p>
          </table:table-cell>
          <table:table-cell office:value-type="float" office:value="0" calcext:value-type="float">
            <text:p>0</text:p>
          </table:table-cell>
          <table:table-cell office:value-type="float" office:value="3.94149" calcext:value-type="float">
            <text:p>3.94149</text:p>
          </table:table-cell>
          <table:table-cell office:value-type="float" office:value="4.63988" calcext:value-type="float">
            <text:p>4.63988</text:p>
          </table:table-cell>
          <table:table-cell office:value-type="float" office:value="29.1713" calcext:value-type="float">
            <text:p>29.1713</text:p>
          </table:table-cell>
          <table:table-cell/>
          <table:table-cell office:value-type="float" office:value="37.5099" calcext:value-type="float">
            <text:p>37.5099</text:p>
          </table:table-cell>
          <table:table-cell office:value-type="float" office:value="38.3516" calcext:value-type="float">
            <text:p>38.3516</text:p>
          </table:table-cell>
          <table:table-cell office:value-type="float" office:value="43.1576" calcext:value-type="float">
            <text:p>43.1576</text:p>
          </table:table-cell>
          <table:table-cell office:value-type="float" office:value="0" calcext:value-type="float">
            <text:p>0</text:p>
          </table:table-cell>
          <table:table-cell office:value-type="float" office:value="54.389" calcext:value-type="float">
            <text:p>54.389</text:p>
          </table:table-cell>
          <table:table-cell office:value-type="float" office:value="60.8076" calcext:value-type="float">
            <text:p>60.8076</text:p>
          </table:table-cell>
          <table:table-cell office:value-type="float" office:value="122.129" calcext:value-type="float">
            <text:p>122.129</text:p>
          </table:table-cell>
          <table:table-cell/>
          <table:table-cell table:formula="of:=[.B113]/[.J113]" office:value-type="float" office:value="0.015168422203205" calcext:value-type="float">
            <text:p>0.0151684222</text:p>
          </table:table-cell>
          <table:table-cell table:formula="of:=[.C113]/[.K113]" office:value-type="float" office:value="0.079278830609414" calcext:value-type="float">
            <text:p>0.0792788306</text:p>
          </table:table-cell>
          <table:table-cell table:formula="of:=[.D113]/[.L113]" office:value-type="float" office:value="0.0644590987450646" calcext:value-type="float">
            <text:p>0.0644590987</text:p>
          </table:table-cell>
          <table:table-cell table:formula="of:=[.E113]/[.M113]" office:value-type="string" office:string-value="" calcext:value-type="error">
            <text:p>#DIV/0!</text:p>
          </table:table-cell>
          <table:table-cell table:formula="of:=[.F113]/[.N113]" office:value-type="float" office:value="0.0724685138539043" calcext:value-type="float">
            <text:p>0.0724685139</text:p>
          </table:table-cell>
          <table:table-cell table:formula="of:=[.G113]/[.O113]" office:value-type="float" office:value="0.0763042777547543" calcext:value-type="float">
            <text:p>0.0763042778</text:p>
          </table:table-cell>
          <table:table-cell table:formula="of:=[.H113]/[.P113]" office:value-type="float" office:value="0.238856455059814" calcext:value-type="float">
            <text:p>0.238856455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61127" calcext:value-type="float">
            <text:p>0.261127</text:p>
          </table:table-cell>
          <table:table-cell office:value-type="float" office:value="1.78282" calcext:value-type="float">
            <text:p>1.78282</text:p>
          </table:table-cell>
          <table:table-cell office:value-type="float" office:value="2.89187" calcext:value-type="float">
            <text:p>2.89187</text:p>
          </table:table-cell>
          <table:table-cell office:value-type="float" office:value="0" calcext:value-type="float">
            <text:p>0</text:p>
          </table:table-cell>
          <table:table-cell office:value-type="float" office:value="3.69207" calcext:value-type="float">
            <text:p>3.69207</text:p>
          </table:table-cell>
          <table:table-cell office:value-type="float" office:value="5.23462" calcext:value-type="float">
            <text:p>5.23462</text:p>
          </table:table-cell>
          <table:table-cell office:value-type="float" office:value="10.4524" calcext:value-type="float">
            <text:p>10.4524</text:p>
          </table:table-cell>
          <table:table-cell/>
          <table:table-cell office:value-type="float" office:value="37.2194" calcext:value-type="float">
            <text:p>37.2194</text:p>
          </table:table-cell>
          <table:table-cell office:value-type="float" office:value="37.3271" calcext:value-type="float">
            <text:p>37.3271</text:p>
          </table:table-cell>
          <table:table-cell office:value-type="float" office:value="40.4236" calcext:value-type="float">
            <text:p>40.4236</text:p>
          </table:table-cell>
          <table:table-cell office:value-type="float" office:value="0" calcext:value-type="float">
            <text:p>0</text:p>
          </table:table-cell>
          <table:table-cell office:value-type="float" office:value="55.9224" calcext:value-type="float">
            <text:p>55.9224</text:p>
          </table:table-cell>
          <table:table-cell office:value-type="float" office:value="63.0529" calcext:value-type="float">
            <text:p>63.0529</text:p>
          </table:table-cell>
          <table:table-cell office:value-type="float" office:value="116.671" calcext:value-type="float">
            <text:p>116.671</text:p>
          </table:table-cell>
          <table:table-cell/>
          <table:table-cell table:formula="of:=[.B114]/[.J114]" office:value-type="float" office:value="0.00701588418942809" calcext:value-type="float">
            <text:p>0.0070158842</text:p>
          </table:table-cell>
          <table:table-cell table:formula="of:=[.C114]/[.K114]" office:value-type="float" office:value="0.0477620817047132" calcext:value-type="float">
            <text:p>0.0477620817</text:p>
          </table:table-cell>
          <table:table-cell table:formula="of:=[.D114]/[.L114]" office:value-type="float" office:value="0.0715391503972927" calcext:value-type="float">
            <text:p>0.0715391504</text:p>
          </table:table-cell>
          <table:table-cell table:formula="of:=[.E114]/[.M114]" office:value-type="string" office:string-value="" calcext:value-type="error">
            <text:p>#DIV/0!</text:p>
          </table:table-cell>
          <table:table-cell table:formula="of:=[.F114]/[.N114]" office:value-type="float" office:value="0.0660213080983649" calcext:value-type="float">
            <text:p>0.0660213081</text:p>
          </table:table-cell>
          <table:table-cell table:formula="of:=[.G114]/[.O114]" office:value-type="float" office:value="0.0830194963276868" calcext:value-type="float">
            <text:p>0.0830194963</text:p>
          </table:table-cell>
          <table:table-cell table:formula="of:=[.H114]/[.P114]" office:value-type="float" office:value="0.0895886724207387" calcext:value-type="float">
            <text:p>0.089588672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27996" calcext:value-type="float">
            <text:p>0.127996</text:p>
          </table:table-cell>
          <table:table-cell office:value-type="float" office:value="1.47011" calcext:value-type="float">
            <text:p>1.47011</text:p>
          </table:table-cell>
          <table:table-cell office:value-type="float" office:value="3.27313" calcext:value-type="float">
            <text:p>3.27313</text:p>
          </table:table-cell>
          <table:table-cell office:value-type="float" office:value="0" calcext:value-type="float">
            <text:p>0</text:p>
          </table:table-cell>
          <table:table-cell office:value-type="float" office:value="4.52522" calcext:value-type="float">
            <text:p>4.52522</text:p>
          </table:table-cell>
          <table:table-cell office:value-type="float" office:value="5.12247" calcext:value-type="float">
            <text:p>5.12247</text:p>
          </table:table-cell>
          <table:table-cell office:value-type="float" office:value="33.2786" calcext:value-type="float">
            <text:p>33.2786</text:p>
          </table:table-cell>
          <table:table-cell/>
          <table:table-cell office:value-type="float" office:value="36.8719" calcext:value-type="float">
            <text:p>36.8719</text:p>
          </table:table-cell>
          <table:table-cell office:value-type="float" office:value="36.7106" calcext:value-type="float">
            <text:p>36.7106</text:p>
          </table:table-cell>
          <table:table-cell office:value-type="float" office:value="39.8619" calcext:value-type="float">
            <text:p>39.8619</text:p>
          </table:table-cell>
          <table:table-cell office:value-type="float" office:value="0" calcext:value-type="float">
            <text:p>0</text:p>
          </table:table-cell>
          <table:table-cell office:value-type="float" office:value="55.4814" calcext:value-type="float">
            <text:p>55.4814</text:p>
          </table:table-cell>
          <table:table-cell office:value-type="float" office:value="61.3146" calcext:value-type="float">
            <text:p>61.3146</text:p>
          </table:table-cell>
          <table:table-cell office:value-type="float" office:value="91.1965" calcext:value-type="float">
            <text:p>91.1965</text:p>
          </table:table-cell>
          <table:table-cell/>
          <table:table-cell table:formula="of:=[.B115]/[.J115]" office:value-type="float" office:value="0.00347136979651171" calcext:value-type="float">
            <text:p>0.0034713698</text:p>
          </table:table-cell>
          <table:table-cell table:formula="of:=[.C115]/[.K115]" office:value-type="float" office:value="0.0400459267895376" calcext:value-type="float">
            <text:p>0.0400459268</text:p>
          </table:table-cell>
          <table:table-cell table:formula="of:=[.D115]/[.L115]" office:value-type="float" office:value="0.0821117407850604" calcext:value-type="float">
            <text:p>0.0821117408</text:p>
          </table:table-cell>
          <table:table-cell table:formula="of:=[.E115]/[.M115]" office:value-type="string" office:string-value="" calcext:value-type="error">
            <text:p>#DIV/0!</text:p>
          </table:table-cell>
          <table:table-cell table:formula="of:=[.F115]/[.N115]" office:value-type="float" office:value="0.0815628300655715" calcext:value-type="float">
            <text:p>0.0815628301</text:p>
          </table:table-cell>
          <table:table-cell table:formula="of:=[.G115]/[.O115]" office:value-type="float" office:value="0.0835440498674052" calcext:value-type="float">
            <text:p>0.0835440499</text:p>
          </table:table-cell>
          <table:table-cell table:formula="of:=[.H115]/[.P115]" office:value-type="float" office:value="0.3649109340819" calcext:value-type="float">
            <text:p>0.364910934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80519" calcext:value-type="float">
            <text:p>0.480519</text:p>
          </table:table-cell>
          <table:table-cell office:value-type="float" office:value="1.28174" calcext:value-type="float">
            <text:p>1.28174</text:p>
          </table:table-cell>
          <table:table-cell office:value-type="float" office:value="2.96739" calcext:value-type="float">
            <text:p>2.96739</text:p>
          </table:table-cell>
          <table:table-cell office:value-type="float" office:value="12.7736" calcext:value-type="float">
            <text:p>12.7736</text:p>
          </table:table-cell>
          <table:table-cell office:value-type="float" office:value="4.85651" calcext:value-type="float">
            <text:p>4.85651</text:p>
          </table:table-cell>
          <table:table-cell office:value-type="float" office:value="5.28175" calcext:value-type="float">
            <text:p>5.28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4918" calcext:value-type="float">
            <text:p>38.4918</text:p>
          </table:table-cell>
          <table:table-cell office:value-type="float" office:value="35.4337" calcext:value-type="float">
            <text:p>35.4337</text:p>
          </table:table-cell>
          <table:table-cell office:value-type="float" office:value="41.0811" calcext:value-type="float">
            <text:p>41.0811</text:p>
          </table:table-cell>
          <table:table-cell office:value-type="float" office:value="48.4084" calcext:value-type="float">
            <text:p>48.4084</text:p>
          </table:table-cell>
          <table:table-cell office:value-type="float" office:value="55.8737" calcext:value-type="float">
            <text:p>55.8737</text:p>
          </table:table-cell>
          <table:table-cell office:value-type="float" office:value="59.2817" calcext:value-type="float">
            <text:p>59.28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6]/[.J116]" office:value-type="float" office:value="0.0124836718469908" calcext:value-type="float">
            <text:p>0.0124836718</text:p>
          </table:table-cell>
          <table:table-cell table:formula="of:=[.C116]/[.K116]" office:value-type="float" office:value="0.0361729088410186" calcext:value-type="float">
            <text:p>0.0361729088</text:p>
          </table:table-cell>
          <table:table-cell table:formula="of:=[.D116]/[.L116]" office:value-type="float" office:value="0.0722324864718812" calcext:value-type="float">
            <text:p>0.0722324865</text:p>
          </table:table-cell>
          <table:table-cell table:formula="of:=[.E116]/[.M116]" office:value-type="float" office:value="0.263871559481412" calcext:value-type="float">
            <text:p>0.2638715595</text:p>
          </table:table-cell>
          <table:table-cell table:formula="of:=[.F116]/[.N116]" office:value-type="float" office:value="0.0869194272081498" calcext:value-type="float">
            <text:p>0.0869194272</text:p>
          </table:table-cell>
          <table:table-cell table:formula="of:=[.G116]/[.O116]" office:value-type="float" office:value="0.0890957917873475" calcext:value-type="float">
            <text:p>0.0890957918</text:p>
          </table:table-cell>
          <table:table-cell table:formula="of:=[.H116]/[.P11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34229" calcext:value-type="float">
            <text:p>0.634229</text:p>
          </table:table-cell>
          <table:table-cell office:value-type="float" office:value="0.339294" calcext:value-type="float">
            <text:p>0.339294</text:p>
          </table:table-cell>
          <table:table-cell office:value-type="float" office:value="2.97619" calcext:value-type="float">
            <text:p>2.97619</text:p>
          </table:table-cell>
          <table:table-cell office:value-type="float" office:value="2.10282" calcext:value-type="float">
            <text:p>2.10282</text:p>
          </table:table-cell>
          <table:table-cell office:value-type="float" office:value="5.16324" calcext:value-type="float">
            <text:p>5.16324</text:p>
          </table:table-cell>
          <table:table-cell office:value-type="float" office:value="4.47973" calcext:value-type="float">
            <text:p>4.47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1642" calcext:value-type="float">
            <text:p>38.1642</text:p>
          </table:table-cell>
          <table:table-cell office:value-type="float" office:value="36.8961" calcext:value-type="float">
            <text:p>36.8961</text:p>
          </table:table-cell>
          <table:table-cell office:value-type="float" office:value="44.1794" calcext:value-type="float">
            <text:p>44.1794</text:p>
          </table:table-cell>
          <table:table-cell office:value-type="float" office:value="46.8506" calcext:value-type="float">
            <text:p>46.8506</text:p>
          </table:table-cell>
          <table:table-cell office:value-type="float" office:value="54.6821" calcext:value-type="float">
            <text:p>54.6821</text:p>
          </table:table-cell>
          <table:table-cell office:value-type="float" office:value="59.6384" calcext:value-type="float">
            <text:p>59.63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7]/[.J117]" office:value-type="float" office:value="0.0166184277411815" calcext:value-type="float">
            <text:p>0.0166184277</text:p>
          </table:table-cell>
          <table:table-cell table:formula="of:=[.C117]/[.K117]" office:value-type="float" office:value="0.00919593127728947" calcext:value-type="float">
            <text:p>0.0091959313</text:p>
          </table:table-cell>
          <table:table-cell table:formula="of:=[.D117]/[.L117]" office:value-type="float" office:value="0.0673660122138372" calcext:value-type="float">
            <text:p>0.0673660122</text:p>
          </table:table-cell>
          <table:table-cell table:formula="of:=[.E117]/[.M117]" office:value-type="float" office:value="0.0448835233700316" calcext:value-type="float">
            <text:p>0.0448835234</text:p>
          </table:table-cell>
          <table:table-cell table:formula="of:=[.F117]/[.N117]" office:value-type="float" office:value="0.0944228550110548" calcext:value-type="float">
            <text:p>0.094422855</text:p>
          </table:table-cell>
          <table:table-cell table:formula="of:=[.G117]/[.O117]" office:value-type="float" office:value="0.0751148588828674" calcext:value-type="float">
            <text:p>0.0751148589</text:p>
          </table:table-cell>
          <table:table-cell table:formula="of:=[.H117]/[.P11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71128" calcext:value-type="float">
            <text:p>0.471128</text:p>
          </table:table-cell>
          <table:table-cell office:value-type="float" office:value="0.414877" calcext:value-type="float">
            <text:p>0.414877</text:p>
          </table:table-cell>
          <table:table-cell office:value-type="float" office:value="2.70662" calcext:value-type="float">
            <text:p>2.70662</text:p>
          </table:table-cell>
          <table:table-cell office:value-type="float" office:value="2.21642" calcext:value-type="float">
            <text:p>2.21642</text:p>
          </table:table-cell>
          <table:table-cell office:value-type="float" office:value="4.73335" calcext:value-type="float">
            <text:p>4.73335</text:p>
          </table:table-cell>
          <table:table-cell office:value-type="float" office:value="5.04206" calcext:value-type="float">
            <text:p>5.04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4534" calcext:value-type="float">
            <text:p>38.4534</text:p>
          </table:table-cell>
          <table:table-cell office:value-type="float" office:value="38.7337" calcext:value-type="float">
            <text:p>38.7337</text:p>
          </table:table-cell>
          <table:table-cell office:value-type="float" office:value="43.1611" calcext:value-type="float">
            <text:p>43.1611</text:p>
          </table:table-cell>
          <table:table-cell office:value-type="float" office:value="46.7091" calcext:value-type="float">
            <text:p>46.7091</text:p>
          </table:table-cell>
          <table:table-cell office:value-type="float" office:value="54.8134" calcext:value-type="float">
            <text:p>54.8134</text:p>
          </table:table-cell>
          <table:table-cell office:value-type="float" office:value="61.6265" calcext:value-type="float">
            <text:p>61.62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8]/[.J118]" office:value-type="float" office:value="0.0122519205063791" calcext:value-type="float">
            <text:p>0.0122519205</text:p>
          </table:table-cell>
          <table:table-cell table:formula="of:=[.C118]/[.K118]" office:value-type="float" office:value="0.0107110087598138" calcext:value-type="float">
            <text:p>0.0107110088</text:p>
          </table:table-cell>
          <table:table-cell table:formula="of:=[.D118]/[.L118]" office:value-type="float" office:value="0.0627097085106728" calcext:value-type="float">
            <text:p>0.0627097085</text:p>
          </table:table-cell>
          <table:table-cell table:formula="of:=[.E118]/[.M118]" office:value-type="float" office:value="0.0474515672534902" calcext:value-type="float">
            <text:p>0.0474515673</text:p>
          </table:table-cell>
          <table:table-cell table:formula="of:=[.F118]/[.N118]" office:value-type="float" office:value="0.0863538842691751" calcext:value-type="float">
            <text:p>0.0863538843</text:p>
          </table:table-cell>
          <table:table-cell table:formula="of:=[.G118]/[.O118]" office:value-type="float" office:value="0.0818164263750172" calcext:value-type="float">
            <text:p>0.0818164264</text:p>
          </table:table-cell>
          <table:table-cell table:formula="of:=[.H118]/[.P11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45152" calcext:value-type="float">
            <text:p>0.345152</text:p>
          </table:table-cell>
          <table:table-cell office:value-type="float" office:value="0.507135" calcext:value-type="float">
            <text:p>0.507135</text:p>
          </table:table-cell>
          <table:table-cell office:value-type="float" office:value="2.61245" calcext:value-type="float">
            <text:p>2.61245</text:p>
          </table:table-cell>
          <table:table-cell office:value-type="float" office:value="2.70782" calcext:value-type="float">
            <text:p>2.70782</text:p>
          </table:table-cell>
          <table:table-cell office:value-type="float" office:value="5.08081" calcext:value-type="float">
            <text:p>5.08081</text:p>
          </table:table-cell>
          <table:table-cell office:value-type="float" office:value="5.52128" calcext:value-type="float">
            <text:p>5.52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9228" calcext:value-type="float">
            <text:p>39.9228</text:p>
          </table:table-cell>
          <table:table-cell office:value-type="float" office:value="38.7445" calcext:value-type="float">
            <text:p>38.7445</text:p>
          </table:table-cell>
          <table:table-cell office:value-type="float" office:value="40.6678" calcext:value-type="float">
            <text:p>40.6678</text:p>
          </table:table-cell>
          <table:table-cell office:value-type="float" office:value="45.817" calcext:value-type="float">
            <text:p>45.817</text:p>
          </table:table-cell>
          <table:table-cell office:value-type="float" office:value="54.5203" calcext:value-type="float">
            <text:p>54.5203</text:p>
          </table:table-cell>
          <table:table-cell office:value-type="float" office:value="61.3736" calcext:value-type="float">
            <text:p>61.37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9]/[.J119]" office:value-type="float" office:value="0.00864548578757001" calcext:value-type="float">
            <text:p>0.0086454858</text:p>
          </table:table-cell>
          <table:table-cell table:formula="of:=[.C119]/[.K119]" office:value-type="float" office:value="0.0130892126624424" calcext:value-type="float">
            <text:p>0.0130892127</text:p>
          </table:table-cell>
          <table:table-cell table:formula="of:=[.D119]/[.L119]" office:value-type="float" office:value="0.064238783509312" calcext:value-type="float">
            <text:p>0.0642387835</text:p>
          </table:table-cell>
          <table:table-cell table:formula="of:=[.E119]/[.M119]" office:value-type="float" office:value="0.0591007704563808" calcext:value-type="float">
            <text:p>0.0591007705</text:p>
          </table:table-cell>
          <table:table-cell table:formula="of:=[.F119]/[.N119]" office:value-type="float" office:value="0.0931911599899487" calcext:value-type="float">
            <text:p>0.09319116</text:p>
          </table:table-cell>
          <table:table-cell table:formula="of:=[.G119]/[.O119]" office:value-type="float" office:value="0.0899618076827822" calcext:value-type="float">
            <text:p>0.0899618077</text:p>
          </table:table-cell>
          <table:table-cell table:formula="of:=[.H119]/[.P11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0325" calcext:value-type="float">
            <text:p>0.40325</text:p>
          </table:table-cell>
          <table:table-cell office:value-type="float" office:value="0.931247" calcext:value-type="float">
            <text:p>0.931247</text:p>
          </table:table-cell>
          <table:table-cell office:value-type="float" office:value="1.98813" calcext:value-type="float">
            <text:p>1.98813</text:p>
          </table:table-cell>
          <table:table-cell office:value-type="float" office:value="3.03855" calcext:value-type="float">
            <text:p>3.03855</text:p>
          </table:table-cell>
          <table:table-cell office:value-type="float" office:value="5.34252" calcext:value-type="float">
            <text:p>5.34252</text:p>
          </table:table-cell>
          <table:table-cell office:value-type="float" office:value="5.9475" calcext:value-type="float">
            <text:p>5.94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1609" calcext:value-type="float">
            <text:p>39.1609</text:p>
          </table:table-cell>
          <table:table-cell office:value-type="float" office:value="38.983" calcext:value-type="float">
            <text:p>38.983</text:p>
          </table:table-cell>
          <table:table-cell office:value-type="float" office:value="44.0885" calcext:value-type="float">
            <text:p>44.0885</text:p>
          </table:table-cell>
          <table:table-cell office:value-type="float" office:value="45.4146" calcext:value-type="float">
            <text:p>45.4146</text:p>
          </table:table-cell>
          <table:table-cell office:value-type="float" office:value="54.9002" calcext:value-type="float">
            <text:p>54.9002</text:p>
          </table:table-cell>
          <table:table-cell office:value-type="float" office:value="62.5461" calcext:value-type="float">
            <text:p>62.54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20]/[.J120]" office:value-type="float" office:value="0.0102972607881841" calcext:value-type="float">
            <text:p>0.0102972608</text:p>
          </table:table-cell>
          <table:table-cell table:formula="of:=[.C120]/[.K120]" office:value-type="float" office:value="0.0238885411589667" calcext:value-type="float">
            <text:p>0.0238885412</text:p>
          </table:table-cell>
          <table:table-cell table:formula="of:=[.D120]/[.L120]" office:value-type="float" office:value="0.045094072150334" calcext:value-type="float">
            <text:p>0.0450940722</text:p>
          </table:table-cell>
          <table:table-cell table:formula="of:=[.E120]/[.M120]" office:value-type="float" office:value="0.0669068977817706" calcext:value-type="float">
            <text:p>0.0669068978</text:p>
          </table:table-cell>
          <table:table-cell table:formula="of:=[.F120]/[.N120]" office:value-type="float" office:value="0.0973133066910503" calcext:value-type="float">
            <text:p>0.0973133067</text:p>
          </table:table-cell>
          <table:table-cell table:formula="of:=[.G120]/[.O120]" office:value-type="float" office:value="0.0950898617179968" calcext:value-type="float">
            <text:p>0.0950898617</text:p>
          </table:table-cell>
          <table:table-cell table:formula="of:=[.H120]/[.P12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03623" calcext:value-type="float">
            <text:p>0.303623</text:p>
          </table:table-cell>
          <table:table-cell office:value-type="float" office:value="1.29249" calcext:value-type="float">
            <text:p>1.29249</text:p>
          </table:table-cell>
          <table:table-cell office:value-type="float" office:value="2.22839" calcext:value-type="float">
            <text:p>2.22839</text:p>
          </table:table-cell>
          <table:table-cell office:value-type="float" office:value="3.47595" calcext:value-type="float">
            <text:p>3.47595</text:p>
          </table:table-cell>
          <table:table-cell office:value-type="float" office:value="5.74631" calcext:value-type="float">
            <text:p>5.74631</text:p>
          </table:table-cell>
          <table:table-cell office:value-type="float" office:value="6.28593" calcext:value-type="float">
            <text:p>6.28593</text:p>
          </table:table-cell>
          <table:table-cell table:number-columns-repeated="2"/>
          <table:table-cell office:value-type="float" office:value="38.7231" calcext:value-type="float">
            <text:p>38.7231</text:p>
          </table:table-cell>
          <table:table-cell office:value-type="float" office:value="39.5679" calcext:value-type="float">
            <text:p>39.5679</text:p>
          </table:table-cell>
          <table:table-cell office:value-type="float" office:value="45.9414" calcext:value-type="float">
            <text:p>45.9414</text:p>
          </table:table-cell>
          <table:table-cell office:value-type="float" office:value="46.4734" calcext:value-type="float">
            <text:p>46.4734</text:p>
          </table:table-cell>
          <table:table-cell office:value-type="float" office:value="55.5958" calcext:value-type="float">
            <text:p>55.5958</text:p>
          </table:table-cell>
          <table:table-cell office:value-type="float" office:value="60.5423" calcext:value-type="float">
            <text:p>60.5423</text:p>
          </table:table-cell>
          <table:table-cell table:number-columns-repeated="2"/>
          <table:table-cell table:formula="of:=[.B121]/[.J121]" office:value-type="float" office:value="0.00784087534314143" calcext:value-type="float">
            <text:p>0.0078408753</text:p>
          </table:table-cell>
          <table:table-cell table:formula="of:=[.C121]/[.K121]" office:value-type="float" office:value="0.0326651149037477" calcext:value-type="float">
            <text:p>0.0326651149</text:p>
          </table:table-cell>
          <table:table-cell table:formula="of:=[.D121]/[.L121]" office:value-type="float" office:value="0.0485050520880948" calcext:value-type="float">
            <text:p>0.0485050521</text:p>
          </table:table-cell>
          <table:table-cell table:formula="of:=[.E121]/[.M121]" office:value-type="float" office:value="0.0747943985161404" calcext:value-type="float">
            <text:p>0.0747943985</text:p>
          </table:table-cell>
          <table:table-cell table:formula="of:=[.F121]/[.N121]" office:value-type="float" office:value="0.103358706952683" calcext:value-type="float">
            <text:p>0.103358707</text:p>
          </table:table-cell>
          <table:table-cell table:formula="of:=[.G121]/[.O121]" office:value-type="float" office:value="0.103827076275596" calcext:value-type="float">
            <text:p>0.1038270763</text:p>
          </table:table-cell>
          <table:table-cell table:formula="of:=[.H121]/[.P12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05619" calcext:value-type="float">
            <text:p>0.305619</text:p>
          </table:table-cell>
          <table:table-cell office:value-type="float" office:value="1.63553" calcext:value-type="float">
            <text:p>1.63553</text:p>
          </table:table-cell>
          <table:table-cell office:value-type="float" office:value="2.35284" calcext:value-type="float">
            <text:p>2.35284</text:p>
          </table:table-cell>
          <table:table-cell office:value-type="float" office:value="0" calcext:value-type="float">
            <text:p>0</text:p>
          </table:table-cell>
          <table:table-cell office:value-type="float" office:value="5.79944" calcext:value-type="float">
            <text:p>5.79944</text:p>
          </table:table-cell>
          <table:table-cell office:value-type="float" office:value="7.06684" calcext:value-type="float">
            <text:p>7.06684</text:p>
          </table:table-cell>
          <table:table-cell table:number-columns-repeated="2"/>
          <table:table-cell office:value-type="float" office:value="39.0154" calcext:value-type="float">
            <text:p>39.0154</text:p>
          </table:table-cell>
          <table:table-cell office:value-type="float" office:value="37.8904" calcext:value-type="float">
            <text:p>37.8904</text:p>
          </table:table-cell>
          <table:table-cell office:value-type="float" office:value="46.1506" calcext:value-type="float">
            <text:p>46.1506</text:p>
          </table:table-cell>
          <table:table-cell office:value-type="float" office:value="0" calcext:value-type="float">
            <text:p>0</text:p>
          </table:table-cell>
          <table:table-cell office:value-type="float" office:value="54.4763" calcext:value-type="float">
            <text:p>54.4763</text:p>
          </table:table-cell>
          <table:table-cell office:value-type="float" office:value="63.6285" calcext:value-type="float">
            <text:p>63.6285</text:p>
          </table:table-cell>
          <table:table-cell table:number-columns-repeated="2"/>
          <table:table-cell table:formula="of:=[.B122]/[.J122]" office:value-type="float" office:value="0.00783329146952229" calcext:value-type="float">
            <text:p>0.0078332915</text:p>
          </table:table-cell>
          <table:table-cell table:formula="of:=[.C122]/[.K122]" office:value-type="float" office:value="0.0431647594113549" calcext:value-type="float">
            <text:p>0.0431647594</text:p>
          </table:table-cell>
          <table:table-cell table:formula="of:=[.D122]/[.L122]" office:value-type="float" office:value="0.0509817857189289" calcext:value-type="float">
            <text:p>0.0509817857</text:p>
          </table:table-cell>
          <table:table-cell table:formula="of:=[.E122]/[.M122]" office:value-type="string" office:string-value="" calcext:value-type="error">
            <text:p>#DIV/0!</text:p>
          </table:table-cell>
          <table:table-cell table:formula="of:=[.F122]/[.N122]" office:value-type="float" office:value="0.106458037715484" calcext:value-type="float">
            <text:p>0.1064580377</text:p>
          </table:table-cell>
          <table:table-cell table:formula="of:=[.G122]/[.O122]" office:value-type="float" office:value="0.11106406720259" calcext:value-type="float">
            <text:p>0.1110640672</text:p>
          </table:table-cell>
          <table:table-cell table:formula="of:=[.H122]/[.P12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80414" calcext:value-type="float">
            <text:p>0.180414</text:p>
          </table:table-cell>
          <table:table-cell office:value-type="float" office:value="1.68376" calcext:value-type="float">
            <text:p>1.68376</text:p>
          </table:table-cell>
          <table:table-cell office:value-type="float" office:value="2.33936" calcext:value-type="float">
            <text:p>2.33936</text:p>
          </table:table-cell>
          <table:table-cell office:value-type="float" office:value="0" calcext:value-type="float">
            <text:p>0</text:p>
          </table:table-cell>
          <table:table-cell office:value-type="float" office:value="5.50967" calcext:value-type="float">
            <text:p>5.50967</text:p>
          </table:table-cell>
          <table:table-cell office:value-type="float" office:value="7.97459" calcext:value-type="float">
            <text:p>7.97459</text:p>
          </table:table-cell>
          <table:table-cell table:number-columns-repeated="2"/>
          <table:table-cell office:value-type="float" office:value="39.511" calcext:value-type="float">
            <text:p>39.511</text:p>
          </table:table-cell>
          <table:table-cell office:value-type="float" office:value="38.6412" calcext:value-type="float">
            <text:p>38.6412</text:p>
          </table:table-cell>
          <table:table-cell office:value-type="float" office:value="45.7844" calcext:value-type="float">
            <text:p>45.7844</text:p>
          </table:table-cell>
          <table:table-cell office:value-type="float" office:value="0" calcext:value-type="float">
            <text:p>0</text:p>
          </table:table-cell>
          <table:table-cell office:value-type="float" office:value="57.412" calcext:value-type="float">
            <text:p>57.412</text:p>
          </table:table-cell>
          <table:table-cell office:value-type="float" office:value="64.8106" calcext:value-type="float">
            <text:p>64.8106</text:p>
          </table:table-cell>
          <table:table-cell table:number-columns-repeated="2"/>
          <table:table-cell table:formula="of:=[.B123]/[.J123]" office:value-type="float" office:value="0.00456617144592645" calcext:value-type="float">
            <text:p>0.0045661714</text:p>
          </table:table-cell>
          <table:table-cell table:formula="of:=[.C123]/[.K123]" office:value-type="float" office:value="0.0435742161216525" calcext:value-type="float">
            <text:p>0.0435742161</text:p>
          </table:table-cell>
          <table:table-cell table:formula="of:=[.D123]/[.L123]" office:value-type="float" office:value="0.0510951328400066" calcext:value-type="float">
            <text:p>0.0510951328</text:p>
          </table:table-cell>
          <table:table-cell table:formula="of:=[.E123]/[.M123]" office:value-type="string" office:string-value="" calcext:value-type="error">
            <text:p>#DIV/0!</text:p>
          </table:table-cell>
          <table:table-cell table:formula="of:=[.F123]/[.N123]" office:value-type="float" office:value="0.0959672193966418" calcext:value-type="float">
            <text:p>0.0959672194</text:p>
          </table:table-cell>
          <table:table-cell table:formula="of:=[.G123]/[.O123]" office:value-type="float" office:value="0.123044532838764" calcext:value-type="float">
            <text:p>0.1230445328</text:p>
          </table:table-cell>
          <table:table-cell table:formula="of:=[.H123]/[.P12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74974" calcext:value-type="float">
            <text:p>0.374974</text:p>
          </table:table-cell>
          <table:table-cell office:value-type="float" office:value="1.96315" calcext:value-type="float">
            <text:p>1.96315</text:p>
          </table:table-cell>
          <table:table-cell office:value-type="float" office:value="2.43813" calcext:value-type="float">
            <text:p>2.43813</text:p>
          </table:table-cell>
          <table:table-cell office:value-type="float" office:value="0" calcext:value-type="float">
            <text:p>0</text:p>
          </table:table-cell>
          <table:table-cell office:value-type="float" office:value="5.76964" calcext:value-type="float">
            <text:p>5.76964</text:p>
          </table:table-cell>
          <table:table-cell office:value-type="float" office:value="8.29701" calcext:value-type="float">
            <text:p>8.29701</text:p>
          </table:table-cell>
          <table:table-cell table:number-columns-repeated="2"/>
          <table:table-cell office:value-type="float" office:value="38.5818" calcext:value-type="float">
            <text:p>38.5818</text:p>
          </table:table-cell>
          <table:table-cell office:value-type="float" office:value="37.1919" calcext:value-type="float">
            <text:p>37.1919</text:p>
          </table:table-cell>
          <table:table-cell office:value-type="float" office:value="45.582" calcext:value-type="float">
            <text:p>45.582</text:p>
          </table:table-cell>
          <table:table-cell office:value-type="float" office:value="0" calcext:value-type="float">
            <text:p>0</text:p>
          </table:table-cell>
          <table:table-cell office:value-type="float" office:value="58.955" calcext:value-type="float">
            <text:p>58.955</text:p>
          </table:table-cell>
          <table:table-cell office:value-type="float" office:value="64.8335" calcext:value-type="float">
            <text:p>64.8335</text:p>
          </table:table-cell>
          <table:table-cell table:number-columns-repeated="2"/>
          <table:table-cell table:formula="of:=[.B124]/[.J124]" office:value-type="float" office:value="0.0097189348345593" calcext:value-type="float">
            <text:p>0.0097189348</text:p>
          </table:table-cell>
          <table:table-cell table:formula="of:=[.C124]/[.K124]" office:value-type="float" office:value="0.0527843428273361" calcext:value-type="float">
            <text:p>0.0527843428</text:p>
          </table:table-cell>
          <table:table-cell table:formula="of:=[.D124]/[.L124]" office:value-type="float" office:value="0.0534888771883638" calcext:value-type="float">
            <text:p>0.0534888772</text:p>
          </table:table-cell>
          <table:table-cell table:formula="of:=[.E124]/[.M124]" office:value-type="string" office:string-value="" calcext:value-type="error">
            <text:p>#DIV/0!</text:p>
          </table:table-cell>
          <table:table-cell table:formula="of:=[.F124]/[.N124]" office:value-type="float" office:value="0.0978651513866508" calcext:value-type="float">
            <text:p>0.0978651514</text:p>
          </table:table-cell>
          <table:table-cell table:formula="of:=[.G124]/[.O124]" office:value-type="float" office:value="0.127974118318462" calcext:value-type="float">
            <text:p>0.1279741183</text:p>
          </table:table-cell>
          <table:table-cell table:formula="of:=[.H124]/[.P12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72103" calcext:value-type="float">
            <text:p>0.272103</text:p>
          </table:table-cell>
          <table:table-cell office:value-type="float" office:value="1.83033" calcext:value-type="float">
            <text:p>1.83033</text:p>
          </table:table-cell>
          <table:table-cell office:value-type="float" office:value="2.74735" calcext:value-type="float">
            <text:p>2.74735</text:p>
          </table:table-cell>
          <table:table-cell office:value-type="float" office:value="0" calcext:value-type="float">
            <text:p>0</text:p>
          </table:table-cell>
          <table:table-cell office:value-type="float" office:value="5.95647" calcext:value-type="float">
            <text:p>5.95647</text:p>
          </table:table-cell>
          <table:table-cell office:value-type="float" office:value="8.4064" calcext:value-type="float">
            <text:p>8.4064</text:p>
          </table:table-cell>
          <table:table-cell table:number-columns-repeated="2"/>
          <table:table-cell office:value-type="float" office:value="39.5385" calcext:value-type="float">
            <text:p>39.5385</text:p>
          </table:table-cell>
          <table:table-cell office:value-type="float" office:value="38.3076" calcext:value-type="float">
            <text:p>38.3076</text:p>
          </table:table-cell>
          <table:table-cell office:value-type="float" office:value="45.1182" calcext:value-type="float">
            <text:p>45.1182</text:p>
          </table:table-cell>
          <table:table-cell office:value-type="float" office:value="0" calcext:value-type="float">
            <text:p>0</text:p>
          </table:table-cell>
          <table:table-cell office:value-type="float" office:value="60.5631" calcext:value-type="float">
            <text:p>60.5631</text:p>
          </table:table-cell>
          <table:table-cell office:value-type="float" office:value="65.4564" calcext:value-type="float">
            <text:p>65.4564</text:p>
          </table:table-cell>
          <table:table-cell table:number-columns-repeated="2"/>
          <table:table-cell table:formula="of:=[.B125]/[.J125]" office:value-type="float" office:value="0.00688197579574339" calcext:value-type="float">
            <text:p>0.0068819758</text:p>
          </table:table-cell>
          <table:table-cell table:formula="of:=[.C125]/[.K125]" office:value-type="float" office:value="0.0477798139272625" calcext:value-type="float">
            <text:p>0.0477798139</text:p>
          </table:table-cell>
          <table:table-cell table:formula="of:=[.D125]/[.L125]" office:value-type="float" office:value="0.0608922785040183" calcext:value-type="float">
            <text:p>0.0608922785</text:p>
          </table:table-cell>
          <table:table-cell table:formula="of:=[.E125]/[.M125]" office:value-type="string" office:string-value="" calcext:value-type="error">
            <text:p>#DIV/0!</text:p>
          </table:table-cell>
          <table:table-cell table:formula="of:=[.F125]/[.N125]" office:value-type="float" office:value="0.0983514714405306" calcext:value-type="float">
            <text:p>0.0983514714</text:p>
          </table:table-cell>
          <table:table-cell table:formula="of:=[.G125]/[.O125]" office:value-type="float" office:value="0.128427472332728" calcext:value-type="float">
            <text:p>0.1284274723</text:p>
          </table:table-cell>
          <table:table-cell table:formula="of:=[.H125]/[.P12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68575" calcext:value-type="float">
            <text:p>0.368575</text:p>
          </table:table-cell>
          <table:table-cell office:value-type="float" office:value="1.53115" calcext:value-type="float">
            <text:p>1.53115</text:p>
          </table:table-cell>
          <table:table-cell office:value-type="float" office:value="3.32359" calcext:value-type="float">
            <text:p>3.32359</text:p>
          </table:table-cell>
          <table:table-cell office:value-type="float" office:value="18.5994" calcext:value-type="float">
            <text:p>18.5994</text:p>
          </table:table-cell>
          <table:table-cell office:value-type="float" office:value="6.3522" calcext:value-type="float">
            <text:p>6.3522</text:p>
          </table:table-cell>
          <table:table-cell office:value-type="float" office:value="8.45658" calcext:value-type="float">
            <text:p>8.45658</text:p>
          </table:table-cell>
          <table:table-cell table:number-columns-repeated="2"/>
          <table:table-cell office:value-type="float" office:value="39.3695" calcext:value-type="float">
            <text:p>39.3695</text:p>
          </table:table-cell>
          <table:table-cell office:value-type="float" office:value="37.8807" calcext:value-type="float">
            <text:p>37.8807</text:p>
          </table:table-cell>
          <table:table-cell office:value-type="float" office:value="43.3889" calcext:value-type="float">
            <text:p>43.3889</text:p>
          </table:table-cell>
          <table:table-cell office:value-type="float" office:value="49.3037" calcext:value-type="float">
            <text:p>49.3037</text:p>
          </table:table-cell>
          <table:table-cell office:value-type="float" office:value="62.7019" calcext:value-type="float">
            <text:p>62.7019</text:p>
          </table:table-cell>
          <table:table-cell office:value-type="float" office:value="66.867" calcext:value-type="float">
            <text:p>66.867</text:p>
          </table:table-cell>
          <table:table-cell table:number-columns-repeated="2"/>
          <table:table-cell table:formula="of:=[.B126]/[.J126]" office:value-type="float" office:value="0.00936194262055652" calcext:value-type="float">
            <text:p>0.0093619426</text:p>
          </table:table-cell>
          <table:table-cell table:formula="of:=[.C126]/[.K126]" office:value-type="float" office:value="0.0404203195822675" calcext:value-type="float">
            <text:p>0.0404203196</text:p>
          </table:table-cell>
          <table:table-cell table:formula="of:=[.D126]/[.L126]" office:value-type="float" office:value="0.076600005992316" calcext:value-type="float">
            <text:p>0.076600006</text:p>
          </table:table-cell>
          <table:table-cell table:formula="of:=[.E126]/[.M126]" office:value-type="float" office:value="0.377241464636528" calcext:value-type="float">
            <text:p>0.3772414646</text:p>
          </table:table-cell>
          <table:table-cell table:formula="of:=[.F126]/[.N126]" office:value-type="float" office:value="0.101307934847269" calcext:value-type="float">
            <text:p>0.1013079348</text:p>
          </table:table-cell>
          <table:table-cell table:formula="of:=[.G126]/[.O126]" office:value-type="float" office:value="0.126468661671677" calcext:value-type="float">
            <text:p>0.1264686617</text:p>
          </table:table-cell>
          <table:table-cell table:formula="of:=[.H126]/[.P12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07184" calcext:value-type="float">
            <text:p>0.507184</text:p>
          </table:table-cell>
          <table:table-cell office:value-type="float" office:value="0.663155" calcext:value-type="float">
            <text:p>0.663155</text:p>
          </table:table-cell>
          <table:table-cell office:value-type="float" office:value="3.63983" calcext:value-type="float">
            <text:p>3.63983</text:p>
          </table:table-cell>
          <table:table-cell office:value-type="float" office:value="2.97553" calcext:value-type="float">
            <text:p>2.97553</text:p>
          </table:table-cell>
          <table:table-cell office:value-type="float" office:value="6.5536" calcext:value-type="float">
            <text:p>6.5536</text:p>
          </table:table-cell>
          <table:table-cell office:value-type="float" office:value="9.1033" calcext:value-type="float">
            <text:p>9.1033</text:p>
          </table:table-cell>
          <table:table-cell table:number-columns-repeated="2"/>
          <table:table-cell office:value-type="float" office:value="40.6277" calcext:value-type="float">
            <text:p>40.6277</text:p>
          </table:table-cell>
          <table:table-cell office:value-type="float" office:value="37.8875" calcext:value-type="float">
            <text:p>37.8875</text:p>
          </table:table-cell>
          <table:table-cell office:value-type="float" office:value="42.4276" calcext:value-type="float">
            <text:p>42.4276</text:p>
          </table:table-cell>
          <table:table-cell office:value-type="float" office:value="47.7307" calcext:value-type="float">
            <text:p>47.7307</text:p>
          </table:table-cell>
          <table:table-cell office:value-type="float" office:value="63.2656" calcext:value-type="float">
            <text:p>63.2656</text:p>
          </table:table-cell>
          <table:table-cell office:value-type="float" office:value="67.9377" calcext:value-type="float">
            <text:p>67.9377</text:p>
          </table:table-cell>
          <table:table-cell table:number-columns-repeated="2"/>
          <table:table-cell table:formula="of:=[.B127]/[.J127]" office:value-type="float" office:value="0.0124836995448918" calcext:value-type="float">
            <text:p>0.0124836995</text:p>
          </table:table-cell>
          <table:table-cell table:formula="of:=[.C127]/[.K127]" office:value-type="float" office:value="0.0175032662487628" calcext:value-type="float">
            <text:p>0.0175032662</text:p>
          </table:table-cell>
          <table:table-cell table:formula="of:=[.D127]/[.L127]" office:value-type="float" office:value="0.0857892032544853" calcext:value-type="float">
            <text:p>0.0857892033</text:p>
          </table:table-cell>
          <table:table-cell table:formula="of:=[.E127]/[.M127]" office:value-type="float" office:value="0.062339961492289" calcext:value-type="float">
            <text:p>0.0623399615</text:p>
          </table:table-cell>
          <table:table-cell table:formula="of:=[.F127]/[.N127]" office:value-type="float" office:value="0.103588680104196" calcext:value-type="float">
            <text:p>0.1035886801</text:p>
          </table:table-cell>
          <table:table-cell table:formula="of:=[.G127]/[.O127]" office:value-type="float" office:value="0.133994821726376" calcext:value-type="float">
            <text:p>0.1339948217</text:p>
          </table:table-cell>
          <table:table-cell table:formula="of:=[.H127]/[.P12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13582" calcext:value-type="float">
            <text:p>0.213582</text:p>
          </table:table-cell>
          <table:table-cell office:value-type="float" office:value="0.311753" calcext:value-type="float">
            <text:p>0.311753</text:p>
          </table:table-cell>
          <table:table-cell office:value-type="float" office:value="3.8252" calcext:value-type="float">
            <text:p>3.8252</text:p>
          </table:table-cell>
          <table:table-cell office:value-type="float" office:value="2.80188" calcext:value-type="float">
            <text:p>2.80188</text:p>
          </table:table-cell>
          <table:table-cell office:value-type="float" office:value="6.994" calcext:value-type="float">
            <text:p>6.994</text:p>
          </table:table-cell>
          <table:table-cell office:value-type="float" office:value="9.52068" calcext:value-type="float">
            <text:p>9.52068</text:p>
          </table:table-cell>
          <table:table-cell table:number-columns-repeated="2"/>
          <table:table-cell office:value-type="float" office:value="38.6033" calcext:value-type="float">
            <text:p>38.6033</text:p>
          </table:table-cell>
          <table:table-cell office:value-type="float" office:value="38.1295" calcext:value-type="float">
            <text:p>38.1295</text:p>
          </table:table-cell>
          <table:table-cell office:value-type="float" office:value="43.0651" calcext:value-type="float">
            <text:p>43.0651</text:p>
          </table:table-cell>
          <table:table-cell office:value-type="float" office:value="46.9518" calcext:value-type="float">
            <text:p>46.9518</text:p>
          </table:table-cell>
          <table:table-cell office:value-type="float" office:value="63.4105" calcext:value-type="float">
            <text:p>63.4105</text:p>
          </table:table-cell>
          <table:table-cell office:value-type="float" office:value="70.3449" calcext:value-type="float">
            <text:p>70.3449</text:p>
          </table:table-cell>
          <table:table-cell table:number-columns-repeated="2"/>
          <table:table-cell table:formula="of:=[.B128]/[.J128]" office:value-type="float" office:value="0.00553273942901255" calcext:value-type="float">
            <text:p>0.0055327394</text:p>
          </table:table-cell>
          <table:table-cell table:formula="of:=[.C128]/[.K128]" office:value-type="float" office:value="0.00817616281356955" calcext:value-type="float">
            <text:p>0.0081761628</text:p>
          </table:table-cell>
          <table:table-cell table:formula="of:=[.D128]/[.L128]" office:value-type="float" office:value="0.0888236646379551" calcext:value-type="float">
            <text:p>0.0888236646</text:p>
          </table:table-cell>
          <table:table-cell table:formula="of:=[.E128]/[.M128]" office:value-type="float" office:value="0.0596756673865539" calcext:value-type="float">
            <text:p>0.0596756674</text:p>
          </table:table-cell>
          <table:table-cell table:formula="of:=[.F128]/[.N128]" office:value-type="float" office:value="0.110297190528383" calcext:value-type="float">
            <text:p>0.1102971905</text:p>
          </table:table-cell>
          <table:table-cell table:formula="of:=[.G128]/[.O128]" office:value-type="float" office:value="0.135342860676467" calcext:value-type="float">
            <text:p>0.1353428607</text:p>
          </table:table-cell>
          <table:table-cell table:formula="of:=[.H128]/[.P12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48781" calcext:value-type="float">
            <text:p>0.248781</text:p>
          </table:table-cell>
          <table:table-cell office:value-type="float" office:value="0.275317" calcext:value-type="float">
            <text:p>0.275317</text:p>
          </table:table-cell>
          <table:table-cell office:value-type="float" office:value="3.45629" calcext:value-type="float">
            <text:p>3.45629</text:p>
          </table:table-cell>
          <table:table-cell office:value-type="float" office:value="2.78577" calcext:value-type="float">
            <text:p>2.78577</text:p>
          </table:table-cell>
          <table:table-cell office:value-type="float" office:value="7.45011" calcext:value-type="float">
            <text:p>7.450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.3086" calcext:value-type="float">
            <text:p>38.3086</text:p>
          </table:table-cell>
          <table:table-cell office:value-type="float" office:value="38.8313" calcext:value-type="float">
            <text:p>38.8313</text:p>
          </table:table-cell>
          <table:table-cell office:value-type="float" office:value="44.6445" calcext:value-type="float">
            <text:p>44.6445</text:p>
          </table:table-cell>
          <table:table-cell office:value-type="float" office:value="48.8061" calcext:value-type="float">
            <text:p>48.8061</text:p>
          </table:table-cell>
          <table:table-cell office:value-type="float" office:value="66.0883" calcext:value-type="float">
            <text:p>66.08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29]/[.J129]" office:value-type="float" office:value="0.00649412925557186" calcext:value-type="float">
            <text:p>0.0064941293</text:p>
          </table:table-cell>
          <table:table-cell table:formula="of:=[.C129]/[.K129]" office:value-type="float" office:value="0.00709007939471509" calcext:value-type="float">
            <text:p>0.0070900794</text:p>
          </table:table-cell>
          <table:table-cell table:formula="of:=[.D129]/[.L129]" office:value-type="float" office:value="0.0774180470158698" calcext:value-type="float">
            <text:p>0.077418047</text:p>
          </table:table-cell>
          <table:table-cell table:formula="of:=[.E129]/[.M129]" office:value-type="float" office:value="0.0570783160301684" calcext:value-type="float">
            <text:p>0.057078316</text:p>
          </table:table-cell>
          <table:table-cell table:formula="of:=[.F129]/[.N129]" office:value-type="float" office:value="0.112729635956743" calcext:value-type="float">
            <text:p>0.112729636</text:p>
          </table:table-cell>
          <table:table-cell table:formula="of:=[.G129]/[.O129]" office:value-type="string" office:string-value="" calcext:value-type="error">
            <text:p>#DIV/0!</text:p>
          </table:table-cell>
          <table:table-cell table:formula="of:=[.H129]/[.P12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3547" calcext:value-type="float">
            <text:p>0.43547</text:p>
          </table:table-cell>
          <table:table-cell office:value-type="float" office:value="0.180915" calcext:value-type="float">
            <text:p>0.180915</text:p>
          </table:table-cell>
          <table:table-cell office:value-type="float" office:value="3.28231" calcext:value-type="float">
            <text:p>3.28231</text:p>
          </table:table-cell>
          <table:table-cell office:value-type="float" office:value="3.38985" calcext:value-type="float">
            <text:p>3.38985</text:p>
          </table:table-cell>
          <table:table-cell office:value-type="float" office:value="7.86417" calcext:value-type="float">
            <text:p>7.86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.6691" calcext:value-type="float">
            <text:p>39.6691</text:p>
          </table:table-cell>
          <table:table-cell office:value-type="float" office:value="39.2227" calcext:value-type="float">
            <text:p>39.2227</text:p>
          </table:table-cell>
          <table:table-cell office:value-type="float" office:value="42.452" calcext:value-type="float">
            <text:p>42.452</text:p>
          </table:table-cell>
          <table:table-cell office:value-type="float" office:value="50.0446" calcext:value-type="float">
            <text:p>50.0446</text:p>
          </table:table-cell>
          <table:table-cell office:value-type="float" office:value="64.533" calcext:value-type="float">
            <text:p>64.5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30]/[.J130]" office:value-type="float" office:value="0.0109775618806577" calcext:value-type="float">
            <text:p>0.0109775619</text:p>
          </table:table-cell>
          <table:table-cell table:formula="of:=[.C130]/[.K130]" office:value-type="float" office:value="0.00461250755302414" calcext:value-type="float">
            <text:p>0.0046125076</text:p>
          </table:table-cell>
          <table:table-cell table:formula="of:=[.D130]/[.L130]" office:value-type="float" office:value="0.0773181475548855" calcext:value-type="float">
            <text:p>0.0773181476</text:p>
          </table:table-cell>
          <table:table-cell table:formula="of:=[.E130]/[.M130]" office:value-type="float" office:value="0.0677365789715574" calcext:value-type="float">
            <text:p>0.067736579</text:p>
          </table:table-cell>
          <table:table-cell table:formula="of:=[.F130]/[.N130]" office:value-type="float" office:value="0.121862767886198" calcext:value-type="float">
            <text:p>0.1218627679</text:p>
          </table:table-cell>
          <table:table-cell table:formula="of:=[.G130]/[.O130]" office:value-type="string" office:string-value="" calcext:value-type="error">
            <text:p>#DIV/0!</text:p>
          </table:table-cell>
          <table:table-cell table:formula="of:=[.H130]/[.P13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8933" calcext:value-type="float">
            <text:p>0.68933</text:p>
          </table:table-cell>
          <table:table-cell office:value-type="float" office:value="0.129602" calcext:value-type="float">
            <text:p>0.129602</text:p>
          </table:table-cell>
          <table:table-cell office:value-type="float" office:value="3.22286" calcext:value-type="float">
            <text:p>3.22286</text:p>
          </table:table-cell>
          <table:table-cell office:value-type="float" office:value="3.11804" calcext:value-type="float">
            <text:p>3.11804</text:p>
          </table:table-cell>
          <table:table-cell office:value-type="float" office:value="8.14526" calcext:value-type="float">
            <text:p>8.145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.1034" calcext:value-type="float">
            <text:p>39.1034</text:p>
          </table:table-cell>
          <table:table-cell office:value-type="float" office:value="41.5302" calcext:value-type="float">
            <text:p>41.5302</text:p>
          </table:table-cell>
          <table:table-cell office:value-type="float" office:value="42.6756" calcext:value-type="float">
            <text:p>42.6756</text:p>
          </table:table-cell>
          <table:table-cell office:value-type="float" office:value="47.948" calcext:value-type="float">
            <text:p>47.948</text:p>
          </table:table-cell>
          <table:table-cell office:value-type="float" office:value="64.961" calcext:value-type="float">
            <text:p>64.9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31]/[.J131]" office:value-type="float" office:value="0.0176283903701468" calcext:value-type="float">
            <text:p>0.0176283904</text:p>
          </table:table-cell>
          <table:table-cell table:formula="of:=[.C131]/[.K131]" office:value-type="float" office:value="0.00312066881450125" calcext:value-type="float">
            <text:p>0.0031206688</text:p>
          </table:table-cell>
          <table:table-cell table:formula="of:=[.D131]/[.L131]" office:value-type="float" office:value="0.0755199692564369" calcext:value-type="float">
            <text:p>0.0755199693</text:p>
          </table:table-cell>
          <table:table-cell table:formula="of:=[.E131]/[.M131]" office:value-type="float" office:value="0.0650296154167014" calcext:value-type="float">
            <text:p>0.0650296154</text:p>
          </table:table-cell>
          <table:table-cell table:formula="of:=[.F131]/[.N131]" office:value-type="float" office:value="0.12538692446237" calcext:value-type="float">
            <text:p>0.1253869245</text:p>
          </table:table-cell>
          <table:table-cell table:formula="of:=[.G131]/[.O131]" office:value-type="string" office:string-value="" calcext:value-type="error">
            <text:p>#DIV/0!</text:p>
          </table:table-cell>
          <table:table-cell table:formula="of:=[.H131]/[.P13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04391" calcext:value-type="float">
            <text:p>0.604391</text:p>
          </table:table-cell>
          <table:table-cell office:value-type="float" office:value="0.420533" calcext:value-type="float">
            <text:p>0.420533</text:p>
          </table:table-cell>
          <table:table-cell office:value-type="float" office:value="2.87494" calcext:value-type="float">
            <text:p>2.87494</text:p>
          </table:table-cell>
          <table:table-cell office:value-type="float" office:value="3.56068" calcext:value-type="float">
            <text:p>3.56068</text:p>
          </table:table-cell>
          <table:table-cell office:value-type="float" office:value="8.41894" calcext:value-type="float">
            <text:p>8.41894</text:p>
          </table:table-cell>
          <table:table-cell office:value-type="float" office:value="0.27873" calcext:value-type="float">
            <text:p>0.27873</text:p>
          </table:table-cell>
          <table:table-cell table:number-columns-repeated="2"/>
          <table:table-cell office:value-type="float" office:value="38.3911" calcext:value-type="float">
            <text:p>38.3911</text:p>
          </table:table-cell>
          <table:table-cell office:value-type="float" office:value="40.1648" calcext:value-type="float">
            <text:p>40.1648</text:p>
          </table:table-cell>
          <table:table-cell office:value-type="float" office:value="42.0892" calcext:value-type="float">
            <text:p>42.0892</text:p>
          </table:table-cell>
          <table:table-cell office:value-type="float" office:value="46.164" calcext:value-type="float">
            <text:p>46.164</text:p>
          </table:table-cell>
          <table:table-cell office:value-type="float" office:value="68.7386" calcext:value-type="float">
            <text:p>68.7386</text:p>
          </table:table-cell>
          <table:table-cell office:value-type="float" office:value="44.6416" calcext:value-type="float">
            <text:p>44.6416</text:p>
          </table:table-cell>
          <table:table-cell table:number-columns-repeated="2"/>
          <table:table-cell table:formula="of:=[.B132]/[.J132]" office:value-type="float" office:value="0.0157429977260355" calcext:value-type="float">
            <text:p>0.0157429977</text:p>
          </table:table-cell>
          <table:table-cell table:formula="of:=[.C132]/[.K132]" office:value-type="float" office:value="0.0104701878261562" calcext:value-type="float">
            <text:p>0.0104701878</text:p>
          </table:table-cell>
          <table:table-cell table:formula="of:=[.D132]/[.L132]" office:value-type="float" office:value="0.0683058836946295" calcext:value-type="float">
            <text:p>0.0683058837</text:p>
          </table:table-cell>
          <table:table-cell table:formula="of:=[.E132]/[.M132]" office:value-type="float" office:value="0.0771310978251451" calcext:value-type="float">
            <text:p>0.0771310978</text:p>
          </table:table-cell>
          <table:table-cell table:formula="of:=[.F132]/[.N132]" office:value-type="float" office:value="0.122477618106857" calcext:value-type="float">
            <text:p>0.1224776181</text:p>
          </table:table-cell>
          <table:table-cell table:formula="of:=[.G132]/[.O132]" office:value-type="float" office:value="0.00624372782337551" calcext:value-type="float">
            <text:p>0.0062437278</text:p>
          </table:table-cell>
          <table:table-cell table:formula="of:=[.H132]/[.P13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92575" calcext:value-type="float">
            <text:p>0.692575</text:p>
          </table:table-cell>
          <table:table-cell office:value-type="float" office:value="1.0344" calcext:value-type="float">
            <text:p>1.0344</text:p>
          </table:table-cell>
          <table:table-cell office:value-type="float" office:value="2.14686" calcext:value-type="float">
            <text:p>2.14686</text:p>
          </table:table-cell>
          <table:table-cell office:value-type="float" office:value="4.35267" calcext:value-type="float">
            <text:p>4.35267</text:p>
          </table:table-cell>
          <table:table-cell office:value-type="float" office:value="8.85877" calcext:value-type="float">
            <text:p>8.858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.1426" calcext:value-type="float">
            <text:p>38.1426</text:p>
          </table:table-cell>
          <table:table-cell office:value-type="float" office:value="38.8971" calcext:value-type="float">
            <text:p>38.8971</text:p>
          </table:table-cell>
          <table:table-cell office:value-type="float" office:value="45.6709" calcext:value-type="float">
            <text:p>45.6709</text:p>
          </table:table-cell>
          <table:table-cell office:value-type="float" office:value="46.7672" calcext:value-type="float">
            <text:p>46.7672</text:p>
          </table:table-cell>
          <table:table-cell office:value-type="float" office:value="68.0564" calcext:value-type="float">
            <text:p>68.05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33]/[.J133]" office:value-type="float" office:value="0.0181575194139886" calcext:value-type="float">
            <text:p>0.0181575194</text:p>
          </table:table-cell>
          <table:table-cell table:formula="of:=[.C133]/[.K133]" office:value-type="float" office:value="0.0265932421697247" calcext:value-type="float">
            <text:p>0.0265932422</text:p>
          </table:table-cell>
          <table:table-cell table:formula="of:=[.D133]/[.L133]" office:value-type="float" office:value="0.0470071752472581" calcext:value-type="float">
            <text:p>0.0470071752</text:p>
          </table:table-cell>
          <table:table-cell table:formula="of:=[.E133]/[.M133]" office:value-type="float" office:value="0.0930709984775655" calcext:value-type="float">
            <text:p>0.0930709985</text:p>
          </table:table-cell>
          <table:table-cell table:formula="of:=[.F133]/[.N133]" office:value-type="float" office:value="0.130168066486032" calcext:value-type="float">
            <text:p>0.1301680665</text:p>
          </table:table-cell>
          <table:table-cell table:formula="of:=[.G133]/[.O133]" office:value-type="string" office:string-value="" calcext:value-type="error">
            <text:p>#DIV/0!</text:p>
          </table:table-cell>
          <table:table-cell table:formula="of:=[.H133]/[.P13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56214" calcext:value-type="float">
            <text:p>0.556214</text:p>
          </table:table-cell>
          <table:table-cell office:value-type="float" office:value="1.47037" calcext:value-type="float">
            <text:p>1.47037</text:p>
          </table:table-cell>
          <table:table-cell office:value-type="float" office:value="1.87207" calcext:value-type="float">
            <text:p>1.87207</text:p>
          </table:table-cell>
          <table:table-cell office:value-type="float" office:value="5.20531" calcext:value-type="float">
            <text:p>5.20531</text:p>
          </table:table-cell>
          <table:table-cell office:value-type="float" office:value="8.76453" calcext:value-type="float">
            <text:p>8.764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.4323" calcext:value-type="float">
            <text:p>37.4323</text:p>
          </table:table-cell>
          <table:table-cell office:value-type="float" office:value="39.3267" calcext:value-type="float">
            <text:p>39.3267</text:p>
          </table:table-cell>
          <table:table-cell office:value-type="float" office:value="44.348" calcext:value-type="float">
            <text:p>44.348</text:p>
          </table:table-cell>
          <table:table-cell office:value-type="float" office:value="49.7377" calcext:value-type="float">
            <text:p>49.7377</text:p>
          </table:table-cell>
          <table:table-cell office:value-type="float" office:value="71.7741" calcext:value-type="float">
            <text:p>71.77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34]/[.J134]" office:value-type="float" office:value="0.0148591991408489" calcext:value-type="float">
            <text:p>0.0148591991</text:p>
          </table:table-cell>
          <table:table-cell table:formula="of:=[.C134]/[.K134]" office:value-type="float" office:value="0.0373885935000903" calcext:value-type="float">
            <text:p>0.0373885935</text:p>
          </table:table-cell>
          <table:table-cell table:formula="of:=[.D134]/[.L134]" office:value-type="float" office:value="0.042213177595382" calcext:value-type="float">
            <text:p>0.0422131776</text:p>
          </table:table-cell>
          <table:table-cell table:formula="of:=[.E134]/[.M134]" office:value-type="float" office:value="0.104655221290892" calcext:value-type="float">
            <text:p>0.1046552213</text:p>
          </table:table-cell>
          <table:table-cell table:formula="of:=[.F134]/[.N134]" office:value-type="float" office:value="0.12211271196713" calcext:value-type="float">
            <text:p>0.122112712</text:p>
          </table:table-cell>
          <table:table-cell table:formula="of:=[.G134]/[.O134]" office:value-type="string" office:string-value="" calcext:value-type="error">
            <text:p>#DIV/0!</text:p>
          </table:table-cell>
          <table:table-cell table:formula="of:=[.H134]/[.P13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07336" calcext:value-type="float">
            <text:p>0.607336</text:p>
          </table:table-cell>
          <table:table-cell office:value-type="float" office:value="1.47664" calcext:value-type="float">
            <text:p>1.47664</text:p>
          </table:table-cell>
          <table:table-cell office:value-type="float" office:value="2.66629" calcext:value-type="float">
            <text:p>2.66629</text:p>
          </table:table-cell>
          <table:table-cell office:value-type="float" office:value="5.12644" calcext:value-type="float">
            <text:p>5.12644</text:p>
          </table:table-cell>
          <table:table-cell office:value-type="float" office:value="9.37201" calcext:value-type="float">
            <text:p>9.372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.1677" calcext:value-type="float">
            <text:p>38.1677</text:p>
          </table:table-cell>
          <table:table-cell office:value-type="float" office:value="38.6986" calcext:value-type="float">
            <text:p>38.6986</text:p>
          </table:table-cell>
          <table:table-cell office:value-type="float" office:value="44.9485" calcext:value-type="float">
            <text:p>44.9485</text:p>
          </table:table-cell>
          <table:table-cell office:value-type="float" office:value="48.0331" calcext:value-type="float">
            <text:p>48.0331</text:p>
          </table:table-cell>
          <table:table-cell office:value-type="float" office:value="73.7283" calcext:value-type="float">
            <text:p>73.7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35]/[.J135]" office:value-type="float" office:value="0.0159123028110156" calcext:value-type="float">
            <text:p>0.0159123028</text:p>
          </table:table-cell>
          <table:table-cell table:formula="of:=[.C135]/[.K135]" office:value-type="float" office:value="0.038157452724388" calcext:value-type="float">
            <text:p>0.0381574527</text:p>
          </table:table-cell>
          <table:table-cell table:formula="of:=[.D135]/[.L135]" office:value-type="float" office:value="0.059318775932456" calcext:value-type="float">
            <text:p>0.0593187759</text:p>
          </table:table-cell>
          <table:table-cell table:formula="of:=[.E135]/[.M135]" office:value-type="float" office:value="0.106727236010168" calcext:value-type="float">
            <text:p>0.106727236</text:p>
          </table:table-cell>
          <table:table-cell table:formula="of:=[.F135]/[.N135]" office:value-type="float" office:value="0.127115503816038" calcext:value-type="float">
            <text:p>0.1271155038</text:p>
          </table:table-cell>
          <table:table-cell table:formula="of:=[.G135]/[.O135]" office:value-type="string" office:string-value="" calcext:value-type="error">
            <text:p>#DIV/0!</text:p>
          </table:table-cell>
          <table:table-cell table:formula="of:=[.H135]/[.P13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56569" calcext:value-type="float">
            <text:p>0.656569</text:p>
          </table:table-cell>
          <table:table-cell office:value-type="float" office:value="0.825809" calcext:value-type="float">
            <text:p>0.825809</text:p>
          </table:table-cell>
          <table:table-cell office:value-type="float" office:value="3.75333" calcext:value-type="float">
            <text:p>3.75333</text:p>
          </table:table-cell>
          <table:table-cell office:value-type="float" office:value="4.73727" calcext:value-type="float">
            <text:p>4.73727</text:p>
          </table:table-cell>
          <table:table-cell office:value-type="float" office:value="9.41818" calcext:value-type="float">
            <text:p>9.41818</text:p>
          </table:table-cell>
          <table:table-cell office:value-type="float" office:value="62.8972" calcext:value-type="float">
            <text:p>62.8972</text:p>
          </table:table-cell>
          <table:table-cell table:number-columns-repeated="2"/>
          <table:table-cell office:value-type="float" office:value="37.6055" calcext:value-type="float">
            <text:p>37.6055</text:p>
          </table:table-cell>
          <table:table-cell office:value-type="float" office:value="39.6179" calcext:value-type="float">
            <text:p>39.6179</text:p>
          </table:table-cell>
          <table:table-cell office:value-type="float" office:value="45.3974" calcext:value-type="float">
            <text:p>45.3974</text:p>
          </table:table-cell>
          <table:table-cell office:value-type="float" office:value="47.9118" calcext:value-type="float">
            <text:p>47.9118</text:p>
          </table:table-cell>
          <table:table-cell office:value-type="float" office:value="86.2655" calcext:value-type="float">
            <text:p>86.2655</text:p>
          </table:table-cell>
          <table:table-cell office:value-type="float" office:value="99.2755" calcext:value-type="float">
            <text:p>99.2755</text:p>
          </table:table-cell>
          <table:table-cell table:number-columns-repeated="2"/>
          <table:table-cell table:formula="of:=[.B136]/[.J136]" office:value-type="float" office:value="0.0174593875895813" calcext:value-type="float">
            <text:p>0.0174593876</text:p>
          </table:table-cell>
          <table:table-cell table:formula="of:=[.C136]/[.K136]" office:value-type="float" office:value="0.0208443405632303" calcext:value-type="float">
            <text:p>0.0208443406</text:p>
          </table:table-cell>
          <table:table-cell table:formula="of:=[.D136]/[.L136]" office:value-type="float" office:value="0.0826772017780754" calcext:value-type="float">
            <text:p>0.0826772018</text:p>
          </table:table-cell>
          <table:table-cell table:formula="of:=[.E136]/[.M136]" office:value-type="float" office:value="0.0988748074587054" calcext:value-type="float">
            <text:p>0.0988748075</text:p>
          </table:table-cell>
          <table:table-cell table:formula="of:=[.F136]/[.N136]" office:value-type="float" office:value="0.109176669699938" calcext:value-type="float">
            <text:p>0.1091766697</text:p>
          </table:table-cell>
          <table:table-cell table:formula="of:=[.G136]/[.O136]" office:value-type="float" office:value="0.633562157833504" calcext:value-type="float">
            <text:p>0.6335621578</text:p>
          </table:table-cell>
          <table:table-cell table:formula="of:=[.H136]/[.P13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45952" calcext:value-type="float">
            <text:p>0.845952</text:p>
          </table:table-cell>
          <table:table-cell office:value-type="float" office:value="0.574122" calcext:value-type="float">
            <text:p>0.574122</text:p>
          </table:table-cell>
          <table:table-cell office:value-type="float" office:value="4.81567" calcext:value-type="float">
            <text:p>4.81567</text:p>
          </table:table-cell>
          <table:table-cell office:value-type="float" office:value="4.07608" calcext:value-type="float">
            <text:p>4.07608</text:p>
          </table:table-cell>
          <table:table-cell office:value-type="float" office:value="9.62578" calcext:value-type="float">
            <text:p>9.62578</text:p>
          </table:table-cell>
          <table:table-cell office:value-type="float" office:value="16.3944" calcext:value-type="float">
            <text:p>16.3944</text:p>
          </table:table-cell>
          <table:table-cell table:number-columns-repeated="2"/>
          <table:table-cell office:value-type="float" office:value="37.7664" calcext:value-type="float">
            <text:p>37.7664</text:p>
          </table:table-cell>
          <table:table-cell office:value-type="float" office:value="40.2034" calcext:value-type="float">
            <text:p>40.2034</text:p>
          </table:table-cell>
          <table:table-cell office:value-type="float" office:value="46.5134" calcext:value-type="float">
            <text:p>46.5134</text:p>
          </table:table-cell>
          <table:table-cell office:value-type="float" office:value="48.4254" calcext:value-type="float">
            <text:p>48.4254</text:p>
          </table:table-cell>
          <table:table-cell office:value-type="float" office:value="92.0726" calcext:value-type="float">
            <text:p>92.0726</text:p>
          </table:table-cell>
          <table:table-cell office:value-type="float" office:value="101.283" calcext:value-type="float">
            <text:p>101.283</text:p>
          </table:table-cell>
          <table:table-cell table:number-columns-repeated="2"/>
          <table:table-cell table:formula="of:=[.B137]/[.J137]" office:value-type="float" office:value="0.022399593289273" calcext:value-type="float">
            <text:p>0.0223995933</text:p>
          </table:table-cell>
          <table:table-cell table:formula="of:=[.C137]/[.K137]" office:value-type="float" office:value="0.0142804339931449" calcext:value-type="float">
            <text:p>0.014280434</text:p>
          </table:table-cell>
          <table:table-cell table:formula="of:=[.D137]/[.L137]" office:value-type="float" office:value="0.103532960394209" calcext:value-type="float">
            <text:p>0.1035329604</text:p>
          </table:table-cell>
          <table:table-cell table:formula="of:=[.E137]/[.M137]" office:value-type="float" office:value="0.0841723558297918" calcext:value-type="float">
            <text:p>0.0841723558</text:p>
          </table:table-cell>
          <table:table-cell table:formula="of:=[.F137]/[.N137]" office:value-type="float" office:value="0.104545543408137" calcext:value-type="float">
            <text:p>0.1045455434</text:p>
          </table:table-cell>
          <table:table-cell table:formula="of:=[.G137]/[.O137]" office:value-type="float" office:value="0.161867243268861" calcext:value-type="float">
            <text:p>0.1618672433</text:p>
          </table:table-cell>
          <table:table-cell table:formula="of:=[.H137]/[.P13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61829" calcext:value-type="float">
            <text:p>0.961829</text:p>
          </table:table-cell>
          <table:table-cell office:value-type="float" office:value="0.762677" calcext:value-type="float">
            <text:p>0.762677</text:p>
          </table:table-cell>
          <table:table-cell office:value-type="float" office:value="5.02462" calcext:value-type="float">
            <text:p>5.02462</text:p>
          </table:table-cell>
          <table:table-cell office:value-type="float" office:value="4.36833" calcext:value-type="float">
            <text:p>4.36833</text:p>
          </table:table-cell>
          <table:table-cell office:value-type="float" office:value="10.2842" calcext:value-type="float">
            <text:p>10.2842</text:p>
          </table:table-cell>
          <table:table-cell office:value-type="float" office:value="16.7172" calcext:value-type="float">
            <text:p>16.7172</text:p>
          </table:table-cell>
          <table:table-cell table:number-columns-repeated="2"/>
          <table:table-cell office:value-type="float" office:value="38.4507" calcext:value-type="float">
            <text:p>38.4507</text:p>
          </table:table-cell>
          <table:table-cell office:value-type="float" office:value="42.1337" calcext:value-type="float">
            <text:p>42.1337</text:p>
          </table:table-cell>
          <table:table-cell office:value-type="float" office:value="48.5943" calcext:value-type="float">
            <text:p>48.5943</text:p>
          </table:table-cell>
          <table:table-cell office:value-type="float" office:value="49.0075" calcext:value-type="float">
            <text:p>49.0075</text:p>
          </table:table-cell>
          <table:table-cell office:value-type="float" office:value="94.869" calcext:value-type="float">
            <text:p>94.869</text:p>
          </table:table-cell>
          <table:table-cell office:value-type="float" office:value="102.214" calcext:value-type="float">
            <text:p>102.214</text:p>
          </table:table-cell>
          <table:table-cell table:number-columns-repeated="2"/>
          <table:table-cell table:formula="of:=[.B138]/[.J138]" office:value-type="float" office:value="0.0250146031151578" calcext:value-type="float">
            <text:p>0.0250146031</text:p>
          </table:table-cell>
          <table:table-cell table:formula="of:=[.C138]/[.K138]" office:value-type="float" office:value="0.0181013535483473" calcext:value-type="float">
            <text:p>0.0181013535</text:p>
          </table:table-cell>
          <table:table-cell table:formula="of:=[.D138]/[.L138]" office:value-type="float" office:value="0.103399369884945" calcext:value-type="float">
            <text:p>0.1033993699</text:p>
          </table:table-cell>
          <table:table-cell table:formula="of:=[.E138]/[.M138]" office:value-type="float" office:value="0.0891359485792991" calcext:value-type="float">
            <text:p>0.0891359486</text:p>
          </table:table-cell>
          <table:table-cell table:formula="of:=[.F138]/[.N138]" office:value-type="float" office:value="0.108404220556768" calcext:value-type="float">
            <text:p>0.1084042206</text:p>
          </table:table-cell>
          <table:table-cell table:formula="of:=[.G138]/[.O138]" office:value-type="float" office:value="0.163550981274581" calcext:value-type="float">
            <text:p>0.1635509813</text:p>
          </table:table-cell>
          <table:table-cell table:formula="of:=[.H138]/[.P13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49433" calcext:value-type="float">
            <text:p>0.849433</text:p>
          </table:table-cell>
          <table:table-cell office:value-type="float" office:value="0.815722" calcext:value-type="float">
            <text:p>0.815722</text:p>
          </table:table-cell>
          <table:table-cell office:value-type="float" office:value="4.42314" calcext:value-type="float">
            <text:p>4.42314</text:p>
          </table:table-cell>
          <table:table-cell office:value-type="float" office:value="4.3705" calcext:value-type="float">
            <text:p>4.3705</text:p>
          </table:table-cell>
          <table:table-cell office:value-type="float" office:value="10.883" calcext:value-type="float">
            <text:p>10.883</text:p>
          </table:table-cell>
          <table:table-cell office:value-type="float" office:value="18.2619" calcext:value-type="float">
            <text:p>18.2619</text:p>
          </table:table-cell>
          <table:table-cell table:number-columns-repeated="2"/>
          <table:table-cell office:value-type="float" office:value="40.0867" calcext:value-type="float">
            <text:p>40.0867</text:p>
          </table:table-cell>
          <table:table-cell office:value-type="float" office:value="41.5261" calcext:value-type="float">
            <text:p>41.5261</text:p>
          </table:table-cell>
          <table:table-cell office:value-type="float" office:value="49.4086" calcext:value-type="float">
            <text:p>49.4086</text:p>
          </table:table-cell>
          <table:table-cell office:value-type="float" office:value="48.0003" calcext:value-type="float">
            <text:p>48.0003</text:p>
          </table:table-cell>
          <table:table-cell office:value-type="float" office:value="97.743" calcext:value-type="float">
            <text:p>97.743</text:p>
          </table:table-cell>
          <table:table-cell office:value-type="float" office:value="100.411" calcext:value-type="float">
            <text:p>100.411</text:p>
          </table:table-cell>
          <table:table-cell table:number-columns-repeated="2"/>
          <table:table-cell table:formula="of:=[.B139]/[.J139]" office:value-type="float" office:value="0.0211898959006354" calcext:value-type="float">
            <text:p>0.0211898959</text:p>
          </table:table-cell>
          <table:table-cell table:formula="of:=[.C139]/[.K139]" office:value-type="float" office:value="0.0196435976410017" calcext:value-type="float">
            <text:p>0.0196435976</text:p>
          </table:table-cell>
          <table:table-cell table:formula="of:=[.D139]/[.L139]" office:value-type="float" office:value="0.089521662220747" calcext:value-type="float">
            <text:p>0.0895216622</text:p>
          </table:table-cell>
          <table:table-cell table:formula="of:=[.E139]/[.M139]" office:value-type="float" office:value="0.0910515142613692" calcext:value-type="float">
            <text:p>0.0910515143</text:p>
          </table:table-cell>
          <table:table-cell table:formula="of:=[.F139]/[.N139]" office:value-type="float" office:value="0.111343011775779" calcext:value-type="float">
            <text:p>0.1113430118</text:p>
          </table:table-cell>
          <table:table-cell table:formula="of:=[.G139]/[.O139]" office:value-type="float" office:value="0.181871508101702" calcext:value-type="float">
            <text:p>0.1818715081</text:p>
          </table:table-cell>
          <table:table-cell table:formula="of:=[.H139]/[.P13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20487" calcext:value-type="float">
            <text:p>0.720487</text:p>
          </table:table-cell>
          <table:table-cell office:value-type="float" office:value="0.548288" calcext:value-type="float">
            <text:p>0.548288</text:p>
          </table:table-cell>
          <table:table-cell office:value-type="float" office:value="4.57352" calcext:value-type="float">
            <text:p>4.57352</text:p>
          </table:table-cell>
          <table:table-cell office:value-type="float" office:value="4.43555" calcext:value-type="float">
            <text:p>4.43555</text:p>
          </table:table-cell>
          <table:table-cell office:value-type="float" office:value="11.9196" calcext:value-type="float">
            <text:p>11.9196</text:p>
          </table:table-cell>
          <table:table-cell office:value-type="float" office:value="19.9443" calcext:value-type="float">
            <text:p>19.9443</text:p>
          </table:table-cell>
          <table:table-cell table:number-columns-repeated="2"/>
          <table:table-cell office:value-type="float" office:value="41.4755" calcext:value-type="float">
            <text:p>41.4755</text:p>
          </table:table-cell>
          <table:table-cell office:value-type="float" office:value="42.9917" calcext:value-type="float">
            <text:p>42.9917</text:p>
          </table:table-cell>
          <table:table-cell office:value-type="float" office:value="50.0229" calcext:value-type="float">
            <text:p>50.0229</text:p>
          </table:table-cell>
          <table:table-cell office:value-type="float" office:value="48.5549" calcext:value-type="float">
            <text:p>48.5549</text:p>
          </table:table-cell>
          <table:table-cell office:value-type="float" office:value="98.9493" calcext:value-type="float">
            <text:p>98.9493</text:p>
          </table:table-cell>
          <table:table-cell office:value-type="float" office:value="100.351" calcext:value-type="float">
            <text:p>100.351</text:p>
          </table:table-cell>
          <table:table-cell table:number-columns-repeated="2"/>
          <table:table-cell table:formula="of:=[.B140]/[.J140]" office:value-type="float" office:value="0.0173713879278128" calcext:value-type="float">
            <text:p>0.0173713879</text:p>
          </table:table-cell>
          <table:table-cell table:formula="of:=[.C140]/[.K140]" office:value-type="float" office:value="0.0127533454131844" calcext:value-type="float">
            <text:p>0.0127533454</text:p>
          </table:table-cell>
          <table:table-cell table:formula="of:=[.D140]/[.L140]" office:value-type="float" office:value="0.0914285257352133" calcext:value-type="float">
            <text:p>0.0914285257</text:p>
          </table:table-cell>
          <table:table-cell table:formula="of:=[.E140]/[.M140]" office:value-type="float" office:value="0.091351233346171" calcext:value-type="float">
            <text:p>0.0913512333</text:p>
          </table:table-cell>
          <table:table-cell table:formula="of:=[.F140]/[.N140]" office:value-type="float" office:value="0.120461690987203" calcext:value-type="float">
            <text:p>0.120461691</text:p>
          </table:table-cell>
          <table:table-cell table:formula="of:=[.G140]/[.O140]" office:value-type="float" office:value="0.198745403633247" calcext:value-type="float">
            <text:p>0.1987454036</text:p>
          </table:table-cell>
          <table:table-cell table:formula="of:=[.H140]/[.P14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83828" calcext:value-type="float">
            <text:p>0.883828</text:p>
          </table:table-cell>
          <table:table-cell office:value-type="float" office:value="0.966506" calcext:value-type="float">
            <text:p>0.966506</text:p>
          </table:table-cell>
          <table:table-cell office:value-type="float" office:value="5.81669" calcext:value-type="float">
            <text:p>5.81669</text:p>
          </table:table-cell>
          <table:table-cell office:value-type="float" office:value="3.56925" calcext:value-type="float">
            <text:p>3.56925</text:p>
          </table:table-cell>
          <table:table-cell office:value-type="float" office:value="13.1806" calcext:value-type="float">
            <text:p>13.1806</text:p>
          </table:table-cell>
          <table:table-cell office:value-type="float" office:value="21.5154" calcext:value-type="float">
            <text:p>21.5154</text:p>
          </table:table-cell>
          <table:table-cell table:number-columns-repeated="2"/>
          <table:table-cell office:value-type="float" office:value="41.9225" calcext:value-type="float">
            <text:p>41.9225</text:p>
          </table:table-cell>
          <table:table-cell office:value-type="float" office:value="41.3453" calcext:value-type="float">
            <text:p>41.3453</text:p>
          </table:table-cell>
          <table:table-cell office:value-type="float" office:value="48.5224" calcext:value-type="float">
            <text:p>48.5224</text:p>
          </table:table-cell>
          <table:table-cell office:value-type="float" office:value="54.045" calcext:value-type="float">
            <text:p>54.045</text:p>
          </table:table-cell>
          <table:table-cell office:value-type="float" office:value="102.463" calcext:value-type="float">
            <text:p>102.463</text:p>
          </table:table-cell>
          <table:table-cell office:value-type="float" office:value="102.564" calcext:value-type="float">
            <text:p>102.564</text:p>
          </table:table-cell>
          <table:table-cell table:number-columns-repeated="2"/>
          <table:table-cell table:formula="of:=[.B141]/[.J141]" office:value-type="float" office:value="0.0210824259049436" calcext:value-type="float">
            <text:p>0.0210824259</text:p>
          </table:table-cell>
          <table:table-cell table:formula="of:=[.C141]/[.K141]" office:value-type="float" office:value="0.0233764418204729" calcext:value-type="float">
            <text:p>0.0233764418</text:p>
          </table:table-cell>
          <table:table-cell table:formula="of:=[.D141]/[.L141]" office:value-type="float" office:value="0.119876386988278" calcext:value-type="float">
            <text:p>0.119876387</text:p>
          </table:table-cell>
          <table:table-cell table:formula="of:=[.E141]/[.M141]" office:value-type="float" office:value="0.0660421870663336" calcext:value-type="float">
            <text:p>0.0660421871</text:p>
          </table:table-cell>
          <table:table-cell table:formula="of:=[.F141]/[.N141]" office:value-type="float" office:value="0.12863765456799" calcext:value-type="float">
            <text:p>0.1286376546</text:p>
          </table:table-cell>
          <table:table-cell table:formula="of:=[.G141]/[.O141]" office:value-type="float" office:value="0.20977535977536" calcext:value-type="float">
            <text:p>0.2097753598</text:p>
          </table:table-cell>
          <table:table-cell table:formula="of:=[.H141]/[.P14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15802" calcext:value-type="float">
            <text:p>0.715802</text:p>
          </table:table-cell>
          <table:table-cell office:value-type="float" office:value="1.26073" calcext:value-type="float">
            <text:p>1.26073</text:p>
          </table:table-cell>
          <table:table-cell office:value-type="float" office:value="5.84291" calcext:value-type="float">
            <text:p>5.84291</text:p>
          </table:table-cell>
          <table:table-cell office:value-type="float" office:value="3.1762" calcext:value-type="float">
            <text:p>3.1762</text:p>
          </table:table-cell>
          <table:table-cell office:value-type="float" office:value="14.151" calcext:value-type="float">
            <text:p>14.151</text:p>
          </table:table-cell>
          <table:table-cell office:value-type="float" office:value="22.5317" calcext:value-type="float">
            <text:p>22.5317</text:p>
          </table:table-cell>
          <table:table-cell table:number-columns-repeated="2"/>
          <table:table-cell office:value-type="float" office:value="41.6649" calcext:value-type="float">
            <text:p>41.6649</text:p>
          </table:table-cell>
          <table:table-cell office:value-type="float" office:value="39.9574" calcext:value-type="float">
            <text:p>39.9574</text:p>
          </table:table-cell>
          <table:table-cell office:value-type="float" office:value="49.9659" calcext:value-type="float">
            <text:p>49.9659</text:p>
          </table:table-cell>
          <table:table-cell office:value-type="float" office:value="52.9971" calcext:value-type="float">
            <text:p>52.9971</text:p>
          </table:table-cell>
          <table:table-cell office:value-type="float" office:value="103.812" calcext:value-type="float">
            <text:p>103.812</text:p>
          </table:table-cell>
          <table:table-cell office:value-type="float" office:value="106.954" calcext:value-type="float">
            <text:p>106.954</text:p>
          </table:table-cell>
          <table:table-cell table:number-columns-repeated="2"/>
          <table:table-cell table:formula="of:=[.B142]/[.J142]" office:value-type="float" office:value="0.0171799764310007" calcext:value-type="float">
            <text:p>0.0171799764</text:p>
          </table:table-cell>
          <table:table-cell table:formula="of:=[.C142]/[.K142]" office:value-type="float" office:value="0.0315518527231502" calcext:value-type="float">
            <text:p>0.0315518527</text:p>
          </table:table-cell>
          <table:table-cell table:formula="of:=[.D142]/[.L142]" office:value-type="float" office:value="0.116937951683048" calcext:value-type="float">
            <text:p>0.1169379517</text:p>
          </table:table-cell>
          <table:table-cell table:formula="of:=[.E142]/[.M142]" office:value-type="float" office:value="0.0599315811619881" calcext:value-type="float">
            <text:p>0.0599315812</text:p>
          </table:table-cell>
          <table:table-cell table:formula="of:=[.F142]/[.N142]" office:value-type="float" office:value="0.136313720957115" calcext:value-type="float">
            <text:p>0.136313721</text:p>
          </table:table-cell>
          <table:table-cell table:formula="of:=[.G142]/[.O142]" office:value-type="float" office:value="0.210667202722666" calcext:value-type="float">
            <text:p>0.2106672027</text:p>
          </table:table-cell>
          <table:table-cell table:formula="of:=[.H142]/[.P14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37617" calcext:value-type="float">
            <text:p>0.637617</text:p>
          </table:table-cell>
          <table:table-cell office:value-type="float" office:value="1.6805" calcext:value-type="float">
            <text:p>1.6805</text:p>
          </table:table-cell>
          <table:table-cell office:value-type="float" office:value="4.92153" calcext:value-type="float">
            <text:p>4.92153</text:p>
          </table:table-cell>
          <table:table-cell office:value-type="float" office:value="0" calcext:value-type="float">
            <text:p>0</text:p>
          </table:table-cell>
          <table:table-cell office:value-type="float" office:value="14.5617" calcext:value-type="float">
            <text:p>14.5617</text:p>
          </table:table-cell>
          <table:table-cell office:value-type="float" office:value="24.0497" calcext:value-type="float">
            <text:p>24.0497</text:p>
          </table:table-cell>
          <table:table-cell table:number-columns-repeated="2"/>
          <table:table-cell office:value-type="float" office:value="43.0244" calcext:value-type="float">
            <text:p>43.0244</text:p>
          </table:table-cell>
          <table:table-cell office:value-type="float" office:value="41.6461" calcext:value-type="float">
            <text:p>41.6461</text:p>
          </table:table-cell>
          <table:table-cell office:value-type="float" office:value="48.8118" calcext:value-type="float">
            <text:p>48.8118</text:p>
          </table:table-cell>
          <table:table-cell office:value-type="float" office:value="0" calcext:value-type="float">
            <text:p>0</text:p>
          </table:table-cell>
          <table:table-cell office:value-type="float" office:value="107.525" calcext:value-type="float">
            <text:p>107.525</text:p>
          </table:table-cell>
          <table:table-cell office:value-type="float" office:value="120.581" calcext:value-type="float">
            <text:p>120.581</text:p>
          </table:table-cell>
          <table:table-cell table:number-columns-repeated="2"/>
          <table:table-cell table:formula="of:=[.B143]/[.J143]" office:value-type="float" office:value="0.0148198928979835" calcext:value-type="float">
            <text:p>0.0148198929</text:p>
          </table:table-cell>
          <table:table-cell table:formula="of:=[.C143]/[.K143]" office:value-type="float" office:value="0.04035191770658" calcext:value-type="float">
            <text:p>0.0403519177</text:p>
          </table:table-cell>
          <table:table-cell table:formula="of:=[.D143]/[.L143]" office:value-type="float" office:value="0.100826644376974" calcext:value-type="float">
            <text:p>0.1008266444</text:p>
          </table:table-cell>
          <table:table-cell table:formula="of:=[.E143]/[.M143]" office:value-type="string" office:string-value="" calcext:value-type="error">
            <text:p>#DIV/0!</text:p>
          </table:table-cell>
          <table:table-cell table:formula="of:=[.F143]/[.N143]" office:value-type="float" office:value="0.135426179958149" calcext:value-type="float">
            <text:p>0.13542618</text:p>
          </table:table-cell>
          <table:table-cell table:formula="of:=[.G143]/[.O143]" office:value-type="float" office:value="0.199448503495576" calcext:value-type="float">
            <text:p>0.1994485035</text:p>
          </table:table-cell>
          <table:table-cell table:formula="of:=[.H143]/[.P14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6576" calcext:value-type="float">
            <text:p>0.66576</text:p>
          </table:table-cell>
          <table:table-cell office:value-type="float" office:value="2.36335" calcext:value-type="float">
            <text:p>2.36335</text:p>
          </table:table-cell>
          <table:table-cell office:value-type="float" office:value="3.44492" calcext:value-type="float">
            <text:p>3.44492</text:p>
          </table:table-cell>
          <table:table-cell office:value-type="float" office:value="0" calcext:value-type="float">
            <text:p>0</text:p>
          </table:table-cell>
          <table:table-cell office:value-type="float" office:value="14.7552" calcext:value-type="float">
            <text:p>14.7552</text:p>
          </table:table-cell>
          <table:table-cell office:value-type="float" office:value="27.1217" calcext:value-type="float">
            <text:p>27.1217</text:p>
          </table:table-cell>
          <table:table-cell table:number-columns-repeated="2"/>
          <table:table-cell office:value-type="float" office:value="41.4379" calcext:value-type="float">
            <text:p>41.4379</text:p>
          </table:table-cell>
          <table:table-cell office:value-type="float" office:value="40.0953" calcext:value-type="float">
            <text:p>40.0953</text:p>
          </table:table-cell>
          <table:table-cell office:value-type="float" office:value="49.9727" calcext:value-type="float">
            <text:p>49.9727</text:p>
          </table:table-cell>
          <table:table-cell office:value-type="float" office:value="0" calcext:value-type="float">
            <text:p>0</text:p>
          </table:table-cell>
          <table:table-cell office:value-type="float" office:value="107.033" calcext:value-type="float">
            <text:p>107.033</text:p>
          </table:table-cell>
          <table:table-cell office:value-type="float" office:value="151.666" calcext:value-type="float">
            <text:p>151.666</text:p>
          </table:table-cell>
          <table:table-cell table:number-columns-repeated="2"/>
          <table:table-cell table:formula="of:=[.B144]/[.J144]" office:value-type="float" office:value="0.0160664512439096" calcext:value-type="float">
            <text:p>0.0160664512</text:p>
          </table:table-cell>
          <table:table-cell table:formula="of:=[.C144]/[.K144]" office:value-type="float" office:value="0.0589433175459468" calcext:value-type="float">
            <text:p>0.0589433175</text:p>
          </table:table-cell>
          <table:table-cell table:formula="of:=[.D144]/[.L144]" office:value-type="float" office:value="0.0689360390773362" calcext:value-type="float">
            <text:p>0.0689360391</text:p>
          </table:table-cell>
          <table:table-cell table:formula="of:=[.E144]/[.M144]" office:value-type="string" office:string-value="" calcext:value-type="error">
            <text:p>#DIV/0!</text:p>
          </table:table-cell>
          <table:table-cell table:formula="of:=[.F144]/[.N144]" office:value-type="float" office:value="0.137856548914821" calcext:value-type="float">
            <text:p>0.1378565489</text:p>
          </table:table-cell>
          <table:table-cell table:formula="of:=[.G144]/[.O144]" office:value-type="float" office:value="0.17882518164915" calcext:value-type="float">
            <text:p>0.1788251816</text:p>
          </table:table-cell>
          <table:table-cell table:formula="of:=[.H144]/[.P14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40316" calcext:value-type="float">
            <text:p>0.640316</text:p>
          </table:table-cell>
          <table:table-cell office:value-type="float" office:value="2.87105" calcext:value-type="float">
            <text:p>2.87105</text:p>
          </table:table-cell>
          <table:table-cell office:value-type="float" office:value="4.0487" calcext:value-type="float">
            <text:p>4.0487</text:p>
          </table:table-cell>
          <table:table-cell office:value-type="float" office:value="0" calcext:value-type="float">
            <text:p>0</text:p>
          </table:table-cell>
          <table:table-cell office:value-type="float" office:value="15.6074" calcext:value-type="float">
            <text:p>15.6074</text:p>
          </table:table-cell>
          <table:table-cell office:value-type="float" office:value="29.4584" calcext:value-type="float">
            <text:p>29.4584</text:p>
          </table:table-cell>
          <table:table-cell table:number-columns-repeated="2"/>
          <table:table-cell office:value-type="float" office:value="40.9564" calcext:value-type="float">
            <text:p>40.9564</text:p>
          </table:table-cell>
          <table:table-cell office:value-type="float" office:value="42.5405" calcext:value-type="float">
            <text:p>42.5405</text:p>
          </table:table-cell>
          <table:table-cell office:value-type="float" office:value="49.2152" calcext:value-type="float">
            <text:p>49.2152</text:p>
          </table:table-cell>
          <table:table-cell office:value-type="float" office:value="0" calcext:value-type="float">
            <text:p>0</text:p>
          </table:table-cell>
          <table:table-cell office:value-type="float" office:value="105.833" calcext:value-type="float">
            <text:p>105.833</text:p>
          </table:table-cell>
          <table:table-cell office:value-type="float" office:value="147.78" calcext:value-type="float">
            <text:p>147.78</text:p>
          </table:table-cell>
          <table:table-cell table:number-columns-repeated="2"/>
          <table:table-cell table:formula="of:=[.B145]/[.J145]" office:value-type="float" office:value="0.0156340889335977" calcext:value-type="float">
            <text:p>0.0156340889</text:p>
          </table:table-cell>
          <table:table-cell table:formula="of:=[.C145]/[.K145]" office:value-type="float" office:value="0.0674898038339935" calcext:value-type="float">
            <text:p>0.0674898038</text:p>
          </table:table-cell>
          <table:table-cell table:formula="of:=[.D145]/[.L145]" office:value-type="float" office:value="0.0822652351306101" calcext:value-type="float">
            <text:p>0.0822652351</text:p>
          </table:table-cell>
          <table:table-cell table:formula="of:=[.E145]/[.M145]" office:value-type="string" office:string-value="" calcext:value-type="error">
            <text:p>#DIV/0!</text:p>
          </table:table-cell>
          <table:table-cell table:formula="of:=[.F145]/[.N145]" office:value-type="float" office:value="0.147471960541608" calcext:value-type="float">
            <text:p>0.1474719605</text:p>
          </table:table-cell>
          <table:table-cell table:formula="of:=[.G145]/[.O145]" office:value-type="float" office:value="0.199339558803627" calcext:value-type="float">
            <text:p>0.1993395588</text:p>
          </table:table-cell>
          <table:table-cell table:formula="of:=[.H145]/[.P14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60224" calcext:value-type="float">
            <text:p>0.760224</text:p>
          </table:table-cell>
          <table:table-cell office:value-type="float" office:value="3.02352" calcext:value-type="float">
            <text:p>3.02352</text:p>
          </table:table-cell>
          <table:table-cell office:value-type="float" office:value="4.00449" calcext:value-type="float">
            <text:p>4.00449</text:p>
          </table:table-cell>
          <table:table-cell office:value-type="float" office:value="1.60917" calcext:value-type="float">
            <text:p>1.60917</text:p>
          </table:table-cell>
          <table:table-cell office:value-type="float" office:value="17.0349" calcext:value-type="float">
            <text:p>17.0349</text:p>
          </table:table-cell>
          <table:table-cell office:value-type="float" office:value="30.3945" calcext:value-type="float">
            <text:p>30.3945</text:p>
          </table:table-cell>
          <table:table-cell table:number-columns-repeated="2"/>
          <table:table-cell office:value-type="float" office:value="39.9543" calcext:value-type="float">
            <text:p>39.9543</text:p>
          </table:table-cell>
          <table:table-cell office:value-type="float" office:value="40.5864" calcext:value-type="float">
            <text:p>40.5864</text:p>
          </table:table-cell>
          <table:table-cell office:value-type="float" office:value="50.2171" calcext:value-type="float">
            <text:p>50.2171</text:p>
          </table:table-cell>
          <table:table-cell office:value-type="float" office:value="41.0379" calcext:value-type="float">
            <text:p>41.0379</text:p>
          </table:table-cell>
          <table:table-cell office:value-type="float" office:value="105.774" calcext:value-type="float">
            <text:p>105.774</text:p>
          </table:table-cell>
          <table:table-cell office:value-type="float" office:value="148.929" calcext:value-type="float">
            <text:p>148.929</text:p>
          </table:table-cell>
          <table:table-cell table:number-columns-repeated="2"/>
          <table:table-cell table:formula="of:=[.B146]/[.J146]" office:value-type="float" office:value="0.0190273387345042" calcext:value-type="float">
            <text:p>0.0190273387</text:p>
          </table:table-cell>
          <table:table-cell table:formula="of:=[.C146]/[.K146]" office:value-type="float" office:value="0.0744958902489504" calcext:value-type="float">
            <text:p>0.0744958902</text:p>
          </table:table-cell>
          <table:table-cell table:formula="of:=[.D146]/[.L146]" office:value-type="float" office:value="0.0797435534907432" calcext:value-type="float">
            <text:p>0.0797435535</text:p>
          </table:table-cell>
          <table:table-cell table:formula="of:=[.E146]/[.M146]" office:value-type="float" office:value="0.0392118017734826" calcext:value-type="float">
            <text:p>0.0392118018</text:p>
          </table:table-cell>
          <table:table-cell table:formula="of:=[.F146]/[.N146]" office:value-type="float" office:value="0.161049974473878" calcext:value-type="float">
            <text:p>0.1610499745</text:p>
          </table:table-cell>
          <table:table-cell table:formula="of:=[.G146]/[.O146]" office:value-type="float" office:value="0.204087182482928" calcext:value-type="float">
            <text:p>0.2040871825</text:p>
          </table:table-cell>
          <table:table-cell table:formula="of:=[.H146]/[.P14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56616" calcext:value-type="float">
            <text:p>0.756616</text:p>
          </table:table-cell>
          <table:table-cell office:value-type="float" office:value="2.52461" calcext:value-type="float">
            <text:p>2.52461</text:p>
          </table:table-cell>
          <table:table-cell office:value-type="float" office:value="3.8511" calcext:value-type="float">
            <text:p>3.8511</text:p>
          </table:table-cell>
          <table:table-cell office:value-type="float" office:value="0.383509" calcext:value-type="float">
            <text:p>0.383509</text:p>
          </table:table-cell>
          <table:table-cell office:value-type="float" office:value="17.4734" calcext:value-type="float">
            <text:p>17.4734</text:p>
          </table:table-cell>
          <table:table-cell office:value-type="float" office:value="30.6816" calcext:value-type="float">
            <text:p>30.6816</text:p>
          </table:table-cell>
          <table:table-cell table:number-columns-repeated="2"/>
          <table:table-cell office:value-type="float" office:value="40.637" calcext:value-type="float">
            <text:p>40.637</text:p>
          </table:table-cell>
          <table:table-cell office:value-type="float" office:value="39.5192" calcext:value-type="float">
            <text:p>39.5192</text:p>
          </table:table-cell>
          <table:table-cell office:value-type="float" office:value="51.662" calcext:value-type="float">
            <text:p>51.662</text:p>
          </table:table-cell>
          <table:table-cell office:value-type="float" office:value="42.1254" calcext:value-type="float">
            <text:p>42.1254</text:p>
          </table:table-cell>
          <table:table-cell office:value-type="float" office:value="108.89" calcext:value-type="float">
            <text:p>108.89</text:p>
          </table:table-cell>
          <table:table-cell office:value-type="float" office:value="149.437" calcext:value-type="float">
            <text:p>149.437</text:p>
          </table:table-cell>
          <table:table-cell table:number-columns-repeated="2"/>
          <table:table-cell table:formula="of:=[.B147]/[.J147]" office:value-type="float" office:value="0.0186188941112779" calcext:value-type="float">
            <text:p>0.0186188941</text:p>
          </table:table-cell>
          <table:table-cell table:formula="of:=[.C147]/[.K147]" office:value-type="float" office:value="0.063883125164477" calcext:value-type="float">
            <text:p>0.0638831252</text:p>
          </table:table-cell>
          <table:table-cell table:formula="of:=[.D147]/[.L147]" office:value-type="float" office:value="0.0745441523750532" calcext:value-type="float">
            <text:p>0.0745441524</text:p>
          </table:table-cell>
          <table:table-cell table:formula="of:=[.E147]/[.M147]" office:value-type="float" office:value="0.00910398476928409" calcext:value-type="float">
            <text:p>0.0091039848</text:p>
          </table:table-cell>
          <table:table-cell table:formula="of:=[.F147]/[.N147]" office:value-type="float" office:value="0.160468362567729" calcext:value-type="float">
            <text:p>0.1604683626</text:p>
          </table:table-cell>
          <table:table-cell table:formula="of:=[.G147]/[.O147]" office:value-type="float" office:value="0.205314614185242" calcext:value-type="float">
            <text:p>0.2053146142</text:p>
          </table:table-cell>
          <table:table-cell table:formula="of:=[.H147]/[.P14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80477" calcext:value-type="float">
            <text:p>0.680477</text:p>
          </table:table-cell>
          <table:table-cell office:value-type="float" office:value="1.91168" calcext:value-type="float">
            <text:p>1.91168</text:p>
          </table:table-cell>
          <table:table-cell office:value-type="float" office:value="2.55061" calcext:value-type="float">
            <text:p>2.55061</text:p>
          </table:table-cell>
          <table:table-cell office:value-type="float" office:value="0.301104" calcext:value-type="float">
            <text:p>0.301104</text:p>
          </table:table-cell>
          <table:table-cell office:value-type="float" office:value="18.5253" calcext:value-type="float">
            <text:p>18.5253</text:p>
          </table:table-cell>
          <table:table-cell office:value-type="float" office:value="5.94383" calcext:value-type="float">
            <text:p>5.94383</text:p>
          </table:table-cell>
          <table:table-cell table:number-columns-repeated="2"/>
          <table:table-cell office:value-type="float" office:value="41.6812" calcext:value-type="float">
            <text:p>41.6812</text:p>
          </table:table-cell>
          <table:table-cell office:value-type="float" office:value="40.4197" calcext:value-type="float">
            <text:p>40.4197</text:p>
          </table:table-cell>
          <table:table-cell office:value-type="float" office:value="50.1624" calcext:value-type="float">
            <text:p>50.1624</text:p>
          </table:table-cell>
          <table:table-cell office:value-type="float" office:value="41.2643" calcext:value-type="float">
            <text:p>41.2643</text:p>
          </table:table-cell>
          <table:table-cell office:value-type="float" office:value="107.544" calcext:value-type="float">
            <text:p>107.544</text:p>
          </table:table-cell>
          <table:table-cell office:value-type="float" office:value="148.487" calcext:value-type="float">
            <text:p>148.487</text:p>
          </table:table-cell>
          <table:table-cell table:number-columns-repeated="2"/>
          <table:table-cell table:formula="of:=[.B148]/[.J148]" office:value-type="float" office:value="0.0163257535771523" calcext:value-type="float">
            <text:p>0.0163257536</text:p>
          </table:table-cell>
          <table:table-cell table:formula="of:=[.C148]/[.K148]" office:value-type="float" office:value="0.0472957493499457" calcext:value-type="float">
            <text:p>0.0472957493</text:p>
          </table:table-cell>
          <table:table-cell table:formula="of:=[.D148]/[.L148]" office:value-type="float" office:value="0.0508470487855446" calcext:value-type="float">
            <text:p>0.0508470488</text:p>
          </table:table-cell>
          <table:table-cell table:formula="of:=[.E148]/[.M148]" office:value-type="float" office:value="0.00729696129584168" calcext:value-type="float">
            <text:p>0.0072969613</text:p>
          </table:table-cell>
          <table:table-cell table:formula="of:=[.F148]/[.N148]" office:value-type="float" office:value="0.172257866547646" calcext:value-type="float">
            <text:p>0.1722578665</text:p>
          </table:table-cell>
          <table:table-cell table:formula="of:=[.G148]/[.O148]" office:value-type="float" office:value="0.0400292954938816" calcext:value-type="float">
            <text:p>0.0400292955</text:p>
          </table:table-cell>
          <table:table-cell table:formula="of:=[.H148]/[.P14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31749" calcext:value-type="float">
            <text:p>0.531749</text:p>
          </table:table-cell>
          <table:table-cell office:value-type="float" office:value="1.51535" calcext:value-type="float">
            <text:p>1.51535</text:p>
          </table:table-cell>
          <table:table-cell office:value-type="float" office:value="0.924174" calcext:value-type="float">
            <text:p>0.924174</text:p>
          </table:table-cell>
          <table:table-cell office:value-type="float" office:value="0.327922" calcext:value-type="float">
            <text:p>0.327922</text:p>
          </table:table-cell>
          <table:table-cell office:value-type="float" office:value="19.9121" calcext:value-type="float">
            <text:p>19.9121</text:p>
          </table:table-cell>
          <table:table-cell office:value-type="float" office:value="32.9312" calcext:value-type="float">
            <text:p>32.9312</text:p>
          </table:table-cell>
          <table:table-cell table:number-columns-repeated="2"/>
          <table:table-cell office:value-type="float" office:value="40.5066" calcext:value-type="float">
            <text:p>40.5066</text:p>
          </table:table-cell>
          <table:table-cell office:value-type="float" office:value="39.6597" calcext:value-type="float">
            <text:p>39.6597</text:p>
          </table:table-cell>
          <table:table-cell office:value-type="float" office:value="51.9217" calcext:value-type="float">
            <text:p>51.9217</text:p>
          </table:table-cell>
          <table:table-cell office:value-type="float" office:value="43.5347" calcext:value-type="float">
            <text:p>43.5347</text:p>
          </table:table-cell>
          <table:table-cell office:value-type="float" office:value="114.114" calcext:value-type="float">
            <text:p>114.114</text:p>
          </table:table-cell>
          <table:table-cell office:value-type="float" office:value="150.285" calcext:value-type="float">
            <text:p>150.285</text:p>
          </table:table-cell>
          <table:table-cell table:number-columns-repeated="2"/>
          <table:table-cell table:formula="of:=[.B149]/[.J149]" office:value-type="float" office:value="0.0131274656475735" calcext:value-type="float">
            <text:p>0.0131274656</text:p>
          </table:table-cell>
          <table:table-cell table:formula="of:=[.C149]/[.K149]" office:value-type="float" office:value="0.0382088114635259" calcext:value-type="float">
            <text:p>0.0382088115</text:p>
          </table:table-cell>
          <table:table-cell table:formula="of:=[.D149]/[.L149]" office:value-type="float" office:value="0.0177993786798198" calcext:value-type="float">
            <text:p>0.0177993787</text:p>
          </table:table-cell>
          <table:table-cell table:formula="of:=[.E149]/[.M149]" office:value-type="float" office:value="0.00753242815501198" calcext:value-type="float">
            <text:p>0.0075324282</text:p>
          </table:table-cell>
          <table:table-cell table:formula="of:=[.F149]/[.N149]" office:value-type="float" office:value="0.17449305080884" calcext:value-type="float">
            <text:p>0.1744930508</text:p>
          </table:table-cell>
          <table:table-cell table:formula="of:=[.G149]/[.O149]" office:value-type="float" office:value="0.219124995841235" calcext:value-type="float">
            <text:p>0.2191249958</text:p>
          </table:table-cell>
          <table:table-cell table:formula="of:=[.H149]/[.P14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27638" calcext:value-type="float">
            <text:p>0.527638</text:p>
          </table:table-cell>
          <table:table-cell office:value-type="float" office:value="1.01587" calcext:value-type="float">
            <text:p>1.01587</text:p>
          </table:table-cell>
          <table:table-cell office:value-type="float" office:value="1.62184" calcext:value-type="float">
            <text:p>1.62184</text:p>
          </table:table-cell>
          <table:table-cell office:value-type="float" office:value="0.382875" calcext:value-type="float">
            <text:p>0.382875</text:p>
          </table:table-cell>
          <table:table-cell office:value-type="float" office:value="21.6314" calcext:value-type="float">
            <text:p>21.6314</text:p>
          </table:table-cell>
          <table:table-cell office:value-type="float" office:value="33.3805" calcext:value-type="float">
            <text:p>33.3805</text:p>
          </table:table-cell>
          <table:table-cell table:number-columns-repeated="2"/>
          <table:table-cell office:value-type="float" office:value="40.1501" calcext:value-type="float">
            <text:p>40.1501</text:p>
          </table:table-cell>
          <table:table-cell office:value-type="float" office:value="40.7507" calcext:value-type="float">
            <text:p>40.7507</text:p>
          </table:table-cell>
          <table:table-cell office:value-type="float" office:value="52.2597" calcext:value-type="float">
            <text:p>52.2597</text:p>
          </table:table-cell>
          <table:table-cell office:value-type="float" office:value="44.0167" calcext:value-type="float">
            <text:p>44.0167</text:p>
          </table:table-cell>
          <table:table-cell office:value-type="float" office:value="126.732" calcext:value-type="float">
            <text:p>126.732</text:p>
          </table:table-cell>
          <table:table-cell office:value-type="float" office:value="152.284" calcext:value-type="float">
            <text:p>152.284</text:p>
          </table:table-cell>
          <table:table-cell table:number-columns-repeated="2"/>
          <table:table-cell table:formula="of:=[.B150]/[.J150]" office:value-type="float" office:value="0.0131416360108692" calcext:value-type="float">
            <text:p>0.013141636</text:p>
          </table:table-cell>
          <table:table-cell table:formula="of:=[.C150]/[.K150]" office:value-type="float" office:value="0.024928896926924" calcext:value-type="float">
            <text:p>0.0249288969</text:p>
          </table:table-cell>
          <table:table-cell table:formula="of:=[.D150]/[.L150]" office:value-type="float" office:value="0.031034238619816" calcext:value-type="float">
            <text:p>0.0310342386</text:p>
          </table:table-cell>
          <table:table-cell table:formula="of:=[.E150]/[.M150]" office:value-type="float" office:value="0.00869840310609382" calcext:value-type="float">
            <text:p>0.0086984031</text:p>
          </table:table-cell>
          <table:table-cell table:formula="of:=[.F150]/[.N150]" office:value-type="float" office:value="0.170686172395291" calcext:value-type="float">
            <text:p>0.1706861724</text:p>
          </table:table-cell>
          <table:table-cell table:formula="of:=[.G150]/[.O150]" office:value-type="float" office:value="0.219198996611594" calcext:value-type="float">
            <text:p>0.2191989966</text:p>
          </table:table-cell>
          <table:table-cell table:formula="of:=[.H150]/[.P15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4828" calcext:value-type="float">
            <text:p>0.54828</text:p>
          </table:table-cell>
          <table:table-cell office:value-type="float" office:value="0.365527" calcext:value-type="float">
            <text:p>0.365527</text:p>
          </table:table-cell>
          <table:table-cell office:value-type="float" office:value="3.87702" calcext:value-type="float">
            <text:p>3.87702</text:p>
          </table:table-cell>
          <table:table-cell office:value-type="float" office:value="0.850366" calcext:value-type="float">
            <text:p>0.850366</text:p>
          </table:table-cell>
          <table:table-cell office:value-type="float" office:value="23.772" calcext:value-type="float">
            <text:p>23.772</text:p>
          </table:table-cell>
          <table:table-cell office:value-type="float" office:value="7.79685" calcext:value-type="float">
            <text:p>7.79685</text:p>
          </table:table-cell>
          <table:table-cell table:number-columns-repeated="2"/>
          <table:table-cell office:value-type="float" office:value="40.9887" calcext:value-type="float">
            <text:p>40.9887</text:p>
          </table:table-cell>
          <table:table-cell office:value-type="float" office:value="40.8145" calcext:value-type="float">
            <text:p>40.8145</text:p>
          </table:table-cell>
          <table:table-cell office:value-type="float" office:value="53.3535" calcext:value-type="float">
            <text:p>53.3535</text:p>
          </table:table-cell>
          <table:table-cell office:value-type="float" office:value="44.422" calcext:value-type="float">
            <text:p>44.422</text:p>
          </table:table-cell>
          <table:table-cell office:value-type="float" office:value="153.391" calcext:value-type="float">
            <text:p>153.391</text:p>
          </table:table-cell>
          <table:table-cell office:value-type="float" office:value="135.323" calcext:value-type="float">
            <text:p>135.323</text:p>
          </table:table-cell>
          <table:table-cell table:number-columns-repeated="2"/>
          <table:table-cell table:formula="of:=[.B151]/[.J151]" office:value-type="float" office:value="0.013376369584788" calcext:value-type="float">
            <text:p>0.0133763696</text:p>
          </table:table-cell>
          <table:table-cell table:formula="of:=[.C151]/[.K151]" office:value-type="float" office:value="0.0089558122725992" calcext:value-type="float">
            <text:p>0.0089558123</text:p>
          </table:table-cell>
          <table:table-cell table:formula="of:=[.D151]/[.L151]" office:value-type="float" office:value="0.0726666479237538" calcext:value-type="float">
            <text:p>0.0726666479</text:p>
          </table:table-cell>
          <table:table-cell table:formula="of:=[.E151]/[.M151]" office:value-type="float" office:value="0.0191429021655936" calcext:value-type="float">
            <text:p>0.0191429022</text:p>
          </table:table-cell>
          <table:table-cell table:formula="of:=[.F151]/[.N151]" office:value-type="float" office:value="0.154976497969242" calcext:value-type="float">
            <text:p>0.154976498</text:p>
          </table:table-cell>
          <table:table-cell table:formula="of:=[.G151]/[.O151]" office:value-type="float" office:value="0.0576165914146154" calcext:value-type="float">
            <text:p>0.0576165914</text:p>
          </table:table-cell>
          <table:table-cell table:formula="of:=[.H151]/[.P15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79288" calcext:value-type="float">
            <text:p>0.479288</text:p>
          </table:table-cell>
          <table:table-cell office:value-type="float" office:value="0.550049" calcext:value-type="float">
            <text:p>0.550049</text:p>
          </table:table-cell>
          <table:table-cell office:value-type="float" office:value="5.64287" calcext:value-type="float">
            <text:p>5.64287</text:p>
          </table:table-cell>
          <table:table-cell office:value-type="float" office:value="1.03683" calcext:value-type="float">
            <text:p>1.03683</text:p>
          </table:table-cell>
          <table:table-cell office:value-type="float" office:value="25.1247" calcext:value-type="float">
            <text:p>25.1247</text:p>
          </table:table-cell>
          <table:table-cell office:value-type="float" office:value="17.5332" calcext:value-type="float">
            <text:p>17.5332</text:p>
          </table:table-cell>
          <table:table-cell table:number-columns-repeated="2"/>
          <table:table-cell office:value-type="float" office:value="39.7197" calcext:value-type="float">
            <text:p>39.7197</text:p>
          </table:table-cell>
          <table:table-cell office:value-type="float" office:value="43.013" calcext:value-type="float">
            <text:p>43.013</text:p>
          </table:table-cell>
          <table:table-cell office:value-type="float" office:value="54.331" calcext:value-type="float">
            <text:p>54.331</text:p>
          </table:table-cell>
          <table:table-cell office:value-type="float" office:value="45.699" calcext:value-type="float">
            <text:p>45.699</text:p>
          </table:table-cell>
          <table:table-cell office:value-type="float" office:value="154.815" calcext:value-type="float">
            <text:p>154.815</text:p>
          </table:table-cell>
          <table:table-cell office:value-type="float" office:value="119.504" calcext:value-type="float">
            <text:p>119.504</text:p>
          </table:table-cell>
          <table:table-cell table:number-columns-repeated="2"/>
          <table:table-cell table:formula="of:=[.B152]/[.J152]" office:value-type="float" office:value="0.0120667578053208" calcext:value-type="float">
            <text:p>0.0120667578</text:p>
          </table:table-cell>
          <table:table-cell table:formula="of:=[.C152]/[.K152]" office:value-type="float" office:value="0.0127879710785111" calcext:value-type="float">
            <text:p>0.0127879711</text:p>
          </table:table-cell>
          <table:table-cell table:formula="of:=[.D152]/[.L152]" office:value-type="float" office:value="0.103860963354254" calcext:value-type="float">
            <text:p>0.1038609634</text:p>
          </table:table-cell>
          <table:table-cell table:formula="of:=[.E152]/[.M152]" office:value-type="float" office:value="0.0226882426311298" calcext:value-type="float">
            <text:p>0.0226882426</text:p>
          </table:table-cell>
          <table:table-cell table:formula="of:=[.F152]/[.N152]" office:value-type="float" office:value="0.162288537932371" calcext:value-type="float">
            <text:p>0.1622885379</text:p>
          </table:table-cell>
          <table:table-cell table:formula="of:=[.G152]/[.O152]" office:value-type="float" office:value="0.146716427901995" calcext:value-type="float">
            <text:p>0.1467164279</text:p>
          </table:table-cell>
          <table:table-cell table:formula="of:=[.H152]/[.P15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49033" calcext:value-type="float">
            <text:p>0.449033</text:p>
          </table:table-cell>
          <table:table-cell office:value-type="float" office:value="0.393168" calcext:value-type="float">
            <text:p>0.393168</text:p>
          </table:table-cell>
          <table:table-cell office:value-type="float" office:value="5.35024" calcext:value-type="float">
            <text:p>5.35024</text:p>
          </table:table-cell>
          <table:table-cell office:value-type="float" office:value="0.714796" calcext:value-type="float">
            <text:p>0.714796</text:p>
          </table:table-cell>
          <table:table-cell office:value-type="float" office:value="26.2297" calcext:value-type="float">
            <text:p>26.2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.413" calcext:value-type="float">
            <text:p>39.413</text:p>
          </table:table-cell>
          <table:table-cell office:value-type="float" office:value="42.4156" calcext:value-type="float">
            <text:p>42.4156</text:p>
          </table:table-cell>
          <table:table-cell office:value-type="float" office:value="64.2055" calcext:value-type="float">
            <text:p>64.2055</text:p>
          </table:table-cell>
          <table:table-cell office:value-type="float" office:value="48.4917" calcext:value-type="float">
            <text:p>48.4917</text:p>
          </table:table-cell>
          <table:table-cell office:value-type="float" office:value="158.303" calcext:value-type="float">
            <text:p>158.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53]/[.J153]" office:value-type="float" office:value="0.0113930175322863" calcext:value-type="float">
            <text:p>0.0113930175</text:p>
          </table:table-cell>
          <table:table-cell table:formula="of:=[.C153]/[.K153]" office:value-type="float" office:value="0.00926941974179311" calcext:value-type="float">
            <text:p>0.0092694197</text:p>
          </table:table-cell>
          <table:table-cell table:formula="of:=[.D153]/[.L153]" office:value-type="float" office:value="0.0833299327939195" calcext:value-type="float">
            <text:p>0.0833299328</text:p>
          </table:table-cell>
          <table:table-cell table:formula="of:=[.E153]/[.M153]" office:value-type="float" office:value="0.0147405844711569" calcext:value-type="float">
            <text:p>0.0147405845</text:p>
          </table:table-cell>
          <table:table-cell table:formula="of:=[.F153]/[.N153]" office:value-type="float" office:value="0.165693006449657" calcext:value-type="float">
            <text:p>0.1656930064</text:p>
          </table:table-cell>
          <table:table-cell table:formula="of:=[.G153]/[.O153]" office:value-type="string" office:string-value="" calcext:value-type="error">
            <text:p>#DIV/0!</text:p>
          </table:table-cell>
          <table:table-cell table:formula="of:=[.H153]/[.P15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26219" calcext:value-type="float">
            <text:p>0.526219</text:p>
          </table:table-cell>
          <table:table-cell office:value-type="float" office:value="0.146112" calcext:value-type="float">
            <text:p>0.146112</text:p>
          </table:table-cell>
          <table:table-cell office:value-type="float" office:value="5.24513" calcext:value-type="float">
            <text:p>5.24513</text:p>
          </table:table-cell>
          <table:table-cell office:value-type="float" office:value="0.670609" calcext:value-type="float">
            <text:p>0.670609</text:p>
          </table:table-cell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.0321" calcext:value-type="float">
            <text:p>41.0321</text:p>
          </table:table-cell>
          <table:table-cell office:value-type="float" office:value="43.277" calcext:value-type="float">
            <text:p>43.277</text:p>
          </table:table-cell>
          <table:table-cell office:value-type="float" office:value="65.3636" calcext:value-type="float">
            <text:p>65.3636</text:p>
          </table:table-cell>
          <table:table-cell office:value-type="float" office:value="46.0947" calcext:value-type="float">
            <text:p>46.0947</text:p>
          </table:table-cell>
          <table:table-cell office:value-type="float" office:value="160.145" calcext:value-type="float">
            <text:p>160.1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54]/[.J154]" office:value-type="float" office:value="0.0128245690569091" calcext:value-type="float">
            <text:p>0.0128245691</text:p>
          </table:table-cell>
          <table:table-cell table:formula="of:=[.C154]/[.K154]" office:value-type="float" office:value="0.00337620445040091" calcext:value-type="float">
            <text:p>0.0033762045</text:p>
          </table:table-cell>
          <table:table-cell table:formula="of:=[.D154]/[.L154]" office:value-type="float" office:value="0.0802454271184573" calcext:value-type="float">
            <text:p>0.0802454271</text:p>
          </table:table-cell>
          <table:table-cell table:formula="of:=[.E154]/[.M154]" office:value-type="float" office:value="0.014548505576563" calcext:value-type="float">
            <text:p>0.0145485056</text:p>
          </table:table-cell>
          <table:table-cell table:formula="of:=[.F154]/[.N154]" office:value-type="float" office:value="0.169596303350089" calcext:value-type="float">
            <text:p>0.1695963034</text:p>
          </table:table-cell>
          <table:table-cell table:formula="of:=[.G154]/[.O154]" office:value-type="string" office:string-value="" calcext:value-type="error">
            <text:p>#DIV/0!</text:p>
          </table:table-cell>
          <table:table-cell table:formula="of:=[.H154]/[.P15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03356" calcext:value-type="float">
            <text:p>0.603356</text:p>
          </table:table-cell>
          <table:table-cell office:value-type="float" office:value="0.551012" calcext:value-type="float">
            <text:p>0.551012</text:p>
          </table:table-cell>
          <table:table-cell office:value-type="float" office:value="6.36875" calcext:value-type="float">
            <text:p>6.36875</text:p>
          </table:table-cell>
          <table:table-cell office:value-type="float" office:value="0.37519" calcext:value-type="float">
            <text:p>0.37519</text:p>
          </table:table-cell>
          <table:table-cell office:value-type="float" office:value="28.7462" calcext:value-type="float">
            <text:p>28.74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.4581" calcext:value-type="float">
            <text:p>41.4581</text:p>
          </table:table-cell>
          <table:table-cell office:value-type="float" office:value="46.0047" calcext:value-type="float">
            <text:p>46.0047</text:p>
          </table:table-cell>
          <table:table-cell office:value-type="float" office:value="66.6801" calcext:value-type="float">
            <text:p>66.6801</text:p>
          </table:table-cell>
          <table:table-cell office:value-type="float" office:value="46.5731" calcext:value-type="float">
            <text:p>46.5731</text:p>
          </table:table-cell>
          <table:table-cell office:value-type="float" office:value="157.892" calcext:value-type="float">
            <text:p>157.8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55]/[.J155]" office:value-type="float" office:value="0.0145533924613043" calcext:value-type="float">
            <text:p>0.0145533925</text:p>
          </table:table-cell>
          <table:table-cell table:formula="of:=[.C155]/[.K155]" office:value-type="float" office:value="0.011977297971729" calcext:value-type="float">
            <text:p>0.011977298</text:p>
          </table:table-cell>
          <table:table-cell table:formula="of:=[.D155]/[.L155]" office:value-type="float" office:value="0.0955120043311273" calcext:value-type="float">
            <text:p>0.0955120043</text:p>
          </table:table-cell>
          <table:table-cell table:formula="of:=[.E155]/[.M155]" office:value-type="float" office:value="0.00805593786971449" calcext:value-type="float">
            <text:p>0.0080559379</text:p>
          </table:table-cell>
          <table:table-cell table:formula="of:=[.F155]/[.N155]" office:value-type="float" office:value="0.182062422415322" calcext:value-type="float">
            <text:p>0.1820624224</text:p>
          </table:table-cell>
          <table:table-cell table:formula="of:=[.G155]/[.O155]" office:value-type="string" office:string-value="" calcext:value-type="error">
            <text:p>#DIV/0!</text:p>
          </table:table-cell>
          <table:table-cell table:formula="of:=[.H155]/[.P15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77674" calcext:value-type="float">
            <text:p>0.577674</text:p>
          </table:table-cell>
          <table:table-cell office:value-type="float" office:value="0.747208" calcext:value-type="float">
            <text:p>0.747208</text:p>
          </table:table-cell>
          <table:table-cell office:value-type="float" office:value="7.61428" calcext:value-type="float">
            <text:p>7.61428</text:p>
          </table:table-cell>
          <table:table-cell office:value-type="float" office:value="0.39187" calcext:value-type="float">
            <text:p>0.39187</text:p>
          </table:table-cell>
          <table:table-cell office:value-type="float" office:value="32.2586" calcext:value-type="float">
            <text:p>32.25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.9947" calcext:value-type="float">
            <text:p>40.9947</text:p>
          </table:table-cell>
          <table:table-cell office:value-type="float" office:value="44.5054" calcext:value-type="float">
            <text:p>44.5054</text:p>
          </table:table-cell>
          <table:table-cell office:value-type="float" office:value="73.4206" calcext:value-type="float">
            <text:p>73.4206</text:p>
          </table:table-cell>
          <table:table-cell office:value-type="float" office:value="47.9518" calcext:value-type="float">
            <text:p>47.9518</text:p>
          </table:table-cell>
          <table:table-cell office:value-type="float" office:value="165.996" calcext:value-type="float">
            <text:p>165.9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56]/[.J156]" office:value-type="float" office:value="0.0140914313313672" calcext:value-type="float">
            <text:p>0.0140914313</text:p>
          </table:table-cell>
          <table:table-cell table:formula="of:=[.C156]/[.K156]" office:value-type="float" office:value="0.0167891536757337" calcext:value-type="float">
            <text:p>0.0167891537</text:p>
          </table:table-cell>
          <table:table-cell table:formula="of:=[.D156]/[.L156]" office:value-type="float" office:value="0.103707678771353" calcext:value-type="float">
            <text:p>0.1037076788</text:p>
          </table:table-cell>
          <table:table-cell table:formula="of:=[.E156]/[.M156]" office:value-type="float" office:value="0.00817216454856752" calcext:value-type="float">
            <text:p>0.0081721645</text:p>
          </table:table-cell>
          <table:table-cell table:formula="of:=[.F156]/[.N156]" office:value-type="float" office:value="0.194333598399961" calcext:value-type="float">
            <text:p>0.1943335984</text:p>
          </table:table-cell>
          <table:table-cell table:formula="of:=[.G156]/[.O156]" office:value-type="string" office:string-value="" calcext:value-type="error">
            <text:p>#DIV/0!</text:p>
          </table:table-cell>
          <table:table-cell table:formula="of:=[.H156]/[.P15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62811" calcext:value-type="float">
            <text:p>0.562811</text:p>
          </table:table-cell>
          <table:table-cell office:value-type="float" office:value="0.898833" calcext:value-type="float">
            <text:p>0.898833</text:p>
          </table:table-cell>
          <table:table-cell office:value-type="float" office:value="8.16308" calcext:value-type="float">
            <text:p>8.16308</text:p>
          </table:table-cell>
          <table:table-cell office:value-type="float" office:value="0.204755" calcext:value-type="float">
            <text:p>0.204755</text:p>
          </table:table-cell>
          <table:table-cell office:value-type="float" office:value="26.1348" calcext:value-type="float">
            <text:p>26.13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.8878" calcext:value-type="float">
            <text:p>42.8878</text:p>
          </table:table-cell>
          <table:table-cell office:value-type="float" office:value="44.7837" calcext:value-type="float">
            <text:p>44.7837</text:p>
          </table:table-cell>
          <table:table-cell office:value-type="float" office:value="74.5331" calcext:value-type="float">
            <text:p>74.5331</text:p>
          </table:table-cell>
          <table:table-cell office:value-type="float" office:value="47.724" calcext:value-type="float">
            <text:p>47.724</text:p>
          </table:table-cell>
          <table:table-cell office:value-type="float" office:value="168.898" calcext:value-type="float">
            <text:p>168.8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57]/[.J157]" office:value-type="float" office:value="0.0131228694407267" calcext:value-type="float">
            <text:p>0.0131228694</text:p>
          </table:table-cell>
          <table:table-cell table:formula="of:=[.C157]/[.K157]" office:value-type="float" office:value="0.0200705390577375" calcext:value-type="float">
            <text:p>0.0200705391</text:p>
          </table:table-cell>
          <table:table-cell table:formula="of:=[.D157]/[.L157]" office:value-type="float" office:value="0.109522883121727" calcext:value-type="float">
            <text:p>0.1095228831</text:p>
          </table:table-cell>
          <table:table-cell table:formula="of:=[.E157]/[.M157]" office:value-type="float" office:value="0.00429039896069064" calcext:value-type="float">
            <text:p>0.004290399</text:p>
          </table:table-cell>
          <table:table-cell table:formula="of:=[.F157]/[.N157]" office:value-type="float" office:value="0.154737178652204" calcext:value-type="float">
            <text:p>0.1547371787</text:p>
          </table:table-cell>
          <table:table-cell table:formula="of:=[.G157]/[.O157]" office:value-type="string" office:string-value="" calcext:value-type="error">
            <text:p>#DIV/0!</text:p>
          </table:table-cell>
          <table:table-cell table:formula="of:=[.H157]/[.P15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33244" calcext:value-type="float">
            <text:p>0.533244</text:p>
          </table:table-cell>
          <table:table-cell office:value-type="float" office:value="1.1988" calcext:value-type="float">
            <text:p>1.1988</text:p>
          </table:table-cell>
          <table:table-cell office:value-type="float" office:value="7.50953" calcext:value-type="float">
            <text:p>7.50953</text:p>
          </table:table-cell>
          <table:table-cell office:value-type="float" office:value="0.32876" calcext:value-type="float">
            <text:p>0.32876</text:p>
          </table:table-cell>
          <table:table-cell office:value-type="float" office:value="29.4837" calcext:value-type="float">
            <text:p>29.48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.3587" calcext:value-type="float">
            <text:p>44.3587</text:p>
          </table:table-cell>
          <table:table-cell office:value-type="float" office:value="45.4072" calcext:value-type="float">
            <text:p>45.4072</text:p>
          </table:table-cell>
          <table:table-cell office:value-type="float" office:value="77.2426" calcext:value-type="float">
            <text:p>77.2426</text:p>
          </table:table-cell>
          <table:table-cell office:value-type="float" office:value="47.9297" calcext:value-type="float">
            <text:p>47.9297</text:p>
          </table:table-cell>
          <table:table-cell office:value-type="float" office:value="171.62" calcext:value-type="float">
            <text:p>171.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58]/[.J158]" office:value-type="float" office:value="0.0120211818651133" calcext:value-type="float">
            <text:p>0.0120211819</text:p>
          </table:table-cell>
          <table:table-cell table:formula="of:=[.C158]/[.K158]" office:value-type="float" office:value="0.0264010993851195" calcext:value-type="float">
            <text:p>0.0264010994</text:p>
          </table:table-cell>
          <table:table-cell table:formula="of:=[.D158]/[.L158]" office:value-type="float" office:value="0.0972200573258798" calcext:value-type="float">
            <text:p>0.0972200573</text:p>
          </table:table-cell>
          <table:table-cell table:formula="of:=[.E158]/[.M158]" office:value-type="float" office:value="0.00685921255505459" calcext:value-type="float">
            <text:p>0.0068592126</text:p>
          </table:table-cell>
          <table:table-cell table:formula="of:=[.F158]/[.N158]" office:value-type="float" office:value="0.171796410674747" calcext:value-type="float">
            <text:p>0.1717964107</text:p>
          </table:table-cell>
          <table:table-cell table:formula="of:=[.G158]/[.O158]" office:value-type="string" office:string-value="" calcext:value-type="error">
            <text:p>#DIV/0!</text:p>
          </table:table-cell>
          <table:table-cell table:formula="of:=[.H158]/[.P15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00942" calcext:value-type="float">
            <text:p>0.500942</text:p>
          </table:table-cell>
          <table:table-cell office:value-type="float" office:value="1.12035" calcext:value-type="float">
            <text:p>1.12035</text:p>
          </table:table-cell>
          <table:table-cell office:value-type="float" office:value="7.39779" calcext:value-type="float">
            <text:p>7.39779</text:p>
          </table:table-cell>
          <table:table-cell office:value-type="float" office:value="0.0856474" calcext:value-type="float">
            <text:p>0.0856474</text:p>
          </table:table-cell>
          <table:table-cell office:value-type="float" office:value="8.26354" calcext:value-type="float">
            <text:p>8.26354</text:p>
          </table:table-cell>
          <table:table-cell office:value-type="float" office:value="4.14161" calcext:value-type="float">
            <text:p>4.14161</text:p>
          </table:table-cell>
          <table:table-cell table:number-columns-repeated="2"/>
          <table:table-cell office:value-type="float" office:value="44.8099" calcext:value-type="float">
            <text:p>44.8099</text:p>
          </table:table-cell>
          <table:table-cell office:value-type="float" office:value="45.5923" calcext:value-type="float">
            <text:p>45.5923</text:p>
          </table:table-cell>
          <table:table-cell office:value-type="float" office:value="77.271" calcext:value-type="float">
            <text:p>77.271</text:p>
          </table:table-cell>
          <table:table-cell office:value-type="float" office:value="47.4045" calcext:value-type="float">
            <text:p>47.4045</text:p>
          </table:table-cell>
          <table:table-cell office:value-type="float" office:value="162.742" calcext:value-type="float">
            <text:p>162.742</text:p>
          </table:table-cell>
          <table:table-cell office:value-type="float" office:value="40.6" calcext:value-type="float">
            <text:p>40.6</text:p>
          </table:table-cell>
          <table:table-cell table:number-columns-repeated="2"/>
          <table:table-cell table:formula="of:=[.B159]/[.J159]" office:value-type="float" office:value="0.0111792706522443" calcext:value-type="float">
            <text:p>0.0111792707</text:p>
          </table:table-cell>
          <table:table-cell table:formula="of:=[.C159]/[.K159]" office:value-type="float" office:value="0.0245732283740895" calcext:value-type="float">
            <text:p>0.0245732284</text:p>
          </table:table-cell>
          <table:table-cell table:formula="of:=[.D159]/[.L159]" office:value-type="float" office:value="0.0957382459137322" calcext:value-type="float">
            <text:p>0.0957382459</text:p>
          </table:table-cell>
          <table:table-cell table:formula="of:=[.E159]/[.M159]" office:value-type="float" office:value="0.00180673564745963" calcext:value-type="float">
            <text:p>0.0018067356</text:p>
          </table:table-cell>
          <table:table-cell table:formula="of:=[.F159]/[.N159]" office:value-type="float" office:value="0.0507769352717799" calcext:value-type="float">
            <text:p>0.0507769353</text:p>
          </table:table-cell>
          <table:table-cell table:formula="of:=[.G159]/[.O159]" office:value-type="float" office:value="0.102010098522167" calcext:value-type="float">
            <text:p>0.1020100985</text:p>
          </table:table-cell>
          <table:table-cell table:formula="of:=[.H159]/[.P15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71797" calcext:value-type="float">
            <text:p>0.371797</text:p>
          </table:table-cell>
          <table:table-cell office:value-type="float" office:value="0.753647" calcext:value-type="float">
            <text:p>0.753647</text:p>
          </table:table-cell>
          <table:table-cell office:value-type="float" office:value="7.74314" calcext:value-type="float">
            <text:p>7.74314</text:p>
          </table:table-cell>
          <table:table-cell office:value-type="float" office:value="0.177823" calcext:value-type="float">
            <text:p>0.177823</text:p>
          </table:table-cell>
          <table:table-cell office:value-type="float" office:value="28.3893" calcext:value-type="float">
            <text:p>28.3893</text:p>
          </table:table-cell>
          <table:table-cell table:number-columns-repeated="3"/>
          <table:table-cell office:value-type="float" office:value="42.7216" calcext:value-type="float">
            <text:p>42.7216</text:p>
          </table:table-cell>
          <table:table-cell office:value-type="float" office:value="45.6066" calcext:value-type="float">
            <text:p>45.6066</text:p>
          </table:table-cell>
          <table:table-cell office:value-type="float" office:value="79.8381" calcext:value-type="float">
            <text:p>79.8381</text:p>
          </table:table-cell>
          <table:table-cell office:value-type="float" office:value="47.306" calcext:value-type="float">
            <text:p>47.306</text:p>
          </table:table-cell>
          <table:table-cell office:value-type="float" office:value="148.612" calcext:value-type="float">
            <text:p>148.612</text:p>
          </table:table-cell>
          <table:table-cell table:number-columns-repeated="3"/>
          <table:table-cell table:formula="of:=[.B160]/[.J160]" office:value-type="float" office:value="0.00870278734878843" calcext:value-type="float">
            <text:p>0.0087027873</text:p>
          </table:table-cell>
          <table:table-cell table:formula="of:=[.C160]/[.K160]" office:value-type="float" office:value="0.0165249547214658" calcext:value-type="float">
            <text:p>0.0165249547</text:p>
          </table:table-cell>
          <table:table-cell table:formula="of:=[.D160]/[.L160]" office:value-type="float" office:value="0.096985524455116" calcext:value-type="float">
            <text:p>0.0969855245</text:p>
          </table:table-cell>
          <table:table-cell table:formula="of:=[.E160]/[.M160]" office:value-type="float" office:value="0.00375899463070224" calcext:value-type="float">
            <text:p>0.0037589946</text:p>
          </table:table-cell>
          <table:table-cell table:formula="of:=[.F160]/[.N160]" office:value-type="float" office:value="0.191029661130999" calcext:value-type="float">
            <text:p>0.1910296611</text:p>
          </table:table-cell>
          <table:table-cell table:formula="of:=[.G160]/[.O160]" office:value-type="string" office:string-value="" calcext:value-type="error">
            <text:p>#DIV/0!</text:p>
          </table:table-cell>
          <table:table-cell table:formula="of:=[.H160]/[.P16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0499" calcext:value-type="float">
            <text:p>0.60499</text:p>
          </table:table-cell>
          <table:table-cell office:value-type="float" office:value="0.514512" calcext:value-type="float">
            <text:p>0.514512</text:p>
          </table:table-cell>
          <table:table-cell office:value-type="float" office:value="8.3195" calcext:value-type="float">
            <text:p>8.3195</text:p>
          </table:table-cell>
          <table:table-cell office:value-type="float" office:value="0.111274" calcext:value-type="float">
            <text:p>0.111274</text:p>
          </table:table-cell>
          <table:table-cell office:value-type="float" office:value="32.3993" calcext:value-type="float">
            <text:p>32.3993</text:p>
          </table:table-cell>
          <table:table-cell table:number-columns-repeated="3"/>
          <table:table-cell office:value-type="float" office:value="42.3492" calcext:value-type="float">
            <text:p>42.3492</text:p>
          </table:table-cell>
          <table:table-cell office:value-type="float" office:value="46.3873" calcext:value-type="float">
            <text:p>46.3873</text:p>
          </table:table-cell>
          <table:table-cell office:value-type="float" office:value="80.0948" calcext:value-type="float">
            <text:p>80.0948</text:p>
          </table:table-cell>
          <table:table-cell office:value-type="float" office:value="47.0045" calcext:value-type="float">
            <text:p>47.0045</text:p>
          </table:table-cell>
          <table:table-cell office:value-type="float" office:value="128.716" calcext:value-type="float">
            <text:p>128.716</text:p>
          </table:table-cell>
          <table:table-cell table:number-columns-repeated="3"/>
          <table:table-cell table:formula="of:=[.B161]/[.J161]" office:value-type="float" office:value="0.0142857480188528" calcext:value-type="float">
            <text:p>0.014285748</text:p>
          </table:table-cell>
          <table:table-cell table:formula="of:=[.C161]/[.K161]" office:value-type="float" office:value="0.0110916565525478" calcext:value-type="float">
            <text:p>0.0110916566</text:p>
          </table:table-cell>
          <table:table-cell table:formula="of:=[.D161]/[.L161]" office:value-type="float" office:value="0.103870663264032" calcext:value-type="float">
            <text:p>0.1038706633</text:p>
          </table:table-cell>
          <table:table-cell table:formula="of:=[.E161]/[.M161]" office:value-type="float" office:value="0.00236730525800721" calcext:value-type="float">
            <text:p>0.0023673053</text:p>
          </table:table-cell>
          <table:table-cell table:formula="of:=[.F161]/[.N161]" office:value-type="float" office:value="0.251711519935361" calcext:value-type="float">
            <text:p>0.2517115199</text:p>
          </table:table-cell>
          <table:table-cell table:formula="of:=[.G161]/[.O161]" office:value-type="string" office:string-value="" calcext:value-type="error">
            <text:p>#DIV/0!</text:p>
          </table:table-cell>
          <table:table-cell table:formula="of:=[.H161]/[.P16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70993" calcext:value-type="float">
            <text:p>0.670993</text:p>
          </table:table-cell>
          <table:table-cell office:value-type="float" office:value="0.247999" calcext:value-type="float">
            <text:p>0.247999</text:p>
          </table:table-cell>
          <table:table-cell office:value-type="float" office:value="8.05163" calcext:value-type="float">
            <text:p>8.05163</text:p>
          </table:table-cell>
          <table:table-cell office:value-type="float" office:value="0.298681" calcext:value-type="float">
            <text:p>0.29868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.9193" calcext:value-type="float">
            <text:p>43.9193</text:p>
          </table:table-cell>
          <table:table-cell office:value-type="float" office:value="43.9163" calcext:value-type="float">
            <text:p>43.9163</text:p>
          </table:table-cell>
          <table:table-cell office:value-type="float" office:value="78.5433" calcext:value-type="float">
            <text:p>78.5433</text:p>
          </table:table-cell>
          <table:table-cell office:value-type="float" office:value="46.4892" calcext:value-type="float">
            <text:p>46.48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62]/[.J162]" office:value-type="float" office:value="0.015277861896706" calcext:value-type="float">
            <text:p>0.0152778619</text:p>
          </table:table-cell>
          <table:table-cell table:formula="of:=[.C162]/[.K162]" office:value-type="float" office:value="0.00564708320145367" calcext:value-type="float">
            <text:p>0.0056470832</text:p>
          </table:table-cell>
          <table:table-cell table:formula="of:=[.D162]/[.L162]" office:value-type="float" office:value="0.102511990201583" calcext:value-type="float">
            <text:p>0.1025119902</text:p>
          </table:table-cell>
          <table:table-cell table:formula="of:=[.E162]/[.M162]" office:value-type="float" office:value="0.00642473950939143" calcext:value-type="float">
            <text:p>0.0064247395</text:p>
          </table:table-cell>
          <table:table-cell table:formula="of:=[.F162]/[.N162]" office:value-type="string" office:string-value="" calcext:value-type="error">
            <text:p>#DIV/0!</text:p>
          </table:table-cell>
          <table:table-cell table:formula="of:=[.G162]/[.O162]" office:value-type="string" office:string-value="" calcext:value-type="error">
            <text:p>#DIV/0!</text:p>
          </table:table-cell>
          <table:table-cell table:formula="of:=[.H162]/[.P16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65256" calcext:value-type="float">
            <text:p>0.665256</text:p>
          </table:table-cell>
          <table:table-cell office:value-type="float" office:value="0.573912" calcext:value-type="float">
            <text:p>0.573912</text:p>
          </table:table-cell>
          <table:table-cell office:value-type="float" office:value="7.47859" calcext:value-type="float">
            <text:p>7.47859</text:p>
          </table:table-cell>
          <table:table-cell office:value-type="float" office:value="0.31104" calcext:value-type="float">
            <text:p>0.3110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.6745" calcext:value-type="float">
            <text:p>43.6745</text:p>
          </table:table-cell>
          <table:table-cell office:value-type="float" office:value="47.323" calcext:value-type="float">
            <text:p>47.323</text:p>
          </table:table-cell>
          <table:table-cell office:value-type="float" office:value="79.7099" calcext:value-type="float">
            <text:p>79.7099</text:p>
          </table:table-cell>
          <table:table-cell office:value-type="float" office:value="45.3642" calcext:value-type="float">
            <text:p>45.364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63]/[.J163]" office:value-type="float" office:value="0.0152321377462822" calcext:value-type="float">
            <text:p>0.0152321377</text:p>
          </table:table-cell>
          <table:table-cell table:formula="of:=[.C163]/[.K163]" office:value-type="float" office:value="0.0121275489719587" calcext:value-type="float">
            <text:p>0.012127549</text:p>
          </table:table-cell>
          <table:table-cell table:formula="of:=[.D163]/[.L163]" office:value-type="float" office:value="0.0938225992003503" calcext:value-type="float">
            <text:p>0.0938225992</text:p>
          </table:table-cell>
          <table:table-cell table:formula="of:=[.E163]/[.M163]" office:value-type="float" office:value="0.00685650799529144" calcext:value-type="float">
            <text:p>0.006856508</text:p>
          </table:table-cell>
          <table:table-cell table:formula="of:=[.F163]/[.N163]" office:value-type="string" office:string-value="" calcext:value-type="error">
            <text:p>#DIV/0!</text:p>
          </table:table-cell>
          <table:table-cell table:formula="of:=[.G163]/[.O163]" office:value-type="string" office:string-value="" calcext:value-type="error">
            <text:p>#DIV/0!</text:p>
          </table:table-cell>
          <table:table-cell table:formula="of:=[.H163]/[.P16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63847" calcext:value-type="float">
            <text:p>0.563847</text:p>
          </table:table-cell>
          <table:table-cell office:value-type="float" office:value="1.36052" calcext:value-type="float">
            <text:p>1.36052</text:p>
          </table:table-cell>
          <table:table-cell office:value-type="float" office:value="7.14285" calcext:value-type="float">
            <text:p>7.14285</text:p>
          </table:table-cell>
          <table:table-cell office:value-type="float" office:value="0.594454" calcext:value-type="float">
            <text:p>0.5944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2.7992" calcext:value-type="float">
            <text:p>42.7992</text:p>
          </table:table-cell>
          <table:table-cell office:value-type="float" office:value="47.3942" calcext:value-type="float">
            <text:p>47.3942</text:p>
          </table:table-cell>
          <table:table-cell office:value-type="float" office:value="79.8196" calcext:value-type="float">
            <text:p>79.8196</text:p>
          </table:table-cell>
          <table:table-cell office:value-type="float" office:value="45.822" calcext:value-type="float">
            <text:p>45.8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64]/[.J164]" office:value-type="float" office:value="0.0131742415746089" calcext:value-type="float">
            <text:p>0.0131742416</text:p>
          </table:table-cell>
          <table:table-cell table:formula="of:=[.C164]/[.K164]" office:value-type="float" office:value="0.0287064661920657" calcext:value-type="float">
            <text:p>0.0287064662</text:p>
          </table:table-cell>
          <table:table-cell table:formula="of:=[.D164]/[.L164]" office:value-type="float" office:value="0.0894874191301385" calcext:value-type="float">
            <text:p>0.0894874191</text:p>
          </table:table-cell>
          <table:table-cell table:formula="of:=[.E164]/[.M164]" office:value-type="float" office:value="0.0129731133516651" calcext:value-type="float">
            <text:p>0.0129731134</text:p>
          </table:table-cell>
          <table:table-cell table:formula="of:=[.F164]/[.N164]" office:value-type="string" office:string-value="" calcext:value-type="error">
            <text:p>#DIV/0!</text:p>
          </table:table-cell>
          <table:table-cell table:formula="of:=[.G164]/[.O164]" office:value-type="string" office:string-value="" calcext:value-type="error">
            <text:p>#DIV/0!</text:p>
          </table:table-cell>
          <table:table-cell table:formula="of:=[.H164]/[.P16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19856" calcext:value-type="float">
            <text:p>0.619856</text:p>
          </table:table-cell>
          <table:table-cell office:value-type="float" office:value="2.18625" calcext:value-type="float">
            <text:p>2.18625</text:p>
          </table:table-cell>
          <table:table-cell office:value-type="float" office:value="8.34757" calcext:value-type="float">
            <text:p>8.3475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5.0599" calcext:value-type="float">
            <text:p>45.0599</text:p>
          </table:table-cell>
          <table:table-cell office:value-type="float" office:value="46.0656" calcext:value-type="float">
            <text:p>46.0656</text:p>
          </table:table-cell>
          <table:table-cell office:value-type="float" office:value="82.7837" calcext:value-type="float">
            <text:p>82.783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65]/[.J165]" office:value-type="float" office:value="0.0137562666583814" calcext:value-type="float">
            <text:p>0.0137562667</text:p>
          </table:table-cell>
          <table:table-cell table:formula="of:=[.C165]/[.K165]" office:value-type="float" office:value="0.0474594925497551" calcext:value-type="float">
            <text:p>0.0474594925</text:p>
          </table:table-cell>
          <table:table-cell table:formula="of:=[.D165]/[.L165]" office:value-type="float" office:value="0.100835913350092" calcext:value-type="float">
            <text:p>0.1008359134</text:p>
          </table:table-cell>
          <table:table-cell table:formula="of:=[.E165]/[.M165]" office:value-type="string" office:string-value="" calcext:value-type="error">
            <text:p>#DIV/0!</text:p>
          </table:table-cell>
          <table:table-cell table:formula="of:=[.F165]/[.N165]" office:value-type="string" office:string-value="" calcext:value-type="error">
            <text:p>#DIV/0!</text:p>
          </table:table-cell>
          <table:table-cell table:formula="of:=[.G165]/[.O165]" office:value-type="string" office:string-value="" calcext:value-type="error">
            <text:p>#DIV/0!</text:p>
          </table:table-cell>
          <table:table-cell table:formula="of:=[.H165]/[.P16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9873" calcext:value-type="float">
            <text:p>1.19873</text:p>
          </table:table-cell>
          <table:table-cell office:value-type="float" office:value="2.70483" calcext:value-type="float">
            <text:p>2.70483</text:p>
          </table:table-cell>
          <table:table-cell office:value-type="float" office:value="9.03825" calcext:value-type="float">
            <text:p>9.038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4.8114" calcext:value-type="float">
            <text:p>44.8114</text:p>
          </table:table-cell>
          <table:table-cell office:value-type="float" office:value="43.0406" calcext:value-type="float">
            <text:p>43.0406</text:p>
          </table:table-cell>
          <table:table-cell office:value-type="float" office:value="81.6479" calcext:value-type="float">
            <text:p>81.647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66]/[.J166]" office:value-type="float" office:value="0.0267505590095377" calcext:value-type="float">
            <text:p>0.026750559</text:p>
          </table:table-cell>
          <table:table-cell table:formula="of:=[.C166]/[.K166]" office:value-type="float" office:value="0.0628436871233208" calcext:value-type="float">
            <text:p>0.0628436871</text:p>
          </table:table-cell>
          <table:table-cell table:formula="of:=[.D166]/[.L166]" office:value-type="float" office:value="0.110697886902174" calcext:value-type="float">
            <text:p>0.1106978869</text:p>
          </table:table-cell>
          <table:table-cell table:formula="of:=[.E166]/[.M166]" office:value-type="string" office:string-value="" calcext:value-type="error">
            <text:p>#DIV/0!</text:p>
          </table:table-cell>
          <table:table-cell table:formula="of:=[.F166]/[.N166]" office:value-type="string" office:string-value="" calcext:value-type="error">
            <text:p>#DIV/0!</text:p>
          </table:table-cell>
          <table:table-cell table:formula="of:=[.G166]/[.O166]" office:value-type="string" office:string-value="" calcext:value-type="error">
            <text:p>#DIV/0!</text:p>
          </table:table-cell>
          <table:table-cell table:formula="of:=[.H166]/[.P16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89774" calcext:value-type="float">
            <text:p>0.989774</text:p>
          </table:table-cell>
          <table:table-cell office:value-type="float" office:value="2.82025" calcext:value-type="float">
            <text:p>2.82025</text:p>
          </table:table-cell>
          <table:table-cell office:value-type="float" office:value="10.4226" calcext:value-type="float">
            <text:p>10.422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4.5118" calcext:value-type="float">
            <text:p>44.5118</text:p>
          </table:table-cell>
          <table:table-cell office:value-type="float" office:value="42.9727" calcext:value-type="float">
            <text:p>42.9727</text:p>
          </table:table-cell>
          <table:table-cell office:value-type="float" office:value="82.8904" calcext:value-type="float">
            <text:p>82.89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67]/[.J167]" office:value-type="float" office:value="0.0222362160146298" calcext:value-type="float">
            <text:p>0.022236216</text:p>
          </table:table-cell>
          <table:table-cell table:formula="of:=[.C167]/[.K167]" office:value-type="float" office:value="0.0656288760073256" calcext:value-type="float">
            <text:p>0.065628876</text:p>
          </table:table-cell>
          <table:table-cell table:formula="of:=[.D167]/[.L167]" office:value-type="float" office:value="0.125739530753863" calcext:value-type="float">
            <text:p>0.1257395308</text:p>
          </table:table-cell>
          <table:table-cell table:formula="of:=[.E167]/[.M167]" office:value-type="string" office:string-value="" calcext:value-type="error">
            <text:p>#DIV/0!</text:p>
          </table:table-cell>
          <table:table-cell table:formula="of:=[.F167]/[.N167]" office:value-type="string" office:string-value="" calcext:value-type="error">
            <text:p>#DIV/0!</text:p>
          </table:table-cell>
          <table:table-cell table:formula="of:=[.G167]/[.O167]" office:value-type="string" office:string-value="" calcext:value-type="error">
            <text:p>#DIV/0!</text:p>
          </table:table-cell>
          <table:table-cell table:formula="of:=[.H167]/[.P16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5627" calcext:value-type="float">
            <text:p>1.25627</text:p>
          </table:table-cell>
          <table:table-cell office:value-type="float" office:value="2.65678" calcext:value-type="float">
            <text:p>2.65678</text:p>
          </table:table-cell>
          <table:table-cell office:value-type="float" office:value="10.6712" calcext:value-type="float">
            <text:p>10.6712</text:p>
          </table:table-cell>
          <table:table-cell office:value-type="float" office:value="33.1231" calcext:value-type="float">
            <text:p>33.1231</text:p>
          </table:table-cell>
          <table:table-cell table:number-columns-repeated="4"/>
          <table:table-cell office:value-type="float" office:value="42.7808" calcext:value-type="float">
            <text:p>42.7808</text:p>
          </table:table-cell>
          <table:table-cell office:value-type="float" office:value="44.4918" calcext:value-type="float">
            <text:p>44.4918</text:p>
          </table:table-cell>
          <table:table-cell office:value-type="float" office:value="83.8914" calcext:value-type="float">
            <text:p>83.8914</text:p>
          </table:table-cell>
          <table:table-cell office:value-type="float" office:value="95.6431" calcext:value-type="float">
            <text:p>95.6431</text:p>
          </table:table-cell>
          <table:table-cell table:number-columns-repeated="4"/>
          <table:table-cell table:formula="of:=[.B168]/[.J168]" office:value-type="float" office:value="0.0293652760116688" calcext:value-type="float">
            <text:p>0.029365276</text:p>
          </table:table-cell>
          <table:table-cell table:formula="of:=[.C168]/[.K168]" office:value-type="float" office:value="0.0597139248131116" calcext:value-type="float">
            <text:p>0.0597139248</text:p>
          </table:table-cell>
          <table:table-cell table:formula="of:=[.D168]/[.L168]" office:value-type="float" office:value="0.127202549963405" calcext:value-type="float">
            <text:p>0.12720255</text:p>
          </table:table-cell>
          <table:table-cell table:formula="of:=[.E168]/[.M168]" office:value-type="float" office:value="0.346319807701758" calcext:value-type="float">
            <text:p>0.3463198077</text:p>
          </table:table-cell>
          <table:table-cell table:formula="of:=[.F168]/[.N168]" office:value-type="string" office:string-value="" calcext:value-type="error">
            <text:p>#DIV/0!</text:p>
          </table:table-cell>
          <table:table-cell table:formula="of:=[.G168]/[.O168]" office:value-type="string" office:string-value="" calcext:value-type="error">
            <text:p>#DIV/0!</text:p>
          </table:table-cell>
          <table:table-cell table:formula="of:=[.H168]/[.P16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02861" calcext:value-type="float">
            <text:p>1.02861</text:p>
          </table:table-cell>
          <table:table-cell office:value-type="float" office:value="2.59194" calcext:value-type="float">
            <text:p>2.59194</text:p>
          </table:table-cell>
          <table:table-cell office:value-type="float" office:value="11.2162" calcext:value-type="float">
            <text:p>11.2162</text:p>
          </table:table-cell>
          <table:table-cell office:value-type="float" office:value="14.8783" calcext:value-type="float">
            <text:p>14.8783</text:p>
          </table:table-cell>
          <table:table-cell table:number-columns-repeated="4"/>
          <table:table-cell office:value-type="float" office:value="42.9094" calcext:value-type="float">
            <text:p>42.9094</text:p>
          </table:table-cell>
          <table:table-cell office:value-type="float" office:value="43.6516" calcext:value-type="float">
            <text:p>43.6516</text:p>
          </table:table-cell>
          <table:table-cell office:value-type="float" office:value="83.6577" calcext:value-type="float">
            <text:p>83.6577</text:p>
          </table:table-cell>
          <table:table-cell office:value-type="float" office:value="96.5911" calcext:value-type="float">
            <text:p>96.5911</text:p>
          </table:table-cell>
          <table:table-cell table:number-columns-repeated="4"/>
          <table:table-cell table:formula="of:=[.B169]/[.J169]" office:value-type="float" office:value="0.0239716705430512" calcext:value-type="float">
            <text:p>0.0239716705</text:p>
          </table:table-cell>
          <table:table-cell table:formula="of:=[.C169]/[.K169]" office:value-type="float" office:value="0.0593778922193001" calcext:value-type="float">
            <text:p>0.0593778922</text:p>
          </table:table-cell>
          <table:table-cell table:formula="of:=[.D169]/[.L169]" office:value-type="float" office:value="0.134072536060638" calcext:value-type="float">
            <text:p>0.1340725361</text:p>
          </table:table-cell>
          <table:table-cell table:formula="of:=[.E169]/[.M169]" office:value-type="float" office:value="0.154033860262488" calcext:value-type="float">
            <text:p>0.1540338603</text:p>
          </table:table-cell>
          <table:table-cell table:formula="of:=[.F169]/[.N169]" office:value-type="string" office:string-value="" calcext:value-type="error">
            <text:p>#DIV/0!</text:p>
          </table:table-cell>
          <table:table-cell table:formula="of:=[.G169]/[.O169]" office:value-type="string" office:string-value="" calcext:value-type="error">
            <text:p>#DIV/0!</text:p>
          </table:table-cell>
          <table:table-cell table:formula="of:=[.H169]/[.P16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8206" calcext:value-type="float">
            <text:p>1.58206</text:p>
          </table:table-cell>
          <table:table-cell office:value-type="float" office:value="2.3543" calcext:value-type="float">
            <text:p>2.3543</text:p>
          </table:table-cell>
          <table:table-cell office:value-type="float" office:value="11.0789" calcext:value-type="float">
            <text:p>11.0789</text:p>
          </table:table-cell>
          <table:table-cell office:value-type="float" office:value="15.8998" calcext:value-type="float">
            <text:p>15.8998</text:p>
          </table:table-cell>
          <table:table-cell table:number-columns-repeated="4"/>
          <table:table-cell office:value-type="float" office:value="43.7546" calcext:value-type="float">
            <text:p>43.7546</text:p>
          </table:table-cell>
          <table:table-cell office:value-type="float" office:value="42.0694" calcext:value-type="float">
            <text:p>42.0694</text:p>
          </table:table-cell>
          <table:table-cell office:value-type="float" office:value="84.4652" calcext:value-type="float">
            <text:p>84.4652</text:p>
          </table:table-cell>
          <table:table-cell office:value-type="float" office:value="95.5785" calcext:value-type="float">
            <text:p>95.5785</text:p>
          </table:table-cell>
          <table:table-cell table:number-columns-repeated="4"/>
          <table:table-cell table:formula="of:=[.B170]/[.J170]" office:value-type="float" office:value="0.0361575697183839" calcext:value-type="float">
            <text:p>0.0361575697</text:p>
          </table:table-cell>
          <table:table-cell table:formula="of:=[.C170]/[.K170]" office:value-type="float" office:value="0.0559622908812581" calcext:value-type="float">
            <text:p>0.0559622909</text:p>
          </table:table-cell>
          <table:table-cell table:formula="of:=[.D170]/[.L170]" office:value-type="float" office:value="0.131165260959543" calcext:value-type="float">
            <text:p>0.131165261</text:p>
          </table:table-cell>
          <table:table-cell table:formula="of:=[.E170]/[.M170]" office:value-type="float" office:value="0.166353311675743" calcext:value-type="float">
            <text:p>0.1663533117</text:p>
          </table:table-cell>
          <table:table-cell table:formula="of:=[.F170]/[.N170]" office:value-type="string" office:string-value="" calcext:value-type="error">
            <text:p>#DIV/0!</text:p>
          </table:table-cell>
          <table:table-cell table:formula="of:=[.G170]/[.O170]" office:value-type="string" office:string-value="" calcext:value-type="error">
            <text:p>#DIV/0!</text:p>
          </table:table-cell>
          <table:table-cell table:formula="of:=[.H170]/[.P17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3709" calcext:value-type="float">
            <text:p>1.53709</text:p>
          </table:table-cell>
          <table:table-cell office:value-type="float" office:value="2.0743" calcext:value-type="float">
            <text:p>2.0743</text:p>
          </table:table-cell>
          <table:table-cell office:value-type="float" office:value="11.3424" calcext:value-type="float">
            <text:p>11.3424</text:p>
          </table:table-cell>
          <table:table-cell office:value-type="float" office:value="17.2178" calcext:value-type="float">
            <text:p>17.2178</text:p>
          </table:table-cell>
          <table:table-cell table:number-columns-repeated="4"/>
          <table:table-cell office:value-type="float" office:value="43.3318" calcext:value-type="float">
            <text:p>43.3318</text:p>
          </table:table-cell>
          <table:table-cell office:value-type="float" office:value="43.7797" calcext:value-type="float">
            <text:p>43.7797</text:p>
          </table:table-cell>
          <table:table-cell office:value-type="float" office:value="82.4551" calcext:value-type="float">
            <text:p>82.4551</text:p>
          </table:table-cell>
          <table:table-cell office:value-type="float" office:value="97.7109" calcext:value-type="float">
            <text:p>97.7109</text:p>
          </table:table-cell>
          <table:table-cell table:number-columns-repeated="4"/>
          <table:table-cell table:formula="of:=[.B171]/[.J171]" office:value-type="float" office:value="0.0354725628753017" calcext:value-type="float">
            <text:p>0.0354725629</text:p>
          </table:table-cell>
          <table:table-cell table:formula="of:=[.C171]/[.K171]" office:value-type="float" office:value="0.0473804069009153" calcext:value-type="float">
            <text:p>0.0473804069</text:p>
          </table:table-cell>
          <table:table-cell table:formula="of:=[.D171]/[.L171]" office:value-type="float" office:value="0.137558501535987" calcext:value-type="float">
            <text:p>0.1375585015</text:p>
          </table:table-cell>
          <table:table-cell table:formula="of:=[.E171]/[.M171]" office:value-type="float" office:value="0.176211661135042" calcext:value-type="float">
            <text:p>0.1762116611</text:p>
          </table:table-cell>
          <table:table-cell table:formula="of:=[.F171]/[.N171]" office:value-type="string" office:string-value="" calcext:value-type="error">
            <text:p>#DIV/0!</text:p>
          </table:table-cell>
          <table:table-cell table:formula="of:=[.G171]/[.O171]" office:value-type="string" office:string-value="" calcext:value-type="error">
            <text:p>#DIV/0!</text:p>
          </table:table-cell>
          <table:table-cell table:formula="of:=[.H171]/[.P17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573" calcext:value-type="float">
            <text:p>1.3573</text:p>
          </table:table-cell>
          <table:table-cell office:value-type="float" office:value="1.39902" calcext:value-type="float">
            <text:p>1.39902</text:p>
          </table:table-cell>
          <table:table-cell office:value-type="float" office:value="10.9843" calcext:value-type="float">
            <text:p>10.9843</text:p>
          </table:table-cell>
          <table:table-cell office:value-type="float" office:value="17.9758" calcext:value-type="float">
            <text:p>17.9758</text:p>
          </table:table-cell>
          <table:table-cell table:number-columns-repeated="4"/>
          <table:table-cell office:value-type="float" office:value="43.6124" calcext:value-type="float">
            <text:p>43.6124</text:p>
          </table:table-cell>
          <table:table-cell office:value-type="float" office:value="44.1269" calcext:value-type="float">
            <text:p>44.1269</text:p>
          </table:table-cell>
          <table:table-cell office:value-type="float" office:value="85.1254" calcext:value-type="float">
            <text:p>85.1254</text:p>
          </table:table-cell>
          <table:table-cell office:value-type="float" office:value="105.677" calcext:value-type="float">
            <text:p>105.677</text:p>
          </table:table-cell>
          <table:table-cell table:number-columns-repeated="4"/>
          <table:table-cell table:formula="of:=[.B172]/[.J172]" office:value-type="float" office:value="0.0311218827672864" calcext:value-type="float">
            <text:p>0.0311218828</text:p>
          </table:table-cell>
          <table:table-cell table:formula="of:=[.C172]/[.K172]" office:value-type="float" office:value="0.0317044705157172" calcext:value-type="float">
            <text:p>0.0317044705</text:p>
          </table:table-cell>
          <table:table-cell table:formula="of:=[.D172]/[.L172]" office:value-type="float" office:value="0.129036691751228" calcext:value-type="float">
            <text:p>0.1290366918</text:p>
          </table:table-cell>
          <table:table-cell table:formula="of:=[.E172]/[.M172]" office:value-type="float" office:value="0.170101346556015" calcext:value-type="float">
            <text:p>0.1701013466</text:p>
          </table:table-cell>
          <table:table-cell table:formula="of:=[.F172]/[.N172]" office:value-type="string" office:string-value="" calcext:value-type="error">
            <text:p>#DIV/0!</text:p>
          </table:table-cell>
          <table:table-cell table:formula="of:=[.G172]/[.O172]" office:value-type="string" office:string-value="" calcext:value-type="error">
            <text:p>#DIV/0!</text:p>
          </table:table-cell>
          <table:table-cell table:formula="of:=[.H172]/[.P17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01578" calcext:value-type="float">
            <text:p>1.01578</text:p>
          </table:table-cell>
          <table:table-cell office:value-type="float" office:value="1.13265" calcext:value-type="float">
            <text:p>1.13265</text:p>
          </table:table-cell>
          <table:table-cell office:value-type="float" office:value="11.6378" calcext:value-type="float">
            <text:p>11.6378</text:p>
          </table:table-cell>
          <table:table-cell office:value-type="float" office:value="18.0732" calcext:value-type="float">
            <text:p>18.0732</text:p>
          </table:table-cell>
          <table:table-cell table:number-columns-repeated="4"/>
          <table:table-cell office:value-type="float" office:value="44.3134" calcext:value-type="float">
            <text:p>44.3134</text:p>
          </table:table-cell>
          <table:table-cell office:value-type="float" office:value="43.6927" calcext:value-type="float">
            <text:p>43.6927</text:p>
          </table:table-cell>
          <table:table-cell office:value-type="float" office:value="88.7993" calcext:value-type="float">
            <text:p>88.7993</text:p>
          </table:table-cell>
          <table:table-cell office:value-type="float" office:value="116.459" calcext:value-type="float">
            <text:p>116.459</text:p>
          </table:table-cell>
          <table:table-cell table:number-columns-repeated="4"/>
          <table:table-cell table:formula="of:=[.B173]/[.J173]" office:value-type="float" office:value="0.0229226373963632" calcext:value-type="float">
            <text:p>0.0229226374</text:p>
          </table:table-cell>
          <table:table-cell table:formula="of:=[.C173]/[.K173]" office:value-type="float" office:value="0.0259230947046074" calcext:value-type="float">
            <text:p>0.0259230947</text:p>
          </table:table-cell>
          <table:table-cell table:formula="of:=[.D173]/[.L173]" office:value-type="float" office:value="0.131057339415964" calcext:value-type="float">
            <text:p>0.1310573394</text:p>
          </table:table-cell>
          <table:table-cell table:formula="of:=[.E173]/[.M173]" office:value-type="float" office:value="0.15518937995346" calcext:value-type="float">
            <text:p>0.15518938</text:p>
          </table:table-cell>
          <table:table-cell table:formula="of:=[.F173]/[.N173]" office:value-type="string" office:string-value="" calcext:value-type="error">
            <text:p>#DIV/0!</text:p>
          </table:table-cell>
          <table:table-cell table:formula="of:=[.G173]/[.O173]" office:value-type="string" office:string-value="" calcext:value-type="error">
            <text:p>#DIV/0!</text:p>
          </table:table-cell>
          <table:table-cell table:formula="of:=[.H173]/[.P17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59068" calcext:value-type="float">
            <text:p>0.559068</text:p>
          </table:table-cell>
          <table:table-cell office:value-type="float" office:value="0.993652" calcext:value-type="float">
            <text:p>0.993652</text:p>
          </table:table-cell>
          <table:table-cell office:value-type="float" office:value="12.6417" calcext:value-type="float">
            <text:p>12.6417</text:p>
          </table:table-cell>
          <table:table-cell office:value-type="float" office:value="20.1205" calcext:value-type="float">
            <text:p>20.1205</text:p>
          </table:table-cell>
          <table:table-cell table:number-columns-repeated="4"/>
          <table:table-cell office:value-type="float" office:value="43.5432" calcext:value-type="float">
            <text:p>43.5432</text:p>
          </table:table-cell>
          <table:table-cell office:value-type="float" office:value="43.1066" calcext:value-type="float">
            <text:p>43.1066</text:p>
          </table:table-cell>
          <table:table-cell office:value-type="float" office:value="91.5521" calcext:value-type="float">
            <text:p>91.5521</text:p>
          </table:table-cell>
          <table:table-cell office:value-type="float" office:value="142.907" calcext:value-type="float">
            <text:p>142.907</text:p>
          </table:table-cell>
          <table:table-cell table:number-columns-repeated="4"/>
          <table:table-cell table:formula="of:=[.B174]/[.J174]" office:value-type="float" office:value="0.0128393870914402" calcext:value-type="float">
            <text:p>0.0128393871</text:p>
          </table:table-cell>
          <table:table-cell table:formula="of:=[.C174]/[.K174]" office:value-type="float" office:value="0.0230510409078888" calcext:value-type="float">
            <text:p>0.0230510409</text:p>
          </table:table-cell>
          <table:table-cell table:formula="of:=[.D174]/[.L174]" office:value-type="float" office:value="0.138082031979605" calcext:value-type="float">
            <text:p>0.138082032</text:p>
          </table:table-cell>
          <table:table-cell table:formula="of:=[.E174]/[.M174]" office:value-type="float" office:value="0.140794362767394" calcext:value-type="float">
            <text:p>0.1407943628</text:p>
          </table:table-cell>
          <table:table-cell table:formula="of:=[.F174]/[.N174]" office:value-type="string" office:string-value="" calcext:value-type="error">
            <text:p>#DIV/0!</text:p>
          </table:table-cell>
          <table:table-cell table:formula="of:=[.G174]/[.O174]" office:value-type="string" office:string-value="" calcext:value-type="error">
            <text:p>#DIV/0!</text:p>
          </table:table-cell>
          <table:table-cell table:formula="of:=[.H174]/[.P17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73947" calcext:value-type="float">
            <text:p>0.673947</text:p>
          </table:table-cell>
          <table:table-cell office:value-type="float" office:value="1.75874" calcext:value-type="float">
            <text:p>1.75874</text:p>
          </table:table-cell>
          <table:table-cell office:value-type="float" office:value="14.0519" calcext:value-type="float">
            <text:p>14.0519</text:p>
          </table:table-cell>
          <table:table-cell office:value-type="float" office:value="20.9633" calcext:value-type="float">
            <text:p>20.9633</text:p>
          </table:table-cell>
          <table:table-cell table:number-columns-repeated="4"/>
          <table:table-cell office:value-type="float" office:value="42.4026" calcext:value-type="float">
            <text:p>42.4026</text:p>
          </table:table-cell>
          <table:table-cell office:value-type="float" office:value="44.0576" calcext:value-type="float">
            <text:p>44.0576</text:p>
          </table:table-cell>
          <table:table-cell office:value-type="float" office:value="100.375" calcext:value-type="float">
            <text:p>100.375</text:p>
          </table:table-cell>
          <table:table-cell office:value-type="float" office:value="146.291" calcext:value-type="float">
            <text:p>146.291</text:p>
          </table:table-cell>
          <table:table-cell table:number-columns-repeated="4"/>
          <table:table-cell table:formula="of:=[.B175]/[.J175]" office:value-type="float" office:value="0.0158940017829095" calcext:value-type="float">
            <text:p>0.0158940018</text:p>
          </table:table-cell>
          <table:table-cell table:formula="of:=[.C175]/[.K175]" office:value-type="float" office:value="0.0399191058977339" calcext:value-type="float">
            <text:p>0.0399191059</text:p>
          </table:table-cell>
          <table:table-cell table:formula="of:=[.D175]/[.L175]" office:value-type="float" office:value="0.13999402241594" calcext:value-type="float">
            <text:p>0.1399940224</text:p>
          </table:table-cell>
          <table:table-cell table:formula="of:=[.E175]/[.M175]" office:value-type="float" office:value="0.143298630811191" calcext:value-type="float">
            <text:p>0.1432986308</text:p>
          </table:table-cell>
          <table:table-cell table:formula="of:=[.F175]/[.N175]" office:value-type="string" office:string-value="" calcext:value-type="error">
            <text:p>#DIV/0!</text:p>
          </table:table-cell>
          <table:table-cell table:formula="of:=[.G175]/[.O175]" office:value-type="string" office:string-value="" calcext:value-type="error">
            <text:p>#DIV/0!</text:p>
          </table:table-cell>
          <table:table-cell table:formula="of:=[.H175]/[.P17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26709" calcext:value-type="float">
            <text:p>0.926709</text:p>
          </table:table-cell>
          <table:table-cell office:value-type="float" office:value="2.29068" calcext:value-type="float">
            <text:p>2.29068</text:p>
          </table:table-cell>
          <table:table-cell office:value-type="float" office:value="14.905" calcext:value-type="float">
            <text:p>14.905</text:p>
          </table:table-cell>
          <table:table-cell office:value-type="float" office:value="21.8728" calcext:value-type="float">
            <text:p>21.8728</text:p>
          </table:table-cell>
          <table:table-cell table:number-columns-repeated="4"/>
          <table:table-cell office:value-type="float" office:value="42.6214" calcext:value-type="float">
            <text:p>42.6214</text:p>
          </table:table-cell>
          <table:table-cell office:value-type="float" office:value="45.7227" calcext:value-type="float">
            <text:p>45.7227</text:p>
          </table:table-cell>
          <table:table-cell office:value-type="float" office:value="120.465" calcext:value-type="float">
            <text:p>120.465</text:p>
          </table:table-cell>
          <table:table-cell office:value-type="float" office:value="142.535" calcext:value-type="float">
            <text:p>142.535</text:p>
          </table:table-cell>
          <table:table-cell table:number-columns-repeated="4"/>
          <table:table-cell table:formula="of:=[.B176]/[.J176]" office:value-type="float" office:value="0.0217428099499313" calcext:value-type="float">
            <text:p>0.0217428099</text:p>
          </table:table-cell>
          <table:table-cell table:formula="of:=[.C176]/[.K176]" office:value-type="float" office:value="0.0500994035785288" calcext:value-type="float">
            <text:p>0.0500994036</text:p>
          </table:table-cell>
          <table:table-cell table:formula="of:=[.D176]/[.L176]" office:value-type="float" office:value="0.123728883908189" calcext:value-type="float">
            <text:p>0.1237288839</text:p>
          </table:table-cell>
          <table:table-cell table:formula="of:=[.E176]/[.M176]" office:value-type="float" office:value="0.153455642473778" calcext:value-type="float">
            <text:p>0.1534556425</text:p>
          </table:table-cell>
          <table:table-cell table:formula="of:=[.F176]/[.N176]" office:value-type="string" office:string-value="" calcext:value-type="error">
            <text:p>#DIV/0!</text:p>
          </table:table-cell>
          <table:table-cell table:formula="of:=[.G176]/[.O176]" office:value-type="string" office:string-value="" calcext:value-type="error">
            <text:p>#DIV/0!</text:p>
          </table:table-cell>
          <table:table-cell table:formula="of:=[.H176]/[.P17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10078" calcext:value-type="float">
            <text:p>0.810078</text:p>
          </table:table-cell>
          <table:table-cell office:value-type="float" office:value="2.63408" calcext:value-type="float">
            <text:p>2.63408</text:p>
          </table:table-cell>
          <table:table-cell office:value-type="float" office:value="14.8956" calcext:value-type="float">
            <text:p>14.8956</text:p>
          </table:table-cell>
          <table:table-cell office:value-type="float" office:value="22.2974" calcext:value-type="float">
            <text:p>22.2974</text:p>
          </table:table-cell>
          <table:table-cell table:number-columns-repeated="4"/>
          <table:table-cell office:value-type="float" office:value="43.6995" calcext:value-type="float">
            <text:p>43.6995</text:p>
          </table:table-cell>
          <table:table-cell office:value-type="float" office:value="45.8896" calcext:value-type="float">
            <text:p>45.8896</text:p>
          </table:table-cell>
          <table:table-cell office:value-type="float" office:value="118.66" calcext:value-type="float">
            <text:p>118.66</text:p>
          </table:table-cell>
          <table:table-cell office:value-type="float" office:value="141.859" calcext:value-type="float">
            <text:p>141.859</text:p>
          </table:table-cell>
          <table:table-cell table:number-columns-repeated="4"/>
          <table:table-cell table:formula="of:=[.B177]/[.J177]" office:value-type="float" office:value="0.0185374661037312" calcext:value-type="float">
            <text:p>0.0185374661</text:p>
          </table:table-cell>
          <table:table-cell table:formula="of:=[.C177]/[.K177]" office:value-type="float" office:value="0.0574003695826505" calcext:value-type="float">
            <text:p>0.0574003696</text:p>
          </table:table-cell>
          <table:table-cell table:formula="of:=[.D177]/[.L177]" office:value-type="float" office:value="0.125531771447834" calcext:value-type="float">
            <text:p>0.1255317714</text:p>
          </table:table-cell>
          <table:table-cell table:formula="of:=[.E177]/[.M177]" office:value-type="float" office:value="0.157180016777222" calcext:value-type="float">
            <text:p>0.1571800168</text:p>
          </table:table-cell>
          <table:table-cell table:formula="of:=[.F177]/[.N177]" office:value-type="string" office:string-value="" calcext:value-type="error">
            <text:p>#DIV/0!</text:p>
          </table:table-cell>
          <table:table-cell table:formula="of:=[.G177]/[.O177]" office:value-type="string" office:string-value="" calcext:value-type="error">
            <text:p>#DIV/0!</text:p>
          </table:table-cell>
          <table:table-cell table:formula="of:=[.H177]/[.P17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9061" calcext:value-type="float">
            <text:p>1.19061</text:p>
          </table:table-cell>
          <table:table-cell office:value-type="float" office:value="2.51807" calcext:value-type="float">
            <text:p>2.51807</text:p>
          </table:table-cell>
          <table:table-cell office:value-type="float" office:value="15.7209" calcext:value-type="float">
            <text:p>15.7209</text:p>
          </table:table-cell>
          <table:table-cell office:value-type="float" office:value="23.1784" calcext:value-type="float">
            <text:p>23.1784</text:p>
          </table:table-cell>
          <table:table-cell table:number-columns-repeated="4"/>
          <table:table-cell office:value-type="float" office:value="44.5072" calcext:value-type="float">
            <text:p>44.5072</text:p>
          </table:table-cell>
          <table:table-cell office:value-type="float" office:value="47.2323" calcext:value-type="float">
            <text:p>47.2323</text:p>
          </table:table-cell>
          <table:table-cell office:value-type="float" office:value="116.177" calcext:value-type="float">
            <text:p>116.177</text:p>
          </table:table-cell>
          <table:table-cell office:value-type="float" office:value="145.329" calcext:value-type="float">
            <text:p>145.329</text:p>
          </table:table-cell>
          <table:table-cell table:number-columns-repeated="4"/>
          <table:table-cell table:formula="of:=[.B178]/[.J178]" office:value-type="float" office:value="0.0267509526548513" calcext:value-type="float">
            <text:p>0.0267509527</text:p>
          </table:table-cell>
          <table:table-cell table:formula="of:=[.C178]/[.K178]" office:value-type="float" office:value="0.0533124577884202" calcext:value-type="float">
            <text:p>0.0533124578</text:p>
          </table:table-cell>
          <table:table-cell table:formula="of:=[.D178]/[.L178]" office:value-type="float" office:value="0.135318522599138" calcext:value-type="float">
            <text:p>0.1353185226</text:p>
          </table:table-cell>
          <table:table-cell table:formula="of:=[.E178]/[.M178]" office:value-type="float" office:value="0.159489159080431" calcext:value-type="float">
            <text:p>0.1594891591</text:p>
          </table:table-cell>
          <table:table-cell table:formula="of:=[.F178]/[.N178]" office:value-type="string" office:string-value="" calcext:value-type="error">
            <text:p>#DIV/0!</text:p>
          </table:table-cell>
          <table:table-cell table:formula="of:=[.G178]/[.O178]" office:value-type="string" office:string-value="" calcext:value-type="error">
            <text:p>#DIV/0!</text:p>
          </table:table-cell>
          <table:table-cell table:formula="of:=[.H178]/[.P17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3957" calcext:value-type="float">
            <text:p>1.53957</text:p>
          </table:table-cell>
          <table:table-cell office:value-type="float" office:value="2.70213" calcext:value-type="float">
            <text:p>2.70213</text:p>
          </table:table-cell>
          <table:table-cell office:value-type="float" office:value="17.0005" calcext:value-type="float">
            <text:p>17.0005</text:p>
          </table:table-cell>
          <table:table-cell office:value-type="float" office:value="25.0014" calcext:value-type="float">
            <text:p>25.0014</text:p>
          </table:table-cell>
          <table:table-cell table:number-columns-repeated="4"/>
          <table:table-cell office:value-type="float" office:value="43.7617" calcext:value-type="float">
            <text:p>43.7617</text:p>
          </table:table-cell>
          <table:table-cell office:value-type="float" office:value="46.8658" calcext:value-type="float">
            <text:p>46.8658</text:p>
          </table:table-cell>
          <table:table-cell office:value-type="float" office:value="116.112" calcext:value-type="float">
            <text:p>116.112</text:p>
          </table:table-cell>
          <table:table-cell office:value-type="float" office:value="151.5" calcext:value-type="float">
            <text:p>151.5</text:p>
          </table:table-cell>
          <table:table-cell table:number-columns-repeated="4"/>
          <table:table-cell table:formula="of:=[.B179]/[.J179]" office:value-type="float" office:value="0.0351807630873572" calcext:value-type="float">
            <text:p>0.0351807631</text:p>
          </table:table-cell>
          <table:table-cell table:formula="of:=[.C179]/[.K179]" office:value-type="float" office:value="0.0576567560993304" calcext:value-type="float">
            <text:p>0.0576567561</text:p>
          </table:table-cell>
          <table:table-cell table:formula="of:=[.D179]/[.L179]" office:value-type="float" office:value="0.146414668595838" calcext:value-type="float">
            <text:p>0.1464146686</text:p>
          </table:table-cell>
          <table:table-cell table:formula="of:=[.E179]/[.M179]" office:value-type="float" office:value="0.165025742574257" calcext:value-type="float">
            <text:p>0.1650257426</text:p>
          </table:table-cell>
          <table:table-cell table:formula="of:=[.F179]/[.N179]" office:value-type="string" office:string-value="" calcext:value-type="error">
            <text:p>#DIV/0!</text:p>
          </table:table-cell>
          <table:table-cell table:formula="of:=[.G179]/[.O179]" office:value-type="string" office:string-value="" calcext:value-type="error">
            <text:p>#DIV/0!</text:p>
          </table:table-cell>
          <table:table-cell table:formula="of:=[.H179]/[.P17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81403" calcext:value-type="float">
            <text:p>1.81403</text:p>
          </table:table-cell>
          <table:table-cell office:value-type="float" office:value="2.38366" calcext:value-type="float">
            <text:p>2.38366</text:p>
          </table:table-cell>
          <table:table-cell office:value-type="float" office:value="17.9379" calcext:value-type="float">
            <text:p>17.9379</text:p>
          </table:table-cell>
          <table:table-cell office:value-type="float" office:value="25.25" calcext:value-type="float">
            <text:p>25.25</text:p>
          </table:table-cell>
          <table:table-cell table:number-columns-repeated="4"/>
          <table:table-cell office:value-type="float" office:value="45.7854" calcext:value-type="float">
            <text:p>45.7854</text:p>
          </table:table-cell>
          <table:table-cell office:value-type="float" office:value="47.8236" calcext:value-type="float">
            <text:p>47.8236</text:p>
          </table:table-cell>
          <table:table-cell office:value-type="float" office:value="112.437" calcext:value-type="float">
            <text:p>112.437</text:p>
          </table:table-cell>
          <table:table-cell office:value-type="float" office:value="153.008" calcext:value-type="float">
            <text:p>153.008</text:p>
          </table:table-cell>
          <table:table-cell table:number-columns-repeated="4"/>
          <table:table-cell table:formula="of:=[.B180]/[.J180]" office:value-type="float" office:value="0.0396202719644253" calcext:value-type="float">
            <text:p>0.039620272</text:p>
          </table:table-cell>
          <table:table-cell table:formula="of:=[.C180]/[.K180]" office:value-type="float" office:value="0.0498427554596475" calcext:value-type="float">
            <text:p>0.0498427555</text:p>
          </table:table-cell>
          <table:table-cell table:formula="of:=[.D180]/[.L180]" office:value-type="float" office:value="0.15953734091091" calcext:value-type="float">
            <text:p>0.1595373409</text:p>
          </table:table-cell>
          <table:table-cell table:formula="of:=[.E180]/[.M180]" office:value-type="float" office:value="0.165024051030012" calcext:value-type="float">
            <text:p>0.165024051</text:p>
          </table:table-cell>
          <table:table-cell table:formula="of:=[.F180]/[.N180]" office:value-type="string" office:string-value="" calcext:value-type="error">
            <text:p>#DIV/0!</text:p>
          </table:table-cell>
          <table:table-cell table:formula="of:=[.G180]/[.O180]" office:value-type="string" office:string-value="" calcext:value-type="error">
            <text:p>#DIV/0!</text:p>
          </table:table-cell>
          <table:table-cell table:formula="of:=[.H180]/[.P18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00792" calcext:value-type="float">
            <text:p>2.00792</text:p>
          </table:table-cell>
          <table:table-cell office:value-type="float" office:value="2.61061" calcext:value-type="float">
            <text:p>2.61061</text:p>
          </table:table-cell>
          <table:table-cell office:value-type="float" office:value="18.2044" calcext:value-type="float">
            <text:p>18.2044</text:p>
          </table:table-cell>
          <table:table-cell office:value-type="float" office:value="26.8082" calcext:value-type="float">
            <text:p>26.8082</text:p>
          </table:table-cell>
          <table:table-cell table:number-columns-repeated="4"/>
          <table:table-cell office:value-type="float" office:value="43.5748" calcext:value-type="float">
            <text:p>43.5748</text:p>
          </table:table-cell>
          <table:table-cell office:value-type="float" office:value="47.709" calcext:value-type="float">
            <text:p>47.709</text:p>
          </table:table-cell>
          <table:table-cell office:value-type="float" office:value="111.584" calcext:value-type="float">
            <text:p>111.584</text:p>
          </table:table-cell>
          <table:table-cell office:value-type="float" office:value="142.469" calcext:value-type="float">
            <text:p>142.469</text:p>
          </table:table-cell>
          <table:table-cell table:number-columns-repeated="4"/>
          <table:table-cell table:formula="of:=[.B181]/[.J181]" office:value-type="float" office:value="0.0460798443136859" calcext:value-type="float">
            <text:p>0.0460798443</text:p>
          </table:table-cell>
          <table:table-cell table:formula="of:=[.C181]/[.K181]" office:value-type="float" office:value="0.0547194449684546" calcext:value-type="float">
            <text:p>0.054719445</text:p>
          </table:table-cell>
          <table:table-cell table:formula="of:=[.D181]/[.L181]" office:value-type="float" office:value="0.163145253799828" calcext:value-type="float">
            <text:p>0.1631452538</text:p>
          </table:table-cell>
          <table:table-cell table:formula="of:=[.E181]/[.M181]" office:value-type="float" office:value="0.188168654233553" calcext:value-type="float">
            <text:p>0.1881686542</text:p>
          </table:table-cell>
          <table:table-cell table:formula="of:=[.F181]/[.N181]" office:value-type="string" office:string-value="" calcext:value-type="error">
            <text:p>#DIV/0!</text:p>
          </table:table-cell>
          <table:table-cell table:formula="of:=[.G181]/[.O181]" office:value-type="string" office:string-value="" calcext:value-type="error">
            <text:p>#DIV/0!</text:p>
          </table:table-cell>
          <table:table-cell table:formula="of:=[.H181]/[.P18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9741" calcext:value-type="float">
            <text:p>1.79741</text:p>
          </table:table-cell>
          <table:table-cell office:value-type="float" office:value="2.60728" calcext:value-type="float">
            <text:p>2.60728</text:p>
          </table:table-cell>
          <table:table-cell office:value-type="float" office:value="18.5688" calcext:value-type="float">
            <text:p>18.5688</text:p>
          </table:table-cell>
          <table:table-cell office:value-type="float" office:value="18.5173" calcext:value-type="float">
            <text:p>18.5173</text:p>
          </table:table-cell>
          <table:table-cell table:number-columns-repeated="4"/>
          <table:table-cell office:value-type="float" office:value="44.2395" calcext:value-type="float">
            <text:p>44.2395</text:p>
          </table:table-cell>
          <table:table-cell office:value-type="float" office:value="48.7724" calcext:value-type="float">
            <text:p>48.7724</text:p>
          </table:table-cell>
          <table:table-cell office:value-type="float" office:value="115.456" calcext:value-type="float">
            <text:p>115.456</text:p>
          </table:table-cell>
          <table:table-cell office:value-type="float" office:value="138.363" calcext:value-type="float">
            <text:p>138.363</text:p>
          </table:table-cell>
          <table:table-cell table:number-columns-repeated="4"/>
          <table:table-cell table:formula="of:=[.B182]/[.J182]" office:value-type="float" office:value="0.0406290758259022" calcext:value-type="float">
            <text:p>0.0406290758</text:p>
          </table:table-cell>
          <table:table-cell table:formula="of:=[.C182]/[.K182]" office:value-type="float" office:value="0.053458103353536" calcext:value-type="float">
            <text:p>0.0534581034</text:p>
          </table:table-cell>
          <table:table-cell table:formula="of:=[.D182]/[.L182]" office:value-type="float" office:value="0.160830099778271" calcext:value-type="float">
            <text:p>0.1608300998</text:p>
          </table:table-cell>
          <table:table-cell table:formula="of:=[.E182]/[.M182]" office:value-type="float" office:value="0.133831298829889" calcext:value-type="float">
            <text:p>0.1338312988</text:p>
          </table:table-cell>
          <table:table-cell table:formula="of:=[.F182]/[.N182]" office:value-type="string" office:string-value="" calcext:value-type="error">
            <text:p>#DIV/0!</text:p>
          </table:table-cell>
          <table:table-cell table:formula="of:=[.G182]/[.O182]" office:value-type="string" office:string-value="" calcext:value-type="error">
            <text:p>#DIV/0!</text:p>
          </table:table-cell>
          <table:table-cell table:formula="of:=[.H182]/[.P18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6732" calcext:value-type="float">
            <text:p>1.56732</text:p>
          </table:table-cell>
          <table:table-cell office:value-type="float" office:value="2.47302" calcext:value-type="float">
            <text:p>2.47302</text:p>
          </table:table-cell>
          <table:table-cell office:value-type="float" office:value="18.671" calcext:value-type="float">
            <text:p>18.671</text:p>
          </table:table-cell>
          <table:table-cell office:value-type="float" office:value="7.06638" calcext:value-type="float">
            <text:p>7.06638</text:p>
          </table:table-cell>
          <table:table-cell table:number-columns-repeated="4"/>
          <table:table-cell office:value-type="float" office:value="45.4483" calcext:value-type="float">
            <text:p>45.4483</text:p>
          </table:table-cell>
          <table:table-cell office:value-type="float" office:value="47.8917" calcext:value-type="float">
            <text:p>47.8917</text:p>
          </table:table-cell>
          <table:table-cell office:value-type="float" office:value="115.663" calcext:value-type="float">
            <text:p>115.663</text:p>
          </table:table-cell>
          <table:table-cell office:value-type="float" office:value="129.613" calcext:value-type="float">
            <text:p>129.613</text:p>
          </table:table-cell>
          <table:table-cell table:number-columns-repeated="4"/>
          <table:table-cell table:formula="of:=[.B183]/[.J183]" office:value-type="float" office:value="0.0344857783459447" calcext:value-type="float">
            <text:p>0.0344857783</text:p>
          </table:table-cell>
          <table:table-cell table:formula="of:=[.C183]/[.K183]" office:value-type="float" office:value="0.0516377576907898" calcext:value-type="float">
            <text:p>0.0516377577</text:p>
          </table:table-cell>
          <table:table-cell table:formula="of:=[.D183]/[.L183]" office:value-type="float" office:value="0.161425866526028" calcext:value-type="float">
            <text:p>0.1614258665</text:p>
          </table:table-cell>
          <table:table-cell table:formula="of:=[.E183]/[.M183]" office:value-type="float" office:value="0.0545190683033338" calcext:value-type="float">
            <text:p>0.0545190683</text:p>
          </table:table-cell>
          <table:table-cell table:formula="of:=[.F183]/[.N183]" office:value-type="string" office:string-value="" calcext:value-type="error">
            <text:p>#DIV/0!</text:p>
          </table:table-cell>
          <table:table-cell table:formula="of:=[.G183]/[.O183]" office:value-type="string" office:string-value="" calcext:value-type="error">
            <text:p>#DIV/0!</text:p>
          </table:table-cell>
          <table:table-cell table:formula="of:=[.H183]/[.P18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1368" calcext:value-type="float">
            <text:p>1.61368</text:p>
          </table:table-cell>
          <table:table-cell office:value-type="float" office:value="2.07629" calcext:value-type="float">
            <text:p>2.07629</text:p>
          </table:table-cell>
          <table:table-cell office:value-type="float" office:value="19.4961" calcext:value-type="float">
            <text:p>19.4961</text:p>
          </table:table-cell>
          <table:table-cell office:value-type="float" office:value="25.4857" calcext:value-type="float">
            <text:p>25.4857</text:p>
          </table:table-cell>
          <table:table-cell table:number-columns-repeated="4"/>
          <table:table-cell office:value-type="float" office:value="45.5273" calcext:value-type="float">
            <text:p>45.5273</text:p>
          </table:table-cell>
          <table:table-cell office:value-type="float" office:value="47.5059" calcext:value-type="float">
            <text:p>47.5059</text:p>
          </table:table-cell>
          <table:table-cell office:value-type="float" office:value="112.455" calcext:value-type="float">
            <text:p>112.455</text:p>
          </table:table-cell>
          <table:table-cell office:value-type="float" office:value="119.816" calcext:value-type="float">
            <text:p>119.816</text:p>
          </table:table-cell>
          <table:table-cell table:number-columns-repeated="4"/>
          <table:table-cell table:formula="of:=[.B184]/[.J184]" office:value-type="float" office:value="0.0354442279687133" calcext:value-type="float">
            <text:p>0.035444228</text:p>
          </table:table-cell>
          <table:table-cell table:formula="of:=[.C184]/[.K184]" office:value-type="float" office:value="0.0437059396832815" calcext:value-type="float">
            <text:p>0.0437059397</text:p>
          </table:table-cell>
          <table:table-cell table:formula="of:=[.D184]/[.L184]" office:value-type="float" office:value="0.173368013872216" calcext:value-type="float">
            <text:p>0.1733680139</text:p>
          </table:table-cell>
          <table:table-cell table:formula="of:=[.E184]/[.M184]" office:value-type="float" office:value="0.212706984042198" calcext:value-type="float">
            <text:p>0.212706984</text:p>
          </table:table-cell>
          <table:table-cell table:formula="of:=[.F184]/[.N184]" office:value-type="string" office:string-value="" calcext:value-type="error">
            <text:p>#DIV/0!</text:p>
          </table:table-cell>
          <table:table-cell table:formula="of:=[.G184]/[.O184]" office:value-type="string" office:string-value="" calcext:value-type="error">
            <text:p>#DIV/0!</text:p>
          </table:table-cell>
          <table:table-cell table:formula="of:=[.H184]/[.P18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6727" calcext:value-type="float">
            <text:p>1.76727</text:p>
          </table:table-cell>
          <table:table-cell office:value-type="float" office:value="2.30784" calcext:value-type="float">
            <text:p>2.30784</text:p>
          </table:table-cell>
          <table:table-cell office:value-type="float" office:value="18.5695" calcext:value-type="float">
            <text:p>18.5695</text:p>
          </table:table-cell>
          <table:table-cell office:value-type="float" office:value="27.04" calcext:value-type="float">
            <text:p>27.04</text:p>
          </table:table-cell>
          <table:table-cell table:number-columns-repeated="4"/>
          <table:table-cell office:value-type="float" office:value="46.3352" calcext:value-type="float">
            <text:p>46.3352</text:p>
          </table:table-cell>
          <table:table-cell office:value-type="float" office:value="49.8751" calcext:value-type="float">
            <text:p>49.8751</text:p>
          </table:table-cell>
          <table:table-cell office:value-type="float" office:value="117.63" calcext:value-type="float">
            <text:p>117.63</text:p>
          </table:table-cell>
          <table:table-cell office:value-type="float" office:value="105.81" calcext:value-type="float">
            <text:p>105.81</text:p>
          </table:table-cell>
          <table:table-cell table:number-columns-repeated="4"/>
          <table:table-cell table:formula="of:=[.B185]/[.J185]" office:value-type="float" office:value="0.0381409813705347" calcext:value-type="float">
            <text:p>0.0381409814</text:p>
          </table:table-cell>
          <table:table-cell table:formula="of:=[.C185]/[.K185]" office:value-type="float" office:value="0.0462723884262889" calcext:value-type="float">
            <text:p>0.0462723884</text:p>
          </table:table-cell>
          <table:table-cell table:formula="of:=[.D185]/[.L185]" office:value-type="float" office:value="0.157863640227833" calcext:value-type="float">
            <text:p>0.1578636402</text:p>
          </table:table-cell>
          <table:table-cell table:formula="of:=[.E185]/[.M185]" office:value-type="float" office:value="0.255552405254702" calcext:value-type="float">
            <text:p>0.2555524053</text:p>
          </table:table-cell>
          <table:table-cell table:formula="of:=[.F185]/[.N185]" office:value-type="string" office:string-value="" calcext:value-type="error">
            <text:p>#DIV/0!</text:p>
          </table:table-cell>
          <table:table-cell table:formula="of:=[.G185]/[.O185]" office:value-type="string" office:string-value="" calcext:value-type="error">
            <text:p>#DIV/0!</text:p>
          </table:table-cell>
          <table:table-cell table:formula="of:=[.H185]/[.P18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027" calcext:value-type="float">
            <text:p>1.4027</text:p>
          </table:table-cell>
          <table:table-cell office:value-type="float" office:value="2.31031" calcext:value-type="float">
            <text:p>2.31031</text:p>
          </table:table-cell>
          <table:table-cell office:value-type="float" office:value="17.723" calcext:value-type="float">
            <text:p>17.72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5.9726" calcext:value-type="float">
            <text:p>45.9726</text:p>
          </table:table-cell>
          <table:table-cell office:value-type="float" office:value="51.7734" calcext:value-type="float">
            <text:p>51.7734</text:p>
          </table:table-cell>
          <table:table-cell office:value-type="float" office:value="116.544" calcext:value-type="float">
            <text:p>116.54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86]/[.J186]" office:value-type="float" office:value="0.0305116525930663" calcext:value-type="float">
            <text:p>0.0305116526</text:p>
          </table:table-cell>
          <table:table-cell table:formula="of:=[.C186]/[.K186]" office:value-type="float" office:value="0.0446234939177261" calcext:value-type="float">
            <text:p>0.0446234939</text:p>
          </table:table-cell>
          <table:table-cell table:formula="of:=[.D186]/[.L186]" office:value-type="float" office:value="0.15207132070291" calcext:value-type="float">
            <text:p>0.1520713207</text:p>
          </table:table-cell>
          <table:table-cell table:formula="of:=[.E186]/[.M186]" office:value-type="string" office:string-value="" calcext:value-type="error">
            <text:p>#DIV/0!</text:p>
          </table:table-cell>
          <table:table-cell table:formula="of:=[.F186]/[.N186]" office:value-type="string" office:string-value="" calcext:value-type="error">
            <text:p>#DIV/0!</text:p>
          </table:table-cell>
          <table:table-cell table:formula="of:=[.G186]/[.O186]" office:value-type="string" office:string-value="" calcext:value-type="error">
            <text:p>#DIV/0!</text:p>
          </table:table-cell>
          <table:table-cell table:formula="of:=[.H186]/[.P18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356" calcext:value-type="float">
            <text:p>1.3356</text:p>
          </table:table-cell>
          <table:table-cell office:value-type="float" office:value="2.35214" calcext:value-type="float">
            <text:p>2.35214</text:p>
          </table:table-cell>
          <table:table-cell office:value-type="float" office:value="18.9014" calcext:value-type="float">
            <text:p>18.90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6.4364" calcext:value-type="float">
            <text:p>46.4364</text:p>
          </table:table-cell>
          <table:table-cell office:value-type="float" office:value="51.6588" calcext:value-type="float">
            <text:p>51.6588</text:p>
          </table:table-cell>
          <table:table-cell office:value-type="float" office:value="112.794" calcext:value-type="float">
            <text:p>112.7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87]/[.J187]" office:value-type="float" office:value="0.0287619195286456" calcext:value-type="float">
            <text:p>0.0287619195</text:p>
          </table:table-cell>
          <table:table-cell table:formula="of:=[.C187]/[.K187]" office:value-type="float" office:value="0.0455322229707233" calcext:value-type="float">
            <text:p>0.045532223</text:p>
          </table:table-cell>
          <table:table-cell table:formula="of:=[.D187]/[.L187]" office:value-type="float" office:value="0.167574516374984" calcext:value-type="float">
            <text:p>0.1675745164</text:p>
          </table:table-cell>
          <table:table-cell table:formula="of:=[.E187]/[.M187]" office:value-type="string" office:string-value="" calcext:value-type="error">
            <text:p>#DIV/0!</text:p>
          </table:table-cell>
          <table:table-cell table:formula="of:=[.F187]/[.N187]" office:value-type="string" office:string-value="" calcext:value-type="error">
            <text:p>#DIV/0!</text:p>
          </table:table-cell>
          <table:table-cell table:formula="of:=[.G187]/[.O187]" office:value-type="string" office:string-value="" calcext:value-type="error">
            <text:p>#DIV/0!</text:p>
          </table:table-cell>
          <table:table-cell table:formula="of:=[.H187]/[.P18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8069" calcext:value-type="float">
            <text:p>1.48069</text:p>
          </table:table-cell>
          <table:table-cell office:value-type="float" office:value="3.33386" calcext:value-type="float">
            <text:p>3.33386</text:p>
          </table:table-cell>
          <table:table-cell office:value-type="float" office:value="12.8323" calcext:value-type="float">
            <text:p>12.832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6.5171" calcext:value-type="float">
            <text:p>46.5171</text:p>
          </table:table-cell>
          <table:table-cell office:value-type="float" office:value="51.1808" calcext:value-type="float">
            <text:p>51.1808</text:p>
          </table:table-cell>
          <table:table-cell office:value-type="float" office:value="112.471" calcext:value-type="float">
            <text:p>112.4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88]/[.J188]" office:value-type="float" office:value="0.031831090072253" calcext:value-type="float">
            <text:p>0.0318310901</text:p>
          </table:table-cell>
          <table:table-cell table:formula="of:=[.C188]/[.K188]" office:value-type="float" office:value="0.0651388802050769" calcext:value-type="float">
            <text:p>0.0651388802</text:p>
          </table:table-cell>
          <table:table-cell table:formula="of:=[.D188]/[.L188]" office:value-type="float" office:value="0.114094299863965" calcext:value-type="float">
            <text:p>0.1140942999</text:p>
          </table:table-cell>
          <table:table-cell table:formula="of:=[.E188]/[.M188]" office:value-type="string" office:string-value="" calcext:value-type="error">
            <text:p>#DIV/0!</text:p>
          </table:table-cell>
          <table:table-cell table:formula="of:=[.F188]/[.N188]" office:value-type="string" office:string-value="" calcext:value-type="error">
            <text:p>#DIV/0!</text:p>
          </table:table-cell>
          <table:table-cell table:formula="of:=[.G188]/[.O188]" office:value-type="string" office:string-value="" calcext:value-type="error">
            <text:p>#DIV/0!</text:p>
          </table:table-cell>
          <table:table-cell table:formula="of:=[.H188]/[.P18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7216" calcext:value-type="float">
            <text:p>1.77216</text:p>
          </table:table-cell>
          <table:table-cell office:value-type="float" office:value="4.42808" calcext:value-type="float">
            <text:p>4.42808</text:p>
          </table:table-cell>
          <table:table-cell office:value-type="float" office:value="18.0781" calcext:value-type="float">
            <text:p>18.078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3.1859" calcext:value-type="float">
            <text:p>43.1859</text:p>
          </table:table-cell>
          <table:table-cell office:value-type="float" office:value="49.8295" calcext:value-type="float">
            <text:p>49.8295</text:p>
          </table:table-cell>
          <table:table-cell office:value-type="float" office:value="106.666" calcext:value-type="float">
            <text:p>106.6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89]/[.J189]" office:value-type="float" office:value="0.0410356157912652" calcext:value-type="float">
            <text:p>0.0410356158</text:p>
          </table:table-cell>
          <table:table-cell table:formula="of:=[.C189]/[.K189]" office:value-type="float" office:value="0.0888646283827853" calcext:value-type="float">
            <text:p>0.0888646284</text:p>
          </table:table-cell>
          <table:table-cell table:formula="of:=[.D189]/[.L189]" office:value-type="float" office:value="0.169483246770292" calcext:value-type="float">
            <text:p>0.1694832468</text:p>
          </table:table-cell>
          <table:table-cell table:formula="of:=[.E189]/[.M189]" office:value-type="string" office:string-value="" calcext:value-type="error">
            <text:p>#DIV/0!</text:p>
          </table:table-cell>
          <table:table-cell table:formula="of:=[.F189]/[.N189]" office:value-type="string" office:string-value="" calcext:value-type="error">
            <text:p>#DIV/0!</text:p>
          </table:table-cell>
          <table:table-cell table:formula="of:=[.G189]/[.O189]" office:value-type="string" office:string-value="" calcext:value-type="error">
            <text:p>#DIV/0!</text:p>
          </table:table-cell>
          <table:table-cell table:formula="of:=[.H189]/[.P18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3309" calcext:value-type="float">
            <text:p>1.73309</text:p>
          </table:table-cell>
          <table:table-cell office:value-type="float" office:value="4.82372" calcext:value-type="float">
            <text:p>4.82372</text:p>
          </table:table-cell>
          <table:table-cell office:value-type="float" office:value="21.4861" calcext:value-type="float">
            <text:p>21.4861</text:p>
          </table:table-cell>
          <table:table-cell office:value-type="float" office:value="0.991168" calcext:value-type="float">
            <text:p>0.991168</text:p>
          </table:table-cell>
          <table:table-cell table:number-columns-repeated="4"/>
          <table:table-cell office:value-type="float" office:value="43.9662" calcext:value-type="float">
            <text:p>43.9662</text:p>
          </table:table-cell>
          <table:table-cell office:value-type="float" office:value="46.9274" calcext:value-type="float">
            <text:p>46.9274</text:p>
          </table:table-cell>
          <table:table-cell office:value-type="float" office:value="96.1606" calcext:value-type="float">
            <text:p>96.1606</text:p>
          </table:table-cell>
          <table:table-cell office:value-type="float" office:value="32.793" calcext:value-type="float">
            <text:p>32.793</text:p>
          </table:table-cell>
          <table:table-cell table:number-columns-repeated="4"/>
          <table:table-cell table:formula="of:=[.B190]/[.J190]" office:value-type="float" office:value="0.039418689811719" calcext:value-type="float">
            <text:p>0.0394186898</text:p>
          </table:table-cell>
          <table:table-cell table:formula="of:=[.C190]/[.K190]" office:value-type="float" office:value="0.102791119900101" calcext:value-type="float">
            <text:p>0.1027911199</text:p>
          </table:table-cell>
          <table:table-cell table:formula="of:=[.D190]/[.L190]" office:value-type="float" office:value="0.22343974559227" calcext:value-type="float">
            <text:p>0.2234397456</text:p>
          </table:table-cell>
          <table:table-cell table:formula="of:=[.E190]/[.M190]" office:value-type="float" office:value="0.0302249870399171" calcext:value-type="float">
            <text:p>0.030224987</text:p>
          </table:table-cell>
          <table:table-cell table:formula="of:=[.F190]/[.N190]" office:value-type="string" office:string-value="" calcext:value-type="error">
            <text:p>#DIV/0!</text:p>
          </table:table-cell>
          <table:table-cell table:formula="of:=[.G190]/[.O190]" office:value-type="string" office:string-value="" calcext:value-type="error">
            <text:p>#DIV/0!</text:p>
          </table:table-cell>
          <table:table-cell table:formula="of:=[.H190]/[.P19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8429" calcext:value-type="float">
            <text:p>1.78429</text:p>
          </table:table-cell>
          <table:table-cell office:value-type="float" office:value="4.59132" calcext:value-type="float">
            <text:p>4.5913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3.0243" calcext:value-type="float">
            <text:p>43.0243</text:p>
          </table:table-cell>
          <table:table-cell office:value-type="float" office:value="49.1939" calcext:value-type="float">
            <text:p>49.193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91]/[.J191]" office:value-type="float" office:value="0.0414716799576054" calcext:value-type="float">
            <text:p>0.04147168</text:p>
          </table:table-cell>
          <table:table-cell table:formula="of:=[.C191]/[.K191]" office:value-type="float" office:value="0.0933310837319261" calcext:value-type="float">
            <text:p>0.0933310837</text:p>
          </table:table-cell>
          <table:table-cell table:formula="of:=[.D191]/[.L191]" office:value-type="string" office:string-value="" calcext:value-type="error">
            <text:p>#DIV/0!</text:p>
          </table:table-cell>
          <table:table-cell table:formula="of:=[.E191]/[.M191]" office:value-type="string" office:string-value="" calcext:value-type="error">
            <text:p>#DIV/0!</text:p>
          </table:table-cell>
          <table:table-cell table:formula="of:=[.F191]/[.N191]" office:value-type="string" office:string-value="" calcext:value-type="error">
            <text:p>#DIV/0!</text:p>
          </table:table-cell>
          <table:table-cell table:formula="of:=[.G191]/[.O191]" office:value-type="string" office:string-value="" calcext:value-type="error">
            <text:p>#DIV/0!</text:p>
          </table:table-cell>
          <table:table-cell table:formula="of:=[.H191]/[.P19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3388" calcext:value-type="float">
            <text:p>1.63388</text:p>
          </table:table-cell>
          <table:table-cell office:value-type="float" office:value="3.48225" calcext:value-type="float">
            <text:p>3.482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5.3659" calcext:value-type="float">
            <text:p>45.3659</text:p>
          </table:table-cell>
          <table:table-cell office:value-type="float" office:value="50.5091" calcext:value-type="float">
            <text:p>50.509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92]/[.J192]" office:value-type="float" office:value="0.0360155976184755" calcext:value-type="float">
            <text:p>0.0360155976</text:p>
          </table:table-cell>
          <table:table-cell table:formula="of:=[.C192]/[.K192]" office:value-type="float" office:value="0.0689430221484841" calcext:value-type="float">
            <text:p>0.0689430221</text:p>
          </table:table-cell>
          <table:table-cell table:formula="of:=[.D192]/[.L192]" office:value-type="string" office:string-value="" calcext:value-type="error">
            <text:p>#DIV/0!</text:p>
          </table:table-cell>
          <table:table-cell table:formula="of:=[.E192]/[.M192]" office:value-type="string" office:string-value="" calcext:value-type="error">
            <text:p>#DIV/0!</text:p>
          </table:table-cell>
          <table:table-cell table:formula="of:=[.F192]/[.N192]" office:value-type="string" office:string-value="" calcext:value-type="error">
            <text:p>#DIV/0!</text:p>
          </table:table-cell>
          <table:table-cell table:formula="of:=[.G192]/[.O192]" office:value-type="string" office:string-value="" calcext:value-type="error">
            <text:p>#DIV/0!</text:p>
          </table:table-cell>
          <table:table-cell table:formula="of:=[.H192]/[.P19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5082" calcext:value-type="float">
            <text:p>1.75082</text:p>
          </table:table-cell>
          <table:table-cell office:value-type="float" office:value="3.03427" calcext:value-type="float">
            <text:p>3.0342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.7423" calcext:value-type="float">
            <text:p>42.7423</text:p>
          </table:table-cell>
          <table:table-cell office:value-type="float" office:value="49.9941" calcext:value-type="float">
            <text:p>49.994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93]/[.J193]" office:value-type="float" office:value="0.0409622317937968" calcext:value-type="float">
            <text:p>0.0409622318</text:p>
          </table:table-cell>
          <table:table-cell table:formula="of:=[.C193]/[.K193]" office:value-type="float" office:value="0.0606925617222832" calcext:value-type="float">
            <text:p>0.0606925617</text:p>
          </table:table-cell>
          <table:table-cell table:formula="of:=[.D193]/[.L193]" office:value-type="string" office:string-value="" calcext:value-type="error">
            <text:p>#DIV/0!</text:p>
          </table:table-cell>
          <table:table-cell table:formula="of:=[.E193]/[.M193]" office:value-type="string" office:string-value="" calcext:value-type="error">
            <text:p>#DIV/0!</text:p>
          </table:table-cell>
          <table:table-cell table:formula="of:=[.F193]/[.N193]" office:value-type="string" office:string-value="" calcext:value-type="error">
            <text:p>#DIV/0!</text:p>
          </table:table-cell>
          <table:table-cell table:formula="of:=[.G193]/[.O193]" office:value-type="string" office:string-value="" calcext:value-type="error">
            <text:p>#DIV/0!</text:p>
          </table:table-cell>
          <table:table-cell table:formula="of:=[.H193]/[.P19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2833" calcext:value-type="float">
            <text:p>1.92833</text:p>
          </table:table-cell>
          <table:table-cell office:value-type="float" office:value="3.5108" calcext:value-type="float">
            <text:p>3.510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3.2918" calcext:value-type="float">
            <text:p>43.2918</text:p>
          </table:table-cell>
          <table:table-cell office:value-type="float" office:value="49.6719" calcext:value-type="float">
            <text:p>49.671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94]/[.J194]" office:value-type="float" office:value="0.0445426154606646" calcext:value-type="float">
            <text:p>0.0445426155</text:p>
          </table:table-cell>
          <table:table-cell table:formula="of:=[.C194]/[.K194]" office:value-type="float" office:value="0.0706798008531987" calcext:value-type="float">
            <text:p>0.0706798009</text:p>
          </table:table-cell>
          <table:table-cell table:formula="of:=[.D194]/[.L194]" office:value-type="string" office:string-value="" calcext:value-type="error">
            <text:p>#DIV/0!</text:p>
          </table:table-cell>
          <table:table-cell table:formula="of:=[.E194]/[.M194]" office:value-type="string" office:string-value="" calcext:value-type="error">
            <text:p>#DIV/0!</text:p>
          </table:table-cell>
          <table:table-cell table:formula="of:=[.F194]/[.N194]" office:value-type="string" office:string-value="" calcext:value-type="error">
            <text:p>#DIV/0!</text:p>
          </table:table-cell>
          <table:table-cell table:formula="of:=[.G194]/[.O194]" office:value-type="string" office:string-value="" calcext:value-type="error">
            <text:p>#DIV/0!</text:p>
          </table:table-cell>
          <table:table-cell table:formula="of:=[.H194]/[.P19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8627" calcext:value-type="float">
            <text:p>1.98627</text:p>
          </table:table-cell>
          <table:table-cell office:value-type="float" office:value="3.94687" calcext:value-type="float">
            <text:p>3.9468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.7342" calcext:value-type="float">
            <text:p>44.7342</text:p>
          </table:table-cell>
          <table:table-cell office:value-type="float" office:value="51.6591" calcext:value-type="float">
            <text:p>51.659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95]/[.J195]" office:value-type="float" office:value="0.0444015987767748" calcext:value-type="float">
            <text:p>0.0444015988</text:p>
          </table:table-cell>
          <table:table-cell table:formula="of:=[.C195]/[.K195]" office:value-type="float" office:value="0.0764022214866306" calcext:value-type="float">
            <text:p>0.0764022215</text:p>
          </table:table-cell>
          <table:table-cell table:formula="of:=[.D195]/[.L195]" office:value-type="string" office:string-value="" calcext:value-type="error">
            <text:p>#DIV/0!</text:p>
          </table:table-cell>
          <table:table-cell table:formula="of:=[.E195]/[.M195]" office:value-type="string" office:string-value="" calcext:value-type="error">
            <text:p>#DIV/0!</text:p>
          </table:table-cell>
          <table:table-cell table:formula="of:=[.F195]/[.N195]" office:value-type="string" office:string-value="" calcext:value-type="error">
            <text:p>#DIV/0!</text:p>
          </table:table-cell>
          <table:table-cell table:formula="of:=[.G195]/[.O195]" office:value-type="string" office:string-value="" calcext:value-type="error">
            <text:p>#DIV/0!</text:p>
          </table:table-cell>
          <table:table-cell table:formula="of:=[.H195]/[.P19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4419" calcext:value-type="float">
            <text:p>1.44419</text:p>
          </table:table-cell>
          <table:table-cell office:value-type="float" office:value="3.50224" calcext:value-type="float">
            <text:p>3.50224</text:p>
          </table:table-cell>
          <table:table-cell table:number-columns-repeated="6"/>
          <table:table-cell office:value-type="float" office:value="46.2507" calcext:value-type="float">
            <text:p>46.2507</text:p>
          </table:table-cell>
          <table:table-cell office:value-type="float" office:value="50.4991" calcext:value-type="float">
            <text:p>50.4991</text:p>
          </table:table-cell>
          <table:table-cell table:number-columns-repeated="6"/>
          <table:table-cell table:formula="of:=[.B196]/[.J196]" office:value-type="float" office:value="0.0312252571312434" calcext:value-type="float">
            <text:p>0.0312252571</text:p>
          </table:table-cell>
          <table:table-cell table:formula="of:=[.C196]/[.K196]" office:value-type="float" office:value="0.0693525231142733" calcext:value-type="float">
            <text:p>0.0693525231</text:p>
          </table:table-cell>
          <table:table-cell table:formula="of:=[.D196]/[.L196]" office:value-type="string" office:string-value="" calcext:value-type="error">
            <text:p>#DIV/0!</text:p>
          </table:table-cell>
          <table:table-cell table:formula="of:=[.E196]/[.M196]" office:value-type="string" office:string-value="" calcext:value-type="error">
            <text:p>#DIV/0!</text:p>
          </table:table-cell>
          <table:table-cell table:formula="of:=[.F196]/[.N196]" office:value-type="string" office:string-value="" calcext:value-type="error">
            <text:p>#DIV/0!</text:p>
          </table:table-cell>
          <table:table-cell table:formula="of:=[.G196]/[.O196]" office:value-type="string" office:string-value="" calcext:value-type="error">
            <text:p>#DIV/0!</text:p>
          </table:table-cell>
          <table:table-cell table:formula="of:=[.H196]/[.P19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00325" calcext:value-type="float">
            <text:p>1.00325</text:p>
          </table:table-cell>
          <table:table-cell office:value-type="float" office:value="2.84711" calcext:value-type="float">
            <text:p>2.84711</text:p>
          </table:table-cell>
          <table:table-cell table:number-columns-repeated="6"/>
          <table:table-cell office:value-type="float" office:value="41.9422" calcext:value-type="float">
            <text:p>41.9422</text:p>
          </table:table-cell>
          <table:table-cell office:value-type="float" office:value="49.0825" calcext:value-type="float">
            <text:p>49.0825</text:p>
          </table:table-cell>
          <table:table-cell table:number-columns-repeated="6"/>
          <table:table-cell table:formula="of:=[.B197]/[.J197]" office:value-type="float" office:value="0.023919822994502" calcext:value-type="float">
            <text:p>0.023919823</text:p>
          </table:table-cell>
          <table:table-cell table:formula="of:=[.C197]/[.K197]" office:value-type="float" office:value="0.0580066215046096" calcext:value-type="float">
            <text:p>0.0580066215</text:p>
          </table:table-cell>
          <table:table-cell table:formula="of:=[.D197]/[.L197]" office:value-type="string" office:string-value="" calcext:value-type="error">
            <text:p>#DIV/0!</text:p>
          </table:table-cell>
          <table:table-cell table:formula="of:=[.E197]/[.M197]" office:value-type="string" office:string-value="" calcext:value-type="error">
            <text:p>#DIV/0!</text:p>
          </table:table-cell>
          <table:table-cell table:formula="of:=[.F197]/[.N197]" office:value-type="string" office:string-value="" calcext:value-type="error">
            <text:p>#DIV/0!</text:p>
          </table:table-cell>
          <table:table-cell table:formula="of:=[.G197]/[.O197]" office:value-type="string" office:string-value="" calcext:value-type="error">
            <text:p>#DIV/0!</text:p>
          </table:table-cell>
          <table:table-cell table:formula="of:=[.H197]/[.P19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03009" calcext:value-type="float">
            <text:p>1.03009</text:p>
          </table:table-cell>
          <table:table-cell office:value-type="float" office:value="3.45823" calcext:value-type="float">
            <text:p>3.45823</text:p>
          </table:table-cell>
          <table:table-cell table:number-columns-repeated="6"/>
          <table:table-cell office:value-type="float" office:value="43.467" calcext:value-type="float">
            <text:p>43.467</text:p>
          </table:table-cell>
          <table:table-cell office:value-type="float" office:value="48.7729" calcext:value-type="float">
            <text:p>48.7729</text:p>
          </table:table-cell>
          <table:table-cell table:number-columns-repeated="6"/>
          <table:table-cell table:formula="of:=[.B198]/[.J198]" office:value-type="float" office:value="0.0236982078358295" calcext:value-type="float">
            <text:p>0.0236982078</text:p>
          </table:table-cell>
          <table:table-cell table:formula="of:=[.C198]/[.K198]" office:value-type="float" office:value="0.0709047442329654" calcext:value-type="float">
            <text:p>0.0709047442</text:p>
          </table:table-cell>
          <table:table-cell table:formula="of:=[.D198]/[.L198]" office:value-type="string" office:string-value="" calcext:value-type="error">
            <text:p>#DIV/0!</text:p>
          </table:table-cell>
          <table:table-cell table:formula="of:=[.E198]/[.M198]" office:value-type="string" office:string-value="" calcext:value-type="error">
            <text:p>#DIV/0!</text:p>
          </table:table-cell>
          <table:table-cell table:formula="of:=[.F198]/[.N198]" office:value-type="string" office:string-value="" calcext:value-type="error">
            <text:p>#DIV/0!</text:p>
          </table:table-cell>
          <table:table-cell table:formula="of:=[.G198]/[.O198]" office:value-type="string" office:string-value="" calcext:value-type="error">
            <text:p>#DIV/0!</text:p>
          </table:table-cell>
          <table:table-cell table:formula="of:=[.H198]/[.P19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0134" calcext:value-type="float">
            <text:p>1.50134</text:p>
          </table:table-cell>
          <table:table-cell office:value-type="float" office:value="4.0328" calcext:value-type="float">
            <text:p>4.0328</text:p>
          </table:table-cell>
          <table:table-cell table:number-columns-repeated="6"/>
          <table:table-cell office:value-type="float" office:value="45.5757" calcext:value-type="float">
            <text:p>45.5757</text:p>
          </table:table-cell>
          <table:table-cell office:value-type="float" office:value="50.9698" calcext:value-type="float">
            <text:p>50.9698</text:p>
          </table:table-cell>
          <table:table-cell table:number-columns-repeated="6"/>
          <table:table-cell table:formula="of:=[.B199]/[.J199]" office:value-type="float" office:value="0.0329416772534487" calcext:value-type="float">
            <text:p>0.0329416773</text:p>
          </table:table-cell>
          <table:table-cell table:formula="of:=[.C199]/[.K199]" office:value-type="float" office:value="0.079121362061456" calcext:value-type="float">
            <text:p>0.0791213621</text:p>
          </table:table-cell>
          <table:table-cell table:formula="of:=[.D199]/[.L199]" office:value-type="string" office:string-value="" calcext:value-type="error">
            <text:p>#DIV/0!</text:p>
          </table:table-cell>
          <table:table-cell table:formula="of:=[.E199]/[.M199]" office:value-type="string" office:string-value="" calcext:value-type="error">
            <text:p>#DIV/0!</text:p>
          </table:table-cell>
          <table:table-cell table:formula="of:=[.F199]/[.N199]" office:value-type="string" office:string-value="" calcext:value-type="error">
            <text:p>#DIV/0!</text:p>
          </table:table-cell>
          <table:table-cell table:formula="of:=[.G199]/[.O199]" office:value-type="string" office:string-value="" calcext:value-type="error">
            <text:p>#DIV/0!</text:p>
          </table:table-cell>
          <table:table-cell table:formula="of:=[.H199]/[.P19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3022" calcext:value-type="float">
            <text:p>1.73022</text:p>
          </table:table-cell>
          <table:table-cell office:value-type="float" office:value="4.51652" calcext:value-type="float">
            <text:p>4.51652</text:p>
          </table:table-cell>
          <table:table-cell table:number-columns-repeated="6"/>
          <table:table-cell office:value-type="float" office:value="46.1563" calcext:value-type="float">
            <text:p>46.1563</text:p>
          </table:table-cell>
          <table:table-cell office:value-type="float" office:value="52.5707" calcext:value-type="float">
            <text:p>52.5707</text:p>
          </table:table-cell>
          <table:table-cell table:number-columns-repeated="6"/>
          <table:table-cell table:formula="of:=[.B200]/[.J200]" office:value-type="float" office:value="0.0374861069886451" calcext:value-type="float">
            <text:p>0.037486107</text:p>
          </table:table-cell>
          <table:table-cell table:formula="of:=[.C200]/[.K200]" office:value-type="float" office:value="0.0859132558630568" calcext:value-type="float">
            <text:p>0.0859132559</text:p>
          </table:table-cell>
          <table:table-cell table:formula="of:=[.D200]/[.L200]" office:value-type="string" office:string-value="" calcext:value-type="error">
            <text:p>#DIV/0!</text:p>
          </table:table-cell>
          <table:table-cell table:formula="of:=[.E200]/[.M200]" office:value-type="string" office:string-value="" calcext:value-type="error">
            <text:p>#DIV/0!</text:p>
          </table:table-cell>
          <table:table-cell table:formula="of:=[.F200]/[.N200]" office:value-type="string" office:string-value="" calcext:value-type="error">
            <text:p>#DIV/0!</text:p>
          </table:table-cell>
          <table:table-cell table:formula="of:=[.G200]/[.O200]" office:value-type="string" office:string-value="" calcext:value-type="error">
            <text:p>#DIV/0!</text:p>
          </table:table-cell>
          <table:table-cell table:formula="of:=[.H200]/[.P20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861" calcext:value-type="float">
            <text:p>1.3861</text:p>
          </table:table-cell>
          <table:table-cell office:value-type="float" office:value="4.09683" calcext:value-type="float">
            <text:p>4.09683</text:p>
          </table:table-cell>
          <table:table-cell table:number-columns-repeated="6"/>
          <table:table-cell office:value-type="float" office:value="45.3874" calcext:value-type="float">
            <text:p>45.3874</text:p>
          </table:table-cell>
          <table:table-cell office:value-type="float" office:value="53.5605" calcext:value-type="float">
            <text:p>53.5605</text:p>
          </table:table-cell>
          <table:table-cell table:number-columns-repeated="6"/>
          <table:table-cell table:formula="of:=[.B201]/[.J201]" office:value-type="float" office:value="0.0305393126726801" calcext:value-type="float">
            <text:p>0.0305393127</text:p>
          </table:table-cell>
          <table:table-cell table:formula="of:=[.C201]/[.K201]" office:value-type="float" office:value="0.076489763911838" calcext:value-type="float">
            <text:p>0.0764897639</text:p>
          </table:table-cell>
          <table:table-cell table:formula="of:=[.D201]/[.L201]" office:value-type="string" office:string-value="" calcext:value-type="error">
            <text:p>#DIV/0!</text:p>
          </table:table-cell>
          <table:table-cell table:formula="of:=[.E201]/[.M201]" office:value-type="string" office:string-value="" calcext:value-type="error">
            <text:p>#DIV/0!</text:p>
          </table:table-cell>
          <table:table-cell table:formula="of:=[.F201]/[.N201]" office:value-type="string" office:string-value="" calcext:value-type="error">
            <text:p>#DIV/0!</text:p>
          </table:table-cell>
          <table:table-cell table:formula="of:=[.G201]/[.O201]" office:value-type="string" office:string-value="" calcext:value-type="error">
            <text:p>#DIV/0!</text:p>
          </table:table-cell>
          <table:table-cell table:formula="of:=[.H201]/[.P20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8133" calcext:value-type="float">
            <text:p>1.28133</text:p>
          </table:table-cell>
          <table:table-cell office:value-type="float" office:value="3.97539" calcext:value-type="float">
            <text:p>3.97539</text:p>
          </table:table-cell>
          <table:table-cell table:number-columns-repeated="6"/>
          <table:table-cell office:value-type="float" office:value="45.6927" calcext:value-type="float">
            <text:p>45.6927</text:p>
          </table:table-cell>
          <table:table-cell office:value-type="float" office:value="53.4103" calcext:value-type="float">
            <text:p>53.4103</text:p>
          </table:table-cell>
          <table:table-cell table:number-columns-repeated="6"/>
          <table:table-cell table:formula="of:=[.B202]/[.J202]" office:value-type="float" office:value="0.0280423349900531" calcext:value-type="float">
            <text:p>0.028042335</text:p>
          </table:table-cell>
          <table:table-cell table:formula="of:=[.C202]/[.K202]" office:value-type="float" office:value="0.0744311490480301" calcext:value-type="float">
            <text:p>0.074431149</text:p>
          </table:table-cell>
          <table:table-cell table:formula="of:=[.D202]/[.L202]" office:value-type="string" office:string-value="" calcext:value-type="error">
            <text:p>#DIV/0!</text:p>
          </table:table-cell>
          <table:table-cell table:formula="of:=[.E202]/[.M202]" office:value-type="string" office:string-value="" calcext:value-type="error">
            <text:p>#DIV/0!</text:p>
          </table:table-cell>
          <table:table-cell table:formula="of:=[.F202]/[.N202]" office:value-type="string" office:string-value="" calcext:value-type="error">
            <text:p>#DIV/0!</text:p>
          </table:table-cell>
          <table:table-cell table:formula="of:=[.G202]/[.O202]" office:value-type="string" office:string-value="" calcext:value-type="error">
            <text:p>#DIV/0!</text:p>
          </table:table-cell>
          <table:table-cell table:formula="of:=[.H202]/[.P20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5092" calcext:value-type="float">
            <text:p>1.45092</text:p>
          </table:table-cell>
          <table:table-cell office:value-type="float" office:value="3.90607" calcext:value-type="float">
            <text:p>3.90607</text:p>
          </table:table-cell>
          <table:table-cell table:number-columns-repeated="6"/>
          <table:table-cell office:value-type="float" office:value="45.9965" calcext:value-type="float">
            <text:p>45.9965</text:p>
          </table:table-cell>
          <table:table-cell office:value-type="float" office:value="52.905" calcext:value-type="float">
            <text:p>52.905</text:p>
          </table:table-cell>
          <table:table-cell table:number-columns-repeated="6"/>
          <table:table-cell table:formula="of:=[.B203]/[.J203]" office:value-type="float" office:value="0.0315441392279847" calcext:value-type="float">
            <text:p>0.0315441392</text:p>
          </table:table-cell>
          <table:table-cell table:formula="of:=[.C203]/[.K203]" office:value-type="float" office:value="0.0738317739344107" calcext:value-type="float">
            <text:p>0.0738317739</text:p>
          </table:table-cell>
          <table:table-cell table:formula="of:=[.D203]/[.L203]" office:value-type="string" office:string-value="" calcext:value-type="error">
            <text:p>#DIV/0!</text:p>
          </table:table-cell>
          <table:table-cell table:formula="of:=[.E203]/[.M203]" office:value-type="string" office:string-value="" calcext:value-type="error">
            <text:p>#DIV/0!</text:p>
          </table:table-cell>
          <table:table-cell table:formula="of:=[.F203]/[.N203]" office:value-type="string" office:string-value="" calcext:value-type="error">
            <text:p>#DIV/0!</text:p>
          </table:table-cell>
          <table:table-cell table:formula="of:=[.G203]/[.O203]" office:value-type="string" office:string-value="" calcext:value-type="error">
            <text:p>#DIV/0!</text:p>
          </table:table-cell>
          <table:table-cell table:formula="of:=[.H203]/[.P20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1729" calcext:value-type="float">
            <text:p>1.31729</text:p>
          </table:table-cell>
          <table:table-cell office:value-type="float" office:value="4.38135" calcext:value-type="float">
            <text:p>4.38135</text:p>
          </table:table-cell>
          <table:table-cell table:number-columns-repeated="6"/>
          <table:table-cell office:value-type="float" office:value="46.3275" calcext:value-type="float">
            <text:p>46.3275</text:p>
          </table:table-cell>
          <table:table-cell office:value-type="float" office:value="52.8378" calcext:value-type="float">
            <text:p>52.8378</text:p>
          </table:table-cell>
          <table:table-cell table:number-columns-repeated="6"/>
          <table:table-cell table:formula="of:=[.B204]/[.J204]" office:value-type="float" office:value="0.0284342992822837" calcext:value-type="float">
            <text:p>0.0284342993</text:p>
          </table:table-cell>
          <table:table-cell table:formula="of:=[.C204]/[.K204]" office:value-type="float" office:value="0.0829207499176726" calcext:value-type="float">
            <text:p>0.0829207499</text:p>
          </table:table-cell>
          <table:table-cell table:formula="of:=[.D204]/[.L204]" office:value-type="string" office:string-value="" calcext:value-type="error">
            <text:p>#DIV/0!</text:p>
          </table:table-cell>
          <table:table-cell table:formula="of:=[.E204]/[.M204]" office:value-type="string" office:string-value="" calcext:value-type="error">
            <text:p>#DIV/0!</text:p>
          </table:table-cell>
          <table:table-cell table:formula="of:=[.F204]/[.N204]" office:value-type="string" office:string-value="" calcext:value-type="error">
            <text:p>#DIV/0!</text:p>
          </table:table-cell>
          <table:table-cell table:formula="of:=[.G204]/[.O204]" office:value-type="string" office:string-value="" calcext:value-type="error">
            <text:p>#DIV/0!</text:p>
          </table:table-cell>
          <table:table-cell table:formula="of:=[.H204]/[.P20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4186" calcext:value-type="float">
            <text:p>1.34186</text:p>
          </table:table-cell>
          <table:table-cell office:value-type="float" office:value="4.22974" calcext:value-type="float">
            <text:p>4.22974</text:p>
          </table:table-cell>
          <table:table-cell table:number-columns-repeated="6"/>
          <table:table-cell office:value-type="float" office:value="47.1312" calcext:value-type="float">
            <text:p>47.1312</text:p>
          </table:table-cell>
          <table:table-cell office:value-type="float" office:value="52.6798" calcext:value-type="float">
            <text:p>52.6798</text:p>
          </table:table-cell>
          <table:table-cell table:number-columns-repeated="6"/>
          <table:table-cell table:formula="of:=[.B205]/[.J205]" office:value-type="float" office:value="0.028470737006484" calcext:value-type="float">
            <text:p>0.028470737</text:p>
          </table:table-cell>
          <table:table-cell table:formula="of:=[.C205]/[.K205]" office:value-type="float" office:value="0.0802914969305123" calcext:value-type="float">
            <text:p>0.0802914969</text:p>
          </table:table-cell>
          <table:table-cell table:formula="of:=[.D205]/[.L205]" office:value-type="string" office:string-value="" calcext:value-type="error">
            <text:p>#DIV/0!</text:p>
          </table:table-cell>
          <table:table-cell table:formula="of:=[.E205]/[.M205]" office:value-type="string" office:string-value="" calcext:value-type="error">
            <text:p>#DIV/0!</text:p>
          </table:table-cell>
          <table:table-cell table:formula="of:=[.F205]/[.N205]" office:value-type="string" office:string-value="" calcext:value-type="error">
            <text:p>#DIV/0!</text:p>
          </table:table-cell>
          <table:table-cell table:formula="of:=[.G205]/[.O205]" office:value-type="string" office:string-value="" calcext:value-type="error">
            <text:p>#DIV/0!</text:p>
          </table:table-cell>
          <table:table-cell table:formula="of:=[.H205]/[.P20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1704" calcext:value-type="float">
            <text:p>1.21704</text:p>
          </table:table-cell>
          <table:table-cell office:value-type="float" office:value="3.6985" calcext:value-type="float">
            <text:p>3.6985</text:p>
          </table:table-cell>
          <table:table-cell table:number-columns-repeated="6"/>
          <table:table-cell office:value-type="float" office:value="47.1603" calcext:value-type="float">
            <text:p>47.1603</text:p>
          </table:table-cell>
          <table:table-cell office:value-type="float" office:value="53.5316" calcext:value-type="float">
            <text:p>53.5316</text:p>
          </table:table-cell>
          <table:table-cell table:number-columns-repeated="6"/>
          <table:table-cell table:formula="of:=[.B206]/[.J206]" office:value-type="float" office:value="0.0258064516129032" calcext:value-type="float">
            <text:p>0.0258064516</text:p>
          </table:table-cell>
          <table:table-cell table:formula="of:=[.C206]/[.K206]" office:value-type="float" office:value="0.0690900328030546" calcext:value-type="float">
            <text:p>0.0690900328</text:p>
          </table:table-cell>
          <table:table-cell table:formula="of:=[.D206]/[.L206]" office:value-type="string" office:string-value="" calcext:value-type="error">
            <text:p>#DIV/0!</text:p>
          </table:table-cell>
          <table:table-cell table:formula="of:=[.E206]/[.M206]" office:value-type="string" office:string-value="" calcext:value-type="error">
            <text:p>#DIV/0!</text:p>
          </table:table-cell>
          <table:table-cell table:formula="of:=[.F206]/[.N206]" office:value-type="string" office:string-value="" calcext:value-type="error">
            <text:p>#DIV/0!</text:p>
          </table:table-cell>
          <table:table-cell table:formula="of:=[.G206]/[.O206]" office:value-type="string" office:string-value="" calcext:value-type="error">
            <text:p>#DIV/0!</text:p>
          </table:table-cell>
          <table:table-cell table:formula="of:=[.H206]/[.P20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8274" calcext:value-type="float">
            <text:p>1.68274</text:p>
          </table:table-cell>
          <table:table-cell office:value-type="float" office:value="3.55778" calcext:value-type="float">
            <text:p>3.55778</text:p>
          </table:table-cell>
          <table:table-cell table:number-columns-repeated="6"/>
          <table:table-cell office:value-type="float" office:value="47.93" calcext:value-type="float">
            <text:p>47.93</text:p>
          </table:table-cell>
          <table:table-cell office:value-type="float" office:value="67.3058" calcext:value-type="float">
            <text:p>67.3058</text:p>
          </table:table-cell>
          <table:table-cell table:number-columns-repeated="6"/>
          <table:table-cell table:formula="of:=[.B207]/[.J207]" office:value-type="float" office:value="0.0351082829125808" calcext:value-type="float">
            <text:p>0.0351082829</text:p>
          </table:table-cell>
          <table:table-cell table:formula="of:=[.C207]/[.K207]" office:value-type="float" office:value="0.0528599318335121" calcext:value-type="float">
            <text:p>0.0528599318</text:p>
          </table:table-cell>
          <table:table-cell table:formula="of:=[.D207]/[.L207]" office:value-type="string" office:string-value="" calcext:value-type="error">
            <text:p>#DIV/0!</text:p>
          </table:table-cell>
          <table:table-cell table:formula="of:=[.E207]/[.M207]" office:value-type="string" office:string-value="" calcext:value-type="error">
            <text:p>#DIV/0!</text:p>
          </table:table-cell>
          <table:table-cell table:formula="of:=[.F207]/[.N207]" office:value-type="string" office:string-value="" calcext:value-type="error">
            <text:p>#DIV/0!</text:p>
          </table:table-cell>
          <table:table-cell table:formula="of:=[.G207]/[.O207]" office:value-type="string" office:string-value="" calcext:value-type="error">
            <text:p>#DIV/0!</text:p>
          </table:table-cell>
          <table:table-cell table:formula="of:=[.H207]/[.P20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07438" calcext:value-type="float">
            <text:p>2.07438</text:p>
          </table:table-cell>
          <table:table-cell office:value-type="float" office:value="4.61901" calcext:value-type="float">
            <text:p>4.61901</text:p>
          </table:table-cell>
          <table:table-cell table:number-columns-repeated="6"/>
          <table:table-cell office:value-type="float" office:value="47.9197" calcext:value-type="float">
            <text:p>47.9197</text:p>
          </table:table-cell>
          <table:table-cell office:value-type="float" office:value="66.7518" calcext:value-type="float">
            <text:p>66.7518</text:p>
          </table:table-cell>
          <table:table-cell table:number-columns-repeated="6"/>
          <table:table-cell table:formula="of:=[.B208]/[.J208]" office:value-type="float" office:value="0.043288668334735" calcext:value-type="float">
            <text:p>0.0432886683</text:p>
          </table:table-cell>
          <table:table-cell table:formula="of:=[.C208]/[.K208]" office:value-type="float" office:value="0.0691967857046552" calcext:value-type="float">
            <text:p>0.0691967857</text:p>
          </table:table-cell>
          <table:table-cell table:formula="of:=[.D208]/[.L208]" office:value-type="string" office:string-value="" calcext:value-type="error">
            <text:p>#DIV/0!</text:p>
          </table:table-cell>
          <table:table-cell table:formula="of:=[.E208]/[.M208]" office:value-type="string" office:string-value="" calcext:value-type="error">
            <text:p>#DIV/0!</text:p>
          </table:table-cell>
          <table:table-cell table:formula="of:=[.F208]/[.N208]" office:value-type="string" office:string-value="" calcext:value-type="error">
            <text:p>#DIV/0!</text:p>
          </table:table-cell>
          <table:table-cell table:formula="of:=[.G208]/[.O208]" office:value-type="string" office:string-value="" calcext:value-type="error">
            <text:p>#DIV/0!</text:p>
          </table:table-cell>
          <table:table-cell table:formula="of:=[.H208]/[.P20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6194" calcext:value-type="float">
            <text:p>1.66194</text:p>
          </table:table-cell>
          <table:table-cell office:value-type="float" office:value="5.19052" calcext:value-type="float">
            <text:p>5.19052</text:p>
          </table:table-cell>
          <table:table-cell table:number-columns-repeated="6"/>
          <table:table-cell office:value-type="float" office:value="49.5572" calcext:value-type="float">
            <text:p>49.5572</text:p>
          </table:table-cell>
          <table:table-cell office:value-type="float" office:value="69.4329" calcext:value-type="float">
            <text:p>69.4329</text:p>
          </table:table-cell>
          <table:table-cell table:number-columns-repeated="6"/>
          <table:table-cell table:formula="of:=[.B209]/[.J209]" office:value-type="float" office:value="0.0335357929826544" calcext:value-type="float">
            <text:p>0.033535793</text:p>
          </table:table-cell>
          <table:table-cell table:formula="of:=[.C209]/[.K209]" office:value-type="float" office:value="0.07475591542338" calcext:value-type="float">
            <text:p>0.0747559154</text:p>
          </table:table-cell>
          <table:table-cell table:formula="of:=[.D209]/[.L209]" office:value-type="string" office:string-value="" calcext:value-type="error">
            <text:p>#DIV/0!</text:p>
          </table:table-cell>
          <table:table-cell table:formula="of:=[.E209]/[.M209]" office:value-type="string" office:string-value="" calcext:value-type="error">
            <text:p>#DIV/0!</text:p>
          </table:table-cell>
          <table:table-cell table:formula="of:=[.F209]/[.N209]" office:value-type="string" office:string-value="" calcext:value-type="error">
            <text:p>#DIV/0!</text:p>
          </table:table-cell>
          <table:table-cell table:formula="of:=[.G209]/[.O209]" office:value-type="string" office:string-value="" calcext:value-type="error">
            <text:p>#DIV/0!</text:p>
          </table:table-cell>
          <table:table-cell table:formula="of:=[.H209]/[.P20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5536" calcext:value-type="float">
            <text:p>1.45536</text:p>
          </table:table-cell>
          <table:table-cell office:value-type="float" office:value="5.24595" calcext:value-type="float">
            <text:p>5.24595</text:p>
          </table:table-cell>
          <table:table-cell table:number-columns-repeated="6"/>
          <table:table-cell office:value-type="float" office:value="48.9829" calcext:value-type="float">
            <text:p>48.9829</text:p>
          </table:table-cell>
          <table:table-cell office:value-type="float" office:value="71.7702" calcext:value-type="float">
            <text:p>71.7702</text:p>
          </table:table-cell>
          <table:table-cell table:number-columns-repeated="6"/>
          <table:table-cell table:formula="of:=[.B210]/[.J210]" office:value-type="float" office:value="0.029711593229474" calcext:value-type="float">
            <text:p>0.0297115932</text:p>
          </table:table-cell>
          <table:table-cell table:formula="of:=[.C210]/[.K210]" office:value-type="float" office:value="0.0730937074161699" calcext:value-type="float">
            <text:p>0.0730937074</text:p>
          </table:table-cell>
          <table:table-cell table:formula="of:=[.D210]/[.L210]" office:value-type="string" office:string-value="" calcext:value-type="error">
            <text:p>#DIV/0!</text:p>
          </table:table-cell>
          <table:table-cell table:formula="of:=[.E210]/[.M210]" office:value-type="string" office:string-value="" calcext:value-type="error">
            <text:p>#DIV/0!</text:p>
          </table:table-cell>
          <table:table-cell table:formula="of:=[.F210]/[.N210]" office:value-type="string" office:string-value="" calcext:value-type="error">
            <text:p>#DIV/0!</text:p>
          </table:table-cell>
          <table:table-cell table:formula="of:=[.G210]/[.O210]" office:value-type="string" office:string-value="" calcext:value-type="error">
            <text:p>#DIV/0!</text:p>
          </table:table-cell>
          <table:table-cell table:formula="of:=[.H210]/[.P21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7253" calcext:value-type="float">
            <text:p>1.27253</text:p>
          </table:table-cell>
          <table:table-cell office:value-type="float" office:value="5.28522" calcext:value-type="float">
            <text:p>5.28522</text:p>
          </table:table-cell>
          <table:table-cell table:number-columns-repeated="6"/>
          <table:table-cell office:value-type="float" office:value="50.1818" calcext:value-type="float">
            <text:p>50.1818</text:p>
          </table:table-cell>
          <table:table-cell office:value-type="float" office:value="74.4303" calcext:value-type="float">
            <text:p>74.4303</text:p>
          </table:table-cell>
          <table:table-cell table:number-columns-repeated="6"/>
          <table:table-cell table:formula="of:=[.B211]/[.J211]" office:value-type="float" office:value="0.0253583968689844" calcext:value-type="float">
            <text:p>0.0253583969</text:p>
          </table:table-cell>
          <table:table-cell table:formula="of:=[.C211]/[.K211]" office:value-type="float" office:value="0.0710089842443199" calcext:value-type="float">
            <text:p>0.0710089842</text:p>
          </table:table-cell>
          <table:table-cell table:formula="of:=[.D211]/[.L211]" office:value-type="string" office:string-value="" calcext:value-type="error">
            <text:p>#DIV/0!</text:p>
          </table:table-cell>
          <table:table-cell table:formula="of:=[.E211]/[.M211]" office:value-type="string" office:string-value="" calcext:value-type="error">
            <text:p>#DIV/0!</text:p>
          </table:table-cell>
          <table:table-cell table:formula="of:=[.F211]/[.N211]" office:value-type="string" office:string-value="" calcext:value-type="error">
            <text:p>#DIV/0!</text:p>
          </table:table-cell>
          <table:table-cell table:formula="of:=[.G211]/[.O211]" office:value-type="string" office:string-value="" calcext:value-type="error">
            <text:p>#DIV/0!</text:p>
          </table:table-cell>
          <table:table-cell table:formula="of:=[.H211]/[.P21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8849" calcext:value-type="float">
            <text:p>1.38849</text:p>
          </table:table-cell>
          <table:table-cell office:value-type="float" office:value="5.19286" calcext:value-type="float">
            <text:p>5.19286</text:p>
          </table:table-cell>
          <table:table-cell table:number-columns-repeated="6"/>
          <table:table-cell office:value-type="float" office:value="48.7902" calcext:value-type="float">
            <text:p>48.7902</text:p>
          </table:table-cell>
          <table:table-cell office:value-type="float" office:value="76.5119" calcext:value-type="float">
            <text:p>76.5119</text:p>
          </table:table-cell>
          <table:table-cell table:number-columns-repeated="6"/>
          <table:table-cell table:formula="of:=[.B212]/[.J212]" office:value-type="float" office:value="0.0284583789367537" calcext:value-type="float">
            <text:p>0.0284583789</text:p>
          </table:table-cell>
          <table:table-cell table:formula="of:=[.C212]/[.K212]" office:value-type="float" office:value="0.0678699653256552" calcext:value-type="float">
            <text:p>0.0678699653</text:p>
          </table:table-cell>
          <table:table-cell table:formula="of:=[.D212]/[.L212]" office:value-type="string" office:string-value="" calcext:value-type="error">
            <text:p>#DIV/0!</text:p>
          </table:table-cell>
          <table:table-cell table:formula="of:=[.E212]/[.M212]" office:value-type="string" office:string-value="" calcext:value-type="error">
            <text:p>#DIV/0!</text:p>
          </table:table-cell>
          <table:table-cell table:formula="of:=[.F212]/[.N212]" office:value-type="string" office:string-value="" calcext:value-type="error">
            <text:p>#DIV/0!</text:p>
          </table:table-cell>
          <table:table-cell table:formula="of:=[.G212]/[.O212]" office:value-type="string" office:string-value="" calcext:value-type="error">
            <text:p>#DIV/0!</text:p>
          </table:table-cell>
          <table:table-cell table:formula="of:=[.H212]/[.P21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831" calcext:value-type="float">
            <text:p>1.4831</text:p>
          </table:table-cell>
          <table:table-cell office:value-type="float" office:value="5.58655" calcext:value-type="float">
            <text:p>5.58655</text:p>
          </table:table-cell>
          <table:table-cell table:number-columns-repeated="6"/>
          <table:table-cell office:value-type="float" office:value="50.3363" calcext:value-type="float">
            <text:p>50.3363</text:p>
          </table:table-cell>
          <table:table-cell office:value-type="float" office:value="78.7212" calcext:value-type="float">
            <text:p>78.7212</text:p>
          </table:table-cell>
          <table:table-cell table:number-columns-repeated="6"/>
          <table:table-cell table:formula="of:=[.B213]/[.J213]" office:value-type="float" office:value="0.0294638263042774" calcext:value-type="float">
            <text:p>0.0294638263</text:p>
          </table:table-cell>
          <table:table-cell table:formula="of:=[.C213]/[.K213]" office:value-type="float" office:value="0.0709662708393673" calcext:value-type="float">
            <text:p>0.0709662708</text:p>
          </table:table-cell>
          <table:table-cell table:formula="of:=[.D213]/[.L213]" office:value-type="string" office:string-value="" calcext:value-type="error">
            <text:p>#DIV/0!</text:p>
          </table:table-cell>
          <table:table-cell table:formula="of:=[.E213]/[.M213]" office:value-type="string" office:string-value="" calcext:value-type="error">
            <text:p>#DIV/0!</text:p>
          </table:table-cell>
          <table:table-cell table:formula="of:=[.F213]/[.N213]" office:value-type="string" office:string-value="" calcext:value-type="error">
            <text:p>#DIV/0!</text:p>
          </table:table-cell>
          <table:table-cell table:formula="of:=[.G213]/[.O213]" office:value-type="string" office:string-value="" calcext:value-type="error">
            <text:p>#DIV/0!</text:p>
          </table:table-cell>
          <table:table-cell table:formula="of:=[.H213]/[.P21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8868" calcext:value-type="float">
            <text:p>1.18868</text:p>
          </table:table-cell>
          <table:table-cell office:value-type="float" office:value="6.46898" calcext:value-type="float">
            <text:p>6.46898</text:p>
          </table:table-cell>
          <table:table-cell table:number-columns-repeated="6"/>
          <table:table-cell office:value-type="float" office:value="49.6301" calcext:value-type="float">
            <text:p>49.6301</text:p>
          </table:table-cell>
          <table:table-cell office:value-type="float" office:value="80.4207" calcext:value-type="float">
            <text:p>80.4207</text:p>
          </table:table-cell>
          <table:table-cell table:number-columns-repeated="6"/>
          <table:table-cell table:formula="of:=[.B214]/[.J214]" office:value-type="float" office:value="0.0239507879290995" calcext:value-type="float">
            <text:p>0.0239507879</text:p>
          </table:table-cell>
          <table:table-cell table:formula="of:=[.C214]/[.K214]" office:value-type="float" office:value="0.0804392401458829" calcext:value-type="float">
            <text:p>0.0804392401</text:p>
          </table:table-cell>
          <table:table-cell table:formula="of:=[.D214]/[.L214]" office:value-type="string" office:string-value="" calcext:value-type="error">
            <text:p>#DIV/0!</text:p>
          </table:table-cell>
          <table:table-cell table:formula="of:=[.E214]/[.M214]" office:value-type="string" office:string-value="" calcext:value-type="error">
            <text:p>#DIV/0!</text:p>
          </table:table-cell>
          <table:table-cell table:formula="of:=[.F214]/[.N214]" office:value-type="string" office:string-value="" calcext:value-type="error">
            <text:p>#DIV/0!</text:p>
          </table:table-cell>
          <table:table-cell table:formula="of:=[.G214]/[.O214]" office:value-type="string" office:string-value="" calcext:value-type="error">
            <text:p>#DIV/0!</text:p>
          </table:table-cell>
          <table:table-cell table:formula="of:=[.H214]/[.P21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30816" calcext:value-type="float">
            <text:p>0.730816</text:p>
          </table:table-cell>
          <table:table-cell office:value-type="float" office:value="6.26471" calcext:value-type="float">
            <text:p>6.26471</text:p>
          </table:table-cell>
          <table:table-cell table:number-columns-repeated="6"/>
          <table:table-cell office:value-type="float" office:value="49.7289" calcext:value-type="float">
            <text:p>49.7289</text:p>
          </table:table-cell>
          <table:table-cell office:value-type="float" office:value="81.2733" calcext:value-type="float">
            <text:p>81.2733</text:p>
          </table:table-cell>
          <table:table-cell table:number-columns-repeated="6"/>
          <table:table-cell table:formula="of:=[.B215]/[.J215]" office:value-type="float" office:value="0.0146960017213331" calcext:value-type="float">
            <text:p>0.0146960017</text:p>
          </table:table-cell>
          <table:table-cell table:formula="of:=[.C215]/[.K215]" office:value-type="float" office:value="0.0770820183258216" calcext:value-type="float">
            <text:p>0.0770820183</text:p>
          </table:table-cell>
          <table:table-cell table:formula="of:=[.D215]/[.L215]" office:value-type="string" office:string-value="" calcext:value-type="error">
            <text:p>#DIV/0!</text:p>
          </table:table-cell>
          <table:table-cell table:formula="of:=[.E215]/[.M215]" office:value-type="string" office:string-value="" calcext:value-type="error">
            <text:p>#DIV/0!</text:p>
          </table:table-cell>
          <table:table-cell table:formula="of:=[.F215]/[.N215]" office:value-type="string" office:string-value="" calcext:value-type="error">
            <text:p>#DIV/0!</text:p>
          </table:table-cell>
          <table:table-cell table:formula="of:=[.G215]/[.O215]" office:value-type="string" office:string-value="" calcext:value-type="error">
            <text:p>#DIV/0!</text:p>
          </table:table-cell>
          <table:table-cell table:formula="of:=[.H215]/[.P21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191" calcext:value-type="float">
            <text:p>1.3191</text:p>
          </table:table-cell>
          <table:table-cell office:value-type="float" office:value="5.34984" calcext:value-type="float">
            <text:p>5.34984</text:p>
          </table:table-cell>
          <table:table-cell table:number-columns-repeated="6"/>
          <table:table-cell office:value-type="float" office:value="49.8952" calcext:value-type="float">
            <text:p>49.8952</text:p>
          </table:table-cell>
          <table:table-cell office:value-type="float" office:value="80.5389" calcext:value-type="float">
            <text:p>80.5389</text:p>
          </table:table-cell>
          <table:table-cell table:number-columns-repeated="6"/>
          <table:table-cell table:formula="of:=[.B216]/[.J216]" office:value-type="float" office:value="0.026437412817265" calcext:value-type="float">
            <text:p>0.0264374128</text:p>
          </table:table-cell>
          <table:table-cell table:formula="of:=[.C216]/[.K216]" office:value-type="float" office:value="0.0664255409497771" calcext:value-type="float">
            <text:p>0.0664255409</text:p>
          </table:table-cell>
          <table:table-cell table:formula="of:=[.D216]/[.L216]" office:value-type="string" office:string-value="" calcext:value-type="error">
            <text:p>#DIV/0!</text:p>
          </table:table-cell>
          <table:table-cell table:formula="of:=[.E216]/[.M216]" office:value-type="string" office:string-value="" calcext:value-type="error">
            <text:p>#DIV/0!</text:p>
          </table:table-cell>
          <table:table-cell table:formula="of:=[.F216]/[.N216]" office:value-type="string" office:string-value="" calcext:value-type="error">
            <text:p>#DIV/0!</text:p>
          </table:table-cell>
          <table:table-cell table:formula="of:=[.G216]/[.O216]" office:value-type="string" office:string-value="" calcext:value-type="error">
            <text:p>#DIV/0!</text:p>
          </table:table-cell>
          <table:table-cell table:formula="of:=[.H216]/[.P21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0829" calcext:value-type="float">
            <text:p>1.90829</text:p>
          </table:table-cell>
          <table:table-cell office:value-type="float" office:value="4.49899" calcext:value-type="float">
            <text:p>4.49899</text:p>
          </table:table-cell>
          <table:table-cell table:number-columns-repeated="6"/>
          <table:table-cell office:value-type="float" office:value="50.8193" calcext:value-type="float">
            <text:p>50.8193</text:p>
          </table:table-cell>
          <table:table-cell office:value-type="float" office:value="80.9554" calcext:value-type="float">
            <text:p>80.9554</text:p>
          </table:table-cell>
          <table:table-cell table:number-columns-repeated="6"/>
          <table:table-cell table:formula="of:=[.B217]/[.J217]" office:value-type="float" office:value="0.0375504975471917" calcext:value-type="float">
            <text:p>0.0375504975</text:p>
          </table:table-cell>
          <table:table-cell table:formula="of:=[.C217]/[.K217]" office:value-type="float" office:value="0.0555736862519363" calcext:value-type="float">
            <text:p>0.0555736863</text:p>
          </table:table-cell>
          <table:table-cell table:formula="of:=[.D217]/[.L217]" office:value-type="string" office:string-value="" calcext:value-type="error">
            <text:p>#DIV/0!</text:p>
          </table:table-cell>
          <table:table-cell table:formula="of:=[.E217]/[.M217]" office:value-type="string" office:string-value="" calcext:value-type="error">
            <text:p>#DIV/0!</text:p>
          </table:table-cell>
          <table:table-cell table:formula="of:=[.F217]/[.N217]" office:value-type="string" office:string-value="" calcext:value-type="error">
            <text:p>#DIV/0!</text:p>
          </table:table-cell>
          <table:table-cell table:formula="of:=[.G217]/[.O217]" office:value-type="string" office:string-value="" calcext:value-type="error">
            <text:p>#DIV/0!</text:p>
          </table:table-cell>
          <table:table-cell table:formula="of:=[.H217]/[.P21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49767" calcext:value-type="float">
            <text:p>2.49767</text:p>
          </table:table-cell>
          <table:table-cell office:value-type="float" office:value="4.68427" calcext:value-type="float">
            <text:p>4.68427</text:p>
          </table:table-cell>
          <table:table-cell table:number-columns-repeated="6"/>
          <table:table-cell office:value-type="float" office:value="49.6071" calcext:value-type="float">
            <text:p>49.6071</text:p>
          </table:table-cell>
          <table:table-cell office:value-type="float" office:value="81.9915" calcext:value-type="float">
            <text:p>81.9915</text:p>
          </table:table-cell>
          <table:table-cell table:number-columns-repeated="6"/>
          <table:table-cell table:formula="of:=[.B218]/[.J218]" office:value-type="float" office:value="0.0503490427781507" calcext:value-type="float">
            <text:p>0.0503490428</text:p>
          </table:table-cell>
          <table:table-cell table:formula="of:=[.C218]/[.K218]" office:value-type="float" office:value="0.0571311660355037" calcext:value-type="float">
            <text:p>0.057131166</text:p>
          </table:table-cell>
          <table:table-cell table:formula="of:=[.D218]/[.L218]" office:value-type="string" office:string-value="" calcext:value-type="error">
            <text:p>#DIV/0!</text:p>
          </table:table-cell>
          <table:table-cell table:formula="of:=[.E218]/[.M218]" office:value-type="string" office:string-value="" calcext:value-type="error">
            <text:p>#DIV/0!</text:p>
          </table:table-cell>
          <table:table-cell table:formula="of:=[.F218]/[.N218]" office:value-type="string" office:string-value="" calcext:value-type="error">
            <text:p>#DIV/0!</text:p>
          </table:table-cell>
          <table:table-cell table:formula="of:=[.G218]/[.O218]" office:value-type="string" office:string-value="" calcext:value-type="error">
            <text:p>#DIV/0!</text:p>
          </table:table-cell>
          <table:table-cell table:formula="of:=[.H218]/[.P21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18947" calcext:value-type="float">
            <text:p>2.18947</text:p>
          </table:table-cell>
          <table:table-cell office:value-type="float" office:value="5.72002" calcext:value-type="float">
            <text:p>5.72002</text:p>
          </table:table-cell>
          <table:table-cell table:number-columns-repeated="6"/>
          <table:table-cell office:value-type="float" office:value="50.751" calcext:value-type="float">
            <text:p>50.751</text:p>
          </table:table-cell>
          <table:table-cell office:value-type="float" office:value="82.9998" calcext:value-type="float">
            <text:p>82.9998</text:p>
          </table:table-cell>
          <table:table-cell table:number-columns-repeated="6"/>
          <table:table-cell table:formula="of:=[.B219]/[.J219]" office:value-type="float" office:value="0.043141415932691" calcext:value-type="float">
            <text:p>0.0431414159</text:p>
          </table:table-cell>
          <table:table-cell table:formula="of:=[.C219]/[.K219]" office:value-type="float" office:value="0.0689160696772763" calcext:value-type="float">
            <text:p>0.0689160697</text:p>
          </table:table-cell>
          <table:table-cell table:formula="of:=[.D219]/[.L219]" office:value-type="string" office:string-value="" calcext:value-type="error">
            <text:p>#DIV/0!</text:p>
          </table:table-cell>
          <table:table-cell table:formula="of:=[.E219]/[.M219]" office:value-type="string" office:string-value="" calcext:value-type="error">
            <text:p>#DIV/0!</text:p>
          </table:table-cell>
          <table:table-cell table:formula="of:=[.F219]/[.N219]" office:value-type="string" office:string-value="" calcext:value-type="error">
            <text:p>#DIV/0!</text:p>
          </table:table-cell>
          <table:table-cell table:formula="of:=[.G219]/[.O219]" office:value-type="string" office:string-value="" calcext:value-type="error">
            <text:p>#DIV/0!</text:p>
          </table:table-cell>
          <table:table-cell table:formula="of:=[.H219]/[.P21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8347" calcext:value-type="float">
            <text:p>1.78347</text:p>
          </table:table-cell>
          <table:table-cell office:value-type="float" office:value="6.7105" calcext:value-type="float">
            <text:p>6.7105</text:p>
          </table:table-cell>
          <table:table-cell table:number-columns-repeated="6"/>
          <table:table-cell office:value-type="float" office:value="49.8265" calcext:value-type="float">
            <text:p>49.8265</text:p>
          </table:table-cell>
          <table:table-cell office:value-type="float" office:value="82.0783" calcext:value-type="float">
            <text:p>82.0783</text:p>
          </table:table-cell>
          <table:table-cell table:number-columns-repeated="6"/>
          <table:table-cell table:formula="of:=[.B220]/[.J220]" office:value-type="float" office:value="0.0357936038052041" calcext:value-type="float">
            <text:p>0.0357936038</text:p>
          </table:table-cell>
          <table:table-cell table:formula="of:=[.C220]/[.K220]" office:value-type="float" office:value="0.081757297604848" calcext:value-type="float">
            <text:p>0.0817572976</text:p>
          </table:table-cell>
          <table:table-cell table:formula="of:=[.D220]/[.L220]" office:value-type="string" office:string-value="" calcext:value-type="error">
            <text:p>#DIV/0!</text:p>
          </table:table-cell>
          <table:table-cell table:formula="of:=[.E220]/[.M220]" office:value-type="string" office:string-value="" calcext:value-type="error">
            <text:p>#DIV/0!</text:p>
          </table:table-cell>
          <table:table-cell table:formula="of:=[.F220]/[.N220]" office:value-type="string" office:string-value="" calcext:value-type="error">
            <text:p>#DIV/0!</text:p>
          </table:table-cell>
          <table:table-cell table:formula="of:=[.G220]/[.O220]" office:value-type="string" office:string-value="" calcext:value-type="error">
            <text:p>#DIV/0!</text:p>
          </table:table-cell>
          <table:table-cell table:formula="of:=[.H220]/[.P22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15349" calcext:value-type="float">
            <text:p>2.15349</text:p>
          </table:table-cell>
          <table:table-cell office:value-type="float" office:value="6.87821" calcext:value-type="float">
            <text:p>6.87821</text:p>
          </table:table-cell>
          <table:table-cell table:number-columns-repeated="6"/>
          <table:table-cell office:value-type="float" office:value="53.0278" calcext:value-type="float">
            <text:p>53.0278</text:p>
          </table:table-cell>
          <table:table-cell office:value-type="float" office:value="81.1641" calcext:value-type="float">
            <text:p>81.1641</text:p>
          </table:table-cell>
          <table:table-cell table:number-columns-repeated="6"/>
          <table:table-cell table:formula="of:=[.B221]/[.J221]" office:value-type="float" office:value="0.040610585391059" calcext:value-type="float">
            <text:p>0.0406105854</text:p>
          </table:table-cell>
          <table:table-cell table:formula="of:=[.C221]/[.K221]" office:value-type="float" office:value="0.0847444867866458" calcext:value-type="float">
            <text:p>0.0847444868</text:p>
          </table:table-cell>
          <table:table-cell table:formula="of:=[.D221]/[.L221]" office:value-type="string" office:string-value="" calcext:value-type="error">
            <text:p>#DIV/0!</text:p>
          </table:table-cell>
          <table:table-cell table:formula="of:=[.E221]/[.M221]" office:value-type="string" office:string-value="" calcext:value-type="error">
            <text:p>#DIV/0!</text:p>
          </table:table-cell>
          <table:table-cell table:formula="of:=[.F221]/[.N221]" office:value-type="string" office:string-value="" calcext:value-type="error">
            <text:p>#DIV/0!</text:p>
          </table:table-cell>
          <table:table-cell table:formula="of:=[.G221]/[.O221]" office:value-type="string" office:string-value="" calcext:value-type="error">
            <text:p>#DIV/0!</text:p>
          </table:table-cell>
          <table:table-cell table:formula="of:=[.H221]/[.P22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55728" calcext:value-type="float">
            <text:p>2.55728</text:p>
          </table:table-cell>
          <table:table-cell office:value-type="float" office:value="6.25812" calcext:value-type="float">
            <text:p>6.25812</text:p>
          </table:table-cell>
          <table:table-cell table:number-columns-repeated="6"/>
          <table:table-cell office:value-type="float" office:value="50.7031" calcext:value-type="float">
            <text:p>50.7031</text:p>
          </table:table-cell>
          <table:table-cell office:value-type="float" office:value="82.5437" calcext:value-type="float">
            <text:p>82.5437</text:p>
          </table:table-cell>
          <table:table-cell table:number-columns-repeated="6"/>
          <table:table-cell table:formula="of:=[.B222]/[.J222]" office:value-type="float" office:value="0.0504363638515199" calcext:value-type="float">
            <text:p>0.0504363639</text:p>
          </table:table-cell>
          <table:table-cell table:formula="of:=[.C222]/[.K222]" office:value-type="float" office:value="0.0758158405789903" calcext:value-type="float">
            <text:p>0.0758158406</text:p>
          </table:table-cell>
          <table:table-cell table:formula="of:=[.D222]/[.L222]" office:value-type="string" office:string-value="" calcext:value-type="error">
            <text:p>#DIV/0!</text:p>
          </table:table-cell>
          <table:table-cell table:formula="of:=[.E222]/[.M222]" office:value-type="string" office:string-value="" calcext:value-type="error">
            <text:p>#DIV/0!</text:p>
          </table:table-cell>
          <table:table-cell table:formula="of:=[.F222]/[.N222]" office:value-type="string" office:string-value="" calcext:value-type="error">
            <text:p>#DIV/0!</text:p>
          </table:table-cell>
          <table:table-cell table:formula="of:=[.G222]/[.O222]" office:value-type="string" office:string-value="" calcext:value-type="error">
            <text:p>#DIV/0!</text:p>
          </table:table-cell>
          <table:table-cell table:formula="of:=[.H222]/[.P22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39765" calcext:value-type="float">
            <text:p>2.39765</text:p>
          </table:table-cell>
          <table:table-cell office:value-type="float" office:value="7.48712" calcext:value-type="float">
            <text:p>7.48712</text:p>
          </table:table-cell>
          <table:table-cell table:number-columns-repeated="6"/>
          <table:table-cell office:value-type="float" office:value="52.4753" calcext:value-type="float">
            <text:p>52.4753</text:p>
          </table:table-cell>
          <table:table-cell office:value-type="float" office:value="84.1122" calcext:value-type="float">
            <text:p>84.1122</text:p>
          </table:table-cell>
          <table:table-cell table:number-columns-repeated="6"/>
          <table:table-cell table:formula="of:=[.B223]/[.J223]" office:value-type="float" office:value="0.0456910203467155" calcext:value-type="float">
            <text:p>0.0456910203</text:p>
          </table:table-cell>
          <table:table-cell table:formula="of:=[.C223]/[.K223]" office:value-type="float" office:value="0.0890134843696872" calcext:value-type="float">
            <text:p>0.0890134844</text:p>
          </table:table-cell>
          <table:table-cell table:formula="of:=[.D223]/[.L223]" office:value-type="string" office:string-value="" calcext:value-type="error">
            <text:p>#DIV/0!</text:p>
          </table:table-cell>
          <table:table-cell table:formula="of:=[.E223]/[.M223]" office:value-type="string" office:string-value="" calcext:value-type="error">
            <text:p>#DIV/0!</text:p>
          </table:table-cell>
          <table:table-cell table:formula="of:=[.F223]/[.N223]" office:value-type="string" office:string-value="" calcext:value-type="error">
            <text:p>#DIV/0!</text:p>
          </table:table-cell>
          <table:table-cell table:formula="of:=[.G223]/[.O223]" office:value-type="string" office:string-value="" calcext:value-type="error">
            <text:p>#DIV/0!</text:p>
          </table:table-cell>
          <table:table-cell table:formula="of:=[.H223]/[.P22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14568" calcext:value-type="float">
            <text:p>2.14568</text:p>
          </table:table-cell>
          <table:table-cell office:value-type="float" office:value="8.68395" calcext:value-type="float">
            <text:p>8.68395</text:p>
          </table:table-cell>
          <table:table-cell table:number-columns-repeated="6"/>
          <table:table-cell office:value-type="float" office:value="51.3476" calcext:value-type="float">
            <text:p>51.3476</text:p>
          </table:table-cell>
          <table:table-cell office:value-type="float" office:value="84.5187" calcext:value-type="float">
            <text:p>84.5187</text:p>
          </table:table-cell>
          <table:table-cell table:number-columns-repeated="6"/>
          <table:table-cell table:formula="of:=[.B224]/[.J224]" office:value-type="float" office:value="0.0417873474125373" calcext:value-type="float">
            <text:p>0.0417873474</text:p>
          </table:table-cell>
          <table:table-cell table:formula="of:=[.C224]/[.K224]" office:value-type="float" office:value="0.102745901202929" calcext:value-type="float">
            <text:p>0.1027459012</text:p>
          </table:table-cell>
          <table:table-cell table:formula="of:=[.D224]/[.L224]" office:value-type="string" office:string-value="" calcext:value-type="error">
            <text:p>#DIV/0!</text:p>
          </table:table-cell>
          <table:table-cell table:formula="of:=[.E224]/[.M224]" office:value-type="string" office:string-value="" calcext:value-type="error">
            <text:p>#DIV/0!</text:p>
          </table:table-cell>
          <table:table-cell table:formula="of:=[.F224]/[.N224]" office:value-type="string" office:string-value="" calcext:value-type="error">
            <text:p>#DIV/0!</text:p>
          </table:table-cell>
          <table:table-cell table:formula="of:=[.G224]/[.O224]" office:value-type="string" office:string-value="" calcext:value-type="error">
            <text:p>#DIV/0!</text:p>
          </table:table-cell>
          <table:table-cell table:formula="of:=[.H224]/[.P22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1083" calcext:value-type="float">
            <text:p>2.1083</text:p>
          </table:table-cell>
          <table:table-cell office:value-type="float" office:value="9.38933" calcext:value-type="float">
            <text:p>9.38933</text:p>
          </table:table-cell>
          <table:table-cell table:number-columns-repeated="6"/>
          <table:table-cell office:value-type="float" office:value="52.7119" calcext:value-type="float">
            <text:p>52.7119</text:p>
          </table:table-cell>
          <table:table-cell office:value-type="float" office:value="85.1834" calcext:value-type="float">
            <text:p>85.1834</text:p>
          </table:table-cell>
          <table:table-cell table:number-columns-repeated="6"/>
          <table:table-cell table:formula="of:=[.B225]/[.J225]" office:value-type="float" office:value="0.0399966610955021" calcext:value-type="float">
            <text:p>0.0399966611</text:p>
          </table:table-cell>
          <table:table-cell table:formula="of:=[.C225]/[.K225]" office:value-type="float" office:value="0.110224879495301" calcext:value-type="float">
            <text:p>0.1102248795</text:p>
          </table:table-cell>
          <table:table-cell table:formula="of:=[.D225]/[.L225]" office:value-type="string" office:string-value="" calcext:value-type="error">
            <text:p>#DIV/0!</text:p>
          </table:table-cell>
          <table:table-cell table:formula="of:=[.E225]/[.M225]" office:value-type="string" office:string-value="" calcext:value-type="error">
            <text:p>#DIV/0!</text:p>
          </table:table-cell>
          <table:table-cell table:formula="of:=[.F225]/[.N225]" office:value-type="string" office:string-value="" calcext:value-type="error">
            <text:p>#DIV/0!</text:p>
          </table:table-cell>
          <table:table-cell table:formula="of:=[.G225]/[.O225]" office:value-type="string" office:string-value="" calcext:value-type="error">
            <text:p>#DIV/0!</text:p>
          </table:table-cell>
          <table:table-cell table:formula="of:=[.H225]/[.P22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44403" calcext:value-type="float">
            <text:p>2.44403</text:p>
          </table:table-cell>
          <table:table-cell office:value-type="float" office:value="8.70313" calcext:value-type="float">
            <text:p>8.70313</text:p>
          </table:table-cell>
          <table:table-cell table:number-columns-repeated="6"/>
          <table:table-cell office:value-type="float" office:value="53.7805" calcext:value-type="float">
            <text:p>53.7805</text:p>
          </table:table-cell>
          <table:table-cell office:value-type="float" office:value="85.3285" calcext:value-type="float">
            <text:p>85.3285</text:p>
          </table:table-cell>
          <table:table-cell table:number-columns-repeated="6"/>
          <table:table-cell table:formula="of:=[.B226]/[.J226]" office:value-type="float" office:value="0.0454445384479505" calcext:value-type="float">
            <text:p>0.0454445384</text:p>
          </table:table-cell>
          <table:table-cell table:formula="of:=[.C226]/[.K226]" office:value-type="float" office:value="0.101995581780999" calcext:value-type="float">
            <text:p>0.1019955818</text:p>
          </table:table-cell>
          <table:table-cell table:formula="of:=[.D226]/[.L226]" office:value-type="string" office:string-value="" calcext:value-type="error">
            <text:p>#DIV/0!</text:p>
          </table:table-cell>
          <table:table-cell table:formula="of:=[.E226]/[.M226]" office:value-type="string" office:string-value="" calcext:value-type="error">
            <text:p>#DIV/0!</text:p>
          </table:table-cell>
          <table:table-cell table:formula="of:=[.F226]/[.N226]" office:value-type="string" office:string-value="" calcext:value-type="error">
            <text:p>#DIV/0!</text:p>
          </table:table-cell>
          <table:table-cell table:formula="of:=[.G226]/[.O226]" office:value-type="string" office:string-value="" calcext:value-type="error">
            <text:p>#DIV/0!</text:p>
          </table:table-cell>
          <table:table-cell table:formula="of:=[.H226]/[.P22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89404" calcext:value-type="float">
            <text:p>2.89404</text:p>
          </table:table-cell>
          <table:table-cell office:value-type="float" office:value="7.72747" calcext:value-type="float">
            <text:p>7.72747</text:p>
          </table:table-cell>
          <table:table-cell table:number-columns-repeated="6"/>
          <table:table-cell office:value-type="float" office:value="53.1082" calcext:value-type="float">
            <text:p>53.1082</text:p>
          </table:table-cell>
          <table:table-cell office:value-type="float" office:value="86.6123" calcext:value-type="float">
            <text:p>86.6123</text:p>
          </table:table-cell>
          <table:table-cell table:number-columns-repeated="6"/>
          <table:table-cell table:formula="of:=[.B227]/[.J227]" office:value-type="float" office:value="0.054493279757175" calcext:value-type="float">
            <text:p>0.0544932798</text:p>
          </table:table-cell>
          <table:table-cell table:formula="of:=[.C227]/[.K227]" office:value-type="float" office:value="0.0892190832018085" calcext:value-type="float">
            <text:p>0.0892190832</text:p>
          </table:table-cell>
          <table:table-cell table:formula="of:=[.D227]/[.L227]" office:value-type="string" office:string-value="" calcext:value-type="error">
            <text:p>#DIV/0!</text:p>
          </table:table-cell>
          <table:table-cell table:formula="of:=[.E227]/[.M227]" office:value-type="string" office:string-value="" calcext:value-type="error">
            <text:p>#DIV/0!</text:p>
          </table:table-cell>
          <table:table-cell table:formula="of:=[.F227]/[.N227]" office:value-type="string" office:string-value="" calcext:value-type="error">
            <text:p>#DIV/0!</text:p>
          </table:table-cell>
          <table:table-cell table:formula="of:=[.G227]/[.O227]" office:value-type="string" office:string-value="" calcext:value-type="error">
            <text:p>#DIV/0!</text:p>
          </table:table-cell>
          <table:table-cell table:formula="of:=[.H227]/[.P22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86591" calcext:value-type="float">
            <text:p>2.86591</text:p>
          </table:table-cell>
          <table:table-cell office:value-type="float" office:value="8.09028" calcext:value-type="float">
            <text:p>8.09028</text:p>
          </table:table-cell>
          <table:table-cell table:number-columns-repeated="6"/>
          <table:table-cell office:value-type="float" office:value="54.1682" calcext:value-type="float">
            <text:p>54.1682</text:p>
          </table:table-cell>
          <table:table-cell office:value-type="float" office:value="86.2006" calcext:value-type="float">
            <text:p>86.2006</text:p>
          </table:table-cell>
          <table:table-cell table:number-columns-repeated="6"/>
          <table:table-cell table:formula="of:=[.B228]/[.J228]" office:value-type="float" office:value="0.0529076099999631" calcext:value-type="float">
            <text:p>0.05290761</text:p>
          </table:table-cell>
          <table:table-cell table:formula="of:=[.C228]/[.K228]" office:value-type="float" office:value="0.0938541031036907" calcext:value-type="float">
            <text:p>0.0938541031</text:p>
          </table:table-cell>
          <table:table-cell table:formula="of:=[.D228]/[.L228]" office:value-type="string" office:string-value="" calcext:value-type="error">
            <text:p>#DIV/0!</text:p>
          </table:table-cell>
          <table:table-cell table:formula="of:=[.E228]/[.M228]" office:value-type="string" office:string-value="" calcext:value-type="error">
            <text:p>#DIV/0!</text:p>
          </table:table-cell>
          <table:table-cell table:formula="of:=[.F228]/[.N228]" office:value-type="string" office:string-value="" calcext:value-type="error">
            <text:p>#DIV/0!</text:p>
          </table:table-cell>
          <table:table-cell table:formula="of:=[.G228]/[.O228]" office:value-type="string" office:string-value="" calcext:value-type="error">
            <text:p>#DIV/0!</text:p>
          </table:table-cell>
          <table:table-cell table:formula="of:=[.H228]/[.P22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.89673" calcext:value-type="float">
            <text:p>2.89673</text:p>
          </table:table-cell>
          <table:table-cell office:value-type="float" office:value="9.18149" calcext:value-type="float">
            <text:p>9.18149</text:p>
          </table:table-cell>
          <table:table-cell table:number-columns-repeated="6"/>
          <table:table-cell office:value-type="float" office:value="52.9666" calcext:value-type="float">
            <text:p>52.9666</text:p>
          </table:table-cell>
          <table:table-cell office:value-type="float" office:value="87.3536" calcext:value-type="float">
            <text:p>87.3536</text:p>
          </table:table-cell>
          <table:table-cell table:number-columns-repeated="6"/>
          <table:table-cell table:formula="of:=[.B229]/[.J229]" office:value-type="float" office:value="0.054689747878852" calcext:value-type="float">
            <text:p>0.0546897479</text:p>
          </table:table-cell>
          <table:table-cell table:formula="of:=[.C229]/[.K229]" office:value-type="float" office:value="0.105107173602462" calcext:value-type="float">
            <text:p>0.1051071736</text:p>
          </table:table-cell>
          <table:table-cell table:formula="of:=[.D229]/[.L229]" office:value-type="string" office:string-value="" calcext:value-type="error">
            <text:p>#DIV/0!</text:p>
          </table:table-cell>
          <table:table-cell table:formula="of:=[.E229]/[.M229]" office:value-type="string" office:string-value="" calcext:value-type="error">
            <text:p>#DIV/0!</text:p>
          </table:table-cell>
          <table:table-cell table:formula="of:=[.F229]/[.N229]" office:value-type="string" office:string-value="" calcext:value-type="error">
            <text:p>#DIV/0!</text:p>
          </table:table-cell>
          <table:table-cell table:formula="of:=[.G229]/[.O229]" office:value-type="string" office:string-value="" calcext:value-type="error">
            <text:p>#DIV/0!</text:p>
          </table:table-cell>
          <table:table-cell table:formula="of:=[.H229]/[.P22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33966" calcext:value-type="float">
            <text:p>3.33966</text:p>
          </table:table-cell>
          <table:table-cell office:value-type="float" office:value="10.0697" calcext:value-type="float">
            <text:p>10.0697</text:p>
          </table:table-cell>
          <table:table-cell table:number-columns-repeated="6"/>
          <table:table-cell office:value-type="float" office:value="53.3369" calcext:value-type="float">
            <text:p>53.3369</text:p>
          </table:table-cell>
          <table:table-cell office:value-type="float" office:value="86.2202" calcext:value-type="float">
            <text:p>86.2202</text:p>
          </table:table-cell>
          <table:table-cell table:number-columns-repeated="6"/>
          <table:table-cell table:formula="of:=[.B230]/[.J230]" office:value-type="float" office:value="0.0626144376594815" calcext:value-type="float">
            <text:p>0.0626144377</text:p>
          </table:table-cell>
          <table:table-cell table:formula="of:=[.C230]/[.K230]" office:value-type="float" office:value="0.11679049689052" calcext:value-type="float">
            <text:p>0.1167904969</text:p>
          </table:table-cell>
          <table:table-cell table:formula="of:=[.D230]/[.L230]" office:value-type="string" office:string-value="" calcext:value-type="error">
            <text:p>#DIV/0!</text:p>
          </table:table-cell>
          <table:table-cell table:formula="of:=[.E230]/[.M230]" office:value-type="string" office:string-value="" calcext:value-type="error">
            <text:p>#DIV/0!</text:p>
          </table:table-cell>
          <table:table-cell table:formula="of:=[.F230]/[.N230]" office:value-type="string" office:string-value="" calcext:value-type="error">
            <text:p>#DIV/0!</text:p>
          </table:table-cell>
          <table:table-cell table:formula="of:=[.G230]/[.O230]" office:value-type="string" office:string-value="" calcext:value-type="error">
            <text:p>#DIV/0!</text:p>
          </table:table-cell>
          <table:table-cell table:formula="of:=[.H230]/[.P23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64953" calcext:value-type="float">
            <text:p>3.64953</text:p>
          </table:table-cell>
          <table:table-cell office:value-type="float" office:value="9.88432" calcext:value-type="float">
            <text:p>9.88432</text:p>
          </table:table-cell>
          <table:table-cell table:number-columns-repeated="6"/>
          <table:table-cell office:value-type="float" office:value="51.3652" calcext:value-type="float">
            <text:p>51.3652</text:p>
          </table:table-cell>
          <table:table-cell office:value-type="float" office:value="84.6682" calcext:value-type="float">
            <text:p>84.6682</text:p>
          </table:table-cell>
          <table:table-cell table:number-columns-repeated="6"/>
          <table:table-cell table:formula="of:=[.B231]/[.J231]" office:value-type="float" office:value="0.0710506335028385" calcext:value-type="float">
            <text:p>0.0710506335</text:p>
          </table:table-cell>
          <table:table-cell table:formula="of:=[.C231]/[.K231]" office:value-type="float" office:value="0.116741822785887" calcext:value-type="float">
            <text:p>0.1167418228</text:p>
          </table:table-cell>
          <table:table-cell table:formula="of:=[.D231]/[.L231]" office:value-type="string" office:string-value="" calcext:value-type="error">
            <text:p>#DIV/0!</text:p>
          </table:table-cell>
          <table:table-cell table:formula="of:=[.E231]/[.M231]" office:value-type="string" office:string-value="" calcext:value-type="error">
            <text:p>#DIV/0!</text:p>
          </table:table-cell>
          <table:table-cell table:formula="of:=[.F231]/[.N231]" office:value-type="string" office:string-value="" calcext:value-type="error">
            <text:p>#DIV/0!</text:p>
          </table:table-cell>
          <table:table-cell table:formula="of:=[.G231]/[.O231]" office:value-type="string" office:string-value="" calcext:value-type="error">
            <text:p>#DIV/0!</text:p>
          </table:table-cell>
          <table:table-cell table:formula="of:=[.H231]/[.P23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74231" calcext:value-type="float">
            <text:p>3.74231</text:p>
          </table:table-cell>
          <table:table-cell office:value-type="float" office:value="9.84528" calcext:value-type="float">
            <text:p>9.84528</text:p>
          </table:table-cell>
          <table:table-cell table:number-columns-repeated="6"/>
          <table:table-cell office:value-type="float" office:value="51.2218" calcext:value-type="float">
            <text:p>51.2218</text:p>
          </table:table-cell>
          <table:table-cell office:value-type="float" office:value="85.1632" calcext:value-type="float">
            <text:p>85.1632</text:p>
          </table:table-cell>
          <table:table-cell table:number-columns-repeated="6"/>
          <table:table-cell table:formula="of:=[.B232]/[.J232]" office:value-type="float" office:value="0.0730608842328852" calcext:value-type="float">
            <text:p>0.0730608842</text:p>
          </table:table-cell>
          <table:table-cell table:formula="of:=[.C232]/[.K232]" office:value-type="float" office:value="0.115604862193999" calcext:value-type="float">
            <text:p>0.1156048622</text:p>
          </table:table-cell>
          <table:table-cell table:formula="of:=[.D232]/[.L232]" office:value-type="string" office:string-value="" calcext:value-type="error">
            <text:p>#DIV/0!</text:p>
          </table:table-cell>
          <table:table-cell table:formula="of:=[.E232]/[.M232]" office:value-type="string" office:string-value="" calcext:value-type="error">
            <text:p>#DIV/0!</text:p>
          </table:table-cell>
          <table:table-cell table:formula="of:=[.F232]/[.N232]" office:value-type="string" office:string-value="" calcext:value-type="error">
            <text:p>#DIV/0!</text:p>
          </table:table-cell>
          <table:table-cell table:formula="of:=[.G232]/[.O232]" office:value-type="string" office:string-value="" calcext:value-type="error">
            <text:p>#DIV/0!</text:p>
          </table:table-cell>
          <table:table-cell table:formula="of:=[.H232]/[.P23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64471" calcext:value-type="float">
            <text:p>3.64471</text:p>
          </table:table-cell>
          <table:table-cell office:value-type="float" office:value="10.6552" calcext:value-type="float">
            <text:p>10.6552</text:p>
          </table:table-cell>
          <table:table-cell table:number-columns-repeated="6"/>
          <table:table-cell office:value-type="float" office:value="53.2403" calcext:value-type="float">
            <text:p>53.2403</text:p>
          </table:table-cell>
          <table:table-cell office:value-type="float" office:value="88.821" calcext:value-type="float">
            <text:p>88.821</text:p>
          </table:table-cell>
          <table:table-cell table:number-columns-repeated="6"/>
          <table:table-cell table:formula="of:=[.B233]/[.J233]" office:value-type="float" office:value="0.0684577284500651" calcext:value-type="float">
            <text:p>0.0684577285</text:p>
          </table:table-cell>
          <table:table-cell table:formula="of:=[.C233]/[.K233]" office:value-type="float" office:value="0.119962621452134" calcext:value-type="float">
            <text:p>0.1199626215</text:p>
          </table:table-cell>
          <table:table-cell table:formula="of:=[.D233]/[.L233]" office:value-type="string" office:string-value="" calcext:value-type="error">
            <text:p>#DIV/0!</text:p>
          </table:table-cell>
          <table:table-cell table:formula="of:=[.E233]/[.M233]" office:value-type="string" office:string-value="" calcext:value-type="error">
            <text:p>#DIV/0!</text:p>
          </table:table-cell>
          <table:table-cell table:formula="of:=[.F233]/[.N233]" office:value-type="string" office:string-value="" calcext:value-type="error">
            <text:p>#DIV/0!</text:p>
          </table:table-cell>
          <table:table-cell table:formula="of:=[.G233]/[.O233]" office:value-type="string" office:string-value="" calcext:value-type="error">
            <text:p>#DIV/0!</text:p>
          </table:table-cell>
          <table:table-cell table:formula="of:=[.H233]/[.P23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06806" calcext:value-type="float">
            <text:p>3.06806</text:p>
          </table:table-cell>
          <table:table-cell office:value-type="float" office:value="11.438" calcext:value-type="float">
            <text:p>11.438</text:p>
          </table:table-cell>
          <table:table-cell table:number-columns-repeated="6"/>
          <table:table-cell office:value-type="float" office:value="53.7222" calcext:value-type="float">
            <text:p>53.7222</text:p>
          </table:table-cell>
          <table:table-cell office:value-type="float" office:value="93.9714" calcext:value-type="float">
            <text:p>93.9714</text:p>
          </table:table-cell>
          <table:table-cell table:number-columns-repeated="6"/>
          <table:table-cell table:formula="of:=[.B234]/[.J234]" office:value-type="float" office:value="0.0571097237268764" calcext:value-type="float">
            <text:p>0.0571097237</text:p>
          </table:table-cell>
          <table:table-cell table:formula="of:=[.C234]/[.K234]" office:value-type="float" office:value="0.121717884377587" calcext:value-type="float">
            <text:p>0.1217178844</text:p>
          </table:table-cell>
          <table:table-cell table:formula="of:=[.D234]/[.L234]" office:value-type="string" office:string-value="" calcext:value-type="error">
            <text:p>#DIV/0!</text:p>
          </table:table-cell>
          <table:table-cell table:formula="of:=[.E234]/[.M234]" office:value-type="string" office:string-value="" calcext:value-type="error">
            <text:p>#DIV/0!</text:p>
          </table:table-cell>
          <table:table-cell table:formula="of:=[.F234]/[.N234]" office:value-type="string" office:string-value="" calcext:value-type="error">
            <text:p>#DIV/0!</text:p>
          </table:table-cell>
          <table:table-cell table:formula="of:=[.G234]/[.O234]" office:value-type="string" office:string-value="" calcext:value-type="error">
            <text:p>#DIV/0!</text:p>
          </table:table-cell>
          <table:table-cell table:formula="of:=[.H234]/[.P23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23893" calcext:value-type="float">
            <text:p>3.23893</text:p>
          </table:table-cell>
          <table:table-cell office:value-type="float" office:value="11.5466" calcext:value-type="float">
            <text:p>11.5466</text:p>
          </table:table-cell>
          <table:table-cell table:number-columns-repeated="6"/>
          <table:table-cell office:value-type="float" office:value="53.5817" calcext:value-type="float">
            <text:p>53.5817</text:p>
          </table:table-cell>
          <table:table-cell office:value-type="float" office:value="99.4298" calcext:value-type="float">
            <text:p>99.4298</text:p>
          </table:table-cell>
          <table:table-cell table:number-columns-repeated="6"/>
          <table:table-cell table:formula="of:=[.B235]/[.J235]" office:value-type="float" office:value="0.060448436686406" calcext:value-type="float">
            <text:p>0.0604484367</text:p>
          </table:table-cell>
          <table:table-cell table:formula="of:=[.C235]/[.K235]" office:value-type="float" office:value="0.116128162784195" calcext:value-type="float">
            <text:p>0.1161281628</text:p>
          </table:table-cell>
          <table:table-cell table:formula="of:=[.D235]/[.L235]" office:value-type="string" office:string-value="" calcext:value-type="error">
            <text:p>#DIV/0!</text:p>
          </table:table-cell>
          <table:table-cell table:formula="of:=[.E235]/[.M235]" office:value-type="string" office:string-value="" calcext:value-type="error">
            <text:p>#DIV/0!</text:p>
          </table:table-cell>
          <table:table-cell table:formula="of:=[.F235]/[.N235]" office:value-type="string" office:string-value="" calcext:value-type="error">
            <text:p>#DIV/0!</text:p>
          </table:table-cell>
          <table:table-cell table:formula="of:=[.G235]/[.O235]" office:value-type="string" office:string-value="" calcext:value-type="error">
            <text:p>#DIV/0!</text:p>
          </table:table-cell>
          <table:table-cell table:formula="of:=[.H235]/[.P23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25994" calcext:value-type="float">
            <text:p>3.25994</text:p>
          </table:table-cell>
          <table:table-cell office:value-type="float" office:value="11.4424" calcext:value-type="float">
            <text:p>11.4424</text:p>
          </table:table-cell>
          <table:table-cell table:number-columns-repeated="6"/>
          <table:table-cell office:value-type="float" office:value="54.8098" calcext:value-type="float">
            <text:p>54.8098</text:p>
          </table:table-cell>
          <table:table-cell office:value-type="float" office:value="116.35" calcext:value-type="float">
            <text:p>116.35</text:p>
          </table:table-cell>
          <table:table-cell table:number-columns-repeated="6"/>
          <table:table-cell table:formula="of:=[.B236]/[.J236]" office:value-type="float" office:value="0.0594773197493879" calcext:value-type="float">
            <text:p>0.0594773197</text:p>
          </table:table-cell>
          <table:table-cell table:formula="of:=[.C236]/[.K236]" office:value-type="float" office:value="0.0983446497636442" calcext:value-type="float">
            <text:p>0.0983446498</text:p>
          </table:table-cell>
          <table:table-cell table:formula="of:=[.D236]/[.L236]" office:value-type="string" office:string-value="" calcext:value-type="error">
            <text:p>#DIV/0!</text:p>
          </table:table-cell>
          <table:table-cell table:formula="of:=[.E236]/[.M236]" office:value-type="string" office:string-value="" calcext:value-type="error">
            <text:p>#DIV/0!</text:p>
          </table:table-cell>
          <table:table-cell table:formula="of:=[.F236]/[.N236]" office:value-type="string" office:string-value="" calcext:value-type="error">
            <text:p>#DIV/0!</text:p>
          </table:table-cell>
          <table:table-cell table:formula="of:=[.G236]/[.O236]" office:value-type="string" office:string-value="" calcext:value-type="error">
            <text:p>#DIV/0!</text:p>
          </table:table-cell>
          <table:table-cell table:formula="of:=[.H236]/[.P23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26797" calcext:value-type="float">
            <text:p>3.26797</text:p>
          </table:table-cell>
          <table:table-cell office:value-type="float" office:value="11.3229" calcext:value-type="float">
            <text:p>11.3229</text:p>
          </table:table-cell>
          <table:table-cell table:number-columns-repeated="6"/>
          <table:table-cell office:value-type="float" office:value="55.7578" calcext:value-type="float">
            <text:p>55.7578</text:p>
          </table:table-cell>
          <table:table-cell office:value-type="float" office:value="115.158" calcext:value-type="float">
            <text:p>115.158</text:p>
          </table:table-cell>
          <table:table-cell table:number-columns-repeated="6"/>
          <table:table-cell table:formula="of:=[.B237]/[.J237]" office:value-type="float" office:value="0.0586100958072234" calcext:value-type="float">
            <text:p>0.0586100958</text:p>
          </table:table-cell>
          <table:table-cell table:formula="of:=[.C237]/[.K237]" office:value-type="float" office:value="0.0983249101234825" calcext:value-type="float">
            <text:p>0.0983249101</text:p>
          </table:table-cell>
          <table:table-cell table:formula="of:=[.D237]/[.L237]" office:value-type="string" office:string-value="" calcext:value-type="error">
            <text:p>#DIV/0!</text:p>
          </table:table-cell>
          <table:table-cell table:formula="of:=[.E237]/[.M237]" office:value-type="string" office:string-value="" calcext:value-type="error">
            <text:p>#DIV/0!</text:p>
          </table:table-cell>
          <table:table-cell table:formula="of:=[.F237]/[.N237]" office:value-type="string" office:string-value="" calcext:value-type="error">
            <text:p>#DIV/0!</text:p>
          </table:table-cell>
          <table:table-cell table:formula="of:=[.G237]/[.O237]" office:value-type="string" office:string-value="" calcext:value-type="error">
            <text:p>#DIV/0!</text:p>
          </table:table-cell>
          <table:table-cell table:formula="of:=[.H237]/[.P23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28427" calcext:value-type="float">
            <text:p>3.28427</text:p>
          </table:table-cell>
          <table:table-cell office:value-type="float" office:value="11.9433" calcext:value-type="float">
            <text:p>11.9433</text:p>
          </table:table-cell>
          <table:table-cell table:number-columns-repeated="6"/>
          <table:table-cell office:value-type="float" office:value="55.3255" calcext:value-type="float">
            <text:p>55.3255</text:p>
          </table:table-cell>
          <table:table-cell office:value-type="float" office:value="114.998" calcext:value-type="float">
            <text:p>114.998</text:p>
          </table:table-cell>
          <table:table-cell table:number-columns-repeated="6"/>
          <table:table-cell table:formula="of:=[.B238]/[.J238]" office:value-type="float" office:value="0.0593626808614473" calcext:value-type="float">
            <text:p>0.0593626809</text:p>
          </table:table-cell>
          <table:table-cell table:formula="of:=[.C238]/[.K238]" office:value-type="float" office:value="0.10385658881024" calcext:value-type="float">
            <text:p>0.1038565888</text:p>
          </table:table-cell>
          <table:table-cell table:formula="of:=[.D238]/[.L238]" office:value-type="string" office:string-value="" calcext:value-type="error">
            <text:p>#DIV/0!</text:p>
          </table:table-cell>
          <table:table-cell table:formula="of:=[.E238]/[.M238]" office:value-type="string" office:string-value="" calcext:value-type="error">
            <text:p>#DIV/0!</text:p>
          </table:table-cell>
          <table:table-cell table:formula="of:=[.F238]/[.N238]" office:value-type="string" office:string-value="" calcext:value-type="error">
            <text:p>#DIV/0!</text:p>
          </table:table-cell>
          <table:table-cell table:formula="of:=[.G238]/[.O238]" office:value-type="string" office:string-value="" calcext:value-type="error">
            <text:p>#DIV/0!</text:p>
          </table:table-cell>
          <table:table-cell table:formula="of:=[.H238]/[.P23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51583" calcext:value-type="float">
            <text:p>3.51583</text:p>
          </table:table-cell>
          <table:table-cell office:value-type="float" office:value="12.7753" calcext:value-type="float">
            <text:p>12.7753</text:p>
          </table:table-cell>
          <table:table-cell table:number-columns-repeated="6"/>
          <table:table-cell office:value-type="float" office:value="54.9119" calcext:value-type="float">
            <text:p>54.9119</text:p>
          </table:table-cell>
          <table:table-cell office:value-type="float" office:value="114.536" calcext:value-type="float">
            <text:p>114.536</text:p>
          </table:table-cell>
          <table:table-cell table:number-columns-repeated="6"/>
          <table:table-cell table:formula="of:=[.B239]/[.J239]" office:value-type="float" office:value="0.0640267410160639" calcext:value-type="float">
            <text:p>0.064026741</text:p>
          </table:table-cell>
          <table:table-cell table:formula="of:=[.C239]/[.K239]" office:value-type="float" office:value="0.111539603268841" calcext:value-type="float">
            <text:p>0.1115396033</text:p>
          </table:table-cell>
          <table:table-cell table:formula="of:=[.D239]/[.L239]" office:value-type="string" office:string-value="" calcext:value-type="error">
            <text:p>#DIV/0!</text:p>
          </table:table-cell>
          <table:table-cell table:formula="of:=[.E239]/[.M239]" office:value-type="string" office:string-value="" calcext:value-type="error">
            <text:p>#DIV/0!</text:p>
          </table:table-cell>
          <table:table-cell table:formula="of:=[.F239]/[.N239]" office:value-type="string" office:string-value="" calcext:value-type="error">
            <text:p>#DIV/0!</text:p>
          </table:table-cell>
          <table:table-cell table:formula="of:=[.G239]/[.O239]" office:value-type="string" office:string-value="" calcext:value-type="error">
            <text:p>#DIV/0!</text:p>
          </table:table-cell>
          <table:table-cell table:formula="of:=[.H239]/[.P23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80854" calcext:value-type="float">
            <text:p>3.80854</text:p>
          </table:table-cell>
          <table:table-cell office:value-type="float" office:value="13.2119" calcext:value-type="float">
            <text:p>13.2119</text:p>
          </table:table-cell>
          <table:table-cell table:number-columns-repeated="6"/>
          <table:table-cell office:value-type="float" office:value="55.546" calcext:value-type="float">
            <text:p>55.546</text:p>
          </table:table-cell>
          <table:table-cell office:value-type="float" office:value="113.856" calcext:value-type="float">
            <text:p>113.856</text:p>
          </table:table-cell>
          <table:table-cell table:number-columns-repeated="6"/>
          <table:table-cell table:formula="of:=[.B240]/[.J240]" office:value-type="float" office:value="0.0685655132682821" calcext:value-type="float">
            <text:p>0.0685655133</text:p>
          </table:table-cell>
          <table:table-cell table:formula="of:=[.C240]/[.K240]" office:value-type="float" office:value="0.116040437043283" calcext:value-type="float">
            <text:p>0.116040437</text:p>
          </table:table-cell>
          <table:table-cell table:formula="of:=[.D240]/[.L240]" office:value-type="string" office:string-value="" calcext:value-type="error">
            <text:p>#DIV/0!</text:p>
          </table:table-cell>
          <table:table-cell table:formula="of:=[.E240]/[.M240]" office:value-type="string" office:string-value="" calcext:value-type="error">
            <text:p>#DIV/0!</text:p>
          </table:table-cell>
          <table:table-cell table:formula="of:=[.F240]/[.N240]" office:value-type="string" office:string-value="" calcext:value-type="error">
            <text:p>#DIV/0!</text:p>
          </table:table-cell>
          <table:table-cell table:formula="of:=[.G240]/[.O240]" office:value-type="string" office:string-value="" calcext:value-type="error">
            <text:p>#DIV/0!</text:p>
          </table:table-cell>
          <table:table-cell table:formula="of:=[.H240]/[.P24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70756" calcext:value-type="float">
            <text:p>3.70756</text:p>
          </table:table-cell>
          <table:table-cell office:value-type="float" office:value="13.2701" calcext:value-type="float">
            <text:p>13.2701</text:p>
          </table:table-cell>
          <table:table-cell table:number-columns-repeated="6"/>
          <table:table-cell office:value-type="float" office:value="54.9663" calcext:value-type="float">
            <text:p>54.9663</text:p>
          </table:table-cell>
          <table:table-cell office:value-type="float" office:value="111.147" calcext:value-type="float">
            <text:p>111.147</text:p>
          </table:table-cell>
          <table:table-cell table:number-columns-repeated="6"/>
          <table:table-cell table:formula="of:=[.B241]/[.J241]" office:value-type="float" office:value="0.0674515111986799" calcext:value-type="float">
            <text:p>0.0674515112</text:p>
          </table:table-cell>
          <table:table-cell table:formula="of:=[.C241]/[.K241]" office:value-type="float" office:value="0.119392336275383" calcext:value-type="float">
            <text:p>0.1193923363</text:p>
          </table:table-cell>
          <table:table-cell table:formula="of:=[.D241]/[.L241]" office:value-type="string" office:string-value="" calcext:value-type="error">
            <text:p>#DIV/0!</text:p>
          </table:table-cell>
          <table:table-cell table:formula="of:=[.E241]/[.M241]" office:value-type="string" office:string-value="" calcext:value-type="error">
            <text:p>#DIV/0!</text:p>
          </table:table-cell>
          <table:table-cell table:formula="of:=[.F241]/[.N241]" office:value-type="string" office:string-value="" calcext:value-type="error">
            <text:p>#DIV/0!</text:p>
          </table:table-cell>
          <table:table-cell table:formula="of:=[.G241]/[.O241]" office:value-type="string" office:string-value="" calcext:value-type="error">
            <text:p>#DIV/0!</text:p>
          </table:table-cell>
          <table:table-cell table:formula="of:=[.H241]/[.P24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66772" calcext:value-type="float">
            <text:p>3.66772</text:p>
          </table:table-cell>
          <table:table-cell office:value-type="float" office:value="13.5304" calcext:value-type="float">
            <text:p>13.5304</text:p>
          </table:table-cell>
          <table:table-cell table:number-columns-repeated="6"/>
          <table:table-cell office:value-type="float" office:value="55.2904" calcext:value-type="float">
            <text:p>55.2904</text:p>
          </table:table-cell>
          <table:table-cell office:value-type="float" office:value="107.994" calcext:value-type="float">
            <text:p>107.994</text:p>
          </table:table-cell>
          <table:table-cell table:number-columns-repeated="6"/>
          <table:table-cell table:formula="of:=[.B242]/[.J242]" office:value-type="float" office:value="0.0663355663912723" calcext:value-type="float">
            <text:p>0.0663355664</text:p>
          </table:table-cell>
          <table:table-cell table:formula="of:=[.C242]/[.K242]" office:value-type="float" office:value="0.125288441950479" calcext:value-type="float">
            <text:p>0.125288442</text:p>
          </table:table-cell>
          <table:table-cell table:formula="of:=[.D242]/[.L242]" office:value-type="string" office:string-value="" calcext:value-type="error">
            <text:p>#DIV/0!</text:p>
          </table:table-cell>
          <table:table-cell table:formula="of:=[.E242]/[.M242]" office:value-type="string" office:string-value="" calcext:value-type="error">
            <text:p>#DIV/0!</text:p>
          </table:table-cell>
          <table:table-cell table:formula="of:=[.F242]/[.N242]" office:value-type="string" office:string-value="" calcext:value-type="error">
            <text:p>#DIV/0!</text:p>
          </table:table-cell>
          <table:table-cell table:formula="of:=[.G242]/[.O242]" office:value-type="string" office:string-value="" calcext:value-type="error">
            <text:p>#DIV/0!</text:p>
          </table:table-cell>
          <table:table-cell table:formula="of:=[.H242]/[.P24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70421" calcext:value-type="float">
            <text:p>3.70421</text:p>
          </table:table-cell>
          <table:table-cell office:value-type="float" office:value="13.9168" calcext:value-type="float">
            <text:p>13.9168</text:p>
          </table:table-cell>
          <table:table-cell table:number-columns-repeated="6"/>
          <table:table-cell office:value-type="float" office:value="55.8271" calcext:value-type="float">
            <text:p>55.8271</text:p>
          </table:table-cell>
          <table:table-cell office:value-type="float" office:value="107.031" calcext:value-type="float">
            <text:p>107.031</text:p>
          </table:table-cell>
          <table:table-cell table:number-columns-repeated="6"/>
          <table:table-cell table:formula="of:=[.B243]/[.J243]" office:value-type="float" office:value="0.0663514672981401" calcext:value-type="float">
            <text:p>0.0663514673</text:p>
          </table:table-cell>
          <table:table-cell table:formula="of:=[.C243]/[.K243]" office:value-type="float" office:value="0.130025880352421" calcext:value-type="float">
            <text:p>0.1300258804</text:p>
          </table:table-cell>
          <table:table-cell table:formula="of:=[.D243]/[.L243]" office:value-type="string" office:string-value="" calcext:value-type="error">
            <text:p>#DIV/0!</text:p>
          </table:table-cell>
          <table:table-cell table:formula="of:=[.E243]/[.M243]" office:value-type="string" office:string-value="" calcext:value-type="error">
            <text:p>#DIV/0!</text:p>
          </table:table-cell>
          <table:table-cell table:formula="of:=[.F243]/[.N243]" office:value-type="string" office:string-value="" calcext:value-type="error">
            <text:p>#DIV/0!</text:p>
          </table:table-cell>
          <table:table-cell table:formula="of:=[.G243]/[.O243]" office:value-type="string" office:string-value="" calcext:value-type="error">
            <text:p>#DIV/0!</text:p>
          </table:table-cell>
          <table:table-cell table:formula="of:=[.H243]/[.P24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81467" calcext:value-type="float">
            <text:p>3.81467</text:p>
          </table:table-cell>
          <table:table-cell office:value-type="float" office:value="14.6925" calcext:value-type="float">
            <text:p>14.6925</text:p>
          </table:table-cell>
          <table:table-cell table:number-columns-repeated="6"/>
          <table:table-cell office:value-type="float" office:value="56.6758" calcext:value-type="float">
            <text:p>56.6758</text:p>
          </table:table-cell>
          <table:table-cell office:value-type="float" office:value="110.494" calcext:value-type="float">
            <text:p>110.494</text:p>
          </table:table-cell>
          <table:table-cell table:number-columns-repeated="6"/>
          <table:table-cell table:formula="of:=[.B244]/[.J244]" office:value-type="float" office:value="0.0673068576005985" calcext:value-type="float">
            <text:p>0.0673068576</text:p>
          </table:table-cell>
          <table:table-cell table:formula="of:=[.C244]/[.K244]" office:value-type="float" office:value="0.132971021050917" calcext:value-type="float">
            <text:p>0.1329710211</text:p>
          </table:table-cell>
          <table:table-cell table:formula="of:=[.D244]/[.L244]" office:value-type="string" office:string-value="" calcext:value-type="error">
            <text:p>#DIV/0!</text:p>
          </table:table-cell>
          <table:table-cell table:formula="of:=[.E244]/[.M244]" office:value-type="string" office:string-value="" calcext:value-type="error">
            <text:p>#DIV/0!</text:p>
          </table:table-cell>
          <table:table-cell table:formula="of:=[.F244]/[.N244]" office:value-type="string" office:string-value="" calcext:value-type="error">
            <text:p>#DIV/0!</text:p>
          </table:table-cell>
          <table:table-cell table:formula="of:=[.G244]/[.O244]" office:value-type="string" office:string-value="" calcext:value-type="error">
            <text:p>#DIV/0!</text:p>
          </table:table-cell>
          <table:table-cell table:formula="of:=[.H244]/[.P24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70376" calcext:value-type="float">
            <text:p>3.70376</text:p>
          </table:table-cell>
          <table:table-cell office:value-type="float" office:value="14.9915" calcext:value-type="float">
            <text:p>14.9915</text:p>
          </table:table-cell>
          <table:table-cell table:number-columns-repeated="6"/>
          <table:table-cell office:value-type="float" office:value="57.5499" calcext:value-type="float">
            <text:p>57.5499</text:p>
          </table:table-cell>
          <table:table-cell office:value-type="float" office:value="111.182" calcext:value-type="float">
            <text:p>111.182</text:p>
          </table:table-cell>
          <table:table-cell table:number-columns-repeated="6"/>
          <table:table-cell table:formula="of:=[.B245]/[.J245]" office:value-type="float" office:value="0.0643573663898634" calcext:value-type="float">
            <text:p>0.0643573664</text:p>
          </table:table-cell>
          <table:table-cell table:formula="of:=[.C245]/[.K245]" office:value-type="float" office:value="0.134837473691785" calcext:value-type="float">
            <text:p>0.1348374737</text:p>
          </table:table-cell>
          <table:table-cell table:formula="of:=[.D245]/[.L245]" office:value-type="string" office:string-value="" calcext:value-type="error">
            <text:p>#DIV/0!</text:p>
          </table:table-cell>
          <table:table-cell table:formula="of:=[.E245]/[.M245]" office:value-type="string" office:string-value="" calcext:value-type="error">
            <text:p>#DIV/0!</text:p>
          </table:table-cell>
          <table:table-cell table:formula="of:=[.F245]/[.N245]" office:value-type="string" office:string-value="" calcext:value-type="error">
            <text:p>#DIV/0!</text:p>
          </table:table-cell>
          <table:table-cell table:formula="of:=[.G245]/[.O245]" office:value-type="string" office:string-value="" calcext:value-type="error">
            <text:p>#DIV/0!</text:p>
          </table:table-cell>
          <table:table-cell table:formula="of:=[.H245]/[.P24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98924" calcext:value-type="float">
            <text:p>3.98924</text:p>
          </table:table-cell>
          <table:table-cell office:value-type="float" office:value="15.2244" calcext:value-type="float">
            <text:p>15.2244</text:p>
          </table:table-cell>
          <table:table-cell table:number-columns-repeated="6"/>
          <table:table-cell office:value-type="float" office:value="73.5019" calcext:value-type="float">
            <text:p>73.5019</text:p>
          </table:table-cell>
          <table:table-cell office:value-type="float" office:value="109.288" calcext:value-type="float">
            <text:p>109.288</text:p>
          </table:table-cell>
          <table:table-cell table:number-columns-repeated="6"/>
          <table:table-cell table:formula="of:=[.B246]/[.J246]" office:value-type="float" office:value="0.0542739711490451" calcext:value-type="float">
            <text:p>0.0542739711</text:p>
          </table:table-cell>
          <table:table-cell table:formula="of:=[.C246]/[.K246]" office:value-type="float" office:value="0.139305321718761" calcext:value-type="float">
            <text:p>0.1393053217</text:p>
          </table:table-cell>
          <table:table-cell table:formula="of:=[.D246]/[.L246]" office:value-type="string" office:string-value="" calcext:value-type="error">
            <text:p>#DIV/0!</text:p>
          </table:table-cell>
          <table:table-cell table:formula="of:=[.E246]/[.M246]" office:value-type="string" office:string-value="" calcext:value-type="error">
            <text:p>#DIV/0!</text:p>
          </table:table-cell>
          <table:table-cell table:formula="of:=[.F246]/[.N246]" office:value-type="string" office:string-value="" calcext:value-type="error">
            <text:p>#DIV/0!</text:p>
          </table:table-cell>
          <table:table-cell table:formula="of:=[.G246]/[.O246]" office:value-type="string" office:string-value="" calcext:value-type="error">
            <text:p>#DIV/0!</text:p>
          </table:table-cell>
          <table:table-cell table:formula="of:=[.H246]/[.P24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.18619" calcext:value-type="float">
            <text:p>4.18619</text:p>
          </table:table-cell>
          <table:table-cell office:value-type="float" office:value="10.4708" calcext:value-type="float">
            <text:p>10.4708</text:p>
          </table:table-cell>
          <table:table-cell table:number-columns-repeated="6"/>
          <table:table-cell office:value-type="float" office:value="74.0576" calcext:value-type="float">
            <text:p>74.0576</text:p>
          </table:table-cell>
          <table:table-cell office:value-type="float" office:value="111.684" calcext:value-type="float">
            <text:p>111.684</text:p>
          </table:table-cell>
          <table:table-cell table:number-columns-repeated="6"/>
          <table:table-cell table:formula="of:=[.B247]/[.J247]" office:value-type="float" office:value="0.0565261364127382" calcext:value-type="float">
            <text:p>0.0565261364</text:p>
          </table:table-cell>
          <table:table-cell table:formula="of:=[.C247]/[.K247]" office:value-type="float" office:value="0.0937538053794635" calcext:value-type="float">
            <text:p>0.0937538054</text:p>
          </table:table-cell>
          <table:table-cell table:formula="of:=[.D247]/[.L247]" office:value-type="string" office:string-value="" calcext:value-type="error">
            <text:p>#DIV/0!</text:p>
          </table:table-cell>
          <table:table-cell table:formula="of:=[.E247]/[.M247]" office:value-type="string" office:string-value="" calcext:value-type="error">
            <text:p>#DIV/0!</text:p>
          </table:table-cell>
          <table:table-cell table:formula="of:=[.F247]/[.N247]" office:value-type="string" office:string-value="" calcext:value-type="error">
            <text:p>#DIV/0!</text:p>
          </table:table-cell>
          <table:table-cell table:formula="of:=[.G247]/[.O247]" office:value-type="string" office:string-value="" calcext:value-type="error">
            <text:p>#DIV/0!</text:p>
          </table:table-cell>
          <table:table-cell table:formula="of:=[.H247]/[.P24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.12766" calcext:value-type="float">
            <text:p>4.12766</text:p>
          </table:table-cell>
          <table:table-cell office:value-type="float" office:value="10.3741" calcext:value-type="float">
            <text:p>10.3741</text:p>
          </table:table-cell>
          <table:table-cell table:number-columns-repeated="6"/>
          <table:table-cell office:value-type="float" office:value="75.0708" calcext:value-type="float">
            <text:p>75.0708</text:p>
          </table:table-cell>
          <table:table-cell office:value-type="float" office:value="116.555" calcext:value-type="float">
            <text:p>116.555</text:p>
          </table:table-cell>
          <table:table-cell table:number-columns-repeated="6"/>
          <table:table-cell table:formula="of:=[.B248]/[.J248]" office:value-type="float" office:value="0.054983562183965" calcext:value-type="float">
            <text:p>0.0549835622</text:p>
          </table:table-cell>
          <table:table-cell table:formula="of:=[.C248]/[.K248]" office:value-type="float" office:value="0.0890060486465617" calcext:value-type="float">
            <text:p>0.0890060486</text:p>
          </table:table-cell>
          <table:table-cell table:formula="of:=[.D248]/[.L248]" office:value-type="string" office:string-value="" calcext:value-type="error">
            <text:p>#DIV/0!</text:p>
          </table:table-cell>
          <table:table-cell table:formula="of:=[.E248]/[.M248]" office:value-type="string" office:string-value="" calcext:value-type="error">
            <text:p>#DIV/0!</text:p>
          </table:table-cell>
          <table:table-cell table:formula="of:=[.F248]/[.N248]" office:value-type="string" office:string-value="" calcext:value-type="error">
            <text:p>#DIV/0!</text:p>
          </table:table-cell>
          <table:table-cell table:formula="of:=[.G248]/[.O248]" office:value-type="string" office:string-value="" calcext:value-type="error">
            <text:p>#DIV/0!</text:p>
          </table:table-cell>
          <table:table-cell table:formula="of:=[.H248]/[.P24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80078" calcext:value-type="float">
            <text:p>3.80078</text:p>
          </table:table-cell>
          <table:table-cell office:value-type="float" office:value="0.734871" calcext:value-type="float">
            <text:p>0.734871</text:p>
          </table:table-cell>
          <table:table-cell table:number-columns-repeated="6"/>
          <table:table-cell office:value-type="float" office:value="75.5698" calcext:value-type="float">
            <text:p>75.5698</text:p>
          </table:table-cell>
          <table:table-cell office:value-type="float" office:value="116.825" calcext:value-type="float">
            <text:p>116.825</text:p>
          </table:table-cell>
          <table:table-cell table:number-columns-repeated="6"/>
          <table:table-cell table:formula="of:=[.B249]/[.J249]" office:value-type="float" office:value="0.0502949590974172" calcext:value-type="float">
            <text:p>0.0502949591</text:p>
          </table:table-cell>
          <table:table-cell table:formula="of:=[.C249]/[.K249]" office:value-type="float" office:value="0.00629035737213781" calcext:value-type="float">
            <text:p>0.0062903574</text:p>
          </table:table-cell>
          <table:table-cell table:formula="of:=[.D249]/[.L249]" office:value-type="string" office:string-value="" calcext:value-type="error">
            <text:p>#DIV/0!</text:p>
          </table:table-cell>
          <table:table-cell table:formula="of:=[.E249]/[.M249]" office:value-type="string" office:string-value="" calcext:value-type="error">
            <text:p>#DIV/0!</text:p>
          </table:table-cell>
          <table:table-cell table:formula="of:=[.F249]/[.N249]" office:value-type="string" office:string-value="" calcext:value-type="error">
            <text:p>#DIV/0!</text:p>
          </table:table-cell>
          <table:table-cell table:formula="of:=[.G249]/[.O249]" office:value-type="string" office:string-value="" calcext:value-type="error">
            <text:p>#DIV/0!</text:p>
          </table:table-cell>
          <table:table-cell table:formula="of:=[.H249]/[.P24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.74455" calcext:value-type="float">
            <text:p>3.74455</text:p>
          </table:table-cell>
          <table:table-cell office:value-type="float" office:value="14.5297" calcext:value-type="float">
            <text:p>14.5297</text:p>
          </table:table-cell>
          <table:table-cell table:number-columns-repeated="6"/>
          <table:table-cell office:value-type="float" office:value="76.8251" calcext:value-type="float">
            <text:p>76.8251</text:p>
          </table:table-cell>
          <table:table-cell office:value-type="float" office:value="115.473" calcext:value-type="float">
            <text:p>115.473</text:p>
          </table:table-cell>
          <table:table-cell table:number-columns-repeated="6"/>
          <table:table-cell table:formula="of:=[.B250]/[.J250]" office:value-type="float" office:value="0.048741231706825" calcext:value-type="float">
            <text:p>0.0487412317</text:p>
          </table:table-cell>
          <table:table-cell table:formula="of:=[.C250]/[.K250]" office:value-type="float" office:value="0.125827682661748" calcext:value-type="float">
            <text:p>0.1258276827</text:p>
          </table:table-cell>
          <table:table-cell table:formula="of:=[.D250]/[.L250]" office:value-type="string" office:string-value="" calcext:value-type="error">
            <text:p>#DIV/0!</text:p>
          </table:table-cell>
          <table:table-cell table:formula="of:=[.E250]/[.M250]" office:value-type="string" office:string-value="" calcext:value-type="error">
            <text:p>#DIV/0!</text:p>
          </table:table-cell>
          <table:table-cell table:formula="of:=[.F250]/[.N250]" office:value-type="string" office:string-value="" calcext:value-type="error">
            <text:p>#DIV/0!</text:p>
          </table:table-cell>
          <table:table-cell table:formula="of:=[.G250]/[.O250]" office:value-type="string" office:string-value="" calcext:value-type="error">
            <text:p>#DIV/0!</text:p>
          </table:table-cell>
          <table:table-cell table:formula="of:=[.H250]/[.P25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.18315" calcext:value-type="float">
            <text:p>4.18315</text:p>
          </table:table-cell>
          <table:table-cell office:value-type="float" office:value="15.0756" calcext:value-type="float">
            <text:p>15.0756</text:p>
          </table:table-cell>
          <table:table-cell table:number-columns-repeated="6"/>
          <table:table-cell office:value-type="float" office:value="77.8878" calcext:value-type="float">
            <text:p>77.8878</text:p>
          </table:table-cell>
          <table:table-cell office:value-type="float" office:value="116.634" calcext:value-type="float">
            <text:p>116.634</text:p>
          </table:table-cell>
          <table:table-cell table:number-columns-repeated="6"/>
          <table:table-cell table:formula="of:=[.B251]/[.J251]" office:value-type="float" office:value="0.053707384211648" calcext:value-type="float">
            <text:p>0.0537073842</text:p>
          </table:table-cell>
          <table:table-cell table:formula="of:=[.C251]/[.K251]" office:value-type="float" office:value="0.129255620145069" calcext:value-type="float">
            <text:p>0.1292556201</text:p>
          </table:table-cell>
          <table:table-cell table:formula="of:=[.D251]/[.L251]" office:value-type="string" office:string-value="" calcext:value-type="error">
            <text:p>#DIV/0!</text:p>
          </table:table-cell>
          <table:table-cell table:formula="of:=[.E251]/[.M251]" office:value-type="string" office:string-value="" calcext:value-type="error">
            <text:p>#DIV/0!</text:p>
          </table:table-cell>
          <table:table-cell table:formula="of:=[.F251]/[.N251]" office:value-type="string" office:string-value="" calcext:value-type="error">
            <text:p>#DIV/0!</text:p>
          </table:table-cell>
          <table:table-cell table:formula="of:=[.G251]/[.O251]" office:value-type="string" office:string-value="" calcext:value-type="error">
            <text:p>#DIV/0!</text:p>
          </table:table-cell>
          <table:table-cell table:formula="of:=[.H251]/[.P25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23606" calcext:value-type="float">
            <text:p>5.23606</text:p>
          </table:table-cell>
          <table:table-cell office:value-type="float" office:value="7.07912" calcext:value-type="float">
            <text:p>7.07912</text:p>
          </table:table-cell>
          <table:table-cell table:number-columns-repeated="6"/>
          <table:table-cell office:value-type="float" office:value="79.5961" calcext:value-type="float">
            <text:p>79.5961</text:p>
          </table:table-cell>
          <table:table-cell office:value-type="float" office:value="113.055" calcext:value-type="float">
            <text:p>113.055</text:p>
          </table:table-cell>
          <table:table-cell table:number-columns-repeated="6"/>
          <table:table-cell table:formula="of:=[.B252]/[.J252]" office:value-type="float" office:value="0.0657828712713311" calcext:value-type="float">
            <text:p>0.0657828713</text:p>
          </table:table-cell>
          <table:table-cell table:formula="of:=[.C252]/[.K252]" office:value-type="float" office:value="0.0626166025385874" calcext:value-type="float">
            <text:p>0.0626166025</text:p>
          </table:table-cell>
          <table:table-cell table:formula="of:=[.D252]/[.L252]" office:value-type="string" office:string-value="" calcext:value-type="error">
            <text:p>#DIV/0!</text:p>
          </table:table-cell>
          <table:table-cell table:formula="of:=[.E252]/[.M252]" office:value-type="string" office:string-value="" calcext:value-type="error">
            <text:p>#DIV/0!</text:p>
          </table:table-cell>
          <table:table-cell table:formula="of:=[.F252]/[.N252]" office:value-type="string" office:string-value="" calcext:value-type="error">
            <text:p>#DIV/0!</text:p>
          </table:table-cell>
          <table:table-cell table:formula="of:=[.G252]/[.O252]" office:value-type="string" office:string-value="" calcext:value-type="error">
            <text:p>#DIV/0!</text:p>
          </table:table-cell>
          <table:table-cell table:formula="of:=[.H252]/[.P25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34035" calcext:value-type="float">
            <text:p>5.34035</text:p>
          </table:table-cell>
          <table:table-cell office:value-type="float" office:value="16.7261" calcext:value-type="float">
            <text:p>16.7261</text:p>
          </table:table-cell>
          <table:table-cell table:number-columns-repeated="6"/>
          <table:table-cell office:value-type="float" office:value="82.39" calcext:value-type="float">
            <text:p>82.39</text:p>
          </table:table-cell>
          <table:table-cell office:value-type="float" office:value="106.535" calcext:value-type="float">
            <text:p>106.535</text:p>
          </table:table-cell>
          <table:table-cell table:number-columns-repeated="6"/>
          <table:table-cell table:formula="of:=[.B253]/[.J253]" office:value-type="float" office:value="0.0648179390702755" calcext:value-type="float">
            <text:p>0.0648179391</text:p>
          </table:table-cell>
          <table:table-cell table:formula="of:=[.C253]/[.K253]" office:value-type="float" office:value="0.15700098559159" calcext:value-type="float">
            <text:p>0.1570009856</text:p>
          </table:table-cell>
          <table:table-cell table:formula="of:=[.D253]/[.L253]" office:value-type="string" office:string-value="" calcext:value-type="error">
            <text:p>#DIV/0!</text:p>
          </table:table-cell>
          <table:table-cell table:formula="of:=[.E253]/[.M253]" office:value-type="string" office:string-value="" calcext:value-type="error">
            <text:p>#DIV/0!</text:p>
          </table:table-cell>
          <table:table-cell table:formula="of:=[.F253]/[.N253]" office:value-type="string" office:string-value="" calcext:value-type="error">
            <text:p>#DIV/0!</text:p>
          </table:table-cell>
          <table:table-cell table:formula="of:=[.G253]/[.O253]" office:value-type="string" office:string-value="" calcext:value-type="error">
            <text:p>#DIV/0!</text:p>
          </table:table-cell>
          <table:table-cell table:formula="of:=[.H253]/[.P25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24318" calcext:value-type="float">
            <text:p>5.24318</text:p>
          </table:table-cell>
          <table:table-cell office:value-type="float" office:value="18.1664" calcext:value-type="float">
            <text:p>18.1664</text:p>
          </table:table-cell>
          <table:table-cell table:number-columns-repeated="6"/>
          <table:table-cell office:value-type="float" office:value="83.7954" calcext:value-type="float">
            <text:p>83.7954</text:p>
          </table:table-cell>
          <table:table-cell office:value-type="float" office:value="97.0399" calcext:value-type="float">
            <text:p>97.0399</text:p>
          </table:table-cell>
          <table:table-cell table:number-columns-repeated="6"/>
          <table:table-cell table:formula="of:=[.B254]/[.J254]" office:value-type="float" office:value="0.0625712151263673" calcext:value-type="float">
            <text:p>0.0625712151</text:p>
          </table:table-cell>
          <table:table-cell table:formula="of:=[.C254]/[.K254]" office:value-type="float" office:value="0.187205469090549" calcext:value-type="float">
            <text:p>0.1872054691</text:p>
          </table:table-cell>
          <table:table-cell table:formula="of:=[.D254]/[.L254]" office:value-type="string" office:string-value="" calcext:value-type="error">
            <text:p>#DIV/0!</text:p>
          </table:table-cell>
          <table:table-cell table:formula="of:=[.E254]/[.M254]" office:value-type="string" office:string-value="" calcext:value-type="error">
            <text:p>#DIV/0!</text:p>
          </table:table-cell>
          <table:table-cell table:formula="of:=[.F254]/[.N254]" office:value-type="string" office:string-value="" calcext:value-type="error">
            <text:p>#DIV/0!</text:p>
          </table:table-cell>
          <table:table-cell table:formula="of:=[.G254]/[.O254]" office:value-type="string" office:string-value="" calcext:value-type="error">
            <text:p>#DIV/0!</text:p>
          </table:table-cell>
          <table:table-cell table:formula="of:=[.H254]/[.P25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60533" calcext:value-type="float">
            <text:p>5.60533</text:p>
          </table:table-cell>
          <table:table-cell office:value-type="float" office:value="17.848" calcext:value-type="float">
            <text:p>17.848</text:p>
          </table:table-cell>
          <table:table-cell table:number-columns-repeated="6"/>
          <table:table-cell office:value-type="float" office:value="83.4256" calcext:value-type="float">
            <text:p>83.4256</text:p>
          </table:table-cell>
          <table:table-cell office:value-type="float" office:value="81.6997" calcext:value-type="float">
            <text:p>81.6997</text:p>
          </table:table-cell>
          <table:table-cell table:number-columns-repeated="6"/>
          <table:table-cell table:formula="of:=[.B255]/[.J255]" office:value-type="float" office:value="0.0671895677106308" calcext:value-type="float">
            <text:p>0.0671895677</text:p>
          </table:table-cell>
          <table:table-cell table:formula="of:=[.C255]/[.K255]" office:value-type="float" office:value="0.218458574511289" calcext:value-type="float">
            <text:p>0.2184585745</text:p>
          </table:table-cell>
          <table:table-cell table:formula="of:=[.D255]/[.L255]" office:value-type="string" office:string-value="" calcext:value-type="error">
            <text:p>#DIV/0!</text:p>
          </table:table-cell>
          <table:table-cell table:formula="of:=[.E255]/[.M255]" office:value-type="string" office:string-value="" calcext:value-type="error">
            <text:p>#DIV/0!</text:p>
          </table:table-cell>
          <table:table-cell table:formula="of:=[.F255]/[.N255]" office:value-type="string" office:string-value="" calcext:value-type="error">
            <text:p>#DIV/0!</text:p>
          </table:table-cell>
          <table:table-cell table:formula="of:=[.G255]/[.O255]" office:value-type="string" office:string-value="" calcext:value-type="error">
            <text:p>#DIV/0!</text:p>
          </table:table-cell>
          <table:table-cell table:formula="of:=[.H255]/[.P25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40454" calcext:value-type="float">
            <text:p>5.4045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84.145" calcext:value-type="float">
            <text:p>84.14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B256]/[.J256]" office:value-type="float" office:value="0.0642288906055024" calcext:value-type="float">
            <text:p>0.0642288906</text:p>
          </table:table-cell>
          <table:table-cell table:formula="of:=[.C256]/[.K256]" office:value-type="string" office:string-value="" calcext:value-type="error">
            <text:p>#DIV/0!</text:p>
          </table:table-cell>
          <table:table-cell table:formula="of:=[.D256]/[.L256]" office:value-type="string" office:string-value="" calcext:value-type="error">
            <text:p>#DIV/0!</text:p>
          </table:table-cell>
          <table:table-cell table:formula="of:=[.E256]/[.M256]" office:value-type="string" office:string-value="" calcext:value-type="error">
            <text:p>#DIV/0!</text:p>
          </table:table-cell>
          <table:table-cell table:formula="of:=[.F256]/[.N256]" office:value-type="string" office:string-value="" calcext:value-type="error">
            <text:p>#DIV/0!</text:p>
          </table:table-cell>
          <table:table-cell table:formula="of:=[.G256]/[.O256]" office:value-type="string" office:string-value="" calcext:value-type="error">
            <text:p>#DIV/0!</text:p>
          </table:table-cell>
          <table:table-cell table:formula="of:=[.H256]/[.P25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28203" calcext:value-type="float">
            <text:p>5.2820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84.2365" calcext:value-type="float">
            <text:p>84.236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B257]/[.J257]" office:value-type="float" office:value="0.0627047657488143" calcext:value-type="float">
            <text:p>0.0627047657</text:p>
          </table:table-cell>
          <table:table-cell table:formula="of:=[.C257]/[.K257]" office:value-type="string" office:string-value="" calcext:value-type="error">
            <text:p>#DIV/0!</text:p>
          </table:table-cell>
          <table:table-cell table:formula="of:=[.D257]/[.L257]" office:value-type="string" office:string-value="" calcext:value-type="error">
            <text:p>#DIV/0!</text:p>
          </table:table-cell>
          <table:table-cell table:formula="of:=[.E257]/[.M257]" office:value-type="string" office:string-value="" calcext:value-type="error">
            <text:p>#DIV/0!</text:p>
          </table:table-cell>
          <table:table-cell table:formula="of:=[.F257]/[.N257]" office:value-type="string" office:string-value="" calcext:value-type="error">
            <text:p>#DIV/0!</text:p>
          </table:table-cell>
          <table:table-cell table:formula="of:=[.G257]/[.O257]" office:value-type="string" office:string-value="" calcext:value-type="error">
            <text:p>#DIV/0!</text:p>
          </table:table-cell>
          <table:table-cell table:formula="of:=[.H257]/[.P25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01084" calcext:value-type="float">
            <text:p>5.0108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85.343" calcext:value-type="float">
            <text:p>85.34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B258]/[.J258]" office:value-type="float" office:value="0.0587141300399564" calcext:value-type="float">
            <text:p>0.05871413</text:p>
          </table:table-cell>
          <table:table-cell table:formula="of:=[.C258]/[.K258]" office:value-type="string" office:string-value="" calcext:value-type="error">
            <text:p>#DIV/0!</text:p>
          </table:table-cell>
          <table:table-cell table:formula="of:=[.D258]/[.L258]" office:value-type="string" office:string-value="" calcext:value-type="error">
            <text:p>#DIV/0!</text:p>
          </table:table-cell>
          <table:table-cell table:formula="of:=[.E258]/[.M258]" office:value-type="string" office:string-value="" calcext:value-type="error">
            <text:p>#DIV/0!</text:p>
          </table:table-cell>
          <table:table-cell table:formula="of:=[.F258]/[.N258]" office:value-type="string" office:string-value="" calcext:value-type="error">
            <text:p>#DIV/0!</text:p>
          </table:table-cell>
          <table:table-cell table:formula="of:=[.G258]/[.O258]" office:value-type="string" office:string-value="" calcext:value-type="error">
            <text:p>#DIV/0!</text:p>
          </table:table-cell>
          <table:table-cell table:formula="of:=[.H258]/[.P25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.34711" calcext:value-type="float">
            <text:p>4.3471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86.6559" calcext:value-type="float">
            <text:p>86.655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B259]/[.J259]" office:value-type="float" office:value="0.050165193599051" calcext:value-type="float">
            <text:p>0.0501651936</text:p>
          </table:table-cell>
          <table:table-cell table:formula="of:=[.C259]/[.K259]" office:value-type="string" office:string-value="" calcext:value-type="error">
            <text:p>#DIV/0!</text:p>
          </table:table-cell>
          <table:table-cell table:formula="of:=[.D259]/[.L259]" office:value-type="string" office:string-value="" calcext:value-type="error">
            <text:p>#DIV/0!</text:p>
          </table:table-cell>
          <table:table-cell table:formula="of:=[.E259]/[.M259]" office:value-type="string" office:string-value="" calcext:value-type="error">
            <text:p>#DIV/0!</text:p>
          </table:table-cell>
          <table:table-cell table:formula="of:=[.F259]/[.N259]" office:value-type="string" office:string-value="" calcext:value-type="error">
            <text:p>#DIV/0!</text:p>
          </table:table-cell>
          <table:table-cell table:formula="of:=[.G259]/[.O259]" office:value-type="string" office:string-value="" calcext:value-type="error">
            <text:p>#DIV/0!</text:p>
          </table:table-cell>
          <table:table-cell table:formula="of:=[.H259]/[.P25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18261" calcext:value-type="float">
            <text:p>5.1826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88.9339" calcext:value-type="float">
            <text:p>88.933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B260]/[.J260]" office:value-type="float" office:value="0.058274853571023" calcext:value-type="float">
            <text:p>0.0582748536</text:p>
          </table:table-cell>
          <table:table-cell table:formula="of:=[.C260]/[.K260]" office:value-type="string" office:string-value="" calcext:value-type="error">
            <text:p>#DIV/0!</text:p>
          </table:table-cell>
          <table:table-cell table:formula="of:=[.D260]/[.L260]" office:value-type="string" office:string-value="" calcext:value-type="error">
            <text:p>#DIV/0!</text:p>
          </table:table-cell>
          <table:table-cell table:formula="of:=[.E260]/[.M260]" office:value-type="string" office:string-value="" calcext:value-type="error">
            <text:p>#DIV/0!</text:p>
          </table:table-cell>
          <table:table-cell table:formula="of:=[.F260]/[.N260]" office:value-type="string" office:string-value="" calcext:value-type="error">
            <text:p>#DIV/0!</text:p>
          </table:table-cell>
          <table:table-cell table:formula="of:=[.G260]/[.O260]" office:value-type="string" office:string-value="" calcext:value-type="error">
            <text:p>#DIV/0!</text:p>
          </table:table-cell>
          <table:table-cell table:formula="of:=[.H260]/[.P26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21246" calcext:value-type="float">
            <text:p>5.21246</text:p>
          </table:table-cell>
          <table:table-cell table:number-columns-repeated="7"/>
          <table:table-cell office:value-type="float" office:value="88.2034" calcext:value-type="float">
            <text:p>88.2034</text:p>
          </table:table-cell>
          <table:table-cell table:number-columns-repeated="7"/>
          <table:table-cell table:formula="of:=[.B261]/[.J261]" office:value-type="float" office:value="0.0590959078674972" calcext:value-type="float">
            <text:p>0.0590959079</text:p>
          </table:table-cell>
          <table:table-cell table:formula="of:=[.C261]/[.K261]" office:value-type="string" office:string-value="" calcext:value-type="error">
            <text:p>#DIV/0!</text:p>
          </table:table-cell>
          <table:table-cell table:formula="of:=[.D261]/[.L261]" office:value-type="string" office:string-value="" calcext:value-type="error">
            <text:p>#DIV/0!</text:p>
          </table:table-cell>
          <table:table-cell table:formula="of:=[.E261]/[.M261]" office:value-type="string" office:string-value="" calcext:value-type="error">
            <text:p>#DIV/0!</text:p>
          </table:table-cell>
          <table:table-cell table:formula="of:=[.F261]/[.N261]" office:value-type="string" office:string-value="" calcext:value-type="error">
            <text:p>#DIV/0!</text:p>
          </table:table-cell>
          <table:table-cell table:formula="of:=[.G261]/[.O261]" office:value-type="string" office:string-value="" calcext:value-type="error">
            <text:p>#DIV/0!</text:p>
          </table:table-cell>
          <table:table-cell table:formula="of:=[.H261]/[.P26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.87331" calcext:value-type="float">
            <text:p>5.87331</text:p>
          </table:table-cell>
          <table:table-cell table:number-columns-repeated="7"/>
          <table:table-cell office:value-type="float" office:value="87.7786" calcext:value-type="float">
            <text:p>87.7786</text:p>
          </table:table-cell>
          <table:table-cell table:number-columns-repeated="7"/>
          <table:table-cell table:formula="of:=[.B262]/[.J262]" office:value-type="float" office:value="0.0669104998256978" calcext:value-type="float">
            <text:p>0.0669104998</text:p>
          </table:table-cell>
          <table:table-cell table:formula="of:=[.C262]/[.K262]" office:value-type="string" office:string-value="" calcext:value-type="error">
            <text:p>#DIV/0!</text:p>
          </table:table-cell>
          <table:table-cell table:formula="of:=[.D262]/[.L262]" office:value-type="string" office:string-value="" calcext:value-type="error">
            <text:p>#DIV/0!</text:p>
          </table:table-cell>
          <table:table-cell table:formula="of:=[.E262]/[.M262]" office:value-type="string" office:string-value="" calcext:value-type="error">
            <text:p>#DIV/0!</text:p>
          </table:table-cell>
          <table:table-cell table:formula="of:=[.F262]/[.N262]" office:value-type="string" office:string-value="" calcext:value-type="error">
            <text:p>#DIV/0!</text:p>
          </table:table-cell>
          <table:table-cell table:formula="of:=[.G262]/[.O262]" office:value-type="string" office:string-value="" calcext:value-type="error">
            <text:p>#DIV/0!</text:p>
          </table:table-cell>
          <table:table-cell table:formula="of:=[.H262]/[.P26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.57708" calcext:value-type="float">
            <text:p>6.57708</text:p>
          </table:table-cell>
          <table:table-cell table:number-columns-repeated="7"/>
          <table:table-cell office:value-type="float" office:value="88.0625" calcext:value-type="float">
            <text:p>88.0625</text:p>
          </table:table-cell>
          <table:table-cell table:number-columns-repeated="7"/>
          <table:table-cell table:formula="of:=[.B263]/[.J263]" office:value-type="float" office:value="0.0746865010645848" calcext:value-type="float">
            <text:p>0.0746865011</text:p>
          </table:table-cell>
          <table:table-cell table:formula="of:=[.C263]/[.K263]" office:value-type="string" office:string-value="" calcext:value-type="error">
            <text:p>#DIV/0!</text:p>
          </table:table-cell>
          <table:table-cell table:formula="of:=[.D263]/[.L263]" office:value-type="string" office:string-value="" calcext:value-type="error">
            <text:p>#DIV/0!</text:p>
          </table:table-cell>
          <table:table-cell table:formula="of:=[.E263]/[.M263]" office:value-type="string" office:string-value="" calcext:value-type="error">
            <text:p>#DIV/0!</text:p>
          </table:table-cell>
          <table:table-cell table:formula="of:=[.F263]/[.N263]" office:value-type="string" office:string-value="" calcext:value-type="error">
            <text:p>#DIV/0!</text:p>
          </table:table-cell>
          <table:table-cell table:formula="of:=[.G263]/[.O263]" office:value-type="string" office:string-value="" calcext:value-type="error">
            <text:p>#DIV/0!</text:p>
          </table:table-cell>
          <table:table-cell table:formula="of:=[.H263]/[.P26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.65571" calcext:value-type="float">
            <text:p>6.65571</text:p>
          </table:table-cell>
          <table:table-cell table:number-columns-repeated="7"/>
          <table:table-cell office:value-type="float" office:value="88.9881" calcext:value-type="float">
            <text:p>88.9881</text:p>
          </table:table-cell>
          <table:table-cell table:number-columns-repeated="7"/>
          <table:table-cell table:formula="of:=[.B264]/[.J264]" office:value-type="float" office:value="0.0747932588739393" calcext:value-type="float">
            <text:p>0.0747932589</text:p>
          </table:table-cell>
          <table:table-cell table:formula="of:=[.C264]/[.K264]" office:value-type="string" office:string-value="" calcext:value-type="error">
            <text:p>#DIV/0!</text:p>
          </table:table-cell>
          <table:table-cell table:formula="of:=[.D264]/[.L264]" office:value-type="string" office:string-value="" calcext:value-type="error">
            <text:p>#DIV/0!</text:p>
          </table:table-cell>
          <table:table-cell table:formula="of:=[.E264]/[.M264]" office:value-type="string" office:string-value="" calcext:value-type="error">
            <text:p>#DIV/0!</text:p>
          </table:table-cell>
          <table:table-cell table:formula="of:=[.F264]/[.N264]" office:value-type="string" office:string-value="" calcext:value-type="error">
            <text:p>#DIV/0!</text:p>
          </table:table-cell>
          <table:table-cell table:formula="of:=[.G264]/[.O264]" office:value-type="string" office:string-value="" calcext:value-type="error">
            <text:p>#DIV/0!</text:p>
          </table:table-cell>
          <table:table-cell table:formula="of:=[.H264]/[.P26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37019" calcext:value-type="float">
            <text:p>7.37019</text:p>
          </table:table-cell>
          <table:table-cell table:number-columns-repeated="7"/>
          <table:table-cell office:value-type="float" office:value="89.7602" calcext:value-type="float">
            <text:p>89.7602</text:p>
          </table:table-cell>
          <table:table-cell table:number-columns-repeated="7"/>
          <table:table-cell table:formula="of:=[.B265]/[.J265]" office:value-type="float" office:value="0.0821097769389997" calcext:value-type="float">
            <text:p>0.0821097769</text:p>
          </table:table-cell>
          <table:table-cell table:formula="of:=[.C265]/[.K265]" office:value-type="string" office:string-value="" calcext:value-type="error">
            <text:p>#DIV/0!</text:p>
          </table:table-cell>
          <table:table-cell table:formula="of:=[.D265]/[.L265]" office:value-type="string" office:string-value="" calcext:value-type="error">
            <text:p>#DIV/0!</text:p>
          </table:table-cell>
          <table:table-cell table:formula="of:=[.E265]/[.M265]" office:value-type="string" office:string-value="" calcext:value-type="error">
            <text:p>#DIV/0!</text:p>
          </table:table-cell>
          <table:table-cell table:formula="of:=[.F265]/[.N265]" office:value-type="string" office:string-value="" calcext:value-type="error">
            <text:p>#DIV/0!</text:p>
          </table:table-cell>
          <table:table-cell table:formula="of:=[.G265]/[.O265]" office:value-type="string" office:string-value="" calcext:value-type="error">
            <text:p>#DIV/0!</text:p>
          </table:table-cell>
          <table:table-cell table:formula="of:=[.H265]/[.P26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17605" calcext:value-type="float">
            <text:p>7.17605</text:p>
          </table:table-cell>
          <table:table-cell table:number-columns-repeated="7"/>
          <table:table-cell office:value-type="float" office:value="89.4651" calcext:value-type="float">
            <text:p>89.4651</text:p>
          </table:table-cell>
          <table:table-cell table:number-columns-repeated="7"/>
          <table:table-cell table:formula="of:=[.B266]/[.J266]" office:value-type="float" office:value="0.0802106072647323" calcext:value-type="float">
            <text:p>0.0802106073</text:p>
          </table:table-cell>
          <table:table-cell table:formula="of:=[.C266]/[.K266]" office:value-type="string" office:string-value="" calcext:value-type="error">
            <text:p>#DIV/0!</text:p>
          </table:table-cell>
          <table:table-cell table:formula="of:=[.D266]/[.L266]" office:value-type="string" office:string-value="" calcext:value-type="error">
            <text:p>#DIV/0!</text:p>
          </table:table-cell>
          <table:table-cell table:formula="of:=[.E266]/[.M266]" office:value-type="string" office:string-value="" calcext:value-type="error">
            <text:p>#DIV/0!</text:p>
          </table:table-cell>
          <table:table-cell table:formula="of:=[.F266]/[.N266]" office:value-type="string" office:string-value="" calcext:value-type="error">
            <text:p>#DIV/0!</text:p>
          </table:table-cell>
          <table:table-cell table:formula="of:=[.G266]/[.O266]" office:value-type="string" office:string-value="" calcext:value-type="error">
            <text:p>#DIV/0!</text:p>
          </table:table-cell>
          <table:table-cell table:formula="of:=[.H266]/[.P26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40996" calcext:value-type="float">
            <text:p>7.40996</text:p>
          </table:table-cell>
          <table:table-cell table:number-columns-repeated="7"/>
          <table:table-cell office:value-type="float" office:value="91.5119" calcext:value-type="float">
            <text:p>91.5119</text:p>
          </table:table-cell>
          <table:table-cell table:number-columns-repeated="7"/>
          <table:table-cell table:formula="of:=[.B267]/[.J267]" office:value-type="float" office:value="0.0809726385311637" calcext:value-type="float">
            <text:p>0.0809726385</text:p>
          </table:table-cell>
          <table:table-cell table:formula="of:=[.C267]/[.K267]" office:value-type="string" office:string-value="" calcext:value-type="error">
            <text:p>#DIV/0!</text:p>
          </table:table-cell>
          <table:table-cell table:formula="of:=[.D267]/[.L267]" office:value-type="string" office:string-value="" calcext:value-type="error">
            <text:p>#DIV/0!</text:p>
          </table:table-cell>
          <table:table-cell table:formula="of:=[.E267]/[.M267]" office:value-type="string" office:string-value="" calcext:value-type="error">
            <text:p>#DIV/0!</text:p>
          </table:table-cell>
          <table:table-cell table:formula="of:=[.F267]/[.N267]" office:value-type="string" office:string-value="" calcext:value-type="error">
            <text:p>#DIV/0!</text:p>
          </table:table-cell>
          <table:table-cell table:formula="of:=[.G267]/[.O267]" office:value-type="string" office:string-value="" calcext:value-type="error">
            <text:p>#DIV/0!</text:p>
          </table:table-cell>
          <table:table-cell table:formula="of:=[.H267]/[.P26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29238" calcext:value-type="float">
            <text:p>7.29238</text:p>
          </table:table-cell>
          <table:table-cell table:number-columns-repeated="7"/>
          <table:table-cell office:value-type="float" office:value="91.5924" calcext:value-type="float">
            <text:p>91.5924</text:p>
          </table:table-cell>
          <table:table-cell table:number-columns-repeated="7"/>
          <table:table-cell table:formula="of:=[.B268]/[.J268]" office:value-type="float" office:value="0.0796177412099694" calcext:value-type="float">
            <text:p>0.0796177412</text:p>
          </table:table-cell>
          <table:table-cell table:formula="of:=[.C268]/[.K268]" office:value-type="string" office:string-value="" calcext:value-type="error">
            <text:p>#DIV/0!</text:p>
          </table:table-cell>
          <table:table-cell table:formula="of:=[.D268]/[.L268]" office:value-type="string" office:string-value="" calcext:value-type="error">
            <text:p>#DIV/0!</text:p>
          </table:table-cell>
          <table:table-cell table:formula="of:=[.E268]/[.M268]" office:value-type="string" office:string-value="" calcext:value-type="error">
            <text:p>#DIV/0!</text:p>
          </table:table-cell>
          <table:table-cell table:formula="of:=[.F268]/[.N268]" office:value-type="string" office:string-value="" calcext:value-type="error">
            <text:p>#DIV/0!</text:p>
          </table:table-cell>
          <table:table-cell table:formula="of:=[.G268]/[.O268]" office:value-type="string" office:string-value="" calcext:value-type="error">
            <text:p>#DIV/0!</text:p>
          </table:table-cell>
          <table:table-cell table:formula="of:=[.H268]/[.P26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39305" calcext:value-type="float">
            <text:p>7.39305</text:p>
          </table:table-cell>
          <table:table-cell table:number-columns-repeated="7"/>
          <table:table-cell office:value-type="float" office:value="93.7906" calcext:value-type="float">
            <text:p>93.7906</text:p>
          </table:table-cell>
          <table:table-cell table:number-columns-repeated="7"/>
          <table:table-cell table:formula="of:=[.B269]/[.J269]" office:value-type="float" office:value="0.0788250634925035" calcext:value-type="float">
            <text:p>0.0788250635</text:p>
          </table:table-cell>
          <table:table-cell table:formula="of:=[.C269]/[.K269]" office:value-type="string" office:string-value="" calcext:value-type="error">
            <text:p>#DIV/0!</text:p>
          </table:table-cell>
          <table:table-cell table:formula="of:=[.D269]/[.L269]" office:value-type="string" office:string-value="" calcext:value-type="error">
            <text:p>#DIV/0!</text:p>
          </table:table-cell>
          <table:table-cell table:formula="of:=[.E269]/[.M269]" office:value-type="string" office:string-value="" calcext:value-type="error">
            <text:p>#DIV/0!</text:p>
          </table:table-cell>
          <table:table-cell table:formula="of:=[.F269]/[.N269]" office:value-type="string" office:string-value="" calcext:value-type="error">
            <text:p>#DIV/0!</text:p>
          </table:table-cell>
          <table:table-cell table:formula="of:=[.G269]/[.O269]" office:value-type="string" office:string-value="" calcext:value-type="error">
            <text:p>#DIV/0!</text:p>
          </table:table-cell>
          <table:table-cell table:formula="of:=[.H269]/[.P26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18442" calcext:value-type="float">
            <text:p>7.18442</text:p>
          </table:table-cell>
          <table:table-cell table:number-columns-repeated="7"/>
          <table:table-cell office:value-type="float" office:value="92.4753" calcext:value-type="float">
            <text:p>92.4753</text:p>
          </table:table-cell>
          <table:table-cell table:number-columns-repeated="7"/>
          <table:table-cell table:formula="of:=[.B270]/[.J270]" office:value-type="float" office:value="0.0776901507753963" calcext:value-type="float">
            <text:p>0.0776901508</text:p>
          </table:table-cell>
          <table:table-cell table:formula="of:=[.C270]/[.K270]" office:value-type="string" office:string-value="" calcext:value-type="error">
            <text:p>#DIV/0!</text:p>
          </table:table-cell>
          <table:table-cell table:formula="of:=[.D270]/[.L270]" office:value-type="string" office:string-value="" calcext:value-type="error">
            <text:p>#DIV/0!</text:p>
          </table:table-cell>
          <table:table-cell table:formula="of:=[.E270]/[.M270]" office:value-type="string" office:string-value="" calcext:value-type="error">
            <text:p>#DIV/0!</text:p>
          </table:table-cell>
          <table:table-cell table:formula="of:=[.F270]/[.N270]" office:value-type="string" office:string-value="" calcext:value-type="error">
            <text:p>#DIV/0!</text:p>
          </table:table-cell>
          <table:table-cell table:formula="of:=[.G270]/[.O270]" office:value-type="string" office:string-value="" calcext:value-type="error">
            <text:p>#DIV/0!</text:p>
          </table:table-cell>
          <table:table-cell table:formula="of:=[.H270]/[.P27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08633" calcext:value-type="float">
            <text:p>7.08633</text:p>
          </table:table-cell>
          <table:table-cell table:number-columns-repeated="7"/>
          <table:table-cell office:value-type="float" office:value="93.9254" calcext:value-type="float">
            <text:p>93.9254</text:p>
          </table:table-cell>
          <table:table-cell table:number-columns-repeated="7"/>
          <table:table-cell table:formula="of:=[.B271]/[.J271]" office:value-type="float" office:value="0.0754463648810652" calcext:value-type="float">
            <text:p>0.0754463649</text:p>
          </table:table-cell>
          <table:table-cell table:formula="of:=[.C271]/[.K271]" office:value-type="string" office:string-value="" calcext:value-type="error">
            <text:p>#DIV/0!</text:p>
          </table:table-cell>
          <table:table-cell table:formula="of:=[.D271]/[.L271]" office:value-type="string" office:string-value="" calcext:value-type="error">
            <text:p>#DIV/0!</text:p>
          </table:table-cell>
          <table:table-cell table:formula="of:=[.E271]/[.M271]" office:value-type="string" office:string-value="" calcext:value-type="error">
            <text:p>#DIV/0!</text:p>
          </table:table-cell>
          <table:table-cell table:formula="of:=[.F271]/[.N271]" office:value-type="string" office:string-value="" calcext:value-type="error">
            <text:p>#DIV/0!</text:p>
          </table:table-cell>
          <table:table-cell table:formula="of:=[.G271]/[.O271]" office:value-type="string" office:string-value="" calcext:value-type="error">
            <text:p>#DIV/0!</text:p>
          </table:table-cell>
          <table:table-cell table:formula="of:=[.H271]/[.P27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39187" calcext:value-type="float">
            <text:p>7.39187</text:p>
          </table:table-cell>
          <table:table-cell table:number-columns-repeated="7"/>
          <table:table-cell office:value-type="float" office:value="92.4341" calcext:value-type="float">
            <text:p>92.4341</text:p>
          </table:table-cell>
          <table:table-cell table:number-columns-repeated="7"/>
          <table:table-cell table:formula="of:=[.B272]/[.J272]" office:value-type="float" office:value="0.0799690806747726" calcext:value-type="float">
            <text:p>0.0799690807</text:p>
          </table:table-cell>
          <table:table-cell table:formula="of:=[.C272]/[.K272]" office:value-type="string" office:string-value="" calcext:value-type="error">
            <text:p>#DIV/0!</text:p>
          </table:table-cell>
          <table:table-cell table:formula="of:=[.D272]/[.L272]" office:value-type="string" office:string-value="" calcext:value-type="error">
            <text:p>#DIV/0!</text:p>
          </table:table-cell>
          <table:table-cell table:formula="of:=[.E272]/[.M272]" office:value-type="string" office:string-value="" calcext:value-type="error">
            <text:p>#DIV/0!</text:p>
          </table:table-cell>
          <table:table-cell table:formula="of:=[.F272]/[.N272]" office:value-type="string" office:string-value="" calcext:value-type="error">
            <text:p>#DIV/0!</text:p>
          </table:table-cell>
          <table:table-cell table:formula="of:=[.G272]/[.O272]" office:value-type="string" office:string-value="" calcext:value-type="error">
            <text:p>#DIV/0!</text:p>
          </table:table-cell>
          <table:table-cell table:formula="of:=[.H272]/[.P27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.94924" calcext:value-type="float">
            <text:p>7.94924</text:p>
          </table:table-cell>
          <table:table-cell table:number-columns-repeated="7"/>
          <table:table-cell office:value-type="float" office:value="94.2142" calcext:value-type="float">
            <text:p>94.2142</text:p>
          </table:table-cell>
          <table:table-cell table:number-columns-repeated="7"/>
          <table:table-cell table:formula="of:=[.B273]/[.J273]" office:value-type="float" office:value="0.0843741177020025" calcext:value-type="float">
            <text:p>0.0843741177</text:p>
          </table:table-cell>
          <table:table-cell table:formula="of:=[.C273]/[.K273]" office:value-type="string" office:string-value="" calcext:value-type="error">
            <text:p>#DIV/0!</text:p>
          </table:table-cell>
          <table:table-cell table:formula="of:=[.D273]/[.L273]" office:value-type="string" office:string-value="" calcext:value-type="error">
            <text:p>#DIV/0!</text:p>
          </table:table-cell>
          <table:table-cell table:formula="of:=[.E273]/[.M273]" office:value-type="string" office:string-value="" calcext:value-type="error">
            <text:p>#DIV/0!</text:p>
          </table:table-cell>
          <table:table-cell table:formula="of:=[.F273]/[.N273]" office:value-type="string" office:string-value="" calcext:value-type="error">
            <text:p>#DIV/0!</text:p>
          </table:table-cell>
          <table:table-cell table:formula="of:=[.G273]/[.O273]" office:value-type="string" office:string-value="" calcext:value-type="error">
            <text:p>#DIV/0!</text:p>
          </table:table-cell>
          <table:table-cell table:formula="of:=[.H273]/[.P27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8.41462" calcext:value-type="float">
            <text:p>8.41462</text:p>
          </table:table-cell>
          <table:table-cell table:number-columns-repeated="7"/>
          <table:table-cell office:value-type="float" office:value="93.7853" calcext:value-type="float">
            <text:p>93.7853</text:p>
          </table:table-cell>
          <table:table-cell table:number-columns-repeated="7"/>
          <table:table-cell table:formula="of:=[.B274]/[.J274]" office:value-type="float" office:value="0.0897221632814524" calcext:value-type="float">
            <text:p>0.0897221633</text:p>
          </table:table-cell>
          <table:table-cell table:formula="of:=[.C274]/[.K274]" office:value-type="string" office:string-value="" calcext:value-type="error">
            <text:p>#DIV/0!</text:p>
          </table:table-cell>
          <table:table-cell table:formula="of:=[.D274]/[.L274]" office:value-type="string" office:string-value="" calcext:value-type="error">
            <text:p>#DIV/0!</text:p>
          </table:table-cell>
          <table:table-cell table:formula="of:=[.E274]/[.M274]" office:value-type="string" office:string-value="" calcext:value-type="error">
            <text:p>#DIV/0!</text:p>
          </table:table-cell>
          <table:table-cell table:formula="of:=[.F274]/[.N274]" office:value-type="string" office:string-value="" calcext:value-type="error">
            <text:p>#DIV/0!</text:p>
          </table:table-cell>
          <table:table-cell table:formula="of:=[.G274]/[.O274]" office:value-type="string" office:string-value="" calcext:value-type="error">
            <text:p>#DIV/0!</text:p>
          </table:table-cell>
          <table:table-cell table:formula="of:=[.H274]/[.P27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8.86207" calcext:value-type="float">
            <text:p>8.86207</text:p>
          </table:table-cell>
          <table:table-cell table:number-columns-repeated="7"/>
          <table:table-cell office:value-type="float" office:value="92.9415" calcext:value-type="float">
            <text:p>92.9415</text:p>
          </table:table-cell>
          <table:table-cell table:number-columns-repeated="7"/>
          <table:table-cell table:formula="of:=[.B275]/[.J275]" office:value-type="float" office:value="0.0953510541577229" calcext:value-type="float">
            <text:p>0.0953510542</text:p>
          </table:table-cell>
          <table:table-cell table:formula="of:=[.C275]/[.K275]" office:value-type="string" office:string-value="" calcext:value-type="error">
            <text:p>#DIV/0!</text:p>
          </table:table-cell>
          <table:table-cell table:formula="of:=[.D275]/[.L275]" office:value-type="string" office:string-value="" calcext:value-type="error">
            <text:p>#DIV/0!</text:p>
          </table:table-cell>
          <table:table-cell table:formula="of:=[.E275]/[.M275]" office:value-type="string" office:string-value="" calcext:value-type="error">
            <text:p>#DIV/0!</text:p>
          </table:table-cell>
          <table:table-cell table:formula="of:=[.F275]/[.N275]" office:value-type="string" office:string-value="" calcext:value-type="error">
            <text:p>#DIV/0!</text:p>
          </table:table-cell>
          <table:table-cell table:formula="of:=[.G275]/[.O275]" office:value-type="string" office:string-value="" calcext:value-type="error">
            <text:p>#DIV/0!</text:p>
          </table:table-cell>
          <table:table-cell table:formula="of:=[.H275]/[.P27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.38537" calcext:value-type="float">
            <text:p>9.38537</text:p>
          </table:table-cell>
          <table:table-cell table:number-columns-repeated="7"/>
          <table:table-cell office:value-type="float" office:value="97.2649" calcext:value-type="float">
            <text:p>97.2649</text:p>
          </table:table-cell>
          <table:table-cell table:number-columns-repeated="7"/>
          <table:table-cell table:formula="of:=[.B276]/[.J276]" office:value-type="float" office:value="0.0964928766697956" calcext:value-type="float">
            <text:p>0.0964928767</text:p>
          </table:table-cell>
          <table:table-cell table:formula="of:=[.C276]/[.K276]" office:value-type="string" office:string-value="" calcext:value-type="error">
            <text:p>#DIV/0!</text:p>
          </table:table-cell>
          <table:table-cell table:formula="of:=[.D276]/[.L276]" office:value-type="string" office:string-value="" calcext:value-type="error">
            <text:p>#DIV/0!</text:p>
          </table:table-cell>
          <table:table-cell table:formula="of:=[.E276]/[.M276]" office:value-type="string" office:string-value="" calcext:value-type="error">
            <text:p>#DIV/0!</text:p>
          </table:table-cell>
          <table:table-cell table:formula="of:=[.F276]/[.N276]" office:value-type="string" office:string-value="" calcext:value-type="error">
            <text:p>#DIV/0!</text:p>
          </table:table-cell>
          <table:table-cell table:formula="of:=[.G276]/[.O276]" office:value-type="string" office:string-value="" calcext:value-type="error">
            <text:p>#DIV/0!</text:p>
          </table:table-cell>
          <table:table-cell table:formula="of:=[.H276]/[.P27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.46097" calcext:value-type="float">
            <text:p>9.46097</text:p>
          </table:table-cell>
          <table:table-cell table:number-columns-repeated="7"/>
          <table:table-cell office:value-type="float" office:value="100.479" calcext:value-type="float">
            <text:p>100.479</text:p>
          </table:table-cell>
          <table:table-cell table:number-columns-repeated="7"/>
          <table:table-cell table:formula="of:=[.B277]/[.J277]" office:value-type="float" office:value="0.094158679923168" calcext:value-type="float">
            <text:p>0.0941586799</text:p>
          </table:table-cell>
          <table:table-cell table:formula="of:=[.C277]/[.K277]" office:value-type="string" office:string-value="" calcext:value-type="error">
            <text:p>#DIV/0!</text:p>
          </table:table-cell>
          <table:table-cell table:formula="of:=[.D277]/[.L277]" office:value-type="string" office:string-value="" calcext:value-type="error">
            <text:p>#DIV/0!</text:p>
          </table:table-cell>
          <table:table-cell table:formula="of:=[.E277]/[.M277]" office:value-type="string" office:string-value="" calcext:value-type="error">
            <text:p>#DIV/0!</text:p>
          </table:table-cell>
          <table:table-cell table:formula="of:=[.F277]/[.N277]" office:value-type="string" office:string-value="" calcext:value-type="error">
            <text:p>#DIV/0!</text:p>
          </table:table-cell>
          <table:table-cell table:formula="of:=[.G277]/[.O277]" office:value-type="string" office:string-value="" calcext:value-type="error">
            <text:p>#DIV/0!</text:p>
          </table:table-cell>
          <table:table-cell table:formula="of:=[.H277]/[.P27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.73293" calcext:value-type="float">
            <text:p>9.73293</text:p>
          </table:table-cell>
          <table:table-cell table:number-columns-repeated="7"/>
          <table:table-cell office:value-type="float" office:value="107.465" calcext:value-type="float">
            <text:p>107.465</text:p>
          </table:table-cell>
          <table:table-cell table:number-columns-repeated="7"/>
          <table:table-cell table:formula="of:=[.B278]/[.J278]" office:value-type="float" office:value="0.0905683710975666" calcext:value-type="float">
            <text:p>0.0905683711</text:p>
          </table:table-cell>
          <table:table-cell table:formula="of:=[.C278]/[.K278]" office:value-type="string" office:string-value="" calcext:value-type="error">
            <text:p>#DIV/0!</text:p>
          </table:table-cell>
          <table:table-cell table:formula="of:=[.D278]/[.L278]" office:value-type="string" office:string-value="" calcext:value-type="error">
            <text:p>#DIV/0!</text:p>
          </table:table-cell>
          <table:table-cell table:formula="of:=[.E278]/[.M278]" office:value-type="string" office:string-value="" calcext:value-type="error">
            <text:p>#DIV/0!</text:p>
          </table:table-cell>
          <table:table-cell table:formula="of:=[.F278]/[.N278]" office:value-type="string" office:string-value="" calcext:value-type="error">
            <text:p>#DIV/0!</text:p>
          </table:table-cell>
          <table:table-cell table:formula="of:=[.G278]/[.O278]" office:value-type="string" office:string-value="" calcext:value-type="error">
            <text:p>#DIV/0!</text:p>
          </table:table-cell>
          <table:table-cell table:formula="of:=[.H278]/[.P27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.84024" calcext:value-type="float">
            <text:p>9.84024</text:p>
          </table:table-cell>
          <table:table-cell table:number-columns-repeated="7"/>
          <table:table-cell office:value-type="float" office:value="124.354" calcext:value-type="float">
            <text:p>124.354</text:p>
          </table:table-cell>
          <table:table-cell table:number-columns-repeated="7"/>
          <table:table-cell table:formula="of:=[.B279]/[.J279]" office:value-type="float" office:value="0.0791308683275166" calcext:value-type="float">
            <text:p>0.0791308683</text:p>
          </table:table-cell>
          <table:table-cell table:formula="of:=[.C279]/[.K279]" office:value-type="string" office:string-value="" calcext:value-type="error">
            <text:p>#DIV/0!</text:p>
          </table:table-cell>
          <table:table-cell table:formula="of:=[.D279]/[.L279]" office:value-type="string" office:string-value="" calcext:value-type="error">
            <text:p>#DIV/0!</text:p>
          </table:table-cell>
          <table:table-cell table:formula="of:=[.E279]/[.M279]" office:value-type="string" office:string-value="" calcext:value-type="error">
            <text:p>#DIV/0!</text:p>
          </table:table-cell>
          <table:table-cell table:formula="of:=[.F279]/[.N279]" office:value-type="string" office:string-value="" calcext:value-type="error">
            <text:p>#DIV/0!</text:p>
          </table:table-cell>
          <table:table-cell table:formula="of:=[.G279]/[.O279]" office:value-type="string" office:string-value="" calcext:value-type="error">
            <text:p>#DIV/0!</text:p>
          </table:table-cell>
          <table:table-cell table:formula="of:=[.H279]/[.P27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.0489" calcext:value-type="float">
            <text:p>10.0489</text:p>
          </table:table-cell>
          <table:table-cell table:number-columns-repeated="7"/>
          <table:table-cell office:value-type="float" office:value="125.625" calcext:value-type="float">
            <text:p>125.625</text:p>
          </table:table-cell>
          <table:table-cell table:number-columns-repeated="7"/>
          <table:table-cell table:formula="of:=[.B280]/[.J280]" office:value-type="float" office:value="0.0799912437810945" calcext:value-type="float">
            <text:p>0.0799912438</text:p>
          </table:table-cell>
          <table:table-cell table:formula="of:=[.C280]/[.K280]" office:value-type="string" office:string-value="" calcext:value-type="error">
            <text:p>#DIV/0!</text:p>
          </table:table-cell>
          <table:table-cell table:formula="of:=[.D280]/[.L280]" office:value-type="string" office:string-value="" calcext:value-type="error">
            <text:p>#DIV/0!</text:p>
          </table:table-cell>
          <table:table-cell table:formula="of:=[.E280]/[.M280]" office:value-type="string" office:string-value="" calcext:value-type="error">
            <text:p>#DIV/0!</text:p>
          </table:table-cell>
          <table:table-cell table:formula="of:=[.F280]/[.N280]" office:value-type="string" office:string-value="" calcext:value-type="error">
            <text:p>#DIV/0!</text:p>
          </table:table-cell>
          <table:table-cell table:formula="of:=[.G280]/[.O280]" office:value-type="string" office:string-value="" calcext:value-type="error">
            <text:p>#DIV/0!</text:p>
          </table:table-cell>
          <table:table-cell table:formula="of:=[.H280]/[.P28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.5699" calcext:value-type="float">
            <text:p>10.5699</text:p>
          </table:table-cell>
          <table:table-cell table:number-columns-repeated="7"/>
          <table:table-cell office:value-type="float" office:value="127.441" calcext:value-type="float">
            <text:p>127.441</text:p>
          </table:table-cell>
          <table:table-cell table:number-columns-repeated="7"/>
          <table:table-cell table:formula="of:=[.B281]/[.J281]" office:value-type="float" office:value="0.0829395563437199" calcext:value-type="float">
            <text:p>0.0829395563</text:p>
          </table:table-cell>
          <table:table-cell table:formula="of:=[.C281]/[.K281]" office:value-type="string" office:string-value="" calcext:value-type="error">
            <text:p>#DIV/0!</text:p>
          </table:table-cell>
          <table:table-cell table:formula="of:=[.D281]/[.L281]" office:value-type="string" office:string-value="" calcext:value-type="error">
            <text:p>#DIV/0!</text:p>
          </table:table-cell>
          <table:table-cell table:formula="of:=[.E281]/[.M281]" office:value-type="string" office:string-value="" calcext:value-type="error">
            <text:p>#DIV/0!</text:p>
          </table:table-cell>
          <table:table-cell table:formula="of:=[.F281]/[.N281]" office:value-type="string" office:string-value="" calcext:value-type="error">
            <text:p>#DIV/0!</text:p>
          </table:table-cell>
          <table:table-cell table:formula="of:=[.G281]/[.O281]" office:value-type="string" office:string-value="" calcext:value-type="error">
            <text:p>#DIV/0!</text:p>
          </table:table-cell>
          <table:table-cell table:formula="of:=[.H281]/[.P28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.8648" calcext:value-type="float">
            <text:p>10.8648</text:p>
          </table:table-cell>
          <table:table-cell table:number-columns-repeated="7"/>
          <table:table-cell office:value-type="float" office:value="128.096" calcext:value-type="float">
            <text:p>128.096</text:p>
          </table:table-cell>
          <table:table-cell table:number-columns-repeated="7"/>
          <table:table-cell table:formula="of:=[.B282]/[.J282]" office:value-type="float" office:value="0.0848176367724207" calcext:value-type="float">
            <text:p>0.0848176368</text:p>
          </table:table-cell>
          <table:table-cell table:formula="of:=[.C282]/[.K282]" office:value-type="string" office:string-value="" calcext:value-type="error">
            <text:p>#DIV/0!</text:p>
          </table:table-cell>
          <table:table-cell table:formula="of:=[.D282]/[.L282]" office:value-type="string" office:string-value="" calcext:value-type="error">
            <text:p>#DIV/0!</text:p>
          </table:table-cell>
          <table:table-cell table:formula="of:=[.E282]/[.M282]" office:value-type="string" office:string-value="" calcext:value-type="error">
            <text:p>#DIV/0!</text:p>
          </table:table-cell>
          <table:table-cell table:formula="of:=[.F282]/[.N282]" office:value-type="string" office:string-value="" calcext:value-type="error">
            <text:p>#DIV/0!</text:p>
          </table:table-cell>
          <table:table-cell table:formula="of:=[.G282]/[.O282]" office:value-type="string" office:string-value="" calcext:value-type="error">
            <text:p>#DIV/0!</text:p>
          </table:table-cell>
          <table:table-cell table:formula="of:=[.H282]/[.P28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.1104" calcext:value-type="float">
            <text:p>11.1104</text:p>
          </table:table-cell>
          <table:table-cell table:number-columns-repeated="7"/>
          <table:table-cell office:value-type="float" office:value="126.082" calcext:value-type="float">
            <text:p>126.082</text:p>
          </table:table-cell>
          <table:table-cell table:number-columns-repeated="7"/>
          <table:table-cell table:formula="of:=[.B283]/[.J283]" office:value-type="float" office:value="0.0881204295617138" calcext:value-type="float">
            <text:p>0.0881204296</text:p>
          </table:table-cell>
          <table:table-cell table:formula="of:=[.C283]/[.K283]" office:value-type="string" office:string-value="" calcext:value-type="error">
            <text:p>#DIV/0!</text:p>
          </table:table-cell>
          <table:table-cell table:formula="of:=[.D283]/[.L283]" office:value-type="string" office:string-value="" calcext:value-type="error">
            <text:p>#DIV/0!</text:p>
          </table:table-cell>
          <table:table-cell table:formula="of:=[.E283]/[.M283]" office:value-type="string" office:string-value="" calcext:value-type="error">
            <text:p>#DIV/0!</text:p>
          </table:table-cell>
          <table:table-cell table:formula="of:=[.F283]/[.N283]" office:value-type="string" office:string-value="" calcext:value-type="error">
            <text:p>#DIV/0!</text:p>
          </table:table-cell>
          <table:table-cell table:formula="of:=[.G283]/[.O283]" office:value-type="string" office:string-value="" calcext:value-type="error">
            <text:p>#DIV/0!</text:p>
          </table:table-cell>
          <table:table-cell table:formula="of:=[.H283]/[.P28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.9242" calcext:value-type="float">
            <text:p>11.9242</text:p>
          </table:table-cell>
          <table:table-cell table:number-columns-repeated="7"/>
          <table:table-cell office:value-type="float" office:value="126.424" calcext:value-type="float">
            <text:p>126.424</text:p>
          </table:table-cell>
          <table:table-cell table:number-columns-repeated="7"/>
          <table:table-cell table:formula="of:=[.B284]/[.J284]" office:value-type="float" office:value="0.0943191166234259" calcext:value-type="float">
            <text:p>0.0943191166</text:p>
          </table:table-cell>
          <table:table-cell table:formula="of:=[.C284]/[.K284]" office:value-type="string" office:string-value="" calcext:value-type="error">
            <text:p>#DIV/0!</text:p>
          </table:table-cell>
          <table:table-cell table:formula="of:=[.D284]/[.L284]" office:value-type="string" office:string-value="" calcext:value-type="error">
            <text:p>#DIV/0!</text:p>
          </table:table-cell>
          <table:table-cell table:formula="of:=[.E284]/[.M284]" office:value-type="string" office:string-value="" calcext:value-type="error">
            <text:p>#DIV/0!</text:p>
          </table:table-cell>
          <table:table-cell table:formula="of:=[.F284]/[.N284]" office:value-type="string" office:string-value="" calcext:value-type="error">
            <text:p>#DIV/0!</text:p>
          </table:table-cell>
          <table:table-cell table:formula="of:=[.G284]/[.O284]" office:value-type="string" office:string-value="" calcext:value-type="error">
            <text:p>#DIV/0!</text:p>
          </table:table-cell>
          <table:table-cell table:formula="of:=[.H284]/[.P28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.3237" calcext:value-type="float">
            <text:p>12.3237</text:p>
          </table:table-cell>
          <table:table-cell table:number-columns-repeated="7"/>
          <table:table-cell office:value-type="float" office:value="124.219" calcext:value-type="float">
            <text:p>124.219</text:p>
          </table:table-cell>
          <table:table-cell table:number-columns-repeated="7"/>
          <table:table-cell table:formula="of:=[.B285]/[.J285]" office:value-type="float" office:value="0.0992094607105193" calcext:value-type="float">
            <text:p>0.0992094607</text:p>
          </table:table-cell>
          <table:table-cell table:formula="of:=[.C285]/[.K285]" office:value-type="string" office:string-value="" calcext:value-type="error">
            <text:p>#DIV/0!</text:p>
          </table:table-cell>
          <table:table-cell table:formula="of:=[.D285]/[.L285]" office:value-type="string" office:string-value="" calcext:value-type="error">
            <text:p>#DIV/0!</text:p>
          </table:table-cell>
          <table:table-cell table:formula="of:=[.E285]/[.M285]" office:value-type="string" office:string-value="" calcext:value-type="error">
            <text:p>#DIV/0!</text:p>
          </table:table-cell>
          <table:table-cell table:formula="of:=[.F285]/[.N285]" office:value-type="string" office:string-value="" calcext:value-type="error">
            <text:p>#DIV/0!</text:p>
          </table:table-cell>
          <table:table-cell table:formula="of:=[.G285]/[.O285]" office:value-type="string" office:string-value="" calcext:value-type="error">
            <text:p>#DIV/0!</text:p>
          </table:table-cell>
          <table:table-cell table:formula="of:=[.H285]/[.P28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.6301" calcext:value-type="float">
            <text:p>12.6301</text:p>
          </table:table-cell>
          <table:table-cell table:number-columns-repeated="7"/>
          <table:table-cell office:value-type="float" office:value="124.845" calcext:value-type="float">
            <text:p>124.845</text:p>
          </table:table-cell>
          <table:table-cell table:number-columns-repeated="7"/>
          <table:table-cell table:formula="of:=[.B286]/[.J286]" office:value-type="float" office:value="0.10116624614522" calcext:value-type="float">
            <text:p>0.1011662461</text:p>
          </table:table-cell>
          <table:table-cell table:formula="of:=[.C286]/[.K286]" office:value-type="string" office:string-value="" calcext:value-type="error">
            <text:p>#DIV/0!</text:p>
          </table:table-cell>
          <table:table-cell table:formula="of:=[.D286]/[.L286]" office:value-type="string" office:string-value="" calcext:value-type="error">
            <text:p>#DIV/0!</text:p>
          </table:table-cell>
          <table:table-cell table:formula="of:=[.E286]/[.M286]" office:value-type="string" office:string-value="" calcext:value-type="error">
            <text:p>#DIV/0!</text:p>
          </table:table-cell>
          <table:table-cell table:formula="of:=[.F286]/[.N286]" office:value-type="string" office:string-value="" calcext:value-type="error">
            <text:p>#DIV/0!</text:p>
          </table:table-cell>
          <table:table-cell table:formula="of:=[.G286]/[.O286]" office:value-type="string" office:string-value="" calcext:value-type="error">
            <text:p>#DIV/0!</text:p>
          </table:table-cell>
          <table:table-cell table:formula="of:=[.H286]/[.P28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.6823" calcext:value-type="float">
            <text:p>12.6823</text:p>
          </table:table-cell>
          <table:table-cell table:number-columns-repeated="7"/>
          <table:table-cell office:value-type="float" office:value="123.116" calcext:value-type="float">
            <text:p>123.116</text:p>
          </table:table-cell>
          <table:table-cell table:number-columns-repeated="7"/>
          <table:table-cell table:formula="of:=[.B287]/[.J287]" office:value-type="float" office:value="0.10301098151337" calcext:value-type="float">
            <text:p>0.1030109815</text:p>
          </table:table-cell>
          <table:table-cell table:formula="of:=[.C287]/[.K287]" office:value-type="string" office:string-value="" calcext:value-type="error">
            <text:p>#DIV/0!</text:p>
          </table:table-cell>
          <table:table-cell table:formula="of:=[.D287]/[.L287]" office:value-type="string" office:string-value="" calcext:value-type="error">
            <text:p>#DIV/0!</text:p>
          </table:table-cell>
          <table:table-cell table:formula="of:=[.E287]/[.M287]" office:value-type="string" office:string-value="" calcext:value-type="error">
            <text:p>#DIV/0!</text:p>
          </table:table-cell>
          <table:table-cell table:formula="of:=[.F287]/[.N287]" office:value-type="string" office:string-value="" calcext:value-type="error">
            <text:p>#DIV/0!</text:p>
          </table:table-cell>
          <table:table-cell table:formula="of:=[.G287]/[.O287]" office:value-type="string" office:string-value="" calcext:value-type="error">
            <text:p>#DIV/0!</text:p>
          </table:table-cell>
          <table:table-cell table:formula="of:=[.H287]/[.P28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.9875" calcext:value-type="float">
            <text:p>12.9875</text:p>
          </table:table-cell>
          <table:table-cell table:number-columns-repeated="7"/>
          <table:table-cell office:value-type="float" office:value="124.913" calcext:value-type="float">
            <text:p>124.913</text:p>
          </table:table-cell>
          <table:table-cell table:number-columns-repeated="7"/>
          <table:table-cell table:formula="of:=[.B288]/[.J288]" office:value-type="float" office:value="0.103972364765877" calcext:value-type="float">
            <text:p>0.1039723648</text:p>
          </table:table-cell>
          <table:table-cell table:formula="of:=[.C288]/[.K288]" office:value-type="string" office:string-value="" calcext:value-type="error">
            <text:p>#DIV/0!</text:p>
          </table:table-cell>
          <table:table-cell table:formula="of:=[.D288]/[.L288]" office:value-type="string" office:string-value="" calcext:value-type="error">
            <text:p>#DIV/0!</text:p>
          </table:table-cell>
          <table:table-cell table:formula="of:=[.E288]/[.M288]" office:value-type="string" office:string-value="" calcext:value-type="error">
            <text:p>#DIV/0!</text:p>
          </table:table-cell>
          <table:table-cell table:formula="of:=[.F288]/[.N288]" office:value-type="string" office:string-value="" calcext:value-type="error">
            <text:p>#DIV/0!</text:p>
          </table:table-cell>
          <table:table-cell table:formula="of:=[.G288]/[.O288]" office:value-type="string" office:string-value="" calcext:value-type="error">
            <text:p>#DIV/0!</text:p>
          </table:table-cell>
          <table:table-cell table:formula="of:=[.H288]/[.P28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.6449" calcext:value-type="float">
            <text:p>13.6449</text:p>
          </table:table-cell>
          <table:table-cell table:number-columns-repeated="7"/>
          <table:table-cell office:value-type="float" office:value="126.293" calcext:value-type="float">
            <text:p>126.293</text:p>
          </table:table-cell>
          <table:table-cell table:number-columns-repeated="7"/>
          <table:table-cell table:formula="of:=[.B289]/[.J289]" office:value-type="float" office:value="0.108041617508492" calcext:value-type="float">
            <text:p>0.1080416175</text:p>
          </table:table-cell>
          <table:table-cell table:formula="of:=[.C289]/[.K289]" office:value-type="string" office:string-value="" calcext:value-type="error">
            <text:p>#DIV/0!</text:p>
          </table:table-cell>
          <table:table-cell table:formula="of:=[.D289]/[.L289]" office:value-type="string" office:string-value="" calcext:value-type="error">
            <text:p>#DIV/0!</text:p>
          </table:table-cell>
          <table:table-cell table:formula="of:=[.E289]/[.M289]" office:value-type="string" office:string-value="" calcext:value-type="error">
            <text:p>#DIV/0!</text:p>
          </table:table-cell>
          <table:table-cell table:formula="of:=[.F289]/[.N289]" office:value-type="string" office:string-value="" calcext:value-type="error">
            <text:p>#DIV/0!</text:p>
          </table:table-cell>
          <table:table-cell table:formula="of:=[.G289]/[.O289]" office:value-type="string" office:string-value="" calcext:value-type="error">
            <text:p>#DIV/0!</text:p>
          </table:table-cell>
          <table:table-cell table:formula="of:=[.H289]/[.P28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.9836" calcext:value-type="float">
            <text:p>13.9836</text:p>
          </table:table-cell>
          <table:table-cell table:number-columns-repeated="7"/>
          <table:table-cell office:value-type="float" office:value="125.235" calcext:value-type="float">
            <text:p>125.235</text:p>
          </table:table-cell>
          <table:table-cell table:number-columns-repeated="7"/>
          <table:table-cell table:formula="of:=[.B290]/[.J290]" office:value-type="float" office:value="0.11165888130315" calcext:value-type="float">
            <text:p>0.1116588813</text:p>
          </table:table-cell>
          <table:table-cell table:formula="of:=[.C290]/[.K290]" office:value-type="string" office:string-value="" calcext:value-type="error">
            <text:p>#DIV/0!</text:p>
          </table:table-cell>
          <table:table-cell table:formula="of:=[.D290]/[.L290]" office:value-type="string" office:string-value="" calcext:value-type="error">
            <text:p>#DIV/0!</text:p>
          </table:table-cell>
          <table:table-cell table:formula="of:=[.E290]/[.M290]" office:value-type="string" office:string-value="" calcext:value-type="error">
            <text:p>#DIV/0!</text:p>
          </table:table-cell>
          <table:table-cell table:formula="of:=[.F290]/[.N290]" office:value-type="string" office:string-value="" calcext:value-type="error">
            <text:p>#DIV/0!</text:p>
          </table:table-cell>
          <table:table-cell table:formula="of:=[.G290]/[.O290]" office:value-type="string" office:string-value="" calcext:value-type="error">
            <text:p>#DIV/0!</text:p>
          </table:table-cell>
          <table:table-cell table:formula="of:=[.H290]/[.P29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.743" calcext:value-type="float">
            <text:p>13.743</text:p>
          </table:table-cell>
          <table:table-cell table:number-columns-repeated="7"/>
          <table:table-cell office:value-type="float" office:value="129.27" calcext:value-type="float">
            <text:p>129.27</text:p>
          </table:table-cell>
          <table:table-cell table:number-columns-repeated="7"/>
          <table:table-cell table:formula="of:=[.B291]/[.J291]" office:value-type="float" office:value="0.106312369459271" calcext:value-type="float">
            <text:p>0.1063123695</text:p>
          </table:table-cell>
          <table:table-cell table:formula="of:=[.C291]/[.K291]" office:value-type="string" office:string-value="" calcext:value-type="error">
            <text:p>#DIV/0!</text:p>
          </table:table-cell>
          <table:table-cell table:formula="of:=[.D291]/[.L291]" office:value-type="string" office:string-value="" calcext:value-type="error">
            <text:p>#DIV/0!</text:p>
          </table:table-cell>
          <table:table-cell table:formula="of:=[.E291]/[.M291]" office:value-type="string" office:string-value="" calcext:value-type="error">
            <text:p>#DIV/0!</text:p>
          </table:table-cell>
          <table:table-cell table:formula="of:=[.F291]/[.N291]" office:value-type="string" office:string-value="" calcext:value-type="error">
            <text:p>#DIV/0!</text:p>
          </table:table-cell>
          <table:table-cell table:formula="of:=[.G291]/[.O291]" office:value-type="string" office:string-value="" calcext:value-type="error">
            <text:p>#DIV/0!</text:p>
          </table:table-cell>
          <table:table-cell table:formula="of:=[.H291]/[.P29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.883" calcext:value-type="float">
            <text:p>13.883</text:p>
          </table:table-cell>
          <table:table-cell table:number-columns-repeated="7"/>
          <table:table-cell office:value-type="float" office:value="134.358" calcext:value-type="float">
            <text:p>134.358</text:p>
          </table:table-cell>
          <table:table-cell table:number-columns-repeated="7"/>
          <table:table-cell table:formula="of:=[.B292]/[.J292]" office:value-type="float" office:value="0.10332842108397" calcext:value-type="float">
            <text:p>0.1033284211</text:p>
          </table:table-cell>
          <table:table-cell table:formula="of:=[.C292]/[.K292]" office:value-type="string" office:string-value="" calcext:value-type="error">
            <text:p>#DIV/0!</text:p>
          </table:table-cell>
          <table:table-cell table:formula="of:=[.D292]/[.L292]" office:value-type="string" office:string-value="" calcext:value-type="error">
            <text:p>#DIV/0!</text:p>
          </table:table-cell>
          <table:table-cell table:formula="of:=[.E292]/[.M292]" office:value-type="string" office:string-value="" calcext:value-type="error">
            <text:p>#DIV/0!</text:p>
          </table:table-cell>
          <table:table-cell table:formula="of:=[.F292]/[.N292]" office:value-type="string" office:string-value="" calcext:value-type="error">
            <text:p>#DIV/0!</text:p>
          </table:table-cell>
          <table:table-cell table:formula="of:=[.G292]/[.O292]" office:value-type="string" office:string-value="" calcext:value-type="error">
            <text:p>#DIV/0!</text:p>
          </table:table-cell>
          <table:table-cell table:formula="of:=[.H292]/[.P29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.8195" calcext:value-type="float">
            <text:p>14.8195</text:p>
          </table:table-cell>
          <table:table-cell table:number-columns-repeated="7"/>
          <table:table-cell office:value-type="float" office:value="143.017" calcext:value-type="float">
            <text:p>143.017</text:p>
          </table:table-cell>
          <table:table-cell table:number-columns-repeated="7"/>
          <table:table-cell table:formula="of:=[.B293]/[.J293]" office:value-type="float" office:value="0.10362054860611" calcext:value-type="float">
            <text:p>0.1036205486</text:p>
          </table:table-cell>
          <table:table-cell table:formula="of:=[.C293]/[.K293]" office:value-type="string" office:string-value="" calcext:value-type="error">
            <text:p>#DIV/0!</text:p>
          </table:table-cell>
          <table:table-cell table:formula="of:=[.D293]/[.L293]" office:value-type="string" office:string-value="" calcext:value-type="error">
            <text:p>#DIV/0!</text:p>
          </table:table-cell>
          <table:table-cell table:formula="of:=[.E293]/[.M293]" office:value-type="string" office:string-value="" calcext:value-type="error">
            <text:p>#DIV/0!</text:p>
          </table:table-cell>
          <table:table-cell table:formula="of:=[.F293]/[.N293]" office:value-type="string" office:string-value="" calcext:value-type="error">
            <text:p>#DIV/0!</text:p>
          </table:table-cell>
          <table:table-cell table:formula="of:=[.G293]/[.O293]" office:value-type="string" office:string-value="" calcext:value-type="error">
            <text:p>#DIV/0!</text:p>
          </table:table-cell>
          <table:table-cell table:formula="of:=[.H293]/[.P29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.1841" calcext:value-type="float">
            <text:p>15.1841</text:p>
          </table:table-cell>
          <table:table-cell table:number-columns-repeated="7"/>
          <table:table-cell office:value-type="float" office:value="136.82" calcext:value-type="float">
            <text:p>136.82</text:p>
          </table:table-cell>
          <table:table-cell table:number-columns-repeated="7"/>
          <table:table-cell table:formula="of:=[.B294]/[.J294]" office:value-type="float" office:value="0.110978658090922" calcext:value-type="float">
            <text:p>0.1109786581</text:p>
          </table:table-cell>
          <table:table-cell table:formula="of:=[.C294]/[.K294]" office:value-type="string" office:string-value="" calcext:value-type="error">
            <text:p>#DIV/0!</text:p>
          </table:table-cell>
          <table:table-cell table:formula="of:=[.D294]/[.L294]" office:value-type="string" office:string-value="" calcext:value-type="error">
            <text:p>#DIV/0!</text:p>
          </table:table-cell>
          <table:table-cell table:formula="of:=[.E294]/[.M294]" office:value-type="string" office:string-value="" calcext:value-type="error">
            <text:p>#DIV/0!</text:p>
          </table:table-cell>
          <table:table-cell table:formula="of:=[.F294]/[.N294]" office:value-type="string" office:string-value="" calcext:value-type="error">
            <text:p>#DIV/0!</text:p>
          </table:table-cell>
          <table:table-cell table:formula="of:=[.G294]/[.O294]" office:value-type="string" office:string-value="" calcext:value-type="error">
            <text:p>#DIV/0!</text:p>
          </table:table-cell>
          <table:table-cell table:formula="of:=[.H294]/[.P29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.3071" calcext:value-type="float">
            <text:p>15.3071</text:p>
          </table:table-cell>
          <table:table-cell table:number-columns-repeated="7"/>
          <table:table-cell office:value-type="float" office:value="131.851" calcext:value-type="float">
            <text:p>131.851</text:p>
          </table:table-cell>
          <table:table-cell table:number-columns-repeated="7"/>
          <table:table-cell table:formula="of:=[.B295]/[.J295]" office:value-type="float" office:value="0.116093924202319" calcext:value-type="float">
            <text:p>0.1160939242</text:p>
          </table:table-cell>
          <table:table-cell table:formula="of:=[.C295]/[.K295]" office:value-type="string" office:string-value="" calcext:value-type="error">
            <text:p>#DIV/0!</text:p>
          </table:table-cell>
          <table:table-cell table:formula="of:=[.D295]/[.L295]" office:value-type="string" office:string-value="" calcext:value-type="error">
            <text:p>#DIV/0!</text:p>
          </table:table-cell>
          <table:table-cell table:formula="of:=[.E295]/[.M295]" office:value-type="string" office:string-value="" calcext:value-type="error">
            <text:p>#DIV/0!</text:p>
          </table:table-cell>
          <table:table-cell table:formula="of:=[.F295]/[.N295]" office:value-type="string" office:string-value="" calcext:value-type="error">
            <text:p>#DIV/0!</text:p>
          </table:table-cell>
          <table:table-cell table:formula="of:=[.G295]/[.O295]" office:value-type="string" office:string-value="" calcext:value-type="error">
            <text:p>#DIV/0!</text:p>
          </table:table-cell>
          <table:table-cell table:formula="of:=[.H295]/[.P29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.5545" calcext:value-type="float">
            <text:p>15.5545</text:p>
          </table:table-cell>
          <table:table-cell table:number-columns-repeated="7"/>
          <table:table-cell office:value-type="float" office:value="133.176" calcext:value-type="float">
            <text:p>133.176</text:p>
          </table:table-cell>
          <table:table-cell table:number-columns-repeated="7"/>
          <table:table-cell table:formula="of:=[.B296]/[.J296]" office:value-type="float" office:value="0.116796569952544" calcext:value-type="float">
            <text:p>0.11679657</text:p>
          </table:table-cell>
          <table:table-cell table:formula="of:=[.C296]/[.K296]" office:value-type="string" office:string-value="" calcext:value-type="error">
            <text:p>#DIV/0!</text:p>
          </table:table-cell>
          <table:table-cell table:formula="of:=[.D296]/[.L296]" office:value-type="string" office:string-value="" calcext:value-type="error">
            <text:p>#DIV/0!</text:p>
          </table:table-cell>
          <table:table-cell table:formula="of:=[.E296]/[.M296]" office:value-type="string" office:string-value="" calcext:value-type="error">
            <text:p>#DIV/0!</text:p>
          </table:table-cell>
          <table:table-cell table:formula="of:=[.F296]/[.N296]" office:value-type="string" office:string-value="" calcext:value-type="error">
            <text:p>#DIV/0!</text:p>
          </table:table-cell>
          <table:table-cell table:formula="of:=[.G296]/[.O296]" office:value-type="string" office:string-value="" calcext:value-type="error">
            <text:p>#DIV/0!</text:p>
          </table:table-cell>
          <table:table-cell table:formula="of:=[.H296]/[.P29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.8015" calcext:value-type="float">
            <text:p>13.8015</text:p>
          </table:table-cell>
          <table:table-cell table:number-columns-repeated="7"/>
          <table:table-cell office:value-type="float" office:value="124.646" calcext:value-type="float">
            <text:p>124.646</text:p>
          </table:table-cell>
          <table:table-cell table:number-columns-repeated="7"/>
          <table:table-cell table:formula="of:=[.B297]/[.J297]" office:value-type="float" office:value="0.110725574827913" calcext:value-type="float">
            <text:p>0.1107255748</text:p>
          </table:table-cell>
          <table:table-cell table:formula="of:=[.C297]/[.K297]" office:value-type="string" office:string-value="" calcext:value-type="error">
            <text:p>#DIV/0!</text:p>
          </table:table-cell>
          <table:table-cell table:formula="of:=[.D297]/[.L297]" office:value-type="string" office:string-value="" calcext:value-type="error">
            <text:p>#DIV/0!</text:p>
          </table:table-cell>
          <table:table-cell table:formula="of:=[.E297]/[.M297]" office:value-type="string" office:string-value="" calcext:value-type="error">
            <text:p>#DIV/0!</text:p>
          </table:table-cell>
          <table:table-cell table:formula="of:=[.F297]/[.N297]" office:value-type="string" office:string-value="" calcext:value-type="error">
            <text:p>#DIV/0!</text:p>
          </table:table-cell>
          <table:table-cell table:formula="of:=[.G297]/[.O297]" office:value-type="string" office:string-value="" calcext:value-type="error">
            <text:p>#DIV/0!</text:p>
          </table:table-cell>
          <table:table-cell table:formula="of:=[.H297]/[.P29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.1918" calcext:value-type="float">
            <text:p>15.1918</text:p>
          </table:table-cell>
          <table:table-cell table:number-columns-repeated="7"/>
          <table:table-cell office:value-type="float" office:value="118.931" calcext:value-type="float">
            <text:p>118.931</text:p>
          </table:table-cell>
          <table:table-cell table:number-columns-repeated="7"/>
          <table:table-cell table:formula="of:=[.B298]/[.J298]" office:value-type="float" office:value="0.127736250430922" calcext:value-type="float">
            <text:p>0.1277362504</text:p>
          </table:table-cell>
          <table:table-cell table:formula="of:=[.C298]/[.K298]" office:value-type="string" office:string-value="" calcext:value-type="error">
            <text:p>#DIV/0!</text:p>
          </table:table-cell>
          <table:table-cell table:formula="of:=[.D298]/[.L298]" office:value-type="string" office:string-value="" calcext:value-type="error">
            <text:p>#DIV/0!</text:p>
          </table:table-cell>
          <table:table-cell table:formula="of:=[.E298]/[.M298]" office:value-type="string" office:string-value="" calcext:value-type="error">
            <text:p>#DIV/0!</text:p>
          </table:table-cell>
          <table:table-cell table:formula="of:=[.F298]/[.N298]" office:value-type="string" office:string-value="" calcext:value-type="error">
            <text:p>#DIV/0!</text:p>
          </table:table-cell>
          <table:table-cell table:formula="of:=[.G298]/[.O298]" office:value-type="string" office:string-value="" calcext:value-type="error">
            <text:p>#DIV/0!</text:p>
          </table:table-cell>
          <table:table-cell table:formula="of:=[.H298]/[.P29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.6618" calcext:value-type="float">
            <text:p>15.6618</text:p>
          </table:table-cell>
          <table:table-cell table:number-columns-repeated="7"/>
          <table:table-cell office:value-type="float" office:value="113.835" calcext:value-type="float">
            <text:p>113.835</text:p>
          </table:table-cell>
          <table:table-cell table:number-columns-repeated="7"/>
          <table:table-cell table:formula="of:=[.B299]/[.J299]" office:value-type="float" office:value="0.137583344314139" calcext:value-type="float">
            <text:p>0.1375833443</text:p>
          </table:table-cell>
          <table:table-cell table:formula="of:=[.C299]/[.K299]" office:value-type="string" office:string-value="" calcext:value-type="error">
            <text:p>#DIV/0!</text:p>
          </table:table-cell>
          <table:table-cell table:formula="of:=[.D299]/[.L299]" office:value-type="string" office:string-value="" calcext:value-type="error">
            <text:p>#DIV/0!</text:p>
          </table:table-cell>
          <table:table-cell table:formula="of:=[.E299]/[.M299]" office:value-type="string" office:string-value="" calcext:value-type="error">
            <text:p>#DIV/0!</text:p>
          </table:table-cell>
          <table:table-cell table:formula="of:=[.F299]/[.N299]" office:value-type="string" office:string-value="" calcext:value-type="error">
            <text:p>#DIV/0!</text:p>
          </table:table-cell>
          <table:table-cell table:formula="of:=[.G299]/[.O299]" office:value-type="string" office:string-value="" calcext:value-type="error">
            <text:p>#DIV/0!</text:p>
          </table:table-cell>
          <table:table-cell table:formula="of:=[.H299]/[.P29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.467" calcext:value-type="float">
            <text:p>15.467</text:p>
          </table:table-cell>
          <table:table-cell table:number-columns-repeated="7"/>
          <table:table-cell office:value-type="float" office:value="98.2034" calcext:value-type="float">
            <text:p>98.2034</text:p>
          </table:table-cell>
          <table:table-cell table:number-columns-repeated="7"/>
          <table:table-cell table:formula="of:=[.B300]/[.J300]" office:value-type="float" office:value="0.157499638505388" calcext:value-type="float">
            <text:p>0.1574996385</text:p>
          </table:table-cell>
          <table:table-cell table:formula="of:=[.C300]/[.K300]" office:value-type="string" office:string-value="" calcext:value-type="error">
            <text:p>#DIV/0!</text:p>
          </table:table-cell>
          <table:table-cell table:formula="of:=[.D300]/[.L300]" office:value-type="string" office:string-value="" calcext:value-type="error">
            <text:p>#DIV/0!</text:p>
          </table:table-cell>
          <table:table-cell table:formula="of:=[.E300]/[.M300]" office:value-type="string" office:string-value="" calcext:value-type="error">
            <text:p>#DIV/0!</text:p>
          </table:table-cell>
          <table:table-cell table:formula="of:=[.F300]/[.N300]" office:value-type="string" office:string-value="" calcext:value-type="error">
            <text:p>#DIV/0!</text:p>
          </table:table-cell>
          <table:table-cell table:formula="of:=[.G300]/[.O300]" office:value-type="string" office:string-value="" calcext:value-type="error">
            <text:p>#DIV/0!</text:p>
          </table:table-cell>
          <table:table-cell table:formula="of:=[.H300]/[.P30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"/>
          <table:table-cell table:formula="of:=[.B301]/[.J301]" office:value-type="string" office:string-value="" calcext:value-type="error">
            <text:p>#DIV/0!</text:p>
          </table:table-cell>
          <table:table-cell table:formula="of:=[.C301]/[.K301]" office:value-type="string" office:string-value="" calcext:value-type="error">
            <text:p>#DIV/0!</text:p>
          </table:table-cell>
          <table:table-cell table:formula="of:=[.D301]/[.L301]" office:value-type="string" office:string-value="" calcext:value-type="error">
            <text:p>#DIV/0!</text:p>
          </table:table-cell>
          <table:table-cell table:formula="of:=[.E301]/[.M301]" office:value-type="string" office:string-value="" calcext:value-type="error">
            <text:p>#DIV/0!</text:p>
          </table:table-cell>
          <table:table-cell table:formula="of:=[.F301]/[.N301]" office:value-type="string" office:string-value="" calcext:value-type="error">
            <text:p>#DIV/0!</text:p>
          </table:table-cell>
          <table:table-cell table:formula="of:=[.G301]/[.O301]" office:value-type="string" office:string-value="" calcext:value-type="error">
            <text:p>#DIV/0!</text:p>
          </table:table-cell>
          <table:table-cell table:formula="of:=[.H301]/[.P30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"/>
          <table:table-cell table:formula="of:=[.B302]/[.J302]" office:value-type="string" office:string-value="" calcext:value-type="error">
            <text:p>#DIV/0!</text:p>
          </table:table-cell>
          <table:table-cell table:formula="of:=[.C302]/[.K302]" office:value-type="string" office:string-value="" calcext:value-type="error">
            <text:p>#DIV/0!</text:p>
          </table:table-cell>
          <table:table-cell table:formula="of:=[.D302]/[.L302]" office:value-type="string" office:string-value="" calcext:value-type="error">
            <text:p>#DIV/0!</text:p>
          </table:table-cell>
          <table:table-cell table:formula="of:=[.E302]/[.M302]" office:value-type="string" office:string-value="" calcext:value-type="error">
            <text:p>#DIV/0!</text:p>
          </table:table-cell>
          <table:table-cell table:formula="of:=[.F302]/[.N302]" office:value-type="string" office:string-value="" calcext:value-type="error">
            <text:p>#DIV/0!</text:p>
          </table:table-cell>
          <table:table-cell table:formula="of:=[.G302]/[.O302]" office:value-type="string" office:string-value="" calcext:value-type="error">
            <text:p>#DIV/0!</text:p>
          </table:table-cell>
          <table:table-cell table:formula="of:=[.H302]/[.P30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"/>
          <table:table-cell table:formula="of:=[.B303]/[.J303]" office:value-type="string" office:string-value="" calcext:value-type="error">
            <text:p>#DIV/0!</text:p>
          </table:table-cell>
          <table:table-cell table:formula="of:=[.C303]/[.K303]" office:value-type="string" office:string-value="" calcext:value-type="error">
            <text:p>#DIV/0!</text:p>
          </table:table-cell>
          <table:table-cell table:formula="of:=[.D303]/[.L303]" office:value-type="string" office:string-value="" calcext:value-type="error">
            <text:p>#DIV/0!</text:p>
          </table:table-cell>
          <table:table-cell table:formula="of:=[.E303]/[.M303]" office:value-type="string" office:string-value="" calcext:value-type="error">
            <text:p>#DIV/0!</text:p>
          </table:table-cell>
          <table:table-cell table:formula="of:=[.F303]/[.N303]" office:value-type="string" office:string-value="" calcext:value-type="error">
            <text:p>#DIV/0!</text:p>
          </table:table-cell>
          <table:table-cell table:formula="of:=[.G303]/[.O303]" office:value-type="string" office:string-value="" calcext:value-type="error">
            <text:p>#DIV/0!</text:p>
          </table:table-cell>
          <table:table-cell table:formula="of:=[.H303]/[.P30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"/>
          <table:table-cell table:formula="of:=[.B304]/[.J304]" office:value-type="string" office:string-value="" calcext:value-type="error">
            <text:p>#DIV/0!</text:p>
          </table:table-cell>
          <table:table-cell table:formula="of:=[.C304]/[.K304]" office:value-type="string" office:string-value="" calcext:value-type="error">
            <text:p>#DIV/0!</text:p>
          </table:table-cell>
          <table:table-cell table:formula="of:=[.D304]/[.L304]" office:value-type="string" office:string-value="" calcext:value-type="error">
            <text:p>#DIV/0!</text:p>
          </table:table-cell>
          <table:table-cell table:formula="of:=[.E304]/[.M304]" office:value-type="string" office:string-value="" calcext:value-type="error">
            <text:p>#DIV/0!</text:p>
          </table:table-cell>
          <table:table-cell table:formula="of:=[.F304]/[.N304]" office:value-type="string" office:string-value="" calcext:value-type="error">
            <text:p>#DIV/0!</text:p>
          </table:table-cell>
          <table:table-cell table:formula="of:=[.G304]/[.O304]" office:value-type="string" office:string-value="" calcext:value-type="error">
            <text:p>#DIV/0!</text:p>
          </table:table-cell>
          <table:table-cell table:formula="of:=[.H304]/[.P30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"/>
          <table:table-cell table:formula="of:=[.B305]/[.J305]" office:value-type="string" office:string-value="" calcext:value-type="error">
            <text:p>#DIV/0!</text:p>
          </table:table-cell>
          <table:table-cell table:formula="of:=[.C305]/[.K305]" office:value-type="string" office:string-value="" calcext:value-type="error">
            <text:p>#DIV/0!</text:p>
          </table:table-cell>
          <table:table-cell table:formula="of:=[.D305]/[.L305]" office:value-type="string" office:string-value="" calcext:value-type="error">
            <text:p>#DIV/0!</text:p>
          </table:table-cell>
          <table:table-cell table:formula="of:=[.E305]/[.M305]" office:value-type="string" office:string-value="" calcext:value-type="error">
            <text:p>#DIV/0!</text:p>
          </table:table-cell>
          <table:table-cell table:formula="of:=[.F305]/[.N305]" office:value-type="string" office:string-value="" calcext:value-type="error">
            <text:p>#DIV/0!</text:p>
          </table:table-cell>
          <table:table-cell table:formula="of:=[.G305]/[.O305]" office:value-type="string" office:string-value="" calcext:value-type="error">
            <text:p>#DIV/0!</text:p>
          </table:table-cell>
          <table:table-cell table:formula="of:=[.H305]/[.P30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9">
          <table:table-cell table:number-columns-repeated="45"/>
        </table:table-row>
        <table:table-row table:style-name="ro1">
          <table:table-cell table:number-columns-repeated="43"/>
          <table:table-cell office:value-type="string" calcext:value-type="string">
            <text:p>Total # of frames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table:number-columns-repeated="43"/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3"/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3"/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3"/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3"/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3"/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3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6">
          <table:table-cell table:number-columns-repeated="45"/>
        </table:table-row>
        <table:table-row table:style-name="ro1">
          <table:table-cell table:number-columns-repeated="43"/>
          <table:table-cell table:formula="of:=(0.52167-SQRT((0.00344*[.AS329]) - 0.08304)) / 0.00172" office:value-type="float" office:value="99.0951030835796" calcext:value-type="float">
            <text:p>99.09510308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43"/>
          <table:table-cell table:formula="of:=(0.52167-SQRT((0.00344*[.AS330]) - 0.08304)) / 0.00172" office:value-type="float" office:value="85.3236492347655" calcext:value-type="float">
            <text:p>85.32364923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3"/>
          <table:table-cell table:formula="of:=(0.52167-SQRT((0.00344*[.AS331]) - 0.08304)) / 0.00172" office:value-type="float" office:value="72.3720169803459" calcext:value-type="float">
            <text:p>72.37201698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3"/>
          <table:table-cell table:formula="of:=(0.52167-SQRT((0.00344*[.AS332]) - 0.08304)) / 0.00172" office:value-type="float" office:value="60.109185238139" calcext:value-type="float">
            <text:p>60.10918523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43"/>
          <table:table-cell table:formula="of:=(0.52167-SQRT((0.00344*[.AS333]) - 0.08304)) / 0.00172" office:value-type="float" office:value="48.4357080409771" calcext:value-type="float">
            <text:p>48.4357080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3"/>
          <table:table-cell table:formula="of:=(0.52167-SQRT((0.00344*[.AS334]) - 0.08304)) / 0.00172" office:value-type="float" office:value="37.273988721767" calcext:value-type="float">
            <text:p>37.27398872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43"/>
          <table:table-cell table:formula="of:=(0.52167-SQRT((0.00344*[.AS335]) - 0.08304)) / 0.00172" office:value-type="float" office:value="26.5620971043067" calcext:value-type="float">
            <text:p>26.56209710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43"/>
          <table:table-cell table:formula="of:=(0.52167-SQRT((0.00344*[.AS336]) - 0.08304)) / 0.00172" office:value-type="float" office:value="16.249669335413" calcext:value-type="float">
            <text:p>16.249669335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43"/>
          <table:table-cell table:formula="of:=(0.52167-SQRT((0.00344*[.AS337]) - 0.08304)) / 0.00172" office:value-type="float" office:value="6.29509217260536" calcext:value-type="float">
            <text:p>6.29509217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3"/>
          <table:table-cell table:formula="of:=(0.52167-SQRT((0.00344*[.AS338]) - 0.08304)) / 0.00172" office:value-type="float" office:value="-3.33648830333998" calcext:value-type="float">
            <text:p>-3.336488303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43"/>
          <table:table-cell table:formula="of:=(0.52167-SQRT((0.00344*[.AS339]) - 0.08304)) / 0.00172" office:value-type="float" office:value="-12.6746106842565" calcext:value-type="float">
            <text:p>-12.674610684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3"/>
          <table:table-cell table:formula="of:=(0.52167-SQRT((0.00344*[.AS340]) - 0.08304)) / 0.00172" office:value-type="float" office:value="-21.7445682736653" calcext:value-type="float">
            <text:p>-21.744568273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43"/>
          <table:table-cell table:formula="of:=(0.52167-SQRT((0.00344*[.AS341]) - 0.08304)) / 0.00172" office:value-type="float" office:value="-30.5682171350344" calcext:value-type="float">
            <text:p>-30.5682171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43"/>
          <table:table-cell table:formula="of:=(0.52167-SQRT((0.00344*[.AS342]) - 0.08304)) / 0.00172" office:value-type="float" office:value="-39.1645965293909" calcext:value-type="float">
            <text:p>-39.164596529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43"/>
          <table:table-cell table:formula="of:=(0.52167-SQRT((0.00344*[.AS343]) - 0.08304)) / 0.00172" office:value-type="float" office:value="-47.5504123841136" calcext:value-type="float">
            <text:p>-47.550412384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43"/>
          <table:table-cell table:formula="of:=(0.52167-SQRT((0.00344*[.AS344]) - 0.08304)) / 0.00172" office:value-type="float" office:value="-55.7404190311391" calcext:value-type="float">
            <text:p>-55.74041903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43"/>
          <table:table-cell table:formula="of:=(0.52167-SQRT((0.00344*[.AS345]) - 0.08304)) / 0.00172" office:value-type="float" office:value="-63.7477242149145" calcext:value-type="float">
            <text:p>-63.747724214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43"/>
          <table:table-cell table:formula="of:=(-SQRT((3.436396E+017*[.AS347])-8.26675431978904E+018)+5216676941)/17181980" office:value-type="float" office:value="99.0682995584332" calcext:value-type="float">
            <text:p>99.0682995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43"/>
          <table:table-cell table:formula="of:=(-SQRT((3.436396E+017*[.AS348])-8.26675431978904E+018)+5216676941)/17181980" office:value-type="float" office:value="85.3045522462797" calcext:value-type="float">
            <text:p>85.30455224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3"/>
          <table:table-cell table:formula="of:=(-SQRT((3.436396E+017*[.AS349])-8.26675431978904E+018)+5216676941)/17181980" office:value-type="float" office:value="72.3585456302224" calcext:value-type="float">
            <text:p>72.358545630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3"/>
          <table:table-cell table:formula="of:=(-SQRT((3.436396E+017*[.AS350])-8.26675431978904E+018)+5216676941)/17181980" office:value-type="float" office:value="60.0998230939615" calcext:value-type="float">
            <text:p>60.09982309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43"/>
          <table:table-cell table:formula="of:=(-SQRT((3.436396E+017*[.AS351])-8.26675431978904E+018)+5216676941)/17181980" office:value-type="float" office:value="48.4293165631884" calcext:value-type="float">
            <text:p>48.42931656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3"/>
          <table:table-cell table:formula="of:=(-SQRT((3.436396E+017*[.AS352])-8.26675431978904E+018)+5216676941)/17181980" office:value-type="float" office:value="37.269692364249" calcext:value-type="float">
            <text:p>37.26969236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43"/>
          <table:table-cell table:formula="of:=(-SQRT((3.436396E+017*[.AS353])-8.26675431978904E+018)+5216676941)/17181980" office:value-type="float" office:value="26.5592092213307" calcext:value-type="float">
            <text:p>26.55920922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43"/>
          <table:table-cell table:formula="of:=(-SQRT((3.436396E+017*[.AS354])-8.26675431978904E+018)+5216676941)/17181980" office:value-type="float" office:value="16.2476425648799" calcext:value-type="float">
            <text:p>16.24764256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43"/>
          <table:table-cell table:formula="of:=(-SQRT((3.436396E+017*[.AS355])-8.26675431978904E+018)+5216676941)/17181980" office:value-type="float" office:value="6.29348414573261" calcext:value-type="float">
            <text:p>6.29348414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3"/>
          <table:table-cell table:formula="of:=(-SQRT((3.436396E+017*[.AS356])-8.26675431978904E+018)+5216676941)/17181980" office:value-type="float" office:value="-3.33803930241808" calcext:value-type="float">
            <text:p>-3.338039302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43"/>
          <table:table-cell table:formula="of:=(-SQRT((3.436396E+017*[.AS357])-8.26675431978904E+018)+5216676941)/17181980" office:value-type="float" office:value="-12.6764033976032" calcext:value-type="float">
            <text:p>-12.676403397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3"/>
          <table:table-cell table:formula="of:=(-SQRT((3.436396E+017*[.AS358])-8.26675431978904E+018)+5216676941)/17181980" office:value-type="float" office:value="-21.74685156912" calcext:value-type="float">
            <text:p>-21.746851569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43"/>
          <table:table-cell table:formula="of:=(-SQRT((3.436396E+017*[.AS359])-8.26675431978904E+018)+5216676941)/17181980" office:value-type="float" office:value="-30.5711998837546" calcext:value-type="float">
            <text:p>-30.57119988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43"/>
          <table:table-cell table:formula="of:=(-SQRT((3.436396E+017*[.AS360])-8.26675431978904E+018)+5216676941)/17181980" office:value-type="float" office:value="-39.1684551698632" calcext:value-type="float">
            <text:p>-39.168455169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43"/>
          <table:table-cell table:formula="of:=(-SQRT((3.436396E+017*[.AS361])-8.26675431978904E+018)+5216676941)/17181980" office:value-type="float" office:value="-47.5552967947371" calcext:value-type="float">
            <text:p>-47.555296794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43"/>
          <table:table-cell table:formula="of:=(-SQRT((3.436396E+017*[.AS362])-8.26675431978904E+018)+5216676941)/17181980" office:value-type="float" office:value="-55.7464571461306" calcext:value-type="float">
            <text:p>-55.746457146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43"/>
          <table:table-cell table:formula="of:=(-SQRT((3.436396E+017*[.AS363])-8.26675431978904E+018)+5216676941)/17181980" office:value-type="float" office:value="-63.7550256929394" calcext:value-type="float">
            <text:p>-63.75502569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43"/>
          <table:table-cell office:value-type="string" calcext:value-type="string">
            <text:p>0.000859099x^2 – 0.5216676941x + 103.2490802182</text:p>
          </table:table-cell>
          <table:table-cell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3"/>
          <table:table-cell office:value-type="string" calcext:value-type="string">
            <text:p>303.613 + 10^-13*sqrt(1.40348*10^27 – 3.37628*10^28)</text:p>
          </table:table-cell>
          <table:table-cell/>
        </table:table-row>
        <table:table-row table:style-name="ro1" table:number-rows-repeated="2">
          <table:table-cell table:number-columns-repeated="45"/>
        </table:table-row>
        <table:table-row table:style-name="ro1">
          <table:table-cell table:number-columns-repeated="43"/>
          <table:table-cell office:value-type="string" calcext:value-type="string">
            <text:p>(0.52167 + sqrt(0.00344x – 0.08304) )/ 0.001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3:20:27.410181054</meta:creation-date>
    <dc:date>2016-07-06T18:19:36.500518604</dc:date>
    <meta:editing-duration>PT41M19S</meta:editing-duration>
    <meta:editing-cycles>3</meta:editing-cycles>
    <meta:generator>LibreOffice/5.0.6.2$Linux_X86_64 LibreOffice_project/00m0$Build-2</meta:generator>
    <meta:document-statistic meta:table-count="1" meta:cell-count="500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37cm" svg:height="11.777cm" xlink:href=".." xlink:type="simple" chart:class="chart:line" chart:style-name="ch1">
        <chart:legend chart:legend-position="end" svg:x="19.223cm" svg:y="4.095cm" style:legend-expansion="high" chart:style-name="ch2"/>
        <chart:plot-area chart:style-name="ch3" table:cell-range-address="Sheet1.B1:Sheet1.H300" chart:data-source-has-labels="row" svg:x="0.418cm" svg:y="0.235cm" svg:width="18.387cm" svg:height="11.307cm">
          <chartooo:coordinate-region svg:x="1.039cm" svg:y="0.356cm" svg:width="17.766cm" svg:height="10.1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0" chart:label-cell-address="Sheet1.B1:Sheet1.B1" chart:class="chart:line">
            <chart:data-point chart:repeated="299"/>
          </chart:series>
          <chart:series chart:style-name="ch7" chart:values-cell-range-address="Sheet1.C2:Sheet1.C300" chart:label-cell-address="Sheet1.C1:Sheet1.C1" chart:class="chart:line">
            <chart:data-point chart:repeated="299"/>
          </chart:series>
          <chart:series chart:style-name="ch8" chart:values-cell-range-address="Sheet1.D2:Sheet1.D300" chart:label-cell-address="Sheet1.D1:Sheet1.D1" chart:class="chart:line">
            <chart:data-point chart:repeated="299"/>
          </chart:series>
          <chart:series chart:style-name="ch9" chart:values-cell-range-address="Sheet1.E2:Sheet1.E300" chart:label-cell-address="Sheet1.E1:Sheet1.E1" chart:class="chart:line">
            <chart:data-point chart:repeated="299"/>
          </chart:series>
          <chart:series chart:style-name="ch10" chart:values-cell-range-address="Sheet1.F2:Sheet1.F300" chart:label-cell-address="Sheet1.F1:Sheet1.F1" chart:class="chart:line">
            <chart:data-point chart:repeated="299"/>
          </chart:series>
          <chart:series chart:style-name="ch11" chart:values-cell-range-address="Sheet1.G2:Sheet1.G300" chart:label-cell-address="Sheet1.G1:Sheet1.G1" chart:class="chart:line">
            <chart:data-point chart:repeated="299"/>
          </chart:series>
          <chart:series chart:style-name="ch12" chart:values-cell-range-address="Sheet1.H2:Sheet1.H300" chart:label-cell-address="Sheet1.H1:Sheet1.H1" chart:class="chart:line">
            <chart:data-point chart:repeated="2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</text:p>
                <draw:g>
                  <svg:desc>Sheet1.B1:Sheet1.B1</svg:desc>
                </draw:g>
              </table:table-cell>
              <table:table-cell office:value-type="string">
                <text:p>30</text:p>
                <draw:g>
                  <svg:desc>Sheet1.C1:Sheet1.C1</svg:desc>
                </draw:g>
              </table:table-cell>
              <table:table-cell office:value-type="string">
                <text:p>35</text:p>
                <draw:g>
                  <svg:desc>Sheet1.D1:Sheet1.D1</svg:desc>
                </draw:g>
              </table:table-cell>
              <table:table-cell office:value-type="string">
                <text:p>40</text:p>
                <draw:g>
                  <svg:desc>Sheet1.E1:Sheet1.E1</svg:desc>
                </draw:g>
              </table:table-cell>
              <table:table-cell office:value-type="string">
                <text:p>45</text:p>
                <draw:g>
                  <svg:desc>Sheet1.F1:Sheet1.F1</svg:desc>
                </draw:g>
              </table:table-cell>
              <table:table-cell office:value-type="string">
                <text:p>50</text:p>
                <draw:g>
                  <svg:desc>Sheet1.G1:Sheet1.G1</svg:desc>
                </draw:g>
              </table:table-cell>
              <table:table-cell office:value-type="string">
                <text:p>55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00</svg:desc>
                </draw:g>
              </table:table-cell>
              <table:table-cell office:value-type="float" office:value="0">
                <text:p>0</text:p>
                <draw:g>
                  <svg:desc>Sheet1.C2:Sheet1.C300</svg:desc>
                </draw:g>
              </table:table-cell>
              <table:table-cell office:value-type="float" office:value="0">
                <text:p>0</text:p>
                <draw:g>
                  <svg:desc>Sheet1.D2:Sheet1.D300</svg:desc>
                </draw:g>
              </table:table-cell>
              <table:table-cell office:value-type="float" office:value="0">
                <text:p>0</text:p>
                <draw:g>
                  <svg:desc>Sheet1.E2:Sheet1.E300</svg:desc>
                </draw:g>
              </table:table-cell>
              <table:table-cell office:value-type="float" office:value="0">
                <text:p>0</text:p>
                <draw:g>
                  <svg:desc>Sheet1.F2:Sheet1.F300</svg:desc>
                </draw:g>
              </table:table-cell>
              <table:table-cell office:value-type="float" office:value="0">
                <text:p>0</text:p>
                <draw:g>
                  <svg:desc>Sheet1.G2:Sheet1.G300</svg:desc>
                </draw:g>
              </table:table-cell>
              <table:table-cell office:value-type="float" office:value="0">
                <text:p>0</text:p>
                <draw:g>
                  <svg:desc>Sheet1.H2:Sheet1.H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8216">
                <text:p>0.468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0135">
                <text:p>0.580135</text:p>
              </table:table-cell>
              <table:table-cell office:value-type="float" office:value="0">
                <text:p>0</text:p>
              </table:table-cell>
              <table:table-cell office:value-type="float" office:value="0.296381">
                <text:p>0.296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5734">
                <text:p>0.265734</text:p>
              </table:table-cell>
              <table:table-cell office:value-type="float" office:value="0">
                <text:p>0</text:p>
              </table:table-cell>
              <table:table-cell office:value-type="float" office:value="0.607691">
                <text:p>0.607691</text:p>
              </table:table-cell>
              <table:table-cell office:value-type="float" office:value="0.230447">
                <text:p>0.230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5561">
                <text:p>0.335561</text:p>
              </table:table-cell>
              <table:table-cell office:value-type="float" office:value="0">
                <text:p>0</text:p>
              </table:table-cell>
              <table:table-cell office:value-type="float" office:value="1.0546">
                <text:p>1.0546</text:p>
              </table:table-cell>
              <table:table-cell office:value-type="float" office:value="0.697538">
                <text:p>0.697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72654">
                <text:p>0.772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932">
                <text:p>0.60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0292">
                <text:p>0.400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2794">
                <text:p>0.632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8472">
                <text:p>0.708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1459">
                <text:p>0.481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27888">
                <text:p>0.927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72">
                <text:p>1.5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9193">
                <text:p>0.649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342">
                <text:p>0.27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1286">
                <text:p>1.41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9892">
                <text:p>0.1498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10554">
                <text:p>7.10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6671">
                <text:p>0.2066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4195">
                <text:p>1.24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5794">
                <text:p>0.855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2012">
                <text:p>0.562012</text:p>
              </table:table-cell>
              <table:table-cell office:value-type="float" office:value="0">
                <text:p>0</text:p>
              </table:table-cell>
              <table:table-cell office:value-type="float" office:value="5.78982">
                <text:p>5.78982</text:p>
              </table:table-cell>
              <table:table-cell office:value-type="float" office:value="1.73869">
                <text:p>1.73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3719">
                <text:p>1.43719</text:p>
              </table:table-cell>
              <table:table-cell office:value-type="float" office:value="0">
                <text:p>0</text:p>
              </table:table-cell>
              <table:table-cell office:value-type="float" office:value="0.148475">
                <text:p>0.148475</text:p>
              </table:table-cell>
              <table:table-cell office:value-type="float" office:value="1.58492">
                <text:p>1.58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2739">
                <text:p>1.52739</text:p>
              </table:table-cell>
              <table:table-cell office:value-type="float" office:value="3.17726">
                <text:p>3.17726</text:p>
              </table:table-cell>
              <table:table-cell office:value-type="float" office:value="0">
                <text:p>0</text:p>
              </table:table-cell>
              <table:table-cell office:value-type="float" office:value="0.224584">
                <text:p>0.224584</text:p>
              </table:table-cell>
              <table:table-cell office:value-type="float" office:value="0.799679">
                <text:p>0.799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955">
                <text:p>0.58955</text:p>
              </table:table-cell>
              <table:table-cell office:value-type="float" office:value="0.409688">
                <text:p>0.409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4803">
                <text:p>0.204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6403">
                <text:p>0.186403</text:p>
              </table:table-cell>
              <table:table-cell office:value-type="float" office:value="1.32963">
                <text:p>1.32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5696">
                <text:p>0.315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132">
                <text:p>0.17132</text:p>
              </table:table-cell>
              <table:table-cell office:value-type="float" office:value="1.96898">
                <text:p>1.96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9423">
                <text:p>0.489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7531">
                <text:p>0.497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1454">
                <text:p>0.601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0655">
                <text:p>0.850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0041">
                <text:p>0.500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6315">
                <text:p>0.306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0406">
                <text:p>0.300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9201">
                <text:p>6.59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7332">
                <text:p>0.447332</text:p>
              </table:table-cell>
              <table:table-cell office:value-type="float" office:value="2.15862">
                <text:p>2.15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0707">
                <text:p>2.30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3197">
                <text:p>0.443197</text:p>
              </table:table-cell>
              <table:table-cell office:value-type="float" office:value="0">
                <text:p>0</text:p>
              </table:table-cell>
              <table:table-cell office:value-type="float" office:value="0.344177">
                <text:p>0.344177</text:p>
              </table:table-cell>
              <table:table-cell office:value-type="float" office:value="2.10857">
                <text:p>2.10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4999">
                <text:p>2.04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7154">
                <text:p>0.127154</text:p>
              </table:table-cell>
              <table:table-cell office:value-type="float" office:value="0">
                <text:p>0</text:p>
              </table:table-cell>
              <table:table-cell office:value-type="float" office:value="0.0908195">
                <text:p>0.0908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3692">
                <text:p>1.73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2791">
                <text:p>0.182791</text:p>
              </table:table-cell>
              <table:table-cell office:value-type="float" office:value="0">
                <text:p>0</text:p>
              </table:table-cell>
              <table:table-cell office:value-type="float" office:value="0.179668">
                <text:p>0.179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1478">
                <text:p>1.31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9666">
                <text:p>0.189666</text:p>
              </table:table-cell>
              <table:table-cell office:value-type="float" office:value="0">
                <text:p>0</text:p>
              </table:table-cell>
              <table:table-cell office:value-type="float" office:value="0.158827">
                <text:p>0.158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3043">
                <text:p>3.13043</text:p>
              </table:table-cell>
              <table:table-cell office:value-type="float" office:value="1.06409">
                <text:p>1.06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00491">
                <text:p>0.0800491</text:p>
              </table:table-cell>
              <table:table-cell office:value-type="float" office:value="0">
                <text:p>0</text:p>
              </table:table-cell>
              <table:table-cell office:value-type="float" office:value="0.190735">
                <text:p>0.190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966">
                <text:p>1.019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7096">
                <text:p>0.227096</text:p>
              </table:table-cell>
              <table:table-cell office:value-type="float" office:value="0">
                <text:p>0</text:p>
              </table:table-cell>
              <table:table-cell office:value-type="float" office:value="0.364875">
                <text:p>0.364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2104">
                <text:p>1.221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5354">
                <text:p>0.295354</text:p>
              </table:table-cell>
              <table:table-cell office:value-type="float" office:value="0">
                <text:p>0</text:p>
              </table:table-cell>
              <table:table-cell office:value-type="float" office:value="0.496173">
                <text:p>0.496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6291">
                <text:p>1.56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3777">
                <text:p>0.273777</text:p>
              </table:table-cell>
              <table:table-cell office:value-type="float" office:value="0">
                <text:p>0</text:p>
              </table:table-cell>
              <table:table-cell office:value-type="float" office:value="0.498457">
                <text:p>0.498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3664">
                <text:p>2.33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4109">
                <text:p>0.0864109</text:p>
              </table:table-cell>
              <table:table-cell office:value-type="float" office:value="0">
                <text:p>0</text:p>
              </table:table-cell>
              <table:table-cell office:value-type="float" office:value="0.0587538">
                <text:p>0.0587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7074">
                <text:p>2.67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0523">
                <text:p>0.290523</text:p>
              </table:table-cell>
              <table:table-cell office:value-type="float" office:value="0">
                <text:p>0</text:p>
              </table:table-cell>
              <table:table-cell office:value-type="float" office:value="0.134407">
                <text:p>0.134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8803">
                <text:p>2.888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134">
                <text:p>0.38134</text:p>
              </table:table-cell>
              <table:table-cell office:value-type="float" office:value="0">
                <text:p>0</text:p>
              </table:table-cell>
              <table:table-cell office:value-type="float" office:value="0.17376">
                <text:p>0.17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164">
                <text:p>2.7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9062">
                <text:p>0.439062</text:p>
              </table:table-cell>
              <table:table-cell office:value-type="float" office:value="0">
                <text:p>0</text:p>
              </table:table-cell>
              <table:table-cell office:value-type="float" office:value="0.111754">
                <text:p>0.11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3871">
                <text:p>2.638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1922">
                <text:p>0.341922</text:p>
              </table:table-cell>
              <table:table-cell office:value-type="float" office:value="0.791989">
                <text:p>0.791989</text:p>
              </table:table-cell>
              <table:table-cell office:value-type="float" office:value="0.208957">
                <text:p>0.208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0024">
                <text:p>2.20024</text:p>
              </table:table-cell>
              <table:table-cell office:value-type="float" office:value="2.21139">
                <text:p>2.211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1366">
                <text:p>0.091366</text:p>
              </table:table-cell>
              <table:table-cell office:value-type="float" office:value="0.358016">
                <text:p>0.358016</text:p>
              </table:table-cell>
              <table:table-cell office:value-type="float" office:value="0.436017">
                <text:p>0.436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9519">
                <text:p>1.495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7714">
                <text:p>0.137714</text:p>
              </table:table-cell>
              <table:table-cell office:value-type="float" office:value="0.844695">
                <text:p>0.844695</text:p>
              </table:table-cell>
              <table:table-cell office:value-type="float" office:value="0.455229">
                <text:p>0.455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3096">
                <text:p>1.030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4651">
                <text:p>0.284651</text:p>
              </table:table-cell>
              <table:table-cell office:value-type="float" office:value="0.229308">
                <text:p>0.229308</text:p>
              </table:table-cell>
              <table:table-cell office:value-type="float" office:value="0.616212">
                <text:p>0.616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8499">
                <text:p>0.648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1527">
                <text:p>0.161527</text:p>
              </table:table-cell>
              <table:table-cell office:value-type="float" office:value="1.1948">
                <text:p>1.1948</text:p>
              </table:table-cell>
              <table:table-cell office:value-type="float" office:value="0.475456">
                <text:p>0.475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30231">
                <text:p>0.930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6912">
                <text:p>0.116912</text:p>
              </table:table-cell>
              <table:table-cell office:value-type="float" office:value="1.46131">
                <text:p>1.46131</text:p>
              </table:table-cell>
              <table:table-cell office:value-type="float" office:value="0.137865">
                <text:p>0.137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9875">
                <text:p>1.39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0732">
                <text:p>0.130732</text:p>
              </table:table-cell>
              <table:table-cell office:value-type="float" office:value="1.00264">
                <text:p>1.00264</text:p>
              </table:table-cell>
              <table:table-cell office:value-type="float" office:value="0.0952371">
                <text:p>0.095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2585">
                <text:p>1.52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4867">
                <text:p>0.114867</text:p>
              </table:table-cell>
              <table:table-cell office:value-type="float" office:value="0.56493">
                <text:p>0.56493</text:p>
              </table:table-cell>
              <table:table-cell office:value-type="float" office:value="0.0580698">
                <text:p>0.0580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5042">
                <text:p>1.95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7579">
                <text:p>0.167579</text:p>
              </table:table-cell>
              <table:table-cell office:value-type="float" office:value="0.575053">
                <text:p>0.575053</text:p>
              </table:table-cell>
              <table:table-cell office:value-type="float" office:value="0.310586">
                <text:p>0.310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5372">
                <text:p>6.45372</text:p>
              </table:table-cell>
              <table:table-cell office:value-type="float" office:value="2.4153">
                <text:p>2.4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1323">
                <text:p>0.101323</text:p>
              </table:table-cell>
              <table:table-cell office:value-type="float" office:value="0.435369">
                <text:p>0.435369</text:p>
              </table:table-cell>
              <table:table-cell office:value-type="float" office:value="0.508167">
                <text:p>0.508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6511">
                <text:p>0.726511</text:p>
              </table:table-cell>
              <table:table-cell office:value-type="float" office:value="2.67367">
                <text:p>2.67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1385">
                <text:p>0.391385</text:p>
              </table:table-cell>
              <table:table-cell office:value-type="float" office:value="1.0831">
                <text:p>1.0831</text:p>
              </table:table-cell>
              <table:table-cell office:value-type="float" office:value="0.851699">
                <text:p>0.851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3454">
                <text:p>1.23454</text:p>
              </table:table-cell>
              <table:table-cell office:value-type="float" office:value="2.94664">
                <text:p>2.94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9665">
                <text:p>0.369665</text:p>
              </table:table-cell>
              <table:table-cell office:value-type="float" office:value="0.724685">
                <text:p>0.724685</text:p>
              </table:table-cell>
              <table:table-cell office:value-type="float" office:value="1.14396">
                <text:p>1.14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597">
                <text:p>1.0597</text:p>
              </table:table-cell>
              <table:table-cell office:value-type="float" office:value="2.746">
                <text:p>2.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9659">
                <text:p>0.309659</text:p>
              </table:table-cell>
              <table:table-cell office:value-type="float" office:value="0.202692">
                <text:p>0.202692</text:p>
              </table:table-cell>
              <table:table-cell office:value-type="float" office:value="1.30003">
                <text:p>1.3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357">
                <text:p>1.21357</text:p>
              </table:table-cell>
              <table:table-cell office:value-type="float" office:value="2.4977">
                <text:p>2.49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25509">
                <text:p>0.0925509</text:p>
              </table:table-cell>
              <table:table-cell office:value-type="float" office:value="0.963077">
                <text:p>0.963077</text:p>
              </table:table-cell>
              <table:table-cell office:value-type="float" office:value="1.33205">
                <text:p>1.33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5184">
                <text:p>1.35184</text:p>
              </table:table-cell>
              <table:table-cell office:value-type="float" office:value="2.36555">
                <text:p>2.365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40946">
                <text:p>0.0740946</text:p>
              </table:table-cell>
              <table:table-cell office:value-type="float" office:value="1.1357">
                <text:p>1.1357</text:p>
              </table:table-cell>
              <table:table-cell office:value-type="float" office:value="1.10484">
                <text:p>1.10484</text:p>
              </table:table-cell>
              <table:table-cell office:value-type="float" office:value="11.3721">
                <text:p>11.3721</text:p>
              </table:table-cell>
              <table:table-cell office:value-type="float" office:value="0">
                <text:p>0</text:p>
              </table:table-cell>
              <table:table-cell office:value-type="float" office:value="1.5635">
                <text:p>1.5635</text:p>
              </table:table-cell>
              <table:table-cell office:value-type="float" office:value="2.48936">
                <text:p>2.48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53266">
                <text:p>0.0953266</text:p>
              </table:table-cell>
              <table:table-cell office:value-type="float" office:value="1.12441">
                <text:p>1.12441</text:p>
              </table:table-cell>
              <table:table-cell office:value-type="float" office:value="0.863331">
                <text:p>0.863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47964">
                <text:p>0.847964</text:p>
              </table:table-cell>
              <table:table-cell office:value-type="float" office:value="2.74809">
                <text:p>2.74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4525">
                <text:p>0.244525</text:p>
              </table:table-cell>
              <table:table-cell office:value-type="float" office:value="0.961098">
                <text:p>0.96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409">
                <text:p>0.23409</text:p>
              </table:table-cell>
              <table:table-cell office:value-type="float" office:value="2.76916">
                <text:p>2.769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3851">
                <text:p>0.363851</text:p>
              </table:table-cell>
              <table:table-cell office:value-type="float" office:value="1.70297">
                <text:p>1.70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7947">
                <text:p>2.979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5694">
                <text:p>0.385694</text:p>
              </table:table-cell>
              <table:table-cell office:value-type="float" office:value="0.996148">
                <text:p>0.996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7914">
                <text:p>0.467914</text:p>
              </table:table-cell>
              <table:table-cell office:value-type="float" office:value="3.08757">
                <text:p>3.08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8593">
                <text:p>0.278593</text:p>
              </table:table-cell>
              <table:table-cell office:value-type="float" office:value="0.407164">
                <text:p>0.407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4568">
                <text:p>1.14568</text:p>
              </table:table-cell>
              <table:table-cell office:value-type="float" office:value="3.19848">
                <text:p>3.19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4965">
                <text:p>0.164965</text:p>
              </table:table-cell>
              <table:table-cell office:value-type="float" office:value="0.278088">
                <text:p>0.278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3753">
                <text:p>1.53753</text:p>
              </table:table-cell>
              <table:table-cell office:value-type="float" office:value="3.47213">
                <text:p>3.47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6298">
                <text:p>0.136298</text:p>
              </table:table-cell>
              <table:table-cell office:value-type="float" office:value="0.381344">
                <text:p>0.38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0379">
                <text:p>1.60379</text:p>
              </table:table-cell>
              <table:table-cell office:value-type="float" office:value="3.62906">
                <text:p>3.629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5093">
                <text:p>0.285093</text:p>
              </table:table-cell>
              <table:table-cell office:value-type="float" office:value="0.158496">
                <text:p>0.158496</text:p>
              </table:table-cell>
              <table:table-cell office:value-type="float" office:value="8.4794">
                <text:p>8.4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3142">
                <text:p>1.13142</text:p>
              </table:table-cell>
              <table:table-cell office:value-type="float" office:value="3.11572">
                <text:p>3.11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82756">
                <text:p>0.182756</text:p>
              </table:table-cell>
              <table:table-cell office:value-type="float" office:value="0.540847">
                <text:p>0.540847</text:p>
              </table:table-cell>
              <table:table-cell office:value-type="float" office:value="1.8594">
                <text:p>1.8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8348">
                <text:p>1.88348</text:p>
              </table:table-cell>
              <table:table-cell office:value-type="float" office:value="2.62111">
                <text:p>2.62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1562">
                <text:p>0.131562</text:p>
              </table:table-cell>
              <table:table-cell office:value-type="float" office:value="0.450273">
                <text:p>0.450273</text:p>
              </table:table-cell>
              <table:table-cell office:value-type="float" office:value="1.58317">
                <text:p>1.58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6636">
                <text:p>2.06636</text:p>
              </table:table-cell>
              <table:table-cell office:value-type="float" office:value="2.50542">
                <text:p>2.50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152">
                <text:p>0.37152</text:p>
              </table:table-cell>
              <table:table-cell office:value-type="float" office:value="0.428056">
                <text:p>0.428056</text:p>
              </table:table-cell>
              <table:table-cell office:value-type="float" office:value="1.53768">
                <text:p>1.53768</text:p>
              </table:table-cell>
              <table:table-cell office:value-type="float" office:value="0">
                <text:p>0</text:p>
              </table:table-cell>
              <table:table-cell office:value-type="float" office:value="0.706143">
                <text:p>0.706143</text:p>
              </table:table-cell>
              <table:table-cell office:value-type="float" office:value="1.30007">
                <text:p>1.30007</text:p>
              </table:table-cell>
              <table:table-cell office:value-type="float" office:value="2.88399">
                <text:p>2.88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8975">
                <text:p>0.188975</text:p>
              </table:table-cell>
              <table:table-cell office:value-type="float" office:value="0.997299">
                <text:p>0.997299</text:p>
              </table:table-cell>
              <table:table-cell office:value-type="float" office:value="1.7771">
                <text:p>1.7771</text:p>
              </table:table-cell>
              <table:table-cell office:value-type="float" office:value="0">
                <text:p>0</text:p>
              </table:table-cell>
              <table:table-cell office:value-type="float" office:value="0.975857">
                <text:p>0.975857</text:p>
              </table:table-cell>
              <table:table-cell office:value-type="float" office:value="0.838613">
                <text:p>0.838613</text:p>
              </table:table-cell>
              <table:table-cell office:value-type="float" office:value="3.2323">
                <text:p>3.2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1284">
                <text:p>0.0871284</text:p>
              </table:table-cell>
              <table:table-cell office:value-type="float" office:value="0.27146">
                <text:p>0.27146</text:p>
              </table:table-cell>
              <table:table-cell office:value-type="float" office:value="1.75788">
                <text:p>1.75788</text:p>
              </table:table-cell>
              <table:table-cell office:value-type="float" office:value="0">
                <text:p>0</text:p>
              </table:table-cell>
              <table:table-cell office:value-type="float" office:value="0.874521">
                <text:p>0.874521</text:p>
              </table:table-cell>
              <table:table-cell office:value-type="float" office:value="0.925518">
                <text:p>0.925518</text:p>
              </table:table-cell>
              <table:table-cell office:value-type="float" office:value="3.62753">
                <text:p>3.627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5302">
                <text:p>0.185302</text:p>
              </table:table-cell>
              <table:table-cell office:value-type="float" office:value="0.635306">
                <text:p>0.635306</text:p>
              </table:table-cell>
              <table:table-cell office:value-type="float" office:value="1.65881">
                <text:p>1.65881</text:p>
              </table:table-cell>
              <table:table-cell office:value-type="float" office:value="0">
                <text:p>0</text:p>
              </table:table-cell>
              <table:table-cell office:value-type="float" office:value="0.817166">
                <text:p>0.817166</text:p>
              </table:table-cell>
              <table:table-cell office:value-type="float" office:value="1.02723">
                <text:p>1.02723</text:p>
              </table:table-cell>
              <table:table-cell office:value-type="float" office:value="4.2659">
                <text:p>4.26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699">
                <text:p>0.14699</text:p>
              </table:table-cell>
              <table:table-cell office:value-type="float" office:value="0.514853">
                <text:p>0.514853</text:p>
              </table:table-cell>
              <table:table-cell office:value-type="float" office:value="1.52616">
                <text:p>1.52616</text:p>
              </table:table-cell>
              <table:table-cell office:value-type="float" office:value="0">
                <text:p>0</text:p>
              </table:table-cell>
              <table:table-cell office:value-type="float" office:value="1.06785">
                <text:p>1.06785</text:p>
              </table:table-cell>
              <table:table-cell office:value-type="float" office:value="1.26739">
                <text:p>1.26739</text:p>
              </table:table-cell>
              <table:table-cell office:value-type="float" office:value="4.92941">
                <text:p>4.92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05">
                <text:p>0.1105</text:p>
              </table:table-cell>
              <table:table-cell office:value-type="float" office:value="0.710995">
                <text:p>0.710995</text:p>
              </table:table-cell>
              <table:table-cell office:value-type="float" office:value="1.39733">
                <text:p>1.39733</text:p>
              </table:table-cell>
              <table:table-cell office:value-type="float" office:value="0">
                <text:p>0</text:p>
              </table:table-cell>
              <table:table-cell office:value-type="float" office:value="1.27536">
                <text:p>1.27536</text:p>
              </table:table-cell>
              <table:table-cell office:value-type="float" office:value="1.55953">
                <text:p>1.55953</text:p>
              </table:table-cell>
              <table:table-cell office:value-type="float" office:value="4.92179">
                <text:p>4.921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0862">
                <text:p>0.380862</text:p>
              </table:table-cell>
              <table:table-cell office:value-type="float" office:value="0.975892">
                <text:p>0.975892</text:p>
              </table:table-cell>
              <table:table-cell office:value-type="float" office:value="1.34357">
                <text:p>1.34357</text:p>
              </table:table-cell>
              <table:table-cell office:value-type="float" office:value="0">
                <text:p>0</text:p>
              </table:table-cell>
              <table:table-cell office:value-type="float" office:value="1.49366">
                <text:p>1.49366</text:p>
              </table:table-cell>
              <table:table-cell office:value-type="float" office:value="2.18012">
                <text:p>2.18012</text:p>
              </table:table-cell>
              <table:table-cell office:value-type="float" office:value="5.1994">
                <text:p>5.19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5">
                <text:p>0.475</text:p>
              </table:table-cell>
              <table:table-cell office:value-type="float" office:value="0.195469">
                <text:p>0.195469</text:p>
              </table:table-cell>
              <table:table-cell office:value-type="float" office:value="0.805099">
                <text:p>0.805099</text:p>
              </table:table-cell>
              <table:table-cell office:value-type="float" office:value="0">
                <text:p>0</text:p>
              </table:table-cell>
              <table:table-cell office:value-type="float" office:value="1.61943">
                <text:p>1.61943</text:p>
              </table:table-cell>
              <table:table-cell office:value-type="float" office:value="2.59567">
                <text:p>2.59567</text:p>
              </table:table-cell>
              <table:table-cell office:value-type="float" office:value="4.90849">
                <text:p>4.90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1346">
                <text:p>0.431346</text:p>
              </table:table-cell>
              <table:table-cell office:value-type="float" office:value="0.748221">
                <text:p>0.748221</text:p>
              </table:table-cell>
              <table:table-cell office:value-type="float" office:value="0.56263">
                <text:p>0.56263</text:p>
              </table:table-cell>
              <table:table-cell office:value-type="float" office:value="15.3544">
                <text:p>15.3544</text:p>
              </table:table-cell>
              <table:table-cell office:value-type="float" office:value="1.44338">
                <text:p>1.44338</text:p>
              </table:table-cell>
              <table:table-cell office:value-type="float" office:value="2.49115">
                <text:p>2.49115</text:p>
              </table:table-cell>
              <table:table-cell office:value-type="float" office:value="5.10247">
                <text:p>5.102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0976">
                <text:p>0.410976</text:p>
              </table:table-cell>
              <table:table-cell office:value-type="float" office:value="0.463375">
                <text:p>0.463375</text:p>
              </table:table-cell>
              <table:table-cell office:value-type="float" office:value="0.918695">
                <text:p>0.918695</text:p>
              </table:table-cell>
              <table:table-cell office:value-type="float" office:value="1.10986">
                <text:p>1.10986</text:p>
              </table:table-cell>
              <table:table-cell office:value-type="float" office:value="1.30132">
                <text:p>1.30132</text:p>
              </table:table-cell>
              <table:table-cell office:value-type="float" office:value="1.93993">
                <text:p>1.93993</text:p>
              </table:table-cell>
              <table:table-cell office:value-type="float" office:value="5.01622">
                <text:p>5.016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67154">
                <text:p>0.367154</text:p>
              </table:table-cell>
              <table:table-cell office:value-type="float" office:value="0.36397">
                <text:p>0.36397</text:p>
              </table:table-cell>
              <table:table-cell office:value-type="float" office:value="0.996151">
                <text:p>0.996151</text:p>
              </table:table-cell>
              <table:table-cell office:value-type="float" office:value="1.01784">
                <text:p>1.01784</text:p>
              </table:table-cell>
              <table:table-cell office:value-type="float" office:value="1.4028">
                <text:p>1.4028</text:p>
              </table:table-cell>
              <table:table-cell office:value-type="float" office:value="2.07928">
                <text:p>2.07928</text:p>
              </table:table-cell>
              <table:table-cell office:value-type="float" office:value="5.18758">
                <text:p>5.18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6305">
                <text:p>0.386305</text:p>
              </table:table-cell>
              <table:table-cell office:value-type="float" office:value="0.522327">
                <text:p>0.522327</text:p>
              </table:table-cell>
              <table:table-cell office:value-type="float" office:value="1.47939">
                <text:p>1.47939</text:p>
              </table:table-cell>
              <table:table-cell office:value-type="float" office:value="0.582466">
                <text:p>0.582466</text:p>
              </table:table-cell>
              <table:table-cell office:value-type="float" office:value="1.12823">
                <text:p>1.12823</text:p>
              </table:table-cell>
              <table:table-cell office:value-type="float" office:value="1.82766">
                <text:p>1.82766</text:p>
              </table:table-cell>
              <table:table-cell office:value-type="float" office:value="5.55193">
                <text:p>5.551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0385">
                <text:p>0.630385</text:p>
              </table:table-cell>
              <table:table-cell office:value-type="float" office:value="0.49762">
                <text:p>0.49762</text:p>
              </table:table-cell>
              <table:table-cell office:value-type="float" office:value="1.23649">
                <text:p>1.23649</text:p>
              </table:table-cell>
              <table:table-cell office:value-type="float" office:value="0">
                <text:p>0</text:p>
              </table:table-cell>
              <table:table-cell office:value-type="float" office:value="1.65336">
                <text:p>1.65336</text:p>
              </table:table-cell>
              <table:table-cell office:value-type="float" office:value="1.74069">
                <text:p>1.74069</text:p>
              </table:table-cell>
              <table:table-cell office:value-type="float" office:value="5.93095">
                <text:p>5.93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1314">
                <text:p>0.731314</text:p>
              </table:table-cell>
              <table:table-cell office:value-type="float" office:value="1.96348">
                <text:p>1.96348</text:p>
              </table:table-cell>
              <table:table-cell office:value-type="float" office:value="1.07531">
                <text:p>1.07531</text:p>
              </table:table-cell>
              <table:table-cell office:value-type="float" office:value="0">
                <text:p>0</text:p>
              </table:table-cell>
              <table:table-cell office:value-type="float" office:value="1.38427">
                <text:p>1.38427</text:p>
              </table:table-cell>
              <table:table-cell office:value-type="float" office:value="1.16295">
                <text:p>1.16295</text:p>
              </table:table-cell>
              <table:table-cell office:value-type="float" office:value="6.60564">
                <text:p>6.60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50438">
                <text:p>0.750438</text:p>
              </table:table-cell>
              <table:table-cell office:value-type="float" office:value="2.60881">
                <text:p>2.60881</text:p>
              </table:table-cell>
              <table:table-cell office:value-type="float" office:value="0.845965">
                <text:p>0.845965</text:p>
              </table:table-cell>
              <table:table-cell office:value-type="float" office:value="0">
                <text:p>0</text:p>
              </table:table-cell>
              <table:table-cell office:value-type="float" office:value="1.57252">
                <text:p>1.57252</text:p>
              </table:table-cell>
              <table:table-cell office:value-type="float" office:value="1.16699">
                <text:p>1.16699</text:p>
              </table:table-cell>
              <table:table-cell office:value-type="float" office:value="7.27869">
                <text:p>7.278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3093">
                <text:p>0.853093</text:p>
              </table:table-cell>
              <table:table-cell office:value-type="float" office:value="2.06398">
                <text:p>2.06398</text:p>
              </table:table-cell>
              <table:table-cell office:value-type="float" office:value="0.629834">
                <text:p>0.629834</text:p>
              </table:table-cell>
              <table:table-cell office:value-type="float" office:value="0">
                <text:p>0</text:p>
              </table:table-cell>
              <table:table-cell office:value-type="float" office:value="2.06604">
                <text:p>2.06604</text:p>
              </table:table-cell>
              <table:table-cell office:value-type="float" office:value="1.82924">
                <text:p>1.82924</text:p>
              </table:table-cell>
              <table:table-cell office:value-type="float" office:value="7.81965">
                <text:p>7.81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16252">
                <text:p>0.916252</text:p>
              </table:table-cell>
              <table:table-cell office:value-type="float" office:value="1.7743">
                <text:p>1.7743</text:p>
              </table:table-cell>
              <table:table-cell office:value-type="float" office:value="0.35922">
                <text:p>0.35922</text:p>
              </table:table-cell>
              <table:table-cell office:value-type="float" office:value="0">
                <text:p>0</text:p>
              </table:table-cell>
              <table:table-cell office:value-type="float" office:value="2.2175">
                <text:p>2.2175</text:p>
              </table:table-cell>
              <table:table-cell office:value-type="float" office:value="2.49518">
                <text:p>2.49518</text:p>
              </table:table-cell>
              <table:table-cell office:value-type="float" office:value="8.21874">
                <text:p>8.218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6992">
                <text:p>0.736992</text:p>
              </table:table-cell>
              <table:table-cell office:value-type="float" office:value="1.86578">
                <text:p>1.86578</text:p>
              </table:table-cell>
              <table:table-cell office:value-type="float" office:value="0.852511">
                <text:p>0.852511</text:p>
              </table:table-cell>
              <table:table-cell office:value-type="float" office:value="0">
                <text:p>0</text:p>
              </table:table-cell>
              <table:table-cell office:value-type="float" office:value="1.96923">
                <text:p>1.96923</text:p>
              </table:table-cell>
              <table:table-cell office:value-type="float" office:value="3.00699">
                <text:p>3.00699</text:p>
              </table:table-cell>
              <table:table-cell office:value-type="float" office:value="8.85595">
                <text:p>8.855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78585">
                <text:p>0.578585</text:p>
              </table:table-cell>
              <table:table-cell office:value-type="float" office:value="1.6248">
                <text:p>1.6248</text:p>
              </table:table-cell>
              <table:table-cell office:value-type="float" office:value="1.24158">
                <text:p>1.24158</text:p>
              </table:table-cell>
              <table:table-cell office:value-type="float" office:value="0">
                <text:p>0</text:p>
              </table:table-cell>
              <table:table-cell office:value-type="float" office:value="1.94292">
                <text:p>1.94292</text:p>
              </table:table-cell>
              <table:table-cell office:value-type="float" office:value="2.62977">
                <text:p>2.62977</text:p>
              </table:table-cell>
              <table:table-cell office:value-type="float" office:value="9.23363">
                <text:p>9.233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89678">
                <text:p>0.289678</text:p>
              </table:table-cell>
              <table:table-cell office:value-type="float" office:value="0.97558">
                <text:p>0.97558</text:p>
              </table:table-cell>
              <table:table-cell office:value-type="float" office:value="1.53458">
                <text:p>1.53458</text:p>
              </table:table-cell>
              <table:table-cell office:value-type="float" office:value="0">
                <text:p>0</text:p>
              </table:table-cell>
              <table:table-cell office:value-type="float" office:value="2.51332">
                <text:p>2.51332</text:p>
              </table:table-cell>
              <table:table-cell office:value-type="float" office:value="2.5579">
                <text:p>2.5579</text:p>
              </table:table-cell>
              <table:table-cell office:value-type="float" office:value="9.50467">
                <text:p>9.50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96723">
                <text:p>0.296723</text:p>
              </table:table-cell>
              <table:table-cell office:value-type="float" office:value="0.676085">
                <text:p>0.676085</text:p>
              </table:table-cell>
              <table:table-cell office:value-type="float" office:value="1.63763">
                <text:p>1.63763</text:p>
              </table:table-cell>
              <table:table-cell office:value-type="float" office:value="0">
                <text:p>0</text:p>
              </table:table-cell>
              <table:table-cell office:value-type="float" office:value="2.28697">
                <text:p>2.28697</text:p>
              </table:table-cell>
              <table:table-cell office:value-type="float" office:value="2.6705">
                <text:p>2.6705</text:p>
              </table:table-cell>
              <table:table-cell office:value-type="float" office:value="9.65637">
                <text:p>9.656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1931">
                <text:p>0.331931</text:p>
              </table:table-cell>
              <table:table-cell office:value-type="float" office:value="0.431459">
                <text:p>0.431459</text:p>
              </table:table-cell>
              <table:table-cell office:value-type="float" office:value="1.58727">
                <text:p>1.58727</text:p>
              </table:table-cell>
              <table:table-cell office:value-type="float" office:value="0">
                <text:p>0</text:p>
              </table:table-cell>
              <table:table-cell office:value-type="float" office:value="2.50836">
                <text:p>2.50836</text:p>
              </table:table-cell>
              <table:table-cell office:value-type="float" office:value="2.7542">
                <text:p>2.7542</text:p>
              </table:table-cell>
              <table:table-cell office:value-type="float" office:value="10.3526">
                <text:p>10.3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5375">
                <text:p>0.145375</text:p>
              </table:table-cell>
              <table:table-cell office:value-type="float" office:value="0.589126">
                <text:p>0.589126</text:p>
              </table:table-cell>
              <table:table-cell office:value-type="float" office:value="1.7265">
                <text:p>1.7265</text:p>
              </table:table-cell>
              <table:table-cell office:value-type="float" office:value="0">
                <text:p>0</text:p>
              </table:table-cell>
              <table:table-cell office:value-type="float" office:value="2.28104">
                <text:p>2.28104</text:p>
              </table:table-cell>
              <table:table-cell office:value-type="float" office:value="1.84432">
                <text:p>1.84432</text:p>
              </table:table-cell>
              <table:table-cell office:value-type="float" office:value="11.0334">
                <text:p>11.0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34135">
                <text:p>0.0834135</text:p>
              </table:table-cell>
              <table:table-cell office:value-type="float" office:value="0.237291">
                <text:p>0.237291</text:p>
              </table:table-cell>
              <table:table-cell office:value-type="float" office:value="1.96093">
                <text:p>1.96093</text:p>
              </table:table-cell>
              <table:table-cell office:value-type="float" office:value="0">
                <text:p>0</text:p>
              </table:table-cell>
              <table:table-cell office:value-type="float" office:value="2.09155">
                <text:p>2.09155</text:p>
              </table:table-cell>
              <table:table-cell office:value-type="float" office:value="0">
                <text:p>0</text:p>
              </table:table-cell>
              <table:table-cell office:value-type="float" office:value="11.8695">
                <text:p>11.8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6335">
                <text:p>0.176335</text:p>
              </table:table-cell>
              <table:table-cell office:value-type="float" office:value="0.535679">
                <text:p>0.535679</text:p>
              </table:table-cell>
              <table:table-cell office:value-type="float" office:value="1.50013">
                <text:p>1.50013</text:p>
              </table:table-cell>
              <table:table-cell office:value-type="float" office:value="0">
                <text:p>0</text:p>
              </table:table-cell>
              <table:table-cell office:value-type="float" office:value="2.44739">
                <text:p>2.44739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933">
                <text:p>0.21933</text:p>
              </table:table-cell>
              <table:table-cell office:value-type="float" office:value="0.722834">
                <text:p>0.722834</text:p>
              </table:table-cell>
              <table:table-cell office:value-type="float" office:value="0.930207">
                <text:p>0.930207</text:p>
              </table:table-cell>
              <table:table-cell office:value-type="float" office:value="0">
                <text:p>0</text:p>
              </table:table-cell>
              <table:table-cell office:value-type="float" office:value="2.50116">
                <text:p>2.50116</text:p>
              </table:table-cell>
              <table:table-cell office:value-type="float" office:value="0">
                <text:p>0</text:p>
              </table:table-cell>
              <table:table-cell office:value-type="float" office:value="13.3808">
                <text:p>13.3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7645">
                <text:p>0.327645</text:p>
              </table:table-cell>
              <table:table-cell office:value-type="float" office:value="2.01527">
                <text:p>2.01527</text:p>
              </table:table-cell>
              <table:table-cell office:value-type="float" office:value="0.938085">
                <text:p>0.938085</text:p>
              </table:table-cell>
              <table:table-cell office:value-type="float" office:value="0">
                <text:p>0</text:p>
              </table:table-cell>
              <table:table-cell office:value-type="float" office:value="2.29863">
                <text:p>2.29863</text:p>
              </table:table-cell>
              <table:table-cell office:value-type="float" office:value="0">
                <text:p>0</text:p>
              </table:table-cell>
              <table:table-cell office:value-type="float" office:value="14.4762">
                <text:p>14.47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1667">
                <text:p>0.291667</text:p>
              </table:table-cell>
              <table:table-cell office:value-type="float" office:value="2.60841">
                <text:p>2.60841</text:p>
              </table:table-cell>
              <table:table-cell office:value-type="float" office:value="1.24107">
                <text:p>1.24107</text:p>
              </table:table-cell>
              <table:table-cell office:value-type="float" office:value="0">
                <text:p>0</text:p>
              </table:table-cell>
              <table:table-cell office:value-type="float" office:value="2.27701">
                <text:p>2.27701</text:p>
              </table:table-cell>
              <table:table-cell office:value-type="float" office:value="0">
                <text:p>0</text:p>
              </table:table-cell>
              <table:table-cell office:value-type="float" office:value="15.7559">
                <text:p>15.7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76076">
                <text:p>0.0476076</text:p>
              </table:table-cell>
              <table:table-cell office:value-type="float" office:value="1.82165">
                <text:p>1.82165</text:p>
              </table:table-cell>
              <table:table-cell office:value-type="float" office:value="1.30901">
                <text:p>1.30901</text:p>
              </table:table-cell>
              <table:table-cell office:value-type="float" office:value="0">
                <text:p>0</text:p>
              </table:table-cell>
              <table:table-cell office:value-type="float" office:value="2.18833">
                <text:p>2.18833</text:p>
              </table:table-cell>
              <table:table-cell office:value-type="float" office:value="12.8467">
                <text:p>12.8467</text:p>
              </table:table-cell>
              <table:table-cell office:value-type="float" office:value="16.8526">
                <text:p>16.85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161">
                <text:p>0.22161</text:p>
              </table:table-cell>
              <table:table-cell office:value-type="float" office:value="0.995838">
                <text:p>0.995838</text:p>
              </table:table-cell>
              <table:table-cell office:value-type="float" office:value="1.20076">
                <text:p>1.20076</text:p>
              </table:table-cell>
              <table:table-cell office:value-type="float" office:value="0">
                <text:p>0</text:p>
              </table:table-cell>
              <table:table-cell office:value-type="float" office:value="2.75133">
                <text:p>2.75133</text:p>
              </table:table-cell>
              <table:table-cell office:value-type="float" office:value="3.06151">
                <text:p>3.06151</text:p>
              </table:table-cell>
              <table:table-cell office:value-type="float" office:value="17.5458">
                <text:p>17.5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6071">
                <text:p>0.356071</text:p>
              </table:table-cell>
              <table:table-cell office:value-type="float" office:value="0.315386">
                <text:p>0.315386</text:p>
              </table:table-cell>
              <table:table-cell office:value-type="float" office:value="1.33314">
                <text:p>1.33314</text:p>
              </table:table-cell>
              <table:table-cell office:value-type="float" office:value="26.753">
                <text:p>26.753</text:p>
              </table:table-cell>
              <table:table-cell office:value-type="float" office:value="3.03432">
                <text:p>3.03432</text:p>
              </table:table-cell>
              <table:table-cell office:value-type="float" office:value="2.77559">
                <text:p>2.77559</text:p>
              </table:table-cell>
              <table:table-cell office:value-type="float" office:value="18.0509">
                <text:p>18.05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36029">
                <text:p>0.136029</text:p>
              </table:table-cell>
              <table:table-cell office:value-type="float" office:value="0.338259">
                <text:p>0.338259</text:p>
              </table:table-cell>
              <table:table-cell office:value-type="float" office:value="1.57644">
                <text:p>1.57644</text:p>
              </table:table-cell>
              <table:table-cell office:value-type="float" office:value="1.39058">
                <text:p>1.39058</text:p>
              </table:table-cell>
              <table:table-cell office:value-type="float" office:value="2.68593">
                <text:p>2.68593</text:p>
              </table:table-cell>
              <table:table-cell office:value-type="float" office:value="1.76794">
                <text:p>1.76794</text:p>
              </table:table-cell>
              <table:table-cell office:value-type="float" office:value="18.7584">
                <text:p>18.75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75511">
                <text:p>0.375511</text:p>
              </table:table-cell>
              <table:table-cell office:value-type="float" office:value="1.41784">
                <text:p>1.41784</text:p>
              </table:table-cell>
              <table:table-cell office:value-type="float" office:value="1.32797">
                <text:p>1.32797</text:p>
              </table:table-cell>
              <table:table-cell office:value-type="float" office:value="1.13146">
                <text:p>1.13146</text:p>
              </table:table-cell>
              <table:table-cell office:value-type="float" office:value="2.66868">
                <text:p>2.66868</text:p>
              </table:table-cell>
              <table:table-cell office:value-type="float" office:value="1.79871">
                <text:p>1.79871</text:p>
              </table:table-cell>
              <table:table-cell office:value-type="float" office:value="19.6442">
                <text:p>19.64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01769">
                <text:p>0.301769</text:p>
              </table:table-cell>
              <table:table-cell office:value-type="float" office:value="2.39545">
                <text:p>2.39545</text:p>
              </table:table-cell>
              <table:table-cell office:value-type="float" office:value="1.29817">
                <text:p>1.29817</text:p>
              </table:table-cell>
              <table:table-cell office:value-type="float" office:value="1.16678">
                <text:p>1.16678</text:p>
              </table:table-cell>
              <table:table-cell office:value-type="float" office:value="2.98249">
                <text:p>2.98249</text:p>
              </table:table-cell>
              <table:table-cell office:value-type="float" office:value="2.41934">
                <text:p>2.41934</text:p>
              </table:table-cell>
              <table:table-cell office:value-type="float" office:value="21.8414">
                <text:p>21.8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8228">
                <text:p>0.368228</text:p>
              </table:table-cell>
              <table:table-cell office:value-type="float" office:value="1.77955">
                <text:p>1.77955</text:p>
              </table:table-cell>
              <table:table-cell office:value-type="float" office:value="1.88268">
                <text:p>1.88268</text:p>
              </table:table-cell>
              <table:table-cell office:value-type="float" office:value="1.12879">
                <text:p>1.12879</text:p>
              </table:table-cell>
              <table:table-cell office:value-type="float" office:value="3.44264">
                <text:p>3.44264</text:p>
              </table:table-cell>
              <table:table-cell office:value-type="float" office:value="3.14263">
                <text:p>3.14263</text:p>
              </table:table-cell>
              <table:table-cell office:value-type="float" office:value="23.3588">
                <text:p>23.3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42891">
                <text:p>0.242891</text:p>
              </table:table-cell>
              <table:table-cell office:value-type="float" office:value="0.662122">
                <text:p>0.662122</text:p>
              </table:table-cell>
              <table:table-cell office:value-type="float" office:value="2.17874">
                <text:p>2.17874</text:p>
              </table:table-cell>
              <table:table-cell office:value-type="float" office:value="1.45505">
                <text:p>1.45505</text:p>
              </table:table-cell>
              <table:table-cell office:value-type="float" office:value="3.63231">
                <text:p>3.63231</text:p>
              </table:table-cell>
              <table:table-cell office:value-type="float" office:value="0">
                <text:p>0</text:p>
              </table:table-cell>
              <table:table-cell office:value-type="float" office:value="25.5209">
                <text:p>25.52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2046">
                <text:p>0.302046</text:p>
              </table:table-cell>
              <table:table-cell office:value-type="float" office:value="0.417015">
                <text:p>0.417015</text:p>
              </table:table-cell>
              <table:table-cell office:value-type="float" office:value="2.33361">
                <text:p>2.33361</text:p>
              </table:table-cell>
              <table:table-cell office:value-type="float" office:value="1.92371">
                <text:p>1.92371</text:p>
              </table:table-cell>
              <table:table-cell office:value-type="float" office:value="3.67533">
                <text:p>3.67533</text:p>
              </table:table-cell>
              <table:table-cell office:value-type="float" office:value="0">
                <text:p>0</text:p>
              </table:table-cell>
              <table:table-cell office:value-type="float" office:value="27.8222">
                <text:p>27.8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8591">
                <text:p>0.538591</text:p>
              </table:table-cell>
              <table:table-cell office:value-type="float" office:value="0.214785">
                <text:p>0.214785</text:p>
              </table:table-cell>
              <table:table-cell office:value-type="float" office:value="1.79149">
                <text:p>1.79149</text:p>
              </table:table-cell>
              <table:table-cell office:value-type="float" office:value="2.27019">
                <text:p>2.27019</text:p>
              </table:table-cell>
              <table:table-cell office:value-type="float" office:value="3.62893">
                <text:p>3.62893</text:p>
              </table:table-cell>
              <table:table-cell office:value-type="float" office:value="0">
                <text:p>0</text:p>
              </table:table-cell>
              <table:table-cell office:value-type="float" office:value="29.0371">
                <text:p>29.03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48274">
                <text:p>0.748274</text:p>
              </table:table-cell>
              <table:table-cell office:value-type="float" office:value="0.961391">
                <text:p>0.961391</text:p>
              </table:table-cell>
              <table:table-cell office:value-type="float" office:value="1.72101">
                <text:p>1.72101</text:p>
              </table:table-cell>
              <table:table-cell office:value-type="float" office:value="2.89409">
                <text:p>2.89409</text:p>
              </table:table-cell>
              <table:table-cell office:value-type="float" office:value="4.06402">
                <text:p>4.06402</text:p>
              </table:table-cell>
              <table:table-cell office:value-type="float" office:value="0">
                <text:p>0</text:p>
              </table:table-cell>
              <table:table-cell office:value-type="float" office:value="30.6003">
                <text:p>30.60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06004">
                <text:p>0.606004</text:p>
              </table:table-cell>
              <table:table-cell office:value-type="float" office:value="2.58545">
                <text:p>2.58545</text:p>
              </table:table-cell>
              <table:table-cell office:value-type="float" office:value="2.0867">
                <text:p>2.0867</text:p>
              </table:table-cell>
              <table:table-cell office:value-type="float" office:value="0">
                <text:p>0</text:p>
              </table:table-cell>
              <table:table-cell office:value-type="float" office:value="3.79484">
                <text:p>3.79484</text:p>
              </table:table-cell>
              <table:table-cell office:value-type="float" office:value="24.5639">
                <text:p>24.5639</text:p>
              </table:table-cell>
              <table:table-cell office:value-type="float" office:value="29.613">
                <text:p>29.6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68966">
                <text:p>0.568966</text:p>
              </table:table-cell>
              <table:table-cell office:value-type="float" office:value="3.04047">
                <text:p>3.04047</text:p>
              </table:table-cell>
              <table:table-cell office:value-type="float" office:value="2.7819">
                <text:p>2.7819</text:p>
              </table:table-cell>
              <table:table-cell office:value-type="float" office:value="0">
                <text:p>0</text:p>
              </table:table-cell>
              <table:table-cell office:value-type="float" office:value="3.94149">
                <text:p>3.94149</text:p>
              </table:table-cell>
              <table:table-cell office:value-type="float" office:value="4.63988">
                <text:p>4.63988</text:p>
              </table:table-cell>
              <table:table-cell office:value-type="float" office:value="29.1713">
                <text:p>29.17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61127">
                <text:p>0.261127</text:p>
              </table:table-cell>
              <table:table-cell office:value-type="float" office:value="1.78282">
                <text:p>1.78282</text:p>
              </table:table-cell>
              <table:table-cell office:value-type="float" office:value="2.89187">
                <text:p>2.89187</text:p>
              </table:table-cell>
              <table:table-cell office:value-type="float" office:value="0">
                <text:p>0</text:p>
              </table:table-cell>
              <table:table-cell office:value-type="float" office:value="3.69207">
                <text:p>3.69207</text:p>
              </table:table-cell>
              <table:table-cell office:value-type="float" office:value="5.23462">
                <text:p>5.23462</text:p>
              </table:table-cell>
              <table:table-cell office:value-type="float" office:value="10.4524">
                <text:p>10.45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7996">
                <text:p>0.127996</text:p>
              </table:table-cell>
              <table:table-cell office:value-type="float" office:value="1.47011">
                <text:p>1.47011</text:p>
              </table:table-cell>
              <table:table-cell office:value-type="float" office:value="3.27313">
                <text:p>3.27313</text:p>
              </table:table-cell>
              <table:table-cell office:value-type="float" office:value="0">
                <text:p>0</text:p>
              </table:table-cell>
              <table:table-cell office:value-type="float" office:value="4.52522">
                <text:p>4.52522</text:p>
              </table:table-cell>
              <table:table-cell office:value-type="float" office:value="5.12247">
                <text:p>5.12247</text:p>
              </table:table-cell>
              <table:table-cell office:value-type="float" office:value="33.2786">
                <text:p>33.27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0519">
                <text:p>0.480519</text:p>
              </table:table-cell>
              <table:table-cell office:value-type="float" office:value="1.28174">
                <text:p>1.28174</text:p>
              </table:table-cell>
              <table:table-cell office:value-type="float" office:value="2.96739">
                <text:p>2.96739</text:p>
              </table:table-cell>
              <table:table-cell office:value-type="float" office:value="12.7736">
                <text:p>12.7736</text:p>
              </table:table-cell>
              <table:table-cell office:value-type="float" office:value="4.85651">
                <text:p>4.85651</text:p>
              </table:table-cell>
              <table:table-cell office:value-type="float" office:value="5.28175">
                <text:p>5.28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34229">
                <text:p>0.634229</text:p>
              </table:table-cell>
              <table:table-cell office:value-type="float" office:value="0.339294">
                <text:p>0.339294</text:p>
              </table:table-cell>
              <table:table-cell office:value-type="float" office:value="2.97619">
                <text:p>2.97619</text:p>
              </table:table-cell>
              <table:table-cell office:value-type="float" office:value="2.10282">
                <text:p>2.10282</text:p>
              </table:table-cell>
              <table:table-cell office:value-type="float" office:value="5.16324">
                <text:p>5.16324</text:p>
              </table:table-cell>
              <table:table-cell office:value-type="float" office:value="4.47973">
                <text:p>4.47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1128">
                <text:p>0.471128</text:p>
              </table:table-cell>
              <table:table-cell office:value-type="float" office:value="0.414877">
                <text:p>0.414877</text:p>
              </table:table-cell>
              <table:table-cell office:value-type="float" office:value="2.70662">
                <text:p>2.70662</text:p>
              </table:table-cell>
              <table:table-cell office:value-type="float" office:value="2.21642">
                <text:p>2.21642</text:p>
              </table:table-cell>
              <table:table-cell office:value-type="float" office:value="4.73335">
                <text:p>4.73335</text:p>
              </table:table-cell>
              <table:table-cell office:value-type="float" office:value="5.04206">
                <text:p>5.04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5152">
                <text:p>0.345152</text:p>
              </table:table-cell>
              <table:table-cell office:value-type="float" office:value="0.507135">
                <text:p>0.507135</text:p>
              </table:table-cell>
              <table:table-cell office:value-type="float" office:value="2.61245">
                <text:p>2.61245</text:p>
              </table:table-cell>
              <table:table-cell office:value-type="float" office:value="2.70782">
                <text:p>2.70782</text:p>
              </table:table-cell>
              <table:table-cell office:value-type="float" office:value="5.08081">
                <text:p>5.08081</text:p>
              </table:table-cell>
              <table:table-cell office:value-type="float" office:value="5.52128">
                <text:p>5.5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0325">
                <text:p>0.40325</text:p>
              </table:table-cell>
              <table:table-cell office:value-type="float" office:value="0.931247">
                <text:p>0.931247</text:p>
              </table:table-cell>
              <table:table-cell office:value-type="float" office:value="1.98813">
                <text:p>1.98813</text:p>
              </table:table-cell>
              <table:table-cell office:value-type="float" office:value="3.03855">
                <text:p>3.03855</text:p>
              </table:table-cell>
              <table:table-cell office:value-type="float" office:value="5.34252">
                <text:p>5.34252</text:p>
              </table:table-cell>
              <table:table-cell office:value-type="float" office:value="5.9475">
                <text:p>5.9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03623">
                <text:p>0.303623</text:p>
              </table:table-cell>
              <table:table-cell office:value-type="float" office:value="1.29249">
                <text:p>1.29249</text:p>
              </table:table-cell>
              <table:table-cell office:value-type="float" office:value="2.22839">
                <text:p>2.22839</text:p>
              </table:table-cell>
              <table:table-cell office:value-type="float" office:value="3.47595">
                <text:p>3.47595</text:p>
              </table:table-cell>
              <table:table-cell office:value-type="float" office:value="5.74631">
                <text:p>5.74631</text:p>
              </table:table-cell>
              <table:table-cell office:value-type="float" office:value="6.28593">
                <text:p>6.28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5619">
                <text:p>0.305619</text:p>
              </table:table-cell>
              <table:table-cell office:value-type="float" office:value="1.63553">
                <text:p>1.63553</text:p>
              </table:table-cell>
              <table:table-cell office:value-type="float" office:value="2.35284">
                <text:p>2.35284</text:p>
              </table:table-cell>
              <table:table-cell office:value-type="float" office:value="0">
                <text:p>0</text:p>
              </table:table-cell>
              <table:table-cell office:value-type="float" office:value="5.79944">
                <text:p>5.79944</text:p>
              </table:table-cell>
              <table:table-cell office:value-type="float" office:value="7.06684">
                <text:p>7.06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80414">
                <text:p>0.180414</text:p>
              </table:table-cell>
              <table:table-cell office:value-type="float" office:value="1.68376">
                <text:p>1.68376</text:p>
              </table:table-cell>
              <table:table-cell office:value-type="float" office:value="2.33936">
                <text:p>2.33936</text:p>
              </table:table-cell>
              <table:table-cell office:value-type="float" office:value="0">
                <text:p>0</text:p>
              </table:table-cell>
              <table:table-cell office:value-type="float" office:value="5.50967">
                <text:p>5.50967</text:p>
              </table:table-cell>
              <table:table-cell office:value-type="float" office:value="7.97459">
                <text:p>7.9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74974">
                <text:p>0.374974</text:p>
              </table:table-cell>
              <table:table-cell office:value-type="float" office:value="1.96315">
                <text:p>1.96315</text:p>
              </table:table-cell>
              <table:table-cell office:value-type="float" office:value="2.43813">
                <text:p>2.43813</text:p>
              </table:table-cell>
              <table:table-cell office:value-type="float" office:value="0">
                <text:p>0</text:p>
              </table:table-cell>
              <table:table-cell office:value-type="float" office:value="5.76964">
                <text:p>5.76964</text:p>
              </table:table-cell>
              <table:table-cell office:value-type="float" office:value="8.29701">
                <text:p>8.29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72103">
                <text:p>0.272103</text:p>
              </table:table-cell>
              <table:table-cell office:value-type="float" office:value="1.83033">
                <text:p>1.83033</text:p>
              </table:table-cell>
              <table:table-cell office:value-type="float" office:value="2.74735">
                <text:p>2.74735</text:p>
              </table:table-cell>
              <table:table-cell office:value-type="float" office:value="0">
                <text:p>0</text:p>
              </table:table-cell>
              <table:table-cell office:value-type="float" office:value="5.95647">
                <text:p>5.95647</text:p>
              </table:table-cell>
              <table:table-cell office:value-type="float" office:value="8.4064">
                <text:p>8.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8575">
                <text:p>0.368575</text:p>
              </table:table-cell>
              <table:table-cell office:value-type="float" office:value="1.53115">
                <text:p>1.53115</text:p>
              </table:table-cell>
              <table:table-cell office:value-type="float" office:value="3.32359">
                <text:p>3.32359</text:p>
              </table:table-cell>
              <table:table-cell office:value-type="float" office:value="18.5994">
                <text:p>18.5994</text:p>
              </table:table-cell>
              <table:table-cell office:value-type="float" office:value="6.3522">
                <text:p>6.3522</text:p>
              </table:table-cell>
              <table:table-cell office:value-type="float" office:value="8.45658">
                <text:p>8.45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07184">
                <text:p>0.507184</text:p>
              </table:table-cell>
              <table:table-cell office:value-type="float" office:value="0.663155">
                <text:p>0.663155</text:p>
              </table:table-cell>
              <table:table-cell office:value-type="float" office:value="3.63983">
                <text:p>3.63983</text:p>
              </table:table-cell>
              <table:table-cell office:value-type="float" office:value="2.97553">
                <text:p>2.97553</text:p>
              </table:table-cell>
              <table:table-cell office:value-type="float" office:value="6.5536">
                <text:p>6.5536</text:p>
              </table:table-cell>
              <table:table-cell office:value-type="float" office:value="9.1033">
                <text:p>9.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3582">
                <text:p>0.213582</text:p>
              </table:table-cell>
              <table:table-cell office:value-type="float" office:value="0.311753">
                <text:p>0.311753</text:p>
              </table:table-cell>
              <table:table-cell office:value-type="float" office:value="3.8252">
                <text:p>3.8252</text:p>
              </table:table-cell>
              <table:table-cell office:value-type="float" office:value="2.80188">
                <text:p>2.80188</text:p>
              </table:table-cell>
              <table:table-cell office:value-type="float" office:value="6.994">
                <text:p>6.994</text:p>
              </table:table-cell>
              <table:table-cell office:value-type="float" office:value="9.52068">
                <text:p>9.52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48781">
                <text:p>0.248781</text:p>
              </table:table-cell>
              <table:table-cell office:value-type="float" office:value="0.275317">
                <text:p>0.275317</text:p>
              </table:table-cell>
              <table:table-cell office:value-type="float" office:value="3.45629">
                <text:p>3.45629</text:p>
              </table:table-cell>
              <table:table-cell office:value-type="float" office:value="2.78577">
                <text:p>2.78577</text:p>
              </table:table-cell>
              <table:table-cell office:value-type="float" office:value="7.45011">
                <text:p>7.450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547">
                <text:p>0.43547</text:p>
              </table:table-cell>
              <table:table-cell office:value-type="float" office:value="0.180915">
                <text:p>0.180915</text:p>
              </table:table-cell>
              <table:table-cell office:value-type="float" office:value="3.28231">
                <text:p>3.28231</text:p>
              </table:table-cell>
              <table:table-cell office:value-type="float" office:value="3.38985">
                <text:p>3.38985</text:p>
              </table:table-cell>
              <table:table-cell office:value-type="float" office:value="7.86417">
                <text:p>7.864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8933">
                <text:p>0.68933</text:p>
              </table:table-cell>
              <table:table-cell office:value-type="float" office:value="0.129602">
                <text:p>0.129602</text:p>
              </table:table-cell>
              <table:table-cell office:value-type="float" office:value="3.22286">
                <text:p>3.22286</text:p>
              </table:table-cell>
              <table:table-cell office:value-type="float" office:value="3.11804">
                <text:p>3.11804</text:p>
              </table:table-cell>
              <table:table-cell office:value-type="float" office:value="8.14526">
                <text:p>8.145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04391">
                <text:p>0.604391</text:p>
              </table:table-cell>
              <table:table-cell office:value-type="float" office:value="0.420533">
                <text:p>0.420533</text:p>
              </table:table-cell>
              <table:table-cell office:value-type="float" office:value="2.87494">
                <text:p>2.87494</text:p>
              </table:table-cell>
              <table:table-cell office:value-type="float" office:value="3.56068">
                <text:p>3.56068</text:p>
              </table:table-cell>
              <table:table-cell office:value-type="float" office:value="8.41894">
                <text:p>8.41894</text:p>
              </table:table-cell>
              <table:table-cell office:value-type="float" office:value="0.27873">
                <text:p>0.27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92575">
                <text:p>0.692575</text:p>
              </table:table-cell>
              <table:table-cell office:value-type="float" office:value="1.0344">
                <text:p>1.0344</text:p>
              </table:table-cell>
              <table:table-cell office:value-type="float" office:value="2.14686">
                <text:p>2.14686</text:p>
              </table:table-cell>
              <table:table-cell office:value-type="float" office:value="4.35267">
                <text:p>4.35267</text:p>
              </table:table-cell>
              <table:table-cell office:value-type="float" office:value="8.85877">
                <text:p>8.858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6214">
                <text:p>0.556214</text:p>
              </table:table-cell>
              <table:table-cell office:value-type="float" office:value="1.47037">
                <text:p>1.47037</text:p>
              </table:table-cell>
              <table:table-cell office:value-type="float" office:value="1.87207">
                <text:p>1.87207</text:p>
              </table:table-cell>
              <table:table-cell office:value-type="float" office:value="5.20531">
                <text:p>5.20531</text:p>
              </table:table-cell>
              <table:table-cell office:value-type="float" office:value="8.76453">
                <text:p>8.764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07336">
                <text:p>0.607336</text:p>
              </table:table-cell>
              <table:table-cell office:value-type="float" office:value="1.47664">
                <text:p>1.47664</text:p>
              </table:table-cell>
              <table:table-cell office:value-type="float" office:value="2.66629">
                <text:p>2.66629</text:p>
              </table:table-cell>
              <table:table-cell office:value-type="float" office:value="5.12644">
                <text:p>5.12644</text:p>
              </table:table-cell>
              <table:table-cell office:value-type="float" office:value="9.37201">
                <text:p>9.37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56569">
                <text:p>0.656569</text:p>
              </table:table-cell>
              <table:table-cell office:value-type="float" office:value="0.825809">
                <text:p>0.825809</text:p>
              </table:table-cell>
              <table:table-cell office:value-type="float" office:value="3.75333">
                <text:p>3.75333</text:p>
              </table:table-cell>
              <table:table-cell office:value-type="float" office:value="4.73727">
                <text:p>4.73727</text:p>
              </table:table-cell>
              <table:table-cell office:value-type="float" office:value="9.41818">
                <text:p>9.41818</text:p>
              </table:table-cell>
              <table:table-cell office:value-type="float" office:value="62.8972">
                <text:p>62.8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5952">
                <text:p>0.845952</text:p>
              </table:table-cell>
              <table:table-cell office:value-type="float" office:value="0.574122">
                <text:p>0.574122</text:p>
              </table:table-cell>
              <table:table-cell office:value-type="float" office:value="4.81567">
                <text:p>4.81567</text:p>
              </table:table-cell>
              <table:table-cell office:value-type="float" office:value="4.07608">
                <text:p>4.07608</text:p>
              </table:table-cell>
              <table:table-cell office:value-type="float" office:value="9.62578">
                <text:p>9.62578</text:p>
              </table:table-cell>
              <table:table-cell office:value-type="float" office:value="16.3944">
                <text:p>16.3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1829">
                <text:p>0.961829</text:p>
              </table:table-cell>
              <table:table-cell office:value-type="float" office:value="0.762677">
                <text:p>0.762677</text:p>
              </table:table-cell>
              <table:table-cell office:value-type="float" office:value="5.02462">
                <text:p>5.02462</text:p>
              </table:table-cell>
              <table:table-cell office:value-type="float" office:value="4.36833">
                <text:p>4.36833</text:p>
              </table:table-cell>
              <table:table-cell office:value-type="float" office:value="10.2842">
                <text:p>10.2842</text:p>
              </table:table-cell>
              <table:table-cell office:value-type="float" office:value="16.7172">
                <text:p>16.7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9433">
                <text:p>0.849433</text:p>
              </table:table-cell>
              <table:table-cell office:value-type="float" office:value="0.815722">
                <text:p>0.815722</text:p>
              </table:table-cell>
              <table:table-cell office:value-type="float" office:value="4.42314">
                <text:p>4.42314</text:p>
              </table:table-cell>
              <table:table-cell office:value-type="float" office:value="4.3705">
                <text:p>4.3705</text:p>
              </table:table-cell>
              <table:table-cell office:value-type="float" office:value="10.883">
                <text:p>10.883</text:p>
              </table:table-cell>
              <table:table-cell office:value-type="float" office:value="18.2619">
                <text:p>18.2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20487">
                <text:p>0.720487</text:p>
              </table:table-cell>
              <table:table-cell office:value-type="float" office:value="0.548288">
                <text:p>0.548288</text:p>
              </table:table-cell>
              <table:table-cell office:value-type="float" office:value="4.57352">
                <text:p>4.57352</text:p>
              </table:table-cell>
              <table:table-cell office:value-type="float" office:value="4.43555">
                <text:p>4.43555</text:p>
              </table:table-cell>
              <table:table-cell office:value-type="float" office:value="11.9196">
                <text:p>11.9196</text:p>
              </table:table-cell>
              <table:table-cell office:value-type="float" office:value="19.9443">
                <text:p>19.9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83828">
                <text:p>0.883828</text:p>
              </table:table-cell>
              <table:table-cell office:value-type="float" office:value="0.966506">
                <text:p>0.966506</text:p>
              </table:table-cell>
              <table:table-cell office:value-type="float" office:value="5.81669">
                <text:p>5.81669</text:p>
              </table:table-cell>
              <table:table-cell office:value-type="float" office:value="3.56925">
                <text:p>3.56925</text:p>
              </table:table-cell>
              <table:table-cell office:value-type="float" office:value="13.1806">
                <text:p>13.1806</text:p>
              </table:table-cell>
              <table:table-cell office:value-type="float" office:value="21.5154">
                <text:p>21.5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15802">
                <text:p>0.715802</text:p>
              </table:table-cell>
              <table:table-cell office:value-type="float" office:value="1.26073">
                <text:p>1.26073</text:p>
              </table:table-cell>
              <table:table-cell office:value-type="float" office:value="5.84291">
                <text:p>5.84291</text:p>
              </table:table-cell>
              <table:table-cell office:value-type="float" office:value="3.1762">
                <text:p>3.1762</text:p>
              </table:table-cell>
              <table:table-cell office:value-type="float" office:value="14.151">
                <text:p>14.151</text:p>
              </table:table-cell>
              <table:table-cell office:value-type="float" office:value="22.5317">
                <text:p>22.5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37617">
                <text:p>0.637617</text:p>
              </table:table-cell>
              <table:table-cell office:value-type="float" office:value="1.6805">
                <text:p>1.6805</text:p>
              </table:table-cell>
              <table:table-cell office:value-type="float" office:value="4.92153">
                <text:p>4.92153</text:p>
              </table:table-cell>
              <table:table-cell office:value-type="float" office:value="0">
                <text:p>0</text:p>
              </table:table-cell>
              <table:table-cell office:value-type="float" office:value="14.5617">
                <text:p>14.5617</text:p>
              </table:table-cell>
              <table:table-cell office:value-type="float" office:value="24.0497">
                <text:p>24.0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6576">
                <text:p>0.66576</text:p>
              </table:table-cell>
              <table:table-cell office:value-type="float" office:value="2.36335">
                <text:p>2.36335</text:p>
              </table:table-cell>
              <table:table-cell office:value-type="float" office:value="3.44492">
                <text:p>3.44492</text:p>
              </table:table-cell>
              <table:table-cell office:value-type="float" office:value="0">
                <text:p>0</text:p>
              </table:table-cell>
              <table:table-cell office:value-type="float" office:value="14.7552">
                <text:p>14.7552</text:p>
              </table:table-cell>
              <table:table-cell office:value-type="float" office:value="27.1217">
                <text:p>27.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40316">
                <text:p>0.640316</text:p>
              </table:table-cell>
              <table:table-cell office:value-type="float" office:value="2.87105">
                <text:p>2.87105</text:p>
              </table:table-cell>
              <table:table-cell office:value-type="float" office:value="4.0487">
                <text:p>4.0487</text:p>
              </table:table-cell>
              <table:table-cell office:value-type="float" office:value="0">
                <text:p>0</text:p>
              </table:table-cell>
              <table:table-cell office:value-type="float" office:value="15.6074">
                <text:p>15.6074</text:p>
              </table:table-cell>
              <table:table-cell office:value-type="float" office:value="29.4584">
                <text:p>29.4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0224">
                <text:p>0.760224</text:p>
              </table:table-cell>
              <table:table-cell office:value-type="float" office:value="3.02352">
                <text:p>3.02352</text:p>
              </table:table-cell>
              <table:table-cell office:value-type="float" office:value="4.00449">
                <text:p>4.00449</text:p>
              </table:table-cell>
              <table:table-cell office:value-type="float" office:value="1.60917">
                <text:p>1.60917</text:p>
              </table:table-cell>
              <table:table-cell office:value-type="float" office:value="17.0349">
                <text:p>17.0349</text:p>
              </table:table-cell>
              <table:table-cell office:value-type="float" office:value="30.3945">
                <text:p>30.3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56616">
                <text:p>0.756616</text:p>
              </table:table-cell>
              <table:table-cell office:value-type="float" office:value="2.52461">
                <text:p>2.52461</text:p>
              </table:table-cell>
              <table:table-cell office:value-type="float" office:value="3.8511">
                <text:p>3.8511</text:p>
              </table:table-cell>
              <table:table-cell office:value-type="float" office:value="0.383509">
                <text:p>0.383509</text:p>
              </table:table-cell>
              <table:table-cell office:value-type="float" office:value="17.4734">
                <text:p>17.4734</text:p>
              </table:table-cell>
              <table:table-cell office:value-type="float" office:value="30.6816">
                <text:p>30.6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80477">
                <text:p>0.680477</text:p>
              </table:table-cell>
              <table:table-cell office:value-type="float" office:value="1.91168">
                <text:p>1.91168</text:p>
              </table:table-cell>
              <table:table-cell office:value-type="float" office:value="2.55061">
                <text:p>2.55061</text:p>
              </table:table-cell>
              <table:table-cell office:value-type="float" office:value="0.301104">
                <text:p>0.301104</text:p>
              </table:table-cell>
              <table:table-cell office:value-type="float" office:value="18.5253">
                <text:p>18.5253</text:p>
              </table:table-cell>
              <table:table-cell office:value-type="float" office:value="5.94383">
                <text:p>5.94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31749">
                <text:p>0.531749</text:p>
              </table:table-cell>
              <table:table-cell office:value-type="float" office:value="1.51535">
                <text:p>1.51535</text:p>
              </table:table-cell>
              <table:table-cell office:value-type="float" office:value="0.924174">
                <text:p>0.924174</text:p>
              </table:table-cell>
              <table:table-cell office:value-type="float" office:value="0.327922">
                <text:p>0.327922</text:p>
              </table:table-cell>
              <table:table-cell office:value-type="float" office:value="19.9121">
                <text:p>19.9121</text:p>
              </table:table-cell>
              <table:table-cell office:value-type="float" office:value="32.9312">
                <text:p>32.9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27638">
                <text:p>0.527638</text:p>
              </table:table-cell>
              <table:table-cell office:value-type="float" office:value="1.01587">
                <text:p>1.01587</text:p>
              </table:table-cell>
              <table:table-cell office:value-type="float" office:value="1.62184">
                <text:p>1.62184</text:p>
              </table:table-cell>
              <table:table-cell office:value-type="float" office:value="0.382875">
                <text:p>0.382875</text:p>
              </table:table-cell>
              <table:table-cell office:value-type="float" office:value="21.6314">
                <text:p>21.6314</text:p>
              </table:table-cell>
              <table:table-cell office:value-type="float" office:value="33.3805">
                <text:p>33.3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828">
                <text:p>0.54828</text:p>
              </table:table-cell>
              <table:table-cell office:value-type="float" office:value="0.365527">
                <text:p>0.365527</text:p>
              </table:table-cell>
              <table:table-cell office:value-type="float" office:value="3.87702">
                <text:p>3.87702</text:p>
              </table:table-cell>
              <table:table-cell office:value-type="float" office:value="0.850366">
                <text:p>0.850366</text:p>
              </table:table-cell>
              <table:table-cell office:value-type="float" office:value="23.772">
                <text:p>23.772</text:p>
              </table:table-cell>
              <table:table-cell office:value-type="float" office:value="7.79685">
                <text:p>7.79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9288">
                <text:p>0.479288</text:p>
              </table:table-cell>
              <table:table-cell office:value-type="float" office:value="0.550049">
                <text:p>0.550049</text:p>
              </table:table-cell>
              <table:table-cell office:value-type="float" office:value="5.64287">
                <text:p>5.64287</text:p>
              </table:table-cell>
              <table:table-cell office:value-type="float" office:value="1.03683">
                <text:p>1.03683</text:p>
              </table:table-cell>
              <table:table-cell office:value-type="float" office:value="25.1247">
                <text:p>25.1247</text:p>
              </table:table-cell>
              <table:table-cell office:value-type="float" office:value="17.5332">
                <text:p>17.5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49033">
                <text:p>0.449033</text:p>
              </table:table-cell>
              <table:table-cell office:value-type="float" office:value="0.393168">
                <text:p>0.393168</text:p>
              </table:table-cell>
              <table:table-cell office:value-type="float" office:value="5.35024">
                <text:p>5.35024</text:p>
              </table:table-cell>
              <table:table-cell office:value-type="float" office:value="0.714796">
                <text:p>0.714796</text:p>
              </table:table-cell>
              <table:table-cell office:value-type="float" office:value="26.2297">
                <text:p>26.22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6219">
                <text:p>0.526219</text:p>
              </table:table-cell>
              <table:table-cell office:value-type="float" office:value="0.146112">
                <text:p>0.146112</text:p>
              </table:table-cell>
              <table:table-cell office:value-type="float" office:value="5.24513">
                <text:p>5.24513</text:p>
              </table:table-cell>
              <table:table-cell office:value-type="float" office:value="0.670609">
                <text:p>0.670609</text:p>
              </table:table-cell>
              <table:table-cell office:value-type="float" office:value="27.16">
                <text:p>27.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03356">
                <text:p>0.603356</text:p>
              </table:table-cell>
              <table:table-cell office:value-type="float" office:value="0.551012">
                <text:p>0.551012</text:p>
              </table:table-cell>
              <table:table-cell office:value-type="float" office:value="6.36875">
                <text:p>6.36875</text:p>
              </table:table-cell>
              <table:table-cell office:value-type="float" office:value="0.37519">
                <text:p>0.37519</text:p>
              </table:table-cell>
              <table:table-cell office:value-type="float" office:value="28.7462">
                <text:p>28.74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77674">
                <text:p>0.577674</text:p>
              </table:table-cell>
              <table:table-cell office:value-type="float" office:value="0.747208">
                <text:p>0.747208</text:p>
              </table:table-cell>
              <table:table-cell office:value-type="float" office:value="7.61428">
                <text:p>7.61428</text:p>
              </table:table-cell>
              <table:table-cell office:value-type="float" office:value="0.39187">
                <text:p>0.39187</text:p>
              </table:table-cell>
              <table:table-cell office:value-type="float" office:value="32.2586">
                <text:p>32.25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62811">
                <text:p>0.562811</text:p>
              </table:table-cell>
              <table:table-cell office:value-type="float" office:value="0.898833">
                <text:p>0.898833</text:p>
              </table:table-cell>
              <table:table-cell office:value-type="float" office:value="8.16308">
                <text:p>8.16308</text:p>
              </table:table-cell>
              <table:table-cell office:value-type="float" office:value="0.204755">
                <text:p>0.204755</text:p>
              </table:table-cell>
              <table:table-cell office:value-type="float" office:value="26.1348">
                <text:p>26.13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33244">
                <text:p>0.533244</text:p>
              </table:table-cell>
              <table:table-cell office:value-type="float" office:value="1.1988">
                <text:p>1.1988</text:p>
              </table:table-cell>
              <table:table-cell office:value-type="float" office:value="7.50953">
                <text:p>7.50953</text:p>
              </table:table-cell>
              <table:table-cell office:value-type="float" office:value="0.32876">
                <text:p>0.32876</text:p>
              </table:table-cell>
              <table:table-cell office:value-type="float" office:value="29.4837">
                <text:p>29.48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00942">
                <text:p>0.500942</text:p>
              </table:table-cell>
              <table:table-cell office:value-type="float" office:value="1.12035">
                <text:p>1.12035</text:p>
              </table:table-cell>
              <table:table-cell office:value-type="float" office:value="7.39779">
                <text:p>7.39779</text:p>
              </table:table-cell>
              <table:table-cell office:value-type="float" office:value="0.0856474">
                <text:p>0.0856474</text:p>
              </table:table-cell>
              <table:table-cell office:value-type="float" office:value="8.26354">
                <text:p>8.26354</text:p>
              </table:table-cell>
              <table:table-cell office:value-type="float" office:value="4.14161">
                <text:p>4.14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71797">
                <text:p>0.371797</text:p>
              </table:table-cell>
              <table:table-cell office:value-type="float" office:value="0.753647">
                <text:p>0.753647</text:p>
              </table:table-cell>
              <table:table-cell office:value-type="float" office:value="7.74314">
                <text:p>7.74314</text:p>
              </table:table-cell>
              <table:table-cell office:value-type="float" office:value="0.177823">
                <text:p>0.177823</text:p>
              </table:table-cell>
              <table:table-cell office:value-type="float" office:value="28.3893">
                <text:p>28.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0499">
                <text:p>0.60499</text:p>
              </table:table-cell>
              <table:table-cell office:value-type="float" office:value="0.514512">
                <text:p>0.514512</text:p>
              </table:table-cell>
              <table:table-cell office:value-type="float" office:value="8.3195">
                <text:p>8.3195</text:p>
              </table:table-cell>
              <table:table-cell office:value-type="float" office:value="0.111274">
                <text:p>0.111274</text:p>
              </table:table-cell>
              <table:table-cell office:value-type="float" office:value="32.3993">
                <text:p>32.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993">
                <text:p>0.670993</text:p>
              </table:table-cell>
              <table:table-cell office:value-type="float" office:value="0.247999">
                <text:p>0.247999</text:p>
              </table:table-cell>
              <table:table-cell office:value-type="float" office:value="8.05163">
                <text:p>8.05163</text:p>
              </table:table-cell>
              <table:table-cell office:value-type="float" office:value="0.298681">
                <text:p>0.2986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65256">
                <text:p>0.665256</text:p>
              </table:table-cell>
              <table:table-cell office:value-type="float" office:value="0.573912">
                <text:p>0.573912</text:p>
              </table:table-cell>
              <table:table-cell office:value-type="float" office:value="7.47859">
                <text:p>7.47859</text:p>
              </table:table-cell>
              <table:table-cell office:value-type="float" office:value="0.31104">
                <text:p>0.31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3847">
                <text:p>0.563847</text:p>
              </table:table-cell>
              <table:table-cell office:value-type="float" office:value="1.36052">
                <text:p>1.36052</text:p>
              </table:table-cell>
              <table:table-cell office:value-type="float" office:value="7.14285">
                <text:p>7.14285</text:p>
              </table:table-cell>
              <table:table-cell office:value-type="float" office:value="0.594454">
                <text:p>0.5944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19856">
                <text:p>0.619856</text:p>
              </table:table-cell>
              <table:table-cell office:value-type="float" office:value="2.18625">
                <text:p>2.18625</text:p>
              </table:table-cell>
              <table:table-cell office:value-type="float" office:value="8.34757">
                <text:p>8.347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9873">
                <text:p>1.19873</text:p>
              </table:table-cell>
              <table:table-cell office:value-type="float" office:value="2.70483">
                <text:p>2.70483</text:p>
              </table:table-cell>
              <table:table-cell office:value-type="float" office:value="9.03825">
                <text:p>9.038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9774">
                <text:p>0.989774</text:p>
              </table:table-cell>
              <table:table-cell office:value-type="float" office:value="2.82025">
                <text:p>2.82025</text:p>
              </table:table-cell>
              <table:table-cell office:value-type="float" office:value="10.4226">
                <text:p>10.42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5627">
                <text:p>1.25627</text:p>
              </table:table-cell>
              <table:table-cell office:value-type="float" office:value="2.65678">
                <text:p>2.65678</text:p>
              </table:table-cell>
              <table:table-cell office:value-type="float" office:value="10.6712">
                <text:p>10.6712</text:p>
              </table:table-cell>
              <table:table-cell office:value-type="float" office:value="33.1231">
                <text:p>33.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2861">
                <text:p>1.02861</text:p>
              </table:table-cell>
              <table:table-cell office:value-type="float" office:value="2.59194">
                <text:p>2.59194</text:p>
              </table:table-cell>
              <table:table-cell office:value-type="float" office:value="11.2162">
                <text:p>11.2162</text:p>
              </table:table-cell>
              <table:table-cell office:value-type="float" office:value="14.8783">
                <text:p>14.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8206">
                <text:p>1.58206</text:p>
              </table:table-cell>
              <table:table-cell office:value-type="float" office:value="2.3543">
                <text:p>2.3543</text:p>
              </table:table-cell>
              <table:table-cell office:value-type="float" office:value="11.0789">
                <text:p>11.0789</text:p>
              </table:table-cell>
              <table:table-cell office:value-type="float" office:value="15.8998">
                <text:p>15.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3709">
                <text:p>1.53709</text:p>
              </table:table-cell>
              <table:table-cell office:value-type="float" office:value="2.0743">
                <text:p>2.0743</text:p>
              </table:table-cell>
              <table:table-cell office:value-type="float" office:value="11.3424">
                <text:p>11.3424</text:p>
              </table:table-cell>
              <table:table-cell office:value-type="float" office:value="17.2178">
                <text:p>17.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3573">
                <text:p>1.3573</text:p>
              </table:table-cell>
              <table:table-cell office:value-type="float" office:value="1.39902">
                <text:p>1.39902</text:p>
              </table:table-cell>
              <table:table-cell office:value-type="float" office:value="10.9843">
                <text:p>10.9843</text:p>
              </table:table-cell>
              <table:table-cell office:value-type="float" office:value="17.9758">
                <text:p>17.9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1578">
                <text:p>1.01578</text:p>
              </table:table-cell>
              <table:table-cell office:value-type="float" office:value="1.13265">
                <text:p>1.13265</text:p>
              </table:table-cell>
              <table:table-cell office:value-type="float" office:value="11.6378">
                <text:p>11.6378</text:p>
              </table:table-cell>
              <table:table-cell office:value-type="float" office:value="18.0732">
                <text:p>18.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9068">
                <text:p>0.559068</text:p>
              </table:table-cell>
              <table:table-cell office:value-type="float" office:value="0.993652">
                <text:p>0.993652</text:p>
              </table:table-cell>
              <table:table-cell office:value-type="float" office:value="12.6417">
                <text:p>12.6417</text:p>
              </table:table-cell>
              <table:table-cell office:value-type="float" office:value="20.1205">
                <text:p>20.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73947">
                <text:p>0.673947</text:p>
              </table:table-cell>
              <table:table-cell office:value-type="float" office:value="1.75874">
                <text:p>1.75874</text:p>
              </table:table-cell>
              <table:table-cell office:value-type="float" office:value="14.0519">
                <text:p>14.0519</text:p>
              </table:table-cell>
              <table:table-cell office:value-type="float" office:value="20.9633">
                <text:p>20.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26709">
                <text:p>0.926709</text:p>
              </table:table-cell>
              <table:table-cell office:value-type="float" office:value="2.29068">
                <text:p>2.29068</text:p>
              </table:table-cell>
              <table:table-cell office:value-type="float" office:value="14.905">
                <text:p>14.905</text:p>
              </table:table-cell>
              <table:table-cell office:value-type="float" office:value="21.8728">
                <text:p>21.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10078">
                <text:p>0.810078</text:p>
              </table:table-cell>
              <table:table-cell office:value-type="float" office:value="2.63408">
                <text:p>2.63408</text:p>
              </table:table-cell>
              <table:table-cell office:value-type="float" office:value="14.8956">
                <text:p>14.8956</text:p>
              </table:table-cell>
              <table:table-cell office:value-type="float" office:value="22.2974">
                <text:p>22.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9061">
                <text:p>1.19061</text:p>
              </table:table-cell>
              <table:table-cell office:value-type="float" office:value="2.51807">
                <text:p>2.51807</text:p>
              </table:table-cell>
              <table:table-cell office:value-type="float" office:value="15.7209">
                <text:p>15.7209</text:p>
              </table:table-cell>
              <table:table-cell office:value-type="float" office:value="23.1784">
                <text:p>23.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3957">
                <text:p>1.53957</text:p>
              </table:table-cell>
              <table:table-cell office:value-type="float" office:value="2.70213">
                <text:p>2.70213</text:p>
              </table:table-cell>
              <table:table-cell office:value-type="float" office:value="17.0005">
                <text:p>17.0005</text:p>
              </table:table-cell>
              <table:table-cell office:value-type="float" office:value="25.0014">
                <text:p>25.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1403">
                <text:p>1.81403</text:p>
              </table:table-cell>
              <table:table-cell office:value-type="float" office:value="2.38366">
                <text:p>2.38366</text:p>
              </table:table-cell>
              <table:table-cell office:value-type="float" office:value="17.9379">
                <text:p>17.9379</text:p>
              </table:table-cell>
              <table:table-cell office:value-type="float" office:value="25.25">
                <text:p>2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00792">
                <text:p>2.00792</text:p>
              </table:table-cell>
              <table:table-cell office:value-type="float" office:value="2.61061">
                <text:p>2.61061</text:p>
              </table:table-cell>
              <table:table-cell office:value-type="float" office:value="18.2044">
                <text:p>18.2044</text:p>
              </table:table-cell>
              <table:table-cell office:value-type="float" office:value="26.8082">
                <text:p>26.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9741">
                <text:p>1.79741</text:p>
              </table:table-cell>
              <table:table-cell office:value-type="float" office:value="2.60728">
                <text:p>2.60728</text:p>
              </table:table-cell>
              <table:table-cell office:value-type="float" office:value="18.5688">
                <text:p>18.5688</text:p>
              </table:table-cell>
              <table:table-cell office:value-type="float" office:value="18.5173">
                <text:p>18.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6732">
                <text:p>1.56732</text:p>
              </table:table-cell>
              <table:table-cell office:value-type="float" office:value="2.47302">
                <text:p>2.47302</text:p>
              </table:table-cell>
              <table:table-cell office:value-type="float" office:value="18.671">
                <text:p>18.671</text:p>
              </table:table-cell>
              <table:table-cell office:value-type="float" office:value="7.06638">
                <text:p>7.06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1368">
                <text:p>1.61368</text:p>
              </table:table-cell>
              <table:table-cell office:value-type="float" office:value="2.07629">
                <text:p>2.07629</text:p>
              </table:table-cell>
              <table:table-cell office:value-type="float" office:value="19.4961">
                <text:p>19.4961</text:p>
              </table:table-cell>
              <table:table-cell office:value-type="float" office:value="25.4857">
                <text:p>25.4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6727">
                <text:p>1.76727</text:p>
              </table:table-cell>
              <table:table-cell office:value-type="float" office:value="2.30784">
                <text:p>2.30784</text:p>
              </table:table-cell>
              <table:table-cell office:value-type="float" office:value="18.5695">
                <text:p>18.5695</text:p>
              </table:table-cell>
              <table:table-cell office:value-type="float" office:value="27.04">
                <text:p>2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027">
                <text:p>1.4027</text:p>
              </table:table-cell>
              <table:table-cell office:value-type="float" office:value="2.31031">
                <text:p>2.31031</text:p>
              </table:table-cell>
              <table:table-cell office:value-type="float" office:value="17.723">
                <text:p>17.7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356">
                <text:p>1.3356</text:p>
              </table:table-cell>
              <table:table-cell office:value-type="float" office:value="2.35214">
                <text:p>2.35214</text:p>
              </table:table-cell>
              <table:table-cell office:value-type="float" office:value="18.9014">
                <text:p>18.90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8069">
                <text:p>1.48069</text:p>
              </table:table-cell>
              <table:table-cell office:value-type="float" office:value="3.33386">
                <text:p>3.33386</text:p>
              </table:table-cell>
              <table:table-cell office:value-type="float" office:value="12.8323">
                <text:p>12.83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7216">
                <text:p>1.77216</text:p>
              </table:table-cell>
              <table:table-cell office:value-type="float" office:value="4.42808">
                <text:p>4.42808</text:p>
              </table:table-cell>
              <table:table-cell office:value-type="float" office:value="18.0781">
                <text:p>18.07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3309">
                <text:p>1.73309</text:p>
              </table:table-cell>
              <table:table-cell office:value-type="float" office:value="4.82372">
                <text:p>4.82372</text:p>
              </table:table-cell>
              <table:table-cell office:value-type="float" office:value="21.4861">
                <text:p>21.4861</text:p>
              </table:table-cell>
              <table:table-cell office:value-type="float" office:value="0.991168">
                <text:p>0.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8429">
                <text:p>1.78429</text:p>
              </table:table-cell>
              <table:table-cell office:value-type="float" office:value="4.59132">
                <text:p>4.591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3388">
                <text:p>1.63388</text:p>
              </table:table-cell>
              <table:table-cell office:value-type="float" office:value="3.48225">
                <text:p>3.482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75082">
                <text:p>1.75082</text:p>
              </table:table-cell>
              <table:table-cell office:value-type="float" office:value="3.03427">
                <text:p>3.034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833">
                <text:p>1.92833</text:p>
              </table:table-cell>
              <table:table-cell office:value-type="float" office:value="3.5108">
                <text:p>3.51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8627">
                <text:p>1.98627</text:p>
              </table:table-cell>
              <table:table-cell office:value-type="float" office:value="3.94687">
                <text:p>3.946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4419">
                <text:p>1.44419</text:p>
              </table:table-cell>
              <table:table-cell office:value-type="float" office:value="3.50224">
                <text:p>3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0325">
                <text:p>1.00325</text:p>
              </table:table-cell>
              <table:table-cell office:value-type="float" office:value="2.84711">
                <text:p>2.84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3009">
                <text:p>1.03009</text:p>
              </table:table-cell>
              <table:table-cell office:value-type="float" office:value="3.45823">
                <text:p>3.45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0134">
                <text:p>1.50134</text:p>
              </table:table-cell>
              <table:table-cell office:value-type="float" office:value="4.0328">
                <text:p>4.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3022">
                <text:p>1.73022</text:p>
              </table:table-cell>
              <table:table-cell office:value-type="float" office:value="4.51652">
                <text:p>4.5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861">
                <text:p>1.3861</text:p>
              </table:table-cell>
              <table:table-cell office:value-type="float" office:value="4.09683">
                <text:p>4.09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8133">
                <text:p>1.28133</text:p>
              </table:table-cell>
              <table:table-cell office:value-type="float" office:value="3.97539">
                <text:p>3.9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5092">
                <text:p>1.45092</text:p>
              </table:table-cell>
              <table:table-cell office:value-type="float" office:value="3.90607">
                <text:p>3.9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1729">
                <text:p>1.31729</text:p>
              </table:table-cell>
              <table:table-cell office:value-type="float" office:value="4.38135">
                <text:p>4.3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4186">
                <text:p>1.34186</text:p>
              </table:table-cell>
              <table:table-cell office:value-type="float" office:value="4.22974">
                <text:p>4.2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1704">
                <text:p>1.21704</text:p>
              </table:table-cell>
              <table:table-cell office:value-type="float" office:value="3.6985">
                <text:p>3.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8274">
                <text:p>1.68274</text:p>
              </table:table-cell>
              <table:table-cell office:value-type="float" office:value="3.55778">
                <text:p>3.5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438">
                <text:p>2.07438</text:p>
              </table:table-cell>
              <table:table-cell office:value-type="float" office:value="4.61901">
                <text:p>4.6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6194">
                <text:p>1.66194</text:p>
              </table:table-cell>
              <table:table-cell office:value-type="float" office:value="5.19052">
                <text:p>5.1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5536">
                <text:p>1.45536</text:p>
              </table:table-cell>
              <table:table-cell office:value-type="float" office:value="5.24595">
                <text:p>5.2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7253">
                <text:p>1.27253</text:p>
              </table:table-cell>
              <table:table-cell office:value-type="float" office:value="5.28522">
                <text:p>5.2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8849">
                <text:p>1.38849</text:p>
              </table:table-cell>
              <table:table-cell office:value-type="float" office:value="5.19286">
                <text:p>5.1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831">
                <text:p>1.4831</text:p>
              </table:table-cell>
              <table:table-cell office:value-type="float" office:value="5.58655">
                <text:p>5.58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8868">
                <text:p>1.18868</text:p>
              </table:table-cell>
              <table:table-cell office:value-type="float" office:value="6.46898">
                <text:p>6.4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30816">
                <text:p>0.730816</text:p>
              </table:table-cell>
              <table:table-cell office:value-type="float" office:value="6.26471">
                <text:p>6.2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191">
                <text:p>1.3191</text:p>
              </table:table-cell>
              <table:table-cell office:value-type="float" office:value="5.34984">
                <text:p>5.3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0829">
                <text:p>1.90829</text:p>
              </table:table-cell>
              <table:table-cell office:value-type="float" office:value="4.49899">
                <text:p>4.4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49767">
                <text:p>2.49767</text:p>
              </table:table-cell>
              <table:table-cell office:value-type="float" office:value="4.68427">
                <text:p>4.6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947">
                <text:p>2.18947</text:p>
              </table:table-cell>
              <table:table-cell office:value-type="float" office:value="5.72002">
                <text:p>5.7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8347">
                <text:p>1.78347</text:p>
              </table:table-cell>
              <table:table-cell office:value-type="float" office:value="6.7105">
                <text:p>6.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5349">
                <text:p>2.15349</text:p>
              </table:table-cell>
              <table:table-cell office:value-type="float" office:value="6.87821">
                <text:p>6.8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55728">
                <text:p>2.55728</text:p>
              </table:table-cell>
              <table:table-cell office:value-type="float" office:value="6.25812">
                <text:p>6.2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9765">
                <text:p>2.39765</text:p>
              </table:table-cell>
              <table:table-cell office:value-type="float" office:value="7.48712">
                <text:p>7.4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14568">
                <text:p>2.14568</text:p>
              </table:table-cell>
              <table:table-cell office:value-type="float" office:value="8.68395">
                <text:p>8.6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1083">
                <text:p>2.1083</text:p>
              </table:table-cell>
              <table:table-cell office:value-type="float" office:value="9.38933">
                <text:p>9.38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4403">
                <text:p>2.44403</text:p>
              </table:table-cell>
              <table:table-cell office:value-type="float" office:value="8.70313">
                <text:p>8.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89404">
                <text:p>2.89404</text:p>
              </table:table-cell>
              <table:table-cell office:value-type="float" office:value="7.72747">
                <text:p>7.7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86591">
                <text:p>2.86591</text:p>
              </table:table-cell>
              <table:table-cell office:value-type="float" office:value="8.09028">
                <text:p>8.0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89673">
                <text:p>2.89673</text:p>
              </table:table-cell>
              <table:table-cell office:value-type="float" office:value="9.18149">
                <text:p>9.1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33966">
                <text:p>3.33966</text:p>
              </table:table-cell>
              <table:table-cell office:value-type="float" office:value="10.0697">
                <text:p>10.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64953">
                <text:p>3.64953</text:p>
              </table:table-cell>
              <table:table-cell office:value-type="float" office:value="9.88432">
                <text:p>9.8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4231">
                <text:p>3.74231</text:p>
              </table:table-cell>
              <table:table-cell office:value-type="float" office:value="9.84528">
                <text:p>9.8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4471">
                <text:p>3.64471</text:p>
              </table:table-cell>
              <table:table-cell office:value-type="float" office:value="10.6552">
                <text:p>10.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06806">
                <text:p>3.06806</text:p>
              </table:table-cell>
              <table:table-cell office:value-type="float" office:value="11.438">
                <text:p>11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23893">
                <text:p>3.23893</text:p>
              </table:table-cell>
              <table:table-cell office:value-type="float" office:value="11.5466">
                <text:p>11.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25994">
                <text:p>3.25994</text:p>
              </table:table-cell>
              <table:table-cell office:value-type="float" office:value="11.4424">
                <text:p>11.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26797">
                <text:p>3.26797</text:p>
              </table:table-cell>
              <table:table-cell office:value-type="float" office:value="11.3229">
                <text:p>11.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28427">
                <text:p>3.28427</text:p>
              </table:table-cell>
              <table:table-cell office:value-type="float" office:value="11.9433">
                <text:p>11.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51583">
                <text:p>3.51583</text:p>
              </table:table-cell>
              <table:table-cell office:value-type="float" office:value="12.7753">
                <text:p>12.7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0854">
                <text:p>3.80854</text:p>
              </table:table-cell>
              <table:table-cell office:value-type="float" office:value="13.2119">
                <text:p>13.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0756">
                <text:p>3.70756</text:p>
              </table:table-cell>
              <table:table-cell office:value-type="float" office:value="13.2701">
                <text:p>13.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66772">
                <text:p>3.66772</text:p>
              </table:table-cell>
              <table:table-cell office:value-type="float" office:value="13.5304">
                <text:p>13.5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0421">
                <text:p>3.70421</text:p>
              </table:table-cell>
              <table:table-cell office:value-type="float" office:value="13.9168">
                <text:p>13.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81467">
                <text:p>3.81467</text:p>
              </table:table-cell>
              <table:table-cell office:value-type="float" office:value="14.6925">
                <text:p>14.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0376">
                <text:p>3.70376</text:p>
              </table:table-cell>
              <table:table-cell office:value-type="float" office:value="14.9915">
                <text:p>14.9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8924">
                <text:p>3.98924</text:p>
              </table:table-cell>
              <table:table-cell office:value-type="float" office:value="15.2244">
                <text:p>15.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18619">
                <text:p>4.18619</text:p>
              </table:table-cell>
              <table:table-cell office:value-type="float" office:value="10.4708">
                <text:p>10.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12766">
                <text:p>4.12766</text:p>
              </table:table-cell>
              <table:table-cell office:value-type="float" office:value="10.3741">
                <text:p>10.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0078">
                <text:p>3.80078</text:p>
              </table:table-cell>
              <table:table-cell office:value-type="float" office:value="0.734871">
                <text:p>0.73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74455">
                <text:p>3.74455</text:p>
              </table:table-cell>
              <table:table-cell office:value-type="float" office:value="14.5297">
                <text:p>14.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18315">
                <text:p>4.18315</text:p>
              </table:table-cell>
              <table:table-cell office:value-type="float" office:value="15.0756">
                <text:p>15.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23606">
                <text:p>5.23606</text:p>
              </table:table-cell>
              <table:table-cell office:value-type="float" office:value="7.07912">
                <text:p>7.0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34035">
                <text:p>5.34035</text:p>
              </table:table-cell>
              <table:table-cell office:value-type="float" office:value="16.7261">
                <text:p>16.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4318">
                <text:p>5.24318</text:p>
              </table:table-cell>
              <table:table-cell office:value-type="float" office:value="18.1664">
                <text:p>18.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60533">
                <text:p>5.60533</text:p>
              </table:table-cell>
              <table:table-cell office:value-type="float" office:value="17.848">
                <text:p>17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40454">
                <text:p>5.404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28203">
                <text:p>5.282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01084">
                <text:p>5.010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34711">
                <text:p>4.347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8261">
                <text:p>5.182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21246">
                <text:p>5.2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87331">
                <text:p>5.8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57708">
                <text:p>6.5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65571">
                <text:p>6.6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37019">
                <text:p>7.37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17605">
                <text:p>7.1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40996">
                <text:p>7.4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29238">
                <text:p>7.2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39305">
                <text:p>7.3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8442">
                <text:p>7.1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08633">
                <text:p>7.0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39187">
                <text:p>7.3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94924">
                <text:p>7.9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41462">
                <text:p>8.4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86207">
                <text:p>8.8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38537">
                <text:p>9.3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46097">
                <text:p>9.4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73293">
                <text:p>9.7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84024">
                <text:p>9.8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0489">
                <text:p>10.0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5699">
                <text:p>10.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8648">
                <text:p>10.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1104">
                <text:p>11.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9242">
                <text:p>11.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.3237">
                <text:p>12.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.6301">
                <text:p>12.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.6823">
                <text:p>12.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9875">
                <text:p>12.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6449">
                <text:p>13.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9836">
                <text:p>13.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743">
                <text:p>13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883">
                <text:p>13.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8195">
                <text:p>14.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1841">
                <text:p>15.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3071">
                <text:p>15.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5545">
                <text:p>15.5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8015">
                <text:p>13.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1918">
                <text:p>15.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6618">
                <text:p>15.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467">
                <text:p>15.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svg:stroke-color="#004586" svg:stroke-opacity="0%" draw:fill-color="#004586" draw:opacity="0%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0">
      <style:chart-properties chart:symbol-type="none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7e0021"/>
    </style:style>
    <style:style style:name="ch16" style:family="chart" style:data-style-name="N0">
      <style:chart-properties chart:symbol-type="none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83caff"/>
    </style:style>
    <style:style style:name="ch18" style:family="chart" style:data-style-name="N0">
      <style:chart-properties chart:symbol-type="none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314004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853cm" svg:height="11.73cm" xlink:href=".." xlink:type="simple" chart:class="chart:line" chart:style-name="ch1">
        <chart:legend chart:legend-position="end" svg:x="17.022cm" svg:y="2.329cm" style:legend-expansion="high" chart:style-name="ch2"/>
        <chart:plot-area chart:style-name="ch3" table:cell-range-address="Sheet1.B1:Sheet1.H300" chart:data-source-has-labels="row" svg:x="0.417cm" svg:y="0.234cm" svg:width="16.188cm" svg:height="11.262cm">
          <chartooo:coordinate-region svg:x="1.038cm" svg:y="0.355cm" svg:width="15.479cm" svg:height="10.1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0" chart:label-cell-address="Sheet1.B1:Sheet1.B1" chart:class="chart:line">
            <chart:regression-curve chart:style-name="ch7"/>
            <chart:data-point chart:repeated="299"/>
          </chart:series>
          <chart:series chart:style-name="ch8" chart:values-cell-range-address="Sheet1.C2:Sheet1.C300" chart:label-cell-address="Sheet1.C1:Sheet1.C1" chart:class="chart:line">
            <chart:regression-curve chart:style-name="ch9"/>
            <chart:data-point chart:repeated="299"/>
          </chart:series>
          <chart:series chart:style-name="ch10" chart:values-cell-range-address="Sheet1.D2:Sheet1.D300" chart:label-cell-address="Sheet1.D1:Sheet1.D1" chart:class="chart:line">
            <chart:regression-curve chart:style-name="ch11"/>
            <chart:data-point chart:repeated="299"/>
          </chart:series>
          <chart:series chart:style-name="ch12" chart:values-cell-range-address="Sheet1.E2:Sheet1.E300" chart:label-cell-address="Sheet1.E1:Sheet1.E1" chart:class="chart:line">
            <chart:regression-curve chart:style-name="ch13"/>
            <chart:data-point chart:repeated="299"/>
          </chart:series>
          <chart:series chart:style-name="ch14" chart:values-cell-range-address="Sheet1.F2:Sheet1.F300" chart:label-cell-address="Sheet1.F1:Sheet1.F1" chart:class="chart:line">
            <chart:regression-curve chart:style-name="ch15"/>
            <chart:data-point chart:repeated="299"/>
          </chart:series>
          <chart:series chart:style-name="ch16" chart:values-cell-range-address="Sheet1.G2:Sheet1.G300" chart:label-cell-address="Sheet1.G1:Sheet1.G1" chart:class="chart:line">
            <chart:regression-curve chart:style-name="ch17"/>
            <chart:data-point chart:repeated="299"/>
          </chart:series>
          <chart:series chart:style-name="ch18" chart:values-cell-range-address="Sheet1.H2:Sheet1.H300" chart:label-cell-address="Sheet1.H1:Sheet1.H1" chart:class="chart:line">
            <chart:regression-curve chart:style-name="ch19"/>
            <chart:data-point chart:repeated="29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</text:p>
                <draw:g>
                  <svg:desc>Sheet1.B1:Sheet1.B1</svg:desc>
                </draw:g>
              </table:table-cell>
              <table:table-cell office:value-type="string">
                <text:p>30</text:p>
                <draw:g>
                  <svg:desc>Sheet1.C1:Sheet1.C1</svg:desc>
                </draw:g>
              </table:table-cell>
              <table:table-cell office:value-type="string">
                <text:p>35</text:p>
                <draw:g>
                  <svg:desc>Sheet1.D1:Sheet1.D1</svg:desc>
                </draw:g>
              </table:table-cell>
              <table:table-cell office:value-type="string">
                <text:p>40</text:p>
                <draw:g>
                  <svg:desc>Sheet1.E1:Sheet1.E1</svg:desc>
                </draw:g>
              </table:table-cell>
              <table:table-cell office:value-type="string">
                <text:p>45</text:p>
                <draw:g>
                  <svg:desc>Sheet1.F1:Sheet1.F1</svg:desc>
                </draw:g>
              </table:table-cell>
              <table:table-cell office:value-type="string">
                <text:p>50</text:p>
                <draw:g>
                  <svg:desc>Sheet1.G1:Sheet1.G1</svg:desc>
                </draw:g>
              </table:table-cell>
              <table:table-cell office:value-type="string">
                <text:p>55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00</svg:desc>
                </draw:g>
              </table:table-cell>
              <table:table-cell office:value-type="float" office:value="0">
                <text:p>0</text:p>
                <draw:g>
                  <svg:desc>Sheet1.C2:Sheet1.C300</svg:desc>
                </draw:g>
              </table:table-cell>
              <table:table-cell office:value-type="float" office:value="0">
                <text:p>0</text:p>
                <draw:g>
                  <svg:desc>Sheet1.D2:Sheet1.D300</svg:desc>
                </draw:g>
              </table:table-cell>
              <table:table-cell office:value-type="float" office:value="0">
                <text:p>0</text:p>
                <draw:g>
                  <svg:desc>Sheet1.E2:Sheet1.E300</svg:desc>
                </draw:g>
              </table:table-cell>
              <table:table-cell office:value-type="float" office:value="0">
                <text:p>0</text:p>
                <draw:g>
                  <svg:desc>Sheet1.F2:Sheet1.F300</svg:desc>
                </draw:g>
              </table:table-cell>
              <table:table-cell office:value-type="float" office:value="0">
                <text:p>0</text:p>
                <draw:g>
                  <svg:desc>Sheet1.G2:Sheet1.G300</svg:desc>
                </draw:g>
              </table:table-cell>
              <table:table-cell office:value-type="float" office:value="0">
                <text:p>0</text:p>
                <draw:g>
                  <svg:desc>Sheet1.H2:Sheet1.H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8216">
                <text:p>0.468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0135">
                <text:p>0.580135</text:p>
              </table:table-cell>
              <table:table-cell office:value-type="float" office:value="0">
                <text:p>0</text:p>
              </table:table-cell>
              <table:table-cell office:value-type="float" office:value="0.296381">
                <text:p>0.296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5734">
                <text:p>0.265734</text:p>
              </table:table-cell>
              <table:table-cell office:value-type="float" office:value="0">
                <text:p>0</text:p>
              </table:table-cell>
              <table:table-cell office:value-type="float" office:value="0.607691">
                <text:p>0.607691</text:p>
              </table:table-cell>
              <table:table-cell office:value-type="float" office:value="0.230447">
                <text:p>0.230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5561">
                <text:p>0.335561</text:p>
              </table:table-cell>
              <table:table-cell office:value-type="float" office:value="0">
                <text:p>0</text:p>
              </table:table-cell>
              <table:table-cell office:value-type="float" office:value="1.0546">
                <text:p>1.0546</text:p>
              </table:table-cell>
              <table:table-cell office:value-type="float" office:value="0.697538">
                <text:p>0.697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72654">
                <text:p>0.772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932">
                <text:p>0.60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0292">
                <text:p>0.400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2794">
                <text:p>0.632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8472">
                <text:p>0.708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1459">
                <text:p>0.481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27888">
                <text:p>0.927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72">
                <text:p>1.5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9193">
                <text:p>0.649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342">
                <text:p>0.27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1286">
                <text:p>1.41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9892">
                <text:p>0.1498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10554">
                <text:p>7.10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6671">
                <text:p>0.2066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4195">
                <text:p>1.24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5794">
                <text:p>0.855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2012">
                <text:p>0.562012</text:p>
              </table:table-cell>
              <table:table-cell office:value-type="float" office:value="0">
                <text:p>0</text:p>
              </table:table-cell>
              <table:table-cell office:value-type="float" office:value="5.78982">
                <text:p>5.78982</text:p>
              </table:table-cell>
              <table:table-cell office:value-type="float" office:value="1.73869">
                <text:p>1.73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3719">
                <text:p>1.43719</text:p>
              </table:table-cell>
              <table:table-cell office:value-type="float" office:value="0">
                <text:p>0</text:p>
              </table:table-cell>
              <table:table-cell office:value-type="float" office:value="0.148475">
                <text:p>0.148475</text:p>
              </table:table-cell>
              <table:table-cell office:value-type="float" office:value="1.58492">
                <text:p>1.58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2739">
                <text:p>1.52739</text:p>
              </table:table-cell>
              <table:table-cell office:value-type="float" office:value="3.17726">
                <text:p>3.17726</text:p>
              </table:table-cell>
              <table:table-cell office:value-type="float" office:value="0">
                <text:p>0</text:p>
              </table:table-cell>
              <table:table-cell office:value-type="float" office:value="0.224584">
                <text:p>0.224584</text:p>
              </table:table-cell>
              <table:table-cell office:value-type="float" office:value="0.799679">
                <text:p>0.799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955">
                <text:p>0.58955</text:p>
              </table:table-cell>
              <table:table-cell office:value-type="float" office:value="0.409688">
                <text:p>0.409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4803">
                <text:p>0.204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6403">
                <text:p>0.186403</text:p>
              </table:table-cell>
              <table:table-cell office:value-type="float" office:value="1.32963">
                <text:p>1.32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5696">
                <text:p>0.315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132">
                <text:p>0.17132</text:p>
              </table:table-cell>
              <table:table-cell office:value-type="float" office:value="1.96898">
                <text:p>1.96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9423">
                <text:p>0.489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7531">
                <text:p>0.497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1454">
                <text:p>0.601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0655">
                <text:p>0.850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0041">
                <text:p>0.500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6315">
                <text:p>0.306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0406">
                <text:p>0.300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9201">
                <text:p>6.59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7332">
                <text:p>0.447332</text:p>
              </table:table-cell>
              <table:table-cell office:value-type="float" office:value="2.15862">
                <text:p>2.15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0707">
                <text:p>2.30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3197">
                <text:p>0.443197</text:p>
              </table:table-cell>
              <table:table-cell office:value-type="float" office:value="0">
                <text:p>0</text:p>
              </table:table-cell>
              <table:table-cell office:value-type="float" office:value="0.344177">
                <text:p>0.344177</text:p>
              </table:table-cell>
              <table:table-cell office:value-type="float" office:value="2.10857">
                <text:p>2.10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4999">
                <text:p>2.04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7154">
                <text:p>0.127154</text:p>
              </table:table-cell>
              <table:table-cell office:value-type="float" office:value="0">
                <text:p>0</text:p>
              </table:table-cell>
              <table:table-cell office:value-type="float" office:value="0.0908195">
                <text:p>0.0908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3692">
                <text:p>1.73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2791">
                <text:p>0.182791</text:p>
              </table:table-cell>
              <table:table-cell office:value-type="float" office:value="0">
                <text:p>0</text:p>
              </table:table-cell>
              <table:table-cell office:value-type="float" office:value="0.179668">
                <text:p>0.179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1478">
                <text:p>1.31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9666">
                <text:p>0.189666</text:p>
              </table:table-cell>
              <table:table-cell office:value-type="float" office:value="0">
                <text:p>0</text:p>
              </table:table-cell>
              <table:table-cell office:value-type="float" office:value="0.158827">
                <text:p>0.158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3043">
                <text:p>3.13043</text:p>
              </table:table-cell>
              <table:table-cell office:value-type="float" office:value="1.06409">
                <text:p>1.06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00491">
                <text:p>0.0800491</text:p>
              </table:table-cell>
              <table:table-cell office:value-type="float" office:value="0">
                <text:p>0</text:p>
              </table:table-cell>
              <table:table-cell office:value-type="float" office:value="0.190735">
                <text:p>0.190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966">
                <text:p>1.019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7096">
                <text:p>0.227096</text:p>
              </table:table-cell>
              <table:table-cell office:value-type="float" office:value="0">
                <text:p>0</text:p>
              </table:table-cell>
              <table:table-cell office:value-type="float" office:value="0.364875">
                <text:p>0.364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2104">
                <text:p>1.221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5354">
                <text:p>0.295354</text:p>
              </table:table-cell>
              <table:table-cell office:value-type="float" office:value="0">
                <text:p>0</text:p>
              </table:table-cell>
              <table:table-cell office:value-type="float" office:value="0.496173">
                <text:p>0.496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6291">
                <text:p>1.56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3777">
                <text:p>0.273777</text:p>
              </table:table-cell>
              <table:table-cell office:value-type="float" office:value="0">
                <text:p>0</text:p>
              </table:table-cell>
              <table:table-cell office:value-type="float" office:value="0.498457">
                <text:p>0.498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3664">
                <text:p>2.33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4109">
                <text:p>0.0864109</text:p>
              </table:table-cell>
              <table:table-cell office:value-type="float" office:value="0">
                <text:p>0</text:p>
              </table:table-cell>
              <table:table-cell office:value-type="float" office:value="0.0587538">
                <text:p>0.0587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7074">
                <text:p>2.67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0523">
                <text:p>0.290523</text:p>
              </table:table-cell>
              <table:table-cell office:value-type="float" office:value="0">
                <text:p>0</text:p>
              </table:table-cell>
              <table:table-cell office:value-type="float" office:value="0.134407">
                <text:p>0.134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8803">
                <text:p>2.888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134">
                <text:p>0.38134</text:p>
              </table:table-cell>
              <table:table-cell office:value-type="float" office:value="0">
                <text:p>0</text:p>
              </table:table-cell>
              <table:table-cell office:value-type="float" office:value="0.17376">
                <text:p>0.17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164">
                <text:p>2.7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9062">
                <text:p>0.439062</text:p>
              </table:table-cell>
              <table:table-cell office:value-type="float" office:value="0">
                <text:p>0</text:p>
              </table:table-cell>
              <table:table-cell office:value-type="float" office:value="0.111754">
                <text:p>0.11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3871">
                <text:p>2.638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1922">
                <text:p>0.341922</text:p>
              </table:table-cell>
              <table:table-cell office:value-type="float" office:value="0.791989">
                <text:p>0.791989</text:p>
              </table:table-cell>
              <table:table-cell office:value-type="float" office:value="0.208957">
                <text:p>0.208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0024">
                <text:p>2.20024</text:p>
              </table:table-cell>
              <table:table-cell office:value-type="float" office:value="2.21139">
                <text:p>2.211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1366">
                <text:p>0.091366</text:p>
              </table:table-cell>
              <table:table-cell office:value-type="float" office:value="0.358016">
                <text:p>0.358016</text:p>
              </table:table-cell>
              <table:table-cell office:value-type="float" office:value="0.436017">
                <text:p>0.436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9519">
                <text:p>1.495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7714">
                <text:p>0.137714</text:p>
              </table:table-cell>
              <table:table-cell office:value-type="float" office:value="0.844695">
                <text:p>0.844695</text:p>
              </table:table-cell>
              <table:table-cell office:value-type="float" office:value="0.455229">
                <text:p>0.455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3096">
                <text:p>1.030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4651">
                <text:p>0.284651</text:p>
              </table:table-cell>
              <table:table-cell office:value-type="float" office:value="0.229308">
                <text:p>0.229308</text:p>
              </table:table-cell>
              <table:table-cell office:value-type="float" office:value="0.616212">
                <text:p>0.616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8499">
                <text:p>0.648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1527">
                <text:p>0.161527</text:p>
              </table:table-cell>
              <table:table-cell office:value-type="float" office:value="1.1948">
                <text:p>1.1948</text:p>
              </table:table-cell>
              <table:table-cell office:value-type="float" office:value="0.475456">
                <text:p>0.475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30231">
                <text:p>0.930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6912">
                <text:p>0.116912</text:p>
              </table:table-cell>
              <table:table-cell office:value-type="float" office:value="1.46131">
                <text:p>1.46131</text:p>
              </table:table-cell>
              <table:table-cell office:value-type="float" office:value="0.137865">
                <text:p>0.137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9875">
                <text:p>1.39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0732">
                <text:p>0.130732</text:p>
              </table:table-cell>
              <table:table-cell office:value-type="float" office:value="1.00264">
                <text:p>1.00264</text:p>
              </table:table-cell>
              <table:table-cell office:value-type="float" office:value="0.0952371">
                <text:p>0.095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2585">
                <text:p>1.52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4867">
                <text:p>0.114867</text:p>
              </table:table-cell>
              <table:table-cell office:value-type="float" office:value="0.56493">
                <text:p>0.56493</text:p>
              </table:table-cell>
              <table:table-cell office:value-type="float" office:value="0.0580698">
                <text:p>0.0580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5042">
                <text:p>1.95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7579">
                <text:p>0.167579</text:p>
              </table:table-cell>
              <table:table-cell office:value-type="float" office:value="0.575053">
                <text:p>0.575053</text:p>
              </table:table-cell>
              <table:table-cell office:value-type="float" office:value="0.310586">
                <text:p>0.310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5372">
                <text:p>6.45372</text:p>
              </table:table-cell>
              <table:table-cell office:value-type="float" office:value="2.4153">
                <text:p>2.4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1323">
                <text:p>0.101323</text:p>
              </table:table-cell>
              <table:table-cell office:value-type="float" office:value="0.435369">
                <text:p>0.435369</text:p>
              </table:table-cell>
              <table:table-cell office:value-type="float" office:value="0.508167">
                <text:p>0.508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6511">
                <text:p>0.726511</text:p>
              </table:table-cell>
              <table:table-cell office:value-type="float" office:value="2.67367">
                <text:p>2.67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1385">
                <text:p>0.391385</text:p>
              </table:table-cell>
              <table:table-cell office:value-type="float" office:value="1.0831">
                <text:p>1.0831</text:p>
              </table:table-cell>
              <table:table-cell office:value-type="float" office:value="0.851699">
                <text:p>0.851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3454">
                <text:p>1.23454</text:p>
              </table:table-cell>
              <table:table-cell office:value-type="float" office:value="2.94664">
                <text:p>2.94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9665">
                <text:p>0.369665</text:p>
              </table:table-cell>
              <table:table-cell office:value-type="float" office:value="0.724685">
                <text:p>0.724685</text:p>
              </table:table-cell>
              <table:table-cell office:value-type="float" office:value="1.14396">
                <text:p>1.14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597">
                <text:p>1.0597</text:p>
              </table:table-cell>
              <table:table-cell office:value-type="float" office:value="2.746">
                <text:p>2.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9659">
                <text:p>0.309659</text:p>
              </table:table-cell>
              <table:table-cell office:value-type="float" office:value="0.202692">
                <text:p>0.202692</text:p>
              </table:table-cell>
              <table:table-cell office:value-type="float" office:value="1.30003">
                <text:p>1.3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357">
                <text:p>1.21357</text:p>
              </table:table-cell>
              <table:table-cell office:value-type="float" office:value="2.4977">
                <text:p>2.49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25509">
                <text:p>0.0925509</text:p>
              </table:table-cell>
              <table:table-cell office:value-type="float" office:value="0.963077">
                <text:p>0.963077</text:p>
              </table:table-cell>
              <table:table-cell office:value-type="float" office:value="1.33205">
                <text:p>1.33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5184">
                <text:p>1.35184</text:p>
              </table:table-cell>
              <table:table-cell office:value-type="float" office:value="2.36555">
                <text:p>2.365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40946">
                <text:p>0.0740946</text:p>
              </table:table-cell>
              <table:table-cell office:value-type="float" office:value="1.1357">
                <text:p>1.1357</text:p>
              </table:table-cell>
              <table:table-cell office:value-type="float" office:value="1.10484">
                <text:p>1.10484</text:p>
              </table:table-cell>
              <table:table-cell office:value-type="float" office:value="11.3721">
                <text:p>11.3721</text:p>
              </table:table-cell>
              <table:table-cell office:value-type="float" office:value="0">
                <text:p>0</text:p>
              </table:table-cell>
              <table:table-cell office:value-type="float" office:value="1.5635">
                <text:p>1.5635</text:p>
              </table:table-cell>
              <table:table-cell office:value-type="float" office:value="2.48936">
                <text:p>2.48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53266">
                <text:p>0.0953266</text:p>
              </table:table-cell>
              <table:table-cell office:value-type="float" office:value="1.12441">
                <text:p>1.12441</text:p>
              </table:table-cell>
              <table:table-cell office:value-type="float" office:value="0.863331">
                <text:p>0.863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47964">
                <text:p>0.847964</text:p>
              </table:table-cell>
              <table:table-cell office:value-type="float" office:value="2.74809">
                <text:p>2.74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4525">
                <text:p>0.244525</text:p>
              </table:table-cell>
              <table:table-cell office:value-type="float" office:value="0.961098">
                <text:p>0.96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409">
                <text:p>0.23409</text:p>
              </table:table-cell>
              <table:table-cell office:value-type="float" office:value="2.76916">
                <text:p>2.769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3851">
                <text:p>0.363851</text:p>
              </table:table-cell>
              <table:table-cell office:value-type="float" office:value="1.70297">
                <text:p>1.70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7947">
                <text:p>2.979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5694">
                <text:p>0.385694</text:p>
              </table:table-cell>
              <table:table-cell office:value-type="float" office:value="0.996148">
                <text:p>0.996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7914">
                <text:p>0.467914</text:p>
              </table:table-cell>
              <table:table-cell office:value-type="float" office:value="3.08757">
                <text:p>3.08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8593">
                <text:p>0.278593</text:p>
              </table:table-cell>
              <table:table-cell office:value-type="float" office:value="0.407164">
                <text:p>0.407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4568">
                <text:p>1.14568</text:p>
              </table:table-cell>
              <table:table-cell office:value-type="float" office:value="3.19848">
                <text:p>3.19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4965">
                <text:p>0.164965</text:p>
              </table:table-cell>
              <table:table-cell office:value-type="float" office:value="0.278088">
                <text:p>0.278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3753">
                <text:p>1.53753</text:p>
              </table:table-cell>
              <table:table-cell office:value-type="float" office:value="3.47213">
                <text:p>3.47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6298">
                <text:p>0.136298</text:p>
              </table:table-cell>
              <table:table-cell office:value-type="float" office:value="0.381344">
                <text:p>0.38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0379">
                <text:p>1.60379</text:p>
              </table:table-cell>
              <table:table-cell office:value-type="float" office:value="3.62906">
                <text:p>3.629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5093">
                <text:p>0.285093</text:p>
              </table:table-cell>
              <table:table-cell office:value-type="float" office:value="0.158496">
                <text:p>0.158496</text:p>
              </table:table-cell>
              <table:table-cell office:value-type="float" office:value="8.4794">
                <text:p>8.4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3142">
                <text:p>1.13142</text:p>
              </table:table-cell>
              <table:table-cell office:value-type="float" office:value="3.11572">
                <text:p>3.11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82756">
                <text:p>0.182756</text:p>
              </table:table-cell>
              <table:table-cell office:value-type="float" office:value="0.540847">
                <text:p>0.540847</text:p>
              </table:table-cell>
              <table:table-cell office:value-type="float" office:value="1.8594">
                <text:p>1.8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8348">
                <text:p>1.88348</text:p>
              </table:table-cell>
              <table:table-cell office:value-type="float" office:value="2.62111">
                <text:p>2.62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1562">
                <text:p>0.131562</text:p>
              </table:table-cell>
              <table:table-cell office:value-type="float" office:value="0.450273">
                <text:p>0.450273</text:p>
              </table:table-cell>
              <table:table-cell office:value-type="float" office:value="1.58317">
                <text:p>1.58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6636">
                <text:p>2.06636</text:p>
              </table:table-cell>
              <table:table-cell office:value-type="float" office:value="2.50542">
                <text:p>2.50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152">
                <text:p>0.37152</text:p>
              </table:table-cell>
              <table:table-cell office:value-type="float" office:value="0.428056">
                <text:p>0.428056</text:p>
              </table:table-cell>
              <table:table-cell office:value-type="float" office:value="1.53768">
                <text:p>1.53768</text:p>
              </table:table-cell>
              <table:table-cell office:value-type="float" office:value="0">
                <text:p>0</text:p>
              </table:table-cell>
              <table:table-cell office:value-type="float" office:value="0.706143">
                <text:p>0.706143</text:p>
              </table:table-cell>
              <table:table-cell office:value-type="float" office:value="1.30007">
                <text:p>1.30007</text:p>
              </table:table-cell>
              <table:table-cell office:value-type="float" office:value="2.88399">
                <text:p>2.88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8975">
                <text:p>0.188975</text:p>
              </table:table-cell>
              <table:table-cell office:value-type="float" office:value="0.997299">
                <text:p>0.997299</text:p>
              </table:table-cell>
              <table:table-cell office:value-type="float" office:value="1.7771">
                <text:p>1.7771</text:p>
              </table:table-cell>
              <table:table-cell office:value-type="float" office:value="0">
                <text:p>0</text:p>
              </table:table-cell>
              <table:table-cell office:value-type="float" office:value="0.975857">
                <text:p>0.975857</text:p>
              </table:table-cell>
              <table:table-cell office:value-type="float" office:value="0.838613">
                <text:p>0.838613</text:p>
              </table:table-cell>
              <table:table-cell office:value-type="float" office:value="3.2323">
                <text:p>3.2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1284">
                <text:p>0.0871284</text:p>
              </table:table-cell>
              <table:table-cell office:value-type="float" office:value="0.27146">
                <text:p>0.27146</text:p>
              </table:table-cell>
              <table:table-cell office:value-type="float" office:value="1.75788">
                <text:p>1.75788</text:p>
              </table:table-cell>
              <table:table-cell office:value-type="float" office:value="0">
                <text:p>0</text:p>
              </table:table-cell>
              <table:table-cell office:value-type="float" office:value="0.874521">
                <text:p>0.874521</text:p>
              </table:table-cell>
              <table:table-cell office:value-type="float" office:value="0.925518">
                <text:p>0.925518</text:p>
              </table:table-cell>
              <table:table-cell office:value-type="float" office:value="3.62753">
                <text:p>3.627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5302">
                <text:p>0.185302</text:p>
              </table:table-cell>
              <table:table-cell office:value-type="float" office:value="0.635306">
                <text:p>0.635306</text:p>
              </table:table-cell>
              <table:table-cell office:value-type="float" office:value="1.65881">
                <text:p>1.65881</text:p>
              </table:table-cell>
              <table:table-cell office:value-type="float" office:value="0">
                <text:p>0</text:p>
              </table:table-cell>
              <table:table-cell office:value-type="float" office:value="0.817166">
                <text:p>0.817166</text:p>
              </table:table-cell>
              <table:table-cell office:value-type="float" office:value="1.02723">
                <text:p>1.02723</text:p>
              </table:table-cell>
              <table:table-cell office:value-type="float" office:value="4.2659">
                <text:p>4.26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699">
                <text:p>0.14699</text:p>
              </table:table-cell>
              <table:table-cell office:value-type="float" office:value="0.514853">
                <text:p>0.514853</text:p>
              </table:table-cell>
              <table:table-cell office:value-type="float" office:value="1.52616">
                <text:p>1.52616</text:p>
              </table:table-cell>
              <table:table-cell office:value-type="float" office:value="0">
                <text:p>0</text:p>
              </table:table-cell>
              <table:table-cell office:value-type="float" office:value="1.06785">
                <text:p>1.06785</text:p>
              </table:table-cell>
              <table:table-cell office:value-type="float" office:value="1.26739">
                <text:p>1.26739</text:p>
              </table:table-cell>
              <table:table-cell office:value-type="float" office:value="4.92941">
                <text:p>4.92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05">
                <text:p>0.1105</text:p>
              </table:table-cell>
              <table:table-cell office:value-type="float" office:value="0.710995">
                <text:p>0.710995</text:p>
              </table:table-cell>
              <table:table-cell office:value-type="float" office:value="1.39733">
                <text:p>1.39733</text:p>
              </table:table-cell>
              <table:table-cell office:value-type="float" office:value="0">
                <text:p>0</text:p>
              </table:table-cell>
              <table:table-cell office:value-type="float" office:value="1.27536">
                <text:p>1.27536</text:p>
              </table:table-cell>
              <table:table-cell office:value-type="float" office:value="1.55953">
                <text:p>1.55953</text:p>
              </table:table-cell>
              <table:table-cell office:value-type="float" office:value="4.92179">
                <text:p>4.921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0862">
                <text:p>0.380862</text:p>
              </table:table-cell>
              <table:table-cell office:value-type="float" office:value="0.975892">
                <text:p>0.975892</text:p>
              </table:table-cell>
              <table:table-cell office:value-type="float" office:value="1.34357">
                <text:p>1.34357</text:p>
              </table:table-cell>
              <table:table-cell office:value-type="float" office:value="0">
                <text:p>0</text:p>
              </table:table-cell>
              <table:table-cell office:value-type="float" office:value="1.49366">
                <text:p>1.49366</text:p>
              </table:table-cell>
              <table:table-cell office:value-type="float" office:value="2.18012">
                <text:p>2.18012</text:p>
              </table:table-cell>
              <table:table-cell office:value-type="float" office:value="5.1994">
                <text:p>5.19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5">
                <text:p>0.475</text:p>
              </table:table-cell>
              <table:table-cell office:value-type="float" office:value="0.195469">
                <text:p>0.195469</text:p>
              </table:table-cell>
              <table:table-cell office:value-type="float" office:value="0.805099">
                <text:p>0.805099</text:p>
              </table:table-cell>
              <table:table-cell office:value-type="float" office:value="0">
                <text:p>0</text:p>
              </table:table-cell>
              <table:table-cell office:value-type="float" office:value="1.61943">
                <text:p>1.61943</text:p>
              </table:table-cell>
              <table:table-cell office:value-type="float" office:value="2.59567">
                <text:p>2.59567</text:p>
              </table:table-cell>
              <table:table-cell office:value-type="float" office:value="4.90849">
                <text:p>4.90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1346">
                <text:p>0.431346</text:p>
              </table:table-cell>
              <table:table-cell office:value-type="float" office:value="0.748221">
                <text:p>0.748221</text:p>
              </table:table-cell>
              <table:table-cell office:value-type="float" office:value="0.56263">
                <text:p>0.56263</text:p>
              </table:table-cell>
              <table:table-cell office:value-type="float" office:value="15.3544">
                <text:p>15.3544</text:p>
              </table:table-cell>
              <table:table-cell office:value-type="float" office:value="1.44338">
                <text:p>1.44338</text:p>
              </table:table-cell>
              <table:table-cell office:value-type="float" office:value="2.49115">
                <text:p>2.49115</text:p>
              </table:table-cell>
              <table:table-cell office:value-type="float" office:value="5.10247">
                <text:p>5.102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0976">
                <text:p>0.410976</text:p>
              </table:table-cell>
              <table:table-cell office:value-type="float" office:value="0.463375">
                <text:p>0.463375</text:p>
              </table:table-cell>
              <table:table-cell office:value-type="float" office:value="0.918695">
                <text:p>0.918695</text:p>
              </table:table-cell>
              <table:table-cell office:value-type="float" office:value="1.10986">
                <text:p>1.10986</text:p>
              </table:table-cell>
              <table:table-cell office:value-type="float" office:value="1.30132">
                <text:p>1.30132</text:p>
              </table:table-cell>
              <table:table-cell office:value-type="float" office:value="1.93993">
                <text:p>1.93993</text:p>
              </table:table-cell>
              <table:table-cell office:value-type="float" office:value="5.01622">
                <text:p>5.016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67154">
                <text:p>0.367154</text:p>
              </table:table-cell>
              <table:table-cell office:value-type="float" office:value="0.36397">
                <text:p>0.36397</text:p>
              </table:table-cell>
              <table:table-cell office:value-type="float" office:value="0.996151">
                <text:p>0.996151</text:p>
              </table:table-cell>
              <table:table-cell office:value-type="float" office:value="1.01784">
                <text:p>1.01784</text:p>
              </table:table-cell>
              <table:table-cell office:value-type="float" office:value="1.4028">
                <text:p>1.4028</text:p>
              </table:table-cell>
              <table:table-cell office:value-type="float" office:value="2.07928">
                <text:p>2.07928</text:p>
              </table:table-cell>
              <table:table-cell office:value-type="float" office:value="5.18758">
                <text:p>5.18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6305">
                <text:p>0.386305</text:p>
              </table:table-cell>
              <table:table-cell office:value-type="float" office:value="0.522327">
                <text:p>0.522327</text:p>
              </table:table-cell>
              <table:table-cell office:value-type="float" office:value="1.47939">
                <text:p>1.47939</text:p>
              </table:table-cell>
              <table:table-cell office:value-type="float" office:value="0.582466">
                <text:p>0.582466</text:p>
              </table:table-cell>
              <table:table-cell office:value-type="float" office:value="1.12823">
                <text:p>1.12823</text:p>
              </table:table-cell>
              <table:table-cell office:value-type="float" office:value="1.82766">
                <text:p>1.82766</text:p>
              </table:table-cell>
              <table:table-cell office:value-type="float" office:value="5.55193">
                <text:p>5.551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0385">
                <text:p>0.630385</text:p>
              </table:table-cell>
              <table:table-cell office:value-type="float" office:value="0.49762">
                <text:p>0.49762</text:p>
              </table:table-cell>
              <table:table-cell office:value-type="float" office:value="1.23649">
                <text:p>1.23649</text:p>
              </table:table-cell>
              <table:table-cell office:value-type="float" office:value="0">
                <text:p>0</text:p>
              </table:table-cell>
              <table:table-cell office:value-type="float" office:value="1.65336">
                <text:p>1.65336</text:p>
              </table:table-cell>
              <table:table-cell office:value-type="float" office:value="1.74069">
                <text:p>1.74069</text:p>
              </table:table-cell>
              <table:table-cell office:value-type="float" office:value="5.93095">
                <text:p>5.93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1314">
                <text:p>0.731314</text:p>
              </table:table-cell>
              <table:table-cell office:value-type="float" office:value="1.96348">
                <text:p>1.96348</text:p>
              </table:table-cell>
              <table:table-cell office:value-type="float" office:value="1.07531">
                <text:p>1.07531</text:p>
              </table:table-cell>
              <table:table-cell office:value-type="float" office:value="0">
                <text:p>0</text:p>
              </table:table-cell>
              <table:table-cell office:value-type="float" office:value="1.38427">
                <text:p>1.38427</text:p>
              </table:table-cell>
              <table:table-cell office:value-type="float" office:value="1.16295">
                <text:p>1.16295</text:p>
              </table:table-cell>
              <table:table-cell office:value-type="float" office:value="6.60564">
                <text:p>6.60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50438">
                <text:p>0.750438</text:p>
              </table:table-cell>
              <table:table-cell office:value-type="float" office:value="2.60881">
                <text:p>2.60881</text:p>
              </table:table-cell>
              <table:table-cell office:value-type="float" office:value="0.845965">
                <text:p>0.845965</text:p>
              </table:table-cell>
              <table:table-cell office:value-type="float" office:value="0">
                <text:p>0</text:p>
              </table:table-cell>
              <table:table-cell office:value-type="float" office:value="1.57252">
                <text:p>1.57252</text:p>
              </table:table-cell>
              <table:table-cell office:value-type="float" office:value="1.16699">
                <text:p>1.16699</text:p>
              </table:table-cell>
              <table:table-cell office:value-type="float" office:value="7.27869">
                <text:p>7.278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3093">
                <text:p>0.853093</text:p>
              </table:table-cell>
              <table:table-cell office:value-type="float" office:value="2.06398">
                <text:p>2.06398</text:p>
              </table:table-cell>
              <table:table-cell office:value-type="float" office:value="0.629834">
                <text:p>0.629834</text:p>
              </table:table-cell>
              <table:table-cell office:value-type="float" office:value="0">
                <text:p>0</text:p>
              </table:table-cell>
              <table:table-cell office:value-type="float" office:value="2.06604">
                <text:p>2.06604</text:p>
              </table:table-cell>
              <table:table-cell office:value-type="float" office:value="1.82924">
                <text:p>1.82924</text:p>
              </table:table-cell>
              <table:table-cell office:value-type="float" office:value="7.81965">
                <text:p>7.81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16252">
                <text:p>0.916252</text:p>
              </table:table-cell>
              <table:table-cell office:value-type="float" office:value="1.7743">
                <text:p>1.7743</text:p>
              </table:table-cell>
              <table:table-cell office:value-type="float" office:value="0.35922">
                <text:p>0.35922</text:p>
              </table:table-cell>
              <table:table-cell office:value-type="float" office:value="0">
                <text:p>0</text:p>
              </table:table-cell>
              <table:table-cell office:value-type="float" office:value="2.2175">
                <text:p>2.2175</text:p>
              </table:table-cell>
              <table:table-cell office:value-type="float" office:value="2.49518">
                <text:p>2.49518</text:p>
              </table:table-cell>
              <table:table-cell office:value-type="float" office:value="8.21874">
                <text:p>8.218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6992">
                <text:p>0.736992</text:p>
              </table:table-cell>
              <table:table-cell office:value-type="float" office:value="1.86578">
                <text:p>1.86578</text:p>
              </table:table-cell>
              <table:table-cell office:value-type="float" office:value="0.852511">
                <text:p>0.852511</text:p>
              </table:table-cell>
              <table:table-cell office:value-type="float" office:value="0">
                <text:p>0</text:p>
              </table:table-cell>
              <table:table-cell office:value-type="float" office:value="1.96923">
                <text:p>1.96923</text:p>
              </table:table-cell>
              <table:table-cell office:value-type="float" office:value="3.00699">
                <text:p>3.00699</text:p>
              </table:table-cell>
              <table:table-cell office:value-type="float" office:value="8.85595">
                <text:p>8.855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78585">
                <text:p>0.578585</text:p>
              </table:table-cell>
              <table:table-cell office:value-type="float" office:value="1.6248">
                <text:p>1.6248</text:p>
              </table:table-cell>
              <table:table-cell office:value-type="float" office:value="1.24158">
                <text:p>1.24158</text:p>
              </table:table-cell>
              <table:table-cell office:value-type="float" office:value="0">
                <text:p>0</text:p>
              </table:table-cell>
              <table:table-cell office:value-type="float" office:value="1.94292">
                <text:p>1.94292</text:p>
              </table:table-cell>
              <table:table-cell office:value-type="float" office:value="2.62977">
                <text:p>2.62977</text:p>
              </table:table-cell>
              <table:table-cell office:value-type="float" office:value="9.23363">
                <text:p>9.233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89678">
                <text:p>0.289678</text:p>
              </table:table-cell>
              <table:table-cell office:value-type="float" office:value="0.97558">
                <text:p>0.97558</text:p>
              </table:table-cell>
              <table:table-cell office:value-type="float" office:value="1.53458">
                <text:p>1.53458</text:p>
              </table:table-cell>
              <table:table-cell office:value-type="float" office:value="0">
                <text:p>0</text:p>
              </table:table-cell>
              <table:table-cell office:value-type="float" office:value="2.51332">
                <text:p>2.51332</text:p>
              </table:table-cell>
              <table:table-cell office:value-type="float" office:value="2.5579">
                <text:p>2.5579</text:p>
              </table:table-cell>
              <table:table-cell office:value-type="float" office:value="9.50467">
                <text:p>9.50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96723">
                <text:p>0.296723</text:p>
              </table:table-cell>
              <table:table-cell office:value-type="float" office:value="0.676085">
                <text:p>0.676085</text:p>
              </table:table-cell>
              <table:table-cell office:value-type="float" office:value="1.63763">
                <text:p>1.63763</text:p>
              </table:table-cell>
              <table:table-cell office:value-type="float" office:value="0">
                <text:p>0</text:p>
              </table:table-cell>
              <table:table-cell office:value-type="float" office:value="2.28697">
                <text:p>2.28697</text:p>
              </table:table-cell>
              <table:table-cell office:value-type="float" office:value="2.6705">
                <text:p>2.6705</text:p>
              </table:table-cell>
              <table:table-cell office:value-type="float" office:value="9.65637">
                <text:p>9.656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1931">
                <text:p>0.331931</text:p>
              </table:table-cell>
              <table:table-cell office:value-type="float" office:value="0.431459">
                <text:p>0.431459</text:p>
              </table:table-cell>
              <table:table-cell office:value-type="float" office:value="1.58727">
                <text:p>1.58727</text:p>
              </table:table-cell>
              <table:table-cell office:value-type="float" office:value="0">
                <text:p>0</text:p>
              </table:table-cell>
              <table:table-cell office:value-type="float" office:value="2.50836">
                <text:p>2.50836</text:p>
              </table:table-cell>
              <table:table-cell office:value-type="float" office:value="2.7542">
                <text:p>2.7542</text:p>
              </table:table-cell>
              <table:table-cell office:value-type="float" office:value="10.3526">
                <text:p>10.3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5375">
                <text:p>0.145375</text:p>
              </table:table-cell>
              <table:table-cell office:value-type="float" office:value="0.589126">
                <text:p>0.589126</text:p>
              </table:table-cell>
              <table:table-cell office:value-type="float" office:value="1.7265">
                <text:p>1.7265</text:p>
              </table:table-cell>
              <table:table-cell office:value-type="float" office:value="0">
                <text:p>0</text:p>
              </table:table-cell>
              <table:table-cell office:value-type="float" office:value="2.28104">
                <text:p>2.28104</text:p>
              </table:table-cell>
              <table:table-cell office:value-type="float" office:value="1.84432">
                <text:p>1.84432</text:p>
              </table:table-cell>
              <table:table-cell office:value-type="float" office:value="11.0334">
                <text:p>11.0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34135">
                <text:p>0.0834135</text:p>
              </table:table-cell>
              <table:table-cell office:value-type="float" office:value="0.237291">
                <text:p>0.237291</text:p>
              </table:table-cell>
              <table:table-cell office:value-type="float" office:value="1.96093">
                <text:p>1.96093</text:p>
              </table:table-cell>
              <table:table-cell office:value-type="float" office:value="0">
                <text:p>0</text:p>
              </table:table-cell>
              <table:table-cell office:value-type="float" office:value="2.09155">
                <text:p>2.09155</text:p>
              </table:table-cell>
              <table:table-cell office:value-type="float" office:value="0">
                <text:p>0</text:p>
              </table:table-cell>
              <table:table-cell office:value-type="float" office:value="11.8695">
                <text:p>11.8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6335">
                <text:p>0.176335</text:p>
              </table:table-cell>
              <table:table-cell office:value-type="float" office:value="0.535679">
                <text:p>0.535679</text:p>
              </table:table-cell>
              <table:table-cell office:value-type="float" office:value="1.50013">
                <text:p>1.50013</text:p>
              </table:table-cell>
              <table:table-cell office:value-type="float" office:value="0">
                <text:p>0</text:p>
              </table:table-cell>
              <table:table-cell office:value-type="float" office:value="2.44739">
                <text:p>2.44739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933">
                <text:p>0.21933</text:p>
              </table:table-cell>
              <table:table-cell office:value-type="float" office:value="0.722834">
                <text:p>0.722834</text:p>
              </table:table-cell>
              <table:table-cell office:value-type="float" office:value="0.930207">
                <text:p>0.930207</text:p>
              </table:table-cell>
              <table:table-cell office:value-type="float" office:value="0">
                <text:p>0</text:p>
              </table:table-cell>
              <table:table-cell office:value-type="float" office:value="2.50116">
                <text:p>2.50116</text:p>
              </table:table-cell>
              <table:table-cell office:value-type="float" office:value="0">
                <text:p>0</text:p>
              </table:table-cell>
              <table:table-cell office:value-type="float" office:value="13.3808">
                <text:p>13.3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7645">
                <text:p>0.327645</text:p>
              </table:table-cell>
              <table:table-cell office:value-type="float" office:value="2.01527">
                <text:p>2.01527</text:p>
              </table:table-cell>
              <table:table-cell office:value-type="float" office:value="0.938085">
                <text:p>0.938085</text:p>
              </table:table-cell>
              <table:table-cell office:value-type="float" office:value="0">
                <text:p>0</text:p>
              </table:table-cell>
              <table:table-cell office:value-type="float" office:value="2.29863">
                <text:p>2.29863</text:p>
              </table:table-cell>
              <table:table-cell office:value-type="float" office:value="0">
                <text:p>0</text:p>
              </table:table-cell>
              <table:table-cell office:value-type="float" office:value="14.4762">
                <text:p>14.47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1667">
                <text:p>0.291667</text:p>
              </table:table-cell>
              <table:table-cell office:value-type="float" office:value="2.60841">
                <text:p>2.60841</text:p>
              </table:table-cell>
              <table:table-cell office:value-type="float" office:value="1.24107">
                <text:p>1.24107</text:p>
              </table:table-cell>
              <table:table-cell office:value-type="float" office:value="0">
                <text:p>0</text:p>
              </table:table-cell>
              <table:table-cell office:value-type="float" office:value="2.27701">
                <text:p>2.27701</text:p>
              </table:table-cell>
              <table:table-cell office:value-type="float" office:value="0">
                <text:p>0</text:p>
              </table:table-cell>
              <table:table-cell office:value-type="float" office:value="15.7559">
                <text:p>15.7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76076">
                <text:p>0.0476076</text:p>
              </table:table-cell>
              <table:table-cell office:value-type="float" office:value="1.82165">
                <text:p>1.82165</text:p>
              </table:table-cell>
              <table:table-cell office:value-type="float" office:value="1.30901">
                <text:p>1.30901</text:p>
              </table:table-cell>
              <table:table-cell office:value-type="float" office:value="0">
                <text:p>0</text:p>
              </table:table-cell>
              <table:table-cell office:value-type="float" office:value="2.18833">
                <text:p>2.18833</text:p>
              </table:table-cell>
              <table:table-cell office:value-type="float" office:value="12.8467">
                <text:p>12.8467</text:p>
              </table:table-cell>
              <table:table-cell office:value-type="float" office:value="16.8526">
                <text:p>16.85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161">
                <text:p>0.22161</text:p>
              </table:table-cell>
              <table:table-cell office:value-type="float" office:value="0.995838">
                <text:p>0.995838</text:p>
              </table:table-cell>
              <table:table-cell office:value-type="float" office:value="1.20076">
                <text:p>1.20076</text:p>
              </table:table-cell>
              <table:table-cell office:value-type="float" office:value="0">
                <text:p>0</text:p>
              </table:table-cell>
              <table:table-cell office:value-type="float" office:value="2.75133">
                <text:p>2.75133</text:p>
              </table:table-cell>
              <table:table-cell office:value-type="float" office:value="3.06151">
                <text:p>3.06151</text:p>
              </table:table-cell>
              <table:table-cell office:value-type="float" office:value="17.5458">
                <text:p>17.5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6071">
                <text:p>0.356071</text:p>
              </table:table-cell>
              <table:table-cell office:value-type="float" office:value="0.315386">
                <text:p>0.315386</text:p>
              </table:table-cell>
              <table:table-cell office:value-type="float" office:value="1.33314">
                <text:p>1.33314</text:p>
              </table:table-cell>
              <table:table-cell office:value-type="float" office:value="26.753">
                <text:p>26.753</text:p>
              </table:table-cell>
              <table:table-cell office:value-type="float" office:value="3.03432">
                <text:p>3.03432</text:p>
              </table:table-cell>
              <table:table-cell office:value-type="float" office:value="2.77559">
                <text:p>2.77559</text:p>
              </table:table-cell>
              <table:table-cell office:value-type="float" office:value="18.0509">
                <text:p>18.05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36029">
                <text:p>0.136029</text:p>
              </table:table-cell>
              <table:table-cell office:value-type="float" office:value="0.338259">
                <text:p>0.338259</text:p>
              </table:table-cell>
              <table:table-cell office:value-type="float" office:value="1.57644">
                <text:p>1.57644</text:p>
              </table:table-cell>
              <table:table-cell office:value-type="float" office:value="1.39058">
                <text:p>1.39058</text:p>
              </table:table-cell>
              <table:table-cell office:value-type="float" office:value="2.68593">
                <text:p>2.68593</text:p>
              </table:table-cell>
              <table:table-cell office:value-type="float" office:value="1.76794">
                <text:p>1.76794</text:p>
              </table:table-cell>
              <table:table-cell office:value-type="float" office:value="18.7584">
                <text:p>18.75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75511">
                <text:p>0.375511</text:p>
              </table:table-cell>
              <table:table-cell office:value-type="float" office:value="1.41784">
                <text:p>1.41784</text:p>
              </table:table-cell>
              <table:table-cell office:value-type="float" office:value="1.32797">
                <text:p>1.32797</text:p>
              </table:table-cell>
              <table:table-cell office:value-type="float" office:value="1.13146">
                <text:p>1.13146</text:p>
              </table:table-cell>
              <table:table-cell office:value-type="float" office:value="2.66868">
                <text:p>2.66868</text:p>
              </table:table-cell>
              <table:table-cell office:value-type="float" office:value="1.79871">
                <text:p>1.79871</text:p>
              </table:table-cell>
              <table:table-cell office:value-type="float" office:value="19.6442">
                <text:p>19.64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01769">
                <text:p>0.301769</text:p>
              </table:table-cell>
              <table:table-cell office:value-type="float" office:value="2.39545">
                <text:p>2.39545</text:p>
              </table:table-cell>
              <table:table-cell office:value-type="float" office:value="1.29817">
                <text:p>1.29817</text:p>
              </table:table-cell>
              <table:table-cell office:value-type="float" office:value="1.16678">
                <text:p>1.16678</text:p>
              </table:table-cell>
              <table:table-cell office:value-type="float" office:value="2.98249">
                <text:p>2.98249</text:p>
              </table:table-cell>
              <table:table-cell office:value-type="float" office:value="2.41934">
                <text:p>2.41934</text:p>
              </table:table-cell>
              <table:table-cell office:value-type="float" office:value="21.8414">
                <text:p>21.8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8228">
                <text:p>0.368228</text:p>
              </table:table-cell>
              <table:table-cell office:value-type="float" office:value="1.77955">
                <text:p>1.77955</text:p>
              </table:table-cell>
              <table:table-cell office:value-type="float" office:value="1.88268">
                <text:p>1.88268</text:p>
              </table:table-cell>
              <table:table-cell office:value-type="float" office:value="1.12879">
                <text:p>1.12879</text:p>
              </table:table-cell>
              <table:table-cell office:value-type="float" office:value="3.44264">
                <text:p>3.44264</text:p>
              </table:table-cell>
              <table:table-cell office:value-type="float" office:value="3.14263">
                <text:p>3.14263</text:p>
              </table:table-cell>
              <table:table-cell office:value-type="float" office:value="23.3588">
                <text:p>23.3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42891">
                <text:p>0.242891</text:p>
              </table:table-cell>
              <table:table-cell office:value-type="float" office:value="0.662122">
                <text:p>0.662122</text:p>
              </table:table-cell>
              <table:table-cell office:value-type="float" office:value="2.17874">
                <text:p>2.17874</text:p>
              </table:table-cell>
              <table:table-cell office:value-type="float" office:value="1.45505">
                <text:p>1.45505</text:p>
              </table:table-cell>
              <table:table-cell office:value-type="float" office:value="3.63231">
                <text:p>3.63231</text:p>
              </table:table-cell>
              <table:table-cell office:value-type="float" office:value="0">
                <text:p>0</text:p>
              </table:table-cell>
              <table:table-cell office:value-type="float" office:value="25.5209">
                <text:p>25.52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2046">
                <text:p>0.302046</text:p>
              </table:table-cell>
              <table:table-cell office:value-type="float" office:value="0.417015">
                <text:p>0.417015</text:p>
              </table:table-cell>
              <table:table-cell office:value-type="float" office:value="2.33361">
                <text:p>2.33361</text:p>
              </table:table-cell>
              <table:table-cell office:value-type="float" office:value="1.92371">
                <text:p>1.92371</text:p>
              </table:table-cell>
              <table:table-cell office:value-type="float" office:value="3.67533">
                <text:p>3.67533</text:p>
              </table:table-cell>
              <table:table-cell office:value-type="float" office:value="0">
                <text:p>0</text:p>
              </table:table-cell>
              <table:table-cell office:value-type="float" office:value="27.8222">
                <text:p>27.8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8591">
                <text:p>0.538591</text:p>
              </table:table-cell>
              <table:table-cell office:value-type="float" office:value="0.214785">
                <text:p>0.214785</text:p>
              </table:table-cell>
              <table:table-cell office:value-type="float" office:value="1.79149">
                <text:p>1.79149</text:p>
              </table:table-cell>
              <table:table-cell office:value-type="float" office:value="2.27019">
                <text:p>2.27019</text:p>
              </table:table-cell>
              <table:table-cell office:value-type="float" office:value="3.62893">
                <text:p>3.62893</text:p>
              </table:table-cell>
              <table:table-cell office:value-type="float" office:value="0">
                <text:p>0</text:p>
              </table:table-cell>
              <table:table-cell office:value-type="float" office:value="29.0371">
                <text:p>29.03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48274">
                <text:p>0.748274</text:p>
              </table:table-cell>
              <table:table-cell office:value-type="float" office:value="0.961391">
                <text:p>0.961391</text:p>
              </table:table-cell>
              <table:table-cell office:value-type="float" office:value="1.72101">
                <text:p>1.72101</text:p>
              </table:table-cell>
              <table:table-cell office:value-type="float" office:value="2.89409">
                <text:p>2.89409</text:p>
              </table:table-cell>
              <table:table-cell office:value-type="float" office:value="4.06402">
                <text:p>4.06402</text:p>
              </table:table-cell>
              <table:table-cell office:value-type="float" office:value="0">
                <text:p>0</text:p>
              </table:table-cell>
              <table:table-cell office:value-type="float" office:value="30.6003">
                <text:p>30.60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06004">
                <text:p>0.606004</text:p>
              </table:table-cell>
              <table:table-cell office:value-type="float" office:value="2.58545">
                <text:p>2.58545</text:p>
              </table:table-cell>
              <table:table-cell office:value-type="float" office:value="2.0867">
                <text:p>2.0867</text:p>
              </table:table-cell>
              <table:table-cell office:value-type="float" office:value="0">
                <text:p>0</text:p>
              </table:table-cell>
              <table:table-cell office:value-type="float" office:value="3.79484">
                <text:p>3.79484</text:p>
              </table:table-cell>
              <table:table-cell office:value-type="float" office:value="24.5639">
                <text:p>24.5639</text:p>
              </table:table-cell>
              <table:table-cell office:value-type="float" office:value="29.613">
                <text:p>29.6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68966">
                <text:p>0.568966</text:p>
              </table:table-cell>
              <table:table-cell office:value-type="float" office:value="3.04047">
                <text:p>3.04047</text:p>
              </table:table-cell>
              <table:table-cell office:value-type="float" office:value="2.7819">
                <text:p>2.7819</text:p>
              </table:table-cell>
              <table:table-cell office:value-type="float" office:value="0">
                <text:p>0</text:p>
              </table:table-cell>
              <table:table-cell office:value-type="float" office:value="3.94149">
                <text:p>3.94149</text:p>
              </table:table-cell>
              <table:table-cell office:value-type="float" office:value="4.63988">
                <text:p>4.63988</text:p>
              </table:table-cell>
              <table:table-cell office:value-type="float" office:value="29.1713">
                <text:p>29.17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61127">
                <text:p>0.261127</text:p>
              </table:table-cell>
              <table:table-cell office:value-type="float" office:value="1.78282">
                <text:p>1.78282</text:p>
              </table:table-cell>
              <table:table-cell office:value-type="float" office:value="2.89187">
                <text:p>2.89187</text:p>
              </table:table-cell>
              <table:table-cell office:value-type="float" office:value="0">
                <text:p>0</text:p>
              </table:table-cell>
              <table:table-cell office:value-type="float" office:value="3.69207">
                <text:p>3.69207</text:p>
              </table:table-cell>
              <table:table-cell office:value-type="float" office:value="5.23462">
                <text:p>5.23462</text:p>
              </table:table-cell>
              <table:table-cell office:value-type="float" office:value="10.4524">
                <text:p>10.45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7996">
                <text:p>0.127996</text:p>
              </table:table-cell>
              <table:table-cell office:value-type="float" office:value="1.47011">
                <text:p>1.47011</text:p>
              </table:table-cell>
              <table:table-cell office:value-type="float" office:value="3.27313">
                <text:p>3.27313</text:p>
              </table:table-cell>
              <table:table-cell office:value-type="float" office:value="0">
                <text:p>0</text:p>
              </table:table-cell>
              <table:table-cell office:value-type="float" office:value="4.52522">
                <text:p>4.52522</text:p>
              </table:table-cell>
              <table:table-cell office:value-type="float" office:value="5.12247">
                <text:p>5.12247</text:p>
              </table:table-cell>
              <table:table-cell office:value-type="float" office:value="33.2786">
                <text:p>33.27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0519">
                <text:p>0.480519</text:p>
              </table:table-cell>
              <table:table-cell office:value-type="float" office:value="1.28174">
                <text:p>1.28174</text:p>
              </table:table-cell>
              <table:table-cell office:value-type="float" office:value="2.96739">
                <text:p>2.96739</text:p>
              </table:table-cell>
              <table:table-cell office:value-type="float" office:value="12.7736">
                <text:p>12.7736</text:p>
              </table:table-cell>
              <table:table-cell office:value-type="float" office:value="4.85651">
                <text:p>4.85651</text:p>
              </table:table-cell>
              <table:table-cell office:value-type="float" office:value="5.28175">
                <text:p>5.28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34229">
                <text:p>0.634229</text:p>
              </table:table-cell>
              <table:table-cell office:value-type="float" office:value="0.339294">
                <text:p>0.339294</text:p>
              </table:table-cell>
              <table:table-cell office:value-type="float" office:value="2.97619">
                <text:p>2.97619</text:p>
              </table:table-cell>
              <table:table-cell office:value-type="float" office:value="2.10282">
                <text:p>2.10282</text:p>
              </table:table-cell>
              <table:table-cell office:value-type="float" office:value="5.16324">
                <text:p>5.16324</text:p>
              </table:table-cell>
              <table:table-cell office:value-type="float" office:value="4.47973">
                <text:p>4.47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1128">
                <text:p>0.471128</text:p>
              </table:table-cell>
              <table:table-cell office:value-type="float" office:value="0.414877">
                <text:p>0.414877</text:p>
              </table:table-cell>
              <table:table-cell office:value-type="float" office:value="2.70662">
                <text:p>2.70662</text:p>
              </table:table-cell>
              <table:table-cell office:value-type="float" office:value="2.21642">
                <text:p>2.21642</text:p>
              </table:table-cell>
              <table:table-cell office:value-type="float" office:value="4.73335">
                <text:p>4.73335</text:p>
              </table:table-cell>
              <table:table-cell office:value-type="float" office:value="5.04206">
                <text:p>5.04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5152">
                <text:p>0.345152</text:p>
              </table:table-cell>
              <table:table-cell office:value-type="float" office:value="0.507135">
                <text:p>0.507135</text:p>
              </table:table-cell>
              <table:table-cell office:value-type="float" office:value="2.61245">
                <text:p>2.61245</text:p>
              </table:table-cell>
              <table:table-cell office:value-type="float" office:value="2.70782">
                <text:p>2.70782</text:p>
              </table:table-cell>
              <table:table-cell office:value-type="float" office:value="5.08081">
                <text:p>5.08081</text:p>
              </table:table-cell>
              <table:table-cell office:value-type="float" office:value="5.52128">
                <text:p>5.5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0325">
                <text:p>0.40325</text:p>
              </table:table-cell>
              <table:table-cell office:value-type="float" office:value="0.931247">
                <text:p>0.931247</text:p>
              </table:table-cell>
              <table:table-cell office:value-type="float" office:value="1.98813">
                <text:p>1.98813</text:p>
              </table:table-cell>
              <table:table-cell office:value-type="float" office:value="3.03855">
                <text:p>3.03855</text:p>
              </table:table-cell>
              <table:table-cell office:value-type="float" office:value="5.34252">
                <text:p>5.34252</text:p>
              </table:table-cell>
              <table:table-cell office:value-type="float" office:value="5.9475">
                <text:p>5.9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03623">
                <text:p>0.303623</text:p>
              </table:table-cell>
              <table:table-cell office:value-type="float" office:value="1.29249">
                <text:p>1.29249</text:p>
              </table:table-cell>
              <table:table-cell office:value-type="float" office:value="2.22839">
                <text:p>2.22839</text:p>
              </table:table-cell>
              <table:table-cell office:value-type="float" office:value="3.47595">
                <text:p>3.47595</text:p>
              </table:table-cell>
              <table:table-cell office:value-type="float" office:value="5.74631">
                <text:p>5.74631</text:p>
              </table:table-cell>
              <table:table-cell office:value-type="float" office:value="6.28593">
                <text:p>6.28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5619">
                <text:p>0.305619</text:p>
              </table:table-cell>
              <table:table-cell office:value-type="float" office:value="1.63553">
                <text:p>1.63553</text:p>
              </table:table-cell>
              <table:table-cell office:value-type="float" office:value="2.35284">
                <text:p>2.35284</text:p>
              </table:table-cell>
              <table:table-cell office:value-type="float" office:value="0">
                <text:p>0</text:p>
              </table:table-cell>
              <table:table-cell office:value-type="float" office:value="5.79944">
                <text:p>5.79944</text:p>
              </table:table-cell>
              <table:table-cell office:value-type="float" office:value="7.06684">
                <text:p>7.06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80414">
                <text:p>0.180414</text:p>
              </table:table-cell>
              <table:table-cell office:value-type="float" office:value="1.68376">
                <text:p>1.68376</text:p>
              </table:table-cell>
              <table:table-cell office:value-type="float" office:value="2.33936">
                <text:p>2.33936</text:p>
              </table:table-cell>
              <table:table-cell office:value-type="float" office:value="0">
                <text:p>0</text:p>
              </table:table-cell>
              <table:table-cell office:value-type="float" office:value="5.50967">
                <text:p>5.50967</text:p>
              </table:table-cell>
              <table:table-cell office:value-type="float" office:value="7.97459">
                <text:p>7.9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74974">
                <text:p>0.374974</text:p>
              </table:table-cell>
              <table:table-cell office:value-type="float" office:value="1.96315">
                <text:p>1.96315</text:p>
              </table:table-cell>
              <table:table-cell office:value-type="float" office:value="2.43813">
                <text:p>2.43813</text:p>
              </table:table-cell>
              <table:table-cell office:value-type="float" office:value="0">
                <text:p>0</text:p>
              </table:table-cell>
              <table:table-cell office:value-type="float" office:value="5.76964">
                <text:p>5.76964</text:p>
              </table:table-cell>
              <table:table-cell office:value-type="float" office:value="8.29701">
                <text:p>8.29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72103">
                <text:p>0.272103</text:p>
              </table:table-cell>
              <table:table-cell office:value-type="float" office:value="1.83033">
                <text:p>1.83033</text:p>
              </table:table-cell>
              <table:table-cell office:value-type="float" office:value="2.74735">
                <text:p>2.74735</text:p>
              </table:table-cell>
              <table:table-cell office:value-type="float" office:value="0">
                <text:p>0</text:p>
              </table:table-cell>
              <table:table-cell office:value-type="float" office:value="5.95647">
                <text:p>5.95647</text:p>
              </table:table-cell>
              <table:table-cell office:value-type="float" office:value="8.4064">
                <text:p>8.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8575">
                <text:p>0.368575</text:p>
              </table:table-cell>
              <table:table-cell office:value-type="float" office:value="1.53115">
                <text:p>1.53115</text:p>
              </table:table-cell>
              <table:table-cell office:value-type="float" office:value="3.32359">
                <text:p>3.32359</text:p>
              </table:table-cell>
              <table:table-cell office:value-type="float" office:value="18.5994">
                <text:p>18.5994</text:p>
              </table:table-cell>
              <table:table-cell office:value-type="float" office:value="6.3522">
                <text:p>6.3522</text:p>
              </table:table-cell>
              <table:table-cell office:value-type="float" office:value="8.45658">
                <text:p>8.45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07184">
                <text:p>0.507184</text:p>
              </table:table-cell>
              <table:table-cell office:value-type="float" office:value="0.663155">
                <text:p>0.663155</text:p>
              </table:table-cell>
              <table:table-cell office:value-type="float" office:value="3.63983">
                <text:p>3.63983</text:p>
              </table:table-cell>
              <table:table-cell office:value-type="float" office:value="2.97553">
                <text:p>2.97553</text:p>
              </table:table-cell>
              <table:table-cell office:value-type="float" office:value="6.5536">
                <text:p>6.5536</text:p>
              </table:table-cell>
              <table:table-cell office:value-type="float" office:value="9.1033">
                <text:p>9.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3582">
                <text:p>0.213582</text:p>
              </table:table-cell>
              <table:table-cell office:value-type="float" office:value="0.311753">
                <text:p>0.311753</text:p>
              </table:table-cell>
              <table:table-cell office:value-type="float" office:value="3.8252">
                <text:p>3.8252</text:p>
              </table:table-cell>
              <table:table-cell office:value-type="float" office:value="2.80188">
                <text:p>2.80188</text:p>
              </table:table-cell>
              <table:table-cell office:value-type="float" office:value="6.994">
                <text:p>6.994</text:p>
              </table:table-cell>
              <table:table-cell office:value-type="float" office:value="9.52068">
                <text:p>9.52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48781">
                <text:p>0.248781</text:p>
              </table:table-cell>
              <table:table-cell office:value-type="float" office:value="0.275317">
                <text:p>0.275317</text:p>
              </table:table-cell>
              <table:table-cell office:value-type="float" office:value="3.45629">
                <text:p>3.45629</text:p>
              </table:table-cell>
              <table:table-cell office:value-type="float" office:value="2.78577">
                <text:p>2.78577</text:p>
              </table:table-cell>
              <table:table-cell office:value-type="float" office:value="7.45011">
                <text:p>7.450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547">
                <text:p>0.43547</text:p>
              </table:table-cell>
              <table:table-cell office:value-type="float" office:value="0.180915">
                <text:p>0.180915</text:p>
              </table:table-cell>
              <table:table-cell office:value-type="float" office:value="3.28231">
                <text:p>3.28231</text:p>
              </table:table-cell>
              <table:table-cell office:value-type="float" office:value="3.38985">
                <text:p>3.38985</text:p>
              </table:table-cell>
              <table:table-cell office:value-type="float" office:value="7.86417">
                <text:p>7.864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8933">
                <text:p>0.68933</text:p>
              </table:table-cell>
              <table:table-cell office:value-type="float" office:value="0.129602">
                <text:p>0.129602</text:p>
              </table:table-cell>
              <table:table-cell office:value-type="float" office:value="3.22286">
                <text:p>3.22286</text:p>
              </table:table-cell>
              <table:table-cell office:value-type="float" office:value="3.11804">
                <text:p>3.11804</text:p>
              </table:table-cell>
              <table:table-cell office:value-type="float" office:value="8.14526">
                <text:p>8.145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04391">
                <text:p>0.604391</text:p>
              </table:table-cell>
              <table:table-cell office:value-type="float" office:value="0.420533">
                <text:p>0.420533</text:p>
              </table:table-cell>
              <table:table-cell office:value-type="float" office:value="2.87494">
                <text:p>2.87494</text:p>
              </table:table-cell>
              <table:table-cell office:value-type="float" office:value="3.56068">
                <text:p>3.56068</text:p>
              </table:table-cell>
              <table:table-cell office:value-type="float" office:value="8.41894">
                <text:p>8.41894</text:p>
              </table:table-cell>
              <table:table-cell office:value-type="float" office:value="0.27873">
                <text:p>0.27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92575">
                <text:p>0.692575</text:p>
              </table:table-cell>
              <table:table-cell office:value-type="float" office:value="1.0344">
                <text:p>1.0344</text:p>
              </table:table-cell>
              <table:table-cell office:value-type="float" office:value="2.14686">
                <text:p>2.14686</text:p>
              </table:table-cell>
              <table:table-cell office:value-type="float" office:value="4.35267">
                <text:p>4.35267</text:p>
              </table:table-cell>
              <table:table-cell office:value-type="float" office:value="8.85877">
                <text:p>8.858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6214">
                <text:p>0.556214</text:p>
              </table:table-cell>
              <table:table-cell office:value-type="float" office:value="1.47037">
                <text:p>1.47037</text:p>
              </table:table-cell>
              <table:table-cell office:value-type="float" office:value="1.87207">
                <text:p>1.87207</text:p>
              </table:table-cell>
              <table:table-cell office:value-type="float" office:value="5.20531">
                <text:p>5.20531</text:p>
              </table:table-cell>
              <table:table-cell office:value-type="float" office:value="8.76453">
                <text:p>8.764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07336">
                <text:p>0.607336</text:p>
              </table:table-cell>
              <table:table-cell office:value-type="float" office:value="1.47664">
                <text:p>1.47664</text:p>
              </table:table-cell>
              <table:table-cell office:value-type="float" office:value="2.66629">
                <text:p>2.66629</text:p>
              </table:table-cell>
              <table:table-cell office:value-type="float" office:value="5.12644">
                <text:p>5.12644</text:p>
              </table:table-cell>
              <table:table-cell office:value-type="float" office:value="9.37201">
                <text:p>9.37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56569">
                <text:p>0.656569</text:p>
              </table:table-cell>
              <table:table-cell office:value-type="float" office:value="0.825809">
                <text:p>0.825809</text:p>
              </table:table-cell>
              <table:table-cell office:value-type="float" office:value="3.75333">
                <text:p>3.75333</text:p>
              </table:table-cell>
              <table:table-cell office:value-type="float" office:value="4.73727">
                <text:p>4.73727</text:p>
              </table:table-cell>
              <table:table-cell office:value-type="float" office:value="9.41818">
                <text:p>9.41818</text:p>
              </table:table-cell>
              <table:table-cell office:value-type="float" office:value="62.8972">
                <text:p>62.8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5952">
                <text:p>0.845952</text:p>
              </table:table-cell>
              <table:table-cell office:value-type="float" office:value="0.574122">
                <text:p>0.574122</text:p>
              </table:table-cell>
              <table:table-cell office:value-type="float" office:value="4.81567">
                <text:p>4.81567</text:p>
              </table:table-cell>
              <table:table-cell office:value-type="float" office:value="4.07608">
                <text:p>4.07608</text:p>
              </table:table-cell>
              <table:table-cell office:value-type="float" office:value="9.62578">
                <text:p>9.62578</text:p>
              </table:table-cell>
              <table:table-cell office:value-type="float" office:value="16.3944">
                <text:p>16.3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1829">
                <text:p>0.961829</text:p>
              </table:table-cell>
              <table:table-cell office:value-type="float" office:value="0.762677">
                <text:p>0.762677</text:p>
              </table:table-cell>
              <table:table-cell office:value-type="float" office:value="5.02462">
                <text:p>5.02462</text:p>
              </table:table-cell>
              <table:table-cell office:value-type="float" office:value="4.36833">
                <text:p>4.36833</text:p>
              </table:table-cell>
              <table:table-cell office:value-type="float" office:value="10.2842">
                <text:p>10.2842</text:p>
              </table:table-cell>
              <table:table-cell office:value-type="float" office:value="16.7172">
                <text:p>16.7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9433">
                <text:p>0.849433</text:p>
              </table:table-cell>
              <table:table-cell office:value-type="float" office:value="0.815722">
                <text:p>0.815722</text:p>
              </table:table-cell>
              <table:table-cell office:value-type="float" office:value="4.42314">
                <text:p>4.42314</text:p>
              </table:table-cell>
              <table:table-cell office:value-type="float" office:value="4.3705">
                <text:p>4.3705</text:p>
              </table:table-cell>
              <table:table-cell office:value-type="float" office:value="10.883">
                <text:p>10.883</text:p>
              </table:table-cell>
              <table:table-cell office:value-type="float" office:value="18.2619">
                <text:p>18.2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20487">
                <text:p>0.720487</text:p>
              </table:table-cell>
              <table:table-cell office:value-type="float" office:value="0.548288">
                <text:p>0.548288</text:p>
              </table:table-cell>
              <table:table-cell office:value-type="float" office:value="4.57352">
                <text:p>4.57352</text:p>
              </table:table-cell>
              <table:table-cell office:value-type="float" office:value="4.43555">
                <text:p>4.43555</text:p>
              </table:table-cell>
              <table:table-cell office:value-type="float" office:value="11.9196">
                <text:p>11.9196</text:p>
              </table:table-cell>
              <table:table-cell office:value-type="float" office:value="19.9443">
                <text:p>19.9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83828">
                <text:p>0.883828</text:p>
              </table:table-cell>
              <table:table-cell office:value-type="float" office:value="0.966506">
                <text:p>0.966506</text:p>
              </table:table-cell>
              <table:table-cell office:value-type="float" office:value="5.81669">
                <text:p>5.81669</text:p>
              </table:table-cell>
              <table:table-cell office:value-type="float" office:value="3.56925">
                <text:p>3.56925</text:p>
              </table:table-cell>
              <table:table-cell office:value-type="float" office:value="13.1806">
                <text:p>13.1806</text:p>
              </table:table-cell>
              <table:table-cell office:value-type="float" office:value="21.5154">
                <text:p>21.5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15802">
                <text:p>0.715802</text:p>
              </table:table-cell>
              <table:table-cell office:value-type="float" office:value="1.26073">
                <text:p>1.26073</text:p>
              </table:table-cell>
              <table:table-cell office:value-type="float" office:value="5.84291">
                <text:p>5.84291</text:p>
              </table:table-cell>
              <table:table-cell office:value-type="float" office:value="3.1762">
                <text:p>3.1762</text:p>
              </table:table-cell>
              <table:table-cell office:value-type="float" office:value="14.151">
                <text:p>14.151</text:p>
              </table:table-cell>
              <table:table-cell office:value-type="float" office:value="22.5317">
                <text:p>22.5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37617">
                <text:p>0.637617</text:p>
              </table:table-cell>
              <table:table-cell office:value-type="float" office:value="1.6805">
                <text:p>1.6805</text:p>
              </table:table-cell>
              <table:table-cell office:value-type="float" office:value="4.92153">
                <text:p>4.92153</text:p>
              </table:table-cell>
              <table:table-cell office:value-type="float" office:value="0">
                <text:p>0</text:p>
              </table:table-cell>
              <table:table-cell office:value-type="float" office:value="14.5617">
                <text:p>14.5617</text:p>
              </table:table-cell>
              <table:table-cell office:value-type="float" office:value="24.0497">
                <text:p>24.0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6576">
                <text:p>0.66576</text:p>
              </table:table-cell>
              <table:table-cell office:value-type="float" office:value="2.36335">
                <text:p>2.36335</text:p>
              </table:table-cell>
              <table:table-cell office:value-type="float" office:value="3.44492">
                <text:p>3.44492</text:p>
              </table:table-cell>
              <table:table-cell office:value-type="float" office:value="0">
                <text:p>0</text:p>
              </table:table-cell>
              <table:table-cell office:value-type="float" office:value="14.7552">
                <text:p>14.7552</text:p>
              </table:table-cell>
              <table:table-cell office:value-type="float" office:value="27.1217">
                <text:p>27.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40316">
                <text:p>0.640316</text:p>
              </table:table-cell>
              <table:table-cell office:value-type="float" office:value="2.87105">
                <text:p>2.87105</text:p>
              </table:table-cell>
              <table:table-cell office:value-type="float" office:value="4.0487">
                <text:p>4.0487</text:p>
              </table:table-cell>
              <table:table-cell office:value-type="float" office:value="0">
                <text:p>0</text:p>
              </table:table-cell>
              <table:table-cell office:value-type="float" office:value="15.6074">
                <text:p>15.6074</text:p>
              </table:table-cell>
              <table:table-cell office:value-type="float" office:value="29.4584">
                <text:p>29.4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0224">
                <text:p>0.760224</text:p>
              </table:table-cell>
              <table:table-cell office:value-type="float" office:value="3.02352">
                <text:p>3.02352</text:p>
              </table:table-cell>
              <table:table-cell office:value-type="float" office:value="4.00449">
                <text:p>4.00449</text:p>
              </table:table-cell>
              <table:table-cell office:value-type="float" office:value="1.60917">
                <text:p>1.60917</text:p>
              </table:table-cell>
              <table:table-cell office:value-type="float" office:value="17.0349">
                <text:p>17.0349</text:p>
              </table:table-cell>
              <table:table-cell office:value-type="float" office:value="30.3945">
                <text:p>30.3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56616">
                <text:p>0.756616</text:p>
              </table:table-cell>
              <table:table-cell office:value-type="float" office:value="2.52461">
                <text:p>2.52461</text:p>
              </table:table-cell>
              <table:table-cell office:value-type="float" office:value="3.8511">
                <text:p>3.8511</text:p>
              </table:table-cell>
              <table:table-cell office:value-type="float" office:value="0.383509">
                <text:p>0.383509</text:p>
              </table:table-cell>
              <table:table-cell office:value-type="float" office:value="17.4734">
                <text:p>17.4734</text:p>
              </table:table-cell>
              <table:table-cell office:value-type="float" office:value="30.6816">
                <text:p>30.6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80477">
                <text:p>0.680477</text:p>
              </table:table-cell>
              <table:table-cell office:value-type="float" office:value="1.91168">
                <text:p>1.91168</text:p>
              </table:table-cell>
              <table:table-cell office:value-type="float" office:value="2.55061">
                <text:p>2.55061</text:p>
              </table:table-cell>
              <table:table-cell office:value-type="float" office:value="0.301104">
                <text:p>0.301104</text:p>
              </table:table-cell>
              <table:table-cell office:value-type="float" office:value="18.5253">
                <text:p>18.5253</text:p>
              </table:table-cell>
              <table:table-cell office:value-type="float" office:value="5.94383">
                <text:p>5.94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31749">
                <text:p>0.531749</text:p>
              </table:table-cell>
              <table:table-cell office:value-type="float" office:value="1.51535">
                <text:p>1.51535</text:p>
              </table:table-cell>
              <table:table-cell office:value-type="float" office:value="0.924174">
                <text:p>0.924174</text:p>
              </table:table-cell>
              <table:table-cell office:value-type="float" office:value="0.327922">
                <text:p>0.327922</text:p>
              </table:table-cell>
              <table:table-cell office:value-type="float" office:value="19.9121">
                <text:p>19.9121</text:p>
              </table:table-cell>
              <table:table-cell office:value-type="float" office:value="32.9312">
                <text:p>32.9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27638">
                <text:p>0.527638</text:p>
              </table:table-cell>
              <table:table-cell office:value-type="float" office:value="1.01587">
                <text:p>1.01587</text:p>
              </table:table-cell>
              <table:table-cell office:value-type="float" office:value="1.62184">
                <text:p>1.62184</text:p>
              </table:table-cell>
              <table:table-cell office:value-type="float" office:value="0.382875">
                <text:p>0.382875</text:p>
              </table:table-cell>
              <table:table-cell office:value-type="float" office:value="21.6314">
                <text:p>21.6314</text:p>
              </table:table-cell>
              <table:table-cell office:value-type="float" office:value="33.3805">
                <text:p>33.3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828">
                <text:p>0.54828</text:p>
              </table:table-cell>
              <table:table-cell office:value-type="float" office:value="0.365527">
                <text:p>0.365527</text:p>
              </table:table-cell>
              <table:table-cell office:value-type="float" office:value="3.87702">
                <text:p>3.87702</text:p>
              </table:table-cell>
              <table:table-cell office:value-type="float" office:value="0.850366">
                <text:p>0.850366</text:p>
              </table:table-cell>
              <table:table-cell office:value-type="float" office:value="23.772">
                <text:p>23.772</text:p>
              </table:table-cell>
              <table:table-cell office:value-type="float" office:value="7.79685">
                <text:p>7.79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9288">
                <text:p>0.479288</text:p>
              </table:table-cell>
              <table:table-cell office:value-type="float" office:value="0.550049">
                <text:p>0.550049</text:p>
              </table:table-cell>
              <table:table-cell office:value-type="float" office:value="5.64287">
                <text:p>5.64287</text:p>
              </table:table-cell>
              <table:table-cell office:value-type="float" office:value="1.03683">
                <text:p>1.03683</text:p>
              </table:table-cell>
              <table:table-cell office:value-type="float" office:value="25.1247">
                <text:p>25.1247</text:p>
              </table:table-cell>
              <table:table-cell office:value-type="float" office:value="17.5332">
                <text:p>17.5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49033">
                <text:p>0.449033</text:p>
              </table:table-cell>
              <table:table-cell office:value-type="float" office:value="0.393168">
                <text:p>0.393168</text:p>
              </table:table-cell>
              <table:table-cell office:value-type="float" office:value="5.35024">
                <text:p>5.35024</text:p>
              </table:table-cell>
              <table:table-cell office:value-type="float" office:value="0.714796">
                <text:p>0.714796</text:p>
              </table:table-cell>
              <table:table-cell office:value-type="float" office:value="26.2297">
                <text:p>26.22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6219">
                <text:p>0.526219</text:p>
              </table:table-cell>
              <table:table-cell office:value-type="float" office:value="0.146112">
                <text:p>0.146112</text:p>
              </table:table-cell>
              <table:table-cell office:value-type="float" office:value="5.24513">
                <text:p>5.24513</text:p>
              </table:table-cell>
              <table:table-cell office:value-type="float" office:value="0.670609">
                <text:p>0.670609</text:p>
              </table:table-cell>
              <table:table-cell office:value-type="float" office:value="27.16">
                <text:p>27.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03356">
                <text:p>0.603356</text:p>
              </table:table-cell>
              <table:table-cell office:value-type="float" office:value="0.551012">
                <text:p>0.551012</text:p>
              </table:table-cell>
              <table:table-cell office:value-type="float" office:value="6.36875">
                <text:p>6.36875</text:p>
              </table:table-cell>
              <table:table-cell office:value-type="float" office:value="0.37519">
                <text:p>0.37519</text:p>
              </table:table-cell>
              <table:table-cell office:value-type="float" office:value="28.7462">
                <text:p>28.74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77674">
                <text:p>0.577674</text:p>
              </table:table-cell>
              <table:table-cell office:value-type="float" office:value="0.747208">
                <text:p>0.747208</text:p>
              </table:table-cell>
              <table:table-cell office:value-type="float" office:value="7.61428">
                <text:p>7.61428</text:p>
              </table:table-cell>
              <table:table-cell office:value-type="float" office:value="0.39187">
                <text:p>0.39187</text:p>
              </table:table-cell>
              <table:table-cell office:value-type="float" office:value="32.2586">
                <text:p>32.25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62811">
                <text:p>0.562811</text:p>
              </table:table-cell>
              <table:table-cell office:value-type="float" office:value="0.898833">
                <text:p>0.898833</text:p>
              </table:table-cell>
              <table:table-cell office:value-type="float" office:value="8.16308">
                <text:p>8.16308</text:p>
              </table:table-cell>
              <table:table-cell office:value-type="float" office:value="0.204755">
                <text:p>0.204755</text:p>
              </table:table-cell>
              <table:table-cell office:value-type="float" office:value="26.1348">
                <text:p>26.13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33244">
                <text:p>0.533244</text:p>
              </table:table-cell>
              <table:table-cell office:value-type="float" office:value="1.1988">
                <text:p>1.1988</text:p>
              </table:table-cell>
              <table:table-cell office:value-type="float" office:value="7.50953">
                <text:p>7.50953</text:p>
              </table:table-cell>
              <table:table-cell office:value-type="float" office:value="0.32876">
                <text:p>0.32876</text:p>
              </table:table-cell>
              <table:table-cell office:value-type="float" office:value="29.4837">
                <text:p>29.48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00942">
                <text:p>0.500942</text:p>
              </table:table-cell>
              <table:table-cell office:value-type="float" office:value="1.12035">
                <text:p>1.12035</text:p>
              </table:table-cell>
              <table:table-cell office:value-type="float" office:value="7.39779">
                <text:p>7.39779</text:p>
              </table:table-cell>
              <table:table-cell office:value-type="float" office:value="0.0856474">
                <text:p>0.0856474</text:p>
              </table:table-cell>
              <table:table-cell office:value-type="float" office:value="8.26354">
                <text:p>8.26354</text:p>
              </table:table-cell>
              <table:table-cell office:value-type="float" office:value="4.14161">
                <text:p>4.14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71797">
                <text:p>0.371797</text:p>
              </table:table-cell>
              <table:table-cell office:value-type="float" office:value="0.753647">
                <text:p>0.753647</text:p>
              </table:table-cell>
              <table:table-cell office:value-type="float" office:value="7.74314">
                <text:p>7.74314</text:p>
              </table:table-cell>
              <table:table-cell office:value-type="float" office:value="0.177823">
                <text:p>0.177823</text:p>
              </table:table-cell>
              <table:table-cell office:value-type="float" office:value="28.3893">
                <text:p>28.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0499">
                <text:p>0.60499</text:p>
              </table:table-cell>
              <table:table-cell office:value-type="float" office:value="0.514512">
                <text:p>0.514512</text:p>
              </table:table-cell>
              <table:table-cell office:value-type="float" office:value="8.3195">
                <text:p>8.3195</text:p>
              </table:table-cell>
              <table:table-cell office:value-type="float" office:value="0.111274">
                <text:p>0.111274</text:p>
              </table:table-cell>
              <table:table-cell office:value-type="float" office:value="32.3993">
                <text:p>32.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993">
                <text:p>0.670993</text:p>
              </table:table-cell>
              <table:table-cell office:value-type="float" office:value="0.247999">
                <text:p>0.247999</text:p>
              </table:table-cell>
              <table:table-cell office:value-type="float" office:value="8.05163">
                <text:p>8.05163</text:p>
              </table:table-cell>
              <table:table-cell office:value-type="float" office:value="0.298681">
                <text:p>0.2986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65256">
                <text:p>0.665256</text:p>
              </table:table-cell>
              <table:table-cell office:value-type="float" office:value="0.573912">
                <text:p>0.573912</text:p>
              </table:table-cell>
              <table:table-cell office:value-type="float" office:value="7.47859">
                <text:p>7.47859</text:p>
              </table:table-cell>
              <table:table-cell office:value-type="float" office:value="0.31104">
                <text:p>0.31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3847">
                <text:p>0.563847</text:p>
              </table:table-cell>
              <table:table-cell office:value-type="float" office:value="1.36052">
                <text:p>1.36052</text:p>
              </table:table-cell>
              <table:table-cell office:value-type="float" office:value="7.14285">
                <text:p>7.14285</text:p>
              </table:table-cell>
              <table:table-cell office:value-type="float" office:value="0.594454">
                <text:p>0.5944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19856">
                <text:p>0.619856</text:p>
              </table:table-cell>
              <table:table-cell office:value-type="float" office:value="2.18625">
                <text:p>2.18625</text:p>
              </table:table-cell>
              <table:table-cell office:value-type="float" office:value="8.34757">
                <text:p>8.347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9873">
                <text:p>1.19873</text:p>
              </table:table-cell>
              <table:table-cell office:value-type="float" office:value="2.70483">
                <text:p>2.70483</text:p>
              </table:table-cell>
              <table:table-cell office:value-type="float" office:value="9.03825">
                <text:p>9.038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9774">
                <text:p>0.989774</text:p>
              </table:table-cell>
              <table:table-cell office:value-type="float" office:value="2.82025">
                <text:p>2.82025</text:p>
              </table:table-cell>
              <table:table-cell office:value-type="float" office:value="10.4226">
                <text:p>10.42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5627">
                <text:p>1.25627</text:p>
              </table:table-cell>
              <table:table-cell office:value-type="float" office:value="2.65678">
                <text:p>2.65678</text:p>
              </table:table-cell>
              <table:table-cell office:value-type="float" office:value="10.6712">
                <text:p>10.6712</text:p>
              </table:table-cell>
              <table:table-cell office:value-type="float" office:value="33.1231">
                <text:p>33.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2861">
                <text:p>1.02861</text:p>
              </table:table-cell>
              <table:table-cell office:value-type="float" office:value="2.59194">
                <text:p>2.59194</text:p>
              </table:table-cell>
              <table:table-cell office:value-type="float" office:value="11.2162">
                <text:p>11.2162</text:p>
              </table:table-cell>
              <table:table-cell office:value-type="float" office:value="14.8783">
                <text:p>14.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8206">
                <text:p>1.58206</text:p>
              </table:table-cell>
              <table:table-cell office:value-type="float" office:value="2.3543">
                <text:p>2.3543</text:p>
              </table:table-cell>
              <table:table-cell office:value-type="float" office:value="11.0789">
                <text:p>11.0789</text:p>
              </table:table-cell>
              <table:table-cell office:value-type="float" office:value="15.8998">
                <text:p>15.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3709">
                <text:p>1.53709</text:p>
              </table:table-cell>
              <table:table-cell office:value-type="float" office:value="2.0743">
                <text:p>2.0743</text:p>
              </table:table-cell>
              <table:table-cell office:value-type="float" office:value="11.3424">
                <text:p>11.3424</text:p>
              </table:table-cell>
              <table:table-cell office:value-type="float" office:value="17.2178">
                <text:p>17.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3573">
                <text:p>1.3573</text:p>
              </table:table-cell>
              <table:table-cell office:value-type="float" office:value="1.39902">
                <text:p>1.39902</text:p>
              </table:table-cell>
              <table:table-cell office:value-type="float" office:value="10.9843">
                <text:p>10.9843</text:p>
              </table:table-cell>
              <table:table-cell office:value-type="float" office:value="17.9758">
                <text:p>17.9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1578">
                <text:p>1.01578</text:p>
              </table:table-cell>
              <table:table-cell office:value-type="float" office:value="1.13265">
                <text:p>1.13265</text:p>
              </table:table-cell>
              <table:table-cell office:value-type="float" office:value="11.6378">
                <text:p>11.6378</text:p>
              </table:table-cell>
              <table:table-cell office:value-type="float" office:value="18.0732">
                <text:p>18.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9068">
                <text:p>0.559068</text:p>
              </table:table-cell>
              <table:table-cell office:value-type="float" office:value="0.993652">
                <text:p>0.993652</text:p>
              </table:table-cell>
              <table:table-cell office:value-type="float" office:value="12.6417">
                <text:p>12.6417</text:p>
              </table:table-cell>
              <table:table-cell office:value-type="float" office:value="20.1205">
                <text:p>20.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73947">
                <text:p>0.673947</text:p>
              </table:table-cell>
              <table:table-cell office:value-type="float" office:value="1.75874">
                <text:p>1.75874</text:p>
              </table:table-cell>
              <table:table-cell office:value-type="float" office:value="14.0519">
                <text:p>14.0519</text:p>
              </table:table-cell>
              <table:table-cell office:value-type="float" office:value="20.9633">
                <text:p>20.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26709">
                <text:p>0.926709</text:p>
              </table:table-cell>
              <table:table-cell office:value-type="float" office:value="2.29068">
                <text:p>2.29068</text:p>
              </table:table-cell>
              <table:table-cell office:value-type="float" office:value="14.905">
                <text:p>14.905</text:p>
              </table:table-cell>
              <table:table-cell office:value-type="float" office:value="21.8728">
                <text:p>21.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10078">
                <text:p>0.810078</text:p>
              </table:table-cell>
              <table:table-cell office:value-type="float" office:value="2.63408">
                <text:p>2.63408</text:p>
              </table:table-cell>
              <table:table-cell office:value-type="float" office:value="14.8956">
                <text:p>14.8956</text:p>
              </table:table-cell>
              <table:table-cell office:value-type="float" office:value="22.2974">
                <text:p>22.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9061">
                <text:p>1.19061</text:p>
              </table:table-cell>
              <table:table-cell office:value-type="float" office:value="2.51807">
                <text:p>2.51807</text:p>
              </table:table-cell>
              <table:table-cell office:value-type="float" office:value="15.7209">
                <text:p>15.7209</text:p>
              </table:table-cell>
              <table:table-cell office:value-type="float" office:value="23.1784">
                <text:p>23.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3957">
                <text:p>1.53957</text:p>
              </table:table-cell>
              <table:table-cell office:value-type="float" office:value="2.70213">
                <text:p>2.70213</text:p>
              </table:table-cell>
              <table:table-cell office:value-type="float" office:value="17.0005">
                <text:p>17.0005</text:p>
              </table:table-cell>
              <table:table-cell office:value-type="float" office:value="25.0014">
                <text:p>25.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1403">
                <text:p>1.81403</text:p>
              </table:table-cell>
              <table:table-cell office:value-type="float" office:value="2.38366">
                <text:p>2.38366</text:p>
              </table:table-cell>
              <table:table-cell office:value-type="float" office:value="17.9379">
                <text:p>17.9379</text:p>
              </table:table-cell>
              <table:table-cell office:value-type="float" office:value="25.25">
                <text:p>2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00792">
                <text:p>2.00792</text:p>
              </table:table-cell>
              <table:table-cell office:value-type="float" office:value="2.61061">
                <text:p>2.61061</text:p>
              </table:table-cell>
              <table:table-cell office:value-type="float" office:value="18.2044">
                <text:p>18.2044</text:p>
              </table:table-cell>
              <table:table-cell office:value-type="float" office:value="26.8082">
                <text:p>26.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9741">
                <text:p>1.79741</text:p>
              </table:table-cell>
              <table:table-cell office:value-type="float" office:value="2.60728">
                <text:p>2.60728</text:p>
              </table:table-cell>
              <table:table-cell office:value-type="float" office:value="18.5688">
                <text:p>18.5688</text:p>
              </table:table-cell>
              <table:table-cell office:value-type="float" office:value="18.5173">
                <text:p>18.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6732">
                <text:p>1.56732</text:p>
              </table:table-cell>
              <table:table-cell office:value-type="float" office:value="2.47302">
                <text:p>2.47302</text:p>
              </table:table-cell>
              <table:table-cell office:value-type="float" office:value="18.671">
                <text:p>18.671</text:p>
              </table:table-cell>
              <table:table-cell office:value-type="float" office:value="7.06638">
                <text:p>7.06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1368">
                <text:p>1.61368</text:p>
              </table:table-cell>
              <table:table-cell office:value-type="float" office:value="2.07629">
                <text:p>2.07629</text:p>
              </table:table-cell>
              <table:table-cell office:value-type="float" office:value="19.4961">
                <text:p>19.4961</text:p>
              </table:table-cell>
              <table:table-cell office:value-type="float" office:value="25.4857">
                <text:p>25.4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6727">
                <text:p>1.76727</text:p>
              </table:table-cell>
              <table:table-cell office:value-type="float" office:value="2.30784">
                <text:p>2.30784</text:p>
              </table:table-cell>
              <table:table-cell office:value-type="float" office:value="18.5695">
                <text:p>18.5695</text:p>
              </table:table-cell>
              <table:table-cell office:value-type="float" office:value="27.04">
                <text:p>2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027">
                <text:p>1.4027</text:p>
              </table:table-cell>
              <table:table-cell office:value-type="float" office:value="2.31031">
                <text:p>2.31031</text:p>
              </table:table-cell>
              <table:table-cell office:value-type="float" office:value="17.723">
                <text:p>17.7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356">
                <text:p>1.3356</text:p>
              </table:table-cell>
              <table:table-cell office:value-type="float" office:value="2.35214">
                <text:p>2.35214</text:p>
              </table:table-cell>
              <table:table-cell office:value-type="float" office:value="18.9014">
                <text:p>18.90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8069">
                <text:p>1.48069</text:p>
              </table:table-cell>
              <table:table-cell office:value-type="float" office:value="3.33386">
                <text:p>3.33386</text:p>
              </table:table-cell>
              <table:table-cell office:value-type="float" office:value="12.8323">
                <text:p>12.83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7216">
                <text:p>1.77216</text:p>
              </table:table-cell>
              <table:table-cell office:value-type="float" office:value="4.42808">
                <text:p>4.42808</text:p>
              </table:table-cell>
              <table:table-cell office:value-type="float" office:value="18.0781">
                <text:p>18.07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3309">
                <text:p>1.73309</text:p>
              </table:table-cell>
              <table:table-cell office:value-type="float" office:value="4.82372">
                <text:p>4.82372</text:p>
              </table:table-cell>
              <table:table-cell office:value-type="float" office:value="21.4861">
                <text:p>21.4861</text:p>
              </table:table-cell>
              <table:table-cell office:value-type="float" office:value="0.991168">
                <text:p>0.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8429">
                <text:p>1.78429</text:p>
              </table:table-cell>
              <table:table-cell office:value-type="float" office:value="4.59132">
                <text:p>4.591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3388">
                <text:p>1.63388</text:p>
              </table:table-cell>
              <table:table-cell office:value-type="float" office:value="3.48225">
                <text:p>3.482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75082">
                <text:p>1.75082</text:p>
              </table:table-cell>
              <table:table-cell office:value-type="float" office:value="3.03427">
                <text:p>3.034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833">
                <text:p>1.92833</text:p>
              </table:table-cell>
              <table:table-cell office:value-type="float" office:value="3.5108">
                <text:p>3.51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8627">
                <text:p>1.98627</text:p>
              </table:table-cell>
              <table:table-cell office:value-type="float" office:value="3.94687">
                <text:p>3.946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4419">
                <text:p>1.44419</text:p>
              </table:table-cell>
              <table:table-cell office:value-type="float" office:value="3.50224">
                <text:p>3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0325">
                <text:p>1.00325</text:p>
              </table:table-cell>
              <table:table-cell office:value-type="float" office:value="2.84711">
                <text:p>2.84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3009">
                <text:p>1.03009</text:p>
              </table:table-cell>
              <table:table-cell office:value-type="float" office:value="3.45823">
                <text:p>3.45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0134">
                <text:p>1.50134</text:p>
              </table:table-cell>
              <table:table-cell office:value-type="float" office:value="4.0328">
                <text:p>4.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3022">
                <text:p>1.73022</text:p>
              </table:table-cell>
              <table:table-cell office:value-type="float" office:value="4.51652">
                <text:p>4.5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861">
                <text:p>1.3861</text:p>
              </table:table-cell>
              <table:table-cell office:value-type="float" office:value="4.09683">
                <text:p>4.09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8133">
                <text:p>1.28133</text:p>
              </table:table-cell>
              <table:table-cell office:value-type="float" office:value="3.97539">
                <text:p>3.9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5092">
                <text:p>1.45092</text:p>
              </table:table-cell>
              <table:table-cell office:value-type="float" office:value="3.90607">
                <text:p>3.9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1729">
                <text:p>1.31729</text:p>
              </table:table-cell>
              <table:table-cell office:value-type="float" office:value="4.38135">
                <text:p>4.3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4186">
                <text:p>1.34186</text:p>
              </table:table-cell>
              <table:table-cell office:value-type="float" office:value="4.22974">
                <text:p>4.2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1704">
                <text:p>1.21704</text:p>
              </table:table-cell>
              <table:table-cell office:value-type="float" office:value="3.6985">
                <text:p>3.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8274">
                <text:p>1.68274</text:p>
              </table:table-cell>
              <table:table-cell office:value-type="float" office:value="3.55778">
                <text:p>3.5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438">
                <text:p>2.07438</text:p>
              </table:table-cell>
              <table:table-cell office:value-type="float" office:value="4.61901">
                <text:p>4.6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6194">
                <text:p>1.66194</text:p>
              </table:table-cell>
              <table:table-cell office:value-type="float" office:value="5.19052">
                <text:p>5.1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5536">
                <text:p>1.45536</text:p>
              </table:table-cell>
              <table:table-cell office:value-type="float" office:value="5.24595">
                <text:p>5.2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7253">
                <text:p>1.27253</text:p>
              </table:table-cell>
              <table:table-cell office:value-type="float" office:value="5.28522">
                <text:p>5.2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8849">
                <text:p>1.38849</text:p>
              </table:table-cell>
              <table:table-cell office:value-type="float" office:value="5.19286">
                <text:p>5.1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831">
                <text:p>1.4831</text:p>
              </table:table-cell>
              <table:table-cell office:value-type="float" office:value="5.58655">
                <text:p>5.58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8868">
                <text:p>1.18868</text:p>
              </table:table-cell>
              <table:table-cell office:value-type="float" office:value="6.46898">
                <text:p>6.4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30816">
                <text:p>0.730816</text:p>
              </table:table-cell>
              <table:table-cell office:value-type="float" office:value="6.26471">
                <text:p>6.2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191">
                <text:p>1.3191</text:p>
              </table:table-cell>
              <table:table-cell office:value-type="float" office:value="5.34984">
                <text:p>5.3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0829">
                <text:p>1.90829</text:p>
              </table:table-cell>
              <table:table-cell office:value-type="float" office:value="4.49899">
                <text:p>4.4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49767">
                <text:p>2.49767</text:p>
              </table:table-cell>
              <table:table-cell office:value-type="float" office:value="4.68427">
                <text:p>4.6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947">
                <text:p>2.18947</text:p>
              </table:table-cell>
              <table:table-cell office:value-type="float" office:value="5.72002">
                <text:p>5.7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8347">
                <text:p>1.78347</text:p>
              </table:table-cell>
              <table:table-cell office:value-type="float" office:value="6.7105">
                <text:p>6.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5349">
                <text:p>2.15349</text:p>
              </table:table-cell>
              <table:table-cell office:value-type="float" office:value="6.87821">
                <text:p>6.8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55728">
                <text:p>2.55728</text:p>
              </table:table-cell>
              <table:table-cell office:value-type="float" office:value="6.25812">
                <text:p>6.2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9765">
                <text:p>2.39765</text:p>
              </table:table-cell>
              <table:table-cell office:value-type="float" office:value="7.48712">
                <text:p>7.4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14568">
                <text:p>2.14568</text:p>
              </table:table-cell>
              <table:table-cell office:value-type="float" office:value="8.68395">
                <text:p>8.6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1083">
                <text:p>2.1083</text:p>
              </table:table-cell>
              <table:table-cell office:value-type="float" office:value="9.38933">
                <text:p>9.38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4403">
                <text:p>2.44403</text:p>
              </table:table-cell>
              <table:table-cell office:value-type="float" office:value="8.70313">
                <text:p>8.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89404">
                <text:p>2.89404</text:p>
              </table:table-cell>
              <table:table-cell office:value-type="float" office:value="7.72747">
                <text:p>7.7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86591">
                <text:p>2.86591</text:p>
              </table:table-cell>
              <table:table-cell office:value-type="float" office:value="8.09028">
                <text:p>8.0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89673">
                <text:p>2.89673</text:p>
              </table:table-cell>
              <table:table-cell office:value-type="float" office:value="9.18149">
                <text:p>9.1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33966">
                <text:p>3.33966</text:p>
              </table:table-cell>
              <table:table-cell office:value-type="float" office:value="10.0697">
                <text:p>10.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64953">
                <text:p>3.64953</text:p>
              </table:table-cell>
              <table:table-cell office:value-type="float" office:value="9.88432">
                <text:p>9.8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4231">
                <text:p>3.74231</text:p>
              </table:table-cell>
              <table:table-cell office:value-type="float" office:value="9.84528">
                <text:p>9.8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4471">
                <text:p>3.64471</text:p>
              </table:table-cell>
              <table:table-cell office:value-type="float" office:value="10.6552">
                <text:p>10.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06806">
                <text:p>3.06806</text:p>
              </table:table-cell>
              <table:table-cell office:value-type="float" office:value="11.438">
                <text:p>11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23893">
                <text:p>3.23893</text:p>
              </table:table-cell>
              <table:table-cell office:value-type="float" office:value="11.5466">
                <text:p>11.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25994">
                <text:p>3.25994</text:p>
              </table:table-cell>
              <table:table-cell office:value-type="float" office:value="11.4424">
                <text:p>11.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26797">
                <text:p>3.26797</text:p>
              </table:table-cell>
              <table:table-cell office:value-type="float" office:value="11.3229">
                <text:p>11.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28427">
                <text:p>3.28427</text:p>
              </table:table-cell>
              <table:table-cell office:value-type="float" office:value="11.9433">
                <text:p>11.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51583">
                <text:p>3.51583</text:p>
              </table:table-cell>
              <table:table-cell office:value-type="float" office:value="12.7753">
                <text:p>12.7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0854">
                <text:p>3.80854</text:p>
              </table:table-cell>
              <table:table-cell office:value-type="float" office:value="13.2119">
                <text:p>13.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0756">
                <text:p>3.70756</text:p>
              </table:table-cell>
              <table:table-cell office:value-type="float" office:value="13.2701">
                <text:p>13.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66772">
                <text:p>3.66772</text:p>
              </table:table-cell>
              <table:table-cell office:value-type="float" office:value="13.5304">
                <text:p>13.5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0421">
                <text:p>3.70421</text:p>
              </table:table-cell>
              <table:table-cell office:value-type="float" office:value="13.9168">
                <text:p>13.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81467">
                <text:p>3.81467</text:p>
              </table:table-cell>
              <table:table-cell office:value-type="float" office:value="14.6925">
                <text:p>14.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0376">
                <text:p>3.70376</text:p>
              </table:table-cell>
              <table:table-cell office:value-type="float" office:value="14.9915">
                <text:p>14.9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8924">
                <text:p>3.98924</text:p>
              </table:table-cell>
              <table:table-cell office:value-type="float" office:value="15.2244">
                <text:p>15.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18619">
                <text:p>4.18619</text:p>
              </table:table-cell>
              <table:table-cell office:value-type="float" office:value="10.4708">
                <text:p>10.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12766">
                <text:p>4.12766</text:p>
              </table:table-cell>
              <table:table-cell office:value-type="float" office:value="10.3741">
                <text:p>10.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0078">
                <text:p>3.80078</text:p>
              </table:table-cell>
              <table:table-cell office:value-type="float" office:value="0.734871">
                <text:p>0.73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74455">
                <text:p>3.74455</text:p>
              </table:table-cell>
              <table:table-cell office:value-type="float" office:value="14.5297">
                <text:p>14.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18315">
                <text:p>4.18315</text:p>
              </table:table-cell>
              <table:table-cell office:value-type="float" office:value="15.0756">
                <text:p>15.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23606">
                <text:p>5.23606</text:p>
              </table:table-cell>
              <table:table-cell office:value-type="float" office:value="7.07912">
                <text:p>7.0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34035">
                <text:p>5.34035</text:p>
              </table:table-cell>
              <table:table-cell office:value-type="float" office:value="16.7261">
                <text:p>16.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4318">
                <text:p>5.24318</text:p>
              </table:table-cell>
              <table:table-cell office:value-type="float" office:value="18.1664">
                <text:p>18.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60533">
                <text:p>5.60533</text:p>
              </table:table-cell>
              <table:table-cell office:value-type="float" office:value="17.848">
                <text:p>17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40454">
                <text:p>5.404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28203">
                <text:p>5.282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01084">
                <text:p>5.010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34711">
                <text:p>4.347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8261">
                <text:p>5.182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21246">
                <text:p>5.2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87331">
                <text:p>5.8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57708">
                <text:p>6.5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65571">
                <text:p>6.6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37019">
                <text:p>7.37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17605">
                <text:p>7.1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40996">
                <text:p>7.4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29238">
                <text:p>7.2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39305">
                <text:p>7.3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8442">
                <text:p>7.1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08633">
                <text:p>7.0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39187">
                <text:p>7.3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94924">
                <text:p>7.9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41462">
                <text:p>8.4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86207">
                <text:p>8.8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38537">
                <text:p>9.3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46097">
                <text:p>9.4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73293">
                <text:p>9.7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84024">
                <text:p>9.8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0489">
                <text:p>10.0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5699">
                <text:p>10.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8648">
                <text:p>10.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1104">
                <text:p>11.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9242">
                <text:p>11.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.3237">
                <text:p>12.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.6301">
                <text:p>12.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.6823">
                <text:p>12.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9875">
                <text:p>12.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6449">
                <text:p>13.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9836">
                <text:p>13.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743">
                <text:p>13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883">
                <text:p>13.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8195">
                <text:p>14.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1841">
                <text:p>15.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3071">
                <text:p>15.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5545">
                <text:p>15.5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8015">
                <text:p>13.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1918">
                <text:p>15.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6618">
                <text:p>15.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467">
                <text:p>15.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74cm" svg:height="11.798cm" xlink:href=".." xlink:type="simple" chart:class="chart:line" chart:style-name="ch1">
        <chart:legend chart:legend-position="end" svg:x="19.26cm" svg:y="4.106cm" style:legend-expansion="high" chart:style-name="ch2"/>
        <chart:plot-area chart:style-name="ch3" table:cell-range-address="Sheet1.R1:Sheet1.X300" chart:data-source-has-labels="row" svg:x="0.419cm" svg:y="0.235cm" svg:width="18.422cm" svg:height="11.328cm">
          <chartooo:coordinate-region svg:x="1.146cm" svg:y="0.356cm" svg:width="17.695cm" svg:height="10.2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2:Sheet1.R300" chart:label-cell-address="Sheet1.R1:Sheet1.R1" chart:class="chart:line">
            <chart:data-point chart:repeated="299"/>
          </chart:series>
          <chart:series chart:style-name="ch7" chart:values-cell-range-address="Sheet1.S2:Sheet1.S300" chart:label-cell-address="Sheet1.S1:Sheet1.S1" chart:class="chart:line">
            <chart:data-point chart:repeated="299"/>
          </chart:series>
          <chart:series chart:style-name="ch8" chart:values-cell-range-address="Sheet1.T2:Sheet1.T300" chart:label-cell-address="Sheet1.T1:Sheet1.T1" chart:class="chart:line">
            <chart:data-point chart:repeated="299"/>
          </chart:series>
          <chart:series chart:style-name="ch9" chart:values-cell-range-address="Sheet1.U2:Sheet1.U300" chart:label-cell-address="Sheet1.U1:Sheet1.U1" chart:class="chart:line">
            <chart:data-point chart:repeated="299"/>
          </chart:series>
          <chart:series chart:style-name="ch10" chart:values-cell-range-address="Sheet1.V2:Sheet1.V300" chart:label-cell-address="Sheet1.V1:Sheet1.V1" chart:class="chart:line">
            <chart:data-point chart:repeated="299"/>
          </chart:series>
          <chart:series chart:style-name="ch11" chart:values-cell-range-address="Sheet1.W2:Sheet1.W300" chart:label-cell-address="Sheet1.W1:Sheet1.W1" chart:class="chart:line">
            <chart:data-point chart:repeated="299"/>
          </chart:series>
          <chart:series chart:style-name="ch12" chart:values-cell-range-address="Sheet1.X2:Sheet1.X300" chart:label-cell-address="Sheet1.X1:Sheet1.X1" chart:class="chart:line">
            <chart:data-point chart:repeated="2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</text:p>
                <draw:g>
                  <svg:desc>Sheet1.R1:Sheet1.R1</svg:desc>
                </draw:g>
              </table:table-cell>
              <table:table-cell office:value-type="string">
                <text:p>30</text:p>
                <draw:g>
                  <svg:desc>Sheet1.S1:Sheet1.S1</svg:desc>
                </draw:g>
              </table:table-cell>
              <table:table-cell office:value-type="string">
                <text:p>35</text:p>
                <draw:g>
                  <svg:desc>Sheet1.T1:Sheet1.T1</svg:desc>
                </draw:g>
              </table:table-cell>
              <table:table-cell office:value-type="string">
                <text:p>40</text:p>
                <draw:g>
                  <svg:desc>Sheet1.U1:Sheet1.U1</svg:desc>
                </draw:g>
              </table:table-cell>
              <table:table-cell office:value-type="string">
                <text:p>45</text:p>
                <draw:g>
                  <svg:desc>Sheet1.V1:Sheet1.V1</svg:desc>
                </draw:g>
              </table:table-cell>
              <table:table-cell office:value-type="string">
                <text:p>50</text:p>
                <draw:g>
                  <svg:desc>Sheet1.W1:Sheet1.W1</svg:desc>
                </draw:g>
              </table:table-cell>
              <table:table-cell office:value-type="string">
                <text:p>55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R2:Sheet1.R300</svg:desc>
                </draw:g>
              </table:table-cell>
              <table:table-cell office:value-type="float" office:value="NaN">
                <text:p>NaN</text:p>
                <draw:g>
                  <svg:desc>Sheet1.S2:Sheet1.S300</svg:desc>
                </draw:g>
              </table:table-cell>
              <table:table-cell office:value-type="float" office:value="NaN">
                <text:p>NaN</text:p>
                <draw:g>
                  <svg:desc>Sheet1.T2:Sheet1.T300</svg:desc>
                </draw:g>
              </table:table-cell>
              <table:table-cell office:value-type="float" office:value="NaN">
                <text:p>NaN</text:p>
                <draw:g>
                  <svg:desc>Sheet1.U2:Sheet1.U300</svg:desc>
                </draw:g>
              </table:table-cell>
              <table:table-cell office:value-type="float" office:value="NaN">
                <text:p>NaN</text:p>
                <draw:g>
                  <svg:desc>Sheet1.V2:Sheet1.V300</svg:desc>
                </draw:g>
              </table:table-cell>
              <table:table-cell office:value-type="float" office:value="NaN">
                <text:p>NaN</text:p>
                <draw:g>
                  <svg:desc>Sheet1.W2:Sheet1.W300</svg:desc>
                </draw:g>
              </table:table-cell>
              <table:table-cell office:value-type="float" office:value="NaN">
                <text:p>NaN</text:p>
                <draw:g>
                  <svg:desc>Sheet1.X2:Sheet1.X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062721491335">
                <text:p>0.01420627214913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416374468289">
                <text:p>0.0173416374468289</text:p>
              </table:table-cell>
              <table:table-cell office:value-type="float" office:value="NaN">
                <text:p>NaN</text:p>
              </table:table-cell>
              <table:table-cell office:value-type="float" office:value="0.00802889395166643">
                <text:p>0.00802889395166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04844806280439">
                <text:p>0.00804844806280439</text:p>
              </table:table-cell>
              <table:table-cell office:value-type="float" office:value="NaN">
                <text:p>NaN</text:p>
              </table:table-cell>
              <table:table-cell office:value-type="float" office:value="0.0156929588521788">
                <text:p>0.0156929588521788</text:p>
              </table:table-cell>
              <table:table-cell office:value-type="float" office:value="0.0060310493822314">
                <text:p>0.0060310493822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9986273933078">
                <text:p>0.00939986273933078</text:p>
              </table:table-cell>
              <table:table-cell office:value-type="float" office:value="NaN">
                <text:p>NaN</text:p>
              </table:table-cell>
              <table:table-cell office:value-type="float" office:value="0.0277873657861801">
                <text:p>0.0277873657861801</text:p>
              </table:table-cell>
              <table:table-cell office:value-type="float" office:value="0.0177098085413752">
                <text:p>0.0177098085413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137668188052">
                <text:p>0.02413766818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0917413014187">
                <text:p>0.0150917413014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2875852604201">
                <text:p>0.0102875852604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9854241213622">
                <text:p>0.0149854241213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5808251943392">
                <text:p>0.0185808251943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1098302970242">
                <text:p>0.01210983029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5576397094671">
                <text:p>0.02555763970946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8962574966217">
                <text:p>0.0388962574966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2849410117071">
                <text:p>0.0172849410117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06677797621663">
                <text:p>0.00706677797621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0465310150056">
                <text:p>0.030046531015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6315227897518">
                <text:p>0.00376315227897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856980451669">
                <text:p>0.18785698045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4523917288469">
                <text:p>0.005345239172884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8874701845286">
                <text:p>0.031887470184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8906030684356">
                <text:p>0.0208906030684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0370700614671">
                <text:p>0.0140370700614671</text:p>
              </table:table-cell>
              <table:table-cell office:value-type="float" office:value="NaN">
                <text:p>NaN</text:p>
              </table:table-cell>
              <table:table-cell office:value-type="float" office:value="0.198141043849052">
                <text:p>0.198141043849052</text:p>
              </table:table-cell>
              <table:table-cell office:value-type="float" office:value="0.0467379733769166">
                <text:p>0.0467379733769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1062531801942">
                <text:p>0.0391062531801942</text:p>
              </table:table-cell>
              <table:table-cell office:value-type="float" office:value="NaN">
                <text:p>NaN</text:p>
              </table:table-cell>
              <table:table-cell office:value-type="float" office:value="0.00488998158949514">
                <text:p>0.00488998158949514</text:p>
              </table:table-cell>
              <table:table-cell office:value-type="float" office:value="0.0434630709786403">
                <text:p>0.0434630709786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07835769397">
                <text:p>0.0340007835769397</text:p>
              </table:table-cell>
              <table:table-cell office:value-type="float" office:value="0.0826582723051108">
                <text:p>0.0826582723051108</text:p>
              </table:table-cell>
              <table:table-cell office:value-type="float" office:value="NaN">
                <text:p>NaN</text:p>
              </table:table-cell>
              <table:table-cell office:value-type="float" office:value="0.00690023442804779">
                <text:p>0.00690023442804779</text:p>
              </table:table-cell>
              <table:table-cell office:value-type="float" office:value="0.021854527069498">
                <text:p>0.021854527069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25209666579">
                <text:p>0.01325209666579</text:p>
              </table:table-cell>
              <table:table-cell office:value-type="float" office:value="0.0111186256683041">
                <text:p>0.011118625668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8206026247291">
                <text:p>0.00558206026247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187437747125">
                <text:p>0.0040187437747125</text:p>
              </table:table-cell>
              <table:table-cell office:value-type="float" office:value="0.035116590471512">
                <text:p>0.03511659047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63701900058821">
                <text:p>0.00863701900058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7096717514233">
                <text:p>0.00367096717514233</text:p>
              </table:table-cell>
              <table:table-cell office:value-type="float" office:value="0.0569503898928662">
                <text:p>0.056950389892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2521830957313">
                <text:p>0.01325218309573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0561215986489">
                <text:p>0.01105612159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879771077071">
                <text:p>0.0158879771077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628176738271">
                <text:p>0.0135628176738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90309518216495">
                <text:p>0.019030951821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9980820917517">
                <text:p>0.010998082091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8980707381874">
                <text:p>0.0064898070738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0717145239827">
                <text:p>0.0064071714523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266849208111">
                <text:p>0.176266849208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0069437517078">
                <text:p>0.00970069437517078</text:p>
              </table:table-cell>
              <table:table-cell office:value-type="float" office:value="0.0660126421631738">
                <text:p>0.066012642163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5288707514464">
                <text:p>0.0635288707514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6532618624105">
                <text:p>0.0106532618624105</text:p>
              </table:table-cell>
              <table:table-cell office:value-type="float" office:value="NaN">
                <text:p>NaN</text:p>
              </table:table-cell>
              <table:table-cell office:value-type="float" office:value="0.00724796782209493">
                <text:p>0.00724796782209493</text:p>
              </table:table-cell>
              <table:table-cell office:value-type="float" office:value="0.0612651850388324">
                <text:p>0.061265185038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612932793235">
                <text:p>0.060612932793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11133405109132">
                <text:p>0.00311133405109132</text:p>
              </table:table-cell>
              <table:table-cell office:value-type="float" office:value="NaN">
                <text:p>NaN</text:p>
              </table:table-cell>
              <table:table-cell office:value-type="float" office:value="0.00196551776377298">
                <text:p>0.0019655177637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4722151015409">
                <text:p>0.0494722151015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48222592217511">
                <text:p>0.00448222592217511</text:p>
              </table:table-cell>
              <table:table-cell office:value-type="float" office:value="NaN">
                <text:p>NaN</text:p>
              </table:table-cell>
              <table:table-cell office:value-type="float" office:value="0.00395330006424982">
                <text:p>0.00395330006424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1907226143158">
                <text:p>0.0361907226143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73997915734704">
                <text:p>0.00473997915734704</text:p>
              </table:table-cell>
              <table:table-cell office:value-type="float" office:value="NaN">
                <text:p>NaN</text:p>
              </table:table-cell>
              <table:table-cell office:value-type="float" office:value="0.00352591596071536">
                <text:p>0.0035259159607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9309593480037">
                <text:p>0.109309593480037</text:p>
              </table:table-cell>
              <table:table-cell office:value-type="float" office:value="0.0294044174742526">
                <text:p>0.0294044174742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98754326462307">
                <text:p>0.00198754326462307</text:p>
              </table:table-cell>
              <table:table-cell office:value-type="float" office:value="NaN">
                <text:p>NaN</text:p>
              </table:table-cell>
              <table:table-cell office:value-type="float" office:value="0.00411587504019093">
                <text:p>0.0041158750401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3479058646909">
                <text:p>0.0283479058646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62494736581379">
                <text:p>0.00562494736581379</text:p>
              </table:table-cell>
              <table:table-cell office:value-type="float" office:value="NaN">
                <text:p>NaN</text:p>
              </table:table-cell>
              <table:table-cell office:value-type="float" office:value="0.00787850848687293">
                <text:p>0.0078785084868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896874705043">
                <text:p>0.033896874705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08232021677098">
                <text:p>0.00708232021677098</text:p>
              </table:table-cell>
              <table:table-cell office:value-type="float" office:value="NaN">
                <text:p>NaN</text:p>
              </table:table-cell>
              <table:table-cell office:value-type="float" office:value="0.0109194924206412">
                <text:p>0.010919492420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1538665815368">
                <text:p>0.0441538665815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58679883073296">
                <text:p>0.00658679883073296</text:p>
              </table:table-cell>
              <table:table-cell office:value-type="float" office:value="NaN">
                <text:p>NaN</text:p>
              </table:table-cell>
              <table:table-cell office:value-type="float" office:value="0.0108980458347727">
                <text:p>0.0108980458347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931659350209">
                <text:p>0.0652931659350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07020809675085">
                <text:p>0.00207020809675085</text:p>
              </table:table-cell>
              <table:table-cell office:value-type="float" office:value="NaN">
                <text:p>NaN</text:p>
              </table:table-cell>
              <table:table-cell office:value-type="float" office:value="0.00125398956321299">
                <text:p>0.0012539895632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1856738976491">
                <text:p>0.0721856738976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700131339542842">
                <text:p>0.00700131339542842</text:p>
              </table:table-cell>
              <table:table-cell office:value-type="float" office:value="NaN">
                <text:p>NaN</text:p>
              </table:table-cell>
              <table:table-cell office:value-type="float" office:value="0.0030601432546025">
                <text:p>0.003060143254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1126780879677">
                <text:p>0.08011267808796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1156608937813">
                <text:p>0.0091156608937813</text:p>
              </table:table-cell>
              <table:table-cell office:value-type="float" office:value="NaN">
                <text:p>NaN</text:p>
              </table:table-cell>
              <table:table-cell office:value-type="float" office:value="0.00403686520317912">
                <text:p>0.0040368652031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7331738297796">
                <text:p>0.0697331738297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0160370837601">
                <text:p>0.0100160370837601</text:p>
              </table:table-cell>
              <table:table-cell office:value-type="float" office:value="0">
                <text:p>0</text:p>
              </table:table-cell>
              <table:table-cell office:value-type="float" office:value="0.00261680973722785">
                <text:p>0.0026168097372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8402153400684">
                <text:p>0.0698402153400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12071754118879">
                <text:p>0.00812071754118879</text:p>
              </table:table-cell>
              <table:table-cell office:value-type="float" office:value="0.018240104835998">
                <text:p>0.018240104835998</text:p>
              </table:table-cell>
              <table:table-cell office:value-type="float" office:value="0.00459324895256769">
                <text:p>0.0045932489525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1343180660103">
                <text:p>0.0671343180660103</text:p>
              </table:table-cell>
              <table:table-cell office:value-type="float" office:value="0.058732338255604">
                <text:p>0.058732338255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13455005910745">
                <text:p>0.00213455005910745</text:p>
              </table:table-cell>
              <table:table-cell office:value-type="float" office:value="0.00809447045763367">
                <text:p>0.00809447045763367</text:p>
              </table:table-cell>
              <table:table-cell office:value-type="float" office:value="0.0102274102673566">
                <text:p>0.0102274102673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5665573272342">
                <text:p>0.0405665573272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17793715846995">
                <text:p>0.00317793715846995</text:p>
              </table:table-cell>
              <table:table-cell office:value-type="float" office:value="0.018953118408889">
                <text:p>0.018953118408889</text:p>
              </table:table-cell>
              <table:table-cell office:value-type="float" office:value="0.0103799664815934">
                <text:p>0.010379966481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7776729974916">
                <text:p>0.0277776729974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80070527354436">
                <text:p>0.00680070527354436</text:p>
              </table:table-cell>
              <table:table-cell office:value-type="float" office:value="0.00528498269130601">
                <text:p>0.00528498269130601</text:p>
              </table:table-cell>
              <table:table-cell office:value-type="float" office:value="0.0144774408179759">
                <text:p>0.014477440817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9244380811286">
                <text:p>0.01792443808112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87539857150055">
                <text:p>0.00387539857150055</text:p>
              </table:table-cell>
              <table:table-cell office:value-type="float" office:value="0.0275273534067058">
                <text:p>0.0275273534067058</text:p>
              </table:table-cell>
              <table:table-cell office:value-type="float" office:value="0.0111187087540749">
                <text:p>0.011118708754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082761998041">
                <text:p>0.02530827619980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84499645932851">
                <text:p>0.00284499645932851</text:p>
              </table:table-cell>
              <table:table-cell office:value-type="float" office:value="0.0331491349253339">
                <text:p>0.0331491349253339</text:p>
              </table:table-cell>
              <table:table-cell office:value-type="float" office:value="0.00294184173183821">
                <text:p>0.0029418417318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8792811605208">
                <text:p>0.0368792811605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30938602753181">
                <text:p>0.00330938602753181</text:p>
              </table:table-cell>
              <table:table-cell office:value-type="float" office:value="0.0225088282900394">
                <text:p>0.0225088282900394</text:p>
              </table:table-cell>
              <table:table-cell office:value-type="float" office:value="0.00206963386966386">
                <text:p>0.0020696338696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8584327670787">
                <text:p>0.0408584327670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80686449872445">
                <text:p>0.00280686449872445</text:p>
              </table:table-cell>
              <table:table-cell office:value-type="float" office:value="0.0127176049219853">
                <text:p>0.0127176049219853</text:p>
              </table:table-cell>
              <table:table-cell office:value-type="float" office:value="0.00131964221597029">
                <text:p>0.0013196422159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0035717746736">
                <text:p>0.0540035717746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23719642473356">
                <text:p>0.00423719642473356</text:p>
              </table:table-cell>
              <table:table-cell office:value-type="float" office:value="0.0126317257740338">
                <text:p>0.0126317257740338</text:p>
              </table:table-cell>
              <table:table-cell office:value-type="float" office:value="0.00722901605537685">
                <text:p>0.0072290160553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802416028808">
                <text:p>0.190802416028808</text:p>
              </table:table-cell>
              <table:table-cell office:value-type="float" office:value="0.0667872282180395">
                <text:p>0.0667872282180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51589770839593">
                <text:p>0.00251589770839593</text:p>
              </table:table-cell>
              <table:table-cell office:value-type="float" office:value="0.00945531426933276">
                <text:p>0.00945531426933276</text:p>
              </table:table-cell>
              <table:table-cell office:value-type="float" office:value="0.0117257762312634">
                <text:p>0.011725776231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4380972743052">
                <text:p>0.0204380972743052</text:p>
              </table:table-cell>
              <table:table-cell office:value-type="float" office:value="0.0725738110296493">
                <text:p>0.0725738110296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966628549976908">
                <text:p>0.00966628549976908</text:p>
              </table:table-cell>
              <table:table-cell office:value-type="float" office:value="0.024370487207238">
                <text:p>0.024370487207238</text:p>
              </table:table-cell>
              <table:table-cell office:value-type="float" office:value="0.0202700535013899">
                <text:p>0.020270053501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2598502550327">
                <text:p>0.0342598502550327</text:p>
              </table:table-cell>
              <table:table-cell office:value-type="float" office:value="0.0806805705007626">
                <text:p>0.0806805705007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29301537502388">
                <text:p>0.00929301537502388</text:p>
              </table:table-cell>
              <table:table-cell office:value-type="float" office:value="0.0165788558591123">
                <text:p>0.0165788558591123</text:p>
              </table:table-cell>
              <table:table-cell office:value-type="float" office:value="0.0250426878924002">
                <text:p>0.025042687892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416289840774">
                <text:p>0.0290416289840774</text:p>
              </table:table-cell>
              <table:table-cell office:value-type="float" office:value="0.0755258757261046">
                <text:p>0.0755258757261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27142521342408">
                <text:p>0.00827142521342408</text:p>
              </table:table-cell>
              <table:table-cell office:value-type="float" office:value="0.00457016849638453">
                <text:p>0.00457016849638453</text:p>
              </table:table-cell>
              <table:table-cell office:value-type="float" office:value="0.0285794369101505">
                <text:p>0.028579436910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95276044742">
                <text:p>0.0330195276044742</text:p>
              </table:table-cell>
              <table:table-cell office:value-type="float" office:value="0.0663380352765258">
                <text:p>0.06633803527652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42844997913994">
                <text:p>0.00242844997913994</text:p>
              </table:table-cell>
              <table:table-cell office:value-type="float" office:value="0.0221840181880584">
                <text:p>0.0221840181880584</text:p>
              </table:table-cell>
              <table:table-cell office:value-type="float" office:value="0.0277385015524232">
                <text:p>0.027738501552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3142691527389">
                <text:p>0.0373142691527389</text:p>
              </table:table-cell>
              <table:table-cell office:value-type="float" office:value="0.0633859238259583">
                <text:p>0.0633859238259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98157350007221">
                <text:p>0.00198157350007221</text:p>
              </table:table-cell>
              <table:table-cell office:value-type="float" office:value="0.0264235492291871">
                <text:p>0.0264235492291871</text:p>
              </table:table-cell>
              <table:table-cell office:value-type="float" office:value="0.0235157397356491">
                <text:p>0.0235157397356491</text:p>
              </table:table-cell>
              <table:table-cell office:value-type="float" office:value="0.297924345905672">
                <text:p>0.297924345905672</text:p>
              </table:table-cell>
              <table:table-cell office:value-type="float" office:value="NaN">
                <text:p>NaN</text:p>
              </table:table-cell>
              <table:table-cell office:value-type="float" office:value="0.0427684757900611">
                <text:p>0.0427684757900611</text:p>
              </table:table-cell>
              <table:table-cell office:value-type="float" office:value="0.0658782183432">
                <text:p>0.06587821834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49644754863834">
                <text:p>0.00249644754863834</text:p>
              </table:table-cell>
              <table:table-cell office:value-type="float" office:value="0.026330998597285">
                <text:p>0.026330998597285</text:p>
              </table:table-cell>
              <table:table-cell office:value-type="float" office:value="0.0182067434023223">
                <text:p>0.0182067434023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7059920401373">
                <text:p>0.0247059920401373</text:p>
              </table:table-cell>
              <table:table-cell office:value-type="float" office:value="0.0713531997538551">
                <text:p>0.07135319975385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48573019998939">
                <text:p>0.00648573019998939</text:p>
              </table:table-cell>
              <table:table-cell office:value-type="float" office:value="0.0225705227560941">
                <text:p>0.0225705227560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3885792958762">
                <text:p>0.00613885792958762</text:p>
              </table:table-cell>
              <table:table-cell office:value-type="float" office:value="0.0722111395349444">
                <text:p>0.0722111395349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04134880600353">
                <text:p>0.00904134880600353</text:p>
              </table:table-cell>
              <table:table-cell office:value-type="float" office:value="0.0409460310743293">
                <text:p>0.040946031074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5859195566921">
                <text:p>0.07758591955669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60068303562539">
                <text:p>0.00960068303562539</text:p>
              </table:table-cell>
              <table:table-cell office:value-type="float" office:value="0.024018729896947">
                <text:p>0.02401872989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7527113692341">
                <text:p>0.0137527113692341</text:p>
              </table:table-cell>
              <table:table-cell office:value-type="float" office:value="0.0817542001509274">
                <text:p>0.0817542001509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17612603098227">
                <text:p>0.00717612603098227</text:p>
              </table:table-cell>
              <table:table-cell office:value-type="float" office:value="0.0097354320240825">
                <text:p>0.009735432024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5678863346297">
                <text:p>0.0345678863346297</text:p>
              </table:table-cell>
              <table:table-cell office:value-type="float" office:value="0.0839163481140021">
                <text:p>0.08391634811400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425920570906293">
                <text:p>0.00425920570906293</text:p>
              </table:table-cell>
              <table:table-cell office:value-type="float" office:value="0.00628490067123195">
                <text:p>0.00628490067123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320872375853">
                <text:p>0.0418320872375853</text:p>
              </table:table-cell>
              <table:table-cell office:value-type="float" office:value="0.0893520162639286">
                <text:p>0.0893520162639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44588017869287">
                <text:p>0.00344588017869287</text:p>
              </table:table-cell>
              <table:table-cell office:value-type="float" office:value="0.00911697694600972">
                <text:p>0.0091169769460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0770842342476">
                <text:p>0.0430770842342476</text:p>
              </table:table-cell>
              <table:table-cell office:value-type="float" office:value="0.0908023199371475">
                <text:p>0.09080231993714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29666229009744">
                <text:p>0.00729666229009744</text:p>
              </table:table-cell>
              <table:table-cell office:value-type="float" office:value="0.00368621923906142">
                <text:p>0.00368621923906142</text:p>
              </table:table-cell>
              <table:table-cell office:value-type="float" office:value="0.216074754923821">
                <text:p>0.21607475492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209277250272">
                <text:p>0.0311209277250272</text:p>
              </table:table-cell>
              <table:table-cell office:value-type="float" office:value="0.0787627375291658">
                <text:p>0.07876273752916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460992836242559">
                <text:p>0.00460992836242559</text:p>
              </table:table-cell>
              <table:table-cell office:value-type="float" office:value="0.0125305997622915">
                <text:p>0.0125305997622915</text:p>
              </table:table-cell>
              <table:table-cell office:value-type="float" office:value="0.0502383036669585">
                <text:p>0.0502383036669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5302009892997">
                <text:p>0.0495302009892997</text:p>
              </table:table-cell>
              <table:table-cell office:value-type="float" office:value="0.0655815268520187">
                <text:p>0.06558152685201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39124517329731">
                <text:p>0.00339124517329731</text:p>
              </table:table-cell>
              <table:table-cell office:value-type="float" office:value="0.0108716164501307">
                <text:p>0.0108716164501307</text:p>
              </table:table-cell>
              <table:table-cell office:value-type="float" office:value="0.0414921414512566">
                <text:p>0.04149214145125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546919416226861">
                <text:p>0.0546919416226861</text:p>
              </table:table-cell>
              <table:table-cell office:value-type="float" office:value="0.0595887283209498">
                <text:p>0.0595887283209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19148936170213">
                <text:p>0.00919148936170213</text:p>
              </table:table-cell>
              <table:table-cell office:value-type="float" office:value="0.0105473038901647">
                <text:p>0.0105473038901647</text:p>
              </table:table-cell>
              <table:table-cell office:value-type="float" office:value="0.0398022416069164">
                <text:p>0.0398022416069164</text:p>
              </table:table-cell>
              <table:table-cell office:value-type="float" office:value="NaN">
                <text:p>NaN</text:p>
              </table:table-cell>
              <table:table-cell office:value-type="float" office:value="0.0188020512984368">
                <text:p>0.0188020512984368</text:p>
              </table:table-cell>
              <table:table-cell office:value-type="float" office:value="0.0347405156818261">
                <text:p>0.0347405156818261</text:p>
              </table:table-cell>
              <table:table-cell office:value-type="float" office:value="0.0653129210874956">
                <text:p>0.06531292108749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466606090385408">
                <text:p>0.00466606090385408</text:p>
              </table:table-cell>
              <table:table-cell office:value-type="float" office:value="0.02396120745578">
                <text:p>0.02396120745578</text:p>
              </table:table-cell>
              <table:table-cell office:value-type="float" office:value="0.0426234619720337">
                <text:p>0.0426234619720337</text:p>
              </table:table-cell>
              <table:table-cell office:value-type="float" office:value="NaN">
                <text:p>NaN</text:p>
              </table:table-cell>
              <table:table-cell office:value-type="float" office:value="0.0265490195011535">
                <text:p>0.0265490195011535</text:p>
              </table:table-cell>
              <table:table-cell office:value-type="float" office:value="0.0210153415128005">
                <text:p>0.0210153415128005</text:p>
              </table:table-cell>
              <table:table-cell office:value-type="float" office:value="0.0703473732091051">
                <text:p>0.07034737320910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09820542706597">
                <text:p>0.00209820542706597</text:p>
              </table:table-cell>
              <table:table-cell office:value-type="float" office:value="0.00654685246550036">
                <text:p>0.00654685246550036</text:p>
              </table:table-cell>
              <table:table-cell office:value-type="float" office:value="0.0435489624829062">
                <text:p>0.0435489624829062</text:p>
              </table:table-cell>
              <table:table-cell office:value-type="float" office:value="NaN">
                <text:p>NaN</text:p>
              </table:table-cell>
              <table:table-cell office:value-type="float" office:value="0.0235352643717756">
                <text:p>0.0235352643717756</text:p>
              </table:table-cell>
              <table:table-cell office:value-type="float" office:value="0.0233824131292665">
                <text:p>0.0233824131292665</text:p>
              </table:table-cell>
              <table:table-cell office:value-type="float" office:value="0.0802339649517052">
                <text:p>0.0802339649517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59939982575586">
                <text:p>0.00459939982575586</text:p>
              </table:table-cell>
              <table:table-cell office:value-type="float" office:value="0.0156477768691934">
                <text:p>0.0156477768691934</text:p>
              </table:table-cell>
              <table:table-cell office:value-type="float" office:value="0.0412110326049151">
                <text:p>0.0412110326049151</text:p>
              </table:table-cell>
              <table:table-cell office:value-type="float" office:value="NaN">
                <text:p>NaN</text:p>
              </table:table-cell>
              <table:table-cell office:value-type="float" office:value="0.0221961885722357">
                <text:p>0.0221961885722357</text:p>
              </table:table-cell>
              <table:table-cell office:value-type="float" office:value="0.0258343351223021">
                <text:p>0.0258343351223021</text:p>
              </table:table-cell>
              <table:table-cell office:value-type="float" office:value="0.0915366326775844">
                <text:p>0.0915366326775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66506506556425">
                <text:p>0.00366506506556425</text:p>
              </table:table-cell>
              <table:table-cell office:value-type="float" office:value="0.0124095052616863">
                <text:p>0.0124095052616863</text:p>
              </table:table-cell>
              <table:table-cell office:value-type="float" office:value="0.0372111621783071">
                <text:p>0.0372111621783071</text:p>
              </table:table-cell>
              <table:table-cell office:value-type="float" office:value="NaN">
                <text:p>NaN</text:p>
              </table:table-cell>
              <table:table-cell office:value-type="float" office:value="0.0290134844709865">
                <text:p>0.0290134844709865</text:p>
              </table:table-cell>
              <table:table-cell office:value-type="float" office:value="0.0273674050209241">
                <text:p>0.0273674050209241</text:p>
              </table:table-cell>
              <table:table-cell office:value-type="float" office:value="0.099282182455363">
                <text:p>0.0992821824553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73957659285925">
                <text:p>0.00273957659285925</text:p>
              </table:table-cell>
              <table:table-cell office:value-type="float" office:value="0.0167202848347596">
                <text:p>0.0167202848347596</text:p>
              </table:table-cell>
              <table:table-cell office:value-type="float" office:value="0.0323026811597553">
                <text:p>0.0323026811597553</text:p>
              </table:table-cell>
              <table:table-cell office:value-type="float" office:value="NaN">
                <text:p>NaN</text:p>
              </table:table-cell>
              <table:table-cell office:value-type="float" office:value="0.0337661237371063">
                <text:p>0.0337661237371063</text:p>
              </table:table-cell>
              <table:table-cell office:value-type="float" office:value="0.0367916938952206">
                <text:p>0.0367916938952206</text:p>
              </table:table-cell>
              <table:table-cell office:value-type="float" office:value="0.105358484588363">
                <text:p>0.1053584845883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53578215486614">
                <text:p>0.00953578215486614</text:p>
              </table:table-cell>
              <table:table-cell office:value-type="float" office:value="0.0235607178122805">
                <text:p>0.0235607178122805</text:p>
              </table:table-cell>
              <table:table-cell office:value-type="float" office:value="0.0328513270657848">
                <text:p>0.0328513270657848</text:p>
              </table:table-cell>
              <table:table-cell office:value-type="float" office:value="NaN">
                <text:p>NaN</text:p>
              </table:table-cell>
              <table:table-cell office:value-type="float" office:value="0.0396311921250232">
                <text:p>0.0396311921250232</text:p>
              </table:table-cell>
              <table:table-cell office:value-type="float" office:value="0.0487324667776871">
                <text:p>0.0487324667776871</text:p>
              </table:table-cell>
              <table:table-cell office:value-type="float" office:value="0.11210290509394">
                <text:p>0.112102905093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2482343203261">
                <text:p>0.0122482343203261</text:p>
              </table:table-cell>
              <table:table-cell office:value-type="float" office:value="0.0047818705338686">
                <text:p>0.0047818705338686</text:p>
              </table:table-cell>
              <table:table-cell office:value-type="float" office:value="0.018454737585271">
                <text:p>0.018454737585271</text:p>
              </table:table-cell>
              <table:table-cell office:value-type="float" office:value="NaN">
                <text:p>NaN</text:p>
              </table:table-cell>
              <table:table-cell office:value-type="float" office:value="0.0412311053061723">
                <text:p>0.0412311053061723</text:p>
              </table:table-cell>
              <table:table-cell office:value-type="float" office:value="0.0589967906756855">
                <text:p>0.0589967906756855</text:p>
              </table:table-cell>
              <table:table-cell office:value-type="float" office:value="0.105117881747764">
                <text:p>0.105117881747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9558207226565">
                <text:p>0.0109558207226565</text:p>
              </table:table-cell>
              <table:table-cell office:value-type="float" office:value="0.0181048512961229">
                <text:p>0.0181048512961229</text:p>
              </table:table-cell>
              <table:table-cell office:value-type="float" office:value="0.0134341116552493">
                <text:p>0.0134341116552493</text:p>
              </table:table-cell>
              <table:table-cell office:value-type="float" office:value="0.407778232210295">
                <text:p>0.407778232210295</text:p>
              </table:table-cell>
              <table:table-cell office:value-type="float" office:value="0.0376603994134561">
                <text:p>0.0376603994134561</text:p>
              </table:table-cell>
              <table:table-cell office:value-type="float" office:value="0.0575569238589236">
                <text:p>0.0575569238589236</text:p>
              </table:table-cell>
              <table:table-cell office:value-type="float" office:value="0.104772220465456">
                <text:p>0.104772220465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0504152066065">
                <text:p>0.010504152066065</text:p>
              </table:table-cell>
              <table:table-cell office:value-type="float" office:value="0.0111508843701119">
                <text:p>0.0111508843701119</text:p>
              </table:table-cell>
              <table:table-cell office:value-type="float" office:value="0.0215451778125909">
                <text:p>0.0215451778125909</text:p>
              </table:table-cell>
              <table:table-cell office:value-type="float" office:value="0.0305710342851949">
                <text:p>0.0305710342851949</text:p>
              </table:table-cell>
              <table:table-cell office:value-type="float" office:value="0.0349342961839438">
                <text:p>0.0349342961839438</text:p>
              </table:table-cell>
              <table:table-cell office:value-type="float" office:value="0.0452479748468161">
                <text:p>0.0452479748468161</text:p>
              </table:table-cell>
              <table:table-cell office:value-type="float" office:value="0.104714011356045">
                <text:p>0.1047140113560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946148830952632">
                <text:p>0.00946148830952632</text:p>
              </table:table-cell>
              <table:table-cell office:value-type="float" office:value="0.00855263003301493">
                <text:p>0.00855263003301493</text:p>
              </table:table-cell>
              <table:table-cell office:value-type="float" office:value="0.0235860796927645">
                <text:p>0.0235860796927645</text:p>
              </table:table-cell>
              <table:table-cell office:value-type="float" office:value="0.0269319002675091">
                <text:p>0.0269319002675091</text:p>
              </table:table-cell>
              <table:table-cell office:value-type="float" office:value="0.0361235431355483">
                <text:p>0.0361235431355483</text:p>
              </table:table-cell>
              <table:table-cell office:value-type="float" office:value="0.0483462417544602">
                <text:p>0.0483462417544602</text:p>
              </table:table-cell>
              <table:table-cell office:value-type="float" office:value="0.103894350838051">
                <text:p>0.103894350838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0632756410924">
                <text:p>0.0100632756410924</text:p>
              </table:table-cell>
              <table:table-cell office:value-type="float" office:value="0.0124887205640794">
                <text:p>0.0124887205640794</text:p>
              </table:table-cell>
              <table:table-cell office:value-type="float" office:value="0.036686670799752">
                <text:p>0.036686670799752</text:p>
              </table:table-cell>
              <table:table-cell office:value-type="float" office:value="0.0146639309181541">
                <text:p>0.0146639309181541</text:p>
              </table:table-cell>
              <table:table-cell office:value-type="float" office:value="0.0296843262926362">
                <text:p>0.0296843262926362</text:p>
              </table:table-cell>
              <table:table-cell office:value-type="float" office:value="0.0419676091234532">
                <text:p>0.0419676091234532</text:p>
              </table:table-cell>
              <table:table-cell office:value-type="float" office:value="0.11182382691258">
                <text:p>0.11182382691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67495662386179">
                <text:p>0.0167495662386179</text:p>
              </table:table-cell>
              <table:table-cell office:value-type="float" office:value="0.0118983800585809">
                <text:p>0.0118983800585809</text:p>
              </table:table-cell>
              <table:table-cell office:value-type="float" office:value="0.0297746356099335">
                <text:p>0.0297746356099335</text:p>
              </table:table-cell>
              <table:table-cell office:value-type="float" office:value="NaN">
                <text:p>NaN</text:p>
              </table:table-cell>
              <table:table-cell office:value-type="float" office:value="0.0415593556057723">
                <text:p>0.0415593556057723</text:p>
              </table:table-cell>
              <table:table-cell office:value-type="float" office:value="0.0397194726249641">
                <text:p>0.0397194726249641</text:p>
              </table:table-cell>
              <table:table-cell office:value-type="float" office:value="0.117967348367617">
                <text:p>0.1179673483676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0159292326051">
                <text:p>0.0200159292326051</text:p>
              </table:table-cell>
              <table:table-cell office:value-type="float" office:value="0.0464881937489494">
                <text:p>0.0464881937489494</text:p>
              </table:table-cell>
              <table:table-cell office:value-type="float" office:value="0.0269439801949931">
                <text:p>0.0269439801949931</text:p>
              </table:table-cell>
              <table:table-cell office:value-type="float" office:value="NaN">
                <text:p>NaN</text:p>
              </table:table-cell>
              <table:table-cell office:value-type="float" office:value="0.0344974792345246">
                <text:p>0.0344974792345246</text:p>
              </table:table-cell>
              <table:table-cell office:value-type="float" office:value="0.021012244720966">
                <text:p>0.021012244720966</text:p>
              </table:table-cell>
              <table:table-cell office:value-type="float" office:value="0.131621588232716">
                <text:p>0.1316215882327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93508110993355">
                <text:p>0.0193508110993355</text:p>
              </table:table-cell>
              <table:table-cell office:value-type="float" office:value="0.0638089554283143">
                <text:p>0.0638089554283143</text:p>
              </table:table-cell>
              <table:table-cell office:value-type="float" office:value="0.0202495876908052">
                <text:p>0.0202495876908052</text:p>
              </table:table-cell>
              <table:table-cell office:value-type="float" office:value="NaN">
                <text:p>NaN</text:p>
              </table:table-cell>
              <table:table-cell office:value-type="float" office:value="0.0392368804519233">
                <text:p>0.0392368804519233</text:p>
              </table:table-cell>
              <table:table-cell office:value-type="float" office:value="0.0242236733948306">
                <text:p>0.0242236733948306</text:p>
              </table:table-cell>
              <table:table-cell office:value-type="float" office:value="0.13978717029833">
                <text:p>0.139787170298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10944423563855">
                <text:p>0.0210944423563855</text:p>
              </table:table-cell>
              <table:table-cell office:value-type="float" office:value="0.0536857273654202">
                <text:p>0.0536857273654202</text:p>
              </table:table-cell>
              <table:table-cell office:value-type="float" office:value="0.0155598706461025">
                <text:p>0.0155598706461025</text:p>
              </table:table-cell>
              <table:table-cell office:value-type="float" office:value="NaN">
                <text:p>NaN</text:p>
              </table:table-cell>
              <table:table-cell office:value-type="float" office:value="0.0529899228762763">
                <text:p>0.0529899228762763</text:p>
              </table:table-cell>
              <table:table-cell office:value-type="float" office:value="0.0317265732858798">
                <text:p>0.0317265732858798</text:p>
              </table:table-cell>
              <table:table-cell office:value-type="float" office:value="0.149589662164747">
                <text:p>0.149589662164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7625544685312">
                <text:p>0.0227625544685312</text:p>
              </table:table-cell>
              <table:table-cell office:value-type="float" office:value="0.0430177133186894">
                <text:p>0.0430177133186894</text:p>
              </table:table-cell>
              <table:table-cell office:value-type="float" office:value="0.00856403116447174">
                <text:p>0.00856403116447174</text:p>
              </table:table-cell>
              <table:table-cell office:value-type="float" office:value="NaN">
                <text:p>NaN</text:p>
              </table:table-cell>
              <table:table-cell office:value-type="float" office:value="0.0552049491516985">
                <text:p>0.0552049491516985</text:p>
              </table:table-cell>
              <table:table-cell office:value-type="float" office:value="0.0448613623206124">
                <text:p>0.0448613623206124</text:p>
              </table:table-cell>
              <table:table-cell office:value-type="float" office:value="0.152789391593064">
                <text:p>0.1527893915930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82898665098238">
                <text:p>0.0182898665098238</text:p>
              </table:table-cell>
              <table:table-cell office:value-type="float" office:value="0.0504758709872903">
                <text:p>0.0504758709872903</text:p>
              </table:table-cell>
              <table:table-cell office:value-type="float" office:value="0.0198800681860051">
                <text:p>0.0198800681860051</text:p>
              </table:table-cell>
              <table:table-cell office:value-type="float" office:value="NaN">
                <text:p>NaN</text:p>
              </table:table-cell>
              <table:table-cell office:value-type="float" office:value="0.0480438272478421">
                <text:p>0.0480438272478421</text:p>
              </table:table-cell>
              <table:table-cell office:value-type="float" office:value="0.051574246065028">
                <text:p>0.051574246065028</text:p>
              </table:table-cell>
              <table:table-cell office:value-type="float" office:value="0.126795419532561">
                <text:p>0.1267954195325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6852339266633">
                <text:p>0.0146852339266633</text:p>
              </table:table-cell>
              <table:table-cell office:value-type="float" office:value="0.043791253069134">
                <text:p>0.043791253069134</text:p>
              </table:table-cell>
              <table:table-cell office:value-type="float" office:value="0.0286166696629835">
                <text:p>0.0286166696629835</text:p>
              </table:table-cell>
              <table:table-cell office:value-type="float" office:value="NaN">
                <text:p>NaN</text:p>
              </table:table-cell>
              <table:table-cell office:value-type="float" office:value="0.0490833440699675">
                <text:p>0.0490833440699675</text:p>
              </table:table-cell>
              <table:table-cell office:value-type="float" office:value="0.0491325386742396">
                <text:p>0.0491325386742396</text:p>
              </table:table-cell>
              <table:table-cell office:value-type="float" office:value="0.131955938612449">
                <text:p>0.131955938612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721180465653568">
                <text:p>0.00721180465653568</text:p>
              </table:table-cell>
              <table:table-cell office:value-type="float" office:value="0.0272800230414102">
                <text:p>0.0272800230414102</text:p>
              </table:table-cell>
              <table:table-cell office:value-type="float" office:value="0.0373819163292848">
                <text:p>0.0373819163292848</text:p>
              </table:table-cell>
              <table:table-cell office:value-type="float" office:value="NaN">
                <text:p>NaN</text:p>
              </table:table-cell>
              <table:table-cell office:value-type="float" office:value="0.0617836054612408">
                <text:p>0.0617836054612408</text:p>
              </table:table-cell>
              <table:table-cell office:value-type="float" office:value="0.0500855678217996">
                <text:p>0.0500855678217996</text:p>
              </table:table-cell>
              <table:table-cell office:value-type="float" office:value="0.129880527629779">
                <text:p>0.1298805276297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738929370103447">
                <text:p>0.00738929370103447</text:p>
              </table:table-cell>
              <table:table-cell office:value-type="float" office:value="0.0192451224302737">
                <text:p>0.0192451224302737</text:p>
              </table:table-cell>
              <table:table-cell office:value-type="float" office:value="0.0387983993821179">
                <text:p>0.0387983993821179</text:p>
              </table:table-cell>
              <table:table-cell office:value-type="float" office:value="NaN">
                <text:p>NaN</text:p>
              </table:table-cell>
              <table:table-cell office:value-type="float" office:value="0.055396573942195">
                <text:p>0.055396573942195</text:p>
              </table:table-cell>
              <table:table-cell office:value-type="float" office:value="0.0558906506379131">
                <text:p>0.0558906506379131</text:p>
              </table:table-cell>
              <table:table-cell office:value-type="float" office:value="0.124800418742609">
                <text:p>0.1248004187426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844580204726052">
                <text:p>0.00844580204726052</text:p>
              </table:table-cell>
              <table:table-cell office:value-type="float" office:value="0.0119576357382983">
                <text:p>0.0119576357382983</text:p>
              </table:table-cell>
              <table:table-cell office:value-type="float" office:value="0.0389049160880126">
                <text:p>0.0389049160880126</text:p>
              </table:table-cell>
              <table:table-cell office:value-type="float" office:value="NaN">
                <text:p>NaN</text:p>
              </table:table-cell>
              <table:table-cell office:value-type="float" office:value="0.0476869085143516">
                <text:p>0.0476869085143516</text:p>
              </table:table-cell>
              <table:table-cell office:value-type="float" office:value="0.055100089226054">
                <text:p>0.055100089226054</text:p>
              </table:table-cell>
              <table:table-cell office:value-type="float" office:value="0.129950204541717">
                <text:p>0.1299502045417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59748281374504">
                <text:p>0.00359748281374504</text:p>
              </table:table-cell>
              <table:table-cell office:value-type="float" office:value="0.0156084675710047">
                <text:p>0.0156084675710047</text:p>
              </table:table-cell>
              <table:table-cell office:value-type="float" office:value="0.0420025982493444">
                <text:p>0.0420025982493444</text:p>
              </table:table-cell>
              <table:table-cell office:value-type="float" office:value="NaN">
                <text:p>NaN</text:p>
              </table:table-cell>
              <table:table-cell office:value-type="float" office:value="0.0425068343306083">
                <text:p>0.0425068343306083</text:p>
              </table:table-cell>
              <table:table-cell office:value-type="float" office:value="0.0325289517406319">
                <text:p>0.0325289517406319</text:p>
              </table:table-cell>
              <table:table-cell office:value-type="float" office:value="0.135021128027402">
                <text:p>0.135021128027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09979987161575">
                <text:p>0.00209979987161575</text:p>
              </table:table-cell>
              <table:table-cell office:value-type="float" office:value="0.00617937266441843">
                <text:p>0.00617937266441843</text:p>
              </table:table-cell>
              <table:table-cell office:value-type="float" office:value="0.0473407594105491">
                <text:p>0.0473407594105491</text:p>
              </table:table-cell>
              <table:table-cell office:value-type="float" office:value="NaN">
                <text:p>NaN</text:p>
              </table:table-cell>
              <table:table-cell office:value-type="float" office:value="0.0390366766145755">
                <text:p>0.0390366766145755</text:p>
              </table:table-cell>
              <table:table-cell office:value-type="float" office:value="NaN">
                <text:p>NaN</text:p>
              </table:table-cell>
              <table:table-cell office:value-type="float" office:value="0.144810219859722">
                <text:p>0.1448102198597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44452005938293">
                <text:p>0.00444452005938293</text:p>
              </table:table-cell>
              <table:table-cell office:value-type="float" office:value="0.0137368030998131">
                <text:p>0.0137368030998131</text:p>
              </table:table-cell>
              <table:table-cell office:value-type="float" office:value="0.035141726011994">
                <text:p>0.035141726011994</text:p>
              </table:table-cell>
              <table:table-cell office:value-type="float" office:value="NaN">
                <text:p>NaN</text:p>
              </table:table-cell>
              <table:table-cell office:value-type="float" office:value="0.0460902071563088">
                <text:p>0.0460902071563088</text:p>
              </table:table-cell>
              <table:table-cell office:value-type="float" office:value="NaN">
                <text:p>NaN</text:p>
              </table:table-cell>
              <table:table-cell office:value-type="float" office:value="0.150234519633996">
                <text:p>0.150234519633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46292790818157">
                <text:p>0.00546292790818157</text:p>
              </table:table-cell>
              <table:table-cell office:value-type="float" office:value="0.0198119216769723">
                <text:p>0.0198119216769723</text:p>
              </table:table-cell>
              <table:table-cell office:value-type="float" office:value="0.0214826918058304">
                <text:p>0.0214826918058304</text:p>
              </table:table-cell>
              <table:table-cell office:value-type="float" office:value="NaN">
                <text:p>NaN</text:p>
              </table:table-cell>
              <table:table-cell office:value-type="float" office:value="0.0473798766800216">
                <text:p>0.0473798766800216</text:p>
              </table:table-cell>
              <table:table-cell office:value-type="float" office:value="NaN">
                <text:p>NaN</text:p>
              </table:table-cell>
              <table:table-cell office:value-type="float" office:value="0.157365080447793">
                <text:p>0.157365080447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870646039051456">
                <text:p>0.00870646039051456</text:p>
              </table:table-cell>
              <table:table-cell office:value-type="float" office:value="0.0566715878573136">
                <text:p>0.0566715878573136</text:p>
              </table:table-cell>
              <table:table-cell office:value-type="float" office:value="0.02317088834274">
                <text:p>0.02317088834274</text:p>
              </table:table-cell>
              <table:table-cell office:value-type="float" office:value="NaN">
                <text:p>NaN</text:p>
              </table:table-cell>
              <table:table-cell office:value-type="float" office:value="0.0433084381205747">
                <text:p>0.0433084381205747</text:p>
              </table:table-cell>
              <table:table-cell office:value-type="float" office:value="NaN">
                <text:p>NaN</text:p>
              </table:table-cell>
              <table:table-cell office:value-type="float" office:value="0.167936575700345">
                <text:p>0.1679365757003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790693324296849">
                <text:p>0.00790693324296849</text:p>
              </table:table-cell>
              <table:table-cell office:value-type="float" office:value="0.072631763605177">
                <text:p>0.072631763605177</text:p>
              </table:table-cell>
              <table:table-cell office:value-type="float" office:value="0.0309289372359912">
                <text:p>0.0309289372359912</text:p>
              </table:table-cell>
              <table:table-cell office:value-type="float" office:value="NaN">
                <text:p>NaN</text:p>
              </table:table-cell>
              <table:table-cell office:value-type="float" office:value="0.0429666684278458">
                <text:p>0.0429666684278458</text:p>
              </table:table-cell>
              <table:table-cell office:value-type="float" office:value="NaN">
                <text:p>NaN</text:p>
              </table:table-cell>
              <table:table-cell office:value-type="float" office:value="0.181319048057448">
                <text:p>0.181319048057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26308584163538">
                <text:p>0.00126308584163538</text:p>
              </table:table-cell>
              <table:table-cell office:value-type="float" office:value="0.0521795297784092">
                <text:p>0.0521795297784092</text:p>
              </table:table-cell>
              <table:table-cell office:value-type="float" office:value="0.0322834509734286">
                <text:p>0.0322834509734286</text:p>
              </table:table-cell>
              <table:table-cell office:value-type="float" office:value="NaN">
                <text:p>NaN</text:p>
              </table:table-cell>
              <table:table-cell office:value-type="float" office:value="0.0405012289195872">
                <text:p>0.0405012289195872</text:p>
              </table:table-cell>
              <table:table-cell office:value-type="float" office:value="0.253366098599522">
                <text:p>0.253366098599522</text:p>
              </table:table-cell>
              <table:table-cell office:value-type="float" office:value="0.189836686785124">
                <text:p>0.189836686785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90239121286535">
                <text:p>0.00590239121286535</text:p>
              </table:table-cell>
              <table:table-cell office:value-type="float" office:value="0.0281697702771892">
                <text:p>0.0281697702771892</text:p>
              </table:table-cell>
              <table:table-cell office:value-type="float" office:value="0.029624768394589">
                <text:p>0.029624768394589</text:p>
              </table:table-cell>
              <table:table-cell office:value-type="float" office:value="NaN">
                <text:p>NaN</text:p>
              </table:table-cell>
              <table:table-cell office:value-type="float" office:value="0.0518844761258203">
                <text:p>0.0518844761258203</text:p>
              </table:table-cell>
              <table:table-cell office:value-type="float" office:value="0.0593438949549616">
                <text:p>0.0593438949549616</text:p>
              </table:table-cell>
              <table:table-cell office:value-type="float" office:value="0.205202514946529">
                <text:p>0.2052025149465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09685710052066">
                <text:p>0.00909685710052066</text:p>
              </table:table-cell>
              <table:table-cell office:value-type="float" office:value="0.00924105154590844">
                <text:p>0.00924105154590844</text:p>
              </table:table-cell>
              <table:table-cell office:value-type="float" office:value="0.0314975475603187">
                <text:p>0.0314975475603187</text:p>
              </table:table-cell>
              <table:table-cell office:value-type="float" office:value="0.509861619062684">
                <text:p>0.509861619062684</text:p>
              </table:table-cell>
              <table:table-cell office:value-type="float" office:value="0.0586570990028958">
                <text:p>0.0586570990028958</text:p>
              </table:table-cell>
              <table:table-cell office:value-type="float" office:value="0.0497623568179659">
                <text:p>0.0497623568179659</text:p>
              </table:table-cell>
              <table:table-cell office:value-type="float" office:value="0.207425818802759">
                <text:p>0.207425818802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54463727329581">
                <text:p>0.00354463727329581</text:p>
              </table:table-cell>
              <table:table-cell office:value-type="float" office:value="0.00983213868396728">
                <text:p>0.00983213868396728</text:p>
              </table:table-cell>
              <table:table-cell office:value-type="float" office:value="0.0373329544243544">
                <text:p>0.0373329544243544</text:p>
              </table:table-cell>
              <table:table-cell office:value-type="float" office:value="0.0273613417599975">
                <text:p>0.0273613417599975</text:p>
              </table:table-cell>
              <table:table-cell office:value-type="float" office:value="0.0504784868838965">
                <text:p>0.0504784868838965</text:p>
              </table:table-cell>
              <table:table-cell office:value-type="float" office:value="0.0309087984670953">
                <text:p>0.0309087984670953</text:p>
              </table:table-cell>
              <table:table-cell office:value-type="float" office:value="0.198037404390767">
                <text:p>0.1980374043907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954539330698153">
                <text:p>0.00954539330698153</text:p>
              </table:table-cell>
              <table:table-cell office:value-type="float" office:value="0.0390318566725028">
                <text:p>0.0390318566725028</text:p>
              </table:table-cell>
              <table:table-cell office:value-type="float" office:value="0.0298278793650651">
                <text:p>0.0298278793650651</text:p>
              </table:table-cell>
              <table:table-cell office:value-type="float" office:value="0.0227623598048584">
                <text:p>0.0227623598048584</text:p>
              </table:table-cell>
              <table:table-cell office:value-type="float" office:value="0.0506191104839077">
                <text:p>0.0506191104839077</text:p>
              </table:table-cell>
              <table:table-cell office:value-type="float" office:value="0.0299416717437552">
                <text:p>0.0299416717437552</text:p>
              </table:table-cell>
              <table:table-cell office:value-type="float" office:value="0.18213696293137">
                <text:p>0.182136962931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91276188478381">
                <text:p>0.00791276188478381</text:p>
              </table:table-cell>
              <table:table-cell office:value-type="float" office:value="0.0655854627492532">
                <text:p>0.0655854627492532</text:p>
              </table:table-cell>
              <table:table-cell office:value-type="float" office:value="0.0291188985615174">
                <text:p>0.0291188985615174</text:p>
              </table:table-cell>
              <table:table-cell office:value-type="float" office:value="0.0242750947156865">
                <text:p>0.0242750947156865</text:p>
              </table:table-cell>
              <table:table-cell office:value-type="float" office:value="0.0566823648361005">
                <text:p>0.0566823648361005</text:p>
              </table:table-cell>
              <table:table-cell office:value-type="float" office:value="0.0394822819803971">
                <text:p>0.0394822819803971</text:p>
              </table:table-cell>
              <table:table-cell office:value-type="float" office:value="0.189608653378707">
                <text:p>0.1896086533787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964712848149187">
                <text:p>0.00964712848149187</text:p>
              </table:table-cell>
              <table:table-cell office:value-type="float" office:value="0.0468865269902831">
                <text:p>0.0468865269902831</text:p>
              </table:table-cell>
              <table:table-cell office:value-type="float" office:value="0.0432531532152457">
                <text:p>0.0432531532152457</text:p>
              </table:table-cell>
              <table:table-cell office:value-type="float" office:value="0.0235487888580363">
                <text:p>0.0235487888580363</text:p>
              </table:table-cell>
              <table:table-cell office:value-type="float" office:value="0.0655978354070997">
                <text:p>0.0655978354070997</text:p>
              </table:table-cell>
              <table:table-cell office:value-type="float" office:value="0.0503437006896441">
                <text:p>0.0503437006896441</text:p>
              </table:table-cell>
              <table:table-cell office:value-type="float" office:value="0.19935479466084">
                <text:p>0.199354794660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63408413347326">
                <text:p>0.0063408413347326</text:p>
              </table:table-cell>
              <table:table-cell office:value-type="float" office:value="0.0167613092676506">
                <text:p>0.0167613092676506</text:p>
              </table:table-cell>
              <table:table-cell office:value-type="float" office:value="0.0513223138549094">
                <text:p>0.0513223138549094</text:p>
              </table:table-cell>
              <table:table-cell office:value-type="float" office:value="0.0301122288699093">
                <text:p>0.0301122288699093</text:p>
              </table:table-cell>
              <table:table-cell office:value-type="float" office:value="0.0686395709637065">
                <text:p>0.0686395709637065</text:p>
              </table:table-cell>
              <table:table-cell office:value-type="float" office:value="NaN">
                <text:p>NaN</text:p>
              </table:table-cell>
              <table:table-cell office:value-type="float" office:value="0.219323318609168">
                <text:p>0.219323318609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78129825786676">
                <text:p>0.0078129825786676</text:p>
              </table:table-cell>
              <table:table-cell office:value-type="float" office:value="0.0104942698817738">
                <text:p>0.0104942698817738</text:p>
              </table:table-cell>
              <table:table-cell office:value-type="float" office:value="0.0540832242140515">
                <text:p>0.0540832242140515</text:p>
              </table:table-cell>
              <table:table-cell office:value-type="float" office:value="0.0392553821038669">
                <text:p>0.0392553821038669</text:p>
              </table:table-cell>
              <table:table-cell office:value-type="float" office:value="0.0681011401052833">
                <text:p>0.0681011401052833</text:p>
              </table:table-cell>
              <table:table-cell office:value-type="float" office:value="NaN">
                <text:p>NaN</text:p>
              </table:table-cell>
              <table:table-cell office:value-type="float" office:value="0.239602817823249">
                <text:p>0.2396028178232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39463060832908">
                <text:p>0.0139463060832908</text:p>
              </table:table-cell>
              <table:table-cell office:value-type="float" office:value="0.00529286522211626">
                <text:p>0.00529286522211626</text:p>
              </table:table-cell>
              <table:table-cell office:value-type="float" office:value="0.041600254502559">
                <text:p>0.041600254502559</text:p>
              </table:table-cell>
              <table:table-cell office:value-type="float" office:value="0.0478299251218824">
                <text:p>0.0478299251218824</text:p>
              </table:table-cell>
              <table:table-cell office:value-type="float" office:value="0.0666329425373888">
                <text:p>0.0666329425373888</text:p>
              </table:table-cell>
              <table:table-cell office:value-type="float" office:value="NaN">
                <text:p>NaN</text:p>
              </table:table-cell>
              <table:table-cell office:value-type="float" office:value="0.251023125135077">
                <text:p>0.2510231251350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92759234500542">
                <text:p>0.0192759234500542</text:p>
              </table:table-cell>
              <table:table-cell office:value-type="float" office:value="0.0241250630484589">
                <text:p>0.0241250630484589</text:p>
              </table:table-cell>
              <table:table-cell office:value-type="float" office:value="0.0398384711004938">
                <text:p>0.0398384711004938</text:p>
              </table:table-cell>
              <table:table-cell office:value-type="float" office:value="0.060591195916607">
                <text:p>0.060591195916607</text:p>
              </table:table-cell>
              <table:table-cell office:value-type="float" office:value="0.074864097647061">
                <text:p>0.074864097647061</text:p>
              </table:table-cell>
              <table:table-cell office:value-type="float" office:value="NaN">
                <text:p>NaN</text:p>
              </table:table-cell>
              <table:table-cell office:value-type="float" office:value="0.268541465555068">
                <text:p>0.2685414655550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58463075209322">
                <text:p>0.0158463075209322</text:p>
              </table:table-cell>
              <table:table-cell office:value-type="float" office:value="0.0671939891988544">
                <text:p>0.0671939891988544</text:p>
              </table:table-cell>
              <table:table-cell office:value-type="float" office:value="0.0503518136015289">
                <text:p>0.0503518136015289</text:p>
              </table:table-cell>
              <table:table-cell office:value-type="float" office:value="NaN">
                <text:p>NaN</text:p>
              </table:table-cell>
              <table:table-cell office:value-type="float" office:value="0.0697297605200828">
                <text:p>0.0697297605200828</text:p>
              </table:table-cell>
              <table:table-cell office:value-type="float" office:value="0.411340546279349">
                <text:p>0.411340546279349</text:p>
              </table:table-cell>
              <table:table-cell office:value-type="float" office:value="0.259446814848562">
                <text:p>0.259446814848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168422203205">
                <text:p>0.015168422203205</text:p>
              </table:table-cell>
              <table:table-cell office:value-type="float" office:value="0.079278830609414">
                <text:p>0.079278830609414</text:p>
              </table:table-cell>
              <table:table-cell office:value-type="float" office:value="0.0644590987450646">
                <text:p>0.0644590987450646</text:p>
              </table:table-cell>
              <table:table-cell office:value-type="float" office:value="NaN">
                <text:p>NaN</text:p>
              </table:table-cell>
              <table:table-cell office:value-type="float" office:value="0.0724685138539043">
                <text:p>0.0724685138539043</text:p>
              </table:table-cell>
              <table:table-cell office:value-type="float" office:value="0.0763042777547543">
                <text:p>0.0763042777547543</text:p>
              </table:table-cell>
              <table:table-cell office:value-type="float" office:value="0.238856455059814">
                <text:p>0.2388564550598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701588418942809">
                <text:p>0.00701588418942809</text:p>
              </table:table-cell>
              <table:table-cell office:value-type="float" office:value="0.0477620817047132">
                <text:p>0.0477620817047132</text:p>
              </table:table-cell>
              <table:table-cell office:value-type="float" office:value="0.0715391503972927">
                <text:p>0.0715391503972927</text:p>
              </table:table-cell>
              <table:table-cell office:value-type="float" office:value="NaN">
                <text:p>NaN</text:p>
              </table:table-cell>
              <table:table-cell office:value-type="float" office:value="0.0660213080983649">
                <text:p>0.0660213080983649</text:p>
              </table:table-cell>
              <table:table-cell office:value-type="float" office:value="0.0830194963276868">
                <text:p>0.0830194963276868</text:p>
              </table:table-cell>
              <table:table-cell office:value-type="float" office:value="0.0895886724207387">
                <text:p>0.08958867242073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47136979651171">
                <text:p>0.00347136979651171</text:p>
              </table:table-cell>
              <table:table-cell office:value-type="float" office:value="0.0400459267895376">
                <text:p>0.0400459267895376</text:p>
              </table:table-cell>
              <table:table-cell office:value-type="float" office:value="0.0821117407850604">
                <text:p>0.0821117407850604</text:p>
              </table:table-cell>
              <table:table-cell office:value-type="float" office:value="NaN">
                <text:p>NaN</text:p>
              </table:table-cell>
              <table:table-cell office:value-type="float" office:value="0.0815628300655715">
                <text:p>0.0815628300655715</text:p>
              </table:table-cell>
              <table:table-cell office:value-type="float" office:value="0.0835440498674052">
                <text:p>0.0835440498674052</text:p>
              </table:table-cell>
              <table:table-cell office:value-type="float" office:value="0.3649109340819">
                <text:p>0.36491093408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24836718469908">
                <text:p>0.0124836718469908</text:p>
              </table:table-cell>
              <table:table-cell office:value-type="float" office:value="0.0361729088410186">
                <text:p>0.0361729088410186</text:p>
              </table:table-cell>
              <table:table-cell office:value-type="float" office:value="0.0722324864718812">
                <text:p>0.0722324864718812</text:p>
              </table:table-cell>
              <table:table-cell office:value-type="float" office:value="0.263871559481412">
                <text:p>0.263871559481412</text:p>
              </table:table-cell>
              <table:table-cell office:value-type="float" office:value="0.0869194272081498">
                <text:p>0.0869194272081498</text:p>
              </table:table-cell>
              <table:table-cell office:value-type="float" office:value="0.0890957917873475">
                <text:p>0.0890957917873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66184277411815">
                <text:p>0.0166184277411815</text:p>
              </table:table-cell>
              <table:table-cell office:value-type="float" office:value="0.00919593127728947">
                <text:p>0.00919593127728947</text:p>
              </table:table-cell>
              <table:table-cell office:value-type="float" office:value="0.0673660122138372">
                <text:p>0.0673660122138372</text:p>
              </table:table-cell>
              <table:table-cell office:value-type="float" office:value="0.0448835233700316">
                <text:p>0.0448835233700316</text:p>
              </table:table-cell>
              <table:table-cell office:value-type="float" office:value="0.0944228550110548">
                <text:p>0.0944228550110548</text:p>
              </table:table-cell>
              <table:table-cell office:value-type="float" office:value="0.0751148588828674">
                <text:p>0.0751148588828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22519205063791">
                <text:p>0.0122519205063791</text:p>
              </table:table-cell>
              <table:table-cell office:value-type="float" office:value="0.0107110087598138">
                <text:p>0.0107110087598138</text:p>
              </table:table-cell>
              <table:table-cell office:value-type="float" office:value="0.0627097085106728">
                <text:p>0.0627097085106728</text:p>
              </table:table-cell>
              <table:table-cell office:value-type="float" office:value="0.0474515672534902">
                <text:p>0.0474515672534902</text:p>
              </table:table-cell>
              <table:table-cell office:value-type="float" office:value="0.0863538842691751">
                <text:p>0.0863538842691751</text:p>
              </table:table-cell>
              <table:table-cell office:value-type="float" office:value="0.0818164263750172">
                <text:p>0.0818164263750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864548578757001">
                <text:p>0.00864548578757001</text:p>
              </table:table-cell>
              <table:table-cell office:value-type="float" office:value="0.0130892126624424">
                <text:p>0.0130892126624424</text:p>
              </table:table-cell>
              <table:table-cell office:value-type="float" office:value="0.064238783509312">
                <text:p>0.064238783509312</text:p>
              </table:table-cell>
              <table:table-cell office:value-type="float" office:value="0.0591007704563808">
                <text:p>0.0591007704563808</text:p>
              </table:table-cell>
              <table:table-cell office:value-type="float" office:value="0.0931911599899487">
                <text:p>0.0931911599899487</text:p>
              </table:table-cell>
              <table:table-cell office:value-type="float" office:value="0.0899618076827822">
                <text:p>0.0899618076827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02972607881841">
                <text:p>0.0102972607881841</text:p>
              </table:table-cell>
              <table:table-cell office:value-type="float" office:value="0.0238885411589667">
                <text:p>0.0238885411589667</text:p>
              </table:table-cell>
              <table:table-cell office:value-type="float" office:value="0.045094072150334">
                <text:p>0.045094072150334</text:p>
              </table:table-cell>
              <table:table-cell office:value-type="float" office:value="0.0669068977817706">
                <text:p>0.0669068977817706</text:p>
              </table:table-cell>
              <table:table-cell office:value-type="float" office:value="0.0973133066910503">
                <text:p>0.0973133066910503</text:p>
              </table:table-cell>
              <table:table-cell office:value-type="float" office:value="0.0950898617179968">
                <text:p>0.0950898617179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784087534314143">
                <text:p>0.00784087534314143</text:p>
              </table:table-cell>
              <table:table-cell office:value-type="float" office:value="0.0326651149037477">
                <text:p>0.0326651149037477</text:p>
              </table:table-cell>
              <table:table-cell office:value-type="float" office:value="0.0485050520880948">
                <text:p>0.0485050520880948</text:p>
              </table:table-cell>
              <table:table-cell office:value-type="float" office:value="0.0747943985161404">
                <text:p>0.0747943985161404</text:p>
              </table:table-cell>
              <table:table-cell office:value-type="float" office:value="0.103358706952683">
                <text:p>0.103358706952683</text:p>
              </table:table-cell>
              <table:table-cell office:value-type="float" office:value="0.103827076275596">
                <text:p>0.103827076275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783329146952229">
                <text:p>0.00783329146952229</text:p>
              </table:table-cell>
              <table:table-cell office:value-type="float" office:value="0.0431647594113549">
                <text:p>0.0431647594113549</text:p>
              </table:table-cell>
              <table:table-cell office:value-type="float" office:value="0.0509817857189289">
                <text:p>0.0509817857189289</text:p>
              </table:table-cell>
              <table:table-cell office:value-type="float" office:value="NaN">
                <text:p>NaN</text:p>
              </table:table-cell>
              <table:table-cell office:value-type="float" office:value="0.106458037715484">
                <text:p>0.106458037715484</text:p>
              </table:table-cell>
              <table:table-cell office:value-type="float" office:value="0.11106406720259">
                <text:p>0.11106406720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56617144592645">
                <text:p>0.00456617144592645</text:p>
              </table:table-cell>
              <table:table-cell office:value-type="float" office:value="0.0435742161216525">
                <text:p>0.0435742161216525</text:p>
              </table:table-cell>
              <table:table-cell office:value-type="float" office:value="0.0510951328400066">
                <text:p>0.0510951328400066</text:p>
              </table:table-cell>
              <table:table-cell office:value-type="float" office:value="NaN">
                <text:p>NaN</text:p>
              </table:table-cell>
              <table:table-cell office:value-type="float" office:value="0.0959672193966418">
                <text:p>0.0959672193966418</text:p>
              </table:table-cell>
              <table:table-cell office:value-type="float" office:value="0.123044532838764">
                <text:p>0.123044532838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97189348345593">
                <text:p>0.0097189348345593</text:p>
              </table:table-cell>
              <table:table-cell office:value-type="float" office:value="0.0527843428273361">
                <text:p>0.0527843428273361</text:p>
              </table:table-cell>
              <table:table-cell office:value-type="float" office:value="0.0534888771883638">
                <text:p>0.0534888771883638</text:p>
              </table:table-cell>
              <table:table-cell office:value-type="float" office:value="NaN">
                <text:p>NaN</text:p>
              </table:table-cell>
              <table:table-cell office:value-type="float" office:value="0.0978651513866508">
                <text:p>0.0978651513866508</text:p>
              </table:table-cell>
              <table:table-cell office:value-type="float" office:value="0.127974118318462">
                <text:p>0.12797411831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88197579574339">
                <text:p>0.00688197579574339</text:p>
              </table:table-cell>
              <table:table-cell office:value-type="float" office:value="0.0477798139272625">
                <text:p>0.0477798139272625</text:p>
              </table:table-cell>
              <table:table-cell office:value-type="float" office:value="0.0608922785040183">
                <text:p>0.0608922785040183</text:p>
              </table:table-cell>
              <table:table-cell office:value-type="float" office:value="NaN">
                <text:p>NaN</text:p>
              </table:table-cell>
              <table:table-cell office:value-type="float" office:value="0.0983514714405306">
                <text:p>0.0983514714405306</text:p>
              </table:table-cell>
              <table:table-cell office:value-type="float" office:value="0.128427472332728">
                <text:p>0.128427472332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936194262055652">
                <text:p>0.00936194262055652</text:p>
              </table:table-cell>
              <table:table-cell office:value-type="float" office:value="0.0404203195822675">
                <text:p>0.0404203195822675</text:p>
              </table:table-cell>
              <table:table-cell office:value-type="float" office:value="0.076600005992316">
                <text:p>0.076600005992316</text:p>
              </table:table-cell>
              <table:table-cell office:value-type="float" office:value="0.377241464636528">
                <text:p>0.377241464636528</text:p>
              </table:table-cell>
              <table:table-cell office:value-type="float" office:value="0.101307934847269">
                <text:p>0.101307934847269</text:p>
              </table:table-cell>
              <table:table-cell office:value-type="float" office:value="0.126468661671677">
                <text:p>0.126468661671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24836995448918">
                <text:p>0.0124836995448918</text:p>
              </table:table-cell>
              <table:table-cell office:value-type="float" office:value="0.0175032662487628">
                <text:p>0.0175032662487628</text:p>
              </table:table-cell>
              <table:table-cell office:value-type="float" office:value="0.0857892032544853">
                <text:p>0.0857892032544853</text:p>
              </table:table-cell>
              <table:table-cell office:value-type="float" office:value="0.062339961492289">
                <text:p>0.062339961492289</text:p>
              </table:table-cell>
              <table:table-cell office:value-type="float" office:value="0.103588680104196">
                <text:p>0.103588680104196</text:p>
              </table:table-cell>
              <table:table-cell office:value-type="float" office:value="0.133994821726376">
                <text:p>0.133994821726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553273942901255">
                <text:p>0.00553273942901255</text:p>
              </table:table-cell>
              <table:table-cell office:value-type="float" office:value="0.00817616281356955">
                <text:p>0.00817616281356955</text:p>
              </table:table-cell>
              <table:table-cell office:value-type="float" office:value="0.0888236646379551">
                <text:p>0.0888236646379551</text:p>
              </table:table-cell>
              <table:table-cell office:value-type="float" office:value="0.0596756673865539">
                <text:p>0.0596756673865539</text:p>
              </table:table-cell>
              <table:table-cell office:value-type="float" office:value="0.110297190528383">
                <text:p>0.110297190528383</text:p>
              </table:table-cell>
              <table:table-cell office:value-type="float" office:value="0.135342860676467">
                <text:p>0.135342860676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649412925557186">
                <text:p>0.00649412925557186</text:p>
              </table:table-cell>
              <table:table-cell office:value-type="float" office:value="0.00709007939471509">
                <text:p>0.00709007939471509</text:p>
              </table:table-cell>
              <table:table-cell office:value-type="float" office:value="0.0774180470158698">
                <text:p>0.0774180470158698</text:p>
              </table:table-cell>
              <table:table-cell office:value-type="float" office:value="0.0570783160301684">
                <text:p>0.0570783160301684</text:p>
              </table:table-cell>
              <table:table-cell office:value-type="float" office:value="0.112729635956743">
                <text:p>0.112729635956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09775618806577">
                <text:p>0.0109775618806577</text:p>
              </table:table-cell>
              <table:table-cell office:value-type="float" office:value="0.00461250755302414">
                <text:p>0.00461250755302414</text:p>
              </table:table-cell>
              <table:table-cell office:value-type="float" office:value="0.0773181475548855">
                <text:p>0.0773181475548855</text:p>
              </table:table-cell>
              <table:table-cell office:value-type="float" office:value="0.0677365789715574">
                <text:p>0.0677365789715574</text:p>
              </table:table-cell>
              <table:table-cell office:value-type="float" office:value="0.121862767886198">
                <text:p>0.12186276788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76283903701468">
                <text:p>0.0176283903701468</text:p>
              </table:table-cell>
              <table:table-cell office:value-type="float" office:value="0.00312066881450125">
                <text:p>0.00312066881450125</text:p>
              </table:table-cell>
              <table:table-cell office:value-type="float" office:value="0.0755199692564369">
                <text:p>0.0755199692564369</text:p>
              </table:table-cell>
              <table:table-cell office:value-type="float" office:value="0.0650296154167014">
                <text:p>0.0650296154167014</text:p>
              </table:table-cell>
              <table:table-cell office:value-type="float" office:value="0.12538692446237">
                <text:p>0.1253869244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57429977260355">
                <text:p>0.0157429977260355</text:p>
              </table:table-cell>
              <table:table-cell office:value-type="float" office:value="0.0104701878261562">
                <text:p>0.0104701878261562</text:p>
              </table:table-cell>
              <table:table-cell office:value-type="float" office:value="0.0683058836946295">
                <text:p>0.0683058836946295</text:p>
              </table:table-cell>
              <table:table-cell office:value-type="float" office:value="0.0771310978251451">
                <text:p>0.0771310978251451</text:p>
              </table:table-cell>
              <table:table-cell office:value-type="float" office:value="0.122477618106857">
                <text:p>0.122477618106857</text:p>
              </table:table-cell>
              <table:table-cell office:value-type="float" office:value="0.00624372782337551">
                <text:p>0.0062437278233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1575194139886">
                <text:p>0.0181575194139886</text:p>
              </table:table-cell>
              <table:table-cell office:value-type="float" office:value="0.0265932421697247">
                <text:p>0.0265932421697247</text:p>
              </table:table-cell>
              <table:table-cell office:value-type="float" office:value="0.0470071752472581">
                <text:p>0.0470071752472581</text:p>
              </table:table-cell>
              <table:table-cell office:value-type="float" office:value="0.0930709984775655">
                <text:p>0.0930709984775655</text:p>
              </table:table-cell>
              <table:table-cell office:value-type="float" office:value="0.130168066486032">
                <text:p>0.13016806648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48591991408489">
                <text:p>0.0148591991408489</text:p>
              </table:table-cell>
              <table:table-cell office:value-type="float" office:value="0.0373885935000903">
                <text:p>0.0373885935000903</text:p>
              </table:table-cell>
              <table:table-cell office:value-type="float" office:value="0.042213177595382">
                <text:p>0.042213177595382</text:p>
              </table:table-cell>
              <table:table-cell office:value-type="float" office:value="0.104655221290892">
                <text:p>0.104655221290892</text:p>
              </table:table-cell>
              <table:table-cell office:value-type="float" office:value="0.12211271196713">
                <text:p>0.12211271196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59123028110156">
                <text:p>0.0159123028110156</text:p>
              </table:table-cell>
              <table:table-cell office:value-type="float" office:value="0.038157452724388">
                <text:p>0.038157452724388</text:p>
              </table:table-cell>
              <table:table-cell office:value-type="float" office:value="0.059318775932456">
                <text:p>0.059318775932456</text:p>
              </table:table-cell>
              <table:table-cell office:value-type="float" office:value="0.106727236010168">
                <text:p>0.106727236010168</text:p>
              </table:table-cell>
              <table:table-cell office:value-type="float" office:value="0.127115503816038">
                <text:p>0.12711550381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74593875895813">
                <text:p>0.0174593875895813</text:p>
              </table:table-cell>
              <table:table-cell office:value-type="float" office:value="0.0208443405632303">
                <text:p>0.0208443405632303</text:p>
              </table:table-cell>
              <table:table-cell office:value-type="float" office:value="0.0826772017780754">
                <text:p>0.0826772017780754</text:p>
              </table:table-cell>
              <table:table-cell office:value-type="float" office:value="0.0988748074587054">
                <text:p>0.0988748074587054</text:p>
              </table:table-cell>
              <table:table-cell office:value-type="float" office:value="0.109176669699938">
                <text:p>0.109176669699938</text:p>
              </table:table-cell>
              <table:table-cell office:value-type="float" office:value="0.633562157833504">
                <text:p>0.633562157833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2399593289273">
                <text:p>0.022399593289273</text:p>
              </table:table-cell>
              <table:table-cell office:value-type="float" office:value="0.0142804339931449">
                <text:p>0.0142804339931449</text:p>
              </table:table-cell>
              <table:table-cell office:value-type="float" office:value="0.103532960394209">
                <text:p>0.103532960394209</text:p>
              </table:table-cell>
              <table:table-cell office:value-type="float" office:value="0.0841723558297918">
                <text:p>0.0841723558297918</text:p>
              </table:table-cell>
              <table:table-cell office:value-type="float" office:value="0.104545543408137">
                <text:p>0.104545543408137</text:p>
              </table:table-cell>
              <table:table-cell office:value-type="float" office:value="0.161867243268861">
                <text:p>0.161867243268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50146031151578">
                <text:p>0.0250146031151578</text:p>
              </table:table-cell>
              <table:table-cell office:value-type="float" office:value="0.0181013535483473">
                <text:p>0.0181013535483473</text:p>
              </table:table-cell>
              <table:table-cell office:value-type="float" office:value="0.103399369884945">
                <text:p>0.103399369884945</text:p>
              </table:table-cell>
              <table:table-cell office:value-type="float" office:value="0.0891359485792991">
                <text:p>0.0891359485792991</text:p>
              </table:table-cell>
              <table:table-cell office:value-type="float" office:value="0.108404220556768">
                <text:p>0.108404220556768</text:p>
              </table:table-cell>
              <table:table-cell office:value-type="float" office:value="0.163550981274581">
                <text:p>0.163550981274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11898959006354">
                <text:p>0.0211898959006354</text:p>
              </table:table-cell>
              <table:table-cell office:value-type="float" office:value="0.0196435976410017">
                <text:p>0.0196435976410017</text:p>
              </table:table-cell>
              <table:table-cell office:value-type="float" office:value="0.089521662220747">
                <text:p>0.089521662220747</text:p>
              </table:table-cell>
              <table:table-cell office:value-type="float" office:value="0.0910515142613692">
                <text:p>0.0910515142613692</text:p>
              </table:table-cell>
              <table:table-cell office:value-type="float" office:value="0.111343011775779">
                <text:p>0.111343011775779</text:p>
              </table:table-cell>
              <table:table-cell office:value-type="float" office:value="0.181871508101702">
                <text:p>0.181871508101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73713879278128">
                <text:p>0.0173713879278128</text:p>
              </table:table-cell>
              <table:table-cell office:value-type="float" office:value="0.0127533454131844">
                <text:p>0.0127533454131844</text:p>
              </table:table-cell>
              <table:table-cell office:value-type="float" office:value="0.0914285257352133">
                <text:p>0.0914285257352133</text:p>
              </table:table-cell>
              <table:table-cell office:value-type="float" office:value="0.091351233346171">
                <text:p>0.091351233346171</text:p>
              </table:table-cell>
              <table:table-cell office:value-type="float" office:value="0.120461690987203">
                <text:p>0.120461690987203</text:p>
              </table:table-cell>
              <table:table-cell office:value-type="float" office:value="0.198745403633247">
                <text:p>0.198745403633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10824259049436">
                <text:p>0.0210824259049436</text:p>
              </table:table-cell>
              <table:table-cell office:value-type="float" office:value="0.0233764418204729">
                <text:p>0.0233764418204729</text:p>
              </table:table-cell>
              <table:table-cell office:value-type="float" office:value="0.119876386988278">
                <text:p>0.119876386988278</text:p>
              </table:table-cell>
              <table:table-cell office:value-type="float" office:value="0.0660421870663336">
                <text:p>0.0660421870663336</text:p>
              </table:table-cell>
              <table:table-cell office:value-type="float" office:value="0.12863765456799">
                <text:p>0.12863765456799</text:p>
              </table:table-cell>
              <table:table-cell office:value-type="float" office:value="0.20977535977536">
                <text:p>0.2097753597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71799764310007">
                <text:p>0.0171799764310007</text:p>
              </table:table-cell>
              <table:table-cell office:value-type="float" office:value="0.0315518527231502">
                <text:p>0.0315518527231502</text:p>
              </table:table-cell>
              <table:table-cell office:value-type="float" office:value="0.116937951683048">
                <text:p>0.116937951683048</text:p>
              </table:table-cell>
              <table:table-cell office:value-type="float" office:value="0.0599315811619881">
                <text:p>0.0599315811619881</text:p>
              </table:table-cell>
              <table:table-cell office:value-type="float" office:value="0.136313720957115">
                <text:p>0.136313720957115</text:p>
              </table:table-cell>
              <table:table-cell office:value-type="float" office:value="0.210667202722666">
                <text:p>0.210667202722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8198928979835">
                <text:p>0.0148198928979835</text:p>
              </table:table-cell>
              <table:table-cell office:value-type="float" office:value="0.04035191770658">
                <text:p>0.04035191770658</text:p>
              </table:table-cell>
              <table:table-cell office:value-type="float" office:value="0.100826644376974">
                <text:p>0.100826644376974</text:p>
              </table:table-cell>
              <table:table-cell office:value-type="float" office:value="NaN">
                <text:p>NaN</text:p>
              </table:table-cell>
              <table:table-cell office:value-type="float" office:value="0.135426179958149">
                <text:p>0.135426179958149</text:p>
              </table:table-cell>
              <table:table-cell office:value-type="float" office:value="0.199448503495576">
                <text:p>0.199448503495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60664512439096">
                <text:p>0.0160664512439096</text:p>
              </table:table-cell>
              <table:table-cell office:value-type="float" office:value="0.0589433175459468">
                <text:p>0.0589433175459468</text:p>
              </table:table-cell>
              <table:table-cell office:value-type="float" office:value="0.0689360390773362">
                <text:p>0.0689360390773362</text:p>
              </table:table-cell>
              <table:table-cell office:value-type="float" office:value="NaN">
                <text:p>NaN</text:p>
              </table:table-cell>
              <table:table-cell office:value-type="float" office:value="0.137856548914821">
                <text:p>0.137856548914821</text:p>
              </table:table-cell>
              <table:table-cell office:value-type="float" office:value="0.17882518164915">
                <text:p>0.1788251816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56340889335977">
                <text:p>0.0156340889335977</text:p>
              </table:table-cell>
              <table:table-cell office:value-type="float" office:value="0.0674898038339935">
                <text:p>0.0674898038339935</text:p>
              </table:table-cell>
              <table:table-cell office:value-type="float" office:value="0.0822652351306101">
                <text:p>0.0822652351306101</text:p>
              </table:table-cell>
              <table:table-cell office:value-type="float" office:value="NaN">
                <text:p>NaN</text:p>
              </table:table-cell>
              <table:table-cell office:value-type="float" office:value="0.147471960541608">
                <text:p>0.147471960541608</text:p>
              </table:table-cell>
              <table:table-cell office:value-type="float" office:value="0.199339558803627">
                <text:p>0.199339558803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90273387345042">
                <text:p>0.0190273387345042</text:p>
              </table:table-cell>
              <table:table-cell office:value-type="float" office:value="0.0744958902489504">
                <text:p>0.0744958902489504</text:p>
              </table:table-cell>
              <table:table-cell office:value-type="float" office:value="0.0797435534907432">
                <text:p>0.0797435534907432</text:p>
              </table:table-cell>
              <table:table-cell office:value-type="float" office:value="0.0392118017734826">
                <text:p>0.0392118017734826</text:p>
              </table:table-cell>
              <table:table-cell office:value-type="float" office:value="0.161049974473878">
                <text:p>0.161049974473878</text:p>
              </table:table-cell>
              <table:table-cell office:value-type="float" office:value="0.204087182482928">
                <text:p>0.204087182482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86188941112779">
                <text:p>0.0186188941112779</text:p>
              </table:table-cell>
              <table:table-cell office:value-type="float" office:value="0.063883125164477">
                <text:p>0.063883125164477</text:p>
              </table:table-cell>
              <table:table-cell office:value-type="float" office:value="0.0745441523750532">
                <text:p>0.0745441523750532</text:p>
              </table:table-cell>
              <table:table-cell office:value-type="float" office:value="0.00910398476928409">
                <text:p>0.00910398476928409</text:p>
              </table:table-cell>
              <table:table-cell office:value-type="float" office:value="0.160468362567729">
                <text:p>0.160468362567729</text:p>
              </table:table-cell>
              <table:table-cell office:value-type="float" office:value="0.205314614185242">
                <text:p>0.205314614185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63257535771523">
                <text:p>0.0163257535771523</text:p>
              </table:table-cell>
              <table:table-cell office:value-type="float" office:value="0.0472957493499457">
                <text:p>0.0472957493499457</text:p>
              </table:table-cell>
              <table:table-cell office:value-type="float" office:value="0.0508470487855446">
                <text:p>0.0508470487855446</text:p>
              </table:table-cell>
              <table:table-cell office:value-type="float" office:value="0.00729696129584168">
                <text:p>0.00729696129584168</text:p>
              </table:table-cell>
              <table:table-cell office:value-type="float" office:value="0.172257866547646">
                <text:p>0.172257866547646</text:p>
              </table:table-cell>
              <table:table-cell office:value-type="float" office:value="0.0400292954938816">
                <text:p>0.0400292954938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31274656475735">
                <text:p>0.0131274656475735</text:p>
              </table:table-cell>
              <table:table-cell office:value-type="float" office:value="0.0382088114635259">
                <text:p>0.0382088114635259</text:p>
              </table:table-cell>
              <table:table-cell office:value-type="float" office:value="0.0177993786798198">
                <text:p>0.0177993786798198</text:p>
              </table:table-cell>
              <table:table-cell office:value-type="float" office:value="0.00753242815501198">
                <text:p>0.00753242815501198</text:p>
              </table:table-cell>
              <table:table-cell office:value-type="float" office:value="0.17449305080884">
                <text:p>0.17449305080884</text:p>
              </table:table-cell>
              <table:table-cell office:value-type="float" office:value="0.219124995841235">
                <text:p>0.21912499584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31416360108692">
                <text:p>0.0131416360108692</text:p>
              </table:table-cell>
              <table:table-cell office:value-type="float" office:value="0.024928896926924">
                <text:p>0.024928896926924</text:p>
              </table:table-cell>
              <table:table-cell office:value-type="float" office:value="0.031034238619816">
                <text:p>0.031034238619816</text:p>
              </table:table-cell>
              <table:table-cell office:value-type="float" office:value="0.00869840310609382">
                <text:p>0.00869840310609382</text:p>
              </table:table-cell>
              <table:table-cell office:value-type="float" office:value="0.170686172395291">
                <text:p>0.170686172395291</text:p>
              </table:table-cell>
              <table:table-cell office:value-type="float" office:value="0.219198996611594">
                <text:p>0.219198996611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3376369584788">
                <text:p>0.013376369584788</text:p>
              </table:table-cell>
              <table:table-cell office:value-type="float" office:value="0.0089558122725992">
                <text:p>0.0089558122725992</text:p>
              </table:table-cell>
              <table:table-cell office:value-type="float" office:value="0.0726666479237538">
                <text:p>0.0726666479237538</text:p>
              </table:table-cell>
              <table:table-cell office:value-type="float" office:value="0.0191429021655936">
                <text:p>0.0191429021655936</text:p>
              </table:table-cell>
              <table:table-cell office:value-type="float" office:value="0.154976497969242">
                <text:p>0.154976497969242</text:p>
              </table:table-cell>
              <table:table-cell office:value-type="float" office:value="0.0576165914146154">
                <text:p>0.05761659141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20667578053208">
                <text:p>0.0120667578053208</text:p>
              </table:table-cell>
              <table:table-cell office:value-type="float" office:value="0.0127879710785111">
                <text:p>0.0127879710785111</text:p>
              </table:table-cell>
              <table:table-cell office:value-type="float" office:value="0.103860963354254">
                <text:p>0.103860963354254</text:p>
              </table:table-cell>
              <table:table-cell office:value-type="float" office:value="0.0226882426311298">
                <text:p>0.0226882426311298</text:p>
              </table:table-cell>
              <table:table-cell office:value-type="float" office:value="0.162288537932371">
                <text:p>0.162288537932371</text:p>
              </table:table-cell>
              <table:table-cell office:value-type="float" office:value="0.146716427901995">
                <text:p>0.146716427901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13930175322863">
                <text:p>0.0113930175322863</text:p>
              </table:table-cell>
              <table:table-cell office:value-type="float" office:value="0.00926941974179311">
                <text:p>0.00926941974179311</text:p>
              </table:table-cell>
              <table:table-cell office:value-type="float" office:value="0.0833299327939195">
                <text:p>0.0833299327939195</text:p>
              </table:table-cell>
              <table:table-cell office:value-type="float" office:value="0.0147405844711569">
                <text:p>0.0147405844711569</text:p>
              </table:table-cell>
              <table:table-cell office:value-type="float" office:value="0.165693006449657">
                <text:p>0.16569300644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28245690569091">
                <text:p>0.0128245690569091</text:p>
              </table:table-cell>
              <table:table-cell office:value-type="float" office:value="0.00337620445040091">
                <text:p>0.00337620445040091</text:p>
              </table:table-cell>
              <table:table-cell office:value-type="float" office:value="0.0802454271184573">
                <text:p>0.0802454271184573</text:p>
              </table:table-cell>
              <table:table-cell office:value-type="float" office:value="0.014548505576563">
                <text:p>0.014548505576563</text:p>
              </table:table-cell>
              <table:table-cell office:value-type="float" office:value="0.169596303350089">
                <text:p>0.16959630335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45533924613043">
                <text:p>0.0145533924613043</text:p>
              </table:table-cell>
              <table:table-cell office:value-type="float" office:value="0.011977297971729">
                <text:p>0.011977297971729</text:p>
              </table:table-cell>
              <table:table-cell office:value-type="float" office:value="0.0955120043311273">
                <text:p>0.0955120043311273</text:p>
              </table:table-cell>
              <table:table-cell office:value-type="float" office:value="0.00805593786971449">
                <text:p>0.00805593786971449</text:p>
              </table:table-cell>
              <table:table-cell office:value-type="float" office:value="0.182062422415322">
                <text:p>0.182062422415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40914313313672">
                <text:p>0.0140914313313672</text:p>
              </table:table-cell>
              <table:table-cell office:value-type="float" office:value="0.0167891536757337">
                <text:p>0.0167891536757337</text:p>
              </table:table-cell>
              <table:table-cell office:value-type="float" office:value="0.103707678771353">
                <text:p>0.103707678771353</text:p>
              </table:table-cell>
              <table:table-cell office:value-type="float" office:value="0.00817216454856752">
                <text:p>0.00817216454856752</text:p>
              </table:table-cell>
              <table:table-cell office:value-type="float" office:value="0.194333598399961">
                <text:p>0.19433359839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31228694407267">
                <text:p>0.0131228694407267</text:p>
              </table:table-cell>
              <table:table-cell office:value-type="float" office:value="0.0200705390577375">
                <text:p>0.0200705390577375</text:p>
              </table:table-cell>
              <table:table-cell office:value-type="float" office:value="0.109522883121727">
                <text:p>0.109522883121727</text:p>
              </table:table-cell>
              <table:table-cell office:value-type="float" office:value="0.00429039896069064">
                <text:p>0.00429039896069064</text:p>
              </table:table-cell>
              <table:table-cell office:value-type="float" office:value="0.154737178652204">
                <text:p>0.15473717865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20211818651133">
                <text:p>0.0120211818651133</text:p>
              </table:table-cell>
              <table:table-cell office:value-type="float" office:value="0.0264010993851195">
                <text:p>0.0264010993851195</text:p>
              </table:table-cell>
              <table:table-cell office:value-type="float" office:value="0.0972200573258798">
                <text:p>0.0972200573258798</text:p>
              </table:table-cell>
              <table:table-cell office:value-type="float" office:value="0.00685921255505459">
                <text:p>0.00685921255505459</text:p>
              </table:table-cell>
              <table:table-cell office:value-type="float" office:value="0.171796410674747">
                <text:p>0.17179641067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11792706522443">
                <text:p>0.0111792706522443</text:p>
              </table:table-cell>
              <table:table-cell office:value-type="float" office:value="0.0245732283740895">
                <text:p>0.0245732283740895</text:p>
              </table:table-cell>
              <table:table-cell office:value-type="float" office:value="0.0957382459137322">
                <text:p>0.0957382459137322</text:p>
              </table:table-cell>
              <table:table-cell office:value-type="float" office:value="0.00180673564745963">
                <text:p>0.00180673564745963</text:p>
              </table:table-cell>
              <table:table-cell office:value-type="float" office:value="0.0507769352717799">
                <text:p>0.0507769352717799</text:p>
              </table:table-cell>
              <table:table-cell office:value-type="float" office:value="0.102010098522167">
                <text:p>0.102010098522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70278734878843">
                <text:p>0.00870278734878843</text:p>
              </table:table-cell>
              <table:table-cell office:value-type="float" office:value="0.0165249547214658">
                <text:p>0.0165249547214658</text:p>
              </table:table-cell>
              <table:table-cell office:value-type="float" office:value="0.096985524455116">
                <text:p>0.096985524455116</text:p>
              </table:table-cell>
              <table:table-cell office:value-type="float" office:value="0.00375899463070224">
                <text:p>0.00375899463070224</text:p>
              </table:table-cell>
              <table:table-cell office:value-type="float" office:value="0.191029661130999">
                <text:p>0.19102966113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42857480188528">
                <text:p>0.0142857480188528</text:p>
              </table:table-cell>
              <table:table-cell office:value-type="float" office:value="0.0110916565525478">
                <text:p>0.0110916565525478</text:p>
              </table:table-cell>
              <table:table-cell office:value-type="float" office:value="0.103870663264032">
                <text:p>0.103870663264032</text:p>
              </table:table-cell>
              <table:table-cell office:value-type="float" office:value="0.00236730525800721">
                <text:p>0.00236730525800721</text:p>
              </table:table-cell>
              <table:table-cell office:value-type="float" office:value="0.251711519935361">
                <text:p>0.25171151993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5277861896706">
                <text:p>0.015277861896706</text:p>
              </table:table-cell>
              <table:table-cell office:value-type="float" office:value="0.00564708320145367">
                <text:p>0.00564708320145367</text:p>
              </table:table-cell>
              <table:table-cell office:value-type="float" office:value="0.102511990201583">
                <text:p>0.102511990201583</text:p>
              </table:table-cell>
              <table:table-cell office:value-type="float" office:value="0.00642473950939143">
                <text:p>0.00642473950939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52321377462822">
                <text:p>0.0152321377462822</text:p>
              </table:table-cell>
              <table:table-cell office:value-type="float" office:value="0.0121275489719587">
                <text:p>0.0121275489719587</text:p>
              </table:table-cell>
              <table:table-cell office:value-type="float" office:value="0.0938225992003503">
                <text:p>0.0938225992003503</text:p>
              </table:table-cell>
              <table:table-cell office:value-type="float" office:value="0.00685650799529144">
                <text:p>0.00685650799529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1742415746089">
                <text:p>0.0131742415746089</text:p>
              </table:table-cell>
              <table:table-cell office:value-type="float" office:value="0.0287064661920657">
                <text:p>0.0287064661920657</text:p>
              </table:table-cell>
              <table:table-cell office:value-type="float" office:value="0.0894874191301385">
                <text:p>0.0894874191301385</text:p>
              </table:table-cell>
              <table:table-cell office:value-type="float" office:value="0.0129731133516651">
                <text:p>0.012973113351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7562666583814">
                <text:p>0.0137562666583814</text:p>
              </table:table-cell>
              <table:table-cell office:value-type="float" office:value="0.0474594925497551">
                <text:p>0.0474594925497551</text:p>
              </table:table-cell>
              <table:table-cell office:value-type="float" office:value="0.100835913350092">
                <text:p>0.10083591335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67505590095377">
                <text:p>0.0267505590095377</text:p>
              </table:table-cell>
              <table:table-cell office:value-type="float" office:value="0.0628436871233208">
                <text:p>0.0628436871233208</text:p>
              </table:table-cell>
              <table:table-cell office:value-type="float" office:value="0.110697886902174">
                <text:p>0.11069788690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22362160146298">
                <text:p>0.0222362160146298</text:p>
              </table:table-cell>
              <table:table-cell office:value-type="float" office:value="0.0656288760073256">
                <text:p>0.0656288760073256</text:p>
              </table:table-cell>
              <table:table-cell office:value-type="float" office:value="0.125739530753863">
                <text:p>0.125739530753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93652760116688">
                <text:p>0.0293652760116688</text:p>
              </table:table-cell>
              <table:table-cell office:value-type="float" office:value="0.0597139248131116">
                <text:p>0.0597139248131116</text:p>
              </table:table-cell>
              <table:table-cell office:value-type="float" office:value="0.127202549963405">
                <text:p>0.127202549963405</text:p>
              </table:table-cell>
              <table:table-cell office:value-type="float" office:value="0.346319807701758">
                <text:p>0.34631980770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39716705430512">
                <text:p>0.0239716705430512</text:p>
              </table:table-cell>
              <table:table-cell office:value-type="float" office:value="0.0593778922193001">
                <text:p>0.0593778922193001</text:p>
              </table:table-cell>
              <table:table-cell office:value-type="float" office:value="0.134072536060638">
                <text:p>0.134072536060638</text:p>
              </table:table-cell>
              <table:table-cell office:value-type="float" office:value="0.154033860262488">
                <text:p>0.15403386026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61575697183839">
                <text:p>0.0361575697183839</text:p>
              </table:table-cell>
              <table:table-cell office:value-type="float" office:value="0.0559622908812581">
                <text:p>0.0559622908812581</text:p>
              </table:table-cell>
              <table:table-cell office:value-type="float" office:value="0.131165260959543">
                <text:p>0.131165260959543</text:p>
              </table:table-cell>
              <table:table-cell office:value-type="float" office:value="0.166353311675743">
                <text:p>0.166353311675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54725628753017">
                <text:p>0.0354725628753017</text:p>
              </table:table-cell>
              <table:table-cell office:value-type="float" office:value="0.0473804069009153">
                <text:p>0.0473804069009153</text:p>
              </table:table-cell>
              <table:table-cell office:value-type="float" office:value="0.137558501535987">
                <text:p>0.137558501535987</text:p>
              </table:table-cell>
              <table:table-cell office:value-type="float" office:value="0.176211661135042">
                <text:p>0.1762116611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11218827672864">
                <text:p>0.0311218827672864</text:p>
              </table:table-cell>
              <table:table-cell office:value-type="float" office:value="0.0317044705157172">
                <text:p>0.0317044705157172</text:p>
              </table:table-cell>
              <table:table-cell office:value-type="float" office:value="0.129036691751228">
                <text:p>0.129036691751228</text:p>
              </table:table-cell>
              <table:table-cell office:value-type="float" office:value="0.170101346556015">
                <text:p>0.17010134655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29226373963632">
                <text:p>0.0229226373963632</text:p>
              </table:table-cell>
              <table:table-cell office:value-type="float" office:value="0.0259230947046074">
                <text:p>0.0259230947046074</text:p>
              </table:table-cell>
              <table:table-cell office:value-type="float" office:value="0.131057339415964">
                <text:p>0.131057339415964</text:p>
              </table:table-cell>
              <table:table-cell office:value-type="float" office:value="0.15518937995346">
                <text:p>0.1551893799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28393870914402">
                <text:p>0.0128393870914402</text:p>
              </table:table-cell>
              <table:table-cell office:value-type="float" office:value="0.0230510409078888">
                <text:p>0.0230510409078888</text:p>
              </table:table-cell>
              <table:table-cell office:value-type="float" office:value="0.138082031979605">
                <text:p>0.138082031979605</text:p>
              </table:table-cell>
              <table:table-cell office:value-type="float" office:value="0.140794362767394">
                <text:p>0.14079436276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58940017829095">
                <text:p>0.0158940017829095</text:p>
              </table:table-cell>
              <table:table-cell office:value-type="float" office:value="0.0399191058977339">
                <text:p>0.0399191058977339</text:p>
              </table:table-cell>
              <table:table-cell office:value-type="float" office:value="0.13999402241594">
                <text:p>0.13999402241594</text:p>
              </table:table-cell>
              <table:table-cell office:value-type="float" office:value="0.143298630811191">
                <text:p>0.14329863081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17428099499313">
                <text:p>0.0217428099499313</text:p>
              </table:table-cell>
              <table:table-cell office:value-type="float" office:value="0.0500994035785288">
                <text:p>0.0500994035785288</text:p>
              </table:table-cell>
              <table:table-cell office:value-type="float" office:value="0.123728883908189">
                <text:p>0.123728883908189</text:p>
              </table:table-cell>
              <table:table-cell office:value-type="float" office:value="0.153455642473778">
                <text:p>0.15345564247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85374661037312">
                <text:p>0.0185374661037312</text:p>
              </table:table-cell>
              <table:table-cell office:value-type="float" office:value="0.0574003695826505">
                <text:p>0.0574003695826505</text:p>
              </table:table-cell>
              <table:table-cell office:value-type="float" office:value="0.125531771447834">
                <text:p>0.125531771447834</text:p>
              </table:table-cell>
              <table:table-cell office:value-type="float" office:value="0.157180016777222">
                <text:p>0.15718001677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7509526548513">
                <text:p>0.0267509526548513</text:p>
              </table:table-cell>
              <table:table-cell office:value-type="float" office:value="0.0533124577884202">
                <text:p>0.0533124577884202</text:p>
              </table:table-cell>
              <table:table-cell office:value-type="float" office:value="0.135318522599138">
                <text:p>0.135318522599138</text:p>
              </table:table-cell>
              <table:table-cell office:value-type="float" office:value="0.159489159080431">
                <text:p>0.159489159080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51807630873572">
                <text:p>0.0351807630873572</text:p>
              </table:table-cell>
              <table:table-cell office:value-type="float" office:value="0.0576567560993304">
                <text:p>0.0576567560993304</text:p>
              </table:table-cell>
              <table:table-cell office:value-type="float" office:value="0.146414668595838">
                <text:p>0.146414668595838</text:p>
              </table:table-cell>
              <table:table-cell office:value-type="float" office:value="0.165025742574257">
                <text:p>0.16502574257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96202719644253">
                <text:p>0.0396202719644253</text:p>
              </table:table-cell>
              <table:table-cell office:value-type="float" office:value="0.0498427554596475">
                <text:p>0.0498427554596475</text:p>
              </table:table-cell>
              <table:table-cell office:value-type="float" office:value="0.15953734091091">
                <text:p>0.15953734091091</text:p>
              </table:table-cell>
              <table:table-cell office:value-type="float" office:value="0.165024051030012">
                <text:p>0.16502405103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60798443136859">
                <text:p>0.0460798443136859</text:p>
              </table:table-cell>
              <table:table-cell office:value-type="float" office:value="0.0547194449684546">
                <text:p>0.0547194449684546</text:p>
              </table:table-cell>
              <table:table-cell office:value-type="float" office:value="0.163145253799828">
                <text:p>0.163145253799828</text:p>
              </table:table-cell>
              <table:table-cell office:value-type="float" office:value="0.188168654233553">
                <text:p>0.188168654233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06290758259022">
                <text:p>0.0406290758259022</text:p>
              </table:table-cell>
              <table:table-cell office:value-type="float" office:value="0.053458103353536">
                <text:p>0.053458103353536</text:p>
              </table:table-cell>
              <table:table-cell office:value-type="float" office:value="0.160830099778271">
                <text:p>0.160830099778271</text:p>
              </table:table-cell>
              <table:table-cell office:value-type="float" office:value="0.133831298829889">
                <text:p>0.133831298829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44857783459447">
                <text:p>0.0344857783459447</text:p>
              </table:table-cell>
              <table:table-cell office:value-type="float" office:value="0.0516377576907898">
                <text:p>0.0516377576907898</text:p>
              </table:table-cell>
              <table:table-cell office:value-type="float" office:value="0.161425866526028">
                <text:p>0.161425866526028</text:p>
              </table:table-cell>
              <table:table-cell office:value-type="float" office:value="0.0545190683033338">
                <text:p>0.054519068303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54442279687133">
                <text:p>0.0354442279687133</text:p>
              </table:table-cell>
              <table:table-cell office:value-type="float" office:value="0.0437059396832815">
                <text:p>0.0437059396832815</text:p>
              </table:table-cell>
              <table:table-cell office:value-type="float" office:value="0.173368013872216">
                <text:p>0.173368013872216</text:p>
              </table:table-cell>
              <table:table-cell office:value-type="float" office:value="0.212706984042198">
                <text:p>0.21270698404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81409813705347">
                <text:p>0.0381409813705347</text:p>
              </table:table-cell>
              <table:table-cell office:value-type="float" office:value="0.0462723884262889">
                <text:p>0.0462723884262889</text:p>
              </table:table-cell>
              <table:table-cell office:value-type="float" office:value="0.157863640227833">
                <text:p>0.157863640227833</text:p>
              </table:table-cell>
              <table:table-cell office:value-type="float" office:value="0.255552405254702">
                <text:p>0.25555240525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05116525930663">
                <text:p>0.0305116525930663</text:p>
              </table:table-cell>
              <table:table-cell office:value-type="float" office:value="0.0446234939177261">
                <text:p>0.0446234939177261</text:p>
              </table:table-cell>
              <table:table-cell office:value-type="float" office:value="0.15207132070291">
                <text:p>0.1520713207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7619195286456">
                <text:p>0.0287619195286456</text:p>
              </table:table-cell>
              <table:table-cell office:value-type="float" office:value="0.0455322229707233">
                <text:p>0.0455322229707233</text:p>
              </table:table-cell>
              <table:table-cell office:value-type="float" office:value="0.167574516374984">
                <text:p>0.16757451637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1831090072253">
                <text:p>0.031831090072253</text:p>
              </table:table-cell>
              <table:table-cell office:value-type="float" office:value="0.0651388802050769">
                <text:p>0.0651388802050769</text:p>
              </table:table-cell>
              <table:table-cell office:value-type="float" office:value="0.114094299863965">
                <text:p>0.114094299863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10356157912652">
                <text:p>0.0410356157912652</text:p>
              </table:table-cell>
              <table:table-cell office:value-type="float" office:value="0.0888646283827853">
                <text:p>0.0888646283827853</text:p>
              </table:table-cell>
              <table:table-cell office:value-type="float" office:value="0.169483246770292">
                <text:p>0.16948324677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9418689811719">
                <text:p>0.039418689811719</text:p>
              </table:table-cell>
              <table:table-cell office:value-type="float" office:value="0.102791119900101">
                <text:p>0.102791119900101</text:p>
              </table:table-cell>
              <table:table-cell office:value-type="float" office:value="0.22343974559227">
                <text:p>0.22343974559227</text:p>
              </table:table-cell>
              <table:table-cell office:value-type="float" office:value="0.0302249870399171">
                <text:p>0.030224987039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14716799576054">
                <text:p>0.0414716799576054</text:p>
              </table:table-cell>
              <table:table-cell office:value-type="float" office:value="0.0933310837319261">
                <text:p>0.0933310837319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60155976184755">
                <text:p>0.0360155976184755</text:p>
              </table:table-cell>
              <table:table-cell office:value-type="float" office:value="0.0689430221484841">
                <text:p>0.068943022148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09622317937968">
                <text:p>0.0409622317937968</text:p>
              </table:table-cell>
              <table:table-cell office:value-type="float" office:value="0.0606925617222832">
                <text:p>0.060692561722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45426154606646">
                <text:p>0.0445426154606646</text:p>
              </table:table-cell>
              <table:table-cell office:value-type="float" office:value="0.0706798008531987">
                <text:p>0.070679800853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44015987767748">
                <text:p>0.0444015987767748</text:p>
              </table:table-cell>
              <table:table-cell office:value-type="float" office:value="0.0764022214866306">
                <text:p>0.076402221486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2252571312434">
                <text:p>0.0312252571312434</text:p>
              </table:table-cell>
              <table:table-cell office:value-type="float" office:value="0.0693525231142733">
                <text:p>0.069352523114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3919822994502">
                <text:p>0.023919822994502</text:p>
              </table:table-cell>
              <table:table-cell office:value-type="float" office:value="0.0580066215046096">
                <text:p>0.058006621504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36982078358295">
                <text:p>0.0236982078358295</text:p>
              </table:table-cell>
              <table:table-cell office:value-type="float" office:value="0.0709047442329654">
                <text:p>0.0709047442329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29416772534487">
                <text:p>0.0329416772534487</text:p>
              </table:table-cell>
              <table:table-cell office:value-type="float" office:value="0.079121362061456">
                <text:p>0.07912136206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74861069886451">
                <text:p>0.0374861069886451</text:p>
              </table:table-cell>
              <table:table-cell office:value-type="float" office:value="0.0859132558630568">
                <text:p>0.085913255863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05393126726801">
                <text:p>0.0305393126726801</text:p>
              </table:table-cell>
              <table:table-cell office:value-type="float" office:value="0.076489763911838">
                <text:p>0.07648976391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80423349900531">
                <text:p>0.0280423349900531</text:p>
              </table:table-cell>
              <table:table-cell office:value-type="float" office:value="0.0744311490480301">
                <text:p>0.074431149048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15441392279847">
                <text:p>0.0315441392279847</text:p>
              </table:table-cell>
              <table:table-cell office:value-type="float" office:value="0.0738317739344107">
                <text:p>0.073831773934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84342992822837">
                <text:p>0.0284342992822837</text:p>
              </table:table-cell>
              <table:table-cell office:value-type="float" office:value="0.0829207499176726">
                <text:p>0.082920749917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8470737006484">
                <text:p>0.028470737006484</text:p>
              </table:table-cell>
              <table:table-cell office:value-type="float" office:value="0.0802914969305123">
                <text:p>0.0802914969305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0.0690900328030546">
                <text:p>0.069090032803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51082829125808">
                <text:p>0.0351082829125808</text:p>
              </table:table-cell>
              <table:table-cell office:value-type="float" office:value="0.0528599318335121">
                <text:p>0.052859931833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3288668334735">
                <text:p>0.043288668334735</text:p>
              </table:table-cell>
              <table:table-cell office:value-type="float" office:value="0.0691967857046552">
                <text:p>0.069196785704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35357929826544">
                <text:p>0.0335357929826544</text:p>
              </table:table-cell>
              <table:table-cell office:value-type="float" office:value="0.07475591542338">
                <text:p>0.0747559154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9711593229474">
                <text:p>0.029711593229474</text:p>
              </table:table-cell>
              <table:table-cell office:value-type="float" office:value="0.0730937074161699">
                <text:p>0.073093707416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53583968689844">
                <text:p>0.0253583968689844</text:p>
              </table:table-cell>
              <table:table-cell office:value-type="float" office:value="0.0710089842443199">
                <text:p>0.071008984244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84583789367537">
                <text:p>0.0284583789367537</text:p>
              </table:table-cell>
              <table:table-cell office:value-type="float" office:value="0.0678699653256552">
                <text:p>0.067869965325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94638263042774">
                <text:p>0.0294638263042774</text:p>
              </table:table-cell>
              <table:table-cell office:value-type="float" office:value="0.0709662708393673">
                <text:p>0.070966270839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39507879290995">
                <text:p>0.0239507879290995</text:p>
              </table:table-cell>
              <table:table-cell office:value-type="float" office:value="0.0804392401458829">
                <text:p>0.080439240145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46960017213331">
                <text:p>0.0146960017213331</text:p>
              </table:table-cell>
              <table:table-cell office:value-type="float" office:value="0.0770820183258216">
                <text:p>0.0770820183258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6437412817265">
                <text:p>0.026437412817265</text:p>
              </table:table-cell>
              <table:table-cell office:value-type="float" office:value="0.0664255409497771">
                <text:p>0.066425540949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75504975471917">
                <text:p>0.0375504975471917</text:p>
              </table:table-cell>
              <table:table-cell office:value-type="float" office:value="0.0555736862519363">
                <text:p>0.055573686251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03490427781507">
                <text:p>0.0503490427781507</text:p>
              </table:table-cell>
              <table:table-cell office:value-type="float" office:value="0.0571311660355037">
                <text:p>0.057131166035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3141415932691">
                <text:p>0.043141415932691</text:p>
              </table:table-cell>
              <table:table-cell office:value-type="float" office:value="0.0689160696772763">
                <text:p>0.068916069677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57936038052041">
                <text:p>0.0357936038052041</text:p>
              </table:table-cell>
              <table:table-cell office:value-type="float" office:value="0.081757297604848">
                <text:p>0.08175729760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0610585391059">
                <text:p>0.040610585391059</text:p>
              </table:table-cell>
              <table:table-cell office:value-type="float" office:value="0.0847444867866458">
                <text:p>0.084744486786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504363638515199">
                <text:p>0.0504363638515199</text:p>
              </table:table-cell>
              <table:table-cell office:value-type="float" office:value="0.0758158405789903">
                <text:p>0.0758158405789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56910203467155">
                <text:p>0.0456910203467155</text:p>
              </table:table-cell>
              <table:table-cell office:value-type="float" office:value="0.0890134843696872">
                <text:p>0.0890134843696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17873474125373">
                <text:p>0.0417873474125373</text:p>
              </table:table-cell>
              <table:table-cell office:value-type="float" office:value="0.102745901202929">
                <text:p>0.10274590120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99966610955021">
                <text:p>0.0399966610955021</text:p>
              </table:table-cell>
              <table:table-cell office:value-type="float" office:value="0.110224879495301">
                <text:p>0.11022487949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54445384479505">
                <text:p>0.0454445384479505</text:p>
              </table:table-cell>
              <table:table-cell office:value-type="float" office:value="0.101995581780999">
                <text:p>0.10199558178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4493279757175">
                <text:p>0.054493279757175</text:p>
              </table:table-cell>
              <table:table-cell office:value-type="float" office:value="0.0892190832018085">
                <text:p>0.0892190832018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29076099999631">
                <text:p>0.0529076099999631</text:p>
              </table:table-cell>
              <table:table-cell office:value-type="float" office:value="0.0938541031036907">
                <text:p>0.093854103103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54689747878852">
                <text:p>0.054689747878852</text:p>
              </table:table-cell>
              <table:table-cell office:value-type="float" office:value="0.105107173602462">
                <text:p>0.10510717360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26144376594815">
                <text:p>0.0626144376594815</text:p>
              </table:table-cell>
              <table:table-cell office:value-type="float" office:value="0.11679049689052">
                <text:p>0.1167904968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10506335028385">
                <text:p>0.0710506335028385</text:p>
              </table:table-cell>
              <table:table-cell office:value-type="float" office:value="0.116741822785887">
                <text:p>0.11674182278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30608842328852">
                <text:p>0.0730608842328852</text:p>
              </table:table-cell>
              <table:table-cell office:value-type="float" office:value="0.115604862193999">
                <text:p>0.11560486219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84577284500651">
                <text:p>0.0684577284500651</text:p>
              </table:table-cell>
              <table:table-cell office:value-type="float" office:value="0.119962621452134">
                <text:p>0.11996262145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571097237268764">
                <text:p>0.0571097237268764</text:p>
              </table:table-cell>
              <table:table-cell office:value-type="float" office:value="0.121717884377587">
                <text:p>0.121717884377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60448436686406">
                <text:p>0.060448436686406</text:p>
              </table:table-cell>
              <table:table-cell office:value-type="float" office:value="0.116128162784195">
                <text:p>0.11612816278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94773197493879">
                <text:p>0.0594773197493879</text:p>
              </table:table-cell>
              <table:table-cell office:value-type="float" office:value="0.0983446497636442">
                <text:p>0.0983446497636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86100958072234">
                <text:p>0.0586100958072234</text:p>
              </table:table-cell>
              <table:table-cell office:value-type="float" office:value="0.0983249101234825">
                <text:p>0.0983249101234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93626808614473">
                <text:p>0.0593626808614473</text:p>
              </table:table-cell>
              <table:table-cell office:value-type="float" office:value="0.10385658881024">
                <text:p>0.1038565888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40267410160639">
                <text:p>0.0640267410160639</text:p>
              </table:table-cell>
              <table:table-cell office:value-type="float" office:value="0.111539603268841">
                <text:p>0.11153960326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85655132682821">
                <text:p>0.0685655132682821</text:p>
              </table:table-cell>
              <table:table-cell office:value-type="float" office:value="0.116040437043283">
                <text:p>0.11604043704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74515111986799">
                <text:p>0.0674515111986799</text:p>
              </table:table-cell>
              <table:table-cell office:value-type="float" office:value="0.119392336275383">
                <text:p>0.11939233627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63355663912723">
                <text:p>0.0663355663912723</text:p>
              </table:table-cell>
              <table:table-cell office:value-type="float" office:value="0.125288441950479">
                <text:p>0.12528844195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63514672981401">
                <text:p>0.0663514672981401</text:p>
              </table:table-cell>
              <table:table-cell office:value-type="float" office:value="0.130025880352421">
                <text:p>0.13002588035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73068576005985">
                <text:p>0.0673068576005985</text:p>
              </table:table-cell>
              <table:table-cell office:value-type="float" office:value="0.132971021050917">
                <text:p>0.13297102105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43573663898634">
                <text:p>0.0643573663898634</text:p>
              </table:table-cell>
              <table:table-cell office:value-type="float" office:value="0.134837473691785">
                <text:p>0.13483747369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542739711490451">
                <text:p>0.0542739711490451</text:p>
              </table:table-cell>
              <table:table-cell office:value-type="float" office:value="0.139305321718761">
                <text:p>0.13930532171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65261364127382">
                <text:p>0.0565261364127382</text:p>
              </table:table-cell>
              <table:table-cell office:value-type="float" office:value="0.0937538053794635">
                <text:p>0.093753805379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54983562183965">
                <text:p>0.054983562183965</text:p>
              </table:table-cell>
              <table:table-cell office:value-type="float" office:value="0.0890060486465617">
                <text:p>0.089006048646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502949590974172">
                <text:p>0.0502949590974172</text:p>
              </table:table-cell>
              <table:table-cell office:value-type="float" office:value="0.00629035737213781">
                <text:p>0.00629035737213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8741231706825">
                <text:p>0.048741231706825</text:p>
              </table:table-cell>
              <table:table-cell office:value-type="float" office:value="0.125827682661748">
                <text:p>0.12582768266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3707384211648">
                <text:p>0.053707384211648</text:p>
              </table:table-cell>
              <table:table-cell office:value-type="float" office:value="0.129255620145069">
                <text:p>0.12925562014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657828712713311">
                <text:p>0.0657828712713311</text:p>
              </table:table-cell>
              <table:table-cell office:value-type="float" office:value="0.0626166025385874">
                <text:p>0.0626166025385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48179390702755">
                <text:p>0.0648179390702755</text:p>
              </table:table-cell>
              <table:table-cell office:value-type="float" office:value="0.15700098559159">
                <text:p>0.1570009855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25712151263673">
                <text:p>0.0625712151263673</text:p>
              </table:table-cell>
              <table:table-cell office:value-type="float" office:value="0.187205469090549">
                <text:p>0.18720546909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71895677106308">
                <text:p>0.0671895677106308</text:p>
              </table:table-cell>
              <table:table-cell office:value-type="float" office:value="0.218458574511289">
                <text:p>0.21845857451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42288906055024">
                <text:p>0.0642288906055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27047657488143">
                <text:p>0.062704765748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87141300399564">
                <text:p>0.0587141300399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0165193599051">
                <text:p>0.050165193599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8274853571023">
                <text:p>0.05827485357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90959078674972">
                <text:p>0.059095907867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669104998256978">
                <text:p>0.0669104998256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46865010645848">
                <text:p>0.074686501064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47932588739393">
                <text:p>0.074793258873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21097769389997">
                <text:p>0.082109776938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02106072647323">
                <text:p>0.080210607264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09726385311637">
                <text:p>0.080972638531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96177412099694">
                <text:p>0.079617741209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88250634925035">
                <text:p>0.078825063492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76901507753963">
                <text:p>0.077690150775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54463648810652">
                <text:p>0.075446364881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99690806747726">
                <text:p>0.079969080674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43741177020025">
                <text:p>0.084374117702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97221632814524">
                <text:p>0.089722163281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953510541577229">
                <text:p>0.0953510541577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64928766697956">
                <text:p>0.096492876669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94158679923168">
                <text:p>0.09415867992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905683710975666">
                <text:p>0.090568371097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91308683275166">
                <text:p>0.079130868327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99912437810945">
                <text:p>0.079991243781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29395563437199">
                <text:p>0.082939556343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48176367724207">
                <text:p>0.084817636772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881204295617138">
                <text:p>0.088120429561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43191166234259">
                <text:p>0.094319116623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992094607105193">
                <text:p>0.0992094607105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0116624614522">
                <text:p>0.1011662461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0301098151337">
                <text:p>0.1030109815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03972364765877">
                <text:p>0.10397236476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08041617508492">
                <text:p>0.10804161750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165888130315">
                <text:p>0.1116588813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6312369459271">
                <text:p>0.106312369459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0332842108397">
                <text:p>0.10332842108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362054860611">
                <text:p>0.10362054860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0978658090922">
                <text:p>0.11097865809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16093924202319">
                <text:p>0.11609392420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6796569952544">
                <text:p>0.11679656995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10725574827913">
                <text:p>0.110725574827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27736250430922">
                <text:p>0.12773625043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37583344314139">
                <text:p>0.13758334431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57499638505388">
                <text:p>0.15749963850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 style:data-style-name="N0">
      <style:chart-properties chart:symbol-type="none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6" style:family="chart" style:data-style-name="N0">
      <style:chart-properties chart:symbol-type="none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18" style:family="chart" style:data-style-name="N0">
      <style:chart-properties chart:symbol-type="none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314004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974cm" svg:height="11.798cm" xlink:href=".." xlink:type="simple" chart:class="chart:line" chart:style-name="ch1">
        <chart:legend chart:legend-position="end" svg:x="18.016cm" svg:y="2.363cm" style:legend-expansion="high" chart:style-name="ch2"/>
        <chart:plot-area chart:style-name="ch3" table:cell-range-address="Sheet1.R1:Sheet1.X300" chart:data-source-has-labels="row" svg:x="0.419cm" svg:y="0.235cm" svg:width="17.178cm" svg:height="11.328cm">
          <chartooo:coordinate-region svg:x="1.146cm" svg:y="0.356cm" svg:width="16.366cm" svg:height="10.2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2:Sheet1.R300" chart:label-cell-address="Sheet1.R1:Sheet1.R1" chart:class="chart:line">
            <chart:regression-curve chart:style-name="ch7"/>
            <chart:data-point chart:repeated="299"/>
          </chart:series>
          <chart:series chart:style-name="ch8" chart:values-cell-range-address="Sheet1.S2:Sheet1.S300" chart:label-cell-address="Sheet1.S1:Sheet1.S1" chart:class="chart:line">
            <chart:regression-curve chart:style-name="ch9"/>
            <chart:data-point chart:repeated="299"/>
          </chart:series>
          <chart:series chart:style-name="ch10" chart:values-cell-range-address="Sheet1.T2:Sheet1.T300" chart:label-cell-address="Sheet1.T1:Sheet1.T1" chart:class="chart:line">
            <chart:regression-curve chart:style-name="ch11"/>
            <chart:data-point chart:repeated="299"/>
          </chart:series>
          <chart:series chart:style-name="ch12" chart:values-cell-range-address="Sheet1.U2:Sheet1.U300" chart:label-cell-address="Sheet1.U1:Sheet1.U1" chart:class="chart:line">
            <chart:regression-curve chart:style-name="ch13"/>
            <chart:data-point chart:repeated="299"/>
          </chart:series>
          <chart:series chart:style-name="ch14" chart:values-cell-range-address="Sheet1.V2:Sheet1.V300" chart:label-cell-address="Sheet1.V1:Sheet1.V1" chart:class="chart:line">
            <chart:regression-curve chart:style-name="ch15"/>
            <chart:data-point chart:repeated="299"/>
          </chart:series>
          <chart:series chart:style-name="ch16" chart:values-cell-range-address="Sheet1.W2:Sheet1.W300" chart:label-cell-address="Sheet1.W1:Sheet1.W1" chart:class="chart:line">
            <chart:regression-curve chart:style-name="ch17"/>
            <chart:data-point chart:repeated="299"/>
          </chart:series>
          <chart:series chart:style-name="ch18" chart:values-cell-range-address="Sheet1.X2:Sheet1.X300" chart:label-cell-address="Sheet1.X1:Sheet1.X1" chart:class="chart:line">
            <chart:regression-curve chart:style-name="ch19"/>
            <chart:data-point chart:repeated="29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</text:p>
                <draw:g>
                  <svg:desc>Sheet1.R1:Sheet1.R1</svg:desc>
                </draw:g>
              </table:table-cell>
              <table:table-cell office:value-type="string">
                <text:p>30</text:p>
                <draw:g>
                  <svg:desc>Sheet1.S1:Sheet1.S1</svg:desc>
                </draw:g>
              </table:table-cell>
              <table:table-cell office:value-type="string">
                <text:p>35</text:p>
                <draw:g>
                  <svg:desc>Sheet1.T1:Sheet1.T1</svg:desc>
                </draw:g>
              </table:table-cell>
              <table:table-cell office:value-type="string">
                <text:p>40</text:p>
                <draw:g>
                  <svg:desc>Sheet1.U1:Sheet1.U1</svg:desc>
                </draw:g>
              </table:table-cell>
              <table:table-cell office:value-type="string">
                <text:p>45</text:p>
                <draw:g>
                  <svg:desc>Sheet1.V1:Sheet1.V1</svg:desc>
                </draw:g>
              </table:table-cell>
              <table:table-cell office:value-type="string">
                <text:p>50</text:p>
                <draw:g>
                  <svg:desc>Sheet1.W1:Sheet1.W1</svg:desc>
                </draw:g>
              </table:table-cell>
              <table:table-cell office:value-type="string">
                <text:p>55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R2:Sheet1.R300</svg:desc>
                </draw:g>
              </table:table-cell>
              <table:table-cell office:value-type="float" office:value="NaN">
                <text:p>NaN</text:p>
                <draw:g>
                  <svg:desc>Sheet1.S2:Sheet1.S300</svg:desc>
                </draw:g>
              </table:table-cell>
              <table:table-cell office:value-type="float" office:value="NaN">
                <text:p>NaN</text:p>
                <draw:g>
                  <svg:desc>Sheet1.T2:Sheet1.T300</svg:desc>
                </draw:g>
              </table:table-cell>
              <table:table-cell office:value-type="float" office:value="NaN">
                <text:p>NaN</text:p>
                <draw:g>
                  <svg:desc>Sheet1.U2:Sheet1.U300</svg:desc>
                </draw:g>
              </table:table-cell>
              <table:table-cell office:value-type="float" office:value="NaN">
                <text:p>NaN</text:p>
                <draw:g>
                  <svg:desc>Sheet1.V2:Sheet1.V300</svg:desc>
                </draw:g>
              </table:table-cell>
              <table:table-cell office:value-type="float" office:value="NaN">
                <text:p>NaN</text:p>
                <draw:g>
                  <svg:desc>Sheet1.W2:Sheet1.W300</svg:desc>
                </draw:g>
              </table:table-cell>
              <table:table-cell office:value-type="float" office:value="NaN">
                <text:p>NaN</text:p>
                <draw:g>
                  <svg:desc>Sheet1.X2:Sheet1.X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062721491335">
                <text:p>0.01420627214913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416374468289">
                <text:p>0.0173416374468289</text:p>
              </table:table-cell>
              <table:table-cell office:value-type="float" office:value="NaN">
                <text:p>NaN</text:p>
              </table:table-cell>
              <table:table-cell office:value-type="float" office:value="0.00802889395166643">
                <text:p>0.00802889395166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04844806280439">
                <text:p>0.00804844806280439</text:p>
              </table:table-cell>
              <table:table-cell office:value-type="float" office:value="NaN">
                <text:p>NaN</text:p>
              </table:table-cell>
              <table:table-cell office:value-type="float" office:value="0.0156929588521788">
                <text:p>0.0156929588521788</text:p>
              </table:table-cell>
              <table:table-cell office:value-type="float" office:value="0.0060310493822314">
                <text:p>0.0060310493822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9986273933078">
                <text:p>0.00939986273933078</text:p>
              </table:table-cell>
              <table:table-cell office:value-type="float" office:value="NaN">
                <text:p>NaN</text:p>
              </table:table-cell>
              <table:table-cell office:value-type="float" office:value="0.0277873657861801">
                <text:p>0.0277873657861801</text:p>
              </table:table-cell>
              <table:table-cell office:value-type="float" office:value="0.0177098085413752">
                <text:p>0.0177098085413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137668188052">
                <text:p>0.02413766818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0917413014187">
                <text:p>0.0150917413014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2875852604201">
                <text:p>0.0102875852604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9854241213622">
                <text:p>0.0149854241213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5808251943392">
                <text:p>0.0185808251943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1098302970242">
                <text:p>0.01210983029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5576397094671">
                <text:p>0.02555763970946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8962574966217">
                <text:p>0.0388962574966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2849410117071">
                <text:p>0.0172849410117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06677797621663">
                <text:p>0.00706677797621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0465310150056">
                <text:p>0.030046531015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6315227897518">
                <text:p>0.00376315227897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856980451669">
                <text:p>0.18785698045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4523917288469">
                <text:p>0.005345239172884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8874701845286">
                <text:p>0.031887470184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8906030684356">
                <text:p>0.0208906030684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0370700614671">
                <text:p>0.0140370700614671</text:p>
              </table:table-cell>
              <table:table-cell office:value-type="float" office:value="NaN">
                <text:p>NaN</text:p>
              </table:table-cell>
              <table:table-cell office:value-type="float" office:value="0.198141043849052">
                <text:p>0.198141043849052</text:p>
              </table:table-cell>
              <table:table-cell office:value-type="float" office:value="0.0467379733769166">
                <text:p>0.0467379733769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1062531801942">
                <text:p>0.0391062531801942</text:p>
              </table:table-cell>
              <table:table-cell office:value-type="float" office:value="NaN">
                <text:p>NaN</text:p>
              </table:table-cell>
              <table:table-cell office:value-type="float" office:value="0.00488998158949514">
                <text:p>0.00488998158949514</text:p>
              </table:table-cell>
              <table:table-cell office:value-type="float" office:value="0.0434630709786403">
                <text:p>0.0434630709786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07835769397">
                <text:p>0.0340007835769397</text:p>
              </table:table-cell>
              <table:table-cell office:value-type="float" office:value="0.0826582723051108">
                <text:p>0.0826582723051108</text:p>
              </table:table-cell>
              <table:table-cell office:value-type="float" office:value="NaN">
                <text:p>NaN</text:p>
              </table:table-cell>
              <table:table-cell office:value-type="float" office:value="0.00690023442804779">
                <text:p>0.00690023442804779</text:p>
              </table:table-cell>
              <table:table-cell office:value-type="float" office:value="0.021854527069498">
                <text:p>0.021854527069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25209666579">
                <text:p>0.01325209666579</text:p>
              </table:table-cell>
              <table:table-cell office:value-type="float" office:value="0.0111186256683041">
                <text:p>0.011118625668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8206026247291">
                <text:p>0.00558206026247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187437747125">
                <text:p>0.0040187437747125</text:p>
              </table:table-cell>
              <table:table-cell office:value-type="float" office:value="0.035116590471512">
                <text:p>0.03511659047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63701900058821">
                <text:p>0.00863701900058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7096717514233">
                <text:p>0.00367096717514233</text:p>
              </table:table-cell>
              <table:table-cell office:value-type="float" office:value="0.0569503898928662">
                <text:p>0.056950389892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2521830957313">
                <text:p>0.01325218309573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0561215986489">
                <text:p>0.01105612159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879771077071">
                <text:p>0.0158879771077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628176738271">
                <text:p>0.0135628176738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90309518216495">
                <text:p>0.019030951821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9980820917517">
                <text:p>0.010998082091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8980707381874">
                <text:p>0.0064898070738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0717145239827">
                <text:p>0.0064071714523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266849208111">
                <text:p>0.176266849208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0069437517078">
                <text:p>0.00970069437517078</text:p>
              </table:table-cell>
              <table:table-cell office:value-type="float" office:value="0.0660126421631738">
                <text:p>0.066012642163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5288707514464">
                <text:p>0.0635288707514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6532618624105">
                <text:p>0.0106532618624105</text:p>
              </table:table-cell>
              <table:table-cell office:value-type="float" office:value="NaN">
                <text:p>NaN</text:p>
              </table:table-cell>
              <table:table-cell office:value-type="float" office:value="0.00724796782209493">
                <text:p>0.00724796782209493</text:p>
              </table:table-cell>
              <table:table-cell office:value-type="float" office:value="0.0612651850388324">
                <text:p>0.061265185038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612932793235">
                <text:p>0.060612932793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11133405109132">
                <text:p>0.00311133405109132</text:p>
              </table:table-cell>
              <table:table-cell office:value-type="float" office:value="NaN">
                <text:p>NaN</text:p>
              </table:table-cell>
              <table:table-cell office:value-type="float" office:value="0.00196551776377298">
                <text:p>0.0019655177637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4722151015409">
                <text:p>0.0494722151015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48222592217511">
                <text:p>0.00448222592217511</text:p>
              </table:table-cell>
              <table:table-cell office:value-type="float" office:value="NaN">
                <text:p>NaN</text:p>
              </table:table-cell>
              <table:table-cell office:value-type="float" office:value="0.00395330006424982">
                <text:p>0.00395330006424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1907226143158">
                <text:p>0.0361907226143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73997915734704">
                <text:p>0.00473997915734704</text:p>
              </table:table-cell>
              <table:table-cell office:value-type="float" office:value="NaN">
                <text:p>NaN</text:p>
              </table:table-cell>
              <table:table-cell office:value-type="float" office:value="0.00352591596071536">
                <text:p>0.0035259159607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9309593480037">
                <text:p>0.109309593480037</text:p>
              </table:table-cell>
              <table:table-cell office:value-type="float" office:value="0.0294044174742526">
                <text:p>0.0294044174742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98754326462307">
                <text:p>0.00198754326462307</text:p>
              </table:table-cell>
              <table:table-cell office:value-type="float" office:value="NaN">
                <text:p>NaN</text:p>
              </table:table-cell>
              <table:table-cell office:value-type="float" office:value="0.00411587504019093">
                <text:p>0.0041158750401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3479058646909">
                <text:p>0.0283479058646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62494736581379">
                <text:p>0.00562494736581379</text:p>
              </table:table-cell>
              <table:table-cell office:value-type="float" office:value="NaN">
                <text:p>NaN</text:p>
              </table:table-cell>
              <table:table-cell office:value-type="float" office:value="0.00787850848687293">
                <text:p>0.0078785084868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896874705043">
                <text:p>0.033896874705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08232021677098">
                <text:p>0.00708232021677098</text:p>
              </table:table-cell>
              <table:table-cell office:value-type="float" office:value="NaN">
                <text:p>NaN</text:p>
              </table:table-cell>
              <table:table-cell office:value-type="float" office:value="0.0109194924206412">
                <text:p>0.010919492420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1538665815368">
                <text:p>0.0441538665815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58679883073296">
                <text:p>0.00658679883073296</text:p>
              </table:table-cell>
              <table:table-cell office:value-type="float" office:value="NaN">
                <text:p>NaN</text:p>
              </table:table-cell>
              <table:table-cell office:value-type="float" office:value="0.0108980458347727">
                <text:p>0.0108980458347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931659350209">
                <text:p>0.0652931659350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07020809675085">
                <text:p>0.00207020809675085</text:p>
              </table:table-cell>
              <table:table-cell office:value-type="float" office:value="NaN">
                <text:p>NaN</text:p>
              </table:table-cell>
              <table:table-cell office:value-type="float" office:value="0.00125398956321299">
                <text:p>0.0012539895632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1856738976491">
                <text:p>0.0721856738976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700131339542842">
                <text:p>0.00700131339542842</text:p>
              </table:table-cell>
              <table:table-cell office:value-type="float" office:value="NaN">
                <text:p>NaN</text:p>
              </table:table-cell>
              <table:table-cell office:value-type="float" office:value="0.0030601432546025">
                <text:p>0.003060143254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1126780879677">
                <text:p>0.08011267808796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1156608937813">
                <text:p>0.0091156608937813</text:p>
              </table:table-cell>
              <table:table-cell office:value-type="float" office:value="NaN">
                <text:p>NaN</text:p>
              </table:table-cell>
              <table:table-cell office:value-type="float" office:value="0.00403686520317912">
                <text:p>0.0040368652031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7331738297796">
                <text:p>0.0697331738297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0160370837601">
                <text:p>0.0100160370837601</text:p>
              </table:table-cell>
              <table:table-cell office:value-type="float" office:value="0">
                <text:p>0</text:p>
              </table:table-cell>
              <table:table-cell office:value-type="float" office:value="0.00261680973722785">
                <text:p>0.0026168097372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8402153400684">
                <text:p>0.0698402153400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12071754118879">
                <text:p>0.00812071754118879</text:p>
              </table:table-cell>
              <table:table-cell office:value-type="float" office:value="0.018240104835998">
                <text:p>0.018240104835998</text:p>
              </table:table-cell>
              <table:table-cell office:value-type="float" office:value="0.00459324895256769">
                <text:p>0.0045932489525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1343180660103">
                <text:p>0.0671343180660103</text:p>
              </table:table-cell>
              <table:table-cell office:value-type="float" office:value="0.058732338255604">
                <text:p>0.058732338255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13455005910745">
                <text:p>0.00213455005910745</text:p>
              </table:table-cell>
              <table:table-cell office:value-type="float" office:value="0.00809447045763367">
                <text:p>0.00809447045763367</text:p>
              </table:table-cell>
              <table:table-cell office:value-type="float" office:value="0.0102274102673566">
                <text:p>0.0102274102673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5665573272342">
                <text:p>0.0405665573272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17793715846995">
                <text:p>0.00317793715846995</text:p>
              </table:table-cell>
              <table:table-cell office:value-type="float" office:value="0.018953118408889">
                <text:p>0.018953118408889</text:p>
              </table:table-cell>
              <table:table-cell office:value-type="float" office:value="0.0103799664815934">
                <text:p>0.010379966481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7776729974916">
                <text:p>0.0277776729974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80070527354436">
                <text:p>0.00680070527354436</text:p>
              </table:table-cell>
              <table:table-cell office:value-type="float" office:value="0.00528498269130601">
                <text:p>0.00528498269130601</text:p>
              </table:table-cell>
              <table:table-cell office:value-type="float" office:value="0.0144774408179759">
                <text:p>0.014477440817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9244380811286">
                <text:p>0.01792443808112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87539857150055">
                <text:p>0.00387539857150055</text:p>
              </table:table-cell>
              <table:table-cell office:value-type="float" office:value="0.0275273534067058">
                <text:p>0.0275273534067058</text:p>
              </table:table-cell>
              <table:table-cell office:value-type="float" office:value="0.0111187087540749">
                <text:p>0.011118708754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082761998041">
                <text:p>0.02530827619980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84499645932851">
                <text:p>0.00284499645932851</text:p>
              </table:table-cell>
              <table:table-cell office:value-type="float" office:value="0.0331491349253339">
                <text:p>0.0331491349253339</text:p>
              </table:table-cell>
              <table:table-cell office:value-type="float" office:value="0.00294184173183821">
                <text:p>0.0029418417318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8792811605208">
                <text:p>0.0368792811605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30938602753181">
                <text:p>0.00330938602753181</text:p>
              </table:table-cell>
              <table:table-cell office:value-type="float" office:value="0.0225088282900394">
                <text:p>0.0225088282900394</text:p>
              </table:table-cell>
              <table:table-cell office:value-type="float" office:value="0.00206963386966386">
                <text:p>0.0020696338696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8584327670787">
                <text:p>0.0408584327670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80686449872445">
                <text:p>0.00280686449872445</text:p>
              </table:table-cell>
              <table:table-cell office:value-type="float" office:value="0.0127176049219853">
                <text:p>0.0127176049219853</text:p>
              </table:table-cell>
              <table:table-cell office:value-type="float" office:value="0.00131964221597029">
                <text:p>0.0013196422159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0035717746736">
                <text:p>0.0540035717746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23719642473356">
                <text:p>0.00423719642473356</text:p>
              </table:table-cell>
              <table:table-cell office:value-type="float" office:value="0.0126317257740338">
                <text:p>0.0126317257740338</text:p>
              </table:table-cell>
              <table:table-cell office:value-type="float" office:value="0.00722901605537685">
                <text:p>0.0072290160553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802416028808">
                <text:p>0.190802416028808</text:p>
              </table:table-cell>
              <table:table-cell office:value-type="float" office:value="0.0667872282180395">
                <text:p>0.0667872282180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51589770839593">
                <text:p>0.00251589770839593</text:p>
              </table:table-cell>
              <table:table-cell office:value-type="float" office:value="0.00945531426933276">
                <text:p>0.00945531426933276</text:p>
              </table:table-cell>
              <table:table-cell office:value-type="float" office:value="0.0117257762312634">
                <text:p>0.011725776231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4380972743052">
                <text:p>0.0204380972743052</text:p>
              </table:table-cell>
              <table:table-cell office:value-type="float" office:value="0.0725738110296493">
                <text:p>0.0725738110296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966628549976908">
                <text:p>0.00966628549976908</text:p>
              </table:table-cell>
              <table:table-cell office:value-type="float" office:value="0.024370487207238">
                <text:p>0.024370487207238</text:p>
              </table:table-cell>
              <table:table-cell office:value-type="float" office:value="0.0202700535013899">
                <text:p>0.020270053501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2598502550327">
                <text:p>0.0342598502550327</text:p>
              </table:table-cell>
              <table:table-cell office:value-type="float" office:value="0.0806805705007626">
                <text:p>0.0806805705007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29301537502388">
                <text:p>0.00929301537502388</text:p>
              </table:table-cell>
              <table:table-cell office:value-type="float" office:value="0.0165788558591123">
                <text:p>0.0165788558591123</text:p>
              </table:table-cell>
              <table:table-cell office:value-type="float" office:value="0.0250426878924002">
                <text:p>0.025042687892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416289840774">
                <text:p>0.0290416289840774</text:p>
              </table:table-cell>
              <table:table-cell office:value-type="float" office:value="0.0755258757261046">
                <text:p>0.0755258757261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27142521342408">
                <text:p>0.00827142521342408</text:p>
              </table:table-cell>
              <table:table-cell office:value-type="float" office:value="0.00457016849638453">
                <text:p>0.00457016849638453</text:p>
              </table:table-cell>
              <table:table-cell office:value-type="float" office:value="0.0285794369101505">
                <text:p>0.028579436910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95276044742">
                <text:p>0.0330195276044742</text:p>
              </table:table-cell>
              <table:table-cell office:value-type="float" office:value="0.0663380352765258">
                <text:p>0.06633803527652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42844997913994">
                <text:p>0.00242844997913994</text:p>
              </table:table-cell>
              <table:table-cell office:value-type="float" office:value="0.0221840181880584">
                <text:p>0.0221840181880584</text:p>
              </table:table-cell>
              <table:table-cell office:value-type="float" office:value="0.0277385015524232">
                <text:p>0.027738501552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3142691527389">
                <text:p>0.0373142691527389</text:p>
              </table:table-cell>
              <table:table-cell office:value-type="float" office:value="0.0633859238259583">
                <text:p>0.0633859238259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98157350007221">
                <text:p>0.00198157350007221</text:p>
              </table:table-cell>
              <table:table-cell office:value-type="float" office:value="0.0264235492291871">
                <text:p>0.0264235492291871</text:p>
              </table:table-cell>
              <table:table-cell office:value-type="float" office:value="0.0235157397356491">
                <text:p>0.0235157397356491</text:p>
              </table:table-cell>
              <table:table-cell office:value-type="float" office:value="0.297924345905672">
                <text:p>0.297924345905672</text:p>
              </table:table-cell>
              <table:table-cell office:value-type="float" office:value="NaN">
                <text:p>NaN</text:p>
              </table:table-cell>
              <table:table-cell office:value-type="float" office:value="0.0427684757900611">
                <text:p>0.0427684757900611</text:p>
              </table:table-cell>
              <table:table-cell office:value-type="float" office:value="0.0658782183432">
                <text:p>0.06587821834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49644754863834">
                <text:p>0.00249644754863834</text:p>
              </table:table-cell>
              <table:table-cell office:value-type="float" office:value="0.026330998597285">
                <text:p>0.026330998597285</text:p>
              </table:table-cell>
              <table:table-cell office:value-type="float" office:value="0.0182067434023223">
                <text:p>0.0182067434023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7059920401373">
                <text:p>0.0247059920401373</text:p>
              </table:table-cell>
              <table:table-cell office:value-type="float" office:value="0.0713531997538551">
                <text:p>0.07135319975385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48573019998939">
                <text:p>0.00648573019998939</text:p>
              </table:table-cell>
              <table:table-cell office:value-type="float" office:value="0.0225705227560941">
                <text:p>0.0225705227560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3885792958762">
                <text:p>0.00613885792958762</text:p>
              </table:table-cell>
              <table:table-cell office:value-type="float" office:value="0.0722111395349444">
                <text:p>0.0722111395349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04134880600353">
                <text:p>0.00904134880600353</text:p>
              </table:table-cell>
              <table:table-cell office:value-type="float" office:value="0.0409460310743293">
                <text:p>0.040946031074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5859195566921">
                <text:p>0.07758591955669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60068303562539">
                <text:p>0.00960068303562539</text:p>
              </table:table-cell>
              <table:table-cell office:value-type="float" office:value="0.024018729896947">
                <text:p>0.02401872989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7527113692341">
                <text:p>0.0137527113692341</text:p>
              </table:table-cell>
              <table:table-cell office:value-type="float" office:value="0.0817542001509274">
                <text:p>0.0817542001509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17612603098227">
                <text:p>0.00717612603098227</text:p>
              </table:table-cell>
              <table:table-cell office:value-type="float" office:value="0.0097354320240825">
                <text:p>0.009735432024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5678863346297">
                <text:p>0.0345678863346297</text:p>
              </table:table-cell>
              <table:table-cell office:value-type="float" office:value="0.0839163481140021">
                <text:p>0.08391634811400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425920570906293">
                <text:p>0.00425920570906293</text:p>
              </table:table-cell>
              <table:table-cell office:value-type="float" office:value="0.00628490067123195">
                <text:p>0.00628490067123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320872375853">
                <text:p>0.0418320872375853</text:p>
              </table:table-cell>
              <table:table-cell office:value-type="float" office:value="0.0893520162639286">
                <text:p>0.0893520162639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44588017869287">
                <text:p>0.00344588017869287</text:p>
              </table:table-cell>
              <table:table-cell office:value-type="float" office:value="0.00911697694600972">
                <text:p>0.0091169769460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0770842342476">
                <text:p>0.0430770842342476</text:p>
              </table:table-cell>
              <table:table-cell office:value-type="float" office:value="0.0908023199371475">
                <text:p>0.09080231993714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29666229009744">
                <text:p>0.00729666229009744</text:p>
              </table:table-cell>
              <table:table-cell office:value-type="float" office:value="0.00368621923906142">
                <text:p>0.00368621923906142</text:p>
              </table:table-cell>
              <table:table-cell office:value-type="float" office:value="0.216074754923821">
                <text:p>0.21607475492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209277250272">
                <text:p>0.0311209277250272</text:p>
              </table:table-cell>
              <table:table-cell office:value-type="float" office:value="0.0787627375291658">
                <text:p>0.07876273752916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460992836242559">
                <text:p>0.00460992836242559</text:p>
              </table:table-cell>
              <table:table-cell office:value-type="float" office:value="0.0125305997622915">
                <text:p>0.0125305997622915</text:p>
              </table:table-cell>
              <table:table-cell office:value-type="float" office:value="0.0502383036669585">
                <text:p>0.0502383036669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5302009892997">
                <text:p>0.0495302009892997</text:p>
              </table:table-cell>
              <table:table-cell office:value-type="float" office:value="0.0655815268520187">
                <text:p>0.06558152685201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39124517329731">
                <text:p>0.00339124517329731</text:p>
              </table:table-cell>
              <table:table-cell office:value-type="float" office:value="0.0108716164501307">
                <text:p>0.0108716164501307</text:p>
              </table:table-cell>
              <table:table-cell office:value-type="float" office:value="0.0414921414512566">
                <text:p>0.04149214145125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546919416226861">
                <text:p>0.0546919416226861</text:p>
              </table:table-cell>
              <table:table-cell office:value-type="float" office:value="0.0595887283209498">
                <text:p>0.0595887283209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19148936170213">
                <text:p>0.00919148936170213</text:p>
              </table:table-cell>
              <table:table-cell office:value-type="float" office:value="0.0105473038901647">
                <text:p>0.0105473038901647</text:p>
              </table:table-cell>
              <table:table-cell office:value-type="float" office:value="0.0398022416069164">
                <text:p>0.0398022416069164</text:p>
              </table:table-cell>
              <table:table-cell office:value-type="float" office:value="NaN">
                <text:p>NaN</text:p>
              </table:table-cell>
              <table:table-cell office:value-type="float" office:value="0.0188020512984368">
                <text:p>0.0188020512984368</text:p>
              </table:table-cell>
              <table:table-cell office:value-type="float" office:value="0.0347405156818261">
                <text:p>0.0347405156818261</text:p>
              </table:table-cell>
              <table:table-cell office:value-type="float" office:value="0.0653129210874956">
                <text:p>0.06531292108749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466606090385408">
                <text:p>0.00466606090385408</text:p>
              </table:table-cell>
              <table:table-cell office:value-type="float" office:value="0.02396120745578">
                <text:p>0.02396120745578</text:p>
              </table:table-cell>
              <table:table-cell office:value-type="float" office:value="0.0426234619720337">
                <text:p>0.0426234619720337</text:p>
              </table:table-cell>
              <table:table-cell office:value-type="float" office:value="NaN">
                <text:p>NaN</text:p>
              </table:table-cell>
              <table:table-cell office:value-type="float" office:value="0.0265490195011535">
                <text:p>0.0265490195011535</text:p>
              </table:table-cell>
              <table:table-cell office:value-type="float" office:value="0.0210153415128005">
                <text:p>0.0210153415128005</text:p>
              </table:table-cell>
              <table:table-cell office:value-type="float" office:value="0.0703473732091051">
                <text:p>0.07034737320910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09820542706597">
                <text:p>0.00209820542706597</text:p>
              </table:table-cell>
              <table:table-cell office:value-type="float" office:value="0.00654685246550036">
                <text:p>0.00654685246550036</text:p>
              </table:table-cell>
              <table:table-cell office:value-type="float" office:value="0.0435489624829062">
                <text:p>0.0435489624829062</text:p>
              </table:table-cell>
              <table:table-cell office:value-type="float" office:value="NaN">
                <text:p>NaN</text:p>
              </table:table-cell>
              <table:table-cell office:value-type="float" office:value="0.0235352643717756">
                <text:p>0.0235352643717756</text:p>
              </table:table-cell>
              <table:table-cell office:value-type="float" office:value="0.0233824131292665">
                <text:p>0.0233824131292665</text:p>
              </table:table-cell>
              <table:table-cell office:value-type="float" office:value="0.0802339649517052">
                <text:p>0.0802339649517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59939982575586">
                <text:p>0.00459939982575586</text:p>
              </table:table-cell>
              <table:table-cell office:value-type="float" office:value="0.0156477768691934">
                <text:p>0.0156477768691934</text:p>
              </table:table-cell>
              <table:table-cell office:value-type="float" office:value="0.0412110326049151">
                <text:p>0.0412110326049151</text:p>
              </table:table-cell>
              <table:table-cell office:value-type="float" office:value="NaN">
                <text:p>NaN</text:p>
              </table:table-cell>
              <table:table-cell office:value-type="float" office:value="0.0221961885722357">
                <text:p>0.0221961885722357</text:p>
              </table:table-cell>
              <table:table-cell office:value-type="float" office:value="0.0258343351223021">
                <text:p>0.0258343351223021</text:p>
              </table:table-cell>
              <table:table-cell office:value-type="float" office:value="0.0915366326775844">
                <text:p>0.0915366326775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66506506556425">
                <text:p>0.00366506506556425</text:p>
              </table:table-cell>
              <table:table-cell office:value-type="float" office:value="0.0124095052616863">
                <text:p>0.0124095052616863</text:p>
              </table:table-cell>
              <table:table-cell office:value-type="float" office:value="0.0372111621783071">
                <text:p>0.0372111621783071</text:p>
              </table:table-cell>
              <table:table-cell office:value-type="float" office:value="NaN">
                <text:p>NaN</text:p>
              </table:table-cell>
              <table:table-cell office:value-type="float" office:value="0.0290134844709865">
                <text:p>0.0290134844709865</text:p>
              </table:table-cell>
              <table:table-cell office:value-type="float" office:value="0.0273674050209241">
                <text:p>0.0273674050209241</text:p>
              </table:table-cell>
              <table:table-cell office:value-type="float" office:value="0.099282182455363">
                <text:p>0.0992821824553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73957659285925">
                <text:p>0.00273957659285925</text:p>
              </table:table-cell>
              <table:table-cell office:value-type="float" office:value="0.0167202848347596">
                <text:p>0.0167202848347596</text:p>
              </table:table-cell>
              <table:table-cell office:value-type="float" office:value="0.0323026811597553">
                <text:p>0.0323026811597553</text:p>
              </table:table-cell>
              <table:table-cell office:value-type="float" office:value="NaN">
                <text:p>NaN</text:p>
              </table:table-cell>
              <table:table-cell office:value-type="float" office:value="0.0337661237371063">
                <text:p>0.0337661237371063</text:p>
              </table:table-cell>
              <table:table-cell office:value-type="float" office:value="0.0367916938952206">
                <text:p>0.0367916938952206</text:p>
              </table:table-cell>
              <table:table-cell office:value-type="float" office:value="0.105358484588363">
                <text:p>0.1053584845883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53578215486614">
                <text:p>0.00953578215486614</text:p>
              </table:table-cell>
              <table:table-cell office:value-type="float" office:value="0.0235607178122805">
                <text:p>0.0235607178122805</text:p>
              </table:table-cell>
              <table:table-cell office:value-type="float" office:value="0.0328513270657848">
                <text:p>0.0328513270657848</text:p>
              </table:table-cell>
              <table:table-cell office:value-type="float" office:value="NaN">
                <text:p>NaN</text:p>
              </table:table-cell>
              <table:table-cell office:value-type="float" office:value="0.0396311921250232">
                <text:p>0.0396311921250232</text:p>
              </table:table-cell>
              <table:table-cell office:value-type="float" office:value="0.0487324667776871">
                <text:p>0.0487324667776871</text:p>
              </table:table-cell>
              <table:table-cell office:value-type="float" office:value="0.11210290509394">
                <text:p>0.112102905093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2482343203261">
                <text:p>0.0122482343203261</text:p>
              </table:table-cell>
              <table:table-cell office:value-type="float" office:value="0.0047818705338686">
                <text:p>0.0047818705338686</text:p>
              </table:table-cell>
              <table:table-cell office:value-type="float" office:value="0.018454737585271">
                <text:p>0.018454737585271</text:p>
              </table:table-cell>
              <table:table-cell office:value-type="float" office:value="NaN">
                <text:p>NaN</text:p>
              </table:table-cell>
              <table:table-cell office:value-type="float" office:value="0.0412311053061723">
                <text:p>0.0412311053061723</text:p>
              </table:table-cell>
              <table:table-cell office:value-type="float" office:value="0.0589967906756855">
                <text:p>0.0589967906756855</text:p>
              </table:table-cell>
              <table:table-cell office:value-type="float" office:value="0.105117881747764">
                <text:p>0.105117881747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9558207226565">
                <text:p>0.0109558207226565</text:p>
              </table:table-cell>
              <table:table-cell office:value-type="float" office:value="0.0181048512961229">
                <text:p>0.0181048512961229</text:p>
              </table:table-cell>
              <table:table-cell office:value-type="float" office:value="0.0134341116552493">
                <text:p>0.0134341116552493</text:p>
              </table:table-cell>
              <table:table-cell office:value-type="float" office:value="0.407778232210295">
                <text:p>0.407778232210295</text:p>
              </table:table-cell>
              <table:table-cell office:value-type="float" office:value="0.0376603994134561">
                <text:p>0.0376603994134561</text:p>
              </table:table-cell>
              <table:table-cell office:value-type="float" office:value="0.0575569238589236">
                <text:p>0.0575569238589236</text:p>
              </table:table-cell>
              <table:table-cell office:value-type="float" office:value="0.104772220465456">
                <text:p>0.104772220465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0504152066065">
                <text:p>0.010504152066065</text:p>
              </table:table-cell>
              <table:table-cell office:value-type="float" office:value="0.0111508843701119">
                <text:p>0.0111508843701119</text:p>
              </table:table-cell>
              <table:table-cell office:value-type="float" office:value="0.0215451778125909">
                <text:p>0.0215451778125909</text:p>
              </table:table-cell>
              <table:table-cell office:value-type="float" office:value="0.0305710342851949">
                <text:p>0.0305710342851949</text:p>
              </table:table-cell>
              <table:table-cell office:value-type="float" office:value="0.0349342961839438">
                <text:p>0.0349342961839438</text:p>
              </table:table-cell>
              <table:table-cell office:value-type="float" office:value="0.0452479748468161">
                <text:p>0.0452479748468161</text:p>
              </table:table-cell>
              <table:table-cell office:value-type="float" office:value="0.104714011356045">
                <text:p>0.1047140113560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946148830952632">
                <text:p>0.00946148830952632</text:p>
              </table:table-cell>
              <table:table-cell office:value-type="float" office:value="0.00855263003301493">
                <text:p>0.00855263003301493</text:p>
              </table:table-cell>
              <table:table-cell office:value-type="float" office:value="0.0235860796927645">
                <text:p>0.0235860796927645</text:p>
              </table:table-cell>
              <table:table-cell office:value-type="float" office:value="0.0269319002675091">
                <text:p>0.0269319002675091</text:p>
              </table:table-cell>
              <table:table-cell office:value-type="float" office:value="0.0361235431355483">
                <text:p>0.0361235431355483</text:p>
              </table:table-cell>
              <table:table-cell office:value-type="float" office:value="0.0483462417544602">
                <text:p>0.0483462417544602</text:p>
              </table:table-cell>
              <table:table-cell office:value-type="float" office:value="0.103894350838051">
                <text:p>0.103894350838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0632756410924">
                <text:p>0.0100632756410924</text:p>
              </table:table-cell>
              <table:table-cell office:value-type="float" office:value="0.0124887205640794">
                <text:p>0.0124887205640794</text:p>
              </table:table-cell>
              <table:table-cell office:value-type="float" office:value="0.036686670799752">
                <text:p>0.036686670799752</text:p>
              </table:table-cell>
              <table:table-cell office:value-type="float" office:value="0.0146639309181541">
                <text:p>0.0146639309181541</text:p>
              </table:table-cell>
              <table:table-cell office:value-type="float" office:value="0.0296843262926362">
                <text:p>0.0296843262926362</text:p>
              </table:table-cell>
              <table:table-cell office:value-type="float" office:value="0.0419676091234532">
                <text:p>0.0419676091234532</text:p>
              </table:table-cell>
              <table:table-cell office:value-type="float" office:value="0.11182382691258">
                <text:p>0.11182382691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67495662386179">
                <text:p>0.0167495662386179</text:p>
              </table:table-cell>
              <table:table-cell office:value-type="float" office:value="0.0118983800585809">
                <text:p>0.0118983800585809</text:p>
              </table:table-cell>
              <table:table-cell office:value-type="float" office:value="0.0297746356099335">
                <text:p>0.0297746356099335</text:p>
              </table:table-cell>
              <table:table-cell office:value-type="float" office:value="NaN">
                <text:p>NaN</text:p>
              </table:table-cell>
              <table:table-cell office:value-type="float" office:value="0.0415593556057723">
                <text:p>0.0415593556057723</text:p>
              </table:table-cell>
              <table:table-cell office:value-type="float" office:value="0.0397194726249641">
                <text:p>0.0397194726249641</text:p>
              </table:table-cell>
              <table:table-cell office:value-type="float" office:value="0.117967348367617">
                <text:p>0.1179673483676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0159292326051">
                <text:p>0.0200159292326051</text:p>
              </table:table-cell>
              <table:table-cell office:value-type="float" office:value="0.0464881937489494">
                <text:p>0.0464881937489494</text:p>
              </table:table-cell>
              <table:table-cell office:value-type="float" office:value="0.0269439801949931">
                <text:p>0.0269439801949931</text:p>
              </table:table-cell>
              <table:table-cell office:value-type="float" office:value="NaN">
                <text:p>NaN</text:p>
              </table:table-cell>
              <table:table-cell office:value-type="float" office:value="0.0344974792345246">
                <text:p>0.0344974792345246</text:p>
              </table:table-cell>
              <table:table-cell office:value-type="float" office:value="0.021012244720966">
                <text:p>0.021012244720966</text:p>
              </table:table-cell>
              <table:table-cell office:value-type="float" office:value="0.131621588232716">
                <text:p>0.1316215882327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93508110993355">
                <text:p>0.0193508110993355</text:p>
              </table:table-cell>
              <table:table-cell office:value-type="float" office:value="0.0638089554283143">
                <text:p>0.0638089554283143</text:p>
              </table:table-cell>
              <table:table-cell office:value-type="float" office:value="0.0202495876908052">
                <text:p>0.0202495876908052</text:p>
              </table:table-cell>
              <table:table-cell office:value-type="float" office:value="NaN">
                <text:p>NaN</text:p>
              </table:table-cell>
              <table:table-cell office:value-type="float" office:value="0.0392368804519233">
                <text:p>0.0392368804519233</text:p>
              </table:table-cell>
              <table:table-cell office:value-type="float" office:value="0.0242236733948306">
                <text:p>0.0242236733948306</text:p>
              </table:table-cell>
              <table:table-cell office:value-type="float" office:value="0.13978717029833">
                <text:p>0.139787170298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10944423563855">
                <text:p>0.0210944423563855</text:p>
              </table:table-cell>
              <table:table-cell office:value-type="float" office:value="0.0536857273654202">
                <text:p>0.0536857273654202</text:p>
              </table:table-cell>
              <table:table-cell office:value-type="float" office:value="0.0155598706461025">
                <text:p>0.0155598706461025</text:p>
              </table:table-cell>
              <table:table-cell office:value-type="float" office:value="NaN">
                <text:p>NaN</text:p>
              </table:table-cell>
              <table:table-cell office:value-type="float" office:value="0.0529899228762763">
                <text:p>0.0529899228762763</text:p>
              </table:table-cell>
              <table:table-cell office:value-type="float" office:value="0.0317265732858798">
                <text:p>0.0317265732858798</text:p>
              </table:table-cell>
              <table:table-cell office:value-type="float" office:value="0.149589662164747">
                <text:p>0.149589662164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7625544685312">
                <text:p>0.0227625544685312</text:p>
              </table:table-cell>
              <table:table-cell office:value-type="float" office:value="0.0430177133186894">
                <text:p>0.0430177133186894</text:p>
              </table:table-cell>
              <table:table-cell office:value-type="float" office:value="0.00856403116447174">
                <text:p>0.00856403116447174</text:p>
              </table:table-cell>
              <table:table-cell office:value-type="float" office:value="NaN">
                <text:p>NaN</text:p>
              </table:table-cell>
              <table:table-cell office:value-type="float" office:value="0.0552049491516985">
                <text:p>0.0552049491516985</text:p>
              </table:table-cell>
              <table:table-cell office:value-type="float" office:value="0.0448613623206124">
                <text:p>0.0448613623206124</text:p>
              </table:table-cell>
              <table:table-cell office:value-type="float" office:value="0.152789391593064">
                <text:p>0.1527893915930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82898665098238">
                <text:p>0.0182898665098238</text:p>
              </table:table-cell>
              <table:table-cell office:value-type="float" office:value="0.0504758709872903">
                <text:p>0.0504758709872903</text:p>
              </table:table-cell>
              <table:table-cell office:value-type="float" office:value="0.0198800681860051">
                <text:p>0.0198800681860051</text:p>
              </table:table-cell>
              <table:table-cell office:value-type="float" office:value="NaN">
                <text:p>NaN</text:p>
              </table:table-cell>
              <table:table-cell office:value-type="float" office:value="0.0480438272478421">
                <text:p>0.0480438272478421</text:p>
              </table:table-cell>
              <table:table-cell office:value-type="float" office:value="0.051574246065028">
                <text:p>0.051574246065028</text:p>
              </table:table-cell>
              <table:table-cell office:value-type="float" office:value="0.126795419532561">
                <text:p>0.1267954195325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6852339266633">
                <text:p>0.0146852339266633</text:p>
              </table:table-cell>
              <table:table-cell office:value-type="float" office:value="0.043791253069134">
                <text:p>0.043791253069134</text:p>
              </table:table-cell>
              <table:table-cell office:value-type="float" office:value="0.0286166696629835">
                <text:p>0.0286166696629835</text:p>
              </table:table-cell>
              <table:table-cell office:value-type="float" office:value="NaN">
                <text:p>NaN</text:p>
              </table:table-cell>
              <table:table-cell office:value-type="float" office:value="0.0490833440699675">
                <text:p>0.0490833440699675</text:p>
              </table:table-cell>
              <table:table-cell office:value-type="float" office:value="0.0491325386742396">
                <text:p>0.0491325386742396</text:p>
              </table:table-cell>
              <table:table-cell office:value-type="float" office:value="0.131955938612449">
                <text:p>0.131955938612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721180465653568">
                <text:p>0.00721180465653568</text:p>
              </table:table-cell>
              <table:table-cell office:value-type="float" office:value="0.0272800230414102">
                <text:p>0.0272800230414102</text:p>
              </table:table-cell>
              <table:table-cell office:value-type="float" office:value="0.0373819163292848">
                <text:p>0.0373819163292848</text:p>
              </table:table-cell>
              <table:table-cell office:value-type="float" office:value="NaN">
                <text:p>NaN</text:p>
              </table:table-cell>
              <table:table-cell office:value-type="float" office:value="0.0617836054612408">
                <text:p>0.0617836054612408</text:p>
              </table:table-cell>
              <table:table-cell office:value-type="float" office:value="0.0500855678217996">
                <text:p>0.0500855678217996</text:p>
              </table:table-cell>
              <table:table-cell office:value-type="float" office:value="0.129880527629779">
                <text:p>0.1298805276297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738929370103447">
                <text:p>0.00738929370103447</text:p>
              </table:table-cell>
              <table:table-cell office:value-type="float" office:value="0.0192451224302737">
                <text:p>0.0192451224302737</text:p>
              </table:table-cell>
              <table:table-cell office:value-type="float" office:value="0.0387983993821179">
                <text:p>0.0387983993821179</text:p>
              </table:table-cell>
              <table:table-cell office:value-type="float" office:value="NaN">
                <text:p>NaN</text:p>
              </table:table-cell>
              <table:table-cell office:value-type="float" office:value="0.055396573942195">
                <text:p>0.055396573942195</text:p>
              </table:table-cell>
              <table:table-cell office:value-type="float" office:value="0.0558906506379131">
                <text:p>0.0558906506379131</text:p>
              </table:table-cell>
              <table:table-cell office:value-type="float" office:value="0.124800418742609">
                <text:p>0.1248004187426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844580204726052">
                <text:p>0.00844580204726052</text:p>
              </table:table-cell>
              <table:table-cell office:value-type="float" office:value="0.0119576357382983">
                <text:p>0.0119576357382983</text:p>
              </table:table-cell>
              <table:table-cell office:value-type="float" office:value="0.0389049160880126">
                <text:p>0.0389049160880126</text:p>
              </table:table-cell>
              <table:table-cell office:value-type="float" office:value="NaN">
                <text:p>NaN</text:p>
              </table:table-cell>
              <table:table-cell office:value-type="float" office:value="0.0476869085143516">
                <text:p>0.0476869085143516</text:p>
              </table:table-cell>
              <table:table-cell office:value-type="float" office:value="0.055100089226054">
                <text:p>0.055100089226054</text:p>
              </table:table-cell>
              <table:table-cell office:value-type="float" office:value="0.129950204541717">
                <text:p>0.1299502045417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59748281374504">
                <text:p>0.00359748281374504</text:p>
              </table:table-cell>
              <table:table-cell office:value-type="float" office:value="0.0156084675710047">
                <text:p>0.0156084675710047</text:p>
              </table:table-cell>
              <table:table-cell office:value-type="float" office:value="0.0420025982493444">
                <text:p>0.0420025982493444</text:p>
              </table:table-cell>
              <table:table-cell office:value-type="float" office:value="NaN">
                <text:p>NaN</text:p>
              </table:table-cell>
              <table:table-cell office:value-type="float" office:value="0.0425068343306083">
                <text:p>0.0425068343306083</text:p>
              </table:table-cell>
              <table:table-cell office:value-type="float" office:value="0.0325289517406319">
                <text:p>0.0325289517406319</text:p>
              </table:table-cell>
              <table:table-cell office:value-type="float" office:value="0.135021128027402">
                <text:p>0.135021128027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09979987161575">
                <text:p>0.00209979987161575</text:p>
              </table:table-cell>
              <table:table-cell office:value-type="float" office:value="0.00617937266441843">
                <text:p>0.00617937266441843</text:p>
              </table:table-cell>
              <table:table-cell office:value-type="float" office:value="0.0473407594105491">
                <text:p>0.0473407594105491</text:p>
              </table:table-cell>
              <table:table-cell office:value-type="float" office:value="NaN">
                <text:p>NaN</text:p>
              </table:table-cell>
              <table:table-cell office:value-type="float" office:value="0.0390366766145755">
                <text:p>0.0390366766145755</text:p>
              </table:table-cell>
              <table:table-cell office:value-type="float" office:value="NaN">
                <text:p>NaN</text:p>
              </table:table-cell>
              <table:table-cell office:value-type="float" office:value="0.144810219859722">
                <text:p>0.1448102198597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44452005938293">
                <text:p>0.00444452005938293</text:p>
              </table:table-cell>
              <table:table-cell office:value-type="float" office:value="0.0137368030998131">
                <text:p>0.0137368030998131</text:p>
              </table:table-cell>
              <table:table-cell office:value-type="float" office:value="0.035141726011994">
                <text:p>0.035141726011994</text:p>
              </table:table-cell>
              <table:table-cell office:value-type="float" office:value="NaN">
                <text:p>NaN</text:p>
              </table:table-cell>
              <table:table-cell office:value-type="float" office:value="0.0460902071563088">
                <text:p>0.0460902071563088</text:p>
              </table:table-cell>
              <table:table-cell office:value-type="float" office:value="NaN">
                <text:p>NaN</text:p>
              </table:table-cell>
              <table:table-cell office:value-type="float" office:value="0.150234519633996">
                <text:p>0.150234519633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46292790818157">
                <text:p>0.00546292790818157</text:p>
              </table:table-cell>
              <table:table-cell office:value-type="float" office:value="0.0198119216769723">
                <text:p>0.0198119216769723</text:p>
              </table:table-cell>
              <table:table-cell office:value-type="float" office:value="0.0214826918058304">
                <text:p>0.0214826918058304</text:p>
              </table:table-cell>
              <table:table-cell office:value-type="float" office:value="NaN">
                <text:p>NaN</text:p>
              </table:table-cell>
              <table:table-cell office:value-type="float" office:value="0.0473798766800216">
                <text:p>0.0473798766800216</text:p>
              </table:table-cell>
              <table:table-cell office:value-type="float" office:value="NaN">
                <text:p>NaN</text:p>
              </table:table-cell>
              <table:table-cell office:value-type="float" office:value="0.157365080447793">
                <text:p>0.157365080447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870646039051456">
                <text:p>0.00870646039051456</text:p>
              </table:table-cell>
              <table:table-cell office:value-type="float" office:value="0.0566715878573136">
                <text:p>0.0566715878573136</text:p>
              </table:table-cell>
              <table:table-cell office:value-type="float" office:value="0.02317088834274">
                <text:p>0.02317088834274</text:p>
              </table:table-cell>
              <table:table-cell office:value-type="float" office:value="NaN">
                <text:p>NaN</text:p>
              </table:table-cell>
              <table:table-cell office:value-type="float" office:value="0.0433084381205747">
                <text:p>0.0433084381205747</text:p>
              </table:table-cell>
              <table:table-cell office:value-type="float" office:value="NaN">
                <text:p>NaN</text:p>
              </table:table-cell>
              <table:table-cell office:value-type="float" office:value="0.167936575700345">
                <text:p>0.1679365757003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790693324296849">
                <text:p>0.00790693324296849</text:p>
              </table:table-cell>
              <table:table-cell office:value-type="float" office:value="0.072631763605177">
                <text:p>0.072631763605177</text:p>
              </table:table-cell>
              <table:table-cell office:value-type="float" office:value="0.0309289372359912">
                <text:p>0.0309289372359912</text:p>
              </table:table-cell>
              <table:table-cell office:value-type="float" office:value="NaN">
                <text:p>NaN</text:p>
              </table:table-cell>
              <table:table-cell office:value-type="float" office:value="0.0429666684278458">
                <text:p>0.0429666684278458</text:p>
              </table:table-cell>
              <table:table-cell office:value-type="float" office:value="NaN">
                <text:p>NaN</text:p>
              </table:table-cell>
              <table:table-cell office:value-type="float" office:value="0.181319048057448">
                <text:p>0.181319048057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26308584163538">
                <text:p>0.00126308584163538</text:p>
              </table:table-cell>
              <table:table-cell office:value-type="float" office:value="0.0521795297784092">
                <text:p>0.0521795297784092</text:p>
              </table:table-cell>
              <table:table-cell office:value-type="float" office:value="0.0322834509734286">
                <text:p>0.0322834509734286</text:p>
              </table:table-cell>
              <table:table-cell office:value-type="float" office:value="NaN">
                <text:p>NaN</text:p>
              </table:table-cell>
              <table:table-cell office:value-type="float" office:value="0.0405012289195872">
                <text:p>0.0405012289195872</text:p>
              </table:table-cell>
              <table:table-cell office:value-type="float" office:value="0.253366098599522">
                <text:p>0.253366098599522</text:p>
              </table:table-cell>
              <table:table-cell office:value-type="float" office:value="0.189836686785124">
                <text:p>0.189836686785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90239121286535">
                <text:p>0.00590239121286535</text:p>
              </table:table-cell>
              <table:table-cell office:value-type="float" office:value="0.0281697702771892">
                <text:p>0.0281697702771892</text:p>
              </table:table-cell>
              <table:table-cell office:value-type="float" office:value="0.029624768394589">
                <text:p>0.029624768394589</text:p>
              </table:table-cell>
              <table:table-cell office:value-type="float" office:value="NaN">
                <text:p>NaN</text:p>
              </table:table-cell>
              <table:table-cell office:value-type="float" office:value="0.0518844761258203">
                <text:p>0.0518844761258203</text:p>
              </table:table-cell>
              <table:table-cell office:value-type="float" office:value="0.0593438949549616">
                <text:p>0.0593438949549616</text:p>
              </table:table-cell>
              <table:table-cell office:value-type="float" office:value="0.205202514946529">
                <text:p>0.2052025149465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09685710052066">
                <text:p>0.00909685710052066</text:p>
              </table:table-cell>
              <table:table-cell office:value-type="float" office:value="0.00924105154590844">
                <text:p>0.00924105154590844</text:p>
              </table:table-cell>
              <table:table-cell office:value-type="float" office:value="0.0314975475603187">
                <text:p>0.0314975475603187</text:p>
              </table:table-cell>
              <table:table-cell office:value-type="float" office:value="0.509861619062684">
                <text:p>0.509861619062684</text:p>
              </table:table-cell>
              <table:table-cell office:value-type="float" office:value="0.0586570990028958">
                <text:p>0.0586570990028958</text:p>
              </table:table-cell>
              <table:table-cell office:value-type="float" office:value="0.0497623568179659">
                <text:p>0.0497623568179659</text:p>
              </table:table-cell>
              <table:table-cell office:value-type="float" office:value="0.207425818802759">
                <text:p>0.207425818802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54463727329581">
                <text:p>0.00354463727329581</text:p>
              </table:table-cell>
              <table:table-cell office:value-type="float" office:value="0.00983213868396728">
                <text:p>0.00983213868396728</text:p>
              </table:table-cell>
              <table:table-cell office:value-type="float" office:value="0.0373329544243544">
                <text:p>0.0373329544243544</text:p>
              </table:table-cell>
              <table:table-cell office:value-type="float" office:value="0.0273613417599975">
                <text:p>0.0273613417599975</text:p>
              </table:table-cell>
              <table:table-cell office:value-type="float" office:value="0.0504784868838965">
                <text:p>0.0504784868838965</text:p>
              </table:table-cell>
              <table:table-cell office:value-type="float" office:value="0.0309087984670953">
                <text:p>0.0309087984670953</text:p>
              </table:table-cell>
              <table:table-cell office:value-type="float" office:value="0.198037404390767">
                <text:p>0.1980374043907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954539330698153">
                <text:p>0.00954539330698153</text:p>
              </table:table-cell>
              <table:table-cell office:value-type="float" office:value="0.0390318566725028">
                <text:p>0.0390318566725028</text:p>
              </table:table-cell>
              <table:table-cell office:value-type="float" office:value="0.0298278793650651">
                <text:p>0.0298278793650651</text:p>
              </table:table-cell>
              <table:table-cell office:value-type="float" office:value="0.0227623598048584">
                <text:p>0.0227623598048584</text:p>
              </table:table-cell>
              <table:table-cell office:value-type="float" office:value="0.0506191104839077">
                <text:p>0.0506191104839077</text:p>
              </table:table-cell>
              <table:table-cell office:value-type="float" office:value="0.0299416717437552">
                <text:p>0.0299416717437552</text:p>
              </table:table-cell>
              <table:table-cell office:value-type="float" office:value="0.18213696293137">
                <text:p>0.182136962931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91276188478381">
                <text:p>0.00791276188478381</text:p>
              </table:table-cell>
              <table:table-cell office:value-type="float" office:value="0.0655854627492532">
                <text:p>0.0655854627492532</text:p>
              </table:table-cell>
              <table:table-cell office:value-type="float" office:value="0.0291188985615174">
                <text:p>0.0291188985615174</text:p>
              </table:table-cell>
              <table:table-cell office:value-type="float" office:value="0.0242750947156865">
                <text:p>0.0242750947156865</text:p>
              </table:table-cell>
              <table:table-cell office:value-type="float" office:value="0.0566823648361005">
                <text:p>0.0566823648361005</text:p>
              </table:table-cell>
              <table:table-cell office:value-type="float" office:value="0.0394822819803971">
                <text:p>0.0394822819803971</text:p>
              </table:table-cell>
              <table:table-cell office:value-type="float" office:value="0.189608653378707">
                <text:p>0.1896086533787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964712848149187">
                <text:p>0.00964712848149187</text:p>
              </table:table-cell>
              <table:table-cell office:value-type="float" office:value="0.0468865269902831">
                <text:p>0.0468865269902831</text:p>
              </table:table-cell>
              <table:table-cell office:value-type="float" office:value="0.0432531532152457">
                <text:p>0.0432531532152457</text:p>
              </table:table-cell>
              <table:table-cell office:value-type="float" office:value="0.0235487888580363">
                <text:p>0.0235487888580363</text:p>
              </table:table-cell>
              <table:table-cell office:value-type="float" office:value="0.0655978354070997">
                <text:p>0.0655978354070997</text:p>
              </table:table-cell>
              <table:table-cell office:value-type="float" office:value="0.0503437006896441">
                <text:p>0.0503437006896441</text:p>
              </table:table-cell>
              <table:table-cell office:value-type="float" office:value="0.19935479466084">
                <text:p>0.199354794660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63408413347326">
                <text:p>0.0063408413347326</text:p>
              </table:table-cell>
              <table:table-cell office:value-type="float" office:value="0.0167613092676506">
                <text:p>0.0167613092676506</text:p>
              </table:table-cell>
              <table:table-cell office:value-type="float" office:value="0.0513223138549094">
                <text:p>0.0513223138549094</text:p>
              </table:table-cell>
              <table:table-cell office:value-type="float" office:value="0.0301122288699093">
                <text:p>0.0301122288699093</text:p>
              </table:table-cell>
              <table:table-cell office:value-type="float" office:value="0.0686395709637065">
                <text:p>0.0686395709637065</text:p>
              </table:table-cell>
              <table:table-cell office:value-type="float" office:value="NaN">
                <text:p>NaN</text:p>
              </table:table-cell>
              <table:table-cell office:value-type="float" office:value="0.219323318609168">
                <text:p>0.219323318609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78129825786676">
                <text:p>0.0078129825786676</text:p>
              </table:table-cell>
              <table:table-cell office:value-type="float" office:value="0.0104942698817738">
                <text:p>0.0104942698817738</text:p>
              </table:table-cell>
              <table:table-cell office:value-type="float" office:value="0.0540832242140515">
                <text:p>0.0540832242140515</text:p>
              </table:table-cell>
              <table:table-cell office:value-type="float" office:value="0.0392553821038669">
                <text:p>0.0392553821038669</text:p>
              </table:table-cell>
              <table:table-cell office:value-type="float" office:value="0.0681011401052833">
                <text:p>0.0681011401052833</text:p>
              </table:table-cell>
              <table:table-cell office:value-type="float" office:value="NaN">
                <text:p>NaN</text:p>
              </table:table-cell>
              <table:table-cell office:value-type="float" office:value="0.239602817823249">
                <text:p>0.2396028178232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39463060832908">
                <text:p>0.0139463060832908</text:p>
              </table:table-cell>
              <table:table-cell office:value-type="float" office:value="0.00529286522211626">
                <text:p>0.00529286522211626</text:p>
              </table:table-cell>
              <table:table-cell office:value-type="float" office:value="0.041600254502559">
                <text:p>0.041600254502559</text:p>
              </table:table-cell>
              <table:table-cell office:value-type="float" office:value="0.0478299251218824">
                <text:p>0.0478299251218824</text:p>
              </table:table-cell>
              <table:table-cell office:value-type="float" office:value="0.0666329425373888">
                <text:p>0.0666329425373888</text:p>
              </table:table-cell>
              <table:table-cell office:value-type="float" office:value="NaN">
                <text:p>NaN</text:p>
              </table:table-cell>
              <table:table-cell office:value-type="float" office:value="0.251023125135077">
                <text:p>0.2510231251350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92759234500542">
                <text:p>0.0192759234500542</text:p>
              </table:table-cell>
              <table:table-cell office:value-type="float" office:value="0.0241250630484589">
                <text:p>0.0241250630484589</text:p>
              </table:table-cell>
              <table:table-cell office:value-type="float" office:value="0.0398384711004938">
                <text:p>0.0398384711004938</text:p>
              </table:table-cell>
              <table:table-cell office:value-type="float" office:value="0.060591195916607">
                <text:p>0.060591195916607</text:p>
              </table:table-cell>
              <table:table-cell office:value-type="float" office:value="0.074864097647061">
                <text:p>0.074864097647061</text:p>
              </table:table-cell>
              <table:table-cell office:value-type="float" office:value="NaN">
                <text:p>NaN</text:p>
              </table:table-cell>
              <table:table-cell office:value-type="float" office:value="0.268541465555068">
                <text:p>0.2685414655550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58463075209322">
                <text:p>0.0158463075209322</text:p>
              </table:table-cell>
              <table:table-cell office:value-type="float" office:value="0.0671939891988544">
                <text:p>0.0671939891988544</text:p>
              </table:table-cell>
              <table:table-cell office:value-type="float" office:value="0.0503518136015289">
                <text:p>0.0503518136015289</text:p>
              </table:table-cell>
              <table:table-cell office:value-type="float" office:value="NaN">
                <text:p>NaN</text:p>
              </table:table-cell>
              <table:table-cell office:value-type="float" office:value="0.0697297605200828">
                <text:p>0.0697297605200828</text:p>
              </table:table-cell>
              <table:table-cell office:value-type="float" office:value="0.411340546279349">
                <text:p>0.411340546279349</text:p>
              </table:table-cell>
              <table:table-cell office:value-type="float" office:value="0.259446814848562">
                <text:p>0.259446814848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168422203205">
                <text:p>0.015168422203205</text:p>
              </table:table-cell>
              <table:table-cell office:value-type="float" office:value="0.079278830609414">
                <text:p>0.079278830609414</text:p>
              </table:table-cell>
              <table:table-cell office:value-type="float" office:value="0.0644590987450646">
                <text:p>0.0644590987450646</text:p>
              </table:table-cell>
              <table:table-cell office:value-type="float" office:value="NaN">
                <text:p>NaN</text:p>
              </table:table-cell>
              <table:table-cell office:value-type="float" office:value="0.0724685138539043">
                <text:p>0.0724685138539043</text:p>
              </table:table-cell>
              <table:table-cell office:value-type="float" office:value="0.0763042777547543">
                <text:p>0.0763042777547543</text:p>
              </table:table-cell>
              <table:table-cell office:value-type="float" office:value="0.238856455059814">
                <text:p>0.2388564550598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701588418942809">
                <text:p>0.00701588418942809</text:p>
              </table:table-cell>
              <table:table-cell office:value-type="float" office:value="0.0477620817047132">
                <text:p>0.0477620817047132</text:p>
              </table:table-cell>
              <table:table-cell office:value-type="float" office:value="0.0715391503972927">
                <text:p>0.0715391503972927</text:p>
              </table:table-cell>
              <table:table-cell office:value-type="float" office:value="NaN">
                <text:p>NaN</text:p>
              </table:table-cell>
              <table:table-cell office:value-type="float" office:value="0.0660213080983649">
                <text:p>0.0660213080983649</text:p>
              </table:table-cell>
              <table:table-cell office:value-type="float" office:value="0.0830194963276868">
                <text:p>0.0830194963276868</text:p>
              </table:table-cell>
              <table:table-cell office:value-type="float" office:value="0.0895886724207387">
                <text:p>0.08958867242073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47136979651171">
                <text:p>0.00347136979651171</text:p>
              </table:table-cell>
              <table:table-cell office:value-type="float" office:value="0.0400459267895376">
                <text:p>0.0400459267895376</text:p>
              </table:table-cell>
              <table:table-cell office:value-type="float" office:value="0.0821117407850604">
                <text:p>0.0821117407850604</text:p>
              </table:table-cell>
              <table:table-cell office:value-type="float" office:value="NaN">
                <text:p>NaN</text:p>
              </table:table-cell>
              <table:table-cell office:value-type="float" office:value="0.0815628300655715">
                <text:p>0.0815628300655715</text:p>
              </table:table-cell>
              <table:table-cell office:value-type="float" office:value="0.0835440498674052">
                <text:p>0.0835440498674052</text:p>
              </table:table-cell>
              <table:table-cell office:value-type="float" office:value="0.3649109340819">
                <text:p>0.36491093408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24836718469908">
                <text:p>0.0124836718469908</text:p>
              </table:table-cell>
              <table:table-cell office:value-type="float" office:value="0.0361729088410186">
                <text:p>0.0361729088410186</text:p>
              </table:table-cell>
              <table:table-cell office:value-type="float" office:value="0.0722324864718812">
                <text:p>0.0722324864718812</text:p>
              </table:table-cell>
              <table:table-cell office:value-type="float" office:value="0.263871559481412">
                <text:p>0.263871559481412</text:p>
              </table:table-cell>
              <table:table-cell office:value-type="float" office:value="0.0869194272081498">
                <text:p>0.0869194272081498</text:p>
              </table:table-cell>
              <table:table-cell office:value-type="float" office:value="0.0890957917873475">
                <text:p>0.0890957917873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66184277411815">
                <text:p>0.0166184277411815</text:p>
              </table:table-cell>
              <table:table-cell office:value-type="float" office:value="0.00919593127728947">
                <text:p>0.00919593127728947</text:p>
              </table:table-cell>
              <table:table-cell office:value-type="float" office:value="0.0673660122138372">
                <text:p>0.0673660122138372</text:p>
              </table:table-cell>
              <table:table-cell office:value-type="float" office:value="0.0448835233700316">
                <text:p>0.0448835233700316</text:p>
              </table:table-cell>
              <table:table-cell office:value-type="float" office:value="0.0944228550110548">
                <text:p>0.0944228550110548</text:p>
              </table:table-cell>
              <table:table-cell office:value-type="float" office:value="0.0751148588828674">
                <text:p>0.0751148588828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22519205063791">
                <text:p>0.0122519205063791</text:p>
              </table:table-cell>
              <table:table-cell office:value-type="float" office:value="0.0107110087598138">
                <text:p>0.0107110087598138</text:p>
              </table:table-cell>
              <table:table-cell office:value-type="float" office:value="0.0627097085106728">
                <text:p>0.0627097085106728</text:p>
              </table:table-cell>
              <table:table-cell office:value-type="float" office:value="0.0474515672534902">
                <text:p>0.0474515672534902</text:p>
              </table:table-cell>
              <table:table-cell office:value-type="float" office:value="0.0863538842691751">
                <text:p>0.0863538842691751</text:p>
              </table:table-cell>
              <table:table-cell office:value-type="float" office:value="0.0818164263750172">
                <text:p>0.0818164263750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864548578757001">
                <text:p>0.00864548578757001</text:p>
              </table:table-cell>
              <table:table-cell office:value-type="float" office:value="0.0130892126624424">
                <text:p>0.0130892126624424</text:p>
              </table:table-cell>
              <table:table-cell office:value-type="float" office:value="0.064238783509312">
                <text:p>0.064238783509312</text:p>
              </table:table-cell>
              <table:table-cell office:value-type="float" office:value="0.0591007704563808">
                <text:p>0.0591007704563808</text:p>
              </table:table-cell>
              <table:table-cell office:value-type="float" office:value="0.0931911599899487">
                <text:p>0.0931911599899487</text:p>
              </table:table-cell>
              <table:table-cell office:value-type="float" office:value="0.0899618076827822">
                <text:p>0.0899618076827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02972607881841">
                <text:p>0.0102972607881841</text:p>
              </table:table-cell>
              <table:table-cell office:value-type="float" office:value="0.0238885411589667">
                <text:p>0.0238885411589667</text:p>
              </table:table-cell>
              <table:table-cell office:value-type="float" office:value="0.045094072150334">
                <text:p>0.045094072150334</text:p>
              </table:table-cell>
              <table:table-cell office:value-type="float" office:value="0.0669068977817706">
                <text:p>0.0669068977817706</text:p>
              </table:table-cell>
              <table:table-cell office:value-type="float" office:value="0.0973133066910503">
                <text:p>0.0973133066910503</text:p>
              </table:table-cell>
              <table:table-cell office:value-type="float" office:value="0.0950898617179968">
                <text:p>0.0950898617179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784087534314143">
                <text:p>0.00784087534314143</text:p>
              </table:table-cell>
              <table:table-cell office:value-type="float" office:value="0.0326651149037477">
                <text:p>0.0326651149037477</text:p>
              </table:table-cell>
              <table:table-cell office:value-type="float" office:value="0.0485050520880948">
                <text:p>0.0485050520880948</text:p>
              </table:table-cell>
              <table:table-cell office:value-type="float" office:value="0.0747943985161404">
                <text:p>0.0747943985161404</text:p>
              </table:table-cell>
              <table:table-cell office:value-type="float" office:value="0.103358706952683">
                <text:p>0.103358706952683</text:p>
              </table:table-cell>
              <table:table-cell office:value-type="float" office:value="0.103827076275596">
                <text:p>0.103827076275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783329146952229">
                <text:p>0.00783329146952229</text:p>
              </table:table-cell>
              <table:table-cell office:value-type="float" office:value="0.0431647594113549">
                <text:p>0.0431647594113549</text:p>
              </table:table-cell>
              <table:table-cell office:value-type="float" office:value="0.0509817857189289">
                <text:p>0.0509817857189289</text:p>
              </table:table-cell>
              <table:table-cell office:value-type="float" office:value="NaN">
                <text:p>NaN</text:p>
              </table:table-cell>
              <table:table-cell office:value-type="float" office:value="0.106458037715484">
                <text:p>0.106458037715484</text:p>
              </table:table-cell>
              <table:table-cell office:value-type="float" office:value="0.11106406720259">
                <text:p>0.11106406720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56617144592645">
                <text:p>0.00456617144592645</text:p>
              </table:table-cell>
              <table:table-cell office:value-type="float" office:value="0.0435742161216525">
                <text:p>0.0435742161216525</text:p>
              </table:table-cell>
              <table:table-cell office:value-type="float" office:value="0.0510951328400066">
                <text:p>0.0510951328400066</text:p>
              </table:table-cell>
              <table:table-cell office:value-type="float" office:value="NaN">
                <text:p>NaN</text:p>
              </table:table-cell>
              <table:table-cell office:value-type="float" office:value="0.0959672193966418">
                <text:p>0.0959672193966418</text:p>
              </table:table-cell>
              <table:table-cell office:value-type="float" office:value="0.123044532838764">
                <text:p>0.123044532838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97189348345593">
                <text:p>0.0097189348345593</text:p>
              </table:table-cell>
              <table:table-cell office:value-type="float" office:value="0.0527843428273361">
                <text:p>0.0527843428273361</text:p>
              </table:table-cell>
              <table:table-cell office:value-type="float" office:value="0.0534888771883638">
                <text:p>0.0534888771883638</text:p>
              </table:table-cell>
              <table:table-cell office:value-type="float" office:value="NaN">
                <text:p>NaN</text:p>
              </table:table-cell>
              <table:table-cell office:value-type="float" office:value="0.0978651513866508">
                <text:p>0.0978651513866508</text:p>
              </table:table-cell>
              <table:table-cell office:value-type="float" office:value="0.127974118318462">
                <text:p>0.12797411831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88197579574339">
                <text:p>0.00688197579574339</text:p>
              </table:table-cell>
              <table:table-cell office:value-type="float" office:value="0.0477798139272625">
                <text:p>0.0477798139272625</text:p>
              </table:table-cell>
              <table:table-cell office:value-type="float" office:value="0.0608922785040183">
                <text:p>0.0608922785040183</text:p>
              </table:table-cell>
              <table:table-cell office:value-type="float" office:value="NaN">
                <text:p>NaN</text:p>
              </table:table-cell>
              <table:table-cell office:value-type="float" office:value="0.0983514714405306">
                <text:p>0.0983514714405306</text:p>
              </table:table-cell>
              <table:table-cell office:value-type="float" office:value="0.128427472332728">
                <text:p>0.128427472332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936194262055652">
                <text:p>0.00936194262055652</text:p>
              </table:table-cell>
              <table:table-cell office:value-type="float" office:value="0.0404203195822675">
                <text:p>0.0404203195822675</text:p>
              </table:table-cell>
              <table:table-cell office:value-type="float" office:value="0.076600005992316">
                <text:p>0.076600005992316</text:p>
              </table:table-cell>
              <table:table-cell office:value-type="float" office:value="0.377241464636528">
                <text:p>0.377241464636528</text:p>
              </table:table-cell>
              <table:table-cell office:value-type="float" office:value="0.101307934847269">
                <text:p>0.101307934847269</text:p>
              </table:table-cell>
              <table:table-cell office:value-type="float" office:value="0.126468661671677">
                <text:p>0.126468661671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24836995448918">
                <text:p>0.0124836995448918</text:p>
              </table:table-cell>
              <table:table-cell office:value-type="float" office:value="0.0175032662487628">
                <text:p>0.0175032662487628</text:p>
              </table:table-cell>
              <table:table-cell office:value-type="float" office:value="0.0857892032544853">
                <text:p>0.0857892032544853</text:p>
              </table:table-cell>
              <table:table-cell office:value-type="float" office:value="0.062339961492289">
                <text:p>0.062339961492289</text:p>
              </table:table-cell>
              <table:table-cell office:value-type="float" office:value="0.103588680104196">
                <text:p>0.103588680104196</text:p>
              </table:table-cell>
              <table:table-cell office:value-type="float" office:value="0.133994821726376">
                <text:p>0.133994821726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553273942901255">
                <text:p>0.00553273942901255</text:p>
              </table:table-cell>
              <table:table-cell office:value-type="float" office:value="0.00817616281356955">
                <text:p>0.00817616281356955</text:p>
              </table:table-cell>
              <table:table-cell office:value-type="float" office:value="0.0888236646379551">
                <text:p>0.0888236646379551</text:p>
              </table:table-cell>
              <table:table-cell office:value-type="float" office:value="0.0596756673865539">
                <text:p>0.0596756673865539</text:p>
              </table:table-cell>
              <table:table-cell office:value-type="float" office:value="0.110297190528383">
                <text:p>0.110297190528383</text:p>
              </table:table-cell>
              <table:table-cell office:value-type="float" office:value="0.135342860676467">
                <text:p>0.135342860676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649412925557186">
                <text:p>0.00649412925557186</text:p>
              </table:table-cell>
              <table:table-cell office:value-type="float" office:value="0.00709007939471509">
                <text:p>0.00709007939471509</text:p>
              </table:table-cell>
              <table:table-cell office:value-type="float" office:value="0.0774180470158698">
                <text:p>0.0774180470158698</text:p>
              </table:table-cell>
              <table:table-cell office:value-type="float" office:value="0.0570783160301684">
                <text:p>0.0570783160301684</text:p>
              </table:table-cell>
              <table:table-cell office:value-type="float" office:value="0.112729635956743">
                <text:p>0.112729635956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09775618806577">
                <text:p>0.0109775618806577</text:p>
              </table:table-cell>
              <table:table-cell office:value-type="float" office:value="0.00461250755302414">
                <text:p>0.00461250755302414</text:p>
              </table:table-cell>
              <table:table-cell office:value-type="float" office:value="0.0773181475548855">
                <text:p>0.0773181475548855</text:p>
              </table:table-cell>
              <table:table-cell office:value-type="float" office:value="0.0677365789715574">
                <text:p>0.0677365789715574</text:p>
              </table:table-cell>
              <table:table-cell office:value-type="float" office:value="0.121862767886198">
                <text:p>0.12186276788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76283903701468">
                <text:p>0.0176283903701468</text:p>
              </table:table-cell>
              <table:table-cell office:value-type="float" office:value="0.00312066881450125">
                <text:p>0.00312066881450125</text:p>
              </table:table-cell>
              <table:table-cell office:value-type="float" office:value="0.0755199692564369">
                <text:p>0.0755199692564369</text:p>
              </table:table-cell>
              <table:table-cell office:value-type="float" office:value="0.0650296154167014">
                <text:p>0.0650296154167014</text:p>
              </table:table-cell>
              <table:table-cell office:value-type="float" office:value="0.12538692446237">
                <text:p>0.1253869244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57429977260355">
                <text:p>0.0157429977260355</text:p>
              </table:table-cell>
              <table:table-cell office:value-type="float" office:value="0.0104701878261562">
                <text:p>0.0104701878261562</text:p>
              </table:table-cell>
              <table:table-cell office:value-type="float" office:value="0.0683058836946295">
                <text:p>0.0683058836946295</text:p>
              </table:table-cell>
              <table:table-cell office:value-type="float" office:value="0.0771310978251451">
                <text:p>0.0771310978251451</text:p>
              </table:table-cell>
              <table:table-cell office:value-type="float" office:value="0.122477618106857">
                <text:p>0.122477618106857</text:p>
              </table:table-cell>
              <table:table-cell office:value-type="float" office:value="0.00624372782337551">
                <text:p>0.0062437278233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1575194139886">
                <text:p>0.0181575194139886</text:p>
              </table:table-cell>
              <table:table-cell office:value-type="float" office:value="0.0265932421697247">
                <text:p>0.0265932421697247</text:p>
              </table:table-cell>
              <table:table-cell office:value-type="float" office:value="0.0470071752472581">
                <text:p>0.0470071752472581</text:p>
              </table:table-cell>
              <table:table-cell office:value-type="float" office:value="0.0930709984775655">
                <text:p>0.0930709984775655</text:p>
              </table:table-cell>
              <table:table-cell office:value-type="float" office:value="0.130168066486032">
                <text:p>0.13016806648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48591991408489">
                <text:p>0.0148591991408489</text:p>
              </table:table-cell>
              <table:table-cell office:value-type="float" office:value="0.0373885935000903">
                <text:p>0.0373885935000903</text:p>
              </table:table-cell>
              <table:table-cell office:value-type="float" office:value="0.042213177595382">
                <text:p>0.042213177595382</text:p>
              </table:table-cell>
              <table:table-cell office:value-type="float" office:value="0.104655221290892">
                <text:p>0.104655221290892</text:p>
              </table:table-cell>
              <table:table-cell office:value-type="float" office:value="0.12211271196713">
                <text:p>0.12211271196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59123028110156">
                <text:p>0.0159123028110156</text:p>
              </table:table-cell>
              <table:table-cell office:value-type="float" office:value="0.038157452724388">
                <text:p>0.038157452724388</text:p>
              </table:table-cell>
              <table:table-cell office:value-type="float" office:value="0.059318775932456">
                <text:p>0.059318775932456</text:p>
              </table:table-cell>
              <table:table-cell office:value-type="float" office:value="0.106727236010168">
                <text:p>0.106727236010168</text:p>
              </table:table-cell>
              <table:table-cell office:value-type="float" office:value="0.127115503816038">
                <text:p>0.12711550381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74593875895813">
                <text:p>0.0174593875895813</text:p>
              </table:table-cell>
              <table:table-cell office:value-type="float" office:value="0.0208443405632303">
                <text:p>0.0208443405632303</text:p>
              </table:table-cell>
              <table:table-cell office:value-type="float" office:value="0.0826772017780754">
                <text:p>0.0826772017780754</text:p>
              </table:table-cell>
              <table:table-cell office:value-type="float" office:value="0.0988748074587054">
                <text:p>0.0988748074587054</text:p>
              </table:table-cell>
              <table:table-cell office:value-type="float" office:value="0.109176669699938">
                <text:p>0.109176669699938</text:p>
              </table:table-cell>
              <table:table-cell office:value-type="float" office:value="0.633562157833504">
                <text:p>0.633562157833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2399593289273">
                <text:p>0.022399593289273</text:p>
              </table:table-cell>
              <table:table-cell office:value-type="float" office:value="0.0142804339931449">
                <text:p>0.0142804339931449</text:p>
              </table:table-cell>
              <table:table-cell office:value-type="float" office:value="0.103532960394209">
                <text:p>0.103532960394209</text:p>
              </table:table-cell>
              <table:table-cell office:value-type="float" office:value="0.0841723558297918">
                <text:p>0.0841723558297918</text:p>
              </table:table-cell>
              <table:table-cell office:value-type="float" office:value="0.104545543408137">
                <text:p>0.104545543408137</text:p>
              </table:table-cell>
              <table:table-cell office:value-type="float" office:value="0.161867243268861">
                <text:p>0.161867243268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50146031151578">
                <text:p>0.0250146031151578</text:p>
              </table:table-cell>
              <table:table-cell office:value-type="float" office:value="0.0181013535483473">
                <text:p>0.0181013535483473</text:p>
              </table:table-cell>
              <table:table-cell office:value-type="float" office:value="0.103399369884945">
                <text:p>0.103399369884945</text:p>
              </table:table-cell>
              <table:table-cell office:value-type="float" office:value="0.0891359485792991">
                <text:p>0.0891359485792991</text:p>
              </table:table-cell>
              <table:table-cell office:value-type="float" office:value="0.108404220556768">
                <text:p>0.108404220556768</text:p>
              </table:table-cell>
              <table:table-cell office:value-type="float" office:value="0.163550981274581">
                <text:p>0.163550981274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11898959006354">
                <text:p>0.0211898959006354</text:p>
              </table:table-cell>
              <table:table-cell office:value-type="float" office:value="0.0196435976410017">
                <text:p>0.0196435976410017</text:p>
              </table:table-cell>
              <table:table-cell office:value-type="float" office:value="0.089521662220747">
                <text:p>0.089521662220747</text:p>
              </table:table-cell>
              <table:table-cell office:value-type="float" office:value="0.0910515142613692">
                <text:p>0.0910515142613692</text:p>
              </table:table-cell>
              <table:table-cell office:value-type="float" office:value="0.111343011775779">
                <text:p>0.111343011775779</text:p>
              </table:table-cell>
              <table:table-cell office:value-type="float" office:value="0.181871508101702">
                <text:p>0.181871508101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73713879278128">
                <text:p>0.0173713879278128</text:p>
              </table:table-cell>
              <table:table-cell office:value-type="float" office:value="0.0127533454131844">
                <text:p>0.0127533454131844</text:p>
              </table:table-cell>
              <table:table-cell office:value-type="float" office:value="0.0914285257352133">
                <text:p>0.0914285257352133</text:p>
              </table:table-cell>
              <table:table-cell office:value-type="float" office:value="0.091351233346171">
                <text:p>0.091351233346171</text:p>
              </table:table-cell>
              <table:table-cell office:value-type="float" office:value="0.120461690987203">
                <text:p>0.120461690987203</text:p>
              </table:table-cell>
              <table:table-cell office:value-type="float" office:value="0.198745403633247">
                <text:p>0.198745403633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10824259049436">
                <text:p>0.0210824259049436</text:p>
              </table:table-cell>
              <table:table-cell office:value-type="float" office:value="0.0233764418204729">
                <text:p>0.0233764418204729</text:p>
              </table:table-cell>
              <table:table-cell office:value-type="float" office:value="0.119876386988278">
                <text:p>0.119876386988278</text:p>
              </table:table-cell>
              <table:table-cell office:value-type="float" office:value="0.0660421870663336">
                <text:p>0.0660421870663336</text:p>
              </table:table-cell>
              <table:table-cell office:value-type="float" office:value="0.12863765456799">
                <text:p>0.12863765456799</text:p>
              </table:table-cell>
              <table:table-cell office:value-type="float" office:value="0.20977535977536">
                <text:p>0.2097753597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71799764310007">
                <text:p>0.0171799764310007</text:p>
              </table:table-cell>
              <table:table-cell office:value-type="float" office:value="0.0315518527231502">
                <text:p>0.0315518527231502</text:p>
              </table:table-cell>
              <table:table-cell office:value-type="float" office:value="0.116937951683048">
                <text:p>0.116937951683048</text:p>
              </table:table-cell>
              <table:table-cell office:value-type="float" office:value="0.0599315811619881">
                <text:p>0.0599315811619881</text:p>
              </table:table-cell>
              <table:table-cell office:value-type="float" office:value="0.136313720957115">
                <text:p>0.136313720957115</text:p>
              </table:table-cell>
              <table:table-cell office:value-type="float" office:value="0.210667202722666">
                <text:p>0.210667202722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8198928979835">
                <text:p>0.0148198928979835</text:p>
              </table:table-cell>
              <table:table-cell office:value-type="float" office:value="0.04035191770658">
                <text:p>0.04035191770658</text:p>
              </table:table-cell>
              <table:table-cell office:value-type="float" office:value="0.100826644376974">
                <text:p>0.100826644376974</text:p>
              </table:table-cell>
              <table:table-cell office:value-type="float" office:value="NaN">
                <text:p>NaN</text:p>
              </table:table-cell>
              <table:table-cell office:value-type="float" office:value="0.135426179958149">
                <text:p>0.135426179958149</text:p>
              </table:table-cell>
              <table:table-cell office:value-type="float" office:value="0.199448503495576">
                <text:p>0.199448503495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60664512439096">
                <text:p>0.0160664512439096</text:p>
              </table:table-cell>
              <table:table-cell office:value-type="float" office:value="0.0589433175459468">
                <text:p>0.0589433175459468</text:p>
              </table:table-cell>
              <table:table-cell office:value-type="float" office:value="0.0689360390773362">
                <text:p>0.0689360390773362</text:p>
              </table:table-cell>
              <table:table-cell office:value-type="float" office:value="NaN">
                <text:p>NaN</text:p>
              </table:table-cell>
              <table:table-cell office:value-type="float" office:value="0.137856548914821">
                <text:p>0.137856548914821</text:p>
              </table:table-cell>
              <table:table-cell office:value-type="float" office:value="0.17882518164915">
                <text:p>0.1788251816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56340889335977">
                <text:p>0.0156340889335977</text:p>
              </table:table-cell>
              <table:table-cell office:value-type="float" office:value="0.0674898038339935">
                <text:p>0.0674898038339935</text:p>
              </table:table-cell>
              <table:table-cell office:value-type="float" office:value="0.0822652351306101">
                <text:p>0.0822652351306101</text:p>
              </table:table-cell>
              <table:table-cell office:value-type="float" office:value="NaN">
                <text:p>NaN</text:p>
              </table:table-cell>
              <table:table-cell office:value-type="float" office:value="0.147471960541608">
                <text:p>0.147471960541608</text:p>
              </table:table-cell>
              <table:table-cell office:value-type="float" office:value="0.199339558803627">
                <text:p>0.199339558803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90273387345042">
                <text:p>0.0190273387345042</text:p>
              </table:table-cell>
              <table:table-cell office:value-type="float" office:value="0.0744958902489504">
                <text:p>0.0744958902489504</text:p>
              </table:table-cell>
              <table:table-cell office:value-type="float" office:value="0.0797435534907432">
                <text:p>0.0797435534907432</text:p>
              </table:table-cell>
              <table:table-cell office:value-type="float" office:value="0.0392118017734826">
                <text:p>0.0392118017734826</text:p>
              </table:table-cell>
              <table:table-cell office:value-type="float" office:value="0.161049974473878">
                <text:p>0.161049974473878</text:p>
              </table:table-cell>
              <table:table-cell office:value-type="float" office:value="0.204087182482928">
                <text:p>0.204087182482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86188941112779">
                <text:p>0.0186188941112779</text:p>
              </table:table-cell>
              <table:table-cell office:value-type="float" office:value="0.063883125164477">
                <text:p>0.063883125164477</text:p>
              </table:table-cell>
              <table:table-cell office:value-type="float" office:value="0.0745441523750532">
                <text:p>0.0745441523750532</text:p>
              </table:table-cell>
              <table:table-cell office:value-type="float" office:value="0.00910398476928409">
                <text:p>0.00910398476928409</text:p>
              </table:table-cell>
              <table:table-cell office:value-type="float" office:value="0.160468362567729">
                <text:p>0.160468362567729</text:p>
              </table:table-cell>
              <table:table-cell office:value-type="float" office:value="0.205314614185242">
                <text:p>0.205314614185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63257535771523">
                <text:p>0.0163257535771523</text:p>
              </table:table-cell>
              <table:table-cell office:value-type="float" office:value="0.0472957493499457">
                <text:p>0.0472957493499457</text:p>
              </table:table-cell>
              <table:table-cell office:value-type="float" office:value="0.0508470487855446">
                <text:p>0.0508470487855446</text:p>
              </table:table-cell>
              <table:table-cell office:value-type="float" office:value="0.00729696129584168">
                <text:p>0.00729696129584168</text:p>
              </table:table-cell>
              <table:table-cell office:value-type="float" office:value="0.172257866547646">
                <text:p>0.172257866547646</text:p>
              </table:table-cell>
              <table:table-cell office:value-type="float" office:value="0.0400292954938816">
                <text:p>0.0400292954938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31274656475735">
                <text:p>0.0131274656475735</text:p>
              </table:table-cell>
              <table:table-cell office:value-type="float" office:value="0.0382088114635259">
                <text:p>0.0382088114635259</text:p>
              </table:table-cell>
              <table:table-cell office:value-type="float" office:value="0.0177993786798198">
                <text:p>0.0177993786798198</text:p>
              </table:table-cell>
              <table:table-cell office:value-type="float" office:value="0.00753242815501198">
                <text:p>0.00753242815501198</text:p>
              </table:table-cell>
              <table:table-cell office:value-type="float" office:value="0.17449305080884">
                <text:p>0.17449305080884</text:p>
              </table:table-cell>
              <table:table-cell office:value-type="float" office:value="0.219124995841235">
                <text:p>0.21912499584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31416360108692">
                <text:p>0.0131416360108692</text:p>
              </table:table-cell>
              <table:table-cell office:value-type="float" office:value="0.024928896926924">
                <text:p>0.024928896926924</text:p>
              </table:table-cell>
              <table:table-cell office:value-type="float" office:value="0.031034238619816">
                <text:p>0.031034238619816</text:p>
              </table:table-cell>
              <table:table-cell office:value-type="float" office:value="0.00869840310609382">
                <text:p>0.00869840310609382</text:p>
              </table:table-cell>
              <table:table-cell office:value-type="float" office:value="0.170686172395291">
                <text:p>0.170686172395291</text:p>
              </table:table-cell>
              <table:table-cell office:value-type="float" office:value="0.219198996611594">
                <text:p>0.219198996611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3376369584788">
                <text:p>0.013376369584788</text:p>
              </table:table-cell>
              <table:table-cell office:value-type="float" office:value="0.0089558122725992">
                <text:p>0.0089558122725992</text:p>
              </table:table-cell>
              <table:table-cell office:value-type="float" office:value="0.0726666479237538">
                <text:p>0.0726666479237538</text:p>
              </table:table-cell>
              <table:table-cell office:value-type="float" office:value="0.0191429021655936">
                <text:p>0.0191429021655936</text:p>
              </table:table-cell>
              <table:table-cell office:value-type="float" office:value="0.154976497969242">
                <text:p>0.154976497969242</text:p>
              </table:table-cell>
              <table:table-cell office:value-type="float" office:value="0.0576165914146154">
                <text:p>0.05761659141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20667578053208">
                <text:p>0.0120667578053208</text:p>
              </table:table-cell>
              <table:table-cell office:value-type="float" office:value="0.0127879710785111">
                <text:p>0.0127879710785111</text:p>
              </table:table-cell>
              <table:table-cell office:value-type="float" office:value="0.103860963354254">
                <text:p>0.103860963354254</text:p>
              </table:table-cell>
              <table:table-cell office:value-type="float" office:value="0.0226882426311298">
                <text:p>0.0226882426311298</text:p>
              </table:table-cell>
              <table:table-cell office:value-type="float" office:value="0.162288537932371">
                <text:p>0.162288537932371</text:p>
              </table:table-cell>
              <table:table-cell office:value-type="float" office:value="0.146716427901995">
                <text:p>0.146716427901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13930175322863">
                <text:p>0.0113930175322863</text:p>
              </table:table-cell>
              <table:table-cell office:value-type="float" office:value="0.00926941974179311">
                <text:p>0.00926941974179311</text:p>
              </table:table-cell>
              <table:table-cell office:value-type="float" office:value="0.0833299327939195">
                <text:p>0.0833299327939195</text:p>
              </table:table-cell>
              <table:table-cell office:value-type="float" office:value="0.0147405844711569">
                <text:p>0.0147405844711569</text:p>
              </table:table-cell>
              <table:table-cell office:value-type="float" office:value="0.165693006449657">
                <text:p>0.16569300644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28245690569091">
                <text:p>0.0128245690569091</text:p>
              </table:table-cell>
              <table:table-cell office:value-type="float" office:value="0.00337620445040091">
                <text:p>0.00337620445040091</text:p>
              </table:table-cell>
              <table:table-cell office:value-type="float" office:value="0.0802454271184573">
                <text:p>0.0802454271184573</text:p>
              </table:table-cell>
              <table:table-cell office:value-type="float" office:value="0.014548505576563">
                <text:p>0.014548505576563</text:p>
              </table:table-cell>
              <table:table-cell office:value-type="float" office:value="0.169596303350089">
                <text:p>0.16959630335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45533924613043">
                <text:p>0.0145533924613043</text:p>
              </table:table-cell>
              <table:table-cell office:value-type="float" office:value="0.011977297971729">
                <text:p>0.011977297971729</text:p>
              </table:table-cell>
              <table:table-cell office:value-type="float" office:value="0.0955120043311273">
                <text:p>0.0955120043311273</text:p>
              </table:table-cell>
              <table:table-cell office:value-type="float" office:value="0.00805593786971449">
                <text:p>0.00805593786971449</text:p>
              </table:table-cell>
              <table:table-cell office:value-type="float" office:value="0.182062422415322">
                <text:p>0.182062422415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40914313313672">
                <text:p>0.0140914313313672</text:p>
              </table:table-cell>
              <table:table-cell office:value-type="float" office:value="0.0167891536757337">
                <text:p>0.0167891536757337</text:p>
              </table:table-cell>
              <table:table-cell office:value-type="float" office:value="0.103707678771353">
                <text:p>0.103707678771353</text:p>
              </table:table-cell>
              <table:table-cell office:value-type="float" office:value="0.00817216454856752">
                <text:p>0.00817216454856752</text:p>
              </table:table-cell>
              <table:table-cell office:value-type="float" office:value="0.194333598399961">
                <text:p>0.19433359839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31228694407267">
                <text:p>0.0131228694407267</text:p>
              </table:table-cell>
              <table:table-cell office:value-type="float" office:value="0.0200705390577375">
                <text:p>0.0200705390577375</text:p>
              </table:table-cell>
              <table:table-cell office:value-type="float" office:value="0.109522883121727">
                <text:p>0.109522883121727</text:p>
              </table:table-cell>
              <table:table-cell office:value-type="float" office:value="0.00429039896069064">
                <text:p>0.00429039896069064</text:p>
              </table:table-cell>
              <table:table-cell office:value-type="float" office:value="0.154737178652204">
                <text:p>0.15473717865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20211818651133">
                <text:p>0.0120211818651133</text:p>
              </table:table-cell>
              <table:table-cell office:value-type="float" office:value="0.0264010993851195">
                <text:p>0.0264010993851195</text:p>
              </table:table-cell>
              <table:table-cell office:value-type="float" office:value="0.0972200573258798">
                <text:p>0.0972200573258798</text:p>
              </table:table-cell>
              <table:table-cell office:value-type="float" office:value="0.00685921255505459">
                <text:p>0.00685921255505459</text:p>
              </table:table-cell>
              <table:table-cell office:value-type="float" office:value="0.171796410674747">
                <text:p>0.17179641067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11792706522443">
                <text:p>0.0111792706522443</text:p>
              </table:table-cell>
              <table:table-cell office:value-type="float" office:value="0.0245732283740895">
                <text:p>0.0245732283740895</text:p>
              </table:table-cell>
              <table:table-cell office:value-type="float" office:value="0.0957382459137322">
                <text:p>0.0957382459137322</text:p>
              </table:table-cell>
              <table:table-cell office:value-type="float" office:value="0.00180673564745963">
                <text:p>0.00180673564745963</text:p>
              </table:table-cell>
              <table:table-cell office:value-type="float" office:value="0.0507769352717799">
                <text:p>0.0507769352717799</text:p>
              </table:table-cell>
              <table:table-cell office:value-type="float" office:value="0.102010098522167">
                <text:p>0.102010098522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70278734878843">
                <text:p>0.00870278734878843</text:p>
              </table:table-cell>
              <table:table-cell office:value-type="float" office:value="0.0165249547214658">
                <text:p>0.0165249547214658</text:p>
              </table:table-cell>
              <table:table-cell office:value-type="float" office:value="0.096985524455116">
                <text:p>0.096985524455116</text:p>
              </table:table-cell>
              <table:table-cell office:value-type="float" office:value="0.00375899463070224">
                <text:p>0.00375899463070224</text:p>
              </table:table-cell>
              <table:table-cell office:value-type="float" office:value="0.191029661130999">
                <text:p>0.19102966113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42857480188528">
                <text:p>0.0142857480188528</text:p>
              </table:table-cell>
              <table:table-cell office:value-type="float" office:value="0.0110916565525478">
                <text:p>0.0110916565525478</text:p>
              </table:table-cell>
              <table:table-cell office:value-type="float" office:value="0.103870663264032">
                <text:p>0.103870663264032</text:p>
              </table:table-cell>
              <table:table-cell office:value-type="float" office:value="0.00236730525800721">
                <text:p>0.00236730525800721</text:p>
              </table:table-cell>
              <table:table-cell office:value-type="float" office:value="0.251711519935361">
                <text:p>0.25171151993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5277861896706">
                <text:p>0.015277861896706</text:p>
              </table:table-cell>
              <table:table-cell office:value-type="float" office:value="0.00564708320145367">
                <text:p>0.00564708320145367</text:p>
              </table:table-cell>
              <table:table-cell office:value-type="float" office:value="0.102511990201583">
                <text:p>0.102511990201583</text:p>
              </table:table-cell>
              <table:table-cell office:value-type="float" office:value="0.00642473950939143">
                <text:p>0.00642473950939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52321377462822">
                <text:p>0.0152321377462822</text:p>
              </table:table-cell>
              <table:table-cell office:value-type="float" office:value="0.0121275489719587">
                <text:p>0.0121275489719587</text:p>
              </table:table-cell>
              <table:table-cell office:value-type="float" office:value="0.0938225992003503">
                <text:p>0.0938225992003503</text:p>
              </table:table-cell>
              <table:table-cell office:value-type="float" office:value="0.00685650799529144">
                <text:p>0.00685650799529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1742415746089">
                <text:p>0.0131742415746089</text:p>
              </table:table-cell>
              <table:table-cell office:value-type="float" office:value="0.0287064661920657">
                <text:p>0.0287064661920657</text:p>
              </table:table-cell>
              <table:table-cell office:value-type="float" office:value="0.0894874191301385">
                <text:p>0.0894874191301385</text:p>
              </table:table-cell>
              <table:table-cell office:value-type="float" office:value="0.0129731133516651">
                <text:p>0.012973113351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7562666583814">
                <text:p>0.0137562666583814</text:p>
              </table:table-cell>
              <table:table-cell office:value-type="float" office:value="0.0474594925497551">
                <text:p>0.0474594925497551</text:p>
              </table:table-cell>
              <table:table-cell office:value-type="float" office:value="0.100835913350092">
                <text:p>0.10083591335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67505590095377">
                <text:p>0.0267505590095377</text:p>
              </table:table-cell>
              <table:table-cell office:value-type="float" office:value="0.0628436871233208">
                <text:p>0.0628436871233208</text:p>
              </table:table-cell>
              <table:table-cell office:value-type="float" office:value="0.110697886902174">
                <text:p>0.11069788690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22362160146298">
                <text:p>0.0222362160146298</text:p>
              </table:table-cell>
              <table:table-cell office:value-type="float" office:value="0.0656288760073256">
                <text:p>0.0656288760073256</text:p>
              </table:table-cell>
              <table:table-cell office:value-type="float" office:value="0.125739530753863">
                <text:p>0.125739530753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93652760116688">
                <text:p>0.0293652760116688</text:p>
              </table:table-cell>
              <table:table-cell office:value-type="float" office:value="0.0597139248131116">
                <text:p>0.0597139248131116</text:p>
              </table:table-cell>
              <table:table-cell office:value-type="float" office:value="0.127202549963405">
                <text:p>0.127202549963405</text:p>
              </table:table-cell>
              <table:table-cell office:value-type="float" office:value="0.346319807701758">
                <text:p>0.34631980770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39716705430512">
                <text:p>0.0239716705430512</text:p>
              </table:table-cell>
              <table:table-cell office:value-type="float" office:value="0.0593778922193001">
                <text:p>0.0593778922193001</text:p>
              </table:table-cell>
              <table:table-cell office:value-type="float" office:value="0.134072536060638">
                <text:p>0.134072536060638</text:p>
              </table:table-cell>
              <table:table-cell office:value-type="float" office:value="0.154033860262488">
                <text:p>0.15403386026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61575697183839">
                <text:p>0.0361575697183839</text:p>
              </table:table-cell>
              <table:table-cell office:value-type="float" office:value="0.0559622908812581">
                <text:p>0.0559622908812581</text:p>
              </table:table-cell>
              <table:table-cell office:value-type="float" office:value="0.131165260959543">
                <text:p>0.131165260959543</text:p>
              </table:table-cell>
              <table:table-cell office:value-type="float" office:value="0.166353311675743">
                <text:p>0.166353311675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54725628753017">
                <text:p>0.0354725628753017</text:p>
              </table:table-cell>
              <table:table-cell office:value-type="float" office:value="0.0473804069009153">
                <text:p>0.0473804069009153</text:p>
              </table:table-cell>
              <table:table-cell office:value-type="float" office:value="0.137558501535987">
                <text:p>0.137558501535987</text:p>
              </table:table-cell>
              <table:table-cell office:value-type="float" office:value="0.176211661135042">
                <text:p>0.1762116611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11218827672864">
                <text:p>0.0311218827672864</text:p>
              </table:table-cell>
              <table:table-cell office:value-type="float" office:value="0.0317044705157172">
                <text:p>0.0317044705157172</text:p>
              </table:table-cell>
              <table:table-cell office:value-type="float" office:value="0.129036691751228">
                <text:p>0.129036691751228</text:p>
              </table:table-cell>
              <table:table-cell office:value-type="float" office:value="0.170101346556015">
                <text:p>0.17010134655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29226373963632">
                <text:p>0.0229226373963632</text:p>
              </table:table-cell>
              <table:table-cell office:value-type="float" office:value="0.0259230947046074">
                <text:p>0.0259230947046074</text:p>
              </table:table-cell>
              <table:table-cell office:value-type="float" office:value="0.131057339415964">
                <text:p>0.131057339415964</text:p>
              </table:table-cell>
              <table:table-cell office:value-type="float" office:value="0.15518937995346">
                <text:p>0.1551893799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28393870914402">
                <text:p>0.0128393870914402</text:p>
              </table:table-cell>
              <table:table-cell office:value-type="float" office:value="0.0230510409078888">
                <text:p>0.0230510409078888</text:p>
              </table:table-cell>
              <table:table-cell office:value-type="float" office:value="0.138082031979605">
                <text:p>0.138082031979605</text:p>
              </table:table-cell>
              <table:table-cell office:value-type="float" office:value="0.140794362767394">
                <text:p>0.14079436276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58940017829095">
                <text:p>0.0158940017829095</text:p>
              </table:table-cell>
              <table:table-cell office:value-type="float" office:value="0.0399191058977339">
                <text:p>0.0399191058977339</text:p>
              </table:table-cell>
              <table:table-cell office:value-type="float" office:value="0.13999402241594">
                <text:p>0.13999402241594</text:p>
              </table:table-cell>
              <table:table-cell office:value-type="float" office:value="0.143298630811191">
                <text:p>0.14329863081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17428099499313">
                <text:p>0.0217428099499313</text:p>
              </table:table-cell>
              <table:table-cell office:value-type="float" office:value="0.0500994035785288">
                <text:p>0.0500994035785288</text:p>
              </table:table-cell>
              <table:table-cell office:value-type="float" office:value="0.123728883908189">
                <text:p>0.123728883908189</text:p>
              </table:table-cell>
              <table:table-cell office:value-type="float" office:value="0.153455642473778">
                <text:p>0.15345564247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85374661037312">
                <text:p>0.0185374661037312</text:p>
              </table:table-cell>
              <table:table-cell office:value-type="float" office:value="0.0574003695826505">
                <text:p>0.0574003695826505</text:p>
              </table:table-cell>
              <table:table-cell office:value-type="float" office:value="0.125531771447834">
                <text:p>0.125531771447834</text:p>
              </table:table-cell>
              <table:table-cell office:value-type="float" office:value="0.157180016777222">
                <text:p>0.15718001677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7509526548513">
                <text:p>0.0267509526548513</text:p>
              </table:table-cell>
              <table:table-cell office:value-type="float" office:value="0.0533124577884202">
                <text:p>0.0533124577884202</text:p>
              </table:table-cell>
              <table:table-cell office:value-type="float" office:value="0.135318522599138">
                <text:p>0.135318522599138</text:p>
              </table:table-cell>
              <table:table-cell office:value-type="float" office:value="0.159489159080431">
                <text:p>0.159489159080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51807630873572">
                <text:p>0.0351807630873572</text:p>
              </table:table-cell>
              <table:table-cell office:value-type="float" office:value="0.0576567560993304">
                <text:p>0.0576567560993304</text:p>
              </table:table-cell>
              <table:table-cell office:value-type="float" office:value="0.146414668595838">
                <text:p>0.146414668595838</text:p>
              </table:table-cell>
              <table:table-cell office:value-type="float" office:value="0.165025742574257">
                <text:p>0.16502574257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96202719644253">
                <text:p>0.0396202719644253</text:p>
              </table:table-cell>
              <table:table-cell office:value-type="float" office:value="0.0498427554596475">
                <text:p>0.0498427554596475</text:p>
              </table:table-cell>
              <table:table-cell office:value-type="float" office:value="0.15953734091091">
                <text:p>0.15953734091091</text:p>
              </table:table-cell>
              <table:table-cell office:value-type="float" office:value="0.165024051030012">
                <text:p>0.16502405103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60798443136859">
                <text:p>0.0460798443136859</text:p>
              </table:table-cell>
              <table:table-cell office:value-type="float" office:value="0.0547194449684546">
                <text:p>0.0547194449684546</text:p>
              </table:table-cell>
              <table:table-cell office:value-type="float" office:value="0.163145253799828">
                <text:p>0.163145253799828</text:p>
              </table:table-cell>
              <table:table-cell office:value-type="float" office:value="0.188168654233553">
                <text:p>0.188168654233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06290758259022">
                <text:p>0.0406290758259022</text:p>
              </table:table-cell>
              <table:table-cell office:value-type="float" office:value="0.053458103353536">
                <text:p>0.053458103353536</text:p>
              </table:table-cell>
              <table:table-cell office:value-type="float" office:value="0.160830099778271">
                <text:p>0.160830099778271</text:p>
              </table:table-cell>
              <table:table-cell office:value-type="float" office:value="0.133831298829889">
                <text:p>0.133831298829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44857783459447">
                <text:p>0.0344857783459447</text:p>
              </table:table-cell>
              <table:table-cell office:value-type="float" office:value="0.0516377576907898">
                <text:p>0.0516377576907898</text:p>
              </table:table-cell>
              <table:table-cell office:value-type="float" office:value="0.161425866526028">
                <text:p>0.161425866526028</text:p>
              </table:table-cell>
              <table:table-cell office:value-type="float" office:value="0.0545190683033338">
                <text:p>0.054519068303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54442279687133">
                <text:p>0.0354442279687133</text:p>
              </table:table-cell>
              <table:table-cell office:value-type="float" office:value="0.0437059396832815">
                <text:p>0.0437059396832815</text:p>
              </table:table-cell>
              <table:table-cell office:value-type="float" office:value="0.173368013872216">
                <text:p>0.173368013872216</text:p>
              </table:table-cell>
              <table:table-cell office:value-type="float" office:value="0.212706984042198">
                <text:p>0.21270698404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81409813705347">
                <text:p>0.0381409813705347</text:p>
              </table:table-cell>
              <table:table-cell office:value-type="float" office:value="0.0462723884262889">
                <text:p>0.0462723884262889</text:p>
              </table:table-cell>
              <table:table-cell office:value-type="float" office:value="0.157863640227833">
                <text:p>0.157863640227833</text:p>
              </table:table-cell>
              <table:table-cell office:value-type="float" office:value="0.255552405254702">
                <text:p>0.25555240525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05116525930663">
                <text:p>0.0305116525930663</text:p>
              </table:table-cell>
              <table:table-cell office:value-type="float" office:value="0.0446234939177261">
                <text:p>0.0446234939177261</text:p>
              </table:table-cell>
              <table:table-cell office:value-type="float" office:value="0.15207132070291">
                <text:p>0.1520713207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7619195286456">
                <text:p>0.0287619195286456</text:p>
              </table:table-cell>
              <table:table-cell office:value-type="float" office:value="0.0455322229707233">
                <text:p>0.0455322229707233</text:p>
              </table:table-cell>
              <table:table-cell office:value-type="float" office:value="0.167574516374984">
                <text:p>0.16757451637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1831090072253">
                <text:p>0.031831090072253</text:p>
              </table:table-cell>
              <table:table-cell office:value-type="float" office:value="0.0651388802050769">
                <text:p>0.0651388802050769</text:p>
              </table:table-cell>
              <table:table-cell office:value-type="float" office:value="0.114094299863965">
                <text:p>0.114094299863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10356157912652">
                <text:p>0.0410356157912652</text:p>
              </table:table-cell>
              <table:table-cell office:value-type="float" office:value="0.0888646283827853">
                <text:p>0.0888646283827853</text:p>
              </table:table-cell>
              <table:table-cell office:value-type="float" office:value="0.169483246770292">
                <text:p>0.16948324677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9418689811719">
                <text:p>0.039418689811719</text:p>
              </table:table-cell>
              <table:table-cell office:value-type="float" office:value="0.102791119900101">
                <text:p>0.102791119900101</text:p>
              </table:table-cell>
              <table:table-cell office:value-type="float" office:value="0.22343974559227">
                <text:p>0.22343974559227</text:p>
              </table:table-cell>
              <table:table-cell office:value-type="float" office:value="0.0302249870399171">
                <text:p>0.030224987039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14716799576054">
                <text:p>0.0414716799576054</text:p>
              </table:table-cell>
              <table:table-cell office:value-type="float" office:value="0.0933310837319261">
                <text:p>0.0933310837319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60155976184755">
                <text:p>0.0360155976184755</text:p>
              </table:table-cell>
              <table:table-cell office:value-type="float" office:value="0.0689430221484841">
                <text:p>0.068943022148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09622317937968">
                <text:p>0.0409622317937968</text:p>
              </table:table-cell>
              <table:table-cell office:value-type="float" office:value="0.0606925617222832">
                <text:p>0.060692561722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45426154606646">
                <text:p>0.0445426154606646</text:p>
              </table:table-cell>
              <table:table-cell office:value-type="float" office:value="0.0706798008531987">
                <text:p>0.070679800853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44015987767748">
                <text:p>0.0444015987767748</text:p>
              </table:table-cell>
              <table:table-cell office:value-type="float" office:value="0.0764022214866306">
                <text:p>0.076402221486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2252571312434">
                <text:p>0.0312252571312434</text:p>
              </table:table-cell>
              <table:table-cell office:value-type="float" office:value="0.0693525231142733">
                <text:p>0.069352523114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3919822994502">
                <text:p>0.023919822994502</text:p>
              </table:table-cell>
              <table:table-cell office:value-type="float" office:value="0.0580066215046096">
                <text:p>0.058006621504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36982078358295">
                <text:p>0.0236982078358295</text:p>
              </table:table-cell>
              <table:table-cell office:value-type="float" office:value="0.0709047442329654">
                <text:p>0.0709047442329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29416772534487">
                <text:p>0.0329416772534487</text:p>
              </table:table-cell>
              <table:table-cell office:value-type="float" office:value="0.079121362061456">
                <text:p>0.07912136206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74861069886451">
                <text:p>0.0374861069886451</text:p>
              </table:table-cell>
              <table:table-cell office:value-type="float" office:value="0.0859132558630568">
                <text:p>0.085913255863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05393126726801">
                <text:p>0.0305393126726801</text:p>
              </table:table-cell>
              <table:table-cell office:value-type="float" office:value="0.076489763911838">
                <text:p>0.07648976391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80423349900531">
                <text:p>0.0280423349900531</text:p>
              </table:table-cell>
              <table:table-cell office:value-type="float" office:value="0.0744311490480301">
                <text:p>0.074431149048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15441392279847">
                <text:p>0.0315441392279847</text:p>
              </table:table-cell>
              <table:table-cell office:value-type="float" office:value="0.0738317739344107">
                <text:p>0.073831773934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84342992822837">
                <text:p>0.0284342992822837</text:p>
              </table:table-cell>
              <table:table-cell office:value-type="float" office:value="0.0829207499176726">
                <text:p>0.082920749917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8470737006484">
                <text:p>0.028470737006484</text:p>
              </table:table-cell>
              <table:table-cell office:value-type="float" office:value="0.0802914969305123">
                <text:p>0.0802914969305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0.0690900328030546">
                <text:p>0.069090032803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51082829125808">
                <text:p>0.0351082829125808</text:p>
              </table:table-cell>
              <table:table-cell office:value-type="float" office:value="0.0528599318335121">
                <text:p>0.052859931833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3288668334735">
                <text:p>0.043288668334735</text:p>
              </table:table-cell>
              <table:table-cell office:value-type="float" office:value="0.0691967857046552">
                <text:p>0.069196785704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35357929826544">
                <text:p>0.0335357929826544</text:p>
              </table:table-cell>
              <table:table-cell office:value-type="float" office:value="0.07475591542338">
                <text:p>0.0747559154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9711593229474">
                <text:p>0.029711593229474</text:p>
              </table:table-cell>
              <table:table-cell office:value-type="float" office:value="0.0730937074161699">
                <text:p>0.073093707416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53583968689844">
                <text:p>0.0253583968689844</text:p>
              </table:table-cell>
              <table:table-cell office:value-type="float" office:value="0.0710089842443199">
                <text:p>0.071008984244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84583789367537">
                <text:p>0.0284583789367537</text:p>
              </table:table-cell>
              <table:table-cell office:value-type="float" office:value="0.0678699653256552">
                <text:p>0.067869965325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94638263042774">
                <text:p>0.0294638263042774</text:p>
              </table:table-cell>
              <table:table-cell office:value-type="float" office:value="0.0709662708393673">
                <text:p>0.070966270839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39507879290995">
                <text:p>0.0239507879290995</text:p>
              </table:table-cell>
              <table:table-cell office:value-type="float" office:value="0.0804392401458829">
                <text:p>0.080439240145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46960017213331">
                <text:p>0.0146960017213331</text:p>
              </table:table-cell>
              <table:table-cell office:value-type="float" office:value="0.0770820183258216">
                <text:p>0.0770820183258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6437412817265">
                <text:p>0.026437412817265</text:p>
              </table:table-cell>
              <table:table-cell office:value-type="float" office:value="0.0664255409497771">
                <text:p>0.066425540949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75504975471917">
                <text:p>0.0375504975471917</text:p>
              </table:table-cell>
              <table:table-cell office:value-type="float" office:value="0.0555736862519363">
                <text:p>0.055573686251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03490427781507">
                <text:p>0.0503490427781507</text:p>
              </table:table-cell>
              <table:table-cell office:value-type="float" office:value="0.0571311660355037">
                <text:p>0.057131166035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3141415932691">
                <text:p>0.043141415932691</text:p>
              </table:table-cell>
              <table:table-cell office:value-type="float" office:value="0.0689160696772763">
                <text:p>0.068916069677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57936038052041">
                <text:p>0.0357936038052041</text:p>
              </table:table-cell>
              <table:table-cell office:value-type="float" office:value="0.081757297604848">
                <text:p>0.08175729760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0610585391059">
                <text:p>0.040610585391059</text:p>
              </table:table-cell>
              <table:table-cell office:value-type="float" office:value="0.0847444867866458">
                <text:p>0.084744486786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504363638515199">
                <text:p>0.0504363638515199</text:p>
              </table:table-cell>
              <table:table-cell office:value-type="float" office:value="0.0758158405789903">
                <text:p>0.0758158405789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56910203467155">
                <text:p>0.0456910203467155</text:p>
              </table:table-cell>
              <table:table-cell office:value-type="float" office:value="0.0890134843696872">
                <text:p>0.0890134843696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17873474125373">
                <text:p>0.0417873474125373</text:p>
              </table:table-cell>
              <table:table-cell office:value-type="float" office:value="0.102745901202929">
                <text:p>0.10274590120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99966610955021">
                <text:p>0.0399966610955021</text:p>
              </table:table-cell>
              <table:table-cell office:value-type="float" office:value="0.110224879495301">
                <text:p>0.11022487949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54445384479505">
                <text:p>0.0454445384479505</text:p>
              </table:table-cell>
              <table:table-cell office:value-type="float" office:value="0.101995581780999">
                <text:p>0.10199558178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4493279757175">
                <text:p>0.054493279757175</text:p>
              </table:table-cell>
              <table:table-cell office:value-type="float" office:value="0.0892190832018085">
                <text:p>0.0892190832018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29076099999631">
                <text:p>0.0529076099999631</text:p>
              </table:table-cell>
              <table:table-cell office:value-type="float" office:value="0.0938541031036907">
                <text:p>0.093854103103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54689747878852">
                <text:p>0.054689747878852</text:p>
              </table:table-cell>
              <table:table-cell office:value-type="float" office:value="0.105107173602462">
                <text:p>0.10510717360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26144376594815">
                <text:p>0.0626144376594815</text:p>
              </table:table-cell>
              <table:table-cell office:value-type="float" office:value="0.11679049689052">
                <text:p>0.1167904968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10506335028385">
                <text:p>0.0710506335028385</text:p>
              </table:table-cell>
              <table:table-cell office:value-type="float" office:value="0.116741822785887">
                <text:p>0.11674182278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30608842328852">
                <text:p>0.0730608842328852</text:p>
              </table:table-cell>
              <table:table-cell office:value-type="float" office:value="0.115604862193999">
                <text:p>0.11560486219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84577284500651">
                <text:p>0.0684577284500651</text:p>
              </table:table-cell>
              <table:table-cell office:value-type="float" office:value="0.119962621452134">
                <text:p>0.11996262145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571097237268764">
                <text:p>0.0571097237268764</text:p>
              </table:table-cell>
              <table:table-cell office:value-type="float" office:value="0.121717884377587">
                <text:p>0.121717884377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60448436686406">
                <text:p>0.060448436686406</text:p>
              </table:table-cell>
              <table:table-cell office:value-type="float" office:value="0.116128162784195">
                <text:p>0.11612816278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94773197493879">
                <text:p>0.0594773197493879</text:p>
              </table:table-cell>
              <table:table-cell office:value-type="float" office:value="0.0983446497636442">
                <text:p>0.0983446497636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86100958072234">
                <text:p>0.0586100958072234</text:p>
              </table:table-cell>
              <table:table-cell office:value-type="float" office:value="0.0983249101234825">
                <text:p>0.0983249101234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93626808614473">
                <text:p>0.0593626808614473</text:p>
              </table:table-cell>
              <table:table-cell office:value-type="float" office:value="0.10385658881024">
                <text:p>0.1038565888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40267410160639">
                <text:p>0.0640267410160639</text:p>
              </table:table-cell>
              <table:table-cell office:value-type="float" office:value="0.111539603268841">
                <text:p>0.11153960326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85655132682821">
                <text:p>0.0685655132682821</text:p>
              </table:table-cell>
              <table:table-cell office:value-type="float" office:value="0.116040437043283">
                <text:p>0.11604043704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74515111986799">
                <text:p>0.0674515111986799</text:p>
              </table:table-cell>
              <table:table-cell office:value-type="float" office:value="0.119392336275383">
                <text:p>0.11939233627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63355663912723">
                <text:p>0.0663355663912723</text:p>
              </table:table-cell>
              <table:table-cell office:value-type="float" office:value="0.125288441950479">
                <text:p>0.12528844195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63514672981401">
                <text:p>0.0663514672981401</text:p>
              </table:table-cell>
              <table:table-cell office:value-type="float" office:value="0.130025880352421">
                <text:p>0.13002588035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73068576005985">
                <text:p>0.0673068576005985</text:p>
              </table:table-cell>
              <table:table-cell office:value-type="float" office:value="0.132971021050917">
                <text:p>0.13297102105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43573663898634">
                <text:p>0.0643573663898634</text:p>
              </table:table-cell>
              <table:table-cell office:value-type="float" office:value="0.134837473691785">
                <text:p>0.13483747369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542739711490451">
                <text:p>0.0542739711490451</text:p>
              </table:table-cell>
              <table:table-cell office:value-type="float" office:value="0.139305321718761">
                <text:p>0.13930532171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65261364127382">
                <text:p>0.0565261364127382</text:p>
              </table:table-cell>
              <table:table-cell office:value-type="float" office:value="0.0937538053794635">
                <text:p>0.093753805379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54983562183965">
                <text:p>0.054983562183965</text:p>
              </table:table-cell>
              <table:table-cell office:value-type="float" office:value="0.0890060486465617">
                <text:p>0.089006048646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502949590974172">
                <text:p>0.0502949590974172</text:p>
              </table:table-cell>
              <table:table-cell office:value-type="float" office:value="0.00629035737213781">
                <text:p>0.00629035737213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8741231706825">
                <text:p>0.048741231706825</text:p>
              </table:table-cell>
              <table:table-cell office:value-type="float" office:value="0.125827682661748">
                <text:p>0.12582768266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3707384211648">
                <text:p>0.053707384211648</text:p>
              </table:table-cell>
              <table:table-cell office:value-type="float" office:value="0.129255620145069">
                <text:p>0.12925562014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657828712713311">
                <text:p>0.0657828712713311</text:p>
              </table:table-cell>
              <table:table-cell office:value-type="float" office:value="0.0626166025385874">
                <text:p>0.0626166025385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48179390702755">
                <text:p>0.0648179390702755</text:p>
              </table:table-cell>
              <table:table-cell office:value-type="float" office:value="0.15700098559159">
                <text:p>0.1570009855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25712151263673">
                <text:p>0.0625712151263673</text:p>
              </table:table-cell>
              <table:table-cell office:value-type="float" office:value="0.187205469090549">
                <text:p>0.18720546909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71895677106308">
                <text:p>0.0671895677106308</text:p>
              </table:table-cell>
              <table:table-cell office:value-type="float" office:value="0.218458574511289">
                <text:p>0.21845857451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42288906055024">
                <text:p>0.0642288906055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27047657488143">
                <text:p>0.062704765748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87141300399564">
                <text:p>0.0587141300399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0165193599051">
                <text:p>0.050165193599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8274853571023">
                <text:p>0.05827485357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90959078674972">
                <text:p>0.059095907867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669104998256978">
                <text:p>0.0669104998256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46865010645848">
                <text:p>0.074686501064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47932588739393">
                <text:p>0.074793258873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21097769389997">
                <text:p>0.082109776938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02106072647323">
                <text:p>0.080210607264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09726385311637">
                <text:p>0.080972638531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96177412099694">
                <text:p>0.079617741209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88250634925035">
                <text:p>0.078825063492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76901507753963">
                <text:p>0.077690150775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54463648810652">
                <text:p>0.075446364881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99690806747726">
                <text:p>0.079969080674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43741177020025">
                <text:p>0.084374117702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97221632814524">
                <text:p>0.089722163281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953510541577229">
                <text:p>0.0953510541577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64928766697956">
                <text:p>0.096492876669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94158679923168">
                <text:p>0.09415867992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905683710975666">
                <text:p>0.090568371097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91308683275166">
                <text:p>0.079130868327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99912437810945">
                <text:p>0.079991243781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29395563437199">
                <text:p>0.082939556343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48176367724207">
                <text:p>0.084817636772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881204295617138">
                <text:p>0.088120429561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43191166234259">
                <text:p>0.094319116623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992094607105193">
                <text:p>0.0992094607105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0116624614522">
                <text:p>0.1011662461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0301098151337">
                <text:p>0.1030109815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03972364765877">
                <text:p>0.10397236476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08041617508492">
                <text:p>0.10804161750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165888130315">
                <text:p>0.1116588813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6312369459271">
                <text:p>0.106312369459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0332842108397">
                <text:p>0.10332842108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362054860611">
                <text:p>0.10362054860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0978658090922">
                <text:p>0.11097865809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16093924202319">
                <text:p>0.11609392420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6796569952544">
                <text:p>0.11679656995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10725574827913">
                <text:p>0.110725574827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27736250430922">
                <text:p>0.12773625043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37583344314139">
                <text:p>0.13758334431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57499638505388">
                <text:p>0.15749963850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3.952cm" style:legend-expansion="high" chart:style-name="ch2"/>
        <chart:plot-area chart:style-name="ch3" table:cell-range-address="Sheet1.AR315:Sheet1.AS322" chart:data-source-has-labels="row" svg:x="0.32cm" svg:y="0.18cm" svg:width="11.026cm" svg:height="8.64cm">
          <chartooo:coordinate-region svg:x="1.127cm" svg:y="0.379cm" svg:width="9.9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S316:Sheet1.AS322" chart:label-cell-address="Sheet1.AS315:Sheet1.AS315" chart:class="chart:scatter">
            <chart:domain table:cell-range-address="Sheet1.AR316:Sheet1.AR322"/>
            <chart:regression-curve chart:style-name="ch7">
              <chart:equation chart:display-equation="true" chart:display-r-square="false" svg:x="5.544cm" svg:y="0.67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R</text:p>
              </table:table-cell>
              <table:table-cell office:value-type="string">
                <text:p>Speed</text:p>
                <draw:g>
                  <svg:desc>Sheet1.AS315:Sheet1.AS3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">
                <text:p>280</text:p>
                <draw:g>
                  <svg:desc>Sheet1.AR316:Sheet1.AR322</svg:desc>
                </draw:g>
              </table:table-cell>
              <table:table-cell office:value-type="float" office:value="25">
                <text:p>25</text:p>
                <draw:g>
                  <svg:desc>Sheet1.AS316:Sheet1.AS3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6">
                <text:p>2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1">
                <text:p>1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">
                <text:p>1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">
                <text:p>1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2.956cm" style:legend-expansion="high" chart:style-name="ch2"/>
        <chart:plot-area chart:style-name="ch3" table:cell-range-address="Sheet1.J36:Sheet1.J300 Sheet1.J1:Sheet1.L1 Sheet1.B36:Sheet1.B300 Sheet1.C48:Sheet1.C255 Sheet1.D25:Sheet1.D190 Sheet1.N1:Sheet1.O1 Sheet1.F72:Sheet1.F161 Sheet1.G56:Sheet1.G152 Sheet1.H1:Sheet1.H1 Sheet1.H8:Sheet1.H115" chart:data-source-has-labels="row" svg:x="0.32cm" svg:y="0.18cm" svg:width="13.646cm" svg:height="8.64cm">
          <chartooo:coordinate-region svg:x="0.941cm" svg:y="0.379cm" svg:width="12.7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6:Sheet1.B300" chart:label-cell-address="Sheet1.J1:Sheet1.J1" chart:class="chart:scatter">
            <chart:domain table:cell-range-address="Sheet1.J36:Sheet1.J300"/>
            <chart:data-point chart:repeated="265"/>
          </chart:series>
          <chart:series chart:style-name="ch7" chart:values-cell-range-address="Sheet1.C48:Sheet1.C255" chart:label-cell-address="Sheet1.K1:Sheet1.K1" chart:class="chart:scatter">
            <chart:domain table:cell-range-address="Sheet1.K47:Sheet1.K255"/>
            <chart:data-point chart:repeated="209"/>
          </chart:series>
          <chart:series chart:style-name="ch8" chart:values-cell-range-address="Sheet1.D25:Sheet1.D190" chart:label-cell-address="Sheet1.L1:Sheet1.L1" chart:class="chart:scatter">
            <chart:domain table:cell-range-address="Sheet1.L25:Sheet1.L190"/>
            <chart:data-point chart:repeated="166"/>
          </chart:series>
          <chart:series chart:style-name="ch9" chart:values-cell-range-address="Sheet1.F72:Sheet1.F161" chart:label-cell-address="Sheet1.N1:Sheet1.N1" chart:class="chart:scatter">
            <chart:domain table:cell-range-address="Sheet1.N72:Sheet1.N161"/>
            <chart:data-point chart:repeated="90"/>
          </chart:series>
          <chart:series chart:style-name="ch10" chart:values-cell-range-address="Sheet1.G56:Sheet1.G152" chart:label-cell-address="Sheet1.O1:Sheet1.O1" chart:class="chart:scatter">
            <chart:domain table:cell-range-address="Sheet1.O56:Sheet1.O152"/>
            <chart:data-point chart:repeated="97"/>
          </chart:series>
          <chart:series chart:style-name="ch11" chart:values-cell-range-address="Sheet1.H8:Sheet1.H115" chart:label-cell-address="Sheet1.H1:Sheet1.H1" chart:class="chart:scatter">
            <chart:domain table:cell-range-address="Sheet1.P8:Sheet1.P115"/>
            <chart:data-point chart:repeated="108"/>
          </chart:series>
          <chart:wall chart:style-name="ch12"/>
          <chart:floor chart:style-name="ch13"/>
        </chart:plot-area>
        <draw:frame draw:style-name="gr1" draw:text-style-name="P1" svg:width="16cm" svg:height="9cm" svg:x="0cm" svg:y="0cm">
          <draw:image xlink:href="Pictures/2000000400003E81000023295FE6664232D02B2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25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30</text:p>
                <draw:g>
                  <svg:desc>Sheet1.K1:Sheet1.K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35</text:p>
                <draw:g>
                  <svg:desc>Sheet1.L1:Sheet1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45</text:p>
                <draw:g>
                  <svg:desc>Sheet1.N1:Sheet1.N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50</text:p>
                <draw:g>
                  <svg:desc>Sheet1.O1:Sheet1.O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55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.602">
                <text:p>41.602</text:p>
                <draw:g>
                  <svg:desc>Sheet1.J36:Sheet1.J300</svg:desc>
                </draw:g>
              </table:table-cell>
              <table:table-cell office:value-type="float" office:value="0.443197">
                <text:p>0.443197</text:p>
                <draw:g>
                  <svg:desc>Sheet1.B36:Sheet1.B300</svg:desc>
                </draw:g>
              </table:table-cell>
              <table:table-cell office:value-type="float" office:value="45.4919">
                <text:p>45.4919</text:p>
                <draw:g>
                  <svg:desc>Sheet1.K47:Sheet1.K255</svg:desc>
                </draw:g>
              </table:table-cell>
              <table:table-cell office:value-type="float" office:value="0.791989">
                <text:p>0.791989</text:p>
                <draw:g>
                  <svg:desc>Sheet1.C48:Sheet1.C255</svg:desc>
                </draw:g>
              </table:table-cell>
              <table:table-cell office:value-type="float" office:value="44.9222">
                <text:p>44.9222</text:p>
                <draw:g>
                  <svg:desc>Sheet1.L25:Sheet1.L190</svg:desc>
                </draw:g>
              </table:table-cell>
              <table:table-cell office:value-type="float" office:value="1.52739">
                <text:p>1.52739</text:p>
                <draw:g>
                  <svg:desc>Sheet1.D25:Sheet1.D190</svg:desc>
                </draw:g>
              </table:table-cell>
              <table:table-cell office:value-type="float" office:value="37.6378">
                <text:p>37.6378</text:p>
                <draw:g>
                  <svg:desc>Sheet1.N72:Sheet1.N161</svg:desc>
                </draw:g>
              </table:table-cell>
              <table:table-cell office:value-type="float" office:value="0">
                <text:p>0</text:p>
                <draw:g>
                  <svg:desc>Sheet1.F72:Sheet1.F161</svg:desc>
                </draw:g>
              </table:table-cell>
              <table:table-cell office:value-type="float" office:value="33.8241">
                <text:p>33.8241</text:p>
                <draw:g>
                  <svg:desc>Sheet1.O56:Sheet1.O152</svg:desc>
                </draw:g>
              </table:table-cell>
              <table:table-cell office:value-type="float" office:value="6.45372">
                <text:p>6.45372</text:p>
                <draw:g>
                  <svg:desc>Sheet1.G56:Sheet1.G152</svg:desc>
                </draw:g>
              </table:table-cell>
              <table:table-cell office:value-type="float" office:value="38.4868">
                <text:p>38.4868</text:p>
                <draw:g>
                  <svg:desc>Sheet1.P8:Sheet1.P115</svg:desc>
                </draw:g>
              </table:table-cell>
              <table:table-cell office:value-type="float" office:value="0">
                <text:p>0</text:p>
                <draw:g>
                  <svg:desc>Sheet1.H8:Sheet1.H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868">
                <text:p>40.868</text:p>
              </table:table-cell>
              <table:table-cell office:value-type="float" office:value="0.127154">
                <text:p>0.127154</text:p>
              </table:table-cell>
              <table:table-cell office:value-type="float" office:value="43.4202">
                <text:p>43.4202</text:p>
              </table:table-cell>
              <table:table-cell office:value-type="float" office:value="0.358016">
                <text:p>0.358016</text:p>
              </table:table-cell>
              <table:table-cell office:value-type="float" office:value="44.4873">
                <text:p>44.4873</text:p>
              </table:table-cell>
              <table:table-cell office:value-type="float" office:value="0.58955">
                <text:p>0.58955</text:p>
              </table:table-cell>
              <table:table-cell office:value-type="float" office:value="37.5567">
                <text:p>37.5567</text:p>
              </table:table-cell>
              <table:table-cell office:value-type="float" office:value="0.706143">
                <text:p>0.706143</text:p>
              </table:table-cell>
              <table:table-cell office:value-type="float" office:value="35.5469">
                <text:p>35.5469</text:p>
              </table:table-cell>
              <table:table-cell office:value-type="float" office:value="0.726511">
                <text:p>0.726511</text:p>
              </table:table-cell>
              <table:table-cell office:value-type="float" office:value="38.2101">
                <text:p>38.2101</text:p>
              </table:table-cell>
              <table:table-cell office:value-type="float" office:value="0.230447">
                <text:p>0.230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7813">
                <text:p>40.7813</text:p>
              </table:table-cell>
              <table:table-cell office:value-type="float" office:value="0.182791">
                <text:p>0.182791</text:p>
              </table:table-cell>
              <table:table-cell office:value-type="float" office:value="44.2297">
                <text:p>44.2297</text:p>
              </table:table-cell>
              <table:table-cell office:value-type="float" office:value="0.844695">
                <text:p>0.844695</text:p>
              </table:table-cell>
              <table:table-cell office:value-type="float" office:value="46.3834">
                <text:p>46.3834</text:p>
              </table:table-cell>
              <table:table-cell office:value-type="float" office:value="0.186403">
                <text:p>0.186403</text:p>
              </table:table-cell>
              <table:table-cell office:value-type="float" office:value="36.7568">
                <text:p>36.7568</text:p>
              </table:table-cell>
              <table:table-cell office:value-type="float" office:value="0.975857">
                <text:p>0.975857</text:p>
              </table:table-cell>
              <table:table-cell office:value-type="float" office:value="36.0346">
                <text:p>36.0346</text:p>
              </table:table-cell>
              <table:table-cell office:value-type="float" office:value="1.23454">
                <text:p>1.23454</text:p>
              </table:table-cell>
              <table:table-cell office:value-type="float" office:value="39.3871">
                <text:p>39.3871</text:p>
              </table:table-cell>
              <table:table-cell office:value-type="float" office:value="0.697538">
                <text:p>0.697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0141">
                <text:p>40.0141</text:p>
              </table:table-cell>
              <table:table-cell office:value-type="float" office:value="0.189666">
                <text:p>0.189666</text:p>
              </table:table-cell>
              <table:table-cell office:value-type="float" office:value="44.5676">
                <text:p>44.5676</text:p>
              </table:table-cell>
              <table:table-cell office:value-type="float" office:value="0.229308">
                <text:p>0.229308</text:p>
              </table:table-cell>
              <table:table-cell office:value-type="float" office:value="46.6689">
                <text:p>46.6689</text:p>
              </table:table-cell>
              <table:table-cell office:value-type="float" office:value="0.17132">
                <text:p>0.17132</text:p>
              </table:table-cell>
              <table:table-cell office:value-type="float" office:value="37.1579">
                <text:p>37.1579</text:p>
              </table:table-cell>
              <table:table-cell office:value-type="float" office:value="0.874521">
                <text:p>0.874521</text:p>
              </table:table-cell>
              <table:table-cell office:value-type="float" office:value="36.489">
                <text:p>36.489</text:p>
              </table:table-cell>
              <table:table-cell office:value-type="float" office:value="1.0597">
                <text:p>1.0597</text:p>
              </table:table-cell>
              <table:table-cell office:value-type="float" office:value="40.3744">
                <text:p>40.3744</text:p>
              </table:table-cell>
              <table:table-cell office:value-type="float" office:value="0.60932">
                <text:p>0.60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2754">
                <text:p>40.2754</text:p>
              </table:table-cell>
              <table:table-cell office:value-type="float" office:value="0.0800491">
                <text:p>0.0800491</text:p>
              </table:table-cell>
              <table:table-cell office:value-type="float" office:value="43.3886">
                <text:p>43.3886</text:p>
              </table:table-cell>
              <table:table-cell office:value-type="float" office:value="1.1948">
                <text:p>1.1948</text:p>
              </table:table-cell>
              <table:table-cell office:value-type="float" office:value="45.0005">
                <text:p>45.0005</text:p>
              </table:table-cell>
              <table:table-cell office:value-type="float" office:value="0.497531">
                <text:p>0.497531</text:p>
              </table:table-cell>
              <table:table-cell office:value-type="float" office:value="36.8156">
                <text:p>36.8156</text:p>
              </table:table-cell>
              <table:table-cell office:value-type="float" office:value="0.817166">
                <text:p>0.817166</text:p>
              </table:table-cell>
              <table:table-cell office:value-type="float" office:value="36.7531">
                <text:p>36.7531</text:p>
              </table:table-cell>
              <table:table-cell office:value-type="float" office:value="1.21357">
                <text:p>1.21357</text:p>
              </table:table-cell>
              <table:table-cell office:value-type="float" office:value="38.9102">
                <text:p>38.9102</text:p>
              </table:table-cell>
              <table:table-cell office:value-type="float" office:value="0.400292">
                <text:p>0.400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373">
                <text:p>40.373</text:p>
              </table:table-cell>
              <table:table-cell office:value-type="float" office:value="0.227096">
                <text:p>0.227096</text:p>
              </table:table-cell>
              <table:table-cell office:value-type="float" office:value="43.4041">
                <text:p>43.4041</text:p>
              </table:table-cell>
              <table:table-cell office:value-type="float" office:value="1.46131">
                <text:p>1.46131</text:p>
              </table:table-cell>
              <table:table-cell office:value-type="float" office:value="44.3458">
                <text:p>44.3458</text:p>
              </table:table-cell>
              <table:table-cell office:value-type="float" office:value="0.601454">
                <text:p>0.601454</text:p>
              </table:table-cell>
              <table:table-cell office:value-type="float" office:value="36.8053">
                <text:p>36.8053</text:p>
              </table:table-cell>
              <table:table-cell office:value-type="float" office:value="1.06785">
                <text:p>1.06785</text:p>
              </table:table-cell>
              <table:table-cell office:value-type="float" office:value="36.2285">
                <text:p>36.2285</text:p>
              </table:table-cell>
              <table:table-cell office:value-type="float" office:value="1.35184">
                <text:p>1.35184</text:p>
              </table:table-cell>
              <table:table-cell office:value-type="float" office:value="42.2273">
                <text:p>42.2273</text:p>
              </table:table-cell>
              <table:table-cell office:value-type="float" office:value="0.632794">
                <text:p>0.632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703">
                <text:p>41.703</text:p>
              </table:table-cell>
              <table:table-cell office:value-type="float" office:value="0.295354">
                <text:p>0.295354</text:p>
              </table:table-cell>
              <table:table-cell office:value-type="float" office:value="44.0829">
                <text:p>44.0829</text:p>
              </table:table-cell>
              <table:table-cell office:value-type="float" office:value="1.00264">
                <text:p>1.00264</text:p>
              </table:table-cell>
              <table:table-cell office:value-type="float" office:value="44.6985">
                <text:p>44.6985</text:p>
              </table:table-cell>
              <table:table-cell office:value-type="float" office:value="0.850655">
                <text:p>0.850655</text:p>
              </table:table-cell>
              <table:table-cell office:value-type="float" office:value="37.7704">
                <text:p>37.7704</text:p>
              </table:table-cell>
              <table:table-cell office:value-type="float" office:value="1.27536">
                <text:p>1.27536</text:p>
              </table:table-cell>
              <table:table-cell office:value-type="float" office:value="36.5573">
                <text:p>36.5573</text:p>
              </table:table-cell>
              <table:table-cell office:value-type="float" office:value="1.5635">
                <text:p>1.5635</text:p>
              </table:table-cell>
              <table:table-cell office:value-type="float" office:value="38.1292">
                <text:p>38.1292</text:p>
              </table:table-cell>
              <table:table-cell office:value-type="float" office:value="0.708472">
                <text:p>0.708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5645">
                <text:p>41.5645</text:p>
              </table:table-cell>
              <table:table-cell office:value-type="float" office:value="0.273777">
                <text:p>0.273777</text:p>
              </table:table-cell>
              <table:table-cell office:value-type="float" office:value="44.5443">
                <text:p>44.5443</text:p>
              </table:table-cell>
              <table:table-cell office:value-type="float" office:value="0.56493">
                <text:p>0.56493</text:p>
              </table:table-cell>
              <table:table-cell office:value-type="float" office:value="45.4662">
                <text:p>45.4662</text:p>
              </table:table-cell>
              <table:table-cell office:value-type="float" office:value="0.500041">
                <text:p>0.500041</text:p>
              </table:table-cell>
              <table:table-cell office:value-type="float" office:value="37.689">
                <text:p>37.689</text:p>
              </table:table-cell>
              <table:table-cell office:value-type="float" office:value="1.49366">
                <text:p>1.49366</text:p>
              </table:table-cell>
              <table:table-cell office:value-type="float" office:value="34.3222">
                <text:p>34.3222</text:p>
              </table:table-cell>
              <table:table-cell office:value-type="float" office:value="0.847964">
                <text:p>0.847964</text:p>
              </table:table-cell>
              <table:table-cell office:value-type="float" office:value="39.7577">
                <text:p>39.7577</text:p>
              </table:table-cell>
              <table:table-cell office:value-type="float" office:value="0.481459">
                <text:p>0.481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7402">
                <text:p>41.7402</text:p>
              </table:table-cell>
              <table:table-cell office:value-type="float" office:value="0.0864109">
                <text:p>0.0864109</text:p>
              </table:table-cell>
              <table:table-cell office:value-type="float" office:value="44.4211">
                <text:p>44.4211</text:p>
              </table:table-cell>
              <table:table-cell office:value-type="float" office:value="0.575053">
                <text:p>0.575053</text:p>
              </table:table-cell>
              <table:table-cell office:value-type="float" office:value="47.1994">
                <text:p>47.1994</text:p>
              </table:table-cell>
              <table:table-cell office:value-type="float" office:value="0.306315">
                <text:p>0.306315</text:p>
              </table:table-cell>
              <table:table-cell office:value-type="float" office:value="39.2769">
                <text:p>39.2769</text:p>
              </table:table-cell>
              <table:table-cell office:value-type="float" office:value="1.61943">
                <text:p>1.61943</text:p>
              </table:table-cell>
              <table:table-cell office:value-type="float" office:value="38.1325">
                <text:p>38.1325</text:p>
              </table:table-cell>
              <table:table-cell office:value-type="float" office:value="0.23409">
                <text:p>0.23409</text:p>
              </table:table-cell>
              <table:table-cell office:value-type="float" office:value="36.3057">
                <text:p>36.3057</text:p>
              </table:table-cell>
              <table:table-cell office:value-type="float" office:value="0.927888">
                <text:p>0.927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4955">
                <text:p>41.4955</text:p>
              </table:table-cell>
              <table:table-cell office:value-type="float" office:value="0.290523">
                <text:p>0.290523</text:p>
              </table:table-cell>
              <table:table-cell office:value-type="float" office:value="45.5245">
                <text:p>45.5245</text:p>
              </table:table-cell>
              <table:table-cell office:value-type="float" office:value="0.435369">
                <text:p>0.435369</text:p>
              </table:table-cell>
              <table:table-cell office:value-type="float" office:value="46.8859">
                <text:p>46.8859</text:p>
              </table:table-cell>
              <table:table-cell office:value-type="float" office:value="0.300406">
                <text:p>0.300406</text:p>
              </table:table-cell>
              <table:table-cell office:value-type="float" office:value="38.3262">
                <text:p>38.3262</text:p>
              </table:table-cell>
              <table:table-cell office:value-type="float" office:value="1.44338">
                <text:p>1.44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.0347">
                <text:p>40.0347</text:p>
              </table:table-cell>
              <table:table-cell office:value-type="float" office:value="1.5572">
                <text:p>1.5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8335">
                <text:p>41.8335</text:p>
              </table:table-cell>
              <table:table-cell office:value-type="float" office:value="0.38134">
                <text:p>0.38134</text:p>
              </table:table-cell>
              <table:table-cell office:value-type="float" office:value="46.0449">
                <text:p>46.0449</text:p>
              </table:table-cell>
              <table:table-cell office:value-type="float" office:value="1.0831">
                <text:p>1.0831</text:p>
              </table:table-cell>
              <table:table-cell office:value-type="float" office:value="46.1134">
                <text:p>46.1134</text:p>
              </table:table-cell>
              <table:table-cell office:value-type="float" office:value="0.447332">
                <text:p>0.447332</text:p>
              </table:table-cell>
              <table:table-cell office:value-type="float" office:value="37.2505">
                <text:p>37.2505</text:p>
              </table:table-cell>
              <table:table-cell office:value-type="float" office:value="1.30132">
                <text:p>1.30132</text:p>
              </table:table-cell>
              <table:table-cell office:value-type="float" office:value="34.0234">
                <text:p>34.0234</text:p>
              </table:table-cell>
              <table:table-cell office:value-type="float" office:value="0.467914">
                <text:p>0.467914</text:p>
              </table:table-cell>
              <table:table-cell office:value-type="float" office:value="37.5583">
                <text:p>37.5583</text:p>
              </table:table-cell>
              <table:table-cell office:value-type="float" office:value="0.649193">
                <text:p>0.649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8359">
                <text:p>43.8359</text:p>
              </table:table-cell>
              <table:table-cell office:value-type="float" office:value="0.439062">
                <text:p>0.439062</text:p>
              </table:table-cell>
              <table:table-cell office:value-type="float" office:value="44.4431">
                <text:p>44.4431</text:p>
              </table:table-cell>
              <table:table-cell office:value-type="float" office:value="0.724685">
                <text:p>0.724685</text:p>
              </table:table-cell>
              <table:table-cell office:value-type="float" office:value="47.486">
                <text:p>47.486</text:p>
              </table:table-cell>
              <table:table-cell office:value-type="float" office:value="0.344177">
                <text:p>0.344177</text:p>
              </table:table-cell>
              <table:table-cell office:value-type="float" office:value="38.8334">
                <text:p>38.8334</text:p>
              </table:table-cell>
              <table:table-cell office:value-type="float" office:value="1.4028">
                <text:p>1.4028</text:p>
              </table:table-cell>
              <table:table-cell office:value-type="float" office:value="33.1429">
                <text:p>33.1429</text:p>
              </table:table-cell>
              <table:table-cell office:value-type="float" office:value="1.14568">
                <text:p>1.14568</text:p>
              </table:table-cell>
              <table:table-cell office:value-type="float" office:value="38.6909">
                <text:p>38.6909</text:p>
              </table:table-cell>
              <table:table-cell office:value-type="float" office:value="0.27342">
                <text:p>0.27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1049">
                <text:p>42.1049</text:p>
              </table:table-cell>
              <table:table-cell office:value-type="float" office:value="0.341922">
                <text:p>0.341922</text:p>
              </table:table-cell>
              <table:table-cell office:value-type="float" office:value="43.7114">
                <text:p>43.7114</text:p>
              </table:table-cell>
              <table:table-cell office:value-type="float" office:value="0.202692">
                <text:p>0.202692</text:p>
              </table:table-cell>
              <table:table-cell office:value-type="float" office:value="46.2064">
                <text:p>46.2064</text:p>
              </table:table-cell>
              <table:table-cell office:value-type="float" office:value="0.0908195">
                <text:p>0.0908195</text:p>
              </table:table-cell>
              <table:table-cell office:value-type="float" office:value="38.0076">
                <text:p>38.0076</text:p>
              </table:table-cell>
              <table:table-cell office:value-type="float" office:value="1.12823">
                <text:p>1.12823</text:p>
              </table:table-cell>
              <table:table-cell office:value-type="float" office:value="36.7548">
                <text:p>36.7548</text:p>
              </table:table-cell>
              <table:table-cell office:value-type="float" office:value="1.53753">
                <text:p>1.53753</text:p>
              </table:table-cell>
              <table:table-cell office:value-type="float" office:value="39.8315">
                <text:p>39.8315</text:p>
              </table:table-cell>
              <table:table-cell office:value-type="float" office:value="0.149892">
                <text:p>0.149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8034">
                <text:p>42.8034</text:p>
              </table:table-cell>
              <table:table-cell office:value-type="float" office:value="0.091366">
                <text:p>0.091366</text:p>
              </table:table-cell>
              <table:table-cell office:value-type="float" office:value="44.3511">
                <text:p>44.3511</text:p>
              </table:table-cell>
              <table:table-cell office:value-type="float" office:value="0.963077">
                <text:p>0.963077</text:p>
              </table:table-cell>
              <table:table-cell office:value-type="float" office:value="45.4476">
                <text:p>45.4476</text:p>
              </table:table-cell>
              <table:table-cell office:value-type="float" office:value="0.179668">
                <text:p>0.179668</text:p>
              </table:table-cell>
              <table:table-cell office:value-type="float" office:value="39.7831">
                <text:p>39.7831</text:p>
              </table:table-cell>
              <table:table-cell office:value-type="float" office:value="1.65336">
                <text:p>1.65336</text:p>
              </table:table-cell>
              <table:table-cell office:value-type="float" office:value="37.2307">
                <text:p>37.2307</text:p>
              </table:table-cell>
              <table:table-cell office:value-type="float" office:value="1.60379">
                <text:p>1.60379</text:p>
              </table:table-cell>
              <table:table-cell office:value-type="float" office:value="38.6645">
                <text:p>38.6645</text:p>
              </table:table-cell>
              <table:table-cell office:value-type="float" office:value="0.206671">
                <text:p>0.2066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3344">
                <text:p>43.3344</text:p>
              </table:table-cell>
              <table:table-cell office:value-type="float" office:value="0.137714">
                <text:p>0.137714</text:p>
              </table:table-cell>
              <table:table-cell office:value-type="float" office:value="43.4131">
                <text:p>43.4131</text:p>
              </table:table-cell>
              <table:table-cell office:value-type="float" office:value="1.1357">
                <text:p>1.1357</text:p>
              </table:table-cell>
              <table:table-cell office:value-type="float" office:value="45.0456">
                <text:p>45.0456</text:p>
              </table:table-cell>
              <table:table-cell office:value-type="float" office:value="0.158827">
                <text:p>0.158827</text:p>
              </table:table-cell>
              <table:table-cell office:value-type="float" office:value="40.1267">
                <text:p>40.1267</text:p>
              </table:table-cell>
              <table:table-cell office:value-type="float" office:value="1.38427">
                <text:p>1.38427</text:p>
              </table:table-cell>
              <table:table-cell office:value-type="float" office:value="36.3556">
                <text:p>36.3556</text:p>
              </table:table-cell>
              <table:table-cell office:value-type="float" office:value="1.13142">
                <text:p>1.13142</text:p>
              </table:table-cell>
              <table:table-cell office:value-type="float" office:value="40.9655">
                <text:p>40.9655</text:p>
              </table:table-cell>
              <table:table-cell office:value-type="float" office:value="0.855794">
                <text:p>0.855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8561">
                <text:p>41.8561</text:p>
              </table:table-cell>
              <table:table-cell office:value-type="float" office:value="0.284651">
                <text:p>0.284651</text:p>
              </table:table-cell>
              <table:table-cell office:value-type="float" office:value="42.9806">
                <text:p>42.9806</text:p>
              </table:table-cell>
              <table:table-cell office:value-type="float" office:value="1.12441">
                <text:p>1.12441</text:p>
              </table:table-cell>
              <table:table-cell office:value-type="float" office:value="46.3413">
                <text:p>46.3413</text:p>
              </table:table-cell>
              <table:table-cell office:value-type="float" office:value="0.190735">
                <text:p>0.190735</text:p>
              </table:table-cell>
              <table:table-cell office:value-type="float" office:value="40.0776">
                <text:p>40.0776</text:p>
              </table:table-cell>
              <table:table-cell office:value-type="float" office:value="1.57252">
                <text:p>1.57252</text:p>
              </table:table-cell>
              <table:table-cell office:value-type="float" office:value="38.0269">
                <text:p>38.0269</text:p>
              </table:table-cell>
              <table:table-cell office:value-type="float" office:value="1.88348">
                <text:p>1.88348</text:p>
              </table:table-cell>
              <table:table-cell office:value-type="float" office:value="37.2008">
                <text:p>37.2008</text:p>
              </table:table-cell>
              <table:table-cell office:value-type="float" office:value="1.73869">
                <text:p>1.73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6801">
                <text:p>41.6801</text:p>
              </table:table-cell>
              <table:table-cell office:value-type="float" office:value="0.161527">
                <text:p>0.161527</text:p>
              </table:table-cell>
              <table:table-cell office:value-type="float" office:value="42.7029">
                <text:p>42.7029</text:p>
              </table:table-cell>
              <table:table-cell office:value-type="float" office:value="0.961098">
                <text:p>0.961098</text:p>
              </table:table-cell>
              <table:table-cell office:value-type="float" office:value="46.3127">
                <text:p>46.3127</text:p>
              </table:table-cell>
              <table:table-cell office:value-type="float" office:value="0.364875">
                <text:p>0.364875</text:p>
              </table:table-cell>
              <table:table-cell office:value-type="float" office:value="38.9893">
                <text:p>38.9893</text:p>
              </table:table-cell>
              <table:table-cell office:value-type="float" office:value="2.06604">
                <text:p>2.06604</text:p>
              </table:table-cell>
              <table:table-cell office:value-type="float" office:value="37.7818">
                <text:p>37.7818</text:p>
              </table:table-cell>
              <table:table-cell office:value-type="float" office:value="2.06636">
                <text:p>2.06636</text:p>
              </table:table-cell>
              <table:table-cell office:value-type="float" office:value="36.4659">
                <text:p>36.4659</text:p>
              </table:table-cell>
              <table:table-cell office:value-type="float" office:value="1.58492">
                <text:p>1.58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0939">
                <text:p>41.0939</text:p>
              </table:table-cell>
              <table:table-cell office:value-type="float" office:value="0.116912">
                <text:p>0.116912</text:p>
              </table:table-cell>
              <table:table-cell office:value-type="float" office:value="42.582">
                <text:p>42.582</text:p>
              </table:table-cell>
              <table:table-cell office:value-type="float" office:value="1.70297">
                <text:p>1.70297</text:p>
              </table:table-cell>
              <table:table-cell office:value-type="float" office:value="45.4392">
                <text:p>45.4392</text:p>
              </table:table-cell>
              <table:table-cell office:value-type="float" office:value="0.496173">
                <text:p>0.496173</text:p>
              </table:table-cell>
              <table:table-cell office:value-type="float" office:value="40.1685">
                <text:p>40.1685</text:p>
              </table:table-cell>
              <table:table-cell office:value-type="float" office:value="2.2175">
                <text:p>2.2175</text:p>
              </table:table-cell>
              <table:table-cell office:value-type="float" office:value="37.4223">
                <text:p>37.4223</text:p>
              </table:table-cell>
              <table:table-cell office:value-type="float" office:value="1.30007">
                <text:p>1.30007</text:p>
              </table:table-cell>
              <table:table-cell office:value-type="float" office:value="36.591">
                <text:p>36.591</text:p>
              </table:table-cell>
              <table:table-cell office:value-type="float" office:value="0.799679">
                <text:p>0.799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5034">
                <text:p>39.5034</text:p>
              </table:table-cell>
              <table:table-cell office:value-type="float" office:value="0.130732">
                <text:p>0.130732</text:p>
              </table:table-cell>
              <table:table-cell office:value-type="float" office:value="41.5906">
                <text:p>41.5906</text:p>
              </table:table-cell>
              <table:table-cell office:value-type="float" office:value="0.996148">
                <text:p>0.996148</text:p>
              </table:table-cell>
              <table:table-cell office:value-type="float" office:value="45.7382">
                <text:p>45.7382</text:p>
              </table:table-cell>
              <table:table-cell office:value-type="float" office:value="0.498457">
                <text:p>0.498457</text:p>
              </table:table-cell>
              <table:table-cell office:value-type="float" office:value="40.9882">
                <text:p>40.9882</text:p>
              </table:table-cell>
              <table:table-cell office:value-type="float" office:value="1.96923">
                <text:p>1.96923</text:p>
              </table:table-cell>
              <table:table-cell office:value-type="float" office:value="39.9048">
                <text:p>39.9048</text:p>
              </table:table-cell>
              <table:table-cell office:value-type="float" office:value="0.838613">
                <text:p>0.838613</text:p>
              </table:table-cell>
              <table:table-cell office:value-type="float" office:value="36.6895">
                <text:p>36.6895</text:p>
              </table:table-cell>
              <table:table-cell office:value-type="float" office:value="0.204803">
                <text:p>0.204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9236">
                <text:p>40.9236</text:p>
              </table:table-cell>
              <table:table-cell office:value-type="float" office:value="0.114867">
                <text:p>0.114867</text:p>
              </table:table-cell>
              <table:table-cell office:value-type="float" office:value="41.4738">
                <text:p>41.4738</text:p>
              </table:table-cell>
              <table:table-cell office:value-type="float" office:value="0.407164">
                <text:p>0.407164</text:p>
              </table:table-cell>
              <table:table-cell office:value-type="float" office:value="46.8535">
                <text:p>46.8535</text:p>
              </table:table-cell>
              <table:table-cell office:value-type="float" office:value="0.0587538">
                <text:p>0.0587538</text:p>
              </table:table-cell>
              <table:table-cell office:value-type="float" office:value="39.5841">
                <text:p>39.5841</text:p>
              </table:table-cell>
              <table:table-cell office:value-type="float" office:value="1.94292">
                <text:p>1.94292</text:p>
              </table:table-cell>
              <table:table-cell office:value-type="float" office:value="39.5818">
                <text:p>39.5818</text:p>
              </table:table-cell>
              <table:table-cell office:value-type="float" office:value="0.925518">
                <text:p>0.925518</text:p>
              </table:table-cell>
              <table:table-cell office:value-type="float" office:value="36.5515">
                <text:p>36.5515</text:p>
              </table:table-cell>
              <table:table-cell office:value-type="float" office:value="0.315696">
                <text:p>0.315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5495">
                <text:p>39.5495</text:p>
              </table:table-cell>
              <table:table-cell office:value-type="float" office:value="0.167579">
                <text:p>0.167579</text:p>
              </table:table-cell>
              <table:table-cell office:value-type="float" office:value="41.8229">
                <text:p>41.8229</text:p>
              </table:table-cell>
              <table:table-cell office:value-type="float" office:value="0.278088">
                <text:p>0.278088</text:p>
              </table:table-cell>
              <table:table-cell office:value-type="float" office:value="43.9218">
                <text:p>43.9218</text:p>
              </table:table-cell>
              <table:table-cell office:value-type="float" office:value="0.134407">
                <text:p>0.134407</text:p>
              </table:table-cell>
              <table:table-cell office:value-type="float" office:value="40.6794">
                <text:p>40.6794</text:p>
              </table:table-cell>
              <table:table-cell office:value-type="float" office:value="2.51332">
                <text:p>2.51332</text:p>
              </table:table-cell>
              <table:table-cell office:value-type="float" office:value="39.7622">
                <text:p>39.7622</text:p>
              </table:table-cell>
              <table:table-cell office:value-type="float" office:value="1.02723">
                <text:p>1.02723</text:p>
              </table:table-cell>
              <table:table-cell office:value-type="float" office:value="36.9315">
                <text:p>36.9315</text:p>
              </table:table-cell>
              <table:table-cell office:value-type="float" office:value="0.489423">
                <text:p>0.489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.2731">
                <text:p>40.2731</text:p>
              </table:table-cell>
              <table:table-cell office:value-type="float" office:value="0.101323">
                <text:p>0.101323</text:p>
              </table:table-cell>
              <table:table-cell office:value-type="float" office:value="44.247">
                <text:p>44.247</text:p>
              </table:table-cell>
              <table:table-cell office:value-type="float" office:value="0.381344">
                <text:p>0.381344</text:p>
              </table:table-cell>
              <table:table-cell office:value-type="float" office:value="43.0433">
                <text:p>43.0433</text:p>
              </table:table-cell>
              <table:table-cell office:value-type="float" office:value="0.17376">
                <text:p>0.17376</text:p>
              </table:table-cell>
              <table:table-cell office:value-type="float" office:value="41.2836">
                <text:p>41.2836</text:p>
              </table:table-cell>
              <table:table-cell office:value-type="float" office:value="2.28697">
                <text:p>2.28697</text:p>
              </table:table-cell>
              <table:table-cell office:value-type="float" office:value="46.3102">
                <text:p>46.3102</text:p>
              </table:table-cell>
              <table:table-cell office:value-type="float" office:value="1.26739">
                <text:p>1.26739</text:p>
              </table:table-cell>
              <table:table-cell office:value-type="float" office:value="38.3011">
                <text:p>38.3011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4897">
                <text:p>40.4897</text:p>
              </table:table-cell>
              <table:table-cell office:value-type="float" office:value="0.391385">
                <text:p>0.391385</text:p>
              </table:table-cell>
              <table:table-cell office:value-type="float" office:value="41.8279">
                <text:p>41.8279</text:p>
              </table:table-cell>
              <table:table-cell office:value-type="float" office:value="0.158496">
                <text:p>0.158496</text:p>
              </table:table-cell>
              <table:table-cell office:value-type="float" office:value="42.7062">
                <text:p>42.7062</text:p>
              </table:table-cell>
              <table:table-cell office:value-type="float" office:value="0.111754">
                <text:p>0.111754</text:p>
              </table:table-cell>
              <table:table-cell office:value-type="float" office:value="52.6006">
                <text:p>52.6006</text:p>
              </table:table-cell>
              <table:table-cell office:value-type="float" office:value="2.50836">
                <text:p>2.50836</text:p>
              </table:table-cell>
              <table:table-cell office:value-type="float" office:value="42.3881">
                <text:p>42.3881</text:p>
              </table:table-cell>
              <table:table-cell office:value-type="float" office:value="1.55953">
                <text:p>1.55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7788">
                <text:p>39.7788</text:p>
              </table:table-cell>
              <table:table-cell office:value-type="float" office:value="0.369665">
                <text:p>0.369665</text:p>
              </table:table-cell>
              <table:table-cell office:value-type="float" office:value="42.9969">
                <text:p>42.9969</text:p>
              </table:table-cell>
              <table:table-cell office:value-type="float" office:value="0.540847">
                <text:p>0.540847</text:p>
              </table:table-cell>
              <table:table-cell office:value-type="float" office:value="45.4922">
                <text:p>45.4922</text:p>
              </table:table-cell>
              <table:table-cell office:value-type="float" office:value="0.208957">
                <text:p>0.208957</text:p>
              </table:table-cell>
              <table:table-cell office:value-type="float" office:value="53.6629">
                <text:p>53.6629</text:p>
              </table:table-cell>
              <table:table-cell office:value-type="float" office:value="2.28104">
                <text:p>2.28104</text:p>
              </table:table-cell>
              <table:table-cell office:value-type="float" office:value="44.7365">
                <text:p>44.7365</text:p>
              </table:table-cell>
              <table:table-cell office:value-type="float" office:value="2.18012">
                <text:p>2.18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4372">
                <text:p>37.4372</text:p>
              </table:table-cell>
              <table:table-cell office:value-type="float" office:value="0.309659">
                <text:p>0.309659</text:p>
              </table:table-cell>
              <table:table-cell office:value-type="float" office:value="43.1621">
                <text:p>43.1621</text:p>
              </table:table-cell>
              <table:table-cell office:value-type="float" office:value="0.450273">
                <text:p>0.450273</text:p>
              </table:table-cell>
              <table:table-cell office:value-type="float" office:value="42.6322">
                <text:p>42.6322</text:p>
              </table:table-cell>
              <table:table-cell office:value-type="float" office:value="0.436017">
                <text:p>0.436017</text:p>
              </table:table-cell>
              <table:table-cell office:value-type="float" office:value="53.5791">
                <text:p>53.5791</text:p>
              </table:table-cell>
              <table:table-cell office:value-type="float" office:value="2.09155">
                <text:p>2.09155</text:p>
              </table:table-cell>
              <table:table-cell office:value-type="float" office:value="43.9968">
                <text:p>43.9968</text:p>
              </table:table-cell>
              <table:table-cell office:value-type="float" office:value="2.59567">
                <text:p>2.59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1111">
                <text:p>38.1111</text:p>
              </table:table-cell>
              <table:table-cell office:value-type="float" office:value="0.0925509">
                <text:p>0.0925509</text:p>
              </table:table-cell>
              <table:table-cell office:value-type="float" office:value="41.4173">
                <text:p>41.4173</text:p>
              </table:table-cell>
              <table:table-cell office:value-type="float" office:value="0.428056">
                <text:p>0.428056</text:p>
              </table:table-cell>
              <table:table-cell office:value-type="float" office:value="43.8565">
                <text:p>43.8565</text:p>
              </table:table-cell>
              <table:table-cell office:value-type="float" office:value="0.455229">
                <text:p>0.455229</text:p>
              </table:table-cell>
              <table:table-cell office:value-type="float" office:value="53.1">
                <text:p>53.1</text:p>
              </table:table-cell>
              <table:table-cell office:value-type="float" office:value="2.44739">
                <text:p>2.44739</text:p>
              </table:table-cell>
              <table:table-cell office:value-type="float" office:value="43.2815">
                <text:p>43.2815</text:p>
              </table:table-cell>
              <table:table-cell office:value-type="float" office:value="2.49115">
                <text:p>2.49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3918">
                <text:p>37.3918</text:p>
              </table:table-cell>
              <table:table-cell office:value-type="float" office:value="0.0740946">
                <text:p>0.0740946</text:p>
              </table:table-cell>
              <table:table-cell office:value-type="float" office:value="40.5844">
                <text:p>40.5844</text:p>
              </table:table-cell>
              <table:table-cell office:value-type="float" office:value="0.997299">
                <text:p>0.997299</text:p>
              </table:table-cell>
              <table:table-cell office:value-type="float" office:value="42.5636">
                <text:p>42.5636</text:p>
              </table:table-cell>
              <table:table-cell office:value-type="float" office:value="0.616212">
                <text:p>0.616212</text:p>
              </table:table-cell>
              <table:table-cell office:value-type="float" office:value="52.7895">
                <text:p>52.7895</text:p>
              </table:table-cell>
              <table:table-cell office:value-type="float" office:value="2.50116">
                <text:p>2.50116</text:p>
              </table:table-cell>
              <table:table-cell office:value-type="float" office:value="42.8733">
                <text:p>42.8733</text:p>
              </table:table-cell>
              <table:table-cell office:value-type="float" office:value="1.93993">
                <text:p>1.93993</text:p>
              </table:table-cell>
              <table:table-cell office:value-type="float" office:value="37.3979">
                <text:p>37.3979</text:p>
              </table:table-cell>
              <table:table-cell office:value-type="float" office:value="6.59201">
                <text:p>6.59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1849">
                <text:p>38.1849</text:p>
              </table:table-cell>
              <table:table-cell office:value-type="float" office:value="0.0953266">
                <text:p>0.0953266</text:p>
              </table:table-cell>
              <table:table-cell office:value-type="float" office:value="41.6214">
                <text:p>41.6214</text:p>
              </table:table-cell>
              <table:table-cell office:value-type="float" office:value="0.27146">
                <text:p>0.27146</text:p>
              </table:table-cell>
              <table:table-cell office:value-type="float" office:value="42.7618">
                <text:p>42.7618</text:p>
              </table:table-cell>
              <table:table-cell office:value-type="float" office:value="0.475456">
                <text:p>0.475456</text:p>
              </table:table-cell>
              <table:table-cell office:value-type="float" office:value="53.0758">
                <text:p>53.0758</text:p>
              </table:table-cell>
              <table:table-cell office:value-type="float" office:value="2.29863">
                <text:p>2.29863</text:p>
              </table:table-cell>
              <table:table-cell office:value-type="float" office:value="43.0081">
                <text:p>43.0081</text:p>
              </table:table-cell>
              <table:table-cell office:value-type="float" office:value="2.07928">
                <text:p>2.07928</text:p>
              </table:table-cell>
              <table:table-cell office:value-type="float" office:value="36.3153">
                <text:p>36.3153</text:p>
              </table:table-cell>
              <table:table-cell office:value-type="float" office:value="2.30707">
                <text:p>2.307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702">
                <text:p>37.702</text:p>
              </table:table-cell>
              <table:table-cell office:value-type="float" office:value="0.244525">
                <text:p>0.244525</text:p>
              </table:table-cell>
              <table:table-cell office:value-type="float" office:value="41.4642">
                <text:p>41.4642</text:p>
              </table:table-cell>
              <table:table-cell office:value-type="float" office:value="0.635306">
                <text:p>0.635306</text:p>
              </table:table-cell>
              <table:table-cell office:value-type="float" office:value="46.8635">
                <text:p>46.8635</text:p>
              </table:table-cell>
              <table:table-cell office:value-type="float" office:value="0.137865">
                <text:p>0.137865</text:p>
              </table:table-cell>
              <table:table-cell office:value-type="float" office:value="52.9948">
                <text:p>52.9948</text:p>
              </table:table-cell>
              <table:table-cell office:value-type="float" office:value="2.27701">
                <text:p>2.27701</text:p>
              </table:table-cell>
              <table:table-cell office:value-type="float" office:value="43.5493">
                <text:p>43.5493</text:p>
              </table:table-cell>
              <table:table-cell office:value-type="float" office:value="1.82766">
                <text:p>1.82766</text:p>
              </table:table-cell>
              <table:table-cell office:value-type="float" office:value="33.821">
                <text:p>33.821</text:p>
              </table:table-cell>
              <table:table-cell office:value-type="float" office:value="2.04999">
                <text:p>2.04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243">
                <text:p>40.243</text:p>
              </table:table-cell>
              <table:table-cell office:value-type="float" office:value="0.363851">
                <text:p>0.363851</text:p>
              </table:table-cell>
              <table:table-cell office:value-type="float" office:value="40.6004">
                <text:p>40.6004</text:p>
              </table:table-cell>
              <table:table-cell office:value-type="float" office:value="0.514853">
                <text:p>0.514853</text:p>
              </table:table-cell>
              <table:table-cell office:value-type="float" office:value="46.0164">
                <text:p>46.0164</text:p>
              </table:table-cell>
              <table:table-cell office:value-type="float" office:value="0.0952371">
                <text:p>0.0952371</text:p>
              </table:table-cell>
              <table:table-cell office:value-type="float" office:value="54.0312">
                <text:p>54.0312</text:p>
              </table:table-cell>
              <table:table-cell office:value-type="float" office:value="2.18833">
                <text:p>2.18833</text:p>
              </table:table-cell>
              <table:table-cell office:value-type="float" office:value="43.8246">
                <text:p>43.8246</text:p>
              </table:table-cell>
              <table:table-cell office:value-type="float" office:value="1.74069">
                <text:p>1.74069</text:p>
              </table:table-cell>
              <table:table-cell office:value-type="float" office:value="35.109">
                <text:p>35.109</text:p>
              </table:table-cell>
              <table:table-cell office:value-type="float" office:value="1.73692">
                <text:p>1.73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.1736">
                <text:p>40.1736</text:p>
              </table:table-cell>
              <table:table-cell office:value-type="float" office:value="0.385694">
                <text:p>0.385694</text:p>
              </table:table-cell>
              <table:table-cell office:value-type="float" office:value="41.4886">
                <text:p>41.4886</text:p>
              </table:table-cell>
              <table:table-cell office:value-type="float" office:value="0.710995">
                <text:p>0.710995</text:p>
              </table:table-cell>
              <table:table-cell office:value-type="float" office:value="44.0042">
                <text:p>44.0042</text:p>
              </table:table-cell>
              <table:table-cell office:value-type="float" office:value="0.0580698">
                <text:p>0.0580698</text:p>
              </table:table-cell>
              <table:table-cell office:value-type="float" office:value="53.028">
                <text:p>53.028</text:p>
              </table:table-cell>
              <table:table-cell office:value-type="float" office:value="2.75133">
                <text:p>2.75133</text:p>
              </table:table-cell>
              <table:table-cell office:value-type="float" office:value="55.3463">
                <text:p>55.3463</text:p>
              </table:table-cell>
              <table:table-cell office:value-type="float" office:value="1.16295">
                <text:p>1.16295</text:p>
              </table:table-cell>
              <table:table-cell office:value-type="float" office:value="36.3292">
                <text:p>36.3292</text:p>
              </table:table-cell>
              <table:table-cell office:value-type="float" office:value="1.31478">
                <text:p>1.31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8222">
                <text:p>38.8222</text:p>
              </table:table-cell>
              <table:table-cell office:value-type="float" office:value="0.278593">
                <text:p>0.278593</text:p>
              </table:table-cell>
              <table:table-cell office:value-type="float" office:value="42.5229">
                <text:p>42.5229</text:p>
              </table:table-cell>
              <table:table-cell office:value-type="float" office:value="0.975892">
                <text:p>0.975892</text:p>
              </table:table-cell>
              <table:table-cell office:value-type="float" office:value="42.9638">
                <text:p>42.9638</text:p>
              </table:table-cell>
              <table:table-cell office:value-type="float" office:value="0.310586">
                <text:p>0.310586</text:p>
              </table:table-cell>
              <table:table-cell office:value-type="float" office:value="51.7298">
                <text:p>51.7298</text:p>
              </table:table-cell>
              <table:table-cell office:value-type="float" office:value="3.03432">
                <text:p>3.03432</text:p>
              </table:table-cell>
              <table:table-cell office:value-type="float" office:value="48.1756">
                <text:p>48.1756</text:p>
              </table:table-cell>
              <table:table-cell office:value-type="float" office:value="1.16699">
                <text:p>1.16699</text:p>
              </table:table-cell>
              <table:table-cell office:value-type="float" office:value="36.1881">
                <text:p>36.1881</text:p>
              </table:table-cell>
              <table:table-cell office:value-type="float" office:value="1.06409">
                <text:p>1.06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.7314">
                <text:p>38.7314</text:p>
              </table:table-cell>
              <table:table-cell office:value-type="float" office:value="0.164965">
                <text:p>0.164965</text:p>
              </table:table-cell>
              <table:table-cell office:value-type="float" office:value="41.4203">
                <text:p>41.4203</text:p>
              </table:table-cell>
              <table:table-cell office:value-type="float" office:value="0.195469">
                <text:p>0.195469</text:p>
              </table:table-cell>
              <table:table-cell office:value-type="float" office:value="43.3376">
                <text:p>43.3376</text:p>
              </table:table-cell>
              <table:table-cell office:value-type="float" office:value="0.508167">
                <text:p>0.508167</text:p>
              </table:table-cell>
              <table:table-cell office:value-type="float" office:value="53.2094">
                <text:p>53.2094</text:p>
              </table:table-cell>
              <table:table-cell office:value-type="float" office:value="2.68593">
                <text:p>2.68593</text:p>
              </table:table-cell>
              <table:table-cell office:value-type="float" office:value="57.6564">
                <text:p>57.6564</text:p>
              </table:table-cell>
              <table:table-cell office:value-type="float" office:value="1.82924">
                <text:p>1.82924</text:p>
              </table:table-cell>
              <table:table-cell office:value-type="float" office:value="35.9695">
                <text:p>35.9695</text:p>
              </table:table-cell>
              <table:table-cell office:value-type="float" office:value="1.01966">
                <text:p>1.01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.5539">
                <text:p>39.5539</text:p>
              </table:table-cell>
              <table:table-cell office:value-type="float" office:value="0.136298">
                <text:p>0.136298</text:p>
              </table:table-cell>
              <table:table-cell office:value-type="float" office:value="40.8771">
                <text:p>40.8771</text:p>
              </table:table-cell>
              <table:table-cell office:value-type="float" office:value="0.748221">
                <text:p>0.748221</text:p>
              </table:table-cell>
              <table:table-cell office:value-type="float" office:value="42.0176">
                <text:p>42.0176</text:p>
              </table:table-cell>
              <table:table-cell office:value-type="float" office:value="0.851699">
                <text:p>0.851699</text:p>
              </table:table-cell>
              <table:table-cell office:value-type="float" office:value="52.7208">
                <text:p>52.7208</text:p>
              </table:table-cell>
              <table:table-cell office:value-type="float" office:value="2.66868">
                <text:p>2.66868</text:p>
              </table:table-cell>
              <table:table-cell office:value-type="float" office:value="55.6198">
                <text:p>55.6198</text:p>
              </table:table-cell>
              <table:table-cell office:value-type="float" office:value="2.49518">
                <text:p>2.49518</text:p>
              </table:table-cell>
              <table:table-cell office:value-type="float" office:value="36.0222">
                <text:p>36.0222</text:p>
              </table:table-cell>
              <table:table-cell office:value-type="float" office:value="1.22104">
                <text:p>1.22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.0717">
                <text:p>39.0717</text:p>
              </table:table-cell>
              <table:table-cell office:value-type="float" office:value="0.285093">
                <text:p>0.285093</text:p>
              </table:table-cell>
              <table:table-cell office:value-type="float" office:value="41.3271">
                <text:p>41.3271</text:p>
              </table:table-cell>
              <table:table-cell office:value-type="float" office:value="0.463375">
                <text:p>0.463375</text:p>
              </table:table-cell>
              <table:table-cell office:value-type="float" office:value="45.6804">
                <text:p>45.6804</text:p>
              </table:table-cell>
              <table:table-cell office:value-type="float" office:value="1.14396">
                <text:p>1.14396</text:p>
              </table:table-cell>
              <table:table-cell office:value-type="float" office:value="52.6176">
                <text:p>52.6176</text:p>
              </table:table-cell>
              <table:table-cell office:value-type="float" office:value="2.98249">
                <text:p>2.98249</text:p>
              </table:table-cell>
              <table:table-cell office:value-type="float" office:value="58.3041">
                <text:p>58.3041</text:p>
              </table:table-cell>
              <table:table-cell office:value-type="float" office:value="3.00699">
                <text:p>3.00699</text:p>
              </table:table-cell>
              <table:table-cell office:value-type="float" office:value="35.3969">
                <text:p>35.3969</text:p>
              </table:table-cell>
              <table:table-cell office:value-type="float" office:value="1.56291">
                <text:p>1.56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.644">
                <text:p>39.644</text:p>
              </table:table-cell>
              <table:table-cell office:value-type="float" office:value="0.182756">
                <text:p>0.182756</text:p>
              </table:table-cell>
              <table:table-cell office:value-type="float" office:value="41.555">
                <text:p>41.555</text:p>
              </table:table-cell>
              <table:table-cell office:value-type="float" office:value="0.36397">
                <text:p>0.36397</text:p>
              </table:table-cell>
              <table:table-cell office:value-type="float" office:value="45.4883">
                <text:p>45.4883</text:p>
              </table:table-cell>
              <table:table-cell office:value-type="float" office:value="1.30003">
                <text:p>1.30003</text:p>
              </table:table-cell>
              <table:table-cell office:value-type="float" office:value="52.481">
                <text:p>52.481</text:p>
              </table:table-cell>
              <table:table-cell office:value-type="float" office:value="3.44264">
                <text:p>3.44264</text:p>
              </table:table-cell>
              <table:table-cell office:value-type="float" office:value="53.524">
                <text:p>53.524</text:p>
              </table:table-cell>
              <table:table-cell office:value-type="float" office:value="2.62977">
                <text:p>2.62977</text:p>
              </table:table-cell>
              <table:table-cell office:value-type="float" office:value="35.7869">
                <text:p>35.7869</text:p>
              </table:table-cell>
              <table:table-cell office:value-type="float" office:value="2.33664">
                <text:p>2.336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7946">
                <text:p>38.7946</text:p>
              </table:table-cell>
              <table:table-cell office:value-type="float" office:value="0.131562">
                <text:p>0.131562</text:p>
              </table:table-cell>
              <table:table-cell office:value-type="float" office:value="42.5565">
                <text:p>42.5565</text:p>
              </table:table-cell>
              <table:table-cell office:value-type="float" office:value="0.522327">
                <text:p>0.522327</text:p>
              </table:table-cell>
              <table:table-cell office:value-type="float" office:value="48.0217">
                <text:p>48.0217</text:p>
              </table:table-cell>
              <table:table-cell office:value-type="float" office:value="1.33205">
                <text:p>1.33205</text:p>
              </table:table-cell>
              <table:table-cell office:value-type="float" office:value="52.9186">
                <text:p>52.9186</text:p>
              </table:table-cell>
              <table:table-cell office:value-type="float" office:value="3.63231">
                <text:p>3.63231</text:p>
              </table:table-cell>
              <table:table-cell office:value-type="float" office:value="51.0706">
                <text:p>51.0706</text:p>
              </table:table-cell>
              <table:table-cell office:value-type="float" office:value="2.5579">
                <text:p>2.5579</text:p>
              </table:table-cell>
              <table:table-cell office:value-type="float" office:value="36.9982">
                <text:p>36.9982</text:p>
              </table:table-cell>
              <table:table-cell office:value-type="float" office:value="2.67074">
                <text:p>2.67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42">
                <text:p>40.42</text:p>
              </table:table-cell>
              <table:table-cell office:value-type="float" office:value="0.37152">
                <text:p>0.37152</text:p>
              </table:table-cell>
              <table:table-cell office:value-type="float" office:value="41.8239">
                <text:p>41.8239</text:p>
              </table:table-cell>
              <table:table-cell office:value-type="float" office:value="0.49762">
                <text:p>0.49762</text:p>
              </table:table-cell>
              <table:table-cell office:value-type="float" office:value="46.983">
                <text:p>46.983</text:p>
              </table:table-cell>
              <table:table-cell office:value-type="float" office:value="1.10484">
                <text:p>1.10484</text:p>
              </table:table-cell>
              <table:table-cell office:value-type="float" office:value="53.9687">
                <text:p>53.9687</text:p>
              </table:table-cell>
              <table:table-cell office:value-type="float" office:value="3.67533">
                <text:p>3.67533</text:p>
              </table:table-cell>
              <table:table-cell office:value-type="float" office:value="47.7808">
                <text:p>47.7808</text:p>
              </table:table-cell>
              <table:table-cell office:value-type="float" office:value="2.6705">
                <text:p>2.6705</text:p>
              </table:table-cell>
              <table:table-cell office:value-type="float" office:value="36.0496">
                <text:p>36.0496</text:p>
              </table:table-cell>
              <table:table-cell office:value-type="float" office:value="2.88803">
                <text:p>2.888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4999">
                <text:p>40.4999</text:p>
              </table:table-cell>
              <table:table-cell office:value-type="float" office:value="0.188975">
                <text:p>0.188975</text:p>
              </table:table-cell>
              <table:table-cell office:value-type="float" office:value="41.8225">
                <text:p>41.8225</text:p>
              </table:table-cell>
              <table:table-cell office:value-type="float" office:value="1.96348">
                <text:p>1.96348</text:p>
              </table:table-cell>
              <table:table-cell office:value-type="float" office:value="47.4182">
                <text:p>47.4182</text:p>
              </table:table-cell>
              <table:table-cell office:value-type="float" office:value="0.863331">
                <text:p>0.863331</text:p>
              </table:table-cell>
              <table:table-cell office:value-type="float" office:value="54.4615">
                <text:p>54.4615</text:p>
              </table:table-cell>
              <table:table-cell office:value-type="float" office:value="3.62893">
                <text:p>3.62893</text:p>
              </table:table-cell>
              <table:table-cell office:value-type="float" office:value="49.9854">
                <text:p>49.9854</text:p>
              </table:table-cell>
              <table:table-cell office:value-type="float" office:value="2.7542">
                <text:p>2.7542</text:p>
              </table:table-cell>
              <table:table-cell office:value-type="float" office:value="38.9542">
                <text:p>38.9542</text:p>
              </table:table-cell>
              <table:table-cell office:value-type="float" office:value="2.7164">
                <text:p>2.7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5252">
                <text:p>41.5252</text:p>
              </table:table-cell>
              <table:table-cell office:value-type="float" office:value="0.0871284">
                <text:p>0.0871284</text:p>
              </table:table-cell>
              <table:table-cell office:value-type="float" office:value="42.2361">
                <text:p>42.2361</text:p>
              </table:table-cell>
              <table:table-cell office:value-type="float" office:value="2.60881">
                <text:p>2.60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.2853">
                <text:p>54.2853</text:p>
              </table:table-cell>
              <table:table-cell office:value-type="float" office:value="4.06402">
                <text:p>4.06402</text:p>
              </table:table-cell>
              <table:table-cell office:value-type="float" office:value="56.6978">
                <text:p>56.6978</text:p>
              </table:table-cell>
              <table:table-cell office:value-type="float" office:value="1.84432">
                <text:p>1.84432</text:p>
              </table:table-cell>
              <table:table-cell office:value-type="float" office:value="37.7821">
                <text:p>37.7821</text:p>
              </table:table-cell>
              <table:table-cell office:value-type="float" office:value="2.63871">
                <text:p>2.63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2883">
                <text:p>40.2883</text:p>
              </table:table-cell>
              <table:table-cell office:value-type="float" office:value="0.185302">
                <text:p>0.185302</text:p>
              </table:table-cell>
              <table:table-cell office:value-type="float" office:value="40.8847">
                <text:p>40.8847</text:p>
              </table:table-cell>
              <table:table-cell office:value-type="float" office:value="2.06398">
                <text:p>2.06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.4221">
                <text:p>54.4221</text:p>
              </table:table-cell>
              <table:table-cell office:value-type="float" office:value="3.79484">
                <text:p>3.79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652">
                <text:p>37.652</text:p>
              </table:table-cell>
              <table:table-cell office:value-type="float" office:value="2.21139">
                <text:p>2.21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057">
                <text:p>40.1057</text:p>
              </table:table-cell>
              <table:table-cell office:value-type="float" office:value="0.14699">
                <text:p>0.14699</text:p>
              </table:table-cell>
              <table:table-cell office:value-type="float" office:value="38.4456">
                <text:p>38.4456</text:p>
              </table:table-cell>
              <table:table-cell office:value-type="float" office:value="1.7743">
                <text:p>1.7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.389">
                <text:p>54.389</text:p>
              </table:table-cell>
              <table:table-cell office:value-type="float" office:value="3.94149">
                <text:p>3.94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8577">
                <text:p>36.8577</text:p>
              </table:table-cell>
              <table:table-cell office:value-type="float" office:value="1.49519">
                <text:p>1.4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3347">
                <text:p>40.3347</text:p>
              </table:table-cell>
              <table:table-cell office:value-type="float" office:value="0.1105">
                <text:p>0.1105</text:p>
              </table:table-cell>
              <table:table-cell office:value-type="float" office:value="41.2458">
                <text:p>41.2458</text:p>
              </table:table-cell>
              <table:table-cell office:value-type="float" office:value="1.86578">
                <text:p>1.86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.9224">
                <text:p>55.9224</text:p>
              </table:table-cell>
              <table:table-cell office:value-type="float" office:value="3.69207">
                <text:p>3.69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1147">
                <text:p>37.1147</text:p>
              </table:table-cell>
              <table:table-cell office:value-type="float" office:value="1.03096">
                <text:p>1.030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.9403">
                <text:p>39.9403</text:p>
              </table:table-cell>
              <table:table-cell office:value-type="float" office:value="0.380862">
                <text:p>0.380862</text:p>
              </table:table-cell>
              <table:table-cell office:value-type="float" office:value="36.9638">
                <text:p>36.9638</text:p>
              </table:table-cell>
              <table:table-cell office:value-type="float" office:value="1.6248">
                <text:p>1.6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.4814">
                <text:p>55.4814</text:p>
              </table:table-cell>
              <table:table-cell office:value-type="float" office:value="4.52522">
                <text:p>4.52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1796">
                <text:p>36.1796</text:p>
              </table:table-cell>
              <table:table-cell office:value-type="float" office:value="0.648499">
                <text:p>0.6484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.7811">
                <text:p>38.7811</text:p>
              </table:table-cell>
              <table:table-cell office:value-type="float" office:value="0.475">
                <text:p>0.475</text:p>
              </table:table-cell>
              <table:table-cell office:value-type="float" office:value="37.1033">
                <text:p>37.1033</text:p>
              </table:table-cell>
              <table:table-cell office:value-type="float" office:value="0.97558">
                <text:p>0.97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.8737">
                <text:p>55.8737</text:p>
              </table:table-cell>
              <table:table-cell office:value-type="float" office:value="4.85651">
                <text:p>4.85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756">
                <text:p>36.756</text:p>
              </table:table-cell>
              <table:table-cell office:value-type="float" office:value="0.930231">
                <text:p>0.930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.3714">
                <text:p>39.3714</text:p>
              </table:table-cell>
              <table:table-cell office:value-type="float" office:value="0.431346">
                <text:p>0.431346</text:p>
              </table:table-cell>
              <table:table-cell office:value-type="float" office:value="35.7617">
                <text:p>35.7617</text:p>
              </table:table-cell>
              <table:table-cell office:value-type="float" office:value="0.676085">
                <text:p>0.676085</text:p>
              </table:table-cell>
              <table:table-cell office:value-type="float" office:value="39.2429">
                <text:p>39.2429</text:p>
              </table:table-cell>
              <table:table-cell office:value-type="float" office:value="8.4794">
                <text:p>8.4794</text:p>
              </table:table-cell>
              <table:table-cell office:value-type="float" office:value="54.6821">
                <text:p>54.6821</text:p>
              </table:table-cell>
              <table:table-cell office:value-type="float" office:value="5.16324">
                <text:p>5.16324</text:p>
              </table:table-cell>
              <table:table-cell office:value-type="float" office:value="50.7041">
                <text:p>50.7041</text:p>
              </table:table-cell>
              <table:table-cell office:value-type="float" office:value="12.8467">
                <text:p>12.8467</text:p>
              </table:table-cell>
              <table:table-cell office:value-type="float" office:value="37.9278">
                <text:p>37.9278</text:p>
              </table:table-cell>
              <table:table-cell office:value-type="float" office:value="1.39875">
                <text:p>1.39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.1251">
                <text:p>39.1251</text:p>
              </table:table-cell>
              <table:table-cell office:value-type="float" office:value="0.410976">
                <text:p>0.410976</text:p>
              </table:table-cell>
              <table:table-cell office:value-type="float" office:value="35.1302">
                <text:p>35.1302</text:p>
              </table:table-cell>
              <table:table-cell office:value-type="float" office:value="0.431459">
                <text:p>0.431459</text:p>
              </table:table-cell>
              <table:table-cell office:value-type="float" office:value="37.0116">
                <text:p>37.0116</text:p>
              </table:table-cell>
              <table:table-cell office:value-type="float" office:value="1.8594">
                <text:p>1.8594</text:p>
              </table:table-cell>
              <table:table-cell office:value-type="float" office:value="54.8134">
                <text:p>54.8134</text:p>
              </table:table-cell>
              <table:table-cell office:value-type="float" office:value="4.73335">
                <text:p>4.73335</text:p>
              </table:table-cell>
              <table:table-cell office:value-type="float" office:value="51.5893">
                <text:p>51.5893</text:p>
              </table:table-cell>
              <table:table-cell office:value-type="float" office:value="3.06151">
                <text:p>3.06151</text:p>
              </table:table-cell>
              <table:table-cell office:value-type="float" office:value="37.3448">
                <text:p>37.3448</text:p>
              </table:table-cell>
              <table:table-cell office:value-type="float" office:value="1.52585">
                <text:p>1.525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.8051">
                <text:p>38.8051</text:p>
              </table:table-cell>
              <table:table-cell office:value-type="float" office:value="0.367154">
                <text:p>0.367154</text:p>
              </table:table-cell>
              <table:table-cell office:value-type="float" office:value="36.0823">
                <text:p>36.0823</text:p>
              </table:table-cell>
              <table:table-cell office:value-type="float" office:value="0.589126">
                <text:p>0.589126</text:p>
              </table:table-cell>
              <table:table-cell office:value-type="float" office:value="38.1559">
                <text:p>38.1559</text:p>
              </table:table-cell>
              <table:table-cell office:value-type="float" office:value="1.58317">
                <text:p>1.58317</text:p>
              </table:table-cell>
              <table:table-cell office:value-type="float" office:value="54.5203">
                <text:p>54.5203</text:p>
              </table:table-cell>
              <table:table-cell office:value-type="float" office:value="5.08081">
                <text:p>5.08081</text:p>
              </table:table-cell>
              <table:table-cell office:value-type="float" office:value="55.7769">
                <text:p>55.7769</text:p>
              </table:table-cell>
              <table:table-cell office:value-type="float" office:value="2.77559">
                <text:p>2.77559</text:p>
              </table:table-cell>
              <table:table-cell office:value-type="float" office:value="36.1165">
                <text:p>36.1165</text:p>
              </table:table-cell>
              <table:table-cell office:value-type="float" office:value="1.95042">
                <text:p>1.950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3876">
                <text:p>38.3876</text:p>
              </table:table-cell>
              <table:table-cell office:value-type="float" office:value="0.386305">
                <text:p>0.386305</text:p>
              </table:table-cell>
              <table:table-cell office:value-type="float" office:value="37.744">
                <text:p>37.744</text:p>
              </table:table-cell>
              <table:table-cell office:value-type="float" office:value="0.237291">
                <text:p>0.237291</text:p>
              </table:table-cell>
              <table:table-cell office:value-type="float" office:value="38.633">
                <text:p>38.633</text:p>
              </table:table-cell>
              <table:table-cell office:value-type="float" office:value="1.53768">
                <text:p>1.53768</text:p>
              </table:table-cell>
              <table:table-cell office:value-type="float" office:value="54.9002">
                <text:p>54.9002</text:p>
              </table:table-cell>
              <table:table-cell office:value-type="float" office:value="5.34252">
                <text:p>5.34252</text:p>
              </table:table-cell>
              <table:table-cell office:value-type="float" office:value="57.1986">
                <text:p>57.1986</text:p>
              </table:table-cell>
              <table:table-cell office:value-type="float" office:value="1.76794">
                <text:p>1.76794</text:p>
              </table:table-cell>
              <table:table-cell office:value-type="float" office:value="36.1641">
                <text:p>36.1641</text:p>
              </table:table-cell>
              <table:table-cell office:value-type="float" office:value="2.4153">
                <text:p>2.4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6359">
                <text:p>37.6359</text:p>
              </table:table-cell>
              <table:table-cell office:value-type="float" office:value="0.630385">
                <text:p>0.630385</text:p>
              </table:table-cell>
              <table:table-cell office:value-type="float" office:value="38.4005">
                <text:p>38.4005</text:p>
              </table:table-cell>
              <table:table-cell office:value-type="float" office:value="0.535679">
                <text:p>0.535679</text:p>
              </table:table-cell>
              <table:table-cell office:value-type="float" office:value="41.693">
                <text:p>41.693</text:p>
              </table:table-cell>
              <table:table-cell office:value-type="float" office:value="1.7771">
                <text:p>1.7771</text:p>
              </table:table-cell>
              <table:table-cell office:value-type="float" office:value="55.5958">
                <text:p>55.5958</text:p>
              </table:table-cell>
              <table:table-cell office:value-type="float" office:value="5.74631">
                <text:p>5.74631</text:p>
              </table:table-cell>
              <table:table-cell office:value-type="float" office:value="60.0738">
                <text:p>60.0738</text:p>
              </table:table-cell>
              <table:table-cell office:value-type="float" office:value="1.79871">
                <text:p>1.79871</text:p>
              </table:table-cell>
              <table:table-cell office:value-type="float" office:value="36.8407">
                <text:p>36.8407</text:p>
              </table:table-cell>
              <table:table-cell office:value-type="float" office:value="2.67367">
                <text:p>2.673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5366">
                <text:p>36.5366</text:p>
              </table:table-cell>
              <table:table-cell office:value-type="float" office:value="0.731314">
                <text:p>0.731314</text:p>
              </table:table-cell>
              <table:table-cell office:value-type="float" office:value="38.9959">
                <text:p>38.9959</text:p>
              </table:table-cell>
              <table:table-cell office:value-type="float" office:value="0.722834">
                <text:p>0.722834</text:p>
              </table:table-cell>
              <table:table-cell office:value-type="float" office:value="40.3656">
                <text:p>40.3656</text:p>
              </table:table-cell>
              <table:table-cell office:value-type="float" office:value="1.75788">
                <text:p>1.75788</text:p>
              </table:table-cell>
              <table:table-cell office:value-type="float" office:value="54.4763">
                <text:p>54.4763</text:p>
              </table:table-cell>
              <table:table-cell office:value-type="float" office:value="5.79944">
                <text:p>5.79944</text:p>
              </table:table-cell>
              <table:table-cell office:value-type="float" office:value="61.2766">
                <text:p>61.2766</text:p>
              </table:table-cell>
              <table:table-cell office:value-type="float" office:value="2.41934">
                <text:p>2.41934</text:p>
              </table:table-cell>
              <table:table-cell office:value-type="float" office:value="36.5223">
                <text:p>36.5223</text:p>
              </table:table-cell>
              <table:table-cell office:value-type="float" office:value="2.94664">
                <text:p>2.946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7807">
                <text:p>38.7807</text:p>
              </table:table-cell>
              <table:table-cell office:value-type="float" office:value="0.750438">
                <text:p>0.750438</text:p>
              </table:table-cell>
              <table:table-cell office:value-type="float" office:value="36.4848">
                <text:p>36.4848</text:p>
              </table:table-cell>
              <table:table-cell office:value-type="float" office:value="2.01527">
                <text:p>2.01527</text:p>
              </table:table-cell>
              <table:table-cell office:value-type="float" office:value="40.2516">
                <text:p>40.2516</text:p>
              </table:table-cell>
              <table:table-cell office:value-type="float" office:value="1.65881">
                <text:p>1.65881</text:p>
              </table:table-cell>
              <table:table-cell office:value-type="float" office:value="57.412">
                <text:p>57.412</text:p>
              </table:table-cell>
              <table:table-cell office:value-type="float" office:value="5.50967">
                <text:p>5.50967</text:p>
              </table:table-cell>
              <table:table-cell office:value-type="float" office:value="62.4235">
                <text:p>62.4235</text:p>
              </table:table-cell>
              <table:table-cell office:value-type="float" office:value="3.14263">
                <text:p>3.14263</text:p>
              </table:table-cell>
              <table:table-cell office:value-type="float" office:value="36.3584">
                <text:p>36.3584</text:p>
              </table:table-cell>
              <table:table-cell office:value-type="float" office:value="2.746">
                <text:p>2.7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.4416">
                <text:p>40.4416</text:p>
              </table:table-cell>
              <table:table-cell office:value-type="float" office:value="0.853093">
                <text:p>0.853093</text:p>
              </table:table-cell>
              <table:table-cell office:value-type="float" office:value="35.5605">
                <text:p>35.5605</text:p>
              </table:table-cell>
              <table:table-cell office:value-type="float" office:value="2.60841">
                <text:p>2.60841</text:p>
              </table:table-cell>
              <table:table-cell office:value-type="float" office:value="41.0135">
                <text:p>41.0135</text:p>
              </table:table-cell>
              <table:table-cell office:value-type="float" office:value="1.52616">
                <text:p>1.52616</text:p>
              </table:table-cell>
              <table:table-cell office:value-type="float" office:value="58.955">
                <text:p>58.955</text:p>
              </table:table-cell>
              <table:table-cell office:value-type="float" office:value="5.76964">
                <text:p>5.76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6511">
                <text:p>37.6511</text:p>
              </table:table-cell>
              <table:table-cell office:value-type="float" office:value="2.4977">
                <text:p>2.49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.2526">
                <text:p>40.2526</text:p>
              </table:table-cell>
              <table:table-cell office:value-type="float" office:value="0.916252">
                <text:p>0.916252</text:p>
              </table:table-cell>
              <table:table-cell office:value-type="float" office:value="35.9128">
                <text:p>35.9128</text:p>
              </table:table-cell>
              <table:table-cell office:value-type="float" office:value="1.82165">
                <text:p>1.82165</text:p>
              </table:table-cell>
              <table:table-cell office:value-type="float" office:value="43.2574">
                <text:p>43.2574</text:p>
              </table:table-cell>
              <table:table-cell office:value-type="float" office:value="1.39733">
                <text:p>1.39733</text:p>
              </table:table-cell>
              <table:table-cell office:value-type="float" office:value="60.5631">
                <text:p>60.5631</text:p>
              </table:table-cell>
              <table:table-cell office:value-type="float" office:value="5.95647">
                <text:p>5.95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3198">
                <text:p>37.3198</text:p>
              </table:table-cell>
              <table:table-cell office:value-type="float" office:value="2.36555">
                <text:p>2.365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.2951">
                <text:p>40.2951</text:p>
              </table:table-cell>
              <table:table-cell office:value-type="float" office:value="0.736992">
                <text:p>0.736992</text:p>
              </table:table-cell>
              <table:table-cell office:value-type="float" office:value="34.9112">
                <text:p>34.9112</text:p>
              </table:table-cell>
              <table:table-cell office:value-type="float" office:value="0.995838">
                <text:p>0.995838</text:p>
              </table:table-cell>
              <table:table-cell office:value-type="float" office:value="40.8985">
                <text:p>40.8985</text:p>
              </table:table-cell>
              <table:table-cell office:value-type="float" office:value="1.34357">
                <text:p>1.34357</text:p>
              </table:table-cell>
              <table:table-cell office:value-type="float" office:value="62.7019">
                <text:p>62.7019</text:p>
              </table:table-cell>
              <table:table-cell office:value-type="float" office:value="6.3522">
                <text:p>6.3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7873">
                <text:p>37.7873</text:p>
              </table:table-cell>
              <table:table-cell office:value-type="float" office:value="2.48936">
                <text:p>2.48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.3991">
                <text:p>39.3991</text:p>
              </table:table-cell>
              <table:table-cell office:value-type="float" office:value="0.578585">
                <text:p>0.578585</text:p>
              </table:table-cell>
              <table:table-cell office:value-type="float" office:value="35.3513">
                <text:p>35.3513</text:p>
              </table:table-cell>
              <table:table-cell office:value-type="float" office:value="0.315386">
                <text:p>0.315386</text:p>
              </table:table-cell>
              <table:table-cell office:value-type="float" office:value="43.6256">
                <text:p>43.6256</text:p>
              </table:table-cell>
              <table:table-cell office:value-type="float" office:value="0.805099">
                <text:p>0.805099</text:p>
              </table:table-cell>
              <table:table-cell office:value-type="float" office:value="63.2656">
                <text:p>63.2656</text:p>
              </table:table-cell>
              <table:table-cell office:value-type="float" office:value="6.5536">
                <text:p>6.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.5139">
                <text:p>38.5139</text:p>
              </table:table-cell>
              <table:table-cell office:value-type="float" office:value="2.74809">
                <text:p>2.748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.1672">
                <text:p>40.1672</text:p>
              </table:table-cell>
              <table:table-cell office:value-type="float" office:value="0.289678">
                <text:p>0.289678</text:p>
              </table:table-cell>
              <table:table-cell office:value-type="float" office:value="34.1288">
                <text:p>34.1288</text:p>
              </table:table-cell>
              <table:table-cell office:value-type="float" office:value="0.338259">
                <text:p>0.338259</text:p>
              </table:table-cell>
              <table:table-cell office:value-type="float" office:value="41.8807">
                <text:p>41.8807</text:p>
              </table:table-cell>
              <table:table-cell office:value-type="float" office:value="0.56263">
                <text:p>0.56263</text:p>
              </table:table-cell>
              <table:table-cell office:value-type="float" office:value="63.4105">
                <text:p>63.4105</text:p>
              </table:table-cell>
              <table:table-cell office:value-type="float" office:value="6.994">
                <text:p>6.994</text:p>
              </table:table-cell>
              <table:table-cell office:value-type="float" office:value="59.7167">
                <text:p>59.7167</text:p>
              </table:table-cell>
              <table:table-cell office:value-type="float" office:value="24.5639">
                <text:p>24.5639</text:p>
              </table:table-cell>
              <table:table-cell office:value-type="float" office:value="38.3481">
                <text:p>38.3481</text:p>
              </table:table-cell>
              <table:table-cell office:value-type="float" office:value="2.76916">
                <text:p>2.769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.1558">
                <text:p>40.1558</text:p>
              </table:table-cell>
              <table:table-cell office:value-type="float" office:value="0.296723">
                <text:p>0.296723</text:p>
              </table:table-cell>
              <table:table-cell office:value-type="float" office:value="34.4034">
                <text:p>34.4034</text:p>
              </table:table-cell>
              <table:table-cell office:value-type="float" office:value="1.41784">
                <text:p>1.41784</text:p>
              </table:table-cell>
              <table:table-cell office:value-type="float" office:value="42.6404">
                <text:p>42.6404</text:p>
              </table:table-cell>
              <table:table-cell office:value-type="float" office:value="0.918695">
                <text:p>0.918695</text:p>
              </table:table-cell>
              <table:table-cell office:value-type="float" office:value="66.0883">
                <text:p>66.0883</text:p>
              </table:table-cell>
              <table:table-cell office:value-type="float" office:value="7.45011">
                <text:p>7.45011</text:p>
              </table:table-cell>
              <table:table-cell office:value-type="float" office:value="60.8076">
                <text:p>60.8076</text:p>
              </table:table-cell>
              <table:table-cell office:value-type="float" office:value="4.63988">
                <text:p>4.63988</text:p>
              </table:table-cell>
              <table:table-cell office:value-type="float" office:value="38.4022">
                <text:p>38.4022</text:p>
              </table:table-cell>
              <table:table-cell office:value-type="float" office:value="2.97947">
                <text:p>2.979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.3013">
                <text:p>39.3013</text:p>
              </table:table-cell>
              <table:table-cell office:value-type="float" office:value="0.331931">
                <text:p>0.331931</text:p>
              </table:table-cell>
              <table:table-cell office:value-type="float" office:value="36.3252">
                <text:p>36.3252</text:p>
              </table:table-cell>
              <table:table-cell office:value-type="float" office:value="2.39545">
                <text:p>2.39545</text:p>
              </table:table-cell>
              <table:table-cell office:value-type="float" office:value="42.2347">
                <text:p>42.2347</text:p>
              </table:table-cell>
              <table:table-cell office:value-type="float" office:value="0.996151">
                <text:p>0.996151</text:p>
              </table:table-cell>
              <table:table-cell office:value-type="float" office:value="64.533">
                <text:p>64.533</text:p>
              </table:table-cell>
              <table:table-cell office:value-type="float" office:value="7.86417">
                <text:p>7.86417</text:p>
              </table:table-cell>
              <table:table-cell office:value-type="float" office:value="63.0529">
                <text:p>63.0529</text:p>
              </table:table-cell>
              <table:table-cell office:value-type="float" office:value="5.23462">
                <text:p>5.23462</text:p>
              </table:table-cell>
              <table:table-cell office:value-type="float" office:value="37.7665">
                <text:p>37.7665</text:p>
              </table:table-cell>
              <table:table-cell office:value-type="float" office:value="3.08757">
                <text:p>3.08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.4102">
                <text:p>40.4102</text:p>
              </table:table-cell>
              <table:table-cell office:value-type="float" office:value="0.145375">
                <text:p>0.145375</text:p>
              </table:table-cell>
              <table:table-cell office:value-type="float" office:value="36.5241">
                <text:p>36.5241</text:p>
              </table:table-cell>
              <table:table-cell office:value-type="float" office:value="1.77955">
                <text:p>1.77955</text:p>
              </table:table-cell>
              <table:table-cell office:value-type="float" office:value="40.325">
                <text:p>40.325</text:p>
              </table:table-cell>
              <table:table-cell office:value-type="float" office:value="1.47939">
                <text:p>1.47939</text:p>
              </table:table-cell>
              <table:table-cell office:value-type="float" office:value="64.961">
                <text:p>64.961</text:p>
              </table:table-cell>
              <table:table-cell office:value-type="float" office:value="8.14526">
                <text:p>8.14526</text:p>
              </table:table-cell>
              <table:table-cell office:value-type="float" office:value="61.3146">
                <text:p>61.3146</text:p>
              </table:table-cell>
              <table:table-cell office:value-type="float" office:value="5.12247">
                <text:p>5.12247</text:p>
              </table:table-cell>
              <table:table-cell office:value-type="float" office:value="38.1151">
                <text:p>38.1151</text:p>
              </table:table-cell>
              <table:table-cell office:value-type="float" office:value="3.19848">
                <text:p>3.19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.7245">
                <text:p>39.7245</text:p>
              </table:table-cell>
              <table:table-cell office:value-type="float" office:value="0.0834135">
                <text:p>0.0834135</text:p>
              </table:table-cell>
              <table:table-cell office:value-type="float" office:value="37.9544">
                <text:p>37.9544</text:p>
              </table:table-cell>
              <table:table-cell office:value-type="float" office:value="0.662122">
                <text:p>0.662122</text:p>
              </table:table-cell>
              <table:table-cell office:value-type="float" office:value="41.5283">
                <text:p>41.5283</text:p>
              </table:table-cell>
              <table:table-cell office:value-type="float" office:value="1.23649">
                <text:p>1.23649</text:p>
              </table:table-cell>
              <table:table-cell office:value-type="float" office:value="68.7386">
                <text:p>68.7386</text:p>
              </table:table-cell>
              <table:table-cell office:value-type="float" office:value="8.41894">
                <text:p>8.41894</text:p>
              </table:table-cell>
              <table:table-cell office:value-type="float" office:value="59.2817">
                <text:p>59.2817</text:p>
              </table:table-cell>
              <table:table-cell office:value-type="float" office:value="5.28175">
                <text:p>5.28175</text:p>
              </table:table-cell>
              <table:table-cell office:value-type="float" office:value="38.859">
                <text:p>38.859</text:p>
              </table:table-cell>
              <table:table-cell office:value-type="float" office:value="3.47213">
                <text:p>3.472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.6747">
                <text:p>39.6747</text:p>
              </table:table-cell>
              <table:table-cell office:value-type="float" office:value="0.176335">
                <text:p>0.176335</text:p>
              </table:table-cell>
              <table:table-cell office:value-type="float" office:value="39.503">
                <text:p>39.503</text:p>
              </table:table-cell>
              <table:table-cell office:value-type="float" office:value="0.417015">
                <text:p>0.417015</text:p>
              </table:table-cell>
              <table:table-cell office:value-type="float" office:value="39.9091">
                <text:p>39.9091</text:p>
              </table:table-cell>
              <table:table-cell office:value-type="float" office:value="1.07531">
                <text:p>1.07531</text:p>
              </table:table-cell>
              <table:table-cell office:value-type="float" office:value="68.0564">
                <text:p>68.0564</text:p>
              </table:table-cell>
              <table:table-cell office:value-type="float" office:value="8.85877">
                <text:p>8.85877</text:p>
              </table:table-cell>
              <table:table-cell office:value-type="float" office:value="59.6384">
                <text:p>59.6384</text:p>
              </table:table-cell>
              <table:table-cell office:value-type="float" office:value="4.47973">
                <text:p>4.47973</text:p>
              </table:table-cell>
              <table:table-cell office:value-type="float" office:value="39.9666">
                <text:p>39.9666</text:p>
              </table:table-cell>
              <table:table-cell office:value-type="float" office:value="3.62906">
                <text:p>3.62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.1488">
                <text:p>40.1488</text:p>
              </table:table-cell>
              <table:table-cell office:value-type="float" office:value="0.21933">
                <text:p>0.21933</text:p>
              </table:table-cell>
              <table:table-cell office:value-type="float" office:value="39.7374">
                <text:p>39.7374</text:p>
              </table:table-cell>
              <table:table-cell office:value-type="float" office:value="0.214785">
                <text:p>0.214785</text:p>
              </table:table-cell>
              <table:table-cell office:value-type="float" office:value="41.7769">
                <text:p>41.7769</text:p>
              </table:table-cell>
              <table:table-cell office:value-type="float" office:value="0.845965">
                <text:p>0.845965</text:p>
              </table:table-cell>
              <table:table-cell office:value-type="float" office:value="71.7741">
                <text:p>71.7741</text:p>
              </table:table-cell>
              <table:table-cell office:value-type="float" office:value="8.76453">
                <text:p>8.76453</text:p>
              </table:table-cell>
              <table:table-cell office:value-type="float" office:value="61.6265">
                <text:p>61.6265</text:p>
              </table:table-cell>
              <table:table-cell office:value-type="float" office:value="5.04206">
                <text:p>5.04206</text:p>
              </table:table-cell>
              <table:table-cell office:value-type="float" office:value="39.5583">
                <text:p>39.5583</text:p>
              </table:table-cell>
              <table:table-cell office:value-type="float" office:value="3.11572">
                <text:p>3.115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6324">
                <text:p>37.6324</text:p>
              </table:table-cell>
              <table:table-cell office:value-type="float" office:value="0.327645">
                <text:p>0.327645</text:p>
              </table:table-cell>
              <table:table-cell office:value-type="float" office:value="40.5801">
                <text:p>40.5801</text:p>
              </table:table-cell>
              <table:table-cell office:value-type="float" office:value="0.961391">
                <text:p>0.961391</text:p>
              </table:table-cell>
              <table:table-cell office:value-type="float" office:value="40.4781">
                <text:p>40.4781</text:p>
              </table:table-cell>
              <table:table-cell office:value-type="float" office:value="0.629834">
                <text:p>0.629834</text:p>
              </table:table-cell>
              <table:table-cell office:value-type="float" office:value="73.7283">
                <text:p>73.7283</text:p>
              </table:table-cell>
              <table:table-cell office:value-type="float" office:value="9.37201">
                <text:p>9.37201</text:p>
              </table:table-cell>
              <table:table-cell office:value-type="float" office:value="61.3736">
                <text:p>61.3736</text:p>
              </table:table-cell>
              <table:table-cell office:value-type="float" office:value="5.52128">
                <text:p>5.52128</text:p>
              </table:table-cell>
              <table:table-cell office:value-type="float" office:value="39.9672">
                <text:p>39.9672</text:p>
              </table:table-cell>
              <table:table-cell office:value-type="float" office:value="2.62111">
                <text:p>2.62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8875">
                <text:p>36.8875</text:p>
              </table:table-cell>
              <table:table-cell office:value-type="float" office:value="0.291667">
                <text:p>0.291667</text:p>
              </table:table-cell>
              <table:table-cell office:value-type="float" office:value="39.8503">
                <text:p>39.8503</text:p>
              </table:table-cell>
              <table:table-cell office:value-type="float" office:value="2.58545">
                <text:p>2.58545</text:p>
              </table:table-cell>
              <table:table-cell office:value-type="float" office:value="41.9452">
                <text:p>41.9452</text:p>
              </table:table-cell>
              <table:table-cell office:value-type="float" office:value="0.35922">
                <text:p>0.35922</text:p>
              </table:table-cell>
              <table:table-cell office:value-type="float" office:value="86.2655">
                <text:p>86.2655</text:p>
              </table:table-cell>
              <table:table-cell office:value-type="float" office:value="9.41818">
                <text:p>9.41818</text:p>
              </table:table-cell>
              <table:table-cell office:value-type="float" office:value="62.5461">
                <text:p>62.5461</text:p>
              </table:table-cell>
              <table:table-cell office:value-type="float" office:value="5.9475">
                <text:p>5.9475</text:p>
              </table:table-cell>
              <table:table-cell office:value-type="float" office:value="42.0452">
                <text:p>42.0452</text:p>
              </table:table-cell>
              <table:table-cell office:value-type="float" office:value="2.50542">
                <text:p>2.505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.6915">
                <text:p>37.6915</text:p>
              </table:table-cell>
              <table:table-cell office:value-type="float" office:value="0.0476076">
                <text:p>0.0476076</text:p>
              </table:table-cell>
              <table:table-cell office:value-type="float" office:value="38.4774">
                <text:p>38.4774</text:p>
              </table:table-cell>
              <table:table-cell office:value-type="float" office:value="3.04047">
                <text:p>3.04047</text:p>
              </table:table-cell>
              <table:table-cell office:value-type="float" office:value="42.8827">
                <text:p>42.8827</text:p>
              </table:table-cell>
              <table:table-cell office:value-type="float" office:value="0.852511">
                <text:p>0.852511</text:p>
              </table:table-cell>
              <table:table-cell office:value-type="float" office:value="92.0726">
                <text:p>92.0726</text:p>
              </table:table-cell>
              <table:table-cell office:value-type="float" office:value="9.62578">
                <text:p>9.62578</text:p>
              </table:table-cell>
              <table:table-cell office:value-type="float" office:value="60.5423">
                <text:p>60.5423</text:p>
              </table:table-cell>
              <table:table-cell office:value-type="float" office:value="6.28593">
                <text:p>6.28593</text:p>
              </table:table-cell>
              <table:table-cell office:value-type="float" office:value="44.1565">
                <text:p>44.1565</text:p>
              </table:table-cell>
              <table:table-cell office:value-type="float" office:value="2.88399">
                <text:p>2.88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.5458">
                <text:p>37.5458</text:p>
              </table:table-cell>
              <table:table-cell office:value-type="float" office:value="0.22161">
                <text:p>0.22161</text:p>
              </table:table-cell>
              <table:table-cell office:value-type="float" office:value="38.3516">
                <text:p>38.3516</text:p>
              </table:table-cell>
              <table:table-cell office:value-type="float" office:value="1.78282">
                <text:p>1.78282</text:p>
              </table:table-cell>
              <table:table-cell office:value-type="float" office:value="43.3866">
                <text:p>43.3866</text:p>
              </table:table-cell>
              <table:table-cell office:value-type="float" office:value="1.24158">
                <text:p>1.24158</text:p>
              </table:table-cell>
              <table:table-cell office:value-type="float" office:value="94.869">
                <text:p>94.869</text:p>
              </table:table-cell>
              <table:table-cell office:value-type="float" office:value="10.2842">
                <text:p>10.2842</text:p>
              </table:table-cell>
              <table:table-cell office:value-type="float" office:value="63.6285">
                <text:p>63.6285</text:p>
              </table:table-cell>
              <table:table-cell office:value-type="float" office:value="7.06684">
                <text:p>7.06684</text:p>
              </table:table-cell>
              <table:table-cell office:value-type="float" office:value="45.9477">
                <text:p>45.9477</text:p>
              </table:table-cell>
              <table:table-cell office:value-type="float" office:value="3.2323">
                <text:p>3.23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1422">
                <text:p>39.1422</text:p>
              </table:table-cell>
              <table:table-cell office:value-type="float" office:value="0.356071">
                <text:p>0.356071</text:p>
              </table:table-cell>
              <table:table-cell office:value-type="float" office:value="37.3271">
                <text:p>37.3271</text:p>
              </table:table-cell>
              <table:table-cell office:value-type="float" office:value="1.47011">
                <text:p>1.47011</text:p>
              </table:table-cell>
              <table:table-cell office:value-type="float" office:value="41.0514">
                <text:p>41.0514</text:p>
              </table:table-cell>
              <table:table-cell office:value-type="float" office:value="1.53458">
                <text:p>1.53458</text:p>
              </table:table-cell>
              <table:table-cell office:value-type="float" office:value="97.743">
                <text:p>97.743</text:p>
              </table:table-cell>
              <table:table-cell office:value-type="float" office:value="10.883">
                <text:p>10.883</text:p>
              </table:table-cell>
              <table:table-cell office:value-type="float" office:value="64.8106">
                <text:p>64.8106</text:p>
              </table:table-cell>
              <table:table-cell office:value-type="float" office:value="7.97459">
                <text:p>7.97459</text:p>
              </table:table-cell>
              <table:table-cell office:value-type="float" office:value="45.2119">
                <text:p>45.2119</text:p>
              </table:table-cell>
              <table:table-cell office:value-type="float" office:value="3.62753">
                <text:p>3.627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.376">
                <text:p>38.376</text:p>
              </table:table-cell>
              <table:table-cell office:value-type="float" office:value="0.136029">
                <text:p>0.136029</text:p>
              </table:table-cell>
              <table:table-cell office:value-type="float" office:value="36.7106">
                <text:p>36.7106</text:p>
              </table:table-cell>
              <table:table-cell office:value-type="float" office:value="1.28174">
                <text:p>1.28174</text:p>
              </table:table-cell>
              <table:table-cell office:value-type="float" office:value="42.2087">
                <text:p>42.2087</text:p>
              </table:table-cell>
              <table:table-cell office:value-type="float" office:value="1.63763">
                <text:p>1.63763</text:p>
              </table:table-cell>
              <table:table-cell office:value-type="float" office:value="98.9493">
                <text:p>98.9493</text:p>
              </table:table-cell>
              <table:table-cell office:value-type="float" office:value="11.9196">
                <text:p>11.9196</text:p>
              </table:table-cell>
              <table:table-cell office:value-type="float" office:value="64.8335">
                <text:p>64.8335</text:p>
              </table:table-cell>
              <table:table-cell office:value-type="float" office:value="8.29701">
                <text:p>8.29701</text:p>
              </table:table-cell>
              <table:table-cell office:value-type="float" office:value="46.6032">
                <text:p>46.6032</text:p>
              </table:table-cell>
              <table:table-cell office:value-type="float" office:value="4.2659">
                <text:p>4.2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.3395">
                <text:p>39.3395</text:p>
              </table:table-cell>
              <table:table-cell office:value-type="float" office:value="0.375511">
                <text:p>0.375511</text:p>
              </table:table-cell>
              <table:table-cell office:value-type="float" office:value="35.4337">
                <text:p>35.4337</text:p>
              </table:table-cell>
              <table:table-cell office:value-type="float" office:value="0.339294">
                <text:p>0.339294</text:p>
              </table:table-cell>
              <table:table-cell office:value-type="float" office:value="40.7987">
                <text:p>40.7987</text:p>
              </table:table-cell>
              <table:table-cell office:value-type="float" office:value="1.58727">
                <text:p>1.58727</text:p>
              </table:table-cell>
              <table:table-cell office:value-type="float" office:value="102.463">
                <text:p>102.463</text:p>
              </table:table-cell>
              <table:table-cell office:value-type="float" office:value="13.1806">
                <text:p>13.1806</text:p>
              </table:table-cell>
              <table:table-cell office:value-type="float" office:value="65.4564">
                <text:p>65.4564</text:p>
              </table:table-cell>
              <table:table-cell office:value-type="float" office:value="8.4064">
                <text:p>8.4064</text:p>
              </table:table-cell>
              <table:table-cell office:value-type="float" office:value="49.6505">
                <text:p>49.6505</text:p>
              </table:table-cell>
              <table:table-cell office:value-type="float" office:value="4.92941">
                <text:p>4.92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.137">
                <text:p>38.137</text:p>
              </table:table-cell>
              <table:table-cell office:value-type="float" office:value="0.301769">
                <text:p>0.301769</text:p>
              </table:table-cell>
              <table:table-cell office:value-type="float" office:value="36.8961">
                <text:p>36.8961</text:p>
              </table:table-cell>
              <table:table-cell office:value-type="float" office:value="0.414877">
                <text:p>0.414877</text:p>
              </table:table-cell>
              <table:table-cell office:value-type="float" office:value="41.1046">
                <text:p>41.1046</text:p>
              </table:table-cell>
              <table:table-cell office:value-type="float" office:value="1.7265">
                <text:p>1.7265</text:p>
              </table:table-cell>
              <table:table-cell office:value-type="float" office:value="103.812">
                <text:p>103.812</text:p>
              </table:table-cell>
              <table:table-cell office:value-type="float" office:value="14.151">
                <text:p>14.151</text:p>
              </table:table-cell>
              <table:table-cell office:value-type="float" office:value="66.867">
                <text:p>66.867</text:p>
              </table:table-cell>
              <table:table-cell office:value-type="float" office:value="8.45658">
                <text:p>8.45658</text:p>
              </table:table-cell>
              <table:table-cell office:value-type="float" office:value="46.7147">
                <text:p>46.7147</text:p>
              </table:table-cell>
              <table:table-cell office:value-type="float" office:value="4.92179">
                <text:p>4.9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.1697">
                <text:p>38.1697</text:p>
              </table:table-cell>
              <table:table-cell office:value-type="float" office:value="0.368228">
                <text:p>0.368228</text:p>
              </table:table-cell>
              <table:table-cell office:value-type="float" office:value="38.7337">
                <text:p>38.7337</text:p>
              </table:table-cell>
              <table:table-cell office:value-type="float" office:value="0.507135">
                <text:p>0.507135</text:p>
              </table:table-cell>
              <table:table-cell office:value-type="float" office:value="41.4216">
                <text:p>41.4216</text:p>
              </table:table-cell>
              <table:table-cell office:value-type="float" office:value="1.96093">
                <text:p>1.96093</text:p>
              </table:table-cell>
              <table:table-cell office:value-type="float" office:value="107.525">
                <text:p>107.525</text:p>
              </table:table-cell>
              <table:table-cell office:value-type="float" office:value="14.5617">
                <text:p>14.5617</text:p>
              </table:table-cell>
              <table:table-cell office:value-type="float" office:value="67.9377">
                <text:p>67.9377</text:p>
              </table:table-cell>
              <table:table-cell office:value-type="float" office:value="9.1033">
                <text:p>9.1033</text:p>
              </table:table-cell>
              <table:table-cell office:value-type="float" office:value="46.3806">
                <text:p>46.3806</text:p>
              </table:table-cell>
              <table:table-cell office:value-type="float" office:value="5.1994">
                <text:p>5.19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.3058">
                <text:p>38.3058</text:p>
              </table:table-cell>
              <table:table-cell office:value-type="float" office:value="0.242891">
                <text:p>0.242891</text:p>
              </table:table-cell>
              <table:table-cell office:value-type="float" office:value="38.7445">
                <text:p>38.7445</text:p>
              </table:table-cell>
              <table:table-cell office:value-type="float" office:value="0.931247">
                <text:p>0.931247</text:p>
              </table:table-cell>
              <table:table-cell office:value-type="float" office:value="42.688">
                <text:p>42.688</text:p>
              </table:table-cell>
              <table:table-cell office:value-type="float" office:value="1.50013">
                <text:p>1.50013</text:p>
              </table:table-cell>
              <table:table-cell office:value-type="float" office:value="107.033">
                <text:p>107.033</text:p>
              </table:table-cell>
              <table:table-cell office:value-type="float" office:value="14.7552">
                <text:p>14.7552</text:p>
              </table:table-cell>
              <table:table-cell office:value-type="float" office:value="70.3449">
                <text:p>70.3449</text:p>
              </table:table-cell>
              <table:table-cell office:value-type="float" office:value="9.52068">
                <text:p>9.52068</text:p>
              </table:table-cell>
              <table:table-cell office:value-type="float" office:value="46.6951">
                <text:p>46.6951</text:p>
              </table:table-cell>
              <table:table-cell office:value-type="float" office:value="4.90849">
                <text:p>4.908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.6595">
                <text:p>38.6595</text:p>
              </table:table-cell>
              <table:table-cell office:value-type="float" office:value="0.302046">
                <text:p>0.302046</text:p>
              </table:table-cell>
              <table:table-cell office:value-type="float" office:value="38.983">
                <text:p>38.983</text:p>
              </table:table-cell>
              <table:table-cell office:value-type="float" office:value="1.29249">
                <text:p>1.29249</text:p>
              </table:table-cell>
              <table:table-cell office:value-type="float" office:value="43.3003">
                <text:p>43.3003</text:p>
              </table:table-cell>
              <table:table-cell office:value-type="float" office:value="0.930207">
                <text:p>0.930207</text:p>
              </table:table-cell>
              <table:table-cell office:value-type="float" office:value="105.833">
                <text:p>105.833</text:p>
              </table:table-cell>
              <table:table-cell office:value-type="float" office:value="15.6074">
                <text:p>15.6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7006">
                <text:p>48.7006</text:p>
              </table:table-cell>
              <table:table-cell office:value-type="float" office:value="5.10247">
                <text:p>5.102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.6189">
                <text:p>38.6189</text:p>
              </table:table-cell>
              <table:table-cell office:value-type="float" office:value="0.538591">
                <text:p>0.538591</text:p>
              </table:table-cell>
              <table:table-cell office:value-type="float" office:value="39.5679">
                <text:p>39.5679</text:p>
              </table:table-cell>
              <table:table-cell office:value-type="float" office:value="1.63553">
                <text:p>1.63553</text:p>
              </table:table-cell>
              <table:table-cell office:value-type="float" office:value="40.4855">
                <text:p>40.4855</text:p>
              </table:table-cell>
              <table:table-cell office:value-type="float" office:value="0.938085">
                <text:p>0.938085</text:p>
              </table:table-cell>
              <table:table-cell office:value-type="float" office:value="105.774">
                <text:p>105.774</text:p>
              </table:table-cell>
              <table:table-cell office:value-type="float" office:value="17.0349">
                <text:p>17.0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.904">
                <text:p>47.904</text:p>
              </table:table-cell>
              <table:table-cell office:value-type="float" office:value="5.01622">
                <text:p>5.016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.8191">
                <text:p>38.8191</text:p>
              </table:table-cell>
              <table:table-cell office:value-type="float" office:value="0.748274">
                <text:p>0.748274</text:p>
              </table:table-cell>
              <table:table-cell office:value-type="float" office:value="37.8904">
                <text:p>37.8904</text:p>
              </table:table-cell>
              <table:table-cell office:value-type="float" office:value="1.68376">
                <text:p>1.68376</text:p>
              </table:table-cell>
              <table:table-cell office:value-type="float" office:value="40.1265">
                <text:p>40.1265</text:p>
              </table:table-cell>
              <table:table-cell office:value-type="float" office:value="1.24107">
                <text:p>1.24107</text:p>
              </table:table-cell>
              <table:table-cell office:value-type="float" office:value="108.89">
                <text:p>108.89</text:p>
              </table:table-cell>
              <table:table-cell office:value-type="float" office:value="17.4734">
                <text:p>17.4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9313">
                <text:p>49.9313</text:p>
              </table:table-cell>
              <table:table-cell office:value-type="float" office:value="5.18758">
                <text:p>5.18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2426">
                <text:p>38.2426</text:p>
              </table:table-cell>
              <table:table-cell office:value-type="float" office:value="0.606004">
                <text:p>0.606004</text:p>
              </table:table-cell>
              <table:table-cell office:value-type="float" office:value="38.6412">
                <text:p>38.6412</text:p>
              </table:table-cell>
              <table:table-cell office:value-type="float" office:value="1.96315">
                <text:p>1.96315</text:p>
              </table:table-cell>
              <table:table-cell office:value-type="float" office:value="40.5474">
                <text:p>40.5474</text:p>
              </table:table-cell>
              <table:table-cell office:value-type="float" office:value="1.30901">
                <text:p>1.30901</text:p>
              </table:table-cell>
              <table:table-cell office:value-type="float" office:value="107.544">
                <text:p>107.544</text:p>
              </table:table-cell>
              <table:table-cell office:value-type="float" office:value="18.5253">
                <text:p>18.5253</text:p>
              </table:table-cell>
              <table:table-cell office:value-type="float" office:value="44.6416">
                <text:p>44.6416</text:p>
              </table:table-cell>
              <table:table-cell office:value-type="float" office:value="0.27873">
                <text:p>0.27873</text:p>
              </table:table-cell>
              <table:table-cell office:value-type="float" office:value="49.6489">
                <text:p>49.6489</text:p>
              </table:table-cell>
              <table:table-cell office:value-type="float" office:value="5.55193">
                <text:p>5.55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5099">
                <text:p>37.5099</text:p>
              </table:table-cell>
              <table:table-cell office:value-type="float" office:value="0.568966">
                <text:p>0.568966</text:p>
              </table:table-cell>
              <table:table-cell office:value-type="float" office:value="37.1919">
                <text:p>37.1919</text:p>
              </table:table-cell>
              <table:table-cell office:value-type="float" office:value="1.83033">
                <text:p>1.83033</text:p>
              </table:table-cell>
              <table:table-cell office:value-type="float" office:value="40.5323">
                <text:p>40.5323</text:p>
              </table:table-cell>
              <table:table-cell office:value-type="float" office:value="1.20076">
                <text:p>1.20076</text:p>
              </table:table-cell>
              <table:table-cell office:value-type="float" office:value="114.114">
                <text:p>114.114</text:p>
              </table:table-cell>
              <table:table-cell office:value-type="float" office:value="19.9121">
                <text:p>19.9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2762">
                <text:p>50.2762</text:p>
              </table:table-cell>
              <table:table-cell office:value-type="float" office:value="5.93095">
                <text:p>5.930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.2194">
                <text:p>37.2194</text:p>
              </table:table-cell>
              <table:table-cell office:value-type="float" office:value="0.261127">
                <text:p>0.261127</text:p>
              </table:table-cell>
              <table:table-cell office:value-type="float" office:value="38.3076">
                <text:p>38.3076</text:p>
              </table:table-cell>
              <table:table-cell office:value-type="float" office:value="1.53115">
                <text:p>1.53115</text:p>
              </table:table-cell>
              <table:table-cell office:value-type="float" office:value="42.3252">
                <text:p>42.3252</text:p>
              </table:table-cell>
              <table:table-cell office:value-type="float" office:value="1.33314">
                <text:p>1.33314</text:p>
              </table:table-cell>
              <table:table-cell office:value-type="float" office:value="126.732">
                <text:p>126.732</text:p>
              </table:table-cell>
              <table:table-cell office:value-type="float" office:value="21.6314">
                <text:p>21.6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1866">
                <text:p>50.1866</text:p>
              </table:table-cell>
              <table:table-cell office:value-type="float" office:value="6.60564">
                <text:p>6.605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.8719">
                <text:p>36.8719</text:p>
              </table:table-cell>
              <table:table-cell office:value-type="float" office:value="0.127996">
                <text:p>0.127996</text:p>
              </table:table-cell>
              <table:table-cell office:value-type="float" office:value="37.8807">
                <text:p>37.8807</text:p>
              </table:table-cell>
              <table:table-cell office:value-type="float" office:value="0.663155">
                <text:p>0.663155</text:p>
              </table:table-cell>
              <table:table-cell office:value-type="float" office:value="42.2265">
                <text:p>42.2265</text:p>
              </table:table-cell>
              <table:table-cell office:value-type="float" office:value="1.57644">
                <text:p>1.57644</text:p>
              </table:table-cell>
              <table:table-cell office:value-type="float" office:value="153.391">
                <text:p>153.391</text:p>
              </table:table-cell>
              <table:table-cell office:value-type="float" office:value="23.772">
                <text:p>23.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.0698">
                <text:p>52.0698</text:p>
              </table:table-cell>
              <table:table-cell office:value-type="float" office:value="7.27869">
                <text:p>7.278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.4918">
                <text:p>38.4918</text:p>
              </table:table-cell>
              <table:table-cell office:value-type="float" office:value="0.480519">
                <text:p>0.480519</text:p>
              </table:table-cell>
              <table:table-cell office:value-type="float" office:value="37.8875">
                <text:p>37.8875</text:p>
              </table:table-cell>
              <table:table-cell office:value-type="float" office:value="0.311753">
                <text:p>0.311753</text:p>
              </table:table-cell>
              <table:table-cell office:value-type="float" office:value="44.5211">
                <text:p>44.5211</text:p>
              </table:table-cell>
              <table:table-cell office:value-type="float" office:value="1.32797">
                <text:p>1.32797</text:p>
              </table:table-cell>
              <table:table-cell office:value-type="float" office:value="154.815">
                <text:p>154.815</text:p>
              </table:table-cell>
              <table:table-cell office:value-type="float" office:value="25.1247">
                <text:p>25.1247</text:p>
              </table:table-cell>
              <table:table-cell office:value-type="float" office:value="99.2755">
                <text:p>99.2755</text:p>
              </table:table-cell>
              <table:table-cell office:value-type="float" office:value="62.8972">
                <text:p>62.8972</text:p>
              </table:table-cell>
              <table:table-cell office:value-type="float" office:value="52.274">
                <text:p>52.274</text:p>
              </table:table-cell>
              <table:table-cell office:value-type="float" office:value="7.81965">
                <text:p>7.819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.1642">
                <text:p>38.1642</text:p>
              </table:table-cell>
              <table:table-cell office:value-type="float" office:value="0.634229">
                <text:p>0.634229</text:p>
              </table:table-cell>
              <table:table-cell office:value-type="float" office:value="38.1295">
                <text:p>38.1295</text:p>
              </table:table-cell>
              <table:table-cell office:value-type="float" office:value="0.275317">
                <text:p>0.275317</text:p>
              </table:table-cell>
              <table:table-cell office:value-type="float" office:value="44.5817">
                <text:p>44.5817</text:p>
              </table:table-cell>
              <table:table-cell office:value-type="float" office:value="1.29817">
                <text:p>1.29817</text:p>
              </table:table-cell>
              <table:table-cell office:value-type="float" office:value="158.303">
                <text:p>158.303</text:p>
              </table:table-cell>
              <table:table-cell office:value-type="float" office:value="26.2297">
                <text:p>26.2297</text:p>
              </table:table-cell>
              <table:table-cell office:value-type="float" office:value="101.283">
                <text:p>101.283</text:p>
              </table:table-cell>
              <table:table-cell office:value-type="float" office:value="16.3944">
                <text:p>16.3944</text:p>
              </table:table-cell>
              <table:table-cell office:value-type="float" office:value="53.7913">
                <text:p>53.7913</text:p>
              </table:table-cell>
              <table:table-cell office:value-type="float" office:value="8.21874">
                <text:p>8.218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.4534">
                <text:p>38.4534</text:p>
              </table:table-cell>
              <table:table-cell office:value-type="float" office:value="0.471128">
                <text:p>0.471128</text:p>
              </table:table-cell>
              <table:table-cell office:value-type="float" office:value="38.8313">
                <text:p>38.8313</text:p>
              </table:table-cell>
              <table:table-cell office:value-type="float" office:value="0.180915">
                <text:p>0.180915</text:p>
              </table:table-cell>
              <table:table-cell office:value-type="float" office:value="43.527">
                <text:p>43.527</text:p>
              </table:table-cell>
              <table:table-cell office:value-type="float" office:value="1.88268">
                <text:p>1.88268</text:p>
              </table:table-cell>
              <table:table-cell office:value-type="float" office:value="160.145">
                <text:p>160.145</text:p>
              </table:table-cell>
              <table:table-cell office:value-type="float" office:value="27.16">
                <text:p>27.16</text:p>
              </table:table-cell>
              <table:table-cell office:value-type="float" office:value="102.214">
                <text:p>102.214</text:p>
              </table:table-cell>
              <table:table-cell office:value-type="float" office:value="16.7172">
                <text:p>16.7172</text:p>
              </table:table-cell>
              <table:table-cell office:value-type="float" office:value="69.8444">
                <text:p>69.8444</text:p>
              </table:table-cell>
              <table:table-cell office:value-type="float" office:value="8.85595">
                <text:p>8.85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.9228">
                <text:p>39.9228</text:p>
              </table:table-cell>
              <table:table-cell office:value-type="float" office:value="0.345152">
                <text:p>0.345152</text:p>
              </table:table-cell>
              <table:table-cell office:value-type="float" office:value="39.2227">
                <text:p>39.2227</text:p>
              </table:table-cell>
              <table:table-cell office:value-type="float" office:value="0.129602">
                <text:p>0.129602</text:p>
              </table:table-cell>
              <table:table-cell office:value-type="float" office:value="42.4521">
                <text:p>42.4521</text:p>
              </table:table-cell>
              <table:table-cell office:value-type="float" office:value="2.17874">
                <text:p>2.17874</text:p>
              </table:table-cell>
              <table:table-cell office:value-type="float" office:value="157.892">
                <text:p>157.892</text:p>
              </table:table-cell>
              <table:table-cell office:value-type="float" office:value="28.7462">
                <text:p>28.7462</text:p>
              </table:table-cell>
              <table:table-cell office:value-type="float" office:value="100.411">
                <text:p>100.411</text:p>
              </table:table-cell>
              <table:table-cell office:value-type="float" office:value="18.2619">
                <text:p>18.2619</text:p>
              </table:table-cell>
              <table:table-cell office:value-type="float" office:value="69.9751">
                <text:p>69.9751</text:p>
              </table:table-cell>
              <table:table-cell office:value-type="float" office:value="9.23363">
                <text:p>9.233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.1609">
                <text:p>39.1609</text:p>
              </table:table-cell>
              <table:table-cell office:value-type="float" office:value="0.40325">
                <text:p>0.40325</text:p>
              </table:table-cell>
              <table:table-cell office:value-type="float" office:value="41.5302">
                <text:p>41.5302</text:p>
              </table:table-cell>
              <table:table-cell office:value-type="float" office:value="0.420533">
                <text:p>0.420533</text:p>
              </table:table-cell>
              <table:table-cell office:value-type="float" office:value="43.1485">
                <text:p>43.1485</text:p>
              </table:table-cell>
              <table:table-cell office:value-type="float" office:value="2.33361">
                <text:p>2.33361</text:p>
              </table:table-cell>
              <table:table-cell office:value-type="float" office:value="165.996">
                <text:p>165.996</text:p>
              </table:table-cell>
              <table:table-cell office:value-type="float" office:value="32.2586">
                <text:p>32.2586</text:p>
              </table:table-cell>
              <table:table-cell office:value-type="float" office:value="100.351">
                <text:p>100.351</text:p>
              </table:table-cell>
              <table:table-cell office:value-type="float" office:value="19.9443">
                <text:p>19.9443</text:p>
              </table:table-cell>
              <table:table-cell office:value-type="float" office:value="73.1801">
                <text:p>73.1801</text:p>
              </table:table-cell>
              <table:table-cell office:value-type="float" office:value="9.50467">
                <text:p>9.504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.7231">
                <text:p>38.7231</text:p>
              </table:table-cell>
              <table:table-cell office:value-type="float" office:value="0.303623">
                <text:p>0.303623</text:p>
              </table:table-cell>
              <table:table-cell office:value-type="float" office:value="40.1648">
                <text:p>40.1648</text:p>
              </table:table-cell>
              <table:table-cell office:value-type="float" office:value="1.0344">
                <text:p>1.0344</text:p>
              </table:table-cell>
              <table:table-cell office:value-type="float" office:value="43.0644">
                <text:p>43.0644</text:p>
              </table:table-cell>
              <table:table-cell office:value-type="float" office:value="1.79149">
                <text:p>1.79149</text:p>
              </table:table-cell>
              <table:table-cell office:value-type="float" office:value="168.898">
                <text:p>168.898</text:p>
              </table:table-cell>
              <table:table-cell office:value-type="float" office:value="26.1348">
                <text:p>26.1348</text:p>
              </table:table-cell>
              <table:table-cell office:value-type="float" office:value="102.564">
                <text:p>102.564</text:p>
              </table:table-cell>
              <table:table-cell office:value-type="float" office:value="21.5154">
                <text:p>21.5154</text:p>
              </table:table-cell>
              <table:table-cell office:value-type="float" office:value="77.3745">
                <text:p>77.3745</text:p>
              </table:table-cell>
              <table:table-cell office:value-type="float" office:value="9.65637">
                <text:p>9.656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0154">
                <text:p>39.0154</text:p>
              </table:table-cell>
              <table:table-cell office:value-type="float" office:value="0.305619">
                <text:p>0.305619</text:p>
              </table:table-cell>
              <table:table-cell office:value-type="float" office:value="38.8971">
                <text:p>38.8971</text:p>
              </table:table-cell>
              <table:table-cell office:value-type="float" office:value="1.47037">
                <text:p>1.47037</text:p>
              </table:table-cell>
              <table:table-cell office:value-type="float" office:value="43.1997">
                <text:p>43.1997</text:p>
              </table:table-cell>
              <table:table-cell office:value-type="float" office:value="1.72101">
                <text:p>1.72101</text:p>
              </table:table-cell>
              <table:table-cell office:value-type="float" office:value="171.62">
                <text:p>171.62</text:p>
              </table:table-cell>
              <table:table-cell office:value-type="float" office:value="29.4837">
                <text:p>29.4837</text:p>
              </table:table-cell>
              <table:table-cell office:value-type="float" office:value="106.954">
                <text:p>106.954</text:p>
              </table:table-cell>
              <table:table-cell office:value-type="float" office:value="22.5317">
                <text:p>22.5317</text:p>
              </table:table-cell>
              <table:table-cell office:value-type="float" office:value="79.6659">
                <text:p>79.6659</text:p>
              </table:table-cell>
              <table:table-cell office:value-type="float" office:value="10.3526">
                <text:p>10.35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511">
                <text:p>39.511</text:p>
              </table:table-cell>
              <table:table-cell office:value-type="float" office:value="0.180414">
                <text:p>0.180414</text:p>
              </table:table-cell>
              <table:table-cell office:value-type="float" office:value="39.3267">
                <text:p>39.3267</text:p>
              </table:table-cell>
              <table:table-cell office:value-type="float" office:value="1.47664">
                <text:p>1.47664</text:p>
              </table:table-cell>
              <table:table-cell office:value-type="float" office:value="41.4424">
                <text:p>41.4424</text:p>
              </table:table-cell>
              <table:table-cell office:value-type="float" office:value="2.0867">
                <text:p>2.0867</text:p>
              </table:table-cell>
              <table:table-cell office:value-type="float" office:value="162.742">
                <text:p>162.742</text:p>
              </table:table-cell>
              <table:table-cell office:value-type="float" office:value="8.26354">
                <text:p>8.26354</text:p>
              </table:table-cell>
              <table:table-cell office:value-type="float" office:value="120.581">
                <text:p>120.581</text:p>
              </table:table-cell>
              <table:table-cell office:value-type="float" office:value="24.0497">
                <text:p>24.0497</text:p>
              </table:table-cell>
              <table:table-cell office:value-type="float" office:value="81.7161">
                <text:p>81.7161</text:p>
              </table:table-cell>
              <table:table-cell office:value-type="float" office:value="11.0334">
                <text:p>11.0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.5818">
                <text:p>38.5818</text:p>
              </table:table-cell>
              <table:table-cell office:value-type="float" office:value="0.374974">
                <text:p>0.374974</text:p>
              </table:table-cell>
              <table:table-cell office:value-type="float" office:value="38.6986">
                <text:p>38.6986</text:p>
              </table:table-cell>
              <table:table-cell office:value-type="float" office:value="0.825809">
                <text:p>0.825809</text:p>
              </table:table-cell>
              <table:table-cell office:value-type="float" office:value="43.1576">
                <text:p>43.1576</text:p>
              </table:table-cell>
              <table:table-cell office:value-type="float" office:value="2.7819">
                <text:p>2.7819</text:p>
              </table:table-cell>
              <table:table-cell office:value-type="float" office:value="148.612">
                <text:p>148.612</text:p>
              </table:table-cell>
              <table:table-cell office:value-type="float" office:value="28.3893">
                <text:p>28.3893</text:p>
              </table:table-cell>
              <table:table-cell office:value-type="float" office:value="151.666">
                <text:p>151.666</text:p>
              </table:table-cell>
              <table:table-cell office:value-type="float" office:value="27.1217">
                <text:p>27.1217</text:p>
              </table:table-cell>
              <table:table-cell office:value-type="float" office:value="81.9659">
                <text:p>81.9659</text:p>
              </table:table-cell>
              <table:table-cell office:value-type="float" office:value="11.8695">
                <text:p>11.86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.5385">
                <text:p>39.5385</text:p>
              </table:table-cell>
              <table:table-cell office:value-type="float" office:value="0.272103">
                <text:p>0.272103</text:p>
              </table:table-cell>
              <table:table-cell office:value-type="float" office:value="39.6179">
                <text:p>39.6179</text:p>
              </table:table-cell>
              <table:table-cell office:value-type="float" office:value="0.574122">
                <text:p>0.574122</text:p>
              </table:table-cell>
              <table:table-cell office:value-type="float" office:value="40.4236">
                <text:p>40.4236</text:p>
              </table:table-cell>
              <table:table-cell office:value-type="float" office:value="2.89187">
                <text:p>2.89187</text:p>
              </table:table-cell>
              <table:table-cell office:value-type="float" office:value="128.716">
                <text:p>128.716</text:p>
              </table:table-cell>
              <table:table-cell office:value-type="float" office:value="32.3993">
                <text:p>32.3993</text:p>
              </table:table-cell>
              <table:table-cell office:value-type="float" office:value="147.78">
                <text:p>147.78</text:p>
              </table:table-cell>
              <table:table-cell office:value-type="float" office:value="29.4584">
                <text:p>29.4584</text:p>
              </table:table-cell>
              <table:table-cell office:value-type="float" office:value="84.5345">
                <text:p>84.534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.3695">
                <text:p>39.3695</text:p>
              </table:table-cell>
              <table:table-cell office:value-type="float" office:value="0.368575">
                <text:p>0.368575</text:p>
              </table:table-cell>
              <table:table-cell office:value-type="float" office:value="40.2034">
                <text:p>40.2034</text:p>
              </table:table-cell>
              <table:table-cell office:value-type="float" office:value="0.762677">
                <text:p>0.762677</text:p>
              </table:table-cell>
              <table:table-cell office:value-type="float" office:value="39.8619">
                <text:p>39.8619</text:p>
              </table:table-cell>
              <table:table-cell office:value-type="float" office:value="3.27313">
                <text:p>3.27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929">
                <text:p>148.929</text:p>
              </table:table-cell>
              <table:table-cell office:value-type="float" office:value="30.3945">
                <text:p>30.3945</text:p>
              </table:table-cell>
              <table:table-cell office:value-type="float" office:value="85.0303">
                <text:p>85.0303</text:p>
              </table:table-cell>
              <table:table-cell office:value-type="float" office:value="13.3808">
                <text:p>13.38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.6277">
                <text:p>40.6277</text:p>
              </table:table-cell>
              <table:table-cell office:value-type="float" office:value="0.507184">
                <text:p>0.507184</text:p>
              </table:table-cell>
              <table:table-cell office:value-type="float" office:value="42.1337">
                <text:p>42.1337</text:p>
              </table:table-cell>
              <table:table-cell office:value-type="float" office:value="0.815722">
                <text:p>0.815722</text:p>
              </table:table-cell>
              <table:table-cell office:value-type="float" office:value="41.0811">
                <text:p>41.0811</text:p>
              </table:table-cell>
              <table:table-cell office:value-type="float" office:value="2.96739">
                <text:p>2.9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437">
                <text:p>149.437</text:p>
              </table:table-cell>
              <table:table-cell office:value-type="float" office:value="30.6816">
                <text:p>30.6816</text:p>
              </table:table-cell>
              <table:table-cell office:value-type="float" office:value="86.2004">
                <text:p>86.2004</text:p>
              </table:table-cell>
              <table:table-cell office:value-type="float" office:value="14.4762">
                <text:p>14.47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.6033">
                <text:p>38.6033</text:p>
              </table:table-cell>
              <table:table-cell office:value-type="float" office:value="0.213582">
                <text:p>0.213582</text:p>
              </table:table-cell>
              <table:table-cell office:value-type="float" office:value="41.5261">
                <text:p>41.5261</text:p>
              </table:table-cell>
              <table:table-cell office:value-type="float" office:value="0.548288">
                <text:p>0.548288</text:p>
              </table:table-cell>
              <table:table-cell office:value-type="float" office:value="44.1794">
                <text:p>44.1794</text:p>
              </table:table-cell>
              <table:table-cell office:value-type="float" office:value="2.97619">
                <text:p>2.9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487">
                <text:p>148.487</text:p>
              </table:table-cell>
              <table:table-cell office:value-type="float" office:value="5.94383">
                <text:p>5.94383</text:p>
              </table:table-cell>
              <table:table-cell office:value-type="float" office:value="86.896">
                <text:p>86.896</text:p>
              </table:table-cell>
              <table:table-cell office:value-type="float" office:value="15.7559">
                <text:p>15.7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.3086">
                <text:p>38.3086</text:p>
              </table:table-cell>
              <table:table-cell office:value-type="float" office:value="0.248781">
                <text:p>0.248781</text:p>
              </table:table-cell>
              <table:table-cell office:value-type="float" office:value="42.9917">
                <text:p>42.9917</text:p>
              </table:table-cell>
              <table:table-cell office:value-type="float" office:value="0.966506">
                <text:p>0.966506</text:p>
              </table:table-cell>
              <table:table-cell office:value-type="float" office:value="43.1611">
                <text:p>43.1611</text:p>
              </table:table-cell>
              <table:table-cell office:value-type="float" office:value="2.70662">
                <text:p>2.7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285">
                <text:p>150.285</text:p>
              </table:table-cell>
              <table:table-cell office:value-type="float" office:value="32.9312">
                <text:p>32.9312</text:p>
              </table:table-cell>
              <table:table-cell office:value-type="float" office:value="88.7742">
                <text:p>88.7742</text:p>
              </table:table-cell>
              <table:table-cell office:value-type="float" office:value="16.8526">
                <text:p>16.85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6691">
                <text:p>39.6691</text:p>
              </table:table-cell>
              <table:table-cell office:value-type="float" office:value="0.43547">
                <text:p>0.43547</text:p>
              </table:table-cell>
              <table:table-cell office:value-type="float" office:value="41.3453">
                <text:p>41.3453</text:p>
              </table:table-cell>
              <table:table-cell office:value-type="float" office:value="1.26073">
                <text:p>1.26073</text:p>
              </table:table-cell>
              <table:table-cell office:value-type="float" office:value="40.6678">
                <text:p>40.6678</text:p>
              </table:table-cell>
              <table:table-cell office:value-type="float" office:value="2.61245">
                <text:p>2.6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.284">
                <text:p>152.284</text:p>
              </table:table-cell>
              <table:table-cell office:value-type="float" office:value="33.3805">
                <text:p>33.3805</text:p>
              </table:table-cell>
              <table:table-cell office:value-type="float" office:value="85.5048">
                <text:p>85.5048</text:p>
              </table:table-cell>
              <table:table-cell office:value-type="float" office:value="17.5458">
                <text:p>17.54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1034">
                <text:p>39.1034</text:p>
              </table:table-cell>
              <table:table-cell office:value-type="float" office:value="0.68933">
                <text:p>0.68933</text:p>
              </table:table-cell>
              <table:table-cell office:value-type="float" office:value="39.9574">
                <text:p>39.9574</text:p>
              </table:table-cell>
              <table:table-cell office:value-type="float" office:value="1.6805">
                <text:p>1.6805</text:p>
              </table:table-cell>
              <table:table-cell office:value-type="float" office:value="44.0885">
                <text:p>44.0885</text:p>
              </table:table-cell>
              <table:table-cell office:value-type="float" office:value="1.98813">
                <text:p>1.98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323">
                <text:p>135.323</text:p>
              </table:table-cell>
              <table:table-cell office:value-type="float" office:value="7.79685">
                <text:p>7.79685</text:p>
              </table:table-cell>
              <table:table-cell office:value-type="float" office:value="87.0234">
                <text:p>87.0234</text:p>
              </table:table-cell>
              <table:table-cell office:value-type="float" office:value="18.0509">
                <text:p>18.05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.3911">
                <text:p>38.3911</text:p>
              </table:table-cell>
              <table:table-cell office:value-type="float" office:value="0.604391">
                <text:p>0.604391</text:p>
              </table:table-cell>
              <table:table-cell office:value-type="float" office:value="41.6461">
                <text:p>41.6461</text:p>
              </table:table-cell>
              <table:table-cell office:value-type="float" office:value="2.36335">
                <text:p>2.36335</text:p>
              </table:table-cell>
              <table:table-cell office:value-type="float" office:value="45.9414">
                <text:p>45.9414</text:p>
              </table:table-cell>
              <table:table-cell office:value-type="float" office:value="2.22839">
                <text:p>2.2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504">
                <text:p>119.504</text:p>
              </table:table-cell>
              <table:table-cell office:value-type="float" office:value="17.5332">
                <text:p>17.5332</text:p>
              </table:table-cell>
              <table:table-cell office:value-type="float" office:value="94.7215">
                <text:p>94.7215</text:p>
              </table:table-cell>
              <table:table-cell office:value-type="float" office:value="18.7584">
                <text:p>18.75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1426">
                <text:p>38.1426</text:p>
              </table:table-cell>
              <table:table-cell office:value-type="float" office:value="0.692575">
                <text:p>0.692575</text:p>
              </table:table-cell>
              <table:table-cell office:value-type="float" office:value="40.0953">
                <text:p>40.0953</text:p>
              </table:table-cell>
              <table:table-cell office:value-type="float" office:value="2.87105">
                <text:p>2.87105</text:p>
              </table:table-cell>
              <table:table-cell office:value-type="float" office:value="46.1506">
                <text:p>46.1506</text:p>
              </table:table-cell>
              <table:table-cell office:value-type="float" office:value="2.35284">
                <text:p>2.3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854">
                <text:p>107.854</text:p>
              </table:table-cell>
              <table:table-cell office:value-type="float" office:value="19.6442">
                <text:p>19.6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.4323">
                <text:p>37.4323</text:p>
              </table:table-cell>
              <table:table-cell office:value-type="float" office:value="0.556214">
                <text:p>0.556214</text:p>
              </table:table-cell>
              <table:table-cell office:value-type="float" office:value="42.5405">
                <text:p>42.5405</text:p>
              </table:table-cell>
              <table:table-cell office:value-type="float" office:value="3.02352">
                <text:p>3.02352</text:p>
              </table:table-cell>
              <table:table-cell office:value-type="float" office:value="45.7844">
                <text:p>45.7844</text:p>
              </table:table-cell>
              <table:table-cell office:value-type="float" office:value="2.33936">
                <text:p>2.3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192">
                <text:p>115.192</text:p>
              </table:table-cell>
              <table:table-cell office:value-type="float" office:value="21.8414">
                <text:p>21.84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.1677">
                <text:p>38.1677</text:p>
              </table:table-cell>
              <table:table-cell office:value-type="float" office:value="0.607336">
                <text:p>0.607336</text:p>
              </table:table-cell>
              <table:table-cell office:value-type="float" office:value="40.5864">
                <text:p>40.5864</text:p>
              </table:table-cell>
              <table:table-cell office:value-type="float" office:value="2.52461">
                <text:p>2.52461</text:p>
              </table:table-cell>
              <table:table-cell office:value-type="float" office:value="45.582">
                <text:p>45.582</text:p>
              </table:table-cell>
              <table:table-cell office:value-type="float" office:value="2.43813">
                <text:p>2.43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172">
                <text:p>117.172</text:p>
              </table:table-cell>
              <table:table-cell office:value-type="float" office:value="23.3588">
                <text:p>23.35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.6055">
                <text:p>37.6055</text:p>
              </table:table-cell>
              <table:table-cell office:value-type="float" office:value="0.656569">
                <text:p>0.656569</text:p>
              </table:table-cell>
              <table:table-cell office:value-type="float" office:value="39.5192">
                <text:p>39.5192</text:p>
              </table:table-cell>
              <table:table-cell office:value-type="float" office:value="1.91168">
                <text:p>1.91168</text:p>
              </table:table-cell>
              <table:table-cell office:value-type="float" office:value="45.1182">
                <text:p>45.1182</text:p>
              </table:table-cell>
              <table:table-cell office:value-type="float" office:value="2.74735">
                <text:p>2.7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362">
                <text:p>116.362</text:p>
              </table:table-cell>
              <table:table-cell office:value-type="float" office:value="25.5209">
                <text:p>25.52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.7664">
                <text:p>37.7664</text:p>
              </table:table-cell>
              <table:table-cell office:value-type="float" office:value="0.845952">
                <text:p>0.845952</text:p>
              </table:table-cell>
              <table:table-cell office:value-type="float" office:value="40.4197">
                <text:p>40.4197</text:p>
              </table:table-cell>
              <table:table-cell office:value-type="float" office:value="1.51535">
                <text:p>1.51535</text:p>
              </table:table-cell>
              <table:table-cell office:value-type="float" office:value="43.3889">
                <text:p>43.3889</text:p>
              </table:table-cell>
              <table:table-cell office:value-type="float" office:value="3.32359">
                <text:p>3.3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118">
                <text:p>116.118</text:p>
              </table:table-cell>
              <table:table-cell office:value-type="float" office:value="27.8222">
                <text:p>27.82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.4507">
                <text:p>38.4507</text:p>
              </table:table-cell>
              <table:table-cell office:value-type="float" office:value="0.961829">
                <text:p>0.961829</text:p>
              </table:table-cell>
              <table:table-cell office:value-type="float" office:value="39.6597">
                <text:p>39.6597</text:p>
              </table:table-cell>
              <table:table-cell office:value-type="float" office:value="1.01587">
                <text:p>1.01587</text:p>
              </table:table-cell>
              <table:table-cell office:value-type="float" office:value="42.4276">
                <text:p>42.4276</text:p>
              </table:table-cell>
              <table:table-cell office:value-type="float" office:value="3.63983">
                <text:p>3.6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675">
                <text:p>115.675</text:p>
              </table:table-cell>
              <table:table-cell office:value-type="float" office:value="29.0371">
                <text:p>29.0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.0867">
                <text:p>40.0867</text:p>
              </table:table-cell>
              <table:table-cell office:value-type="float" office:value="0.849433">
                <text:p>0.849433</text:p>
              </table:table-cell>
              <table:table-cell office:value-type="float" office:value="40.7507">
                <text:p>40.7507</text:p>
              </table:table-cell>
              <table:table-cell office:value-type="float" office:value="0.365527">
                <text:p>0.365527</text:p>
              </table:table-cell>
              <table:table-cell office:value-type="float" office:value="43.0651">
                <text:p>43.0651</text:p>
              </table:table-cell>
              <table:table-cell office:value-type="float" office:value="3.8252">
                <text:p>3.8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95">
                <text:p>113.95</text:p>
              </table:table-cell>
              <table:table-cell office:value-type="float" office:value="30.6003">
                <text:p>30.60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.4755">
                <text:p>41.4755</text:p>
              </table:table-cell>
              <table:table-cell office:value-type="float" office:value="0.720487">
                <text:p>0.720487</text:p>
              </table:table-cell>
              <table:table-cell office:value-type="float" office:value="40.8145">
                <text:p>40.8145</text:p>
              </table:table-cell>
              <table:table-cell office:value-type="float" office:value="0.550049">
                <text:p>0.550049</text:p>
              </table:table-cell>
              <table:table-cell office:value-type="float" office:value="44.6445">
                <text:p>44.6445</text:p>
              </table:table-cell>
              <table:table-cell office:value-type="float" office:value="3.45629">
                <text:p>3.4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139">
                <text:p>114.139</text:p>
              </table:table-cell>
              <table:table-cell office:value-type="float" office:value="29.613">
                <text:p>29.6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.9225">
                <text:p>41.9225</text:p>
              </table:table-cell>
              <table:table-cell office:value-type="float" office:value="0.883828">
                <text:p>0.883828</text:p>
              </table:table-cell>
              <table:table-cell office:value-type="float" office:value="43.013">
                <text:p>43.013</text:p>
              </table:table-cell>
              <table:table-cell office:value-type="float" office:value="0.393168">
                <text:p>0.393168</text:p>
              </table:table-cell>
              <table:table-cell office:value-type="float" office:value="42.452">
                <text:p>42.452</text:p>
              </table:table-cell>
              <table:table-cell office:value-type="float" office:value="3.28231">
                <text:p>3.2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129">
                <text:p>122.129</text:p>
              </table:table-cell>
              <table:table-cell office:value-type="float" office:value="29.1713">
                <text:p>29.17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.6649">
                <text:p>41.6649</text:p>
              </table:table-cell>
              <table:table-cell office:value-type="float" office:value="0.715802">
                <text:p>0.715802</text:p>
              </table:table-cell>
              <table:table-cell office:value-type="float" office:value="42.4156">
                <text:p>42.4156</text:p>
              </table:table-cell>
              <table:table-cell office:value-type="float" office:value="0.146112">
                <text:p>0.146112</text:p>
              </table:table-cell>
              <table:table-cell office:value-type="float" office:value="42.6756">
                <text:p>42.6756</text:p>
              </table:table-cell>
              <table:table-cell office:value-type="float" office:value="3.22286">
                <text:p>3.2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671">
                <text:p>116.671</text:p>
              </table:table-cell>
              <table:table-cell office:value-type="float" office:value="10.4524">
                <text:p>10.45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.0244">
                <text:p>43.0244</text:p>
              </table:table-cell>
              <table:table-cell office:value-type="float" office:value="0.637617">
                <text:p>0.637617</text:p>
              </table:table-cell>
              <table:table-cell office:value-type="float" office:value="43.277">
                <text:p>43.277</text:p>
              </table:table-cell>
              <table:table-cell office:value-type="float" office:value="0.551012">
                <text:p>0.551012</text:p>
              </table:table-cell>
              <table:table-cell office:value-type="float" office:value="42.0892">
                <text:p>42.0892</text:p>
              </table:table-cell>
              <table:table-cell office:value-type="float" office:value="2.87494">
                <text:p>2.8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1965">
                <text:p>91.1965</text:p>
              </table:table-cell>
              <table:table-cell office:value-type="float" office:value="33.2786">
                <text:p>33.27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.4379">
                <text:p>41.4379</text:p>
              </table:table-cell>
              <table:table-cell office:value-type="float" office:value="0.66576">
                <text:p>0.66576</text:p>
              </table:table-cell>
              <table:table-cell office:value-type="float" office:value="46.0047">
                <text:p>46.0047</text:p>
              </table:table-cell>
              <table:table-cell office:value-type="float" office:value="0.747208">
                <text:p>0.747208</text:p>
              </table:table-cell>
              <table:table-cell office:value-type="float" office:value="45.6709">
                <text:p>45.6709</text:p>
              </table:table-cell>
              <table:table-cell office:value-type="float" office:value="2.14686">
                <text:p>2.14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.9564">
                <text:p>40.9564</text:p>
              </table:table-cell>
              <table:table-cell office:value-type="float" office:value="0.640316">
                <text:p>0.640316</text:p>
              </table:table-cell>
              <table:table-cell office:value-type="float" office:value="44.5054">
                <text:p>44.5054</text:p>
              </table:table-cell>
              <table:table-cell office:value-type="float" office:value="0.898833">
                <text:p>0.898833</text:p>
              </table:table-cell>
              <table:table-cell office:value-type="float" office:value="44.348">
                <text:p>44.348</text:p>
              </table:table-cell>
              <table:table-cell office:value-type="float" office:value="1.87207">
                <text:p>1.8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.9543">
                <text:p>39.9543</text:p>
              </table:table-cell>
              <table:table-cell office:value-type="float" office:value="0.760224">
                <text:p>0.760224</text:p>
              </table:table-cell>
              <table:table-cell office:value-type="float" office:value="44.7837">
                <text:p>44.7837</text:p>
              </table:table-cell>
              <table:table-cell office:value-type="float" office:value="1.1988">
                <text:p>1.1988</text:p>
              </table:table-cell>
              <table:table-cell office:value-type="float" office:value="44.9485">
                <text:p>44.9485</text:p>
              </table:table-cell>
              <table:table-cell office:value-type="float" office:value="2.66629">
                <text:p>2.6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.637">
                <text:p>40.637</text:p>
              </table:table-cell>
              <table:table-cell office:value-type="float" office:value="0.756616">
                <text:p>0.756616</text:p>
              </table:table-cell>
              <table:table-cell office:value-type="float" office:value="45.4072">
                <text:p>45.4072</text:p>
              </table:table-cell>
              <table:table-cell office:value-type="float" office:value="1.12035">
                <text:p>1.12035</text:p>
              </table:table-cell>
              <table:table-cell office:value-type="float" office:value="45.3974">
                <text:p>45.3974</text:p>
              </table:table-cell>
              <table:table-cell office:value-type="float" office:value="3.75333">
                <text:p>3.7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.6812">
                <text:p>41.6812</text:p>
              </table:table-cell>
              <table:table-cell office:value-type="float" office:value="0.680477">
                <text:p>0.680477</text:p>
              </table:table-cell>
              <table:table-cell office:value-type="float" office:value="45.5923">
                <text:p>45.5923</text:p>
              </table:table-cell>
              <table:table-cell office:value-type="float" office:value="0.753647">
                <text:p>0.753647</text:p>
              </table:table-cell>
              <table:table-cell office:value-type="float" office:value="46.5134">
                <text:p>46.5134</text:p>
              </table:table-cell>
              <table:table-cell office:value-type="float" office:value="4.81567">
                <text:p>4.8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.5066">
                <text:p>40.5066</text:p>
              </table:table-cell>
              <table:table-cell office:value-type="float" office:value="0.531749">
                <text:p>0.531749</text:p>
              </table:table-cell>
              <table:table-cell office:value-type="float" office:value="45.6066">
                <text:p>45.6066</text:p>
              </table:table-cell>
              <table:table-cell office:value-type="float" office:value="0.514512">
                <text:p>0.514512</text:p>
              </table:table-cell>
              <table:table-cell office:value-type="float" office:value="48.5943">
                <text:p>48.5943</text:p>
              </table:table-cell>
              <table:table-cell office:value-type="float" office:value="5.02462">
                <text:p>5.0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.1501">
                <text:p>40.1501</text:p>
              </table:table-cell>
              <table:table-cell office:value-type="float" office:value="0.527638">
                <text:p>0.527638</text:p>
              </table:table-cell>
              <table:table-cell office:value-type="float" office:value="46.3873">
                <text:p>46.3873</text:p>
              </table:table-cell>
              <table:table-cell office:value-type="float" office:value="0.247999">
                <text:p>0.247999</text:p>
              </table:table-cell>
              <table:table-cell office:value-type="float" office:value="49.4086">
                <text:p>49.4086</text:p>
              </table:table-cell>
              <table:table-cell office:value-type="float" office:value="4.42314">
                <text:p>4.4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.9887">
                <text:p>40.9887</text:p>
              </table:table-cell>
              <table:table-cell office:value-type="float" office:value="0.54828">
                <text:p>0.54828</text:p>
              </table:table-cell>
              <table:table-cell office:value-type="float" office:value="43.9163">
                <text:p>43.9163</text:p>
              </table:table-cell>
              <table:table-cell office:value-type="float" office:value="0.573912">
                <text:p>0.573912</text:p>
              </table:table-cell>
              <table:table-cell office:value-type="float" office:value="50.0229">
                <text:p>50.0229</text:p>
              </table:table-cell>
              <table:table-cell office:value-type="float" office:value="4.57352">
                <text:p>4.5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.7197">
                <text:p>39.7197</text:p>
              </table:table-cell>
              <table:table-cell office:value-type="float" office:value="0.479288">
                <text:p>0.479288</text:p>
              </table:table-cell>
              <table:table-cell office:value-type="float" office:value="47.323">
                <text:p>47.323</text:p>
              </table:table-cell>
              <table:table-cell office:value-type="float" office:value="1.36052">
                <text:p>1.36052</text:p>
              </table:table-cell>
              <table:table-cell office:value-type="float" office:value="48.5224">
                <text:p>48.5224</text:p>
              </table:table-cell>
              <table:table-cell office:value-type="float" office:value="5.81669">
                <text:p>5.8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.413">
                <text:p>39.413</text:p>
              </table:table-cell>
              <table:table-cell office:value-type="float" office:value="0.449033">
                <text:p>0.449033</text:p>
              </table:table-cell>
              <table:table-cell office:value-type="float" office:value="47.3942">
                <text:p>47.3942</text:p>
              </table:table-cell>
              <table:table-cell office:value-type="float" office:value="2.18625">
                <text:p>2.18625</text:p>
              </table:table-cell>
              <table:table-cell office:value-type="float" office:value="49.9659">
                <text:p>49.9659</text:p>
              </table:table-cell>
              <table:table-cell office:value-type="float" office:value="5.84291">
                <text:p>5.84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.0321">
                <text:p>41.0321</text:p>
              </table:table-cell>
              <table:table-cell office:value-type="float" office:value="0.526219">
                <text:p>0.526219</text:p>
              </table:table-cell>
              <table:table-cell office:value-type="float" office:value="46.0656">
                <text:p>46.0656</text:p>
              </table:table-cell>
              <table:table-cell office:value-type="float" office:value="2.70483">
                <text:p>2.70483</text:p>
              </table:table-cell>
              <table:table-cell office:value-type="float" office:value="48.8118">
                <text:p>48.8118</text:p>
              </table:table-cell>
              <table:table-cell office:value-type="float" office:value="4.92153">
                <text:p>4.9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.4581">
                <text:p>41.4581</text:p>
              </table:table-cell>
              <table:table-cell office:value-type="float" office:value="0.603356">
                <text:p>0.603356</text:p>
              </table:table-cell>
              <table:table-cell office:value-type="float" office:value="43.0406">
                <text:p>43.0406</text:p>
              </table:table-cell>
              <table:table-cell office:value-type="float" office:value="2.82025">
                <text:p>2.82025</text:p>
              </table:table-cell>
              <table:table-cell office:value-type="float" office:value="49.9727">
                <text:p>49.9727</text:p>
              </table:table-cell>
              <table:table-cell office:value-type="float" office:value="3.44492">
                <text:p>3.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.9947">
                <text:p>40.9947</text:p>
              </table:table-cell>
              <table:table-cell office:value-type="float" office:value="0.577674">
                <text:p>0.577674</text:p>
              </table:table-cell>
              <table:table-cell office:value-type="float" office:value="42.9727">
                <text:p>42.9727</text:p>
              </table:table-cell>
              <table:table-cell office:value-type="float" office:value="2.65678">
                <text:p>2.65678</text:p>
              </table:table-cell>
              <table:table-cell office:value-type="float" office:value="49.2152">
                <text:p>49.2152</text:p>
              </table:table-cell>
              <table:table-cell office:value-type="float" office:value="4.0487">
                <text:p>4.0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.8878">
                <text:p>42.8878</text:p>
              </table:table-cell>
              <table:table-cell office:value-type="float" office:value="0.562811">
                <text:p>0.562811</text:p>
              </table:table-cell>
              <table:table-cell office:value-type="float" office:value="44.4918">
                <text:p>44.4918</text:p>
              </table:table-cell>
              <table:table-cell office:value-type="float" office:value="2.59194">
                <text:p>2.59194</text:p>
              </table:table-cell>
              <table:table-cell office:value-type="float" office:value="50.2171">
                <text:p>50.2171</text:p>
              </table:table-cell>
              <table:table-cell office:value-type="float" office:value="4.00449">
                <text:p>4.0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.3587">
                <text:p>44.3587</text:p>
              </table:table-cell>
              <table:table-cell office:value-type="float" office:value="0.533244">
                <text:p>0.533244</text:p>
              </table:table-cell>
              <table:table-cell office:value-type="float" office:value="43.6516">
                <text:p>43.6516</text:p>
              </table:table-cell>
              <table:table-cell office:value-type="float" office:value="2.3543">
                <text:p>2.3543</text:p>
              </table:table-cell>
              <table:table-cell office:value-type="float" office:value="51.662">
                <text:p>51.662</text:p>
              </table:table-cell>
              <table:table-cell office:value-type="float" office:value="3.8511">
                <text:p>3.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.8099">
                <text:p>44.8099</text:p>
              </table:table-cell>
              <table:table-cell office:value-type="float" office:value="0.500942">
                <text:p>0.500942</text:p>
              </table:table-cell>
              <table:table-cell office:value-type="float" office:value="42.0694">
                <text:p>42.0694</text:p>
              </table:table-cell>
              <table:table-cell office:value-type="float" office:value="2.0743">
                <text:p>2.0743</text:p>
              </table:table-cell>
              <table:table-cell office:value-type="float" office:value="50.1624">
                <text:p>50.1624</text:p>
              </table:table-cell>
              <table:table-cell office:value-type="float" office:value="2.55061">
                <text:p>2.55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.7216">
                <text:p>42.7216</text:p>
              </table:table-cell>
              <table:table-cell office:value-type="float" office:value="0.371797">
                <text:p>0.371797</text:p>
              </table:table-cell>
              <table:table-cell office:value-type="float" office:value="43.7797">
                <text:p>43.7797</text:p>
              </table:table-cell>
              <table:table-cell office:value-type="float" office:value="1.39902">
                <text:p>1.39902</text:p>
              </table:table-cell>
              <table:table-cell office:value-type="float" office:value="51.9217">
                <text:p>51.9217</text:p>
              </table:table-cell>
              <table:table-cell office:value-type="float" office:value="0.924174">
                <text:p>0.924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.3492">
                <text:p>42.3492</text:p>
              </table:table-cell>
              <table:table-cell office:value-type="float" office:value="0.60499">
                <text:p>0.60499</text:p>
              </table:table-cell>
              <table:table-cell office:value-type="float" office:value="44.1269">
                <text:p>44.1269</text:p>
              </table:table-cell>
              <table:table-cell office:value-type="float" office:value="1.13265">
                <text:p>1.13265</text:p>
              </table:table-cell>
              <table:table-cell office:value-type="float" office:value="52.2597">
                <text:p>52.2597</text:p>
              </table:table-cell>
              <table:table-cell office:value-type="float" office:value="1.62184">
                <text:p>1.6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.9193">
                <text:p>43.9193</text:p>
              </table:table-cell>
              <table:table-cell office:value-type="float" office:value="0.670993">
                <text:p>0.670993</text:p>
              </table:table-cell>
              <table:table-cell office:value-type="float" office:value="43.6927">
                <text:p>43.6927</text:p>
              </table:table-cell>
              <table:table-cell office:value-type="float" office:value="0.993652">
                <text:p>0.993652</text:p>
              </table:table-cell>
              <table:table-cell office:value-type="float" office:value="53.3535">
                <text:p>53.3535</text:p>
              </table:table-cell>
              <table:table-cell office:value-type="float" office:value="3.87702">
                <text:p>3.87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.6745">
                <text:p>43.6745</text:p>
              </table:table-cell>
              <table:table-cell office:value-type="float" office:value="0.665256">
                <text:p>0.665256</text:p>
              </table:table-cell>
              <table:table-cell office:value-type="float" office:value="43.1066">
                <text:p>43.1066</text:p>
              </table:table-cell>
              <table:table-cell office:value-type="float" office:value="1.75874">
                <text:p>1.75874</text:p>
              </table:table-cell>
              <table:table-cell office:value-type="float" office:value="54.331">
                <text:p>54.331</text:p>
              </table:table-cell>
              <table:table-cell office:value-type="float" office:value="5.64287">
                <text:p>5.6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7992">
                <text:p>42.7992</text:p>
              </table:table-cell>
              <table:table-cell office:value-type="float" office:value="0.563847">
                <text:p>0.563847</text:p>
              </table:table-cell>
              <table:table-cell office:value-type="float" office:value="44.0576">
                <text:p>44.0576</text:p>
              </table:table-cell>
              <table:table-cell office:value-type="float" office:value="2.29068">
                <text:p>2.29068</text:p>
              </table:table-cell>
              <table:table-cell office:value-type="float" office:value="64.2055">
                <text:p>64.2055</text:p>
              </table:table-cell>
              <table:table-cell office:value-type="float" office:value="5.35024">
                <text:p>5.35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.0599">
                <text:p>45.0599</text:p>
              </table:table-cell>
              <table:table-cell office:value-type="float" office:value="0.619856">
                <text:p>0.619856</text:p>
              </table:table-cell>
              <table:table-cell office:value-type="float" office:value="45.7227">
                <text:p>45.7227</text:p>
              </table:table-cell>
              <table:table-cell office:value-type="float" office:value="2.63408">
                <text:p>2.63408</text:p>
              </table:table-cell>
              <table:table-cell office:value-type="float" office:value="65.3636">
                <text:p>65.3636</text:p>
              </table:table-cell>
              <table:table-cell office:value-type="float" office:value="5.24513">
                <text:p>5.24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.8114">
                <text:p>44.8114</text:p>
              </table:table-cell>
              <table:table-cell office:value-type="float" office:value="1.19873">
                <text:p>1.19873</text:p>
              </table:table-cell>
              <table:table-cell office:value-type="float" office:value="45.8896">
                <text:p>45.8896</text:p>
              </table:table-cell>
              <table:table-cell office:value-type="float" office:value="2.51807">
                <text:p>2.51807</text:p>
              </table:table-cell>
              <table:table-cell office:value-type="float" office:value="66.6801">
                <text:p>66.6801</text:p>
              </table:table-cell>
              <table:table-cell office:value-type="float" office:value="6.36875">
                <text:p>6.3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.5118">
                <text:p>44.5118</text:p>
              </table:table-cell>
              <table:table-cell office:value-type="float" office:value="0.989774">
                <text:p>0.989774</text:p>
              </table:table-cell>
              <table:table-cell office:value-type="float" office:value="47.2323">
                <text:p>47.2323</text:p>
              </table:table-cell>
              <table:table-cell office:value-type="float" office:value="2.70213">
                <text:p>2.70213</text:p>
              </table:table-cell>
              <table:table-cell office:value-type="float" office:value="73.4206">
                <text:p>73.4206</text:p>
              </table:table-cell>
              <table:table-cell office:value-type="float" office:value="7.61428">
                <text:p>7.6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.7808">
                <text:p>42.7808</text:p>
              </table:table-cell>
              <table:table-cell office:value-type="float" office:value="1.25627">
                <text:p>1.25627</text:p>
              </table:table-cell>
              <table:table-cell office:value-type="float" office:value="46.8658">
                <text:p>46.8658</text:p>
              </table:table-cell>
              <table:table-cell office:value-type="float" office:value="2.38366">
                <text:p>2.38366</text:p>
              </table:table-cell>
              <table:table-cell office:value-type="float" office:value="74.5331">
                <text:p>74.5331</text:p>
              </table:table-cell>
              <table:table-cell office:value-type="float" office:value="8.16308">
                <text:p>8.1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.9094">
                <text:p>42.9094</text:p>
              </table:table-cell>
              <table:table-cell office:value-type="float" office:value="1.02861">
                <text:p>1.02861</text:p>
              </table:table-cell>
              <table:table-cell office:value-type="float" office:value="47.8236">
                <text:p>47.8236</text:p>
              </table:table-cell>
              <table:table-cell office:value-type="float" office:value="2.61061">
                <text:p>2.61061</text:p>
              </table:table-cell>
              <table:table-cell office:value-type="float" office:value="77.2426">
                <text:p>77.2426</text:p>
              </table:table-cell>
              <table:table-cell office:value-type="float" office:value="7.50953">
                <text:p>7.50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.7546">
                <text:p>43.7546</text:p>
              </table:table-cell>
              <table:table-cell office:value-type="float" office:value="1.58206">
                <text:p>1.58206</text:p>
              </table:table-cell>
              <table:table-cell office:value-type="float" office:value="47.709">
                <text:p>47.709</text:p>
              </table:table-cell>
              <table:table-cell office:value-type="float" office:value="2.60728">
                <text:p>2.60728</text:p>
              </table:table-cell>
              <table:table-cell office:value-type="float" office:value="77.271">
                <text:p>77.271</text:p>
              </table:table-cell>
              <table:table-cell office:value-type="float" office:value="7.39779">
                <text:p>7.3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.3318">
                <text:p>43.3318</text:p>
              </table:table-cell>
              <table:table-cell office:value-type="float" office:value="1.53709">
                <text:p>1.53709</text:p>
              </table:table-cell>
              <table:table-cell office:value-type="float" office:value="48.7724">
                <text:p>48.7724</text:p>
              </table:table-cell>
              <table:table-cell office:value-type="float" office:value="2.47302">
                <text:p>2.47302</text:p>
              </table:table-cell>
              <table:table-cell office:value-type="float" office:value="79.8381">
                <text:p>79.8381</text:p>
              </table:table-cell>
              <table:table-cell office:value-type="float" office:value="7.74314">
                <text:p>7.74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.6124">
                <text:p>43.6124</text:p>
              </table:table-cell>
              <table:table-cell office:value-type="float" office:value="1.3573">
                <text:p>1.3573</text:p>
              </table:table-cell>
              <table:table-cell office:value-type="float" office:value="47.8917">
                <text:p>47.8917</text:p>
              </table:table-cell>
              <table:table-cell office:value-type="float" office:value="2.07629">
                <text:p>2.07629</text:p>
              </table:table-cell>
              <table:table-cell office:value-type="float" office:value="80.0948">
                <text:p>80.0948</text:p>
              </table:table-cell>
              <table:table-cell office:value-type="float" office:value="8.3195">
                <text:p>8.3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.3134">
                <text:p>44.3134</text:p>
              </table:table-cell>
              <table:table-cell office:value-type="float" office:value="1.01578">
                <text:p>1.01578</text:p>
              </table:table-cell>
              <table:table-cell office:value-type="float" office:value="47.5059">
                <text:p>47.5059</text:p>
              </table:table-cell>
              <table:table-cell office:value-type="float" office:value="2.30784">
                <text:p>2.30784</text:p>
              </table:table-cell>
              <table:table-cell office:value-type="float" office:value="78.5433">
                <text:p>78.5433</text:p>
              </table:table-cell>
              <table:table-cell office:value-type="float" office:value="8.05163">
                <text:p>8.0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.5432">
                <text:p>43.5432</text:p>
              </table:table-cell>
              <table:table-cell office:value-type="float" office:value="0.559068">
                <text:p>0.559068</text:p>
              </table:table-cell>
              <table:table-cell office:value-type="float" office:value="49.8751">
                <text:p>49.8751</text:p>
              </table:table-cell>
              <table:table-cell office:value-type="float" office:value="2.31031">
                <text:p>2.31031</text:p>
              </table:table-cell>
              <table:table-cell office:value-type="float" office:value="79.7099">
                <text:p>79.7099</text:p>
              </table:table-cell>
              <table:table-cell office:value-type="float" office:value="7.47859">
                <text:p>7.4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4026">
                <text:p>42.4026</text:p>
              </table:table-cell>
              <table:table-cell office:value-type="float" office:value="0.673947">
                <text:p>0.673947</text:p>
              </table:table-cell>
              <table:table-cell office:value-type="float" office:value="51.7734">
                <text:p>51.7734</text:p>
              </table:table-cell>
              <table:table-cell office:value-type="float" office:value="2.35214">
                <text:p>2.35214</text:p>
              </table:table-cell>
              <table:table-cell office:value-type="float" office:value="79.8196">
                <text:p>79.8196</text:p>
              </table:table-cell>
              <table:table-cell office:value-type="float" office:value="7.14285">
                <text:p>7.1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6214">
                <text:p>42.6214</text:p>
              </table:table-cell>
              <table:table-cell office:value-type="float" office:value="0.926709">
                <text:p>0.926709</text:p>
              </table:table-cell>
              <table:table-cell office:value-type="float" office:value="51.6588">
                <text:p>51.6588</text:p>
              </table:table-cell>
              <table:table-cell office:value-type="float" office:value="3.33386">
                <text:p>3.33386</text:p>
              </table:table-cell>
              <table:table-cell office:value-type="float" office:value="82.7837">
                <text:p>82.7837</text:p>
              </table:table-cell>
              <table:table-cell office:value-type="float" office:value="8.34757">
                <text:p>8.34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.6995">
                <text:p>43.6995</text:p>
              </table:table-cell>
              <table:table-cell office:value-type="float" office:value="0.810078">
                <text:p>0.810078</text:p>
              </table:table-cell>
              <table:table-cell office:value-type="float" office:value="51.1808">
                <text:p>51.1808</text:p>
              </table:table-cell>
              <table:table-cell office:value-type="float" office:value="4.42808">
                <text:p>4.42808</text:p>
              </table:table-cell>
              <table:table-cell office:value-type="float" office:value="81.6479">
                <text:p>81.6479</text:p>
              </table:table-cell>
              <table:table-cell office:value-type="float" office:value="9.03825">
                <text:p>9.0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.5072">
                <text:p>44.5072</text:p>
              </table:table-cell>
              <table:table-cell office:value-type="float" office:value="1.19061">
                <text:p>1.19061</text:p>
              </table:table-cell>
              <table:table-cell office:value-type="float" office:value="49.8295">
                <text:p>49.8295</text:p>
              </table:table-cell>
              <table:table-cell office:value-type="float" office:value="4.82372">
                <text:p>4.82372</text:p>
              </table:table-cell>
              <table:table-cell office:value-type="float" office:value="82.8904">
                <text:p>82.8904</text:p>
              </table:table-cell>
              <table:table-cell office:value-type="float" office:value="10.4226">
                <text:p>10.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7617">
                <text:p>43.7617</text:p>
              </table:table-cell>
              <table:table-cell office:value-type="float" office:value="1.53957">
                <text:p>1.53957</text:p>
              </table:table-cell>
              <table:table-cell office:value-type="float" office:value="46.9274">
                <text:p>46.9274</text:p>
              </table:table-cell>
              <table:table-cell office:value-type="float" office:value="4.59132">
                <text:p>4.59132</text:p>
              </table:table-cell>
              <table:table-cell office:value-type="float" office:value="83.8914">
                <text:p>83.8914</text:p>
              </table:table-cell>
              <table:table-cell office:value-type="float" office:value="10.6712">
                <text:p>10.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.7854">
                <text:p>45.7854</text:p>
              </table:table-cell>
              <table:table-cell office:value-type="float" office:value="1.81403">
                <text:p>1.81403</text:p>
              </table:table-cell>
              <table:table-cell office:value-type="float" office:value="49.1939">
                <text:p>49.1939</text:p>
              </table:table-cell>
              <table:table-cell office:value-type="float" office:value="3.48225">
                <text:p>3.48225</text:p>
              </table:table-cell>
              <table:table-cell office:value-type="float" office:value="83.6577">
                <text:p>83.6577</text:p>
              </table:table-cell>
              <table:table-cell office:value-type="float" office:value="11.2162">
                <text:p>11.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.5748">
                <text:p>43.5748</text:p>
              </table:table-cell>
              <table:table-cell office:value-type="float" office:value="2.00792">
                <text:p>2.00792</text:p>
              </table:table-cell>
              <table:table-cell office:value-type="float" office:value="50.5091">
                <text:p>50.5091</text:p>
              </table:table-cell>
              <table:table-cell office:value-type="float" office:value="3.03427">
                <text:p>3.03427</text:p>
              </table:table-cell>
              <table:table-cell office:value-type="float" office:value="84.4652">
                <text:p>84.4652</text:p>
              </table:table-cell>
              <table:table-cell office:value-type="float" office:value="11.0789">
                <text:p>11.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2395">
                <text:p>44.2395</text:p>
              </table:table-cell>
              <table:table-cell office:value-type="float" office:value="1.79741">
                <text:p>1.79741</text:p>
              </table:table-cell>
              <table:table-cell office:value-type="float" office:value="49.9941">
                <text:p>49.9941</text:p>
              </table:table-cell>
              <table:table-cell office:value-type="float" office:value="3.5108">
                <text:p>3.5108</text:p>
              </table:table-cell>
              <table:table-cell office:value-type="float" office:value="82.4551">
                <text:p>82.4551</text:p>
              </table:table-cell>
              <table:table-cell office:value-type="float" office:value="11.3424">
                <text:p>11.3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.4483">
                <text:p>45.4483</text:p>
              </table:table-cell>
              <table:table-cell office:value-type="float" office:value="1.56732">
                <text:p>1.56732</text:p>
              </table:table-cell>
              <table:table-cell office:value-type="float" office:value="49.6719">
                <text:p>49.6719</text:p>
              </table:table-cell>
              <table:table-cell office:value-type="float" office:value="3.94687">
                <text:p>3.94687</text:p>
              </table:table-cell>
              <table:table-cell office:value-type="float" office:value="85.1254">
                <text:p>85.1254</text:p>
              </table:table-cell>
              <table:table-cell office:value-type="float" office:value="10.9843">
                <text:p>10.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5273">
                <text:p>45.5273</text:p>
              </table:table-cell>
              <table:table-cell office:value-type="float" office:value="1.61368">
                <text:p>1.61368</text:p>
              </table:table-cell>
              <table:table-cell office:value-type="float" office:value="51.6591">
                <text:p>51.6591</text:p>
              </table:table-cell>
              <table:table-cell office:value-type="float" office:value="3.50224">
                <text:p>3.50224</text:p>
              </table:table-cell>
              <table:table-cell office:value-type="float" office:value="88.7993">
                <text:p>88.7993</text:p>
              </table:table-cell>
              <table:table-cell office:value-type="float" office:value="11.6378">
                <text:p>11.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.3352">
                <text:p>46.3352</text:p>
              </table:table-cell>
              <table:table-cell office:value-type="float" office:value="1.76727">
                <text:p>1.76727</text:p>
              </table:table-cell>
              <table:table-cell office:value-type="float" office:value="50.4991">
                <text:p>50.4991</text:p>
              </table:table-cell>
              <table:table-cell office:value-type="float" office:value="2.84711">
                <text:p>2.84711</text:p>
              </table:table-cell>
              <table:table-cell office:value-type="float" office:value="91.5521">
                <text:p>91.5521</text:p>
              </table:table-cell>
              <table:table-cell office:value-type="float" office:value="12.6417">
                <text:p>12.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.9726">
                <text:p>45.9726</text:p>
              </table:table-cell>
              <table:table-cell office:value-type="float" office:value="1.4027">
                <text:p>1.4027</text:p>
              </table:table-cell>
              <table:table-cell office:value-type="float" office:value="49.0825">
                <text:p>49.0825</text:p>
              </table:table-cell>
              <table:table-cell office:value-type="float" office:value="3.45823">
                <text:p>3.45823</text:p>
              </table:table-cell>
              <table:table-cell office:value-type="float" office:value="100.375">
                <text:p>100.375</text:p>
              </table:table-cell>
              <table:table-cell office:value-type="float" office:value="14.0519">
                <text:p>14.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4364">
                <text:p>46.4364</text:p>
              </table:table-cell>
              <table:table-cell office:value-type="float" office:value="1.3356">
                <text:p>1.3356</text:p>
              </table:table-cell>
              <table:table-cell office:value-type="float" office:value="48.7729">
                <text:p>48.7729</text:p>
              </table:table-cell>
              <table:table-cell office:value-type="float" office:value="4.0328">
                <text:p>4.0328</text:p>
              </table:table-cell>
              <table:table-cell office:value-type="float" office:value="120.465">
                <text:p>120.465</text:p>
              </table:table-cell>
              <table:table-cell office:value-type="float" office:value="14.905">
                <text:p>14.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5171">
                <text:p>46.5171</text:p>
              </table:table-cell>
              <table:table-cell office:value-type="float" office:value="1.48069">
                <text:p>1.48069</text:p>
              </table:table-cell>
              <table:table-cell office:value-type="float" office:value="50.9698">
                <text:p>50.9698</text:p>
              </table:table-cell>
              <table:table-cell office:value-type="float" office:value="4.51652">
                <text:p>4.51652</text:p>
              </table:table-cell>
              <table:table-cell office:value-type="float" office:value="118.66">
                <text:p>118.66</text:p>
              </table:table-cell>
              <table:table-cell office:value-type="float" office:value="14.8956">
                <text:p>14.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.1859">
                <text:p>43.1859</text:p>
              </table:table-cell>
              <table:table-cell office:value-type="float" office:value="1.77216">
                <text:p>1.77216</text:p>
              </table:table-cell>
              <table:table-cell office:value-type="float" office:value="52.5707">
                <text:p>52.5707</text:p>
              </table:table-cell>
              <table:table-cell office:value-type="float" office:value="4.09683">
                <text:p>4.09683</text:p>
              </table:table-cell>
              <table:table-cell office:value-type="float" office:value="116.177">
                <text:p>116.177</text:p>
              </table:table-cell>
              <table:table-cell office:value-type="float" office:value="15.7209">
                <text:p>15.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.9662">
                <text:p>43.9662</text:p>
              </table:table-cell>
              <table:table-cell office:value-type="float" office:value="1.73309">
                <text:p>1.73309</text:p>
              </table:table-cell>
              <table:table-cell office:value-type="float" office:value="53.5605">
                <text:p>53.5605</text:p>
              </table:table-cell>
              <table:table-cell office:value-type="float" office:value="3.97539">
                <text:p>3.97539</text:p>
              </table:table-cell>
              <table:table-cell office:value-type="float" office:value="116.112">
                <text:p>116.112</text:p>
              </table:table-cell>
              <table:table-cell office:value-type="float" office:value="17.0005">
                <text:p>17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.0243">
                <text:p>43.0243</text:p>
              </table:table-cell>
              <table:table-cell office:value-type="float" office:value="1.78429">
                <text:p>1.78429</text:p>
              </table:table-cell>
              <table:table-cell office:value-type="float" office:value="53.4103">
                <text:p>53.4103</text:p>
              </table:table-cell>
              <table:table-cell office:value-type="float" office:value="3.90607">
                <text:p>3.90607</text:p>
              </table:table-cell>
              <table:table-cell office:value-type="float" office:value="112.437">
                <text:p>112.437</text:p>
              </table:table-cell>
              <table:table-cell office:value-type="float" office:value="17.9379">
                <text:p>17.9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.3659">
                <text:p>45.3659</text:p>
              </table:table-cell>
              <table:table-cell office:value-type="float" office:value="1.63388">
                <text:p>1.63388</text:p>
              </table:table-cell>
              <table:table-cell office:value-type="float" office:value="52.905">
                <text:p>52.905</text:p>
              </table:table-cell>
              <table:table-cell office:value-type="float" office:value="4.38135">
                <text:p>4.38135</text:p>
              </table:table-cell>
              <table:table-cell office:value-type="float" office:value="111.584">
                <text:p>111.584</text:p>
              </table:table-cell>
              <table:table-cell office:value-type="float" office:value="18.2044">
                <text:p>18.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.7423">
                <text:p>42.7423</text:p>
              </table:table-cell>
              <table:table-cell office:value-type="float" office:value="1.75082">
                <text:p>1.75082</text:p>
              </table:table-cell>
              <table:table-cell office:value-type="float" office:value="52.8378">
                <text:p>52.8378</text:p>
              </table:table-cell>
              <table:table-cell office:value-type="float" office:value="4.22974">
                <text:p>4.22974</text:p>
              </table:table-cell>
              <table:table-cell office:value-type="float" office:value="115.456">
                <text:p>115.456</text:p>
              </table:table-cell>
              <table:table-cell office:value-type="float" office:value="18.5688">
                <text:p>18.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.2918">
                <text:p>43.2918</text:p>
              </table:table-cell>
              <table:table-cell office:value-type="float" office:value="1.92833">
                <text:p>1.92833</text:p>
              </table:table-cell>
              <table:table-cell office:value-type="float" office:value="52.6798">
                <text:p>52.6798</text:p>
              </table:table-cell>
              <table:table-cell office:value-type="float" office:value="3.6985">
                <text:p>3.6985</text:p>
              </table:table-cell>
              <table:table-cell office:value-type="float" office:value="115.663">
                <text:p>115.663</text:p>
              </table:table-cell>
              <table:table-cell office:value-type="float" office:value="18.671">
                <text:p>18.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.7342">
                <text:p>44.7342</text:p>
              </table:table-cell>
              <table:table-cell office:value-type="float" office:value="1.98627">
                <text:p>1.98627</text:p>
              </table:table-cell>
              <table:table-cell office:value-type="float" office:value="53.5316">
                <text:p>53.5316</text:p>
              </table:table-cell>
              <table:table-cell office:value-type="float" office:value="3.55778">
                <text:p>3.55778</text:p>
              </table:table-cell>
              <table:table-cell office:value-type="float" office:value="112.455">
                <text:p>112.455</text:p>
              </table:table-cell>
              <table:table-cell office:value-type="float" office:value="19.4961">
                <text:p>19.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.2507">
                <text:p>46.2507</text:p>
              </table:table-cell>
              <table:table-cell office:value-type="float" office:value="1.44419">
                <text:p>1.44419</text:p>
              </table:table-cell>
              <table:table-cell office:value-type="float" office:value="67.3058">
                <text:p>67.3058</text:p>
              </table:table-cell>
              <table:table-cell office:value-type="float" office:value="4.61901">
                <text:p>4.61901</text:p>
              </table:table-cell>
              <table:table-cell office:value-type="float" office:value="117.63">
                <text:p>117.63</text:p>
              </table:table-cell>
              <table:table-cell office:value-type="float" office:value="18.5695">
                <text:p>18.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.9422">
                <text:p>41.9422</text:p>
              </table:table-cell>
              <table:table-cell office:value-type="float" office:value="1.00325">
                <text:p>1.00325</text:p>
              </table:table-cell>
              <table:table-cell office:value-type="float" office:value="66.7518">
                <text:p>66.7518</text:p>
              </table:table-cell>
              <table:table-cell office:value-type="float" office:value="5.19052">
                <text:p>5.19052</text:p>
              </table:table-cell>
              <table:table-cell office:value-type="float" office:value="116.544">
                <text:p>116.544</text:p>
              </table:table-cell>
              <table:table-cell office:value-type="float" office:value="17.723">
                <text:p>17.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.467">
                <text:p>43.467</text:p>
              </table:table-cell>
              <table:table-cell office:value-type="float" office:value="1.03009">
                <text:p>1.03009</text:p>
              </table:table-cell>
              <table:table-cell office:value-type="float" office:value="69.4329">
                <text:p>69.4329</text:p>
              </table:table-cell>
              <table:table-cell office:value-type="float" office:value="5.24595">
                <text:p>5.24595</text:p>
              </table:table-cell>
              <table:table-cell office:value-type="float" office:value="112.794">
                <text:p>112.794</text:p>
              </table:table-cell>
              <table:table-cell office:value-type="float" office:value="18.9014">
                <text:p>18.9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.5757">
                <text:p>45.5757</text:p>
              </table:table-cell>
              <table:table-cell office:value-type="float" office:value="1.50134">
                <text:p>1.50134</text:p>
              </table:table-cell>
              <table:table-cell office:value-type="float" office:value="71.7702">
                <text:p>71.7702</text:p>
              </table:table-cell>
              <table:table-cell office:value-type="float" office:value="5.28522">
                <text:p>5.28522</text:p>
              </table:table-cell>
              <table:table-cell office:value-type="float" office:value="112.471">
                <text:p>112.471</text:p>
              </table:table-cell>
              <table:table-cell office:value-type="float" office:value="12.8323">
                <text:p>12.8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.1563">
                <text:p>46.1563</text:p>
              </table:table-cell>
              <table:table-cell office:value-type="float" office:value="1.73022">
                <text:p>1.73022</text:p>
              </table:table-cell>
              <table:table-cell office:value-type="float" office:value="74.4303">
                <text:p>74.4303</text:p>
              </table:table-cell>
              <table:table-cell office:value-type="float" office:value="5.19286">
                <text:p>5.19286</text:p>
              </table:table-cell>
              <table:table-cell office:value-type="float" office:value="106.666">
                <text:p>106.666</text:p>
              </table:table-cell>
              <table:table-cell office:value-type="float" office:value="18.0781">
                <text:p>18.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5.3874">
                <text:p>45.3874</text:p>
              </table:table-cell>
              <table:table-cell office:value-type="float" office:value="1.3861">
                <text:p>1.3861</text:p>
              </table:table-cell>
              <table:table-cell office:value-type="float" office:value="76.5119">
                <text:p>76.5119</text:p>
              </table:table-cell>
              <table:table-cell office:value-type="float" office:value="5.58655">
                <text:p>5.58655</text:p>
              </table:table-cell>
              <table:table-cell office:value-type="float" office:value="96.1606">
                <text:p>96.1606</text:p>
              </table:table-cell>
              <table:table-cell office:value-type="float" office:value="21.4861">
                <text:p>21.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.6927">
                <text:p>45.6927</text:p>
              </table:table-cell>
              <table:table-cell office:value-type="float" office:value="1.28133">
                <text:p>1.28133</text:p>
              </table:table-cell>
              <table:table-cell office:value-type="float" office:value="78.7212">
                <text:p>78.7212</text:p>
              </table:table-cell>
              <table:table-cell office:value-type="float" office:value="6.46898">
                <text:p>6.4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.9965">
                <text:p>45.9965</text:p>
              </table:table-cell>
              <table:table-cell office:value-type="float" office:value="1.45092">
                <text:p>1.45092</text:p>
              </table:table-cell>
              <table:table-cell office:value-type="float" office:value="80.4207">
                <text:p>80.4207</text:p>
              </table:table-cell>
              <table:table-cell office:value-type="float" office:value="6.26471">
                <text:p>6.2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.3275">
                <text:p>46.3275</text:p>
              </table:table-cell>
              <table:table-cell office:value-type="float" office:value="1.31729">
                <text:p>1.31729</text:p>
              </table:table-cell>
              <table:table-cell office:value-type="float" office:value="81.2733">
                <text:p>81.2733</text:p>
              </table:table-cell>
              <table:table-cell office:value-type="float" office:value="5.34984">
                <text:p>5.3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.1312">
                <text:p>47.1312</text:p>
              </table:table-cell>
              <table:table-cell office:value-type="float" office:value="1.34186">
                <text:p>1.34186</text:p>
              </table:table-cell>
              <table:table-cell office:value-type="float" office:value="80.5389">
                <text:p>80.5389</text:p>
              </table:table-cell>
              <table:table-cell office:value-type="float" office:value="4.49899">
                <text:p>4.4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.1603">
                <text:p>47.1603</text:p>
              </table:table-cell>
              <table:table-cell office:value-type="float" office:value="1.21704">
                <text:p>1.21704</text:p>
              </table:table-cell>
              <table:table-cell office:value-type="float" office:value="80.9554">
                <text:p>80.9554</text:p>
              </table:table-cell>
              <table:table-cell office:value-type="float" office:value="4.68427">
                <text:p>4.6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.93">
                <text:p>47.93</text:p>
              </table:table-cell>
              <table:table-cell office:value-type="float" office:value="1.68274">
                <text:p>1.68274</text:p>
              </table:table-cell>
              <table:table-cell office:value-type="float" office:value="81.9915">
                <text:p>81.9915</text:p>
              </table:table-cell>
              <table:table-cell office:value-type="float" office:value="5.72002">
                <text:p>5.7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.9197">
                <text:p>47.9197</text:p>
              </table:table-cell>
              <table:table-cell office:value-type="float" office:value="2.07438">
                <text:p>2.07438</text:p>
              </table:table-cell>
              <table:table-cell office:value-type="float" office:value="82.9998">
                <text:p>82.9998</text:p>
              </table:table-cell>
              <table:table-cell office:value-type="float" office:value="6.7105">
                <text:p>6.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.5572">
                <text:p>49.5572</text:p>
              </table:table-cell>
              <table:table-cell office:value-type="float" office:value="1.66194">
                <text:p>1.66194</text:p>
              </table:table-cell>
              <table:table-cell office:value-type="float" office:value="82.0783">
                <text:p>82.0783</text:p>
              </table:table-cell>
              <table:table-cell office:value-type="float" office:value="6.87821">
                <text:p>6.8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.9829">
                <text:p>48.9829</text:p>
              </table:table-cell>
              <table:table-cell office:value-type="float" office:value="1.45536">
                <text:p>1.45536</text:p>
              </table:table-cell>
              <table:table-cell office:value-type="float" office:value="81.1641">
                <text:p>81.1641</text:p>
              </table:table-cell>
              <table:table-cell office:value-type="float" office:value="6.25812">
                <text:p>6.2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.1818">
                <text:p>50.1818</text:p>
              </table:table-cell>
              <table:table-cell office:value-type="float" office:value="1.27253">
                <text:p>1.27253</text:p>
              </table:table-cell>
              <table:table-cell office:value-type="float" office:value="82.5437">
                <text:p>82.5437</text:p>
              </table:table-cell>
              <table:table-cell office:value-type="float" office:value="7.48712">
                <text:p>7.4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.7902">
                <text:p>48.7902</text:p>
              </table:table-cell>
              <table:table-cell office:value-type="float" office:value="1.38849">
                <text:p>1.38849</text:p>
              </table:table-cell>
              <table:table-cell office:value-type="float" office:value="84.1122">
                <text:p>84.1122</text:p>
              </table:table-cell>
              <table:table-cell office:value-type="float" office:value="8.68395">
                <text:p>8.6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.3363">
                <text:p>50.3363</text:p>
              </table:table-cell>
              <table:table-cell office:value-type="float" office:value="1.4831">
                <text:p>1.4831</text:p>
              </table:table-cell>
              <table:table-cell office:value-type="float" office:value="84.5187">
                <text:p>84.5187</text:p>
              </table:table-cell>
              <table:table-cell office:value-type="float" office:value="9.38933">
                <text:p>9.38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.6301">
                <text:p>49.6301</text:p>
              </table:table-cell>
              <table:table-cell office:value-type="float" office:value="1.18868">
                <text:p>1.18868</text:p>
              </table:table-cell>
              <table:table-cell office:value-type="float" office:value="85.1834">
                <text:p>85.1834</text:p>
              </table:table-cell>
              <table:table-cell office:value-type="float" office:value="8.70313">
                <text:p>8.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.7289">
                <text:p>49.7289</text:p>
              </table:table-cell>
              <table:table-cell office:value-type="float" office:value="0.730816">
                <text:p>0.730816</text:p>
              </table:table-cell>
              <table:table-cell office:value-type="float" office:value="85.3285">
                <text:p>85.3285</text:p>
              </table:table-cell>
              <table:table-cell office:value-type="float" office:value="7.72747">
                <text:p>7.7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.8952">
                <text:p>49.8952</text:p>
              </table:table-cell>
              <table:table-cell office:value-type="float" office:value="1.3191">
                <text:p>1.3191</text:p>
              </table:table-cell>
              <table:table-cell office:value-type="float" office:value="86.6123">
                <text:p>86.6123</text:p>
              </table:table-cell>
              <table:table-cell office:value-type="float" office:value="8.09028">
                <text:p>8.0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.8193">
                <text:p>50.8193</text:p>
              </table:table-cell>
              <table:table-cell office:value-type="float" office:value="1.90829">
                <text:p>1.90829</text:p>
              </table:table-cell>
              <table:table-cell office:value-type="float" office:value="86.2006">
                <text:p>86.2006</text:p>
              </table:table-cell>
              <table:table-cell office:value-type="float" office:value="9.18149">
                <text:p>9.1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.6071">
                <text:p>49.6071</text:p>
              </table:table-cell>
              <table:table-cell office:value-type="float" office:value="2.49767">
                <text:p>2.49767</text:p>
              </table:table-cell>
              <table:table-cell office:value-type="float" office:value="87.3536">
                <text:p>87.3536</text:p>
              </table:table-cell>
              <table:table-cell office:value-type="float" office:value="10.0697">
                <text:p>10.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.751">
                <text:p>50.751</text:p>
              </table:table-cell>
              <table:table-cell office:value-type="float" office:value="2.18947">
                <text:p>2.18947</text:p>
              </table:table-cell>
              <table:table-cell office:value-type="float" office:value="86.2202">
                <text:p>86.2202</text:p>
              </table:table-cell>
              <table:table-cell office:value-type="float" office:value="9.88432">
                <text:p>9.8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.8265">
                <text:p>49.8265</text:p>
              </table:table-cell>
              <table:table-cell office:value-type="float" office:value="1.78347">
                <text:p>1.78347</text:p>
              </table:table-cell>
              <table:table-cell office:value-type="float" office:value="84.6682">
                <text:p>84.6682</text:p>
              </table:table-cell>
              <table:table-cell office:value-type="float" office:value="9.84528">
                <text:p>9.8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.0278">
                <text:p>53.0278</text:p>
              </table:table-cell>
              <table:table-cell office:value-type="float" office:value="2.15349">
                <text:p>2.15349</text:p>
              </table:table-cell>
              <table:table-cell office:value-type="float" office:value="85.1632">
                <text:p>85.1632</text:p>
              </table:table-cell>
              <table:table-cell office:value-type="float" office:value="10.6552">
                <text:p>10.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.7031">
                <text:p>50.7031</text:p>
              </table:table-cell>
              <table:table-cell office:value-type="float" office:value="2.55728">
                <text:p>2.55728</text:p>
              </table:table-cell>
              <table:table-cell office:value-type="float" office:value="88.821">
                <text:p>88.821</text:p>
              </table:table-cell>
              <table:table-cell office:value-type="float" office:value="11.438">
                <text:p>11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4753">
                <text:p>52.4753</text:p>
              </table:table-cell>
              <table:table-cell office:value-type="float" office:value="2.39765">
                <text:p>2.39765</text:p>
              </table:table-cell>
              <table:table-cell office:value-type="float" office:value="93.9714">
                <text:p>93.9714</text:p>
              </table:table-cell>
              <table:table-cell office:value-type="float" office:value="11.5466">
                <text:p>11.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1.3476">
                <text:p>51.3476</text:p>
              </table:table-cell>
              <table:table-cell office:value-type="float" office:value="2.14568">
                <text:p>2.14568</text:p>
              </table:table-cell>
              <table:table-cell office:value-type="float" office:value="99.4298">
                <text:p>99.4298</text:p>
              </table:table-cell>
              <table:table-cell office:value-type="float" office:value="11.4424">
                <text:p>11.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7119">
                <text:p>52.7119</text:p>
              </table:table-cell>
              <table:table-cell office:value-type="float" office:value="2.1083">
                <text:p>2.1083</text:p>
              </table:table-cell>
              <table:table-cell office:value-type="float" office:value="116.35">
                <text:p>116.35</text:p>
              </table:table-cell>
              <table:table-cell office:value-type="float" office:value="11.3229">
                <text:p>11.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.7805">
                <text:p>53.7805</text:p>
              </table:table-cell>
              <table:table-cell office:value-type="float" office:value="2.44403">
                <text:p>2.44403</text:p>
              </table:table-cell>
              <table:table-cell office:value-type="float" office:value="115.158">
                <text:p>115.158</text:p>
              </table:table-cell>
              <table:table-cell office:value-type="float" office:value="11.9433">
                <text:p>11.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.1082">
                <text:p>53.1082</text:p>
              </table:table-cell>
              <table:table-cell office:value-type="float" office:value="2.89404">
                <text:p>2.89404</text:p>
              </table:table-cell>
              <table:table-cell office:value-type="float" office:value="114.998">
                <text:p>114.998</text:p>
              </table:table-cell>
              <table:table-cell office:value-type="float" office:value="12.7753">
                <text:p>12.7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.1682">
                <text:p>54.1682</text:p>
              </table:table-cell>
              <table:table-cell office:value-type="float" office:value="2.86591">
                <text:p>2.86591</text:p>
              </table:table-cell>
              <table:table-cell office:value-type="float" office:value="114.536">
                <text:p>114.536</text:p>
              </table:table-cell>
              <table:table-cell office:value-type="float" office:value="13.2119">
                <text:p>13.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.9666">
                <text:p>52.9666</text:p>
              </table:table-cell>
              <table:table-cell office:value-type="float" office:value="2.89673">
                <text:p>2.89673</text:p>
              </table:table-cell>
              <table:table-cell office:value-type="float" office:value="113.856">
                <text:p>113.856</text:p>
              </table:table-cell>
              <table:table-cell office:value-type="float" office:value="13.2701">
                <text:p>13.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.3369">
                <text:p>53.3369</text:p>
              </table:table-cell>
              <table:table-cell office:value-type="float" office:value="3.33966">
                <text:p>3.33966</text:p>
              </table:table-cell>
              <table:table-cell office:value-type="float" office:value="111.147">
                <text:p>111.147</text:p>
              </table:table-cell>
              <table:table-cell office:value-type="float" office:value="13.5304">
                <text:p>13.5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.3652">
                <text:p>51.3652</text:p>
              </table:table-cell>
              <table:table-cell office:value-type="float" office:value="3.64953">
                <text:p>3.64953</text:p>
              </table:table-cell>
              <table:table-cell office:value-type="float" office:value="107.994">
                <text:p>107.994</text:p>
              </table:table-cell>
              <table:table-cell office:value-type="float" office:value="13.9168">
                <text:p>13.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.2218">
                <text:p>51.2218</text:p>
              </table:table-cell>
              <table:table-cell office:value-type="float" office:value="3.74231">
                <text:p>3.74231</text:p>
              </table:table-cell>
              <table:table-cell office:value-type="float" office:value="107.031">
                <text:p>107.031</text:p>
              </table:table-cell>
              <table:table-cell office:value-type="float" office:value="14.6925">
                <text:p>14.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.2403">
                <text:p>53.2403</text:p>
              </table:table-cell>
              <table:table-cell office:value-type="float" office:value="3.64471">
                <text:p>3.64471</text:p>
              </table:table-cell>
              <table:table-cell office:value-type="float" office:value="110.494">
                <text:p>110.494</text:p>
              </table:table-cell>
              <table:table-cell office:value-type="float" office:value="14.9915">
                <text:p>14.9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.7222">
                <text:p>53.7222</text:p>
              </table:table-cell>
              <table:table-cell office:value-type="float" office:value="3.06806">
                <text:p>3.06806</text:p>
              </table:table-cell>
              <table:table-cell office:value-type="float" office:value="111.182">
                <text:p>111.182</text:p>
              </table:table-cell>
              <table:table-cell office:value-type="float" office:value="15.2244">
                <text:p>15.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5817">
                <text:p>53.5817</text:p>
              </table:table-cell>
              <table:table-cell office:value-type="float" office:value="3.23893">
                <text:p>3.23893</text:p>
              </table:table-cell>
              <table:table-cell office:value-type="float" office:value="109.288">
                <text:p>109.288</text:p>
              </table:table-cell>
              <table:table-cell office:value-type="float" office:value="10.4708">
                <text:p>10.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4.8098">
                <text:p>54.8098</text:p>
              </table:table-cell>
              <table:table-cell office:value-type="float" office:value="3.25994">
                <text:p>3.25994</text:p>
              </table:table-cell>
              <table:table-cell office:value-type="float" office:value="111.684">
                <text:p>111.684</text:p>
              </table:table-cell>
              <table:table-cell office:value-type="float" office:value="10.3741">
                <text:p>10.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.7578">
                <text:p>55.7578</text:p>
              </table:table-cell>
              <table:table-cell office:value-type="float" office:value="3.26797">
                <text:p>3.26797</text:p>
              </table:table-cell>
              <table:table-cell office:value-type="float" office:value="116.555">
                <text:p>116.555</text:p>
              </table:table-cell>
              <table:table-cell office:value-type="float" office:value="0.734871">
                <text:p>0.73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.3255">
                <text:p>55.3255</text:p>
              </table:table-cell>
              <table:table-cell office:value-type="float" office:value="3.28427">
                <text:p>3.28427</text:p>
              </table:table-cell>
              <table:table-cell office:value-type="float" office:value="116.825">
                <text:p>116.825</text:p>
              </table:table-cell>
              <table:table-cell office:value-type="float" office:value="14.5297">
                <text:p>14.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4.9119">
                <text:p>54.9119</text:p>
              </table:table-cell>
              <table:table-cell office:value-type="float" office:value="3.51583">
                <text:p>3.51583</text:p>
              </table:table-cell>
              <table:table-cell office:value-type="float" office:value="115.473">
                <text:p>115.473</text:p>
              </table:table-cell>
              <table:table-cell office:value-type="float" office:value="15.0756">
                <text:p>15.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.546">
                <text:p>55.546</text:p>
              </table:table-cell>
              <table:table-cell office:value-type="float" office:value="3.80854">
                <text:p>3.80854</text:p>
              </table:table-cell>
              <table:table-cell office:value-type="float" office:value="116.634">
                <text:p>116.634</text:p>
              </table:table-cell>
              <table:table-cell office:value-type="float" office:value="7.07912">
                <text:p>7.0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.9663">
                <text:p>54.9663</text:p>
              </table:table-cell>
              <table:table-cell office:value-type="float" office:value="3.70756">
                <text:p>3.70756</text:p>
              </table:table-cell>
              <table:table-cell office:value-type="float" office:value="113.055">
                <text:p>113.055</text:p>
              </table:table-cell>
              <table:table-cell office:value-type="float" office:value="16.7261">
                <text:p>16.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5.2904">
                <text:p>55.2904</text:p>
              </table:table-cell>
              <table:table-cell office:value-type="float" office:value="3.66772">
                <text:p>3.66772</text:p>
              </table:table-cell>
              <table:table-cell office:value-type="float" office:value="106.535">
                <text:p>106.535</text:p>
              </table:table-cell>
              <table:table-cell office:value-type="float" office:value="18.1664">
                <text:p>18.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.8271">
                <text:p>55.8271</text:p>
              </table:table-cell>
              <table:table-cell office:value-type="float" office:value="3.70421">
                <text:p>3.70421</text:p>
              </table:table-cell>
              <table:table-cell office:value-type="float" office:value="97.0399">
                <text:p>97.0399</text:p>
              </table:table-cell>
              <table:table-cell office:value-type="float" office:value="17.848">
                <text:p>17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.6758">
                <text:p>56.6758</text:p>
              </table:table-cell>
              <table:table-cell office:value-type="float" office:value="3.81467">
                <text:p>3.81467</text:p>
              </table:table-cell>
              <table:table-cell office:value-type="float" office:value="81.6997">
                <text:p>81.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.5499">
                <text:p>57.5499</text:p>
              </table:table-cell>
              <table:table-cell office:value-type="float" office:value="3.70376">
                <text:p>3.7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3.5019">
                <text:p>73.5019</text:p>
              </table:table-cell>
              <table:table-cell office:value-type="float" office:value="3.98924">
                <text:p>3.98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.0576">
                <text:p>74.0576</text:p>
              </table:table-cell>
              <table:table-cell office:value-type="float" office:value="4.18619">
                <text:p>4.1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.0708">
                <text:p>75.0708</text:p>
              </table:table-cell>
              <table:table-cell office:value-type="float" office:value="4.12766">
                <text:p>4.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5.5698">
                <text:p>75.5698</text:p>
              </table:table-cell>
              <table:table-cell office:value-type="float" office:value="3.80078">
                <text:p>3.8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8251">
                <text:p>76.8251</text:p>
              </table:table-cell>
              <table:table-cell office:value-type="float" office:value="3.74455">
                <text:p>3.7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8878">
                <text:p>77.8878</text:p>
              </table:table-cell>
              <table:table-cell office:value-type="float" office:value="4.18315">
                <text:p>4.1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.5961">
                <text:p>79.5961</text:p>
              </table:table-cell>
              <table:table-cell office:value-type="float" office:value="5.23606">
                <text:p>5.2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2.39">
                <text:p>82.39</text:p>
              </table:table-cell>
              <table:table-cell office:value-type="float" office:value="5.34035">
                <text:p>5.34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3.7954">
                <text:p>83.7954</text:p>
              </table:table-cell>
              <table:table-cell office:value-type="float" office:value="5.24318">
                <text:p>5.2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3.4256">
                <text:p>83.4256</text:p>
              </table:table-cell>
              <table:table-cell office:value-type="float" office:value="5.60533">
                <text:p>5.60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4.145">
                <text:p>84.145</text:p>
              </table:table-cell>
              <table:table-cell office:value-type="float" office:value="5.40454">
                <text:p>5.4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.2365">
                <text:p>84.2365</text:p>
              </table:table-cell>
              <table:table-cell office:value-type="float" office:value="5.28203">
                <text:p>5.2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5.343">
                <text:p>85.343</text:p>
              </table:table-cell>
              <table:table-cell office:value-type="float" office:value="5.01084">
                <text:p>5.0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6.6559">
                <text:p>86.6559</text:p>
              </table:table-cell>
              <table:table-cell office:value-type="float" office:value="4.34711">
                <text:p>4.34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8.9339">
                <text:p>88.9339</text:p>
              </table:table-cell>
              <table:table-cell office:value-type="float" office:value="5.18261">
                <text:p>5.1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.2034">
                <text:p>88.2034</text:p>
              </table:table-cell>
              <table:table-cell office:value-type="float" office:value="5.21246">
                <text:p>5.2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.7786">
                <text:p>87.7786</text:p>
              </table:table-cell>
              <table:table-cell office:value-type="float" office:value="5.87331">
                <text:p>5.8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8.0625">
                <text:p>88.0625</text:p>
              </table:table-cell>
              <table:table-cell office:value-type="float" office:value="6.57708">
                <text:p>6.5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8.9881">
                <text:p>88.9881</text:p>
              </table:table-cell>
              <table:table-cell office:value-type="float" office:value="6.65571">
                <text:p>6.6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9.7602">
                <text:p>89.7602</text:p>
              </table:table-cell>
              <table:table-cell office:value-type="float" office:value="7.37019">
                <text:p>7.37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9.4651">
                <text:p>89.4651</text:p>
              </table:table-cell>
              <table:table-cell office:value-type="float" office:value="7.17605">
                <text:p>7.1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1.5119">
                <text:p>91.5119</text:p>
              </table:table-cell>
              <table:table-cell office:value-type="float" office:value="7.40996">
                <text:p>7.4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1.5924">
                <text:p>91.5924</text:p>
              </table:table-cell>
              <table:table-cell office:value-type="float" office:value="7.29238">
                <text:p>7.2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3.7906">
                <text:p>93.7906</text:p>
              </table:table-cell>
              <table:table-cell office:value-type="float" office:value="7.39305">
                <text:p>7.3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2.4753">
                <text:p>92.4753</text:p>
              </table:table-cell>
              <table:table-cell office:value-type="float" office:value="7.18442">
                <text:p>7.1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.9254">
                <text:p>93.9254</text:p>
              </table:table-cell>
              <table:table-cell office:value-type="float" office:value="7.08633">
                <text:p>7.0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2.4341">
                <text:p>92.4341</text:p>
              </table:table-cell>
              <table:table-cell office:value-type="float" office:value="7.39187">
                <text:p>7.3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.2142">
                <text:p>94.2142</text:p>
              </table:table-cell>
              <table:table-cell office:value-type="float" office:value="7.94924">
                <text:p>7.9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3.7853">
                <text:p>93.7853</text:p>
              </table:table-cell>
              <table:table-cell office:value-type="float" office:value="8.41462">
                <text:p>8.4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2.9415">
                <text:p>92.9415</text:p>
              </table:table-cell>
              <table:table-cell office:value-type="float" office:value="8.86207">
                <text:p>8.8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7.2649">
                <text:p>97.2649</text:p>
              </table:table-cell>
              <table:table-cell office:value-type="float" office:value="9.38537">
                <text:p>9.3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.479">
                <text:p>100.479</text:p>
              </table:table-cell>
              <table:table-cell office:value-type="float" office:value="9.46097">
                <text:p>9.4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7.465">
                <text:p>107.465</text:p>
              </table:table-cell>
              <table:table-cell office:value-type="float" office:value="9.73293">
                <text:p>9.7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4.354">
                <text:p>124.354</text:p>
              </table:table-cell>
              <table:table-cell office:value-type="float" office:value="9.84024">
                <text:p>9.8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5.625">
                <text:p>125.625</text:p>
              </table:table-cell>
              <table:table-cell office:value-type="float" office:value="10.0489">
                <text:p>10.0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7.441">
                <text:p>127.441</text:p>
              </table:table-cell>
              <table:table-cell office:value-type="float" office:value="10.5699">
                <text:p>10.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8.096">
                <text:p>128.096</text:p>
              </table:table-cell>
              <table:table-cell office:value-type="float" office:value="10.8648">
                <text:p>10.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6.082">
                <text:p>126.082</text:p>
              </table:table-cell>
              <table:table-cell office:value-type="float" office:value="11.1104">
                <text:p>11.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6.424">
                <text:p>126.424</text:p>
              </table:table-cell>
              <table:table-cell office:value-type="float" office:value="11.9242">
                <text:p>11.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.219">
                <text:p>124.219</text:p>
              </table:table-cell>
              <table:table-cell office:value-type="float" office:value="12.3237">
                <text:p>12.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4.845">
                <text:p>124.845</text:p>
              </table:table-cell>
              <table:table-cell office:value-type="float" office:value="12.6301">
                <text:p>12.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3.116">
                <text:p>123.116</text:p>
              </table:table-cell>
              <table:table-cell office:value-type="float" office:value="12.6823">
                <text:p>12.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4.913">
                <text:p>124.913</text:p>
              </table:table-cell>
              <table:table-cell office:value-type="float" office:value="12.9875">
                <text:p>12.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.293">
                <text:p>126.293</text:p>
              </table:table-cell>
              <table:table-cell office:value-type="float" office:value="13.6449">
                <text:p>13.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5.235">
                <text:p>125.235</text:p>
              </table:table-cell>
              <table:table-cell office:value-type="float" office:value="13.9836">
                <text:p>13.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9.27">
                <text:p>129.27</text:p>
              </table:table-cell>
              <table:table-cell office:value-type="float" office:value="13.743">
                <text:p>13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4.358">
                <text:p>134.358</text:p>
              </table:table-cell>
              <table:table-cell office:value-type="float" office:value="13.883">
                <text:p>13.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3.017">
                <text:p>143.017</text:p>
              </table:table-cell>
              <table:table-cell office:value-type="float" office:value="14.8195">
                <text:p>14.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6.82">
                <text:p>136.82</text:p>
              </table:table-cell>
              <table:table-cell office:value-type="float" office:value="15.1841">
                <text:p>15.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1.851">
                <text:p>131.851</text:p>
              </table:table-cell>
              <table:table-cell office:value-type="float" office:value="15.3071">
                <text:p>15.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3.176">
                <text:p>133.176</text:p>
              </table:table-cell>
              <table:table-cell office:value-type="float" office:value="15.5545">
                <text:p>15.5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4.646">
                <text:p>124.646</text:p>
              </table:table-cell>
              <table:table-cell office:value-type="float" office:value="13.8015">
                <text:p>13.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8.931">
                <text:p>118.931</text:p>
              </table:table-cell>
              <table:table-cell office:value-type="float" office:value="15.1918">
                <text:p>15.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3.835">
                <text:p>113.835</text:p>
              </table:table-cell>
              <table:table-cell office:value-type="float" office:value="15.6618">
                <text:p>15.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8.2034">
                <text:p>98.2034</text:p>
              </table:table-cell>
              <table:table-cell office:value-type="float" office:value="15.467">
                <text:p>15.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